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333333" fo:border-bottom="thin solid #333333" fo:border-left="thin solid #333333" fo:border-right="none" style:vertical-align="middle" fo:background-color="#C0C0C0" style:shrink-to-fit="true" style:repeat-content="false"/>
      <style:paragraph-properties fo:text-align="center"/>
      <style:text-properties fo:color="#0000FF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333333" fo:border-bottom="thin solid #333333" fo:border-left="thin solid #000000" fo:border-right="thin solid #000000" style:vertical-align="middle" fo:background-color="#C0C0C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333333" fo:border-bottom="thin solid #333333" fo:border-left="none" fo:border-right="thin solid #000000" style:vertical-align="middle" fo:background-color="#C0C0C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-top="thin solid #333333" fo:border-bottom="thin solid #333333" fo:border-left="thin solid #000000" fo:border-right="thin solid #000000" style:vertical-align="middle" fo:background-color="#C0C0C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fo:border-top="thin solid #333333" fo:border-bottom="thin solid #333333" fo:border-left="thin solid #000000" fo:border-right="thin solid #000000" style:vertical-align="middle" fo:background-color="#C0C0C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333333" fo:border-bottom="thin solid #333333" fo:border-left="thin solid #000000" fo:border-right="thin solid #000000" style:vertical-align="middle" fo:background-color="#7030A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333333" fo:border-bottom="thin solid #333333" fo:border-left="thin solid #000000" fo:border-right="thin solid #333333" style:vertical-align="middle" fo:background-color="#7030A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7030A0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333333" fo:border-left="thin solid #333333" fo:border-right="thin solid #333333" style:vertical-align="top" fo:background-color="#FFFF99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12" style:family="table-cell" style:parent-style-name="Excel_BuiltIn_Hyperlink" style:data-style-name="N0">
      <style:table-cell-properties fo:border-top="none" fo:border-bottom="thin solid #333333" fo:border-left="thin solid #333333" fo:border-right="thin solid #333333" style:vertical-align="middle" fo:background-color="#FFFF99" style:cell-protect="hidden-and-protected" style:shrink-to-fit="true" style:repeat-content="false"/>
      <style:paragraph-properties fo:text-align="start" fo:margin-left="0cm"/>
      <style:text-properties fo:color="#0000FF" fo:font-size="10pt" style:font-size-asian="10pt" style:font-size-complex="10pt" style:text-underline-style="none" style:text-underline-type="none"/>
    </style:style>
    <style:style style:name="ce13" style:family="table-cell" style:parent-style-name="Excel_BuiltIn_Hyperlink" style:data-style-name="N0">
      <style:table-cell-properties fo:border-top="none" fo:border-bottom="thin solid #333333" fo:border-left="thin solid #333333" fo:border-right="thin solid #333333" style:vertical-align="middle" fo:background-color="#FFFF99" style:cell-protect="hidden-and-protected" style:shrink-to-fit="true" style:repeat-content="false"/>
      <style:paragraph-properties fo:text-align="center"/>
      <style:text-properties fo:color="#0000FF" fo:font-size="10pt" style:font-size-asian="10pt" style:font-size-complex="10pt" style:text-underline-style="none" style:text-underline-type="none"/>
    </style:style>
    <style:style style:name="ce14" style:family="table-cell" style:parent-style-name="Default" style:data-style-name="N0">
      <style:table-cell-properties fo:border-top="none" fo:border-bottom="thin solid #333333" fo:border-left="thin solid #333333" fo:border-right="thin solid #333333" style:vertical-align="automatic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333333" fo:border-left="thin solid #333333" fo:border-right="thin solid #333333" style:vertical-align="automatic" fo:background-color="#FFFF99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-top="none" fo:border-bottom="thin solid #333333" fo:border-left="thin solid #333333" fo:border-right="thin solid #333333" style:vertical-align="automatic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fo:border-top="none" fo:border-bottom="thin solid #333333" fo:border-left="thin solid #333333" fo:border-right="thin solid #333333" style:vertical-align="automatic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333333" fo:border-left="thin solid #333333" fo:border-right="thin solid #333333" style:vertical-align="middle" fo:background-color="#FFFF99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 style:data-style-name="N3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36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37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Excel_BuiltIn_Hyperlink" style:data-style-name="N0">
      <style:table-cell-properties fo:border="thin solid #333333" style:vertical-align="middle" fo:background-color="#FFFF99" style:cell-protect="hidden-and-protected" style:shrink-to-fit="true" style:repeat-content="false"/>
      <style:paragraph-properties fo:text-align="start" fo:margin-left="0cm"/>
      <style:text-properties fo:color="#0000FF" fo:font-size="10pt" style:font-size-asian="10pt" style:font-size-complex="10pt" style:text-underline-style="none" style:text-underline-type="none"/>
    </style:style>
    <style:style style:name="ce26" style:family="table-cell" style:parent-style-name="Excel_BuiltIn_Hyperlink" style:data-style-name="N0">
      <style:table-cell-properties fo:border="thin solid #333333" style:vertical-align="middle" fo:background-color="#FFFF99" style:cell-protect="hidden-and-protected" style:shrink-to-fit="true" style:repeat-content="false"/>
      <style:paragraph-properties fo:text-align="center"/>
      <style:text-properties fo:color="#0000FF" fo:font-size="10pt" style:font-size-asian="10pt" style:font-size-complex="10pt" style:text-underline-style="none" style:text-underline-type="none"/>
    </style:style>
    <style:style style:name="ce27" style:family="table-cell" style:parent-style-name="Default" style:data-style-name="N0">
      <style:table-cell-properties fo:border="thin solid #333333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#FFFF99"/>
      <style:text-properties fo:font-size="10pt" style:font-size-asian="10pt" style:font-size-complex="10pt"/>
    </style:style>
    <style:style style:name="ce29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333333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fo:border="thin solid #333333" style:vertical-align="automatic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333333" style:vertical-align="middle" fo:background-color="#FFFF99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333333" style:vertical-align="middle" fo:background-color="transparent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33" style:family="table-cell" style:parent-style-name="Excel_BuiltIn_Hyperlink" style:data-style-name="N0">
      <style:table-cell-properties fo:border="thin solid #333333" style:vertical-align="middle" fo:background-color="transparent" style:cell-protect="hidden-and-protected" style:shrink-to-fit="true" style:repeat-content="false"/>
      <style:paragraph-properties fo:text-align="start" fo:margin-left="0cm"/>
      <style:text-properties fo:color="#0000FF" fo:font-size="10pt" style:font-size-asian="10pt" style:font-size-complex="10pt" style:text-underline-style="none" style:text-underline-type="none"/>
    </style:style>
    <style:style style:name="ce34" style:family="table-cell" style:parent-style-name="Excel_BuiltIn_Hyperlink" style:data-style-name="N0">
      <style:table-cell-properties fo:border="thin solid #333333" style:vertical-align="middle" fo:background-color="transparent" style:cell-protect="hidden-and-protected" style:shrink-to-fit="true" style:repeat-content="false"/>
      <style:paragraph-properties fo:text-align="center"/>
      <style:text-properties fo:color="#0000FF" fo:font-size="10pt" style:font-size-asian="10pt" style:font-size-complex="10pt" style:text-underline-style="none" style:text-underline-type="none"/>
    </style:style>
    <style:style style:name="ce35" style:family="table-cell" style:parent-style-name="Default" style:data-style-name="N0">
      <style:table-cell-properties fo:border="thin solid #333333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333333" style:vertical-align="middle" fo:background-color="transparent" style:shrink-to-fit="true" style:repeat-content="false"/>
      <style:paragraph-properties fo:text-align="start" fo:margin-left="0cm"/>
      <style:text-properties fo:color="#808000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333333" style:vertical-align="middle" fo:background-color="transparent" style:shrink-to-fit="true" style:repeat-content="false"/>
      <style:paragraph-properties fo:text-align="center"/>
      <style:text-properties fo:color="#808000"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333333" style:vertical-align="middle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 style:data-style-name="N30">
      <style:table-cell-properties fo:border="thin solid #333333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36">
      <style:table-cell-properties fo:border="thin solid #000000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333333" style:vertical-align="middle" fo:background-color="#FFFFFF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44" style:family="table-cell" style:parent-style-name="Excel_BuiltIn_Hyperlink" style:data-style-name="N0">
      <style:table-cell-properties fo:border="thin solid #333333" style:vertical-align="middle" fo:background-color="#FFFFFF" style:cell-protect="hidden-and-protected" style:shrink-to-fit="true" style:repeat-content="false"/>
      <style:paragraph-properties fo:text-align="start" fo:margin-left="0cm"/>
      <style:text-properties fo:color="#0000FF" fo:font-size="10pt" style:font-size-asian="10pt" style:font-size-complex="10pt" style:text-underline-style="none" style:text-underline-type="none"/>
    </style:style>
    <style:style style:name="ce45" style:family="table-cell" style:parent-style-name="Excel_BuiltIn_Hyperlink" style:data-style-name="N0">
      <style:table-cell-properties fo:border="thin solid #333333" style:vertical-align="middle" fo:background-color="#FFFFFF" style:cell-protect="hidden-and-protected" style:shrink-to-fit="true" style:repeat-content="false"/>
      <style:paragraph-properties fo:text-align="center"/>
      <style:text-properties fo:color="#0000FF" fo:font-size="10pt" style:font-size-asian="10pt" style:font-size-complex="10pt" style:text-underline-style="none" style:text-underline-type="none"/>
    </style:style>
    <style:style style:name="ce46" style:family="table-cell" style:parent-style-name="Default" style:data-style-name="N0">
      <style:table-cell-properties fo:border="thin solid #333333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333333" style:vertical-align="middle" fo:background-color="#FFFFFF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50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333333" style:vertical-align="middle" fo:background-color="#FFFF99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52" style:family="table-cell" style:parent-style-name="Normal_Plan2" style:data-style-name="N0">
      <style:table-cell-properties fo:border="thin solid #333333" style:vertical-align="middle" fo:background-color="#FFFF99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Normal_Plan2" style:data-style-name="N0">
      <style:table-cell-properties fo:border="thin solid #333333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333333" style:vertical-align="middle" fo:background-color="#FFFF99" style:shrink-to-fit="true" style:repeat-content="false"/>
      <style:paragraph-properties fo:text-align="start" fo:margin-left="0cm"/>
      <style:text-properties fo:color="#808000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333333" style:vertical-align="middle" fo:background-color="#FFFF99" style:shrink-to-fit="true" style:repeat-content="false"/>
      <style:paragraph-properties fo:text-align="center"/>
      <style:text-properties fo:color="#808000" fo:font-size="10pt" style:font-size-asian="10pt" style:font-size-complex="10pt"/>
    </style:style>
    <style:style style:name="ce56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57" style:family="table-cell" style:parent-style-name="Normal_Plan2" style:data-style-name="N0">
      <style:table-cell-properties fo:border="thin solid #000000" style:vertical-align="middle" fo:background-color="#FFFF99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58" style:family="table-cell" style:parent-style-name="Normal_Plan2" style:data-style-name="N0">
      <style:table-cell-properties fo:border="thin solid #000000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FFFFFF"/>
    </style:style>
    <style:style style:name="ce61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62" style:family="table-cell" style:parent-style-name="Normal_Plan2" style:data-style-name="N0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63" style:family="table-cell" style:parent-style-name="Normal_Plan2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69" style:family="table-cell" style:parent-style-name="Normal_Plan2" style:data-style-name="N0">
      <style:table-cell-properties fo:border="thin solid #000000" style:vertical-align="middle" fo:background-color="#FFFFFF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70" style:family="table-cell" style:parent-style-name="Normal_Plan2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1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30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36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75" style:family="table-cell" style:parent-style-name="Default" style:data-style-name="N36">
      <style:table-cell-properties fo:border="thin solid #333333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="thin solid #000000" fo:background-color="#FFFFFF"/>
    </style:style>
    <style:style style:name="ce78" style:family="table-cell" style:parent-style-name="Default" style:data-style-name="N36">
      <style:table-cell-properties fo:border="thin solid #333333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Default" style:data-style-name="N36">
      <style:table-cell-properties fo:border="thin solid #333333" style:vertical-align="middle" fo:background-color="transparent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80" style:family="table-cell" style:parent-style-name="Default" style:data-style-name="N37">
      <style:table-cell-properties fo:border="thin solid #333333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="thin solid #333333" style:vertical-align="middle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84" style:family="table-cell" style:parent-style-name="Normal_Plan2" style:data-style-name="N0">
      <style:table-cell-properties fo:border="thin solid #000000" style:vertical-align="middle" fo:background-color="#FF808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85" style:family="table-cell" style:parent-style-name="Normal_Plan2" style:data-style-name="N0">
      <style:table-cell-properties fo:border="thin solid #000000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justify"/>
      <style:text-properties fo:font-size="10pt" style:font-size-asian="10pt" style:font-size-complex="10pt"/>
    </style:style>
    <style:style style:name="ce87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="thin solid #000000" fo:background-color="#FF8080"/>
      <style:text-properties fo:font-size="10pt" style:font-size-asian="10pt" style:font-size-complex="10pt"/>
    </style:style>
    <style:style style:name="ce90" style:family="table-cell" style:parent-style-name="Default" style:data-style-name="N36">
      <style:table-cell-properties fo:border="thin solid #000000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 style:data-style-name="N36">
      <style:table-cell-properties fo:border="thin solid #333333" style:vertical-align="middle" fo:background-color="#FF8080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92" style:family="table-cell" style:parent-style-name="Default" style:data-style-name="N37">
      <style:table-cell-properties fo:border="thin solid #000000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93" style:family="table-cell" style:parent-style-name="Default" style:data-style-name="N36">
      <style:table-cell-properties fo:border="thin solid #333333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="thin solid #000000" style:vertical-align="automatic" fo:background-color="#FF8080" style:repeat-content="fals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Default" style:data-style-name="N37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96" style:family="table-cell" style:parent-style-name="Default" style:data-style-name="N36">
      <style:table-cell-properties fo:border="thin solid #000000" style:vertical-align="middle" fo:background-color="#FFFF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97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333333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98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99" style:family="table-cell" style:parent-style-name="Default" style:data-style-name="N36">
      <style:table-cell-properties fo:border="thin solid #333333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36">
      <style:table-cell-properties fo:border="thin solid #333333" style:vertical-align="middle" fo:background-color="#FFFFFF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101" style:family="table-cell" style:parent-style-name="Default" style:data-style-name="N37">
      <style:table-cell-properties fo:border="thin solid #333333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10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order="thin solid #000000" style:vertical-align="middle" fo:background-color="#00FFFF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106" style:family="table-cell" style:parent-style-name="Normal_Plan2" style:data-style-name="N0">
      <style:table-cell-properties fo:border="thin solid #000000" style:vertical-align="middle" fo:background-color="#00FFFF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107" style:family="table-cell" style:parent-style-name="Normal_Plan2" style:data-style-name="N0">
      <style:table-cell-properties fo:border="thin solid #000000" style:vertical-align="middle" fo:background-color="#00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order="thin solid #000000" style:vertical-align="middle" fo:background-color="#00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order="thin solid #000000" style:vertical-align="middle" fo:background-color="#00FFFF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110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00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fo:border="thin solid #333333" style:vertical-align="middle" fo:background-color="#00FFFF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112" style:family="table-cell" style:parent-style-name="Normal_Cadastramento_32_de_32_Sargentos_32_Tempor_225_rios" style:data-style-name="N30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13" style:family="table-cell" style:parent-style-name="Normal_Cadastramento_32_de_32_Sargentos_32_Tempor_225_rios" style:data-style-name="N36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15" style:family="table-cell" style:parent-style-name="Normal_Plan2" style:data-style-name="N0">
      <style:table-cell-properties fo:border="thin solid #000000" style:vertical-align="middle" fo:background-color="#FFFFFF" style:shrink-to-fit="tru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6" style:family="table-cell" style:parent-style-name="Normal_Plan2" style:data-style-name="N30">
      <style:table-cell-properties fo:border="thin solid #000000" style:vertical-align="middle" fo:background-color="#FFFFFF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7" style:family="table-cell" style:parent-style-name="Default" style:data-style-name="N30">
      <style:table-cell-properties fo:border="thin solid #000000" style:vertical-align="middle" fo:background-color="#FFFFFF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8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119" style:family="table-cell" style:parent-style-name="Default" style:data-style-name="N42"/>
    <style:style style:name="ce1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1" style:family="table-cell" style:parent-style-name="Normal_Plan2" style:data-style-name="N3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22" style:family="table-cell" style:parent-style-name="Default" style:data-style-name="N0">
      <style:table-cell-properties fo:border="thin solid #000000" style:vertical-align="middle" fo:background-color="#00FFFF" style:shrink-to-fit="true" style:repeat-content="false"/>
      <style:paragraph-properties fo:text-align="center"/>
      <style:text-properties fo:color="#1A1A1A" fo:font-size="10pt" style:font-size-asian="10pt" style:font-size-complex="10pt"/>
    </style:style>
    <style:style style:name="ce123" style:family="table-cell" style:parent-style-name="Default" style:data-style-name="N30">
      <style:table-cell-properties fo:border="thin solid #000000" style:vertical-align="middle" fo:background-color="#00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24" style:family="table-cell" style:parent-style-name="Default" style:data-style-name="N36">
      <style:table-cell-properties fo:border="thin solid #000000" style:vertical-align="middle" fo:background-color="#00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Default" style:data-style-name="N36">
      <style:table-cell-properties fo:border="thin solid #000000" style:vertical-align="middle" fo:background-color="#00FFFF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126" style:family="table-cell" style:parent-style-name="Default" style:data-style-name="N37">
      <style:table-cell-properties fo:border="thin solid #000000" style:vertical-align="middle" fo:background-color="#00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="thin solid #000000" style:vertical-align="middle" fo:background-color="#00FFFF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128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center"/>
      <style:text-properties fo:color="#1A1A1A" fo:font-size="10pt" style:font-size-asian="10pt" style:font-size-complex="10pt"/>
    </style:style>
    <style:style style:name="ce129" style:family="table-cell" style:parent-style-name="Default" style:data-style-name="N0">
      <style:table-cell-properties fo:border="thin solid #000000" fo:background-color="#FFFFFF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justify"/>
      <style:text-properties fo:font-size="10pt" style:font-size-asian="10pt" style:font-size-complex="10pt"/>
    </style:style>
    <style:style style:name="ce132" style:family="table-cell" style:parent-style-name="Default" style:data-style-name="N30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33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1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136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justify"/>
      <style:text-properties fo:font-size="10pt" style:font-size-asian="10pt" style:font-size-complex="10pt"/>
    </style:style>
    <style:style style:name="ce137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138" style:family="table-cell" style:parent-style-name="Default" style:data-style-name="N0">
      <style:table-cell-properties fo:border="thin solid #333333" style:vertical-align="middle" fo:background-color="#FFFFFF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139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1A1A1A" fo:font-size="10pt" style:font-size-asian="10pt" style:font-size-complex="10pt"/>
    </style:style>
    <style:style style:name="ce140" style:family="table-cell" style:parent-style-name="Default" style:data-style-name="N0">
      <style:table-cell-properties fo:border="thin solid #333333" style:vertical-align="middle" fo:background-color="#FF808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141" style:family="table-cell" style:parent-style-name="Default" style:data-style-name="N30">
      <style:table-cell-properties fo:border="thin solid #000000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143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144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145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center"/>
      <style:text-properties fo:color="#0000FF" fo:font-size="10pt" style:font-size-asian="10pt" style:font-size-complex="10pt"/>
    </style:style>
    <style:style style:name="ce146" style:family="table-cell" style:parent-style-name="Default" style:data-style-name="N38">
      <style:table-cell-properties fo:border="thin solid #000000" fo:background-color="#FFFFFF"/>
      <style:text-properties fo:font-size="10pt" style:font-size-asian="10pt" style:font-size-complex="10pt"/>
    </style:style>
    <style:style style:name="ce147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333333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48" style:family="table-cell" style:parent-style-name="Default" style:data-style-name="N0">
      <style:table-cell-properties style:vertical-align="automatic" fo:background-color="#FFFF99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149" style:family="table-cell" style:parent-style-name="Default" style:data-style-name="N0">
      <style:table-cell-properties fo:border="thin solid #333333" style:vertical-align="middle" fo:background-color="#00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50" style:family="table-cell" style:parent-style-name="Default" style:data-style-name="N0">
      <style:table-cell-properties fo:border="thin solid #000000" style:vertical-align="middle" fo:background-color="#00FFFF" style:shrink-to-fit="tru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151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2" style:family="table-cell" style:parent-style-name="Default" style:data-style-name="N0">
      <style:table-cell-properties fo:border="thin solid #000000" style:vertical-align="middle" fo:background-color="#969696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153" style:family="table-cell" style:parent-style-name="Normal_Plan2" style:data-style-name="N0">
      <style:table-cell-properties fo:border="thin solid #000000" style:vertical-align="middle" fo:background-color="#969696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154" style:family="table-cell" style:parent-style-name="Normal_Plan2" style:data-style-name="N0">
      <style:table-cell-properties fo:border="thin solid #000000" style:vertical-align="middle" fo:background-color="#969696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55" style:family="table-cell" style:parent-style-name="Default" style:data-style-name="N0">
      <style:table-cell-properties fo:border="thin solid #000000" style:vertical-align="middle" fo:background-color="#969696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56" style:family="table-cell" style:parent-style-name="Default" style:data-style-name="N0">
      <style:table-cell-properties fo:border="thin solid #000000" style:vertical-align="middle" fo:background-color="#969696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157" style:family="table-cell" style:parent-style-name="Default" style:data-style-name="N0">
      <style:table-cell-properties fo:border="thin solid #000000" style:vertical-align="middle" fo:background-color="#969696" style:shrink-to-fit="true" style:repeat-content="false"/>
      <style:paragraph-properties fo:text-align="start" fo:margin-left="0cm"/>
    </style:style>
    <style:style style:name="ce158" style:family="table-cell" style:parent-style-name="Default" style:data-style-name="N30">
      <style:table-cell-properties fo:border="thin solid #000000" style:vertical-align="middle" fo:background-color="#969696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Default" style:data-style-name="N36">
      <style:table-cell-properties fo:border="thin solid #000000" style:vertical-align="middle" fo:background-color="#969696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60" style:family="table-cell" style:parent-style-name="Default" style:data-style-name="N37">
      <style:table-cell-properties fo:border="thin solid #000000" style:vertical-align="middle" fo:background-color="#969696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fo:border="thin solid #000000" style:vertical-align="middle" fo:background-color="#969696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162" style:family="table-cell" style:parent-style-name="Default" style:data-style-name="N0">
      <style:table-cell-properties fo:border="thin solid #000000" style:vertical-align="middle" fo:wrap-option="wrap" fo:background-color="#969696" style:shrink-to-fit="true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16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64" style:family="table-cell" style:parent-style-name="Default" style:data-style-name="N37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65" style:family="table-cell" style:parent-style-name="Normal_Cadastramento_32_de_32_Sargentos_32_Tempor_225_rios" style:data-style-name="N3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66" style:family="table-cell" style:parent-style-name="Normal_Cadastramento_32_de_32_Sargentos_32_Tempor_225_rios" style:data-style-name="N36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67" style:family="table-cell" style:parent-style-name="Normal_Cadastramento_32_de_32_Sargentos_32_Tempor_225_rios" style:data-style-name="N37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68" style:family="table-cell" style:parent-style-name="Default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169" style:family="table-cell" style:parent-style-name="Default" style:data-style-name="N0">
      <style:table-cell-properties style:vertical-align="automatic" fo:background-color="#FFFF99" style:repeat-content="false"/>
      <style:paragraph-properties fo:text-align="start" fo:margin-left="0cm"/>
      <style:text-properties fo:font-size="10pt" style:font-size-asian="10pt" style:font-size-complex="10pt"/>
    </style:style>
    <style:style style:name="ce170" style:family="table-cell" style:parent-style-name="Default" style:data-style-name="N38">
      <style:table-cell-properties fo:border="thin solid #000000" fo:background-color="#FFFFFF"/>
    </style:style>
    <style:style style:name="ce171" style:family="table-cell" style:parent-style-name="Default" style:data-style-name="N0">
      <style:table-cell-properties fo:border="thin solid #000000" style:vertical-align="middle" fo:background-color="#999999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172" style:family="table-cell" style:parent-style-name="Normal_Plan2" style:data-style-name="N0">
      <style:table-cell-properties fo:border="thin solid #000000" style:vertical-align="middle" fo:background-color="#999999" style:shrink-to-fit="true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173" style:family="table-cell" style:parent-style-name="Normal_Plan2" style:data-style-name="N0">
      <style:table-cell-properties fo:border="thin solid #000000" style:vertical-align="middle" fo:background-color="#999999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74" style:family="table-cell" style:parent-style-name="Default" style:data-style-name="N0">
      <style:table-cell-properties fo:border="thin solid #000000" style:vertical-align="middle" fo:background-color="#999999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75" style:family="table-cell" style:parent-style-name="Default" style:data-style-name="N0">
      <style:table-cell-properties fo:border="thin solid #000000" style:vertical-align="middle" fo:background-color="#9999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76" style:family="table-cell" style:parent-style-name="Default" style:data-style-name="N0">
      <style:table-cell-properties fo:border="thin solid #000000" style:vertical-align="middle" fo:background-color="#999999" style:shrink-to-fit="true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177" style:family="table-cell" style:parent-style-name="Default" style:data-style-name="N30">
      <style:table-cell-properties fo:border="thin solid #000000" style:vertical-align="middle" fo:background-color="#999999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78" style:family="table-cell" style:parent-style-name="Normal_Cadastramento_32_de_32_Sargentos_32_Tempor_225_rios" style:data-style-name="N30">
      <style:table-cell-properties fo:border="thin solid #000000" style:vertical-align="middle" fo:background-color="#999999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79" style:family="table-cell" style:parent-style-name="Normal_Cadastramento_32_de_32_Sargentos_32_Tempor_225_rios" style:data-style-name="N36">
      <style:table-cell-properties fo:border="thin solid #000000" style:vertical-align="middle" fo:background-color="#999999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80" style:family="table-cell" style:parent-style-name="Default" style:data-style-name="N36">
      <style:table-cell-properties fo:border="thin solid #000000" style:vertical-align="middle" fo:background-color="#999999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81" style:family="table-cell" style:parent-style-name="Default" style:data-style-name="N37">
      <style:table-cell-properties fo:border="thin solid #000000" style:vertical-align="middle" fo:background-color="#999999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82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center"/>
      <style:text-properties fo:color="#000080" fo:font-size="10pt" style:font-size-asian="10pt" style:font-size-complex="10pt"/>
    </style:style>
    <style:style style:name="ce183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184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3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85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36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8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87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start" fo:margin-left="0cm"/>
      <style:text-properties fo:color="#000080" fo:font-size="10pt" style:font-size-asian="10pt" style:font-size-complex="10pt"/>
    </style:style>
    <style:style style:name="ce188" style:family="table-cell" style:parent-style-name="Default" style:data-style-name="N0">
      <style:table-cell-properties fo:border="thin solid #000000" style:vertical-align="middle" fo:background-color="#00CCCC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189" style:family="table-cell" style:parent-style-name="Default" style:data-style-name="N0">
      <style:table-cell-properties fo:border="thin solid #000000" style:vertical-align="middle" fo:background-color="#00CCCC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90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00CCCC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91" style:family="table-cell" style:parent-style-name="Default" style:data-style-name="N0">
      <style:table-cell-properties fo:border="thin solid #000000" style:vertical-align="middle" fo:background-color="#00DC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92" style:family="table-cell" style:parent-style-name="Default" style:data-style-name="N3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93" style:family="table-cell" style:parent-style-name="Default" style:data-style-name="N36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94" style:family="table-cell" style:parent-style-name="Default" style:data-style-name="N37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95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196" style:family="table-cell" style:parent-style-name="Default" style:data-style-name="N30">
      <style:table-cell-properties fo:border="thin solid #000000" style:vertical-align="automatic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97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198" style:family="table-cell" style:parent-style-name="Default" style:data-style-name="N30">
      <style:table-cell-properties fo:border="thin solid #000000" style:vertical-align="automatic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199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333333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00" style:family="table-cell" style:parent-style-name="Default" style:data-style-name="N0">
      <style:table-cell-properties fo:border="thin solid #000000" style:vertical-align="middle" fo:background-color="#969696" style:shrink-to-fit="true" style:repeat-content="false"/>
      <style:paragraph-properties fo:text-align="start" fo:margin-left="0cm"/>
      <style:text-properties fo:color="#000080" fo:font-size="10pt" style:font-size-asian="10pt" style:font-size-complex="10pt"/>
    </style:style>
    <style:style style:name="ce20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02" style:family="table-cell" style:parent-style-name="Default" style:data-style-name="N30">
      <style:table-cell-properties fo:border="thin solid #000000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36">
      <style:table-cell-properties fo:border="thin solid #000000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04" style:family="table-cell" style:parent-style-name="Default" style:data-style-name="N37">
      <style:table-cell-properties fo:border="thin solid #000000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05" style:family="table-cell" style:parent-style-name="Default" style:data-style-name="N0">
      <style:table-cell-properties style:vertical-align="middle" fo:background-color="#FFFF99" style:repeat-content="false"/>
      <style:paragraph-properties fo:text-align="center"/>
      <style:text-properties fo:font-size="10pt" style:font-size-asian="10pt" style:font-size-complex="10pt"/>
    </style:style>
    <style:style style:name="ce206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207" style:family="table-cell" style:parent-style-name="Default" style:data-style-name="N0">
      <style:table-cell-properties style:vertical-align="automatic" fo:background-color="#FF8080" style:repeat-content="false"/>
      <style:paragraph-properties fo:text-align="start" fo:margin-left="0cm"/>
      <style:text-properties fo:font-size="10pt" style:font-size-asian="10pt" style:font-size-complex="10pt"/>
    </style:style>
    <style:style style:name="ce208" style:family="table-cell" style:parent-style-name="Default" style:data-style-name="N37">
      <style:table-cell-properties fo:border="thin solid #333333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09" style:family="table-cell" style:parent-style-name="Default" style:data-style-name="N0">
      <style:table-cell-properties fo:border="thin solid #333333" style:vertical-align="middle" fo:background-color="#FF8080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210" style:family="table-cell" style:parent-style-name="Default" style:data-style-name="N0">
      <style:table-cell-properties fo:border="thin solid #333333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="thin solid #000000" style:vertical-align="automatic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12" style:family="table-cell" style:parent-style-name="Default" style:data-style-name="N36">
      <style:table-cell-properties fo:border="thin solid #000000" style:vertical-align="middle" fo:background-color="#FF8080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213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214" style:family="table-cell" style:parent-style-name="Default" style:data-style-name="N0">
      <style:table-cell-properties style:vertical-align="automatic" fo:background-color="#969696" style:repeat-content="false"/>
      <style:paragraph-properties fo:text-align="start" fo:margin-left="0cm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16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-top="thin solid #000000" fo:border-bottom="none" fo:border-left="thin solid #000000" fo:border-right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17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-top="thin solid #000000" fo:border-bottom="none" fo:border-left="thin solid #000000" fo:border-right="thin solid #000000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19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="thin solid #000000"/>
    </style:style>
    <style:style style:name="ce2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1A1A1A" fo:font-size="10pt" style:font-size-asian="10pt" style:font-size-complex="10pt"/>
    </style:style>
    <style:style style:name="ce223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-top="thin solid #000000" fo:border-bottom="none" fo:border-left="thin solid #000000" fo:border-right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25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26" style:family="table-cell" style:parent-style-name="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969696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27" style:family="table-cell" style:parent-style-name="Excel_32_Built-in_32_Normal" style:data-style-name="N0">
      <style:table-cell-properties fo:border="thin solid #000000" style:vertical-align="middle" fo:background-color="#969696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28" style:family="table-cell" style:parent-style-name="Excel_32_Built-in_32_Normal" style:data-style-name="N0">
      <style:table-cell-properties fo:border="thin solid #000000" style:vertical-align="middle" fo:background-color="#969696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29" style:family="table-cell" style:parent-style-name="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969696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30" style:family="table-cell" style:parent-style-name="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automatic" fo:background-color="#969696" style:repeat-content="false"/>
      <style:paragraph-properties fo:text-align="start" fo:margin-left="0cm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start" fo:margin-left="0cm"/>
      <style:text-properties fo:font-size="10pt" style:font-size-asian="10pt" style:font-size-complex="10pt"/>
    </style:style>
    <style:style style:name="ce232" style:family="table-cell" style:parent-style-name="Default" style:data-style-name="N36">
      <style:table-cell-properties fo:border="thin solid #000000"/>
    </style:style>
    <style:style style:name="ce233" style:family="table-cell" style:parent-style-name="Default" style:data-style-name="N36">
      <style:table-cell-properties fo:border="thin solid #333333" style:vertical-align="middle" fo:background-color="#FFFF99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234" style:family="table-cell" style:parent-style-name="Default" style:data-style-name="N36">
      <style:table-cell-properties fo:border="thin solid #333333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37" style:family="table-cell" style:parent-style-name="Default" style:data-style-name="N36">
      <style:table-cell-properties fo:border="thin solid #000000" fo:background-color="#FFFF99"/>
    </style:style>
    <style:style style:name="ce238" style:family="table-cell" style:parent-style-name="Default" style:data-style-name="N37">
      <style:table-cell-properties fo:border="thin solid #333333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Default" style:data-style-name="N0">
      <style:table-cell-properties fo:border="thin solid #333333" style:vertical-align="middle" fo:background-color="#FFFF99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240" style:family="table-cell" style:parent-style-name="Default" style:data-style-name="N36">
      <style:table-cell-properties fo:border="thin solid #000000" fo:background-color="transparent"/>
    </style:style>
    <style:style style:name="ce241" style:family="table-cell" style:parent-style-name="Default" style:data-style-name="N0">
      <style:table-cell-properties fo:border="thin solid #333333" style:vertical-align="middle" fo:background-color="transparent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242" style:family="table-cell" style:parent-style-name="Default" style:data-style-name="N36">
      <style:table-cell-properties style:vertical-align="middle" fo:background-color="#FF8080" style:repeat-content="false"/>
      <style:paragraph-properties fo:text-align="center"/>
      <style:text-properties fo:font-size="10pt" style:font-size-asian="10pt" style:font-size-complex="10pt"/>
    </style:style>
    <style:style style:name="ce243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000080" fo:font-size="10pt" style:font-size-asian="10pt" style:font-size-complex="10pt"/>
    </style:style>
    <style:style style:name="ce244" style:family="table-cell" style:parent-style-name="Default" style:data-style-name="N0">
      <style:table-cell-properties fo:border="thin solid #333333" style:vertical-align="middle" fo:background-color="#FF000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45" style:family="table-cell" style:parent-style-name="Default" style:data-style-name="N30">
      <style:table-cell-properties fo:border="thin solid #333333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46" style:family="table-cell" style:parent-style-name="Default" style:data-style-name="N0">
      <style:table-cell-properties fo:border="thin solid #000000" fo:background-color="#FFFF99"/>
      <style:text-properties fo:font-size="10pt" style:font-size-asian="10pt" style:font-size-complex="10pt"/>
    </style:style>
    <style:style style:name="ce247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000080" fo:font-size="10pt" style:font-size-asian="10pt" style:font-size-complex="10pt"/>
    </style:style>
    <style:style style:name="ce248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center"/>
      <style:text-properties fo:color="#1A1A1A" fo:font-size="10pt" style:font-size-asian="10pt" style:font-size-complex="10pt"/>
    </style:style>
    <style:style style:name="ce249" style:family="table-cell" style:parent-style-name="Default" style:data-style-name="N0">
      <style:table-cell-properties fo:border="thin solid #000000" style:vertical-align="middle" fo:background-color="#00FFFF" style:shrink-to-fit="true" style:repeat-content="false"/>
      <style:paragraph-properties fo:text-align="center"/>
      <style:text-properties fo:color="#000080" fo:font-size="10pt" style:font-size-asian="10pt" style:font-size-complex="10pt"/>
    </style:style>
    <style:style style:name="ce250" style:family="table-cell" style:parent-style-name="Default" style:data-style-name="N0">
      <style:table-cell-properties fo:border="thin solid #333333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51" style:family="table-cell" style:parent-style-name="Default" style:data-style-name="N30">
      <style:table-cell-properties fo:border="thin solid #000000" style:vertical-align="middle" fo:background-color="#FFFF99" style:shrink-to-fit="true" style:repeat-content="false"/>
      <style:paragraph-properties fo:text-align="center"/>
      <style:text-properties fo:color="#000080" fo:font-size="10pt" style:font-size-asian="10pt" style:font-size-complex="10pt"/>
    </style:style>
    <style:style style:name="ce252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justify"/>
      <style:text-properties fo:font-size="10pt" style:font-size-asian="10pt" style:font-size-complex="10pt"/>
    </style:style>
    <style:style style:name="ce253" style:family="table-cell" style:parent-style-name="Default" style:data-style-name="N30">
      <style:table-cell-properties fo:border="thin solid #333333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30">
      <style:table-cell-properties fo:border="thin solid #333333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55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36">
      <style:table-cell-properties fo:border="thin solid #333333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56" style:family="table-cell" style:parent-style-name="Default" style:data-style-name="N0">
      <style:table-cell-properties fo:border-top="thin solid #000000" fo:border-bottom="thin solid #000000" fo:border-left="thin solid #800000" fo:border-right="thin solid #000000" style:vertical-align="middle" fo:background-color="#FFFF99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2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99" style:repeat-content="false"/>
      <style:paragraph-properties fo:text-align="start" fo:margin-left="0cm"/>
      <style:text-properties fo:font-size="10pt" style:font-size-asian="10pt" style:font-size-complex="10pt"/>
    </style:style>
    <style:style style:name="ce258" style:family="table-cell" style:parent-style-name="Default" style:data-style-name="N30">
      <style:table-cell-properties fo:border="thin solid #333333" style:vertical-align="automatic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59" style:family="table-cell" style:parent-style-name="Default" style:data-style-name="N30">
      <style:table-cell-properties fo:border="thin solid #333333" style:vertical-align="automatic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60" style:family="table-cell" style:parent-style-name="Default" style:data-style-name="N30">
      <style:table-cell-properties fo:border="thin solid #333333" style:vertical-align="automatic" fo:background-color="#00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 style:data-style-name="N30">
      <style:table-cell-properties fo:border="thin solid #333333" style:vertical-align="middle" fo:background-color="#00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62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FFFF99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263" style:family="table-cell" style:parent-style-name="Excel_32_Built-in_32_Normal" style:data-style-name="N0">
      <style:table-cell-properties fo:border="thin solid #000000" style:vertical-align="middle" fo:background-color="#FFFF99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64" style:family="table-cell" style:parent-style-name="Excel_32_Built-in_32_Normal" style:data-style-name="N0">
      <style:table-cell-properties fo:border="thin solid #000000" style:vertical-align="middle" fo:background-color="#FFFF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65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30">
      <style:table-cell-properties fo:border="thin solid #333333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36">
      <style:table-cell-properties fo:border="thin solid #333333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37">
      <style:table-cell-properties fo:border="thin solid #333333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6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99" style:repeat-content="false"/>
      <style:paragraph-properties fo:text-align="start" fo:margin-left="0cm"/>
      <style:text-properties fo:font-size="10pt" style:font-size-asian="10pt" style:font-size-complex="10pt"/>
    </style:style>
    <style:style style:name="ce269" style:family="table-cell" style:parent-style-name="Default" style:data-style-name="N30">
      <style:table-cell-properties fo:border="thin solid #333333" style:vertical-align="middle" fo:background-color="#FFFFFF" style:shrink-to-fit="tru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0" style:family="table-cell" style:parent-style-name="Default" style:data-style-name="N0">
      <style:table-cell-properties style:vertical-align="automatic" fo:background-color="#00FFFF" style:repeat-content="false"/>
      <style:paragraph-properties fo:text-align="start" fo:margin-left="0cm"/>
      <style:text-properties fo:font-size="10pt" style:font-size-asian="10pt" style:font-size-complex="10pt"/>
    </style:style>
    <style:style style:name="ce271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333333" style:vertical-align="middle" fo:background-color="#00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72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273" style:family="table-cell" style:parent-style-name="Excel_32_Built-in_32_Normal" style:data-style-name="N0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74" style:family="table-cell" style:parent-style-name="Excel_32_Built-in_32_Normal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75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333333" style:vertical-align="middle" fo:background-color="#FFFF99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76" style:family="table-cell" style:parent-style-name="Default" style:data-style-name="N0">
      <style:table-cell-properties fo:background-color="#00FFFF"/>
      <style:text-properties fo:font-size="10pt" style:font-size-asian="10pt" style:font-size-complex="10pt"/>
    </style:style>
    <style:style style:name="ce277" style:family="table-cell" style:parent-style-name="Default" style:data-style-name="N0">
      <style:table-cell-properties fo:background-color="#00FFFF"/>
    </style:style>
    <style:style style:name="ce278" style:family="table-cell" style:parent-style-name="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79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-top="thin solid #000000" fo:border-bottom="thin solid #000000" fo:border-left="none" fo:border-right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/>
    </style:style>
    <style:style style:name="ce28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82" style:family="table-cell" style:parent-style-name="Default" style:data-style-name="N0">
      <style:table-cell-properties fo:border="thin solid #000000" style:vertical-align="middle" fo:background-color="#00DCFF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283" style:family="table-cell" style:parent-style-name="Normal_Plan2" style:data-style-name="N0">
      <style:table-cell-properties fo:border="thin solid #000000" style:vertical-align="middle" fo:background-color="#00DCFF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84" style:family="table-cell" style:parent-style-name="Normal_Plan2" style:data-style-name="N0">
      <style:table-cell-properties fo:border="thin solid #000000" style:vertical-align="middle" fo:background-color="#00DC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order="thin solid #000000" style:vertical-align="middle" fo:background-color="#00DCFF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86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00DC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87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8" style:family="table-cell" style:parent-style-name="Default" style:data-style-name="N30">
      <style:table-cell-properties fo:border="thin solid #000000" style:vertical-align="automatic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90" style:family="table-cell" style:parent-style-name="Default" style:data-style-name="N30">
      <style:table-cell-properties fo:border="thin solid #000000" style:vertical-align="middle" fo:background-color="#FFFFFF" style:shrink-to-fit="tru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1" style:family="table-cell" style:parent-style-name="Default" style:data-style-name="N0">
      <style:table-cell-properties fo:background-color="transparent"/>
    </style:style>
    <style:style style:name="ce292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808000" fo:font-size="10pt" style:font-size-asian="10pt" style:font-size-complex="10pt"/>
    </style:style>
    <style:style style:name="ce293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808000" fo:font-size="10pt" style:font-size-asian="10pt" style:font-size-complex="10pt"/>
    </style:style>
    <style:style style:name="ce294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295" style:family="table-cell" style:parent-style-name="Default" style:data-style-name="N0">
      <style:table-cell-properties fo:border="thin solid #000000" style:vertical-align="middle" fo:background-color="#CC000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296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808000" fo:font-size="10pt" style:font-size-asian="10pt" style:font-size-complex="10pt"/>
    </style:style>
    <style:style style:name="ce297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center"/>
      <style:text-properties fo:color="#808000" fo:font-size="10pt" style:font-size-asian="10pt" style:font-size-complex="10pt"/>
    </style:style>
    <style:style style:name="ce298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808000" fo:font-size="10pt" style:font-size-asian="10pt" style:font-size-complex="10pt"/>
    </style:style>
    <style:style style:name="ce299" style:family="table-cell" style:parent-style-name="Normal_Cadastramento_32_de_32_Sargentos_32_Tempor_225_rios" style:data-style-name="N37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="thin solid #000000" style:vertical-align="middle" fo:background-color="#FF5050" style:shrink-to-fit="true" style:repeat-content="false"/>
      <style:paragraph-properties fo:text-align="start" fo:margin-left="0cm"/>
      <style:text-properties fo:color="#008000" fo:font-size="10pt" style:font-size-asian="10pt" style:font-size-complex="10pt"/>
    </style:style>
    <style:style style:name="ce301" style:family="table-cell" style:parent-style-name="Normal_Plan2" style:data-style-name="N0">
      <style:table-cell-properties fo:border="thin solid #000000" style:vertical-align="middle" fo:background-color="#FF505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302" style:family="table-cell" style:parent-style-name="Normal_Plan2" style:data-style-name="N0">
      <style:table-cell-properties fo:border="thin solid #000000" style:vertical-align="middle" fo:background-color="#FF505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03" style:family="table-cell" style:parent-style-name="Default" style:data-style-name="N0">
      <style:table-cell-properties fo:border="thin solid #333333" style:vertical-align="middle" fo:background-color="#FF505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="thin solid #000000" style:vertical-align="middle" fo:background-color="#FF505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05" style:family="table-cell" style:parent-style-name="Normal_Plan2" style:data-style-name="N0">
      <style:table-cell-properties fo:border="thin solid #000000" style:vertical-align="middle" fo:background-color="#FF5050" style:shrink-to-fit="tru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6" style:family="table-cell" style:parent-style-name="Default" style:data-style-name="N0">
      <style:table-cell-properties fo:border="thin solid #000000" style:vertical-align="middle" fo:background-color="#FF505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thin solid #333333" style:vertical-align="middle" fo:background-color="#FF505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308" style:family="table-cell" style:parent-style-name="Normal_Plan2" style:data-style-name="N30">
      <style:table-cell-properties fo:border="thin solid #000000" style:vertical-align="middle" fo:background-color="#FF505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9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10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-top="thin solid #000000" fo:border-bottom="none" fo:border-left="thin solid #000000" fo:border-right="thin solid #000000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312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0000FF" fo:font-size="10pt" style:font-size-asian="10pt" style:font-size-complex="10pt"/>
    </style:style>
    <style:style style:name="ce313" style:family="table-cell" style:parent-style-name="Default" style:data-style-name="N0">
      <style:table-cell-properties fo:border="thin solid #000000" style:vertical-align="automatic" fo:background-color="#FFFFFF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315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FFFF99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316" style:family="table-cell" style:parent-style-name="Default" style:data-style-name="N0">
      <style:table-cell-properties fo:border="thin solid #000000" style:vertical-align="middle" fo:background-color="#FFFF99" style:shrink-to-fit="true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317" style:family="table-cell" style:parent-style-name="Default" style:data-style-name="N38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="thin solid #000000" style:vertical-align="middle" fo:background-color="#FFFFFF" style:shrink-to-fit="true"/>
      <style:text-properties fo:color="#008000" fo:font-size="10pt" style:font-size-asian="10pt" style:font-size-complex="10pt"/>
    </style:style>
    <style:style style:name="ce319" style:family="table-cell" style:parent-style-name="Default" style:data-style-name="N0">
      <style:table-cell-properties fo:border="thin solid #000000" style:vertical-align="middle" fo:background-color="#FFFF99" style:shrink-to-fit="true"/>
      <style:text-properties fo:color="#008000" fo:font-size="10pt" style:font-size-asian="10pt" style:font-size-complex="10pt"/>
    </style:style>
    <style:style style:name="ce320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start" fo:margin-left="0cm"/>
      <style:text-properties fo:font-size="9pt" style:font-size-asian="9pt" style:font-size-complex="9pt"/>
    </style:style>
    <style:style style:name="ce321" style:family="table-cell" style:parent-style-name="Default" style:data-style-name="N0">
      <style:table-cell-properties fo:border="thin solid #000000" style:vertical-align="middle" fo:background-color="#FF8080" style:shrink-to-fit="true"/>
      <style:text-properties fo:color="#008000" fo:font-size="10pt" style:font-size-asian="10pt" style:font-size-complex="10pt"/>
    </style:style>
    <style:style style:name="ce322" style:family="table-cell" style:parent-style-name="Default" style:data-style-name="N0">
      <style:table-cell-properties fo:border="thin solid #000000" style:vertical-align="automatic" fo:background-color="#FF8080" style:repeat-content="false"/>
      <style:paragraph-properties fo:text-align="start" fo:margin-left="0cm"/>
      <style:text-properties fo:font-size="9pt" style:font-size-asian="9pt" style:font-size-complex="9pt"/>
    </style:style>
    <style:style style:name="ce323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324" style:family="table-cell" style:parent-style-name="Normal_Plan2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325" style:family="table-cell" style:parent-style-name="Normal_Plan2" style:data-style-name="N0">
      <style:table-cell-properties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27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328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329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-top="thin solid #000000" fo:border-bottom="none" fo:border-left="none" fo:border-right="none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30" style:family="table-cell" style:parent-style-name="Default" style:data-style-name="N30">
      <style:table-cell-properties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31" style:family="table-cell" style:parent-style-name="Default" style:data-style-name="N36">
      <style:table-cell-properties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37">
      <style:table-cell-properties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3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800000" fo:font-size="10pt" style:font-size-asian="10pt" style:font-size-complex="10pt"/>
    </style:style>
    <style:style style:name="ce334" style:family="table-cell" style:parent-style-name="Default" style:data-style-name="N0">
      <style:table-cell-properties fo:border="thin solid #800000" style:vertical-align="middle" fo:background-color="#FFCC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C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6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7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000080" fo:font-size="10pt" style:font-size-asian="10pt" style:font-size-complex="10pt"/>
    </style:style>
    <style:style style:name="ce338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1A1A1A" fo:font-size="10pt" style:font-size-asian="10pt" style:font-size-complex="10pt" fo:font-weight="bold" style:font-weight-asian="bold" style:font-weight-complex="bold"/>
    </style:style>
    <style:style style:name="ce33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34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FFFFFF" fo:font-size="7pt" style:font-size-asian="7pt" style:font-size-complex="7pt" fo:font-weight="bold" style:font-weight-asian="bold" style:font-weight-complex="bold"/>
    </style:style>
    <style:style style:name="ce341" style:family="table-cell" style:parent-style-name="Default" style:data-style-name="N0">
      <style:table-cell-properties fo:border="thin solid #000080" style:vertical-align="middle" fo:background-color="#FFFF99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42" style:family="table-cell" style:parent-style-name="Default" style:data-style-name="N0">
      <style:table-cell-properties fo:border="thin solid #000080" style:vertical-align="automatic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3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44" style:family="table-cell" style:parent-style-name="Default" style:data-style-name="N0">
      <style:table-cell-properties fo:border="thin solid #000080"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45" style:family="table-cell" style:parent-style-name="Default" style:data-style-name="N0">
      <style:table-cell-properties fo:border="thin solid #000080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6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ce347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1A1A1A" fo:font-size="10pt" style:font-size-asian="10pt" style:font-size-complex="10pt"/>
    </style:style>
    <style:style style:name="ce34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4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FF" fo:font-size="10pt" style:font-size-asian="10pt" style:font-size-complex="10pt" fo:font-weight="bold" style:font-weight-asian="bold" style:font-weight-complex="bold"/>
    </style:style>
    <style:style style:name="ce350" style:family="table-cell" style:parent-style-name="Default" style:data-style-name="N0">
      <style:table-cell-properties fo:border="thin solid #00008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51" style:family="table-cell" style:parent-style-name="Normal_Plan2" style:data-style-name="N0">
      <style:table-cell-properties fo:border="thin solid #000000" style:vertical-align="middle" fo:background-color="#FFFFFF" style:shrink-to-fit="tru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2" style:family="table-cell" style:parent-style-name="Default" style:data-style-name="N0">
      <style:table-cell-properties fo:border="thin solid #000080" style:vertical-align="middle" fo:background-color="#00FF00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53" style:family="table-cell" style:parent-style-name="Default" style:data-style-name="N0">
      <style:table-cell-properties fo:border="thin solid #000080" style:vertical-align="automatic" fo:background-color="#00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5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FF" fo:font-size="10pt" style:font-size-asian="10pt" style:font-size-complex="10pt"/>
    </style:style>
    <style:style style:name="ce356" style:family="table-cell" style:parent-style-name="Default" style:data-style-name="N1">
      <style:table-cell-properties style:vertical-align="automatic" fo:wrap-option="wrap" fo:background-color="transparent" style:repeat-content="false"/>
      <style:paragraph-properties fo:text-align="center"/>
      <style:text-properties fo:color="#0000FF" fo:font-size="10pt" style:font-size-asian="10pt" style:font-size-complex="10pt" fo:font-weight="bold" style:font-weight-asian="bold" style:font-weight-complex="bold"/>
    </style:style>
    <style:style style:name="ce357" style:family="table-cell" style:parent-style-name="Default" style:data-style-name="N0">
      <style:table-cell-properties fo:border="thin solid #000080" style:vertical-align="middle" fo:background-color="#B3B3B3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58" style:family="table-cell" style:parent-style-name="Default" style:data-style-name="N0">
      <style:table-cell-properties fo:border="thin solid #000080" style:vertical-align="automatic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FF0000" fo:font-size="7pt" style:font-size-asian="7pt" style:font-size-complex="7pt"/>
    </style:style>
    <style:style style:name="ce36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361" style:family="table-cell" style:parent-style-name="Default" style:data-style-name="N39">
      <style:table-cell-properties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="thin solid #000080" style:vertical-align="middle" fo:background-color="#FF8080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63" style:family="table-cell" style:parent-style-name="Default" style:data-style-name="N0">
      <style:table-cell-properties fo:border="thin solid #000080" style:vertical-align="automatic" fo:background-color="#FF808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6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65" style:family="table-cell" style:parent-style-name="Default" style:data-style-name="N0">
      <style:table-cell-properties fo:border="thin solid #000080" style:vertical-align="middle" fo:background-color="#000080" style:repeat-content="false"/>
      <style:paragraph-properties fo:text-align="end" fo:margin-right="0cm"/>
      <style:text-properties fo:color="#FFFFFF" fo:font-size="9pt" style:font-size-asian="9pt" style:font-size-complex="9pt" fo:font-weight="bold" style:font-weight-asian="bold" style:font-weight-complex="bold"/>
    </style:style>
    <style:style style:name="ce36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008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36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end" fo:margin-right="0cm"/>
      <style:text-properties fo:color="#FF0000" fo:font-size="10pt" style:font-size-asian="10pt" style:font-size-complex="10pt" fo:font-weight="bold" style:font-weight-asian="bold" style:font-weight-complex="bold"/>
    </style:style>
    <style:style style:name="ce36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369" style:family="table-cell" style:parent-style-name="Default" style:data-style-name="N0">
      <style:table-cell-properties fo:border="thin solid #000080" style:vertical-align="middle" fo:background-color="#00CC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70" style:family="table-cell" style:parent-style-name="Default" style:data-style-name="N0">
      <style:table-cell-properties fo:border="thin solid #000080" style:vertical-align="automatic" fo:background-color="#00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3300" fo:font-size="7pt" style:font-size-asian="7pt" style:font-size-complex="7pt" fo:font-weight="bold" style:font-weight-asian="bold" style:font-weight-complex="bold"/>
    </style:style>
    <style:style style:name="ce372" style:family="table-cell" style:parent-style-name="Default" style:data-style-name="N39">
      <style:table-cell-properties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7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74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5" style:family="table-cell" style:parent-style-name="Default" style:data-style-name="N0">
      <style:table-cell-properties fo:border="thin solid #000080" style:vertical-align="automatic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4BD5E" style:shrink-to-fit="true" style:repeat-content="false"/>
      <style:paragraph-properties fo:text-align="end" fo:margin-right="0cm"/>
      <style:text-properties fo:color="#000080" fo:font-size="10pt" style:font-size-asian="10pt" style:font-size-complex="10pt" fo:font-weight="bold" style:font-weight-asian="bold" style:font-weight-complex="bold"/>
    </style:style>
    <style:style style:name="ce377" style:family="table-cell" style:parent-style-name="Default" style:data-style-name="N0">
      <style:table-cell-properties fo:border="thin solid #000080" style:vertical-align="automatic" fo:background-color="#99CC00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ce37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FF0000" fo:font-size="10pt" style:font-size-asian="10pt" style:font-size-complex="10pt" fo:font-weight="bold" style:font-weight-asian="bold" style:font-weight-complex="bold"/>
    </style:style>
    <style:style style:name="ce379" style:family="table-cell" style:parent-style-name="Default" style:data-style-name="N30">
      <style:table-cell-properties style:vertical-align="automatic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="thin solid #00008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81" style:family="table-cell" style:parent-style-name="Normal_Plan2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color="#FF0000" fo:font-size="13pt" style:font-size-asian="13pt" style:font-size-complex="13pt" fo:font-weight="bold" style:font-weight-asian="bold" style:font-weight-complex="bold"/>
    </style:style>
    <style:style style:name="ce382" style:family="table-cell" style:parent-style-name="Default" style:data-style-name="N40">
      <style:table-cell-properties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83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384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start" fo:margin-left="0cm"/>
      <style:text-properties fo:color="#008000" fo:font-size="10pt" style:font-size-asian="10pt" style:font-size-complex="10pt" fo:font-weight="bold" style:font-weight-asian="bold" style:font-weight-complex="bold"/>
    </style:style>
    <style:style style:name="ce385" style:family="table-cell" style:parent-style-name="Default" style:data-style-name="N0">
      <style:table-cell-properties fo:border="thin solid #000000" style:vertical-align="automatic" fo:background-color="#FF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86" style:family="table-cell" style:parent-style-name="Default" style:data-style-name="N0">
      <style:table-cell-properties fo:border="thin solid #000000" style:vertical-align="automatic" fo:background-color="#FFFFFF" style:shrink-to-fit="true" style:repeat-content="false"/>
      <style:paragraph-properties fo:text-align="center"/>
      <style:text-properties fo:color="#000080" fo:font-size="10pt" style:font-size-asian="10pt" style:font-size-complex="10pt"/>
    </style:style>
    <style:style style:name="ce387" style:family="table-cell" style:parent-style-name="Default" style:data-style-name="N37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88" style:family="table-cell" style:parent-style-name="Default" style:data-style-name="N30">
      <style:table-cell-properties fo:border="thin solid #000000" style:vertical-align="middle" fo:background-color="#CCFFCC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89" style:family="table-cell" style:parent-style-name="Default" style:data-style-name="N30">
      <style:table-cell-properties fo:border="thin solid #000000" style:vertical-align="middle" fo:background-color="#FFFF99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390" style:family="table-cell" style:parent-style-name="Default" style:data-style-name="N36">
      <style:table-cell-properties fo:border="thin solid #000000" style:vertical-align="middle" fo:background-color="#CCFF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91" style:family="table-cell" style:parent-style-name="Default" style:data-style-name="N36">
      <style:table-cell-properties fo:border="thin solid #000000" style:vertical-align="middle" fo:background-color="#83CA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 style:data-style-name="N36">
      <style:table-cell-properties fo:border="thin solid #000000" style:vertical-align="middle" fo:background-color="#9999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 style:data-style-name="N0">
      <style:table-cell-properties style:vertical-align="middle" fo:background-color="#CCFFCC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94" style:family="table-cell" style:parent-style-name="Default" style:data-style-name="N0">
      <style:table-cell-properties style:vertical-align="middle" fo:background-color="#FFCC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95" style:family="table-cell" style:parent-style-name="Default" style:data-style-name="N36">
      <style:table-cell-properties style:vertical-align="middle" fo:background-color="#FFCC99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96" style:family="table-cell" style:parent-style-name="Default" style:data-style-name="N0">
      <style:table-cell-properties style:vertical-align="middle" fo:background-color="#FFFF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97" style:family="table-cell" style:parent-style-name="Default" style:data-style-name="N36">
      <style:table-cell-properties style:vertical-align="middle" fo:background-color="#FFFF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398" style:family="table-cell" style:parent-style-name="Default" style:data-style-name="N0">
      <style:table-cell-properties style:vertical-align="automatic" style:shrink-to-fit="true"/>
      <style:text-properties fo:font-size="10pt" style:font-size-asian="10pt" style:font-size-complex="10pt"/>
    </style:style>
    <style:style style:name="ce399" style:family="table-cell" style:parent-style-name="Default" style:data-style-name="N0">
      <style:table-cell-properties style:vertical-align="automatic" fo:background-color="transparent" style:shrink-to-fit="true"/>
      <style:text-properties fo:font-size="8pt" style:font-size-asian="8pt" style:font-size-complex="8pt"/>
    </style:style>
    <style:style style:name="ce400" style:family="table-cell" style:parent-style-name="Default" style:data-style-name="N0">
      <style:table-cell-properties style:vertical-align="automatic" fo:background-color="#00B8FF" style:shrink-to-fit="true"/>
      <style:text-properties fo:font-size="8pt" style:font-size-asian="8pt" style:font-size-complex="8pt"/>
    </style:style>
    <style:style style:name="ce401" style:family="table-cell" style:parent-style-name="Default" style:data-style-name="N0">
      <style:table-cell-properties style:vertical-align="automatic" style:shrink-to-fit="true"/>
      <style:text-properties fo:font-size="8pt" style:font-size-asian="8pt" style:font-size-complex="8pt"/>
    </style:style>
    <style:style style:name="ce402" style:family="table-cell" style:parent-style-name="Default" style:data-style-name="N0">
      <style:table-cell-properties fo:border="thin solid #000000" style:vertical-align="automatic" fo:background-color="#FFFFFF" style:shrink-to-fit="true" style:repeat-content="false"/>
      <style:paragraph-properties fo:text-align="start" fo:margin-left="0cm"/>
      <style:text-properties fo:color="#008000" fo:font-size="10pt" style:font-size-asian="10pt" style:font-size-complex="10pt" fo:font-weight="bold" style:font-weight-asian="bold" style:font-weight-complex="bold"/>
    </style:style>
    <style:style style:name="ce403" style:family="table-cell" style:parent-style-name="Default" style:data-style-name="N36">
      <style:table-cell-properties fo:border="thin solid #000000" style:vertical-align="middle" fo:background-color="#CCFFFF" style:shrink-to-fit="true" style:repeat-content="false"/>
      <style:paragraph-properties fo:text-align="center"/>
    </style:style>
    <style:style style:name="ce404" style:family="table-cell" style:parent-style-name="Default" style:data-style-name="N36">
      <style:table-cell-properties fo:border="thin solid #000000" style:vertical-align="middle" fo:background-color="#99CCFF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405" style:family="table-cell" style:parent-style-name="Default" style:data-style-name="N36">
      <style:table-cell-properties fo:border="thin solid #000000" style:vertical-align="middle" fo:background-color="#CC99FF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40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407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08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09" style:family="table-cell" style:parent-style-name="Default" style:data-style-name="N0">
      <style:table-cell-properties style:vertical-align="automatic" fo:wrap-option="wrap"/>
      <style:text-properties fo:color="#0000FF" fo:font-size="10pt" style:font-size-asian="10pt" style:font-size-complex="10pt"/>
    </style:style>
    <style:style style:name="ce410" style:family="table-cell" style:parent-style-name="Default" style:data-style-name="N0">
      <style:table-cell-properties fo:border="thin solid #000080" style:vertical-align="automatic" fo:background-color="#B3B3B3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11" style:family="table-cell" style:parent-style-name="Default" style:data-style-name="N0">
      <style:table-cell-properties fo:border="thin solid #000080" style:vertical-align="middle" fo:background-color="#00008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12" style:family="table-cell" style:parent-style-name="Default" style:data-style-name="N0">
      <style:table-cell-properties fo:border="thin solid #000080" style:vertical-align="automatic" fo:background-color="#94BD5E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ce4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414" style:family="table-cell" style:parent-style-name="Default" style:data-style-name="N0">
      <style:table-cell-properties fo:border="thin solid #000080" style:vertical-align="automatic" fo:background-color="transparent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415" style:family="table-cell" style:parent-style-name="Default" style:data-style-name="N0">
      <style:table-cell-properties fo:border="thin solid #8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16" style:family="table-cell" style:parent-style-name="Default" style:data-style-name="N0"/>
    <style:style style:name="ce417" style:family="table-cell" style:parent-style-name="Default" style:data-style-name="N0">
      <style:table-cell-properties fo:border="thin solid #800000" fo:background-color="transparent"/>
    </style:style>
    <style:style style:name="ce41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419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420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4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4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5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6" style:family="table-cell" style:parent-style-name="Default" style:data-style-name="N0">
      <style:table-cell-properties fo:border-top="thin solid #1A1A1A" fo:border-bottom="none" fo:border-left="thin solid #1A1A1A" fo:border-right="thin solid #000000" style:vertical-align="middle" fo:wrap-option="wrap" fo:background-color="#CCFF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7" style:family="table-cell" style:parent-style-name="Default" style:data-style-name="N0">
      <style:table-cell-properties fo:border-top="thin solid #1A1A1A" fo:border-bottom="none" fo:border-left="thin solid #000000" fo:border-right="thin solid #000000" style:vertical-align="middle" fo:wrap-option="wrap" fo:background-color="#CCFF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8" style:family="table-cell" style:parent-style-name="Default" style:data-style-name="N0">
      <style:table-cell-properties fo:border-top="thin solid #1A1A1A" fo:border-bottom="none" fo:border-left="thin solid #000000" fo:border-right="thin solid #1A1A1A" style:vertical-align="middle" fo:wrap-option="wrap" fo:background-color="#CCFF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1" style:family="table-cell" style:parent-style-name="Default" style:data-style-name="N0">
      <style:table-cell-properties fo:border-top="none" fo:border-bottom="none" fo:border-left="thin solid #000000" fo:border-right="thin solid #1A1A1A" style:vertical-align="middle" fo:wrap-option="wrap" fo:background-color="#FFFF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2" style:family="table-cell" style:parent-style-name="Default" style:data-style-name="N0">
      <style:table-cell-properties fo:border-top="thin solid #1A1A1A" fo:border-bottom="none" fo:border-left="none" fo:border-right="thin solid #000000" style:vertical-align="middle" fo:wrap-option="wrap" fo:background-color="#FFCC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3" style:family="table-cell" style:parent-style-name="Default" style:data-style-name="N0">
      <style:table-cell-properties fo:border-top="thin solid #1A1A1A" fo:border-bottom="none" fo:border-left="thin solid #000000" fo:border-right="thin solid #000000" style:vertical-align="middle" fo:wrap-option="wrap" fo:background-color="#FFCC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4" style:family="table-cell" style:parent-style-name="Default" style:data-style-name="N0">
      <style:table-cell-properties fo:border-top="thin solid #1A1A1A" fo:border-bottom="none" fo:border-left="thin solid #000000" fo:border-right="thin solid #1A1A1A" style:vertical-align="middle" fo:wrap-option="wrap" fo:background-color="#FFCC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5" style:family="table-cell" style:parent-style-name="Default" style:data-style-name="N0">
      <style:table-cell-properties fo:border-top="thin solid #1A1A1A" fo:border-bottom="none" fo:border-left="none" fo:border-right="thin solid #000000" style:vertical-align="middle" fo:wrap-option="wrap" fo:background-color="#99CC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6" style:family="table-cell" style:parent-style-name="Default" style:data-style-name="N0">
      <style:table-cell-properties fo:border-top="thin solid #1A1A1A" fo:border-bottom="none" fo:border-left="thin solid #000000" fo:border-right="thin solid #000000" style:vertical-align="middle" fo:wrap-option="wrap" fo:background-color="#99CC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7" style:family="table-cell" style:parent-style-name="Default" style:data-style-name="N0">
      <style:table-cell-properties fo:border-top="thin solid #1A1A1A" fo:border-bottom="none" fo:border-left="thin solid #000000" fo:border-right="thin solid #1A1A1A" style:vertical-align="middle" fo:wrap-option="wrap" fo:background-color="#99CC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8" style:family="table-cell" style:parent-style-name="Default" style:data-style-name="N0">
      <style:table-cell-properties fo:border-top="thin solid #1A1A1A" fo:border-bottom="none" fo:border-left="none" fo:border-right="thin solid #000000" style:vertical-align="middle" fo:wrap-option="wrap" fo:background-color="#CCFF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9" style:family="table-cell" style:parent-style-name="Default" style:data-style-name="N0">
      <style:table-cell-properties fo:border-top="thin solid #1A1A1A" fo:border-bottom="none" fo:border-left="thin solid #000000" fo:border-right="thin solid #000000" style:vertical-align="middle" fo:wrap-option="wrap" fo:background-color="#CCFF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0" style:family="table-cell" style:parent-style-name="Default" style:data-style-name="N0">
      <style:table-cell-properties fo:border-top="thin solid #1A1A1A" fo:border-bottom="none" fo:border-left="thin solid #000000" fo:border-right="thin solid #1A1A1A" style:vertical-align="middle" fo:wrap-option="wrap" fo:background-color="#CCFF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1" style:family="table-cell" style:parent-style-name="Default" style:data-style-name="N0">
      <style:table-cell-properties fo:border-top="thin solid #1A1A1A" fo:border-bottom="none" fo:border-left="none" fo:border-right="thin solid #000000" style:vertical-align="middle" fo:wrap-option="wrap" fo:background-color="#FF99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2" style:family="table-cell" style:parent-style-name="Default" style:data-style-name="N0">
      <style:table-cell-properties fo:border-top="thin solid #1A1A1A" fo:border-bottom="none" fo:border-left="thin solid #000000" fo:border-right="thin solid #000000" style:vertical-align="middle" fo:wrap-option="wrap" fo:background-color="#FF99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3" style:family="table-cell" style:parent-style-name="Default" style:data-style-name="N0">
      <style:table-cell-properties fo:border-top="thin solid #1A1A1A" fo:border-bottom="none" fo:border-left="thin solid #000000" fo:border-right="thin solid #1A1A1A" style:vertical-align="middle" fo:wrap-option="wrap" fo:background-color="#FF99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4" style:family="table-cell" style:parent-style-name="Default" style:data-style-name="N0">
      <style:table-cell-properties fo:border-top="thin solid #1A1A1A" fo:border-bottom="none" fo:border-left="none" fo:border-right="thin solid #000000" style:vertical-align="middle" fo:wrap-option="wrap" fo:background-color="#CC99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5" style:family="table-cell" style:parent-style-name="Default" style:data-style-name="N0">
      <style:table-cell-properties fo:border-top="thin solid #1A1A1A" fo:border-bottom="none" fo:border-left="thin solid #000000" fo:border-right="thin solid #000000" style:vertical-align="middle" fo:wrap-option="wrap" fo:background-color="#CC99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6" style:family="table-cell" style:parent-style-name="Default" style:data-style-name="N0">
      <style:table-cell-properties fo:border-top="thin solid #1A1A1A" fo:border-bottom="none" fo:border-left="thin solid #000000" fo:border-right="thin solid #1A1A1A" style:vertical-align="middle" fo:wrap-option="wrap" fo:background-color="#CC99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448" style:family="table-cell" style:parent-style-name="Default" style:data-style-name="N0">
      <style:table-cell-properties fo:border="thin solid #000000" style:vertical-align="middle" fo:background-color="transparent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49" style:family="table-cell" style:parent-style-name="Excel_BuiltIn_Hyperlink" style:data-style-name="N0">
      <style:table-cell-properties fo:border="thin solid #000000" style:vertical-align="middle" fo:background-color="transparent" style:cell-protect="hidden-and-protected" style:shrink-to-fit="true"/>
      <style:text-properties fo:color="#0000FF" fo:font-size="9pt" style:font-size-asian="9pt" style:font-size-complex="9pt" style:text-underline-style="none" style:text-underline-type="none"/>
    </style:style>
    <style:style style:name="ce450" style:family="table-cell" style:parent-style-name="Excel_BuiltIn_Hyperlink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fo:color="#0000FF" fo:font-size="9pt" style:font-size-asian="9pt" style:font-size-complex="9pt" style:text-underline-style="none" style:text-underline-type="none"/>
    </style:style>
    <style:style style:name="ce451" style:family="table-cell" style:parent-style-name="Default" style:data-style-name="N0">
      <style:table-cell-properties fo:border-top="thin solid #000000" fo:border-bottom="none" fo:border-left="thin solid #1A1A1A" fo:border-right="thin solid #000000" style:vertical-align="middle" fo:background-color="#CCFF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CFF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53" style:family="table-cell" style:parent-style-name="Default" style:data-style-name="N0">
      <style:table-cell-properties fo:border-top="thin solid #000000" fo:border-bottom="none" fo:border-left="thin solid #000000" fo:border-right="thin solid #1A1A1A" style:vertical-align="middle" fo:background-color="#CCFF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5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56" style:family="table-cell" style:parent-style-name="Default" style:data-style-name="N0">
      <style:table-cell-properties fo:border-top="thin solid #000000" fo:border-bottom="none" fo:border-left="thin solid #000000" fo:border-right="thin solid #1A1A1A" style:vertical-align="middle" fo:background-color="#FFFF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5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CC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CC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59" style:family="table-cell" style:parent-style-name="Default" style:data-style-name="N0">
      <style:table-cell-properties fo:border-top="thin solid #000000" fo:border-bottom="none" fo:border-left="thin solid #000000" fo:border-right="thin solid #1A1A1A" style:vertical-align="middle" fo:background-color="#FFCC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6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99CC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CC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62" style:family="table-cell" style:parent-style-name="Default" style:data-style-name="N0">
      <style:table-cell-properties fo:border-top="thin solid #000000" fo:border-bottom="none" fo:border-left="thin solid #000000" fo:border-right="thin solid #1A1A1A" style:vertical-align="middle" fo:background-color="#99CC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63" style:family="table-cell" style:parent-style-name="Default" style:data-style-name="N0">
      <style:table-cell-properties fo:border-top="thin solid #1A1A1A" fo:border-bottom="none" fo:border-left="none" fo:border-right="thin solid #000000" style:vertical-align="middle" fo:wrap-option="wrap" fo:background-color="#CCFF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CFF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65" style:family="table-cell" style:parent-style-name="Default" style:data-style-name="N0">
      <style:table-cell-properties fo:border-top="thin solid #000000" fo:border-bottom="none" fo:border-left="thin solid #000000" fo:border-right="thin solid #1A1A1A" style:vertical-align="middle" fo:background-color="#CCFF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66" style:family="table-cell" style:parent-style-name="Default" style:data-style-name="N0">
      <style:table-cell-properties fo:border-top="thin solid #1A1A1A" fo:border-bottom="none" fo:border-left="none" fo:border-right="thin solid #000000" style:vertical-align="middle" fo:wrap-option="wrap" fo:background-color="#FF99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99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68" style:family="table-cell" style:parent-style-name="Default" style:data-style-name="N0">
      <style:table-cell-properties fo:border-top="thin solid #000000" fo:border-bottom="none" fo:border-left="thin solid #000000" fo:border-right="thin solid #1A1A1A" style:vertical-align="middle" fo:background-color="#FF99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CC99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C99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71" style:family="table-cell" style:parent-style-name="Default" style:data-style-name="N0">
      <style:table-cell-properties fo:border-top="thin solid #000000" fo:border-bottom="none" fo:border-left="thin solid #000000" fo:border-right="thin solid #1A1A1A" style:vertical-align="middle" fo:background-color="#CC99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72" style:family="table-cell" style:parent-style-name="Default" style:data-style-name="N41">
      <style:table-cell-properties fo:border-top="thin solid #1A1A1A" fo:border-bottom="thin solid #000000" fo:border-left="none" fo:border-right="thin solid #1A1A1A" style:vertical-align="middle" style:repeat-content="false"/>
      <style:paragraph-properties fo:text-align="center"/>
      <style:text-properties fo:color="#0000FF" fo:font-size="9pt" style:font-size-asian="9pt" style:font-size-complex="9pt"/>
    </style:style>
    <style:style style:name="ce4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74" style:family="table-cell" style:parent-style-name="Default" style:data-style-name="N0">
      <style:table-cell-properties fo:border-top="thin solid #000000" fo:border-bottom="thin solid #000000" fo:border-left="thin solid #1A1A1A" fo:border-right="thin solid #000000" style:vertical-align="middle" fo:background-color="#CCFF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75" style:family="table-cell" style:parent-style-name="Default" style:data-style-name="N0">
      <style:table-cell-properties fo:border="thin solid #000000" style:vertical-align="middle" fo:background-color="#CCFF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 style:data-style-name="N0">
      <style:table-cell-properties fo:border-top="thin solid #000000" fo:border-bottom="thin solid #000000" fo:border-left="thin solid #000000" fo:border-right="thin solid #1A1A1A" style:vertical-align="middle" fo:background-color="#CCFF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78" style:family="table-cell" style:parent-style-name="Default" style:data-style-name="N0">
      <style:table-cell-properties fo:border="thin solid #000000" style:vertical-align="middle" fo:background-color="#FFFF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79" style:family="table-cell" style:parent-style-name="Default" style:data-style-name="N0">
      <style:table-cell-properties fo:border-top="thin solid #000000" fo:border-bottom="thin solid #000000" fo:border-left="thin solid #000000" fo:border-right="thin solid #1A1A1A" style:vertical-align="middle" fo:background-color="#FFFF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CC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81" style:family="table-cell" style:parent-style-name="Default" style:data-style-name="N0">
      <style:table-cell-properties fo:border="thin solid #000000" style:vertical-align="middle" fo:background-color="#FFCC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82" style:family="table-cell" style:parent-style-name="Default" style:data-style-name="N0">
      <style:table-cell-properties fo:border-top="thin solid #000000" fo:border-bottom="thin solid #000000" fo:border-left="thin solid #000000" fo:border-right="thin solid #1A1A1A" style:vertical-align="middle" fo:background-color="#FFCC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FF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84" style:family="table-cell" style:parent-style-name="Default" style:data-style-name="N0">
      <style:table-cell-properties fo:border="thin solid #000000" style:vertical-align="middle" fo:background-color="#CCFF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85" style:family="table-cell" style:parent-style-name="Default" style:data-style-name="N0">
      <style:table-cell-properties fo:border-top="thin solid #000000" fo:border-bottom="thin solid #000000" fo:border-left="thin solid #000000" fo:border-right="thin solid #1A1A1A" style:vertical-align="middle" fo:background-color="#CCFF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99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87" style:family="table-cell" style:parent-style-name="Default" style:data-style-name="N0">
      <style:table-cell-properties fo:border="thin solid #000000" style:vertical-align="middle" fo:background-color="#FF99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88" style:family="table-cell" style:parent-style-name="Default" style:data-style-name="N0">
      <style:table-cell-properties fo:border-top="thin solid #000000" fo:border-bottom="thin solid #000000" fo:border-left="thin solid #000000" fo:border-right="thin solid #1A1A1A" style:vertical-align="middle" fo:background-color="#FF99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8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99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90" style:family="table-cell" style:parent-style-name="Default" style:data-style-name="N0">
      <style:table-cell-properties fo:border="thin solid #000000" style:vertical-align="middle" fo:background-color="#CC99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91" style:family="table-cell" style:parent-style-name="Default" style:data-style-name="N0">
      <style:table-cell-properties fo:border-top="thin solid #000000" fo:border-bottom="thin solid #000000" fo:border-left="thin solid #000000" fo:border-right="thin solid #1A1A1A" style:vertical-align="middle" fo:background-color="#CC99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92" style:family="table-cell" style:parent-style-name="Default" style:data-style-name="N41">
      <style:table-cell-properties fo:border-top="thin solid #000000" fo:border-bottom="thin solid #000000" fo:border-left="none" fo:border-right="thin solid #1A1A1A" style:vertical-align="middle" style:repeat-content="false"/>
      <style:paragraph-properties fo:text-align="center"/>
      <style:text-properties fo:color="#0000FF" fo:font-size="9pt" style:font-size-asian="9pt" style:font-size-complex="9pt"/>
    </style:style>
    <style:style style:name="ce493" style:family="table-cell" style:parent-style-name="Default" style:data-style-name="N0">
      <style:table-cell-properties fo:border="thin solid #000000" style:vertical-align="middle" fo:background-color="transparent" style:cell-protect="hidden-and-protected" style:shrink-to-fit="true"/>
      <style:text-properties fo:font-size="9pt" style:font-size-asian="9pt" style:font-size-complex="9pt"/>
    </style:style>
    <style:style style:name="ce49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95" style:family="table-cell" style:parent-style-name="Default" style:data-style-name="N0">
      <style:table-cell-properties fo:border-top="thin solid #000000" fo:border-bottom="thin solid #1A1A1A" fo:border-left="thin solid #1A1A1A" fo:border-right="thin solid #000000" style:vertical-align="middle" fo:background-color="#FFFF99" style:cell-protect="hidden-and-protected" style:repeat-content="false"/>
      <style:paragraph-properties fo:text-align="center"/>
      <style:text-properties fo:color="#FF0000" fo:font-size="9pt" style:font-size-asian="9pt" style:font-size-complex="9pt"/>
    </style:style>
    <style:style style:name="ce496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middle" fo:background-color="#FFFF99" style:cell-protect="hidden-and-protected" style:repeat-content="false"/>
      <style:paragraph-properties fo:text-align="center"/>
      <style:text-properties fo:color="#FF0000" fo:font-size="9pt" style:font-size-asian="9pt" style:font-size-complex="9pt"/>
    </style:style>
    <style:style style:name="ce497" style:family="table-cell" style:parent-style-name="Default" style:data-style-name="N0">
      <style:table-cell-properties fo:border-top="thin solid #000000" fo:border-bottom="thin solid #1A1A1A" fo:border-left="thin solid #000000" fo:border-right="thin solid #1A1A1A" style:vertical-align="middle" fo:background-color="#FFFF99" style:cell-protect="hidden-and-protected" style:repeat-content="false"/>
      <style:paragraph-properties fo:text-align="center"/>
      <style:text-properties fo:color="#FF0000" fo:font-size="9pt" style:font-size-asian="9pt" style:font-size-complex="9pt"/>
    </style:style>
    <style:style style:name="ce498" style:family="table-cell" style:parent-style-name="Default" style:data-style-name="N0">
      <style:table-cell-properties fo:border-top="thin solid #000000" fo:border-bottom="thin solid #1A1A1A" fo:border-left="none" fo:border-right="thin solid #000000" style:vertical-align="middle" fo:background-color="#FFFF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middle" fo:background-color="#FFFF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fo:border-top="thin solid #000000" fo:border-bottom="thin solid #1A1A1A" fo:border-left="thin solid #000000" fo:border-right="thin solid #1A1A1A" style:vertical-align="middle" fo:background-color="#FFFF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01" style:family="table-cell" style:parent-style-name="Default" style:data-style-name="N0">
      <style:table-cell-properties fo:border-top="thin solid #000000" fo:border-bottom="thin solid #1A1A1A" fo:border-left="none" fo:border-right="thin solid #000000" style:vertical-align="middle" fo:background-color="#FFCC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02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middle" fo:background-color="#FFCC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0">
      <style:table-cell-properties fo:border-top="thin solid #000000" fo:border-bottom="thin solid #1A1A1A" fo:border-left="thin solid #000000" fo:border-right="thin solid #1A1A1A" style:vertical-align="middle" fo:background-color="#FFCC99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fo:border-top="thin solid #000000" fo:border-bottom="thin solid #1A1A1A" fo:border-left="none" fo:border-right="thin solid #000000" style:vertical-align="middle" fo:background-color="#99CC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middle" fo:background-color="#99CC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fo:border-top="thin solid #000000" fo:border-bottom="thin solid #1A1A1A" fo:border-left="thin solid #000000" fo:border-right="thin solid #1A1A1A" style:vertical-align="middle" fo:background-color="#99CC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fo:border-top="thin solid #000000" fo:border-bottom="thin solid #1A1A1A" fo:border-left="none" fo:border-right="thin solid #000000" style:vertical-align="middle" fo:background-color="#CCFF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08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middle" fo:background-color="#CCFF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 style:data-style-name="N0">
      <style:table-cell-properties fo:border-top="thin solid #000000" fo:border-bottom="thin solid #1A1A1A" fo:border-left="thin solid #000000" fo:border-right="thin solid #1A1A1A" style:vertical-align="middle" fo:background-color="#CCFF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fo:border-top="thin solid #000000" fo:border-bottom="thin solid #1A1A1A" fo:border-left="none" fo:border-right="thin solid #000000" style:vertical-align="middle" fo:background-color="#FF99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middle" fo:background-color="#FF99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12" style:family="table-cell" style:parent-style-name="Default" style:data-style-name="N0">
      <style:table-cell-properties fo:border-top="thin solid #000000" fo:border-bottom="thin solid #1A1A1A" fo:border-left="thin solid #000000" fo:border-right="thin solid #1A1A1A" style:vertical-align="middle" fo:background-color="#FF99C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13" style:family="table-cell" style:parent-style-name="Default" style:data-style-name="N0">
      <style:table-cell-properties fo:border-top="thin solid #000000" fo:border-bottom="thin solid #1A1A1A" fo:border-left="none" fo:border-right="thin solid #000000" style:vertical-align="middle" fo:background-color="#CC99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middle" fo:background-color="#CC99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15" style:family="table-cell" style:parent-style-name="Default" style:data-style-name="N0">
      <style:table-cell-properties fo:border-top="thin solid #000000" fo:border-bottom="thin solid #1A1A1A" fo:border-left="thin solid #000000" fo:border-right="thin solid #1A1A1A" style:vertical-align="middle" fo:background-color="#CC99FF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41">
      <style:table-cell-properties fo:border-top="thin solid #000000" fo:border-bottom="thin solid #1A1A1A" fo:border-left="none" fo:border-right="thin solid #1A1A1A" style:vertical-align="middle" style:repeat-content="false"/>
      <style:paragraph-properties fo:text-align="center"/>
      <style:text-properties fo:color="#0000FF" fo:font-size="9pt" style:font-size-asian="9pt" style:font-size-complex="9pt"/>
    </style:style>
    <style:style style:name="ce51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cell-protect="hidden-and-protected"/>
      <style:text-properties fo:font-size="9pt" style:font-size-asian="9pt" style:font-size-complex="9pt"/>
    </style:style>
    <style:style style:name="ce518" style:family="table-cell" style:parent-style-name="Default" style:data-style-name="N0">
      <style:table-cell-properties fo:border-top="none" fo:border-bottom="thin solid #1A1A1A" fo:border-left="thin solid #1A1A1A" fo:border-right="thin solid #000000" style:vertical-align="middle" fo:wrap-option="wrap" fo:background-color="#CCFF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19" style:family="table-cell" style:parent-style-name="Default" style:data-style-name="N0">
      <style:table-cell-properties fo:border-top="none" fo:border-bottom="thin solid #1A1A1A" fo:border-left="thin solid #000000" fo:border-right="thin solid #000000" style:vertical-align="middle" fo:wrap-option="wrap" fo:background-color="#CCFF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20" style:family="table-cell" style:parent-style-name="Default" style:data-style-name="N0">
      <style:table-cell-properties fo:border-top="none" fo:border-bottom="thin solid #1A1A1A" fo:border-left="thin solid #000000" fo:border-right="thin solid #1A1A1A" style:vertical-align="middle" fo:wrap-option="wrap" fo:background-color="#CCFF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21" style:family="table-cell" style:parent-style-name="Default" style:data-style-name="N0">
      <style:table-cell-properties fo:border-top="none" fo:border-bottom="thin solid #1A1A1A" fo:border-left="none" fo:border-right="thin solid #000000" style:vertical-align="middle" fo:wrap-option="wrap" fo:background-color="#FFFF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22" style:family="table-cell" style:parent-style-name="Default" style:data-style-name="N0">
      <style:table-cell-properties fo:border-top="none" fo:border-bottom="thin solid #1A1A1A" fo:border-left="thin solid #000000" fo:border-right="thin solid #000000" style:vertical-align="middle" fo:wrap-option="wrap" fo:background-color="#FFFF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23" style:family="table-cell" style:parent-style-name="Default" style:data-style-name="N0">
      <style:table-cell-properties fo:border-top="none" fo:border-bottom="thin solid #1A1A1A" fo:border-left="thin solid #000000" fo:border-right="thin solid #1A1A1A" style:vertical-align="middle" fo:wrap-option="wrap" fo:background-color="#FFFF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24" style:family="table-cell" style:parent-style-name="Default" style:data-style-name="N0">
      <style:table-cell-properties fo:border-top="thin solid #1A1A1A" fo:border-bottom="thin solid #1A1A1A" fo:border-left="thin solid #1A1A1A" fo:border-right="thin solid #000000" style:vertical-align="middle" fo:wrap-option="wrap" fo:background-color="#FFCC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25" style:family="table-cell" style:parent-style-name="Default" style:data-style-name="N0">
      <style:table-cell-properties fo:border-top="thin solid #1A1A1A" fo:border-bottom="thin solid #1A1A1A" fo:border-left="thin solid #000000" fo:border-right="thin solid #000000" style:vertical-align="middle" fo:wrap-option="wrap" fo:background-color="#FFCC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26" style:family="table-cell" style:parent-style-name="Default" style:data-style-name="N0">
      <style:table-cell-properties fo:border-top="thin solid #1A1A1A" fo:border-bottom="thin solid #1A1A1A" fo:border-left="thin solid #000000" fo:border-right="thin solid #1A1A1A" style:vertical-align="middle" fo:wrap-option="wrap" fo:background-color="#FFCC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27" style:family="table-cell" style:parent-style-name="Default" style:data-style-name="N0">
      <style:table-cell-properties fo:border-top="thin solid #1A1A1A" fo:border-bottom="thin solid #1A1A1A" fo:border-left="none" fo:border-right="thin solid #000000" style:vertical-align="middle" fo:wrap-option="wrap" fo:background-color="#99CC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28" style:family="table-cell" style:parent-style-name="Default" style:data-style-name="N0">
      <style:table-cell-properties fo:border-top="thin solid #1A1A1A" fo:border-bottom="thin solid #1A1A1A" fo:border-left="thin solid #000000" fo:border-right="thin solid #000000" style:vertical-align="middle" fo:wrap-option="wrap" fo:background-color="#99CC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29" style:family="table-cell" style:parent-style-name="Default" style:data-style-name="N0">
      <style:table-cell-properties fo:border-top="thin solid #1A1A1A" fo:border-bottom="thin solid #1A1A1A" fo:border-left="thin solid #000000" fo:border-right="thin solid #1A1A1A" style:vertical-align="middle" fo:wrap-option="wrap" fo:background-color="#99CC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30" style:family="table-cell" style:parent-style-name="Default" style:data-style-name="N0">
      <style:table-cell-properties fo:border-top="thin solid #1A1A1A" fo:border-bottom="thin solid #1A1A1A" fo:border-left="none" fo:border-right="thin solid #000000" style:vertical-align="middle" fo:wrap-option="wrap" fo:background-color="#CCFF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31" style:family="table-cell" style:parent-style-name="Default" style:data-style-name="N0">
      <style:table-cell-properties fo:border-top="thin solid #1A1A1A" fo:border-bottom="thin solid #1A1A1A" fo:border-left="thin solid #000000" fo:border-right="thin solid #000000" style:vertical-align="middle" fo:wrap-option="wrap" fo:background-color="#CCFF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32" style:family="table-cell" style:parent-style-name="Default" style:data-style-name="N0">
      <style:table-cell-properties fo:border-top="thin solid #1A1A1A" fo:border-bottom="thin solid #1A1A1A" fo:border-left="thin solid #000000" fo:border-right="thin solid #1A1A1A" style:vertical-align="middle" fo:wrap-option="wrap" fo:background-color="#CCFF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33" style:family="table-cell" style:parent-style-name="Default" style:data-style-name="N0">
      <style:table-cell-properties fo:border-top="thin solid #1A1A1A" fo:border-bottom="thin solid #1A1A1A" fo:border-left="none" fo:border-right="thin solid #000000" style:vertical-align="middle" fo:wrap-option="wrap" fo:background-color="#FF99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34" style:family="table-cell" style:parent-style-name="Default" style:data-style-name="N0">
      <style:table-cell-properties fo:border-top="thin solid #1A1A1A" fo:border-bottom="thin solid #1A1A1A" fo:border-left="thin solid #000000" fo:border-right="thin solid #000000" style:vertical-align="middle" fo:wrap-option="wrap" fo:background-color="#FF99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35" style:family="table-cell" style:parent-style-name="Default" style:data-style-name="N0">
      <style:table-cell-properties fo:border-top="thin solid #1A1A1A" fo:border-bottom="thin solid #1A1A1A" fo:border-left="thin solid #000000" fo:border-right="thin solid #1A1A1A" style:vertical-align="middle" fo:wrap-option="wrap" fo:background-color="#FF99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36" style:family="table-cell" style:parent-style-name="Default" style:data-style-name="N0">
      <style:table-cell-properties fo:border-top="thin solid #1A1A1A" fo:border-bottom="thin solid #1A1A1A" fo:border-left="none" fo:border-right="thin solid #000000" style:vertical-align="middle" fo:wrap-option="wrap" fo:background-color="#CC99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37" style:family="table-cell" style:parent-style-name="Default" style:data-style-name="N0">
      <style:table-cell-properties fo:border-top="thin solid #1A1A1A" fo:border-bottom="thin solid #1A1A1A" fo:border-left="thin solid #000000" fo:border-right="thin solid #000000" style:vertical-align="middle" fo:wrap-option="wrap" fo:background-color="#CC99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38" style:family="table-cell" style:parent-style-name="Default" style:data-style-name="N0">
      <style:table-cell-properties fo:border-top="thin solid #1A1A1A" fo:border-bottom="thin solid #1A1A1A" fo:border-left="thin solid #000000" fo:border-right="thin solid #1A1A1A" style:vertical-align="middle" fo:wrap-option="wrap" fo:background-color="#CC99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39" style:family="table-cell" style:parent-style-name="Default" style:data-style-name="N0">
      <style:table-cell-properties fo:border-top="none" fo:border-bottom="thin solid #1A1A1A" fo:border-left="thin solid #1A1A1A" fo:border-right="thin solid #000000" style:vertical-align="middle" fo:background-color="#CCFFCC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0" style:family="table-cell" style:parent-style-name="Default" style:data-style-name="N0">
      <style:table-cell-properties fo:border-top="none" fo:border-bottom="thin solid #1A1A1A" fo:border-left="thin solid #000000" fo:border-right="thin solid #000000" style:vertical-align="middle" fo:background-color="#CCFFCC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1" style:family="table-cell" style:parent-style-name="Default" style:data-style-name="N0">
      <style:table-cell-properties fo:border-top="none" fo:border-bottom="thin solid #1A1A1A" fo:border-left="thin solid #000000" fo:border-right="thin solid #1A1A1A" style:vertical-align="middle" fo:background-color="#CCFFCC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2" style:family="table-cell" style:parent-style-name="Default" style:data-style-name="N0">
      <style:table-cell-properties fo:border-top="none" fo:border-bottom="thin solid #1A1A1A" fo:border-left="none" fo:border-right="thin solid #000000" style:vertical-align="middle" fo:background-color="#FFFF99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3" style:family="table-cell" style:parent-style-name="Default" style:data-style-name="N0">
      <style:table-cell-properties fo:border-top="none" fo:border-bottom="thin solid #1A1A1A" fo:border-left="thin solid #000000" fo:border-right="thin solid #000000" style:vertical-align="middle" fo:background-color="#FFFF99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4" style:family="table-cell" style:parent-style-name="Default" style:data-style-name="N0">
      <style:table-cell-properties fo:border-top="none" fo:border-bottom="thin solid #1A1A1A" fo:border-left="thin solid #000000" fo:border-right="thin solid #000000" style:vertical-align="middle" fo:background-color="#FFCC99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5" style:family="table-cell" style:parent-style-name="Default" style:data-style-name="N0">
      <style:table-cell-properties fo:border-top="none" fo:border-bottom="thin solid #1A1A1A" fo:border-left="thin solid #000000" fo:border-right="thin solid #000000" style:vertical-align="middle" fo:background-color="#99CCFF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6" style:family="table-cell" style:parent-style-name="Default" style:data-style-name="N0">
      <style:table-cell-properties fo:border-top="none" fo:border-bottom="thin solid #1A1A1A" fo:border-left="thin solid #000000" fo:border-right="thin solid #000000" style:vertical-align="middle" fo:background-color="#CCFFFF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7" style:family="table-cell" style:parent-style-name="Default" style:data-style-name="N0">
      <style:table-cell-properties fo:border-top="none" fo:border-bottom="thin solid #1A1A1A" fo:border-left="thin solid #000000" fo:border-right="thin solid #000000" style:vertical-align="middle" fo:background-color="#FF99CC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8" style:family="table-cell" style:parent-style-name="Default" style:data-style-name="N0">
      <style:table-cell-properties fo:border-top="none" fo:border-bottom="thin solid #1A1A1A" fo:border-left="thin solid #000000" fo:border-right="thin solid #000000" style:vertical-align="middle" fo:background-color="#CC99FF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9" style:family="table-cell" style:parent-style-name="Default" style:data-style-name="N0">
      <style:table-cell-properties fo:border-top="none" fo:border-bottom="thin solid #1A1A1A" fo:border-left="thin solid #000000" fo:border-right="thin solid #1A1A1A" style:vertical-align="middle" fo:background-color="#CC99FF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50" style:family="table-cell" style:parent-style-name="Default" style:data-style-name="N0">
      <style:table-cell-properties fo:border="thin solid #1A1A1A" style:vertical-align="middl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51" style:family="table-cell" style:parent-style-name="Default" style:data-style-name="N0">
      <style:table-cell-properties fo:border="thin solid #1A1A1A" style:vertical-align="middle" style:repeat-content="false"/>
      <style:paragraph-properties fo:text-align="center"/>
      <style:text-properties fo:color="#FF0000" fo:font-size="9pt" style:font-size-asian="9pt" style:font-size-complex="9pt"/>
    </style:style>
    <style:style style:name="ce552" style:family="table-cell" style:parent-style-name="Default" style:data-style-name="N0">
      <style:table-cell-properties fo:border-top="thin solid #1A1A1A" fo:border-bottom="thin solid #1A1A1A" fo:border-left="thin solid #1A1A1A" fo:border-right="none" style:vertical-align="middle" fo:background-color="#FFFF99"/>
      <style:text-properties fo:font-size="9pt" style:font-size-asian="9pt" style:font-size-complex="9pt" fo:font-weight="bold" style:font-weight-asian="bold" style:font-weight-complex="bold"/>
    </style:style>
    <style:style style:name="ce553" style:family="table-cell" style:parent-style-name="Default" style:data-style-name="N0">
      <style:table-cell-properties fo:border-top="thin solid #1A1A1A" fo:border-bottom="thin solid #1A1A1A" fo:border-left="none" fo:border-right="thin solid #1A1A1A" style:vertical-align="middle" fo:background-color="#FFFF99"/>
      <style:text-properties fo:font-size="9pt" style:font-size-asian="9pt" style:font-size-complex="9pt" fo:font-weight="bold" style:font-weight-asian="bold" style:font-weight-complex="bold"/>
    </style:style>
    <style:style style:name="ce554" style:family="table-cell" style:parent-style-name="Default" style:data-style-name="N0">
      <style:table-cell-properties fo:border="thin solid #1A1A1A" style:vertical-align="middle" style:shrink-to-fit="tru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55" style:family="table-cell" style:parent-style-name="Default" style:data-style-name="N0">
      <style:table-cell-properties fo:border-top="thin solid #1A1A1A" fo:border-bottom="thin solid #000000" fo:border-left="thin solid #1A1A1A" fo:border-right="none" style:vertical-align="middle" fo:background-color="#FFFF99"/>
      <style:text-properties fo:font-size="9pt" style:font-size-asian="9pt" style:font-size-complex="9pt" fo:font-weight="bold" style:font-weight-asian="bold" style:font-weight-complex="bold"/>
    </style:style>
    <style:style style:name="ce556" style:family="table-cell" style:parent-style-name="Default" style:data-style-name="N0">
      <style:table-cell-properties fo:border-top="thin solid #1A1A1A" fo:border-bottom="thin solid #000000" fo:border-left="none" fo:border-right="none" style:vertical-align="middle" fo:background-color="#FFFF99"/>
      <style:text-properties fo:font-size="9pt" style:font-size-asian="9pt" style:font-size-complex="9pt"/>
    </style:style>
    <style:style style:name="ce557" style:family="table-cell" style:parent-style-name="Default" style:data-style-name="N0">
      <style:table-cell-properties fo:border-top="thin solid #1A1A1A" fo:border-bottom="thin solid #000000" fo:border-left="none" fo:border-right="thin solid #1A1A1A" style:vertical-align="middle" fo:background-color="#FFFF99"/>
      <style:text-properties fo:font-size="9pt" style:font-size-asian="9pt" style:font-size-complex="9pt"/>
    </style:style>
    <style:style style:name="ce558" style:family="table-cell" style:parent-style-name="Default" style:data-style-name="N0">
      <style:table-cell-properties fo:border-top="thin solid #1A1A1A" fo:border-bottom="thin solid #1A1A1A" fo:border-left="none" fo:border-right="none" style:vertical-align="middle" fo:background-color="#FFFF99"/>
      <style:text-properties fo:font-size="9pt" style:font-size-asian="9pt" style:font-size-complex="9pt"/>
    </style:style>
    <style:style style:name="ce559" style:family="table-cell" style:parent-style-name="Default" style:data-style-name="N0">
      <style:table-cell-properties fo:border-top="thin solid #1A1A1A" fo:border-bottom="thin solid #1A1A1A" fo:border-left="none" fo:border-right="thin solid #1A1A1A" style:vertical-align="middle" fo:background-color="#FFFF99"/>
      <style:text-properties fo:font-size="9pt" style:font-size-asian="9pt" style:font-size-complex="9pt"/>
    </style:style>
    <style:style style:name="ce560" style:family="table-cell" style:parent-style-name="Default" style:data-style-name="N0">
      <style:table-cell-properties fo:border-top="thin solid #1A1A1A" fo:border-bottom="thin solid #1A1A1A" fo:border-left="thin solid #1A1A1A" fo:border-right="none" style:vertical-align="middle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561" style:family="table-cell" style:parent-style-name="Default" style:data-style-name="N0">
      <style:table-cell-properties fo:border-top="thin solid #1A1A1A" fo:border-bottom="thin solid #1A1A1A" fo:border-left="none" fo:border-right="none" style:vertical-align="middle" fo:background-color="transparent"/>
      <style:text-properties fo:font-size="9pt" style:font-size-asian="9pt" style:font-size-complex="9pt"/>
    </style:style>
    <style:style style:name="ce562" style:family="table-cell" style:parent-style-name="Default" style:data-style-name="N0">
      <style:table-cell-properties fo:border-top="thin solid #1A1A1A" fo:border-bottom="thin solid #1A1A1A" fo:border-left="none" fo:border-right="none" style:vertical-align="middle"/>
      <style:text-properties fo:font-size="9pt" style:font-size-asian="9pt" style:font-size-complex="9pt"/>
    </style:style>
    <style:style style:name="ce563" style:family="table-cell" style:parent-style-name="Default" style:data-style-name="N0">
      <style:table-cell-properties fo:border-top="thin solid #1A1A1A" fo:border-bottom="thin solid #1A1A1A" fo:border-left="none" fo:border-right="thin solid #1A1A1A" style:vertical-align="middle"/>
      <style:text-properties fo:font-size="9pt" style:font-size-asian="9pt" style:font-size-complex="9pt"/>
    </style:style>
    <style:style style:name="ce564" style:family="table-cell" style:parent-style-name="Default" style:data-style-name="N0">
      <style:table-cell-properties fo:border="thin solid #1A1A1A" style:vertical-align="middle"/>
      <style:text-properties fo:font-size="9pt" style:font-size-asian="9pt" style:font-size-complex="9pt"/>
    </style:style>
    <style:style style:name="ce565" style:family="table-cell" style:parent-style-name="Default" style:data-style-name="N0">
      <style:table-cell-properties fo:border-top="none" fo:border-bottom="thin solid #1A1A1A" fo:border-left="thin solid #1A1A1A" fo:border-right="none" style:vertical-align="middle"/>
      <style:text-properties fo:color="#0000FF" fo:font-size="9pt" style:font-size-asian="9pt" style:font-size-complex="9pt"/>
    </style:style>
    <style:style style:name="ce566" style:family="table-cell" style:parent-style-name="Default" style:data-style-name="N0">
      <style:table-cell-properties fo:border-top="none" fo:border-bottom="thin solid #1A1A1A" fo:border-left="none" fo:border-right="thin solid #1A1A1A" style:vertical-align="middle"/>
      <style:text-properties fo:color="#0000FF" fo:font-size="9pt" style:font-size-asian="9pt" style:font-size-complex="9pt"/>
    </style:style>
    <style:style style:name="ce567" style:family="table-cell" style:parent-style-name="Default" style:data-style-name="N0">
      <style:table-cell-properties fo:border="thin solid #1A1A1A" style:vertical-align="middle" style:shrink-to-fit="true" style:repeat-content="false"/>
      <style:paragraph-properties fo:text-align="center"/>
      <style:text-properties fo:font-size="9pt" style:font-size-asian="9pt" style:font-size-complex="9pt"/>
    </style:style>
    <style:style style:name="ce568" style:family="table-cell" style:parent-style-name="Default" style:data-style-name="N0">
      <style:table-cell-properties fo:border="thin solid #1A1A1A" style:vertical-align="middle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69" style:family="table-cell" style:parent-style-name="Default" style:data-style-name="N0">
      <style:table-cell-properties fo:border-top="none" fo:border-bottom="thin solid #000000" fo:border-left="thin solid #1A1A1A" fo:border-right="none" style:vertical-align="middle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57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  <style:text-properties fo:font-size="9pt" style:font-size-asian="9pt" style:font-size-complex="9pt"/>
    </style:style>
    <style:style style:name="ce571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font-size="9pt" style:font-size-asian="9pt" style:font-size-complex="9pt"/>
    </style:style>
    <style:style style:name="ce57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/>
      <style:text-properties fo:font-size="9pt" style:font-size-asian="9pt" style:font-size-complex="9pt"/>
    </style:style>
    <style:style style:name="ce573" style:family="table-cell" style:parent-style-name="Default" style:data-style-name="N0">
      <style:table-cell-properties fo:border-top="none" fo:border-bottom="thin solid #000000" fo:border-left="thin solid #000000" fo:border-right="thin solid #1A1A1A" style:vertical-align="middle" fo:background-color="transparent" style:shrink-to-fit="true"/>
      <style:text-properties fo:font-size="9pt" style:font-size-asian="9pt" style:font-size-complex="9pt" fo:font-weight="bold" style:font-weight-asian="bold" style:font-weight-complex="bold"/>
    </style:style>
    <style:style style:name="ce574" style:family="table-cell" style:parent-style-name="Default" style:data-style-name="N0">
      <style:table-cell-properties fo:border-top="none" fo:border-bottom="thin solid #1A1A1A" fo:border-left="thin solid #1A1A1A" fo:border-right="none" style:vertical-align="middle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575" style:family="table-cell" style:parent-style-name="Default" style:data-style-name="N0">
      <style:table-cell-properties fo:border-top="none" fo:border-bottom="thin solid #1A1A1A" fo:border-left="none" fo:border-right="none" style:vertical-align="middle"/>
      <style:text-properties fo:font-size="9pt" style:font-size-asian="9pt" style:font-size-complex="9pt"/>
    </style:style>
    <style:style style:name="ce576" style:family="table-cell" style:parent-style-name="Default" style:data-style-name="N0">
      <style:table-cell-properties fo:border-top="none" fo:border-bottom="thin solid #1A1A1A" fo:border-left="none" fo:border-right="thin solid #1A1A1A" style:vertical-align="middle"/>
      <style:text-properties fo:font-size="9pt" style:font-size-asian="9pt" style:font-size-complex="9pt"/>
    </style:style>
    <style:style style:name="ce577" style:family="table-cell" style:parent-style-name="Default" style:data-style-name="N0">
      <style:table-cell-properties fo:border-top="none" fo:border-bottom="thin solid #1A1A1A" fo:border-left="thin solid #1A1A1A" fo:border-right="none" style:vertical-align="middle"/>
      <style:text-properties fo:color="#FF0000" fo:font-size="9pt" style:font-size-asian="9pt" style:font-size-complex="9pt"/>
    </style:style>
    <style:style style:name="ce578" style:family="table-cell" style:parent-style-name="Default" style:data-style-name="N0">
      <style:table-cell-properties fo:border-top="none" fo:border-bottom="thin solid #1A1A1A" fo:border-left="none" fo:border-right="thin solid #1A1A1A" style:vertical-align="middle"/>
      <style:text-properties fo:color="#FF0000" fo:font-size="9pt" style:font-size-asian="9pt" style:font-size-complex="9pt"/>
    </style:style>
    <style:style style:name="ce579" style:family="table-cell" style:parent-style-name="Default" style:data-style-name="N0">
      <style:table-cell-properties fo:border-top="thin solid #000000" fo:border-bottom="thin solid #000000" fo:border-left="thin solid #1A1A1A" fo:border-right="none" style:vertical-align="middle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58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font-size="9pt" style:font-size-asian="9pt" style:font-size-complex="9pt"/>
    </style:style>
    <style:style style:name="ce58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9pt" style:font-size-asian="9pt" style:font-size-complex="9pt"/>
    </style:style>
    <style:style style:name="ce5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fo:font-size="9pt" style:font-size-asian="9pt" style:font-size-complex="9pt"/>
    </style:style>
    <style:style style:name="ce583" style:family="table-cell" style:parent-style-name="Default" style:data-style-name="N0">
      <style:table-cell-properties fo:border-top="thin solid #000000" fo:border-bottom="thin solid #000000" fo:border-left="thin solid #000000" fo:border-right="thin solid #1A1A1A" style:vertical-align="middle" fo:background-color="transparent" style:shrink-to-fit="true"/>
      <style:text-properties fo:font-size="9pt" style:font-size-asian="9pt" style:font-size-complex="9pt"/>
    </style:style>
    <style:style style:name="ce584" style:family="table-cell" style:parent-style-name="Default" style:data-style-name="N0">
      <style:table-cell-properties fo:border="thin solid #1A1A1A" style:vertical-align="middle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585" style:family="table-cell" style:parent-style-name="Default" style:data-style-name="N0">
      <style:table-cell-properties fo:border-top="none" fo:border-bottom="thin solid #1A1A1A" fo:border-left="thin solid #1A1A1A" fo:border-right="none" style:vertical-align="middle"/>
      <style:text-properties fo:color="#008000" fo:font-size="9pt" style:font-size-asian="9pt" style:font-size-complex="9pt"/>
    </style:style>
    <style:style style:name="ce586" style:family="table-cell" style:parent-style-name="Default" style:data-style-name="N0">
      <style:table-cell-properties fo:border-top="none" fo:border-bottom="thin solid #1A1A1A" fo:border-left="none" fo:border-right="thin solid #1A1A1A" style:vertical-align="middle"/>
      <style:text-properties fo:color="#008000" fo:font-size="9pt" style:font-size-asian="9pt" style:font-size-complex="9pt"/>
    </style:style>
    <style:style style:name="ce587" style:family="table-cell" style:parent-style-name="Default" style:data-style-name="N0">
      <style:table-cell-properties fo:border-top="none" fo:border-bottom="thin solid #000000" fo:border-left="thin solid #000000" fo:border-right="thin solid #1A1A1A" style:vertical-align="middle" fo:background-color="transparent" style:shrink-to-fit="true"/>
      <style:text-properties fo:font-size="9pt" style:font-size-asian="9pt" style:font-size-complex="9pt"/>
    </style:style>
    <style:style style:name="ce588" style:family="table-cell" style:parent-style-name="Default" style:data-style-name="N0">
      <style:table-cell-properties fo:border-top="none" fo:border-bottom="thin solid #1A1A1A" fo:border-left="thin solid #1A1A1A" fo:border-right="none" style:vertical-align="middle"/>
      <style:text-properties fo:color="#FF6600" fo:font-size="9pt" style:font-size-asian="9pt" style:font-size-complex="9pt"/>
    </style:style>
    <style:style style:name="ce589" style:family="table-cell" style:parent-style-name="Default" style:data-style-name="N0">
      <style:table-cell-properties fo:border-top="none" fo:border-bottom="thin solid #1A1A1A" fo:border-left="none" fo:border-right="thin solid #1A1A1A" style:vertical-align="middle"/>
      <style:text-properties fo:color="#FF6600" fo:font-size="9pt" style:font-size-asian="9pt" style:font-size-complex="9pt"/>
    </style:style>
    <style:style style:name="ce590" style:family="table-cell" style:parent-style-name="Default" style:data-style-name="N0">
      <style:table-cell-properties fo:border-top="none" fo:border-bottom="thin solid #1A1A1A" fo:border-left="thin solid #1A1A1A" fo:border-right="none" style:vertical-align="middle"/>
      <style:text-properties fo:color="#800080" fo:font-size="9pt" style:font-size-asian="9pt" style:font-size-complex="9pt"/>
    </style:style>
    <style:style style:name="ce591" style:family="table-cell" style:parent-style-name="Default" style:data-style-name="N0">
      <style:table-cell-properties fo:border-top="none" fo:border-bottom="thin solid #1A1A1A" fo:border-left="none" fo:border-right="thin solid #1A1A1A" style:vertical-align="middle"/>
      <style:text-properties fo:color="#800080" fo:font-size="9pt" style:font-size-asian="9pt" style:font-size-complex="9pt"/>
    </style:style>
    <style:style style:name="ce592" style:family="table-cell" style:parent-style-name="Default" style:data-style-name="N0">
      <style:table-cell-properties fo:border-top="none" fo:border-bottom="thin solid #1A1A1A" fo:border-left="thin solid #1A1A1A" fo:border-right="none" style:vertical-align="middle"/>
      <style:text-properties fo:font-size="9pt" style:font-size-asian="9pt" style:font-size-complex="9pt" fo:font-weight="bold" style:font-weight-asian="bold" style:font-weight-complex="bold"/>
    </style:style>
    <style:style style:name="ce593" style:family="table-cell" style:parent-style-name="Default" style:data-style-name="N0">
      <style:table-cell-properties fo:border-top="none" fo:border-bottom="thin solid #1A1A1A" fo:border-left="none" fo:border-right="none" style:vertical-align="middle" fo:background-color="transparent"/>
      <style:text-properties fo:font-size="9pt" style:font-size-asian="9pt" style:font-size-complex="9pt"/>
    </style:style>
    <style:style style:name="ce594" style:family="table-cell" style:parent-style-name="Default" style:data-style-name="N0">
      <style:table-cell-properties fo:border-top="none" fo:border-bottom="thin solid #1A1A1A" fo:border-left="none" fo:border-right="thin solid #000000" style:vertical-align="middle" fo:background-color="transparent"/>
      <style:text-properties fo:font-size="9pt" style:font-size-asian="9pt" style:font-size-complex="9pt"/>
    </style:style>
    <style:style style:name="ce595" style:family="table-cell" style:parent-style-name="Default" style:data-style-name="N0">
      <style:table-cell-properties fo:border-top="none" fo:border-bottom="thin solid #1A1A1A" fo:border-left="thin solid #000000" fo:border-right="thin solid #1A1A1A" style:vertical-align="middle" fo:background-color="transparent" style:shrink-to-fit="true"/>
      <style:text-properties fo:font-size="9pt" style:font-size-asian="9pt" style:font-size-complex="9pt"/>
    </style:style>
    <style:style style:name="ce596" style:family="table-cell" style:parent-style-name="Default" style:data-style-name="N0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597" style:family="table-cell" style:parent-style-name="Default" style:data-style-name="N0">
      <style:table-cell-properties fo:border="thin solid #1A1A1A" style:vertical-align="middle" fo:background-color="transparent" style:shrink-to-fit="true"/>
      <style:text-properties fo:font-size="9pt" style:font-size-asian="9pt" style:font-size-complex="9pt" fo:font-weight="bold" style:font-weight-asian="bold" style:font-weight-complex="bold"/>
    </style:style>
    <style:style style:name="ce598" style:family="table-cell" style:parent-style-name="Default" style:data-style-name="N0">
      <style:table-cell-properties fo:border-top="none" fo:border-bottom="thin solid #1A1A1A" fo:border-left="thin solid #000000" fo:border-right="thin solid #1A1A1A" style:vertical-align="middle" fo:background-color="transparent" style:shrink-to-fit="true"/>
      <style:text-properties fo:font-size="9pt" style:font-size-asian="9pt" style:font-size-complex="9pt" fo:font-weight="bold" style:font-weight-asian="bold" style:font-weight-complex="bold"/>
    </style:style>
    <style:style style:name="ce59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600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601" style:family="table-cell" style:parent-style-name="Default" style:data-style-name="N0">
      <style:table-cell-properties fo:border-top="thin solid #1A1A1A" fo:border-bottom="thin solid #1A1A1A" fo:border-left="thin solid #1A1A1A" fo:border-right="none" style:vertical-align="middle" fo:background-color="#CCFF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2" style:family="table-cell" style:parent-style-name="Default" style:data-style-name="N0">
      <style:table-cell-properties fo:border-top="thin solid #1A1A1A" fo:border-bottom="thin solid #000000" fo:border-left="none" fo:border-right="none" style:vertical-align="middle" fo:background-color="#FFFF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3" style:family="table-cell" style:parent-style-name="Default" style:data-style-name="N0">
      <style:table-cell-properties fo:border-top="thin solid #1A1A1A" fo:border-bottom="thin solid #1A1A1A" fo:border-left="none" fo:border-right="none" style:vertical-align="middle" fo:background-color="#FFCC99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4" style:family="table-cell" style:parent-style-name="Default" style:data-style-name="N0">
      <style:table-cell-properties fo:border-top="thin solid #1A1A1A" fo:border-bottom="thin solid #1A1A1A" fo:border-left="none" fo:border-right="none" style:vertical-align="middle" fo:background-color="#99CC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5" style:family="table-cell" style:parent-style-name="Default" style:data-style-name="N0">
      <style:table-cell-properties fo:border-top="thin solid #1A1A1A" fo:border-bottom="thin solid #1A1A1A" fo:border-left="none" fo:border-right="none" style:vertical-align="middle" fo:background-color="#CCFF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6" style:family="table-cell" style:parent-style-name="Default" style:data-style-name="N0">
      <style:table-cell-properties fo:border-top="thin solid #1A1A1A" fo:border-bottom="thin solid #1A1A1A" fo:border-left="none" fo:border-right="none" style:vertical-align="middle" fo:background-color="#FF99CC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7" style:family="table-cell" style:parent-style-name="Default" style:data-style-name="N0">
      <style:table-cell-properties fo:border-top="thin solid #1A1A1A" fo:border-bottom="thin solid #1A1A1A" fo:border-left="none" fo:border-right="none" style:vertical-align="middle" fo:background-color="#CC99FF" style:cell-protect="hidden-and-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8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609" style:family="table-cell" style:parent-style-name="Default" style:data-style-name="N0">
      <style:table-cell-properties fo:border-top="thin solid #000000" fo:border-bottom="thin solid #000000" fo:border-left="thin solid #000000" fo:border-right="thin solid #1A1A1A" style:vertical-align="middle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11" style:family="table-cell" style:parent-style-name="Default" style:data-style-name="N0">
      <style:table-cell-properties fo:border-top="thin solid #1A1A1A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12" style:family="table-cell" style:parent-style-name="Default" style:data-style-name="N0">
      <style:table-cell-properties fo:border-top="thin solid #1A1A1A" fo:border-bottom="thin solid #000000" fo:border-left="thin solid #000000" fo:border-right="thin solid #1A1A1A" style:vertical-align="middle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FF0000" fo:font-size="9pt" style:font-size-asian="9pt" style:font-size-complex="9pt"/>
    </style:style>
    <style:style style:name="ce6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 fo:font-size="9pt" style:font-size-asian="9pt" style:font-size-complex="9pt"/>
    </style:style>
    <style:style style:name="ce615" style:family="table-cell" style:parent-style-name="Default" style:data-style-name="N0">
      <style:table-cell-properties fo:border-top="thin solid #000000" fo:border-bottom="thin solid #000000" fo:border-left="thin solid #000000" fo:border-right="thin solid #1A1A1A" style:vertical-align="middle" fo:background-color="transparent" style:repeat-content="false"/>
      <style:paragraph-properties fo:text-align="center"/>
      <style:text-properties fo:color="#FF0000" fo:font-size="9pt" style:font-size-asian="9pt" style:font-size-complex="9pt"/>
    </style:style>
    <style:style style:name="ce61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6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61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9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2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C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24" style:family="table-cell" style:parent-style-name="Default" style:data-style-name="N0">
      <style:table-cell-properties fo:border="thin solid #1A1A1A" style:vertical-align="middle" fo:background-color="transparent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25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26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fo:font-size="12pt" style:font-size-asian="12pt" style:font-size-complex="12pt"/>
    </style:style>
    <style:style style:name="ce627" style:family="table-cell" style:parent-style-name="Default" style:data-style-name="N0">
      <style:table-cell-properties fo:border="thin solid #1A1A1A" style:vertical-align="middle" fo:background-color="#CCFFFF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28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CCFFFF" style:repeat-content="false"/>
      <style:paragraph-properties fo:text-align="center"/>
      <style:text-properties fo:font-size="12pt" style:font-size-asian="12pt" style:font-size-complex="12pt"/>
    </style:style>
    <style:style style:name="ce629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30" style:family="table-cell" style:parent-style-name="Default" style:data-style-name="N1">
      <style:table-cell-properties fo:border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31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background-color="#CC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32" style:family="table-cell" style:parent-style-name="Default" style:data-style-name="N1">
      <style:table-cell-properties fo:border="thin solid #000000" style:vertical-align="middle" fo:background-color="#CC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34" style:family="table-cell" style:parent-style-name="Default" style:data-style-name="N1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35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3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37" style:family="table-cell" style:parent-style-name="Default" style:data-style-name="N1">
      <style:table-cell-properties fo:border="thin solid #000000" style:vertical-align="middle" fo:background-color="#FFFF99" style:repeat-content="false"/>
      <style:paragraph-properties fo:text-align="center"/>
      <style:text-properties fo:font-size="12pt" style:font-size-asian="12pt" style:font-size-complex="12pt"/>
    </style:style>
    <style:style style:name="ce638" style:family="table-cell" style:parent-style-name="Default" style:data-style-name="N1">
      <style:table-cell-properties fo:border="thin solid #000000" style:vertical-align="middle" fo:background-color="#CCFFFF" style:repeat-content="false"/>
      <style:paragraph-properties fo:text-align="center"/>
      <style:text-properties fo:font-size="12pt" style:font-size-asian="12pt" style:font-size-complex="12pt"/>
    </style:style>
    <style:style style:name="ce639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0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64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6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43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44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46" style:family="table-cell" style:parent-style-name="Default" style:data-style-name="N0">
      <style:table-cell-properties fo:border="thin solid #1A1A1A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47" style:family="table-cell" style:parent-style-name="Default" style:data-style-name="N0">
      <style:table-cell-properties fo:border-top="thin solid #1A1A1A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48" style:family="table-cell" style:parent-style-name="Default" style:data-style-name="N0">
      <style:table-cell-properties fo:border="thin solid #000000" fo:background-color="transparent"/>
    </style:style>
    <style:style style:name="ce649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5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51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652" style:family="table-cell" style:parent-style-name="Normal_Plan2" style:data-style-name="N0">
      <style:table-cell-properties fo:border="thin solid #000000" style:vertical-align="middle" fo:background-color="#FFFF00" style:shrink-to-fit="true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653" style:family="table-cell" style:parent-style-name="Normal_Plan2" style:data-style-name="N0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54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55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56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657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58" style:family="table-cell" style:parent-style-name="Default" style:data-style-name="N30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59" style:family="table-cell" style:parent-style-name="Default" style:data-style-name="N36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60" style:family="table-cell" style:parent-style-name="Default" style:data-style-name="N37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61" style:family="table-cell" style:parent-style-name="Normal_Plan2" style:data-style-name="N0">
      <style:table-cell-properties fo:border="thin solid #000000" style:vertical-align="middle" fo:background-color="#FF0000" style:shrink-to-fit="true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662" style:family="table-cell" style:parent-style-name="Default" style:data-style-name="N0">
      <style:table-cell-properties fo:border="thin solid #333333" style:vertical-align="middle" fo:background-color="#FF0000" style:shrink-to-fit="true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663" style:family="table-cell" style:parent-style-name="Default" style:data-style-name="N36">
      <style:table-cell-properties fo:border="thin solid #333333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64" style:family="table-cell" style:parent-style-name="Default" style:data-style-name="N37">
      <style:table-cell-properties fo:border="thin solid #333333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65" style:family="table-cell" style:parent-style-name="Default" style:data-style-name="N0">
      <style:table-cell-properties fo:border="thin solid #333333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66" style:family="table-cell" style:parent-style-name="Default" style:data-style-name="N0">
      <style:table-cell-properties fo:background-color="#FF0000"/>
      <style:text-properties fo:color="#FFFFFF" fo:font-size="10pt" style:font-size-asian="10pt" style:font-size-complex="10pt" fo:font-weight="bold" style:font-weight-asian="bold" style:font-weight-complex="bold"/>
    </style:style>
    <style:style style:name="ce667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fo:color="#1A1A1A" fo:font-size="10pt" style:font-size-asian="10pt" style:font-size-complex="10pt" fo:font-weight="bold" style:font-weight-asian="bold" style:font-weight-complex="bold"/>
    </style:style>
    <style:style style:name="ce668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669" style:family="table-cell" style:parent-style-name="Default" style:data-style-name="N0">
      <style:text-properties fo:font-size="10pt" style:font-size-asian="10pt" style:font-size-complex="10pt"/>
    </style:style>
    <style:style style:name="ce670" style:family="table-cell" style:parent-style-name="Default" style:data-style-name="N0">
      <style:table-cell-properties fo:background-color="#FF0000"/>
      <style:text-properties fo:color="#FFFFFF" fo:font-size="10pt" style:font-size-asian="10pt" style:font-size-complex="10pt"/>
    </style:style>
    <style:style style:name="ce671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start" fo:margin-left="0cm"/>
      <style:text-properties fo:color="#0000FF" fo:font-size="10pt" style:font-size-asian="10pt" style:font-size-complex="10pt" fo:font-weight="bold" style:font-weight-asian="bold" style:font-weight-complex="bold"/>
    </style:style>
    <style:style style:name="ce672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333333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73" style:family="table-cell" style:parent-style-name="Default" style:data-style-name="N30">
      <style:table-cell-properties fo:border="thin solid #333333" style:vertical-align="automatic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74" style:family="table-cell" style:parent-style-name="Default" style:data-style-name="N30">
      <style:table-cell-properties fo:border="thin solid #333333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75" style:family="table-cell" style:parent-style-name="Default" style:data-style-name="N39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676" style:family="table-cell" style:parent-style-name="Default" style:data-style-name="N40">
      <style:table-cell-properties fo:border-top="none" fo:border-bottom="none" fo:border-left="thin solid #000000" fo:border-right="none" style:vertical-align="middle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677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center"/>
      <style:text-properties fo:color="#008000" fo:font-size="10pt" style:font-size-asian="10pt" style:font-size-complex="10pt" fo:font-weight="bold" style:font-weight-asian="bold" style:font-weight-complex="bold"/>
    </style:style>
    <style:style style:name="ce678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start" fo:margin-left="0cm"/>
      <style:text-properties fo:color="#1A1A1A" fo:font-size="10pt" style:font-size-asian="10pt" style:font-size-complex="10pt" fo:font-weight="bold" style:font-weight-asian="bold" style:font-weight-complex="bold"/>
    </style:style>
    <style:style style:name="ce679" style:family="table-cell" style:parent-style-name="Default" style:data-style-name="N30">
      <style:table-cell-properties fo:border="thin solid #000000" style:vertical-align="automatic" fo:background-color="#FF808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680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center"/>
      <style:text-properties fo:color="#0000FF" fo:font-size="10pt" style:font-size-asian="10pt" style:font-size-complex="10pt" fo:font-weight="bold" style:font-weight-asian="bold" style:font-weight-complex="bold"/>
    </style:style>
    <style:style style:name="ce681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start" fo:margin-left="0cm"/>
      <style:text-properties fo:color="#1A1A1A" fo:font-size="10pt" style:font-size-asian="10pt" style:font-size-complex="10pt" fo:font-weight="bold" style:font-weight-asian="bold" style:font-weight-complex="bold"/>
    </style:style>
    <style:style style:name="ce682" style:family="table-cell" style:parent-style-name="Default" style:data-style-name="N0">
      <style:table-cell-properties fo:border="thin solid #000000" fo:background-color="#FF8080"/>
      <style:text-properties fo:font-size="10pt" style:font-size-asian="10pt" style:font-size-complex="10pt" fo:font-weight="bold" style:font-weight-asian="bold" style:font-weight-complex="bold"/>
    </style:style>
    <style:style style:name="ce683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84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start" fo:margin-left="0cm"/>
      <style:text-properties fo:color="#0000FF" fo:font-size="10pt" style:font-size-asian="10pt" style:font-size-complex="10pt" fo:font-weight="bold" style:font-weight-asian="bold" style:font-weight-complex="bold"/>
    </style:style>
    <style:style style:name="ce685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86" style:family="table-cell" style:parent-style-name="Default" style:data-style-name="N30">
      <style:table-cell-properties fo:border="thin solid #000000" style:vertical-align="middle" fo:background-color="#FF00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687" style:family="table-cell" style:parent-style-name="Default" style:data-style-name="N36">
      <style:table-cell-properties fo:border="thin solid #000000" style:vertical-align="middle" fo:background-color="#FF00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688" style:family="table-cell" style:parent-style-name="Default" style:data-style-name="N37">
      <style:table-cell-properties fo:border="thin solid #000000" style:vertical-align="middle" fo:background-color="#FF00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689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fo:color="#0000FF" fo:font-size="10pt" style:font-size-asian="10pt" style:font-size-complex="10pt" fo:font-weight="bold" style:font-weight-asian="bold" style:font-weight-complex="bold"/>
    </style:style>
    <style:style style:name="ce690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91" style:family="table-cell" style:parent-style-name="Default" style:data-style-name="N0">
      <style:table-cell-properties fo:border="thin solid #333333" style:vertical-align="middle" fo:background-color="#FFFF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692" style:family="table-cell" style:parent-style-name="Default" style:data-style-name="N0">
      <style:table-cell-properties fo:border="thin solid #333333" style:vertical-align="middle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9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695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696" style:family="table-cell" style:parent-style-name="Default" style:data-style-name="N0">
      <style:table-cell-properties fo:border="thin solid #000000" style:vertical-align="middle" fo:background-color="#FFFFFF" style:shrink-to-fit="true" style:repeat-content="false"/>
      <style:paragraph-properties fo:text-align="start" fo:margin-left="0cm"/>
      <style:text-properties fo:color="#0000FF" fo:font-size="10pt" style:font-size-asian="10pt" style:font-size-complex="10pt" fo:font-weight="bold" style:font-weight-asian="bold" style:font-weight-complex="bold"/>
    </style:style>
    <style:style style:name="ce697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98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699" style:family="table-cell" style:parent-style-name="Default" style:data-style-name="N0">
      <style:table-cell-properties fo:border="thin solid #000000" style:vertical-align="middle" fo:background-color="#FF8080" style:shrink-to-fit="true" style:repeat-content="false"/>
      <style:paragraph-properties fo:text-align="center"/>
      <style:text-properties fo:color="#0000FF" fo:font-size="10pt" style:font-size-asian="10pt" style:font-size-complex="10pt"/>
    </style:style>
    <style:style style:name="ce700" style:family="table-cell" style:parent-style-name="Default" style:data-style-name="N0">
      <style:table-cell-properties fo:border="thin solid #000000" style:vertical-align="middle" fo:wrap-option="wrap" fo:background-color="#FF000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701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FF00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02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03" style:family="table-cell" style:parent-style-name="Default" style:data-style-name="N30">
      <style:table-cell-properties fo:border="thin solid #000000" style:vertical-align="automatic" fo:background-color="#FF8080" style:shrink-to-fit="true" style:repeat-content="false"/>
      <style:paragraph-properties fo:text-align="center"/>
      <style:text-properties fo:color="#808000" fo:font-size="10pt" style:font-size-asian="10pt" style:font-size-complex="10pt"/>
    </style:style>
    <style:style style:name="ce704" style:family="table-cell" style:parent-style-name="Default" style:data-style-name="N30">
      <style:table-cell-properties fo:border="thin solid #000000" style:vertical-align="automatic" fo:background-color="#FF0000" style:shrink-to-fit="true" style:repeat-content="false"/>
      <style:paragraph-properties fo:text-align="center"/>
      <style:text-properties fo:color="#808000" fo:font-size="10pt" style:font-size-asian="10pt" style:font-size-complex="10pt"/>
    </style:style>
    <style:style style:name="ce705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808000" fo:font-size="10pt" style:font-size-asian="10pt" style:font-size-complex="10pt"/>
    </style:style>
    <style:style style:name="ce706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808000" fo:font-size="10pt" style:font-size-asian="10pt" style:font-size-complex="10pt"/>
    </style:style>
    <style:style style:name="ce707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0">
      <style:table-cell-properties fo:border="thin solid #333333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708" style:family="table-cell" style:parent-style-name="Excel_32_Built-in_32_Excel_32_Built-in_32_Excel_32_Built-in_32_Excel_32_Built-in_32_Excel_32_Built-in_32_Excel_32_Built-in_32_Excel_32_Built-in_32_Excel_32_Built-in_32_Excel_32_Built-in_32_Excel_32_Built-in_32_Excel_32_Built-in_32_Normal" style:data-style-name="N30">
      <style:table-cell-properties fo:border="thin solid #000000" style:vertical-align="middle" fo:background-color="#FF0000" style:shrink-to-fit="true" style:repeat-content="false"/>
      <style:paragraph-properties fo:text-align="center"/>
      <style:text-properties fo:color="#FFFFFF" fo:font-size="10pt" style:font-size-asian="10pt" style:font-size-complex="10pt"/>
    </style:style>
    <style:style style:name="ce70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  <style:text-properties fo:color="#0000FF" fo:font-size="10pt" style:font-size-asian="10pt" style:font-size-complex="10pt"/>
    </style:style>
    <style:style style:name="ce710" style:family="table-cell" style:parent-style-name="Default" style:data-style-name="N0">
      <style:table-cell-properties fo:background-color="#FF8080"/>
      <style:text-properties fo:font-size="10pt" style:font-size-asian="10pt" style:font-size-complex="10pt"/>
    </style:style>
    <style:style style:name="ce711" style:family="table-cell" style:parent-style-name="Default" style:data-style-name="N38">
      <style:table-cell-properties fo:border="thin solid #000000" fo:background-color="#FF8080"/>
      <style:text-properties fo:font-size="10pt" style:font-size-asian="10pt" style:font-size-complex="10pt"/>
    </style:style>
    <style:style style:name="ce712" style:family="table-cell" style:parent-style-name="Default" style:data-style-name="N0">
      <style:table-cell-properties fo:border="thin solid #000000" style:vertical-align="middle" fo:background-color="#00FF00" style:shrink-to-fit="true" style:repeat-content="false"/>
      <style:paragraph-properties fo:text-align="start" fo:margin-left="0cm"/>
      <style:text-properties fo:color="#0000FF" fo:font-size="10pt" style:font-size-asian="10pt" style:font-size-complex="10pt" fo:font-weight="bold" style:font-weight-asian="bold" style:font-weight-complex="bold"/>
    </style:style>
    <style:style style:name="ce713" style:family="table-cell" style:parent-style-name="Normal_Plan2" style:data-style-name="N0">
      <style:table-cell-properties fo:border="thin solid #000000" style:vertical-align="middle" fo:background-color="#00FF0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714" style:family="table-cell" style:parent-style-name="Normal_Plan2" style:data-style-name="N0">
      <style:table-cell-properties fo:border="thin solid #000000" style:vertical-align="middle" fo:background-color="#00FF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="thin solid #000000" style:vertical-align="middle" fo:background-color="#00FF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="thin solid #000000" style:vertical-align="middle" fo:background-color="#00FF0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="thin solid #333333" style:vertical-align="middle" fo:background-color="#00FF0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718" style:family="table-cell" style:parent-style-name="Default" style:data-style-name="N30">
      <style:table-cell-properties fo:border="thin solid #000000" style:vertical-align="middle" fo:background-color="#00FF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19" style:family="table-cell" style:parent-style-name="Default" style:data-style-name="N36">
      <style:table-cell-properties fo:border="thin solid #000000" style:vertical-align="middle" fo:background-color="#00FF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20" style:family="table-cell" style:parent-style-name="Default" style:data-style-name="N36">
      <style:table-cell-properties fo:border="thin solid #000000" style:vertical-align="middle" fo:background-color="#23FF23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21" style:family="table-cell" style:parent-style-name="Default" style:data-style-name="N36">
      <style:table-cell-properties fo:border="thin solid #000000" style:vertical-align="middle" fo:background-color="#00FF00" style:shrink-to-fit="true" style:repeat-content="false"/>
      <style:paragraph-properties fo:text-align="center"/>
      <style:text-properties fo:color="#FF0000" fo:font-size="10pt" style:font-size-asian="10pt" style:font-size-complex="10pt"/>
    </style:style>
    <style:style style:name="ce722" style:family="table-cell" style:parent-style-name="Default" style:data-style-name="N37">
      <style:table-cell-properties fo:border="thin solid #000000" style:vertical-align="middle" fo:background-color="#00FF00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723" style:family="table-cell" style:parent-style-name="Default" style:data-style-name="N0">
      <style:table-cell-properties fo:border="thin solid #000000" style:vertical-align="middle" fo:background-color="#23FF23" style:shrink-to-fit="true" style:repeat-content="false"/>
      <style:paragraph-properties fo:text-align="center"/>
      <style:text-properties fo:color="#008000" fo:font-size="10pt" style:font-size-asian="10pt" style:font-size-complex="10pt"/>
    </style:style>
    <style:style style:name="ce72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25" style:family="table-cell" style:parent-style-name="Default" style:data-style-name="N3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726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72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28" style:family="table-cell" style:parent-style-name="Default" style:data-style-name="N0">
      <style:table-cell-properties style:vertical-align="top" fo:wrap-option="wrap"/>
    </style:style>
    <style:style style:name="ce729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730" style:family="table-cell" style:parent-style-name="Default" style:data-style-name="N30">
      <style:table-cell-properties style:vertical-align="top" fo:wrap-option="wrap"/>
      <style:text-properties fo:font-size="10pt" style:font-size-asian="10pt" style:font-size-complex="10pt"/>
    </style:style>
    <style:style style:name="ce731" style:family="table-cell" style:parent-style-name="Default" style:data-style-name="N30">
      <style:table-cell-properties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3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  <style:text-properties fo:font-size="10pt" style:font-size-asian="10pt" style:font-size-complex="10pt"/>
    </style:style>
    <style:style style:name="ce733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</style:style>
    <style:style style:name="ce73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</style:style>
    <style:style style:name="ce7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</style:style>
    <style:style style:name="ce73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37" style:family="table-cell" style:parent-style-name="Default" style:data-style-name="N0">
      <style:text-properties fo:font-size="12pt" style:font-size-asian="12pt" style:font-size-complex="12pt"/>
    </style:style>
    <style:style style:name="ce73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3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4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43" style:family="table-cell" style:parent-style-name="Default" style:data-style-name="N0">
      <style:table-cell-properties fo:border="thin solid #000000" style:vertical-align="middle" fo:background-color="#FFCC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4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46" style:family="table-cell" style:parent-style-name="Default" style:data-style-name="N0">
      <style:table-cell-properties fo:border="thin solid #000000" style:vertical-align="automatic" fo:background-color="#00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47" style:family="table-cell" style:parent-style-name="Default" style:data-style-name="N0">
      <style:table-cell-properties fo:border="thin solid #000000" style:vertical-align="automatic" fo:background-color="#9999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48" style:family="table-cell" style:parent-style-name="Default" style:data-style-name="N0">
      <style:table-cell-properties fo:border="thin solid #000000" style:vertical-align="automatic" fo:background-color="#FF808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49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75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5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5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75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55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756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  <style:text-properties fo:font-size="10pt" style:font-size-asian="10pt" style:font-size-complex="10pt"/>
    </style:style>
    <style:style style:name="ce757" style:family="table-cell" style:parent-style-name="Default" style:data-style-name="N0">
      <style:table-cell-properties fo:border="thin solid #000000" style:vertical-align="middle" fo:background-color="#FF0000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8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808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0008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4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5" style:family="text" style:parent-style-name="Default">
      <style:text-properties fo:color="#FF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9.921875cm"/>
    </style:style>
    <style:style style:name="co7" style:family="table-column">
      <style:table-column-properties fo:break-before="auto" style:column-width="4.31270833333333cm"/>
    </style:style>
    <style:style style:name="co8" style:family="table-column">
      <style:table-column-properties fo:break-before="auto" style:column-width="6.77333333333333cm" style:use-optimal-column-width="true"/>
    </style:style>
    <style:style style:name="co9" style:family="table-column">
      <style:table-column-properties fo:break-before="auto" style:column-width="5.02708333333333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6.00604166666667cm"/>
    </style:style>
    <style:style style:name="co15" style:family="table-column">
      <style:table-column-properties fo:break-before="auto" style:column-width="9.02229166666667cm" style:use-optimal-column-width="true"/>
    </style:style>
    <style:style style:name="co16" style:family="table-column">
      <style:table-column-properties fo:break-before="auto" style:column-width="7.19666666666667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2.354791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0.714375cm"/>
    </style:style>
    <style:style style:name="co21" style:family="table-column">
      <style:table-column-properties fo:break-before="auto" style:column-width="3.571875cm"/>
    </style:style>
    <style:style style:name="co22" style:family="table-column">
      <style:table-column-properties fo:break-before="auto" style:column-width="3.069166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page" style:column-width="1.24354166666667cm"/>
    </style:style>
    <style:style style:name="co25" style:family="table-column">
      <style:table-column-properties fo:break-before="page" style:column-width="1.69333333333333cm"/>
    </style:style>
    <style:style style:name="co26" style:family="table-column">
      <style:table-column-properties fo:break-before="auto" style:column-width="5.21229166666667cm"/>
    </style:style>
    <style:style style:name="co27" style:family="table-column">
      <style:table-column-properties fo:break-before="auto" style:column-width="2.27541666666667cm"/>
    </style:style>
    <style:style style:name="co28" style:family="table-column">
      <style:table-column-properties fo:break-before="auto" style:column-width="2.460625cm"/>
    </style:style>
    <style:style style:name="co29" style:family="table-column">
      <style:table-column-properties fo:break-before="auto" style:column-width="2.8575cm"/>
    </style:style>
    <style:style style:name="co30" style:family="table-column">
      <style:table-column-properties fo:break-before="auto" style:column-width="3.01625cm"/>
    </style:style>
    <style:style style:name="co31" style:family="table-column">
      <style:table-column-properties fo:break-before="auto" style:column-width="3.20145833333333cm"/>
    </style:style>
    <style:style style:name="co32" style:family="table-column">
      <style:table-column-properties fo:break-before="auto" style:column-width="3.54541666666667cm"/>
    </style:style>
    <style:style style:name="co33" style:family="table-column">
      <style:table-column-properties fo:break-before="auto" style:column-width="2.51354166666667cm"/>
    </style:style>
    <style:style style:name="co34" style:family="table-column">
      <style:table-column-properties fo:break-before="auto" style:column-width="3.65125cm"/>
    </style:style>
    <style:style style:name="co35" style:family="table-column">
      <style:table-column-properties fo:break-before="auto" style:column-width="9.445625cm"/>
    </style:style>
    <style:style style:name="co36" style:family="table-column">
      <style:table-column-properties fo:break-before="auto" style:column-width="8.70479166666667cm"/>
    </style:style>
    <style:style style:name="co37" style:family="table-column">
      <style:table-column-properties fo:break-before="page" style:column-width="2.27541666666667cm"/>
    </style:style>
    <style:style style:name="co38" style:family="table-column">
      <style:table-column-properties fo:break-before="auto" style:column-width="0.211666666666667cm"/>
    </style:style>
    <style:style style:name="co39" style:family="table-column">
      <style:table-column-properties fo:break-before="auto" style:column-width="12.620625cm"/>
    </style:style>
    <style:style style:name="co40" style:family="table-column">
      <style:table-column-properties fo:break-before="auto" style:column-width="0.3175cm"/>
    </style:style>
    <style:style style:name="co41" style:family="table-column">
      <style:table-column-properties fo:break-before="auto" style:column-width="1.08479166666667cm"/>
    </style:style>
    <style:style style:name="co42" style:family="table-column">
      <style:table-column-properties fo:break-before="auto" style:column-width="3.12208333333333cm"/>
    </style:style>
    <style:style style:name="co43" style:family="table-column">
      <style:table-column-properties fo:break-before="auto" style:column-width="1.77270833333333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3.3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12pt" style:use-optimal-row-height="true" fo:break-before="auto"/>
    </style:style>
    <style:style style:name="ro9" style:family="table-row">
      <style:table-row-properties style:row-height="14.8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5.95pt" style:use-optimal-row-height="true" fo:break-before="auto"/>
    </style:style>
    <style:style style:name="ro14" style:family="table-row">
      <style:table-row-properties style:row-height="30.6pt" style:use-optimal-row-height="false" fo:break-before="auto"/>
    </style:style>
    <style:style style:name="ro15" style:family="table-row">
      <style:table-row-properties style:row-height="26.85pt" style:use-optimal-row-height="false" fo:break-before="auto"/>
    </style:style>
    <style:style style:name="ro16" style:family="table-row">
      <style:table-row-properties style:row-height="15.75pt" style:use-optimal-row-height="true" fo:break-before="page"/>
    </style:style>
    <style:style style:name="ro17" style:family="table-row">
      <style:table-row-properties style:row-height="12.75pt" style:use-optimal-row-height="true" fo:break-before="auto"/>
    </style:style>
    <style:style style:name="ro18" style:family="table-row">
      <style:table-row-properties style:row-height="25.5pt" style:use-optimal-row-height="true" fo:break-before="auto"/>
    </style:style>
    <style:style style:name="ro19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43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44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Rel_Nom_Of_Tmpr" table:style-name="ta1">
        <table:table-column table:style-name="co1" table:default-cell-style-name="ce10"/>
        <table:table-column table:style-name="co2" table:default-cell-style-name="ce406"/>
        <table:table-column table:style-name="co3" table:default-cell-style-name="ce406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number-columns-repeated="2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5" table:number-columns-repeated="7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7" table:number-columns-repeated="230" table:default-cell-style-name="ce10"/>
        <table:table-column table:style-name="co17" table:number-columns-repeated="767" table:default-cell-style-name="ce1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OM</text:p>
          </table:table-cell>
          <table:table-cell office:value-type="string" table:style-name="ce3">
            <text:p>SEDE</text:p>
          </table:table-cell>
          <table:table-cell office:value-type="string" table:style-name="ce3">
            <text:p>UF</text:p>
          </table:table-cell>
          <table:table-cell office:value-type="string" table:style-name="ce4">
            <text:p>POST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A/Q/S</text:p>
          </table:table-cell>
          <table:table-cell office:value-type="string" table:style-name="ce5">
            <text:p>ESPEC</text:p>
          </table:table-cell>
          <table:table-cell office:value-type="string" table:style-name="ce3">
            <text:p>REFER</text:p>
          </table:table-cell>
          <table:table-cell office:value-type="string" table:style-name="ce3">
            <text:p>HABILITAÇÃO</text:p>
          </table:table-cell>
          <table:table-cell office:value-type="string" table:style-name="ce3">
            <text:p>OBS</text:p>
          </table:table-cell>
          <table:table-cell office:value-type="string" table:style-name="ce6">
            <text:p>CPF</text:p>
          </table:table-cell>
          <table:table-cell office:value-type="string" table:style-name="ce3">
            <text:p>Idt</text:p>
          </table:table-cell>
          <table:table-cell office:value-type="string" table:style-name="ce3">
            <text:p>Dt Nasc</text:p>
          </table:table-cell>
          <table:table-cell office:value-type="string" table:style-name="ce7">
            <text:p>Dt Asp</text:p>
          </table:table-cell>
          <table:table-cell office:value-type="string" table:style-name="ce7">
            <text:p>Dt 2Ten</text:p>
          </table:table-cell>
          <table:table-cell office:value-type="string" table:style-name="ce7">
            <text:p>Dt 1Ten</text:p>
          </table:table-cell>
          <table:table-cell office:value-type="string" table:style-name="ce7">
            <text:p>Tp Sv CPOR</text:p>
          </table:table-cell>
          <table:table-cell office:value-type="string" table:style-name="ce7">
            <text:p>Tp Sv EIPOT</text:p>
          </table:table-cell>
          <table:table-cell office:value-type="string" table:style-name="ce7">
            <text:p>Dt Conv EIC</text:p>
          </table:table-cell>
          <table:table-cell office:value-type="string" table:style-name="ce7">
            <text:p>Dt Inic Prorrog</text:p>
          </table:table-cell>
          <table:table-cell office:value-type="string" table:style-name="ce7">
            <text:p>Dt Term Prorrog</text:p>
          </table:table-cell>
          <table:table-cell office:value-type="string" table:style-name="ce7">
            <text:p>Tp Sv Total</text:p>
          </table:table-cell>
          <table:table-cell office:value-type="string" table:style-name="ce8">
            <text:p>ALTERAÇÃO</text:p>
          </table:table-cell>
          <table:table-cell table:number-columns-repeated="2" table:style-name="ce9"/>
          <table:table-cell table:number-columns-repeated="16358"/>
        </table:table-row>
        <table:table-row-group>
          <table:table-row table:style-name="ro2">
            <table:table-cell office:value-type="string" table:style-name="ce11">
              <text:p>10ª Cia E Cmb</text:p>
            </table:table-cell>
            <table:table-cell office:value-type="string" table:style-name="ce12">
              <text:p>São Bento do Una</text:p>
            </table:table-cell>
            <table:table-cell office:value-type="string" table:style-name="ce13">
              <text:p>PE</text:p>
            </table:table-cell>
            <table:table-cell office:value-type="string" table:style-name="ce14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6">
              <text:p>KLEBER WILLAMES NORONHA MACIEL</text:p>
            </table:table-cell>
            <table:table-cell office:value-type="string" table:style-name="ce14">
              <text:p>Eng</text:p>
            </table:table-cell>
            <table:table-cell office:value-type="string" table:style-name="ce17">
              <text:p>Eng</text:p>
            </table:table-cell>
            <table:table-cell office:value-type="string" table:style-name="ce18">
              <text:p>16 8105 000 000</text:p>
            </table:table-cell>
            <table:table-cell office:value-type="string" table:style-name="ce16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20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1">
              <text:p>10ª Cia E Cmb</text:p>
            </table:table-cell>
            <table:table-cell office:value-type="string" table:style-name="ce25">
              <text:p>São Bento do Una</text:p>
            </table:table-cell>
            <table:table-cell office:value-type="string" table:style-name="ce26">
              <text:p>PE</text:p>
            </table:table-cell>
            <table:table-cell office:value-type="string" table:style-name="ce27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28">
              <text:p>THIAGO JOSÉ RIBAMAR DA COSTA SILVA</text:p>
            </table:table-cell>
            <table:table-cell office:value-type="string" table:style-name="ce27">
              <text:p>Eng</text:p>
            </table:table-cell>
            <table:table-cell office:value-type="string" table:style-name="ce29">
              <text:p>Eng</text:p>
            </table:table-cell>
            <table:table-cell office:value-type="string" table:style-name="ce30">
              <text:p>16 8105 000 000</text:p>
            </table:table-cell>
            <table:table-cell office:value-type="string" table:style-name="ce31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32">
              <text:p>10ª Cia E Cmb</text:p>
            </table:table-cell>
            <table:table-cell office:value-type="string" table:style-name="ce33">
              <text:p>São Bento do Una</text:p>
            </table:table-cell>
            <table:table-cell office:value-type="string" table:style-name="ce34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35">
              <text:p>Temporário</text:p>
            </table:table-cell>
            <table:table-cell office:value-type="string" table:style-name="ce36">
              <text:p>DIOGO JOSÉ VIDAL DE LIMA</text:p>
            </table:table-cell>
            <table:table-cell office:value-type="string" table:style-name="ce37">
              <text:p>Int</text:p>
            </table:table-cell>
            <table:table-cell office:value-type="string" table:style-name="ce37">
              <text:p>Int</text:p>
            </table:table-cell>
            <table:table-cell office:value-type="string" table:style-name="ce37">
              <text:p>16 8500 000 000</text:p>
            </table:table-cell>
            <table:table-cell office:value-type="string" table:style-name="ce38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39">
              <text:p>081 502 514 99</text:p>
            </table:table-cell>
            <table:table-cell office:value-type="string" table:style-name="ce21">
              <text:p>0701635351</text:p>
            </table:table-cell>
            <table:table-cell office:value-type="string" table:style-name="ce22">
              <text:p>23/Jun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table:style-name="ce10"/>
            <table:table-cell office:value-type="string" table:style-name="ce42">
              <text:p>Int</text:p>
            </table:table-cell>
            <table:table-cell table:number-columns-repeated="16358"/>
          </table:table-row>
          <table:table-row table:style-name="ro2">
            <table:table-cell office:value-type="string" table:style-name="ce43">
              <text:p>10ª Cia E Cmb</text:p>
            </table:table-cell>
            <table:table-cell office:value-type="string" table:style-name="ce44">
              <text:p>São Bento do Una</text:p>
            </table:table-cell>
            <table:table-cell office:value-type="string" table:style-name="ce45">
              <text:p>PE</text:p>
            </table:table-cell>
            <table:table-cell office:value-type="string" table:style-name="ce46">
              <text:p>1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CAIO RICARDO DE VASCONCELOS CAVALCANTI</text:p>
            </table:table-cell>
            <table:table-cell office:value-type="string" table:style-name="ce46">
              <text:p>Int</text:p>
            </table:table-cell>
            <table:table-cell office:value-type="string" table:style-name="ce46">
              <text:p>Int</text:p>
            </table:table-cell>
            <table:table-cell office:value-type="string" table:style-name="ce46">
              <text:p>16 8500 000 000</text:p>
            </table:table-cell>
            <table:table-cell office:value-type="string" table:style-name="ce49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6 735 254 88</text:p>
            </table:table-cell>
            <table:table-cell office:value-type="string" table:style-name="ce21">
              <text:p>0701649659</text:p>
            </table:table-cell>
            <table:table-cell office:value-type="string" table:style-name="ce22">
              <text:p>19/Mar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office:value-type="string" table:style-name="ce10">
              <text:p>Tempo de Sv atualizada em 18 abr 12, de acordo com o DIEx n° A102-Aj G.4/Cmdo 1° Gpt E, de 09/04/2012 (BI n° 063, 30/03/12, 1° Gpt E)</text:p>
            </table:table-cell>
            <table:table-cell office:value-type="string" table:style-name="ce50">
              <text:p>QQ AQS</text:p>
            </table:table-cell>
            <table:table-cell table:number-columns-repeated="16358"/>
          </table:table-row>
          <table:table-row table:style-name="ro2">
            <table:table-cell office:value-type="string" table:style-name="ce51">
              <text:p>10ª Cia E Cmb</text:p>
            </table:table-cell>
            <table:table-cell office:value-type="string" table:style-name="ce25">
              <text:p>São Bento do Una</text:p>
            </table:table-cell>
            <table:table-cell office:value-type="string" table:style-name="ce26">
              <text:p>PE</text:p>
            </table:table-cell>
            <table:table-cell office:value-type="string" table:style-name="ce27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31">
              <text:p>PEDRO AFONSO DOS SANTOS JÚNIOR</text:p>
            </table:table-cell>
            <table:table-cell office:value-type="string" table:style-name="ce27">
              <text:p>Eng</text:p>
            </table:table-cell>
            <table:table-cell office:value-type="string" table:style-name="ce29">
              <text:p>Eng</text:p>
            </table:table-cell>
            <table:table-cell office:value-type="string" table:style-name="ce27">
              <text:p>17 8105 000 000</text:p>
            </table:table-cell>
            <table:table-cell office:value-type="string" table:style-name="ce31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1">
              <text:p>10ª Cia E Cmb</text:p>
            </table:table-cell>
            <table:table-cell office:value-type="string" table:style-name="ce25">
              <text:p>São Bento do Una</text:p>
            </table:table-cell>
            <table:table-cell office:value-type="string" table:style-name="ce26">
              <text:p>PE</text:p>
            </table:table-cell>
            <table:table-cell office:value-type="string" table:style-name="ce27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31">
              <text:p>HUGO BRITO BATISTA</text:p>
            </table:table-cell>
            <table:table-cell office:value-type="string" table:style-name="ce27">
              <text:p>Eng</text:p>
            </table:table-cell>
            <table:table-cell office:value-type="string" table:style-name="ce29">
              <text:p>Eng</text:p>
            </table:table-cell>
            <table:table-cell office:value-type="string" table:style-name="ce27">
              <text:p>17 8105 000 000</text:p>
            </table:table-cell>
            <table:table-cell office:value-type="string" table:style-name="ce31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1">
              <text:p>10ª Cia E Cmb</text:p>
            </table:table-cell>
            <table:table-cell office:value-type="string" table:style-name="ce52">
              <text:p>São Bento do Una</text:p>
            </table:table-cell>
            <table:table-cell office:value-type="string" table:style-name="ce53">
              <text:p>PE</text:p>
            </table:table-cell>
            <table:table-cell office:value-type="string" table:style-name="ce27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54">
              <text:p>KELVIN LINCOLN SOARES ALVES</text:p>
            </table:table-cell>
            <table:table-cell office:value-type="string" table:style-name="ce55">
              <text:p>Eng</text:p>
            </table:table-cell>
            <table:table-cell office:value-type="string" table:style-name="ce55">
              <text:p>Eng</text:p>
            </table:table-cell>
            <table:table-cell office:value-type="string" table:style-name="ce55">
              <text:p>17 8105 000 000</text:p>
            </table:table-cell>
            <table:table-cell office:value-type="string" table:style-name="ce31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41"/>
            <table:table-cell table:style-name="ce24"/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56">
              <text:p>10º Esqd C Mec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ARCELO NUNES</text:p>
            </table:table-cell>
            <table:table-cell office:value-type="string" table:style-name="ce15">
              <text:p>Cav</text:p>
            </table:table-cell>
            <table:table-cell office:value-type="string" table:style-name="ce59">
              <text:p>Cav</text:p>
            </table:table-cell>
            <table:table-cell office:value-type="string" table:style-name="ce15">
              <text:p>16 8102 000 000</text:p>
            </table:table-cell>
            <table:table-cell office:value-type="string" table:style-name="ce19">
              <text:p>Caval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10º Esqd C Mec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GABRIEL ESPINDOLA QUEIROZ PEREIRA</text:p>
            </table:table-cell>
            <table:table-cell office:value-type="string" table:style-name="ce15">
              <text:p>Cav</text:p>
            </table:table-cell>
            <table:table-cell office:value-type="string" table:style-name="ce59">
              <text:p>Cav</text:p>
            </table:table-cell>
            <table:table-cell office:value-type="string" table:style-name="ce15">
              <text:p>16 8102 000 000</text:p>
            </table:table-cell>
            <table:table-cell office:value-type="string" table:style-name="ce19">
              <text:p>Caval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10º Esqd C Mec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NATHAN WILLIAM FONTES SOUZA</text:p>
            </table:table-cell>
            <table:table-cell office:value-type="string" table:style-name="ce15">
              <text:p>Cav</text:p>
            </table:table-cell>
            <table:table-cell office:value-type="string" table:style-name="ce59">
              <text:p>Cav</text:p>
            </table:table-cell>
            <table:table-cell office:value-type="string" table:style-name="ce15">
              <text:p>16 8102 000 000</text:p>
            </table:table-cell>
            <table:table-cell office:value-type="string" table:style-name="ce19">
              <text:p>Caval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number-columns-repeated="2" table:style-name="ce60"/>
            <table:table-cell table:number-columns-repeated="16358"/>
          </table:table-row>
          <table:table-row table:style-name="ro2">
            <table:table-cell office:value-type="string" table:style-name="ce61">
              <text:p>10º Esqd C Mec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GLEINER ROLIEN DA SILVA PEREIRA</text:p>
            </table:table-cell>
            <table:table-cell office:value-type="string" table:style-name="ce64">
              <text:p>Cav</text:p>
            </table:table-cell>
            <table:table-cell office:value-type="string" table:style-name="ce50">
              <text:p>Cav</text:p>
            </table:table-cell>
            <table:table-cell office:value-type="string" table:style-name="ce64">
              <text:p>16 8102 000 000</text:p>
            </table:table-cell>
            <table:table-cell office:value-type="string" table:style-name="ce24">
              <text:p>Caval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61 553 254 30</text:p>
            </table:table-cell>
            <table:table-cell office:value-type="string" table:style-name="ce21">
              <text:p>0700738859</text:p>
            </table:table-cell>
            <table:table-cell office:value-type="date" office:date-value="1988-03-07T00:00:00" table:style-name="ce22">
              <text:p>07 Mar 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office:value-type="string" table:style-name="ce67">
              <text:p>1ª convocação em 23/06/2005</text:p>
            </table:table-cell>
            <table:table-cell office:value-type="string" table:style-name="ce50">
              <text:p>Cav</text:p>
            </table:table-cell>
            <table:table-cell table:number-columns-repeated="16358"/>
          </table:table-row>
          <table:table-row table:style-name="ro2">
            <table:table-cell office:value-type="string" table:style-name="ce68">
              <text:p>10º Esqd C Mec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GABRIEL MARQUES DE FRANÇA OSÓRIO</text:p>
            </table:table-cell>
            <table:table-cell office:value-type="string" table:style-name="ce47">
              <text:p>Int</text:p>
            </table:table-cell>
            <table:table-cell office:value-type="string" table:style-name="ce71">
              <text:p>Int</text:p>
            </table:table-cell>
            <table:table-cell office:value-type="string" table:style-name="ce47">
              <text:p>16 8500 000 000</text:p>
            </table:table-cell>
            <table:table-cell office:value-type="string" table:style-name="ce48">
              <text:p>Sv Intendência</text:p>
            </table:table-cell>
            <table:table-cell office:value-type="string" table:style-name="ce49">
              <text:p>Claro prorroga</text:p>
            </table:table-cell>
            <table:table-cell office:value-type="string" table:style-name="ce47">
              <text:p>096.240.884-03</text:p>
            </table:table-cell>
            <table:table-cell table:style-name="ce72"/>
            <table:table-cell office:value-type="date" office:date-value="1993-06-06T00:00:00" table:style-name="ce73">
              <text:p>06 Jun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4T00:00:00" table:style-name="ce40">
              <text:p>24 Jun 2014</text:p>
            </table:table-cell>
            <table:table-cell office:value-type="date" office:date-value="2015-06-23T00:00:00" table:style-name="ce75">
              <text:p>23 Jun 2015</text:p>
            </table:table-cell>
            <table:table-cell office:value-type="string" table:style-name="ce76">
              <text:p>02a 10m 23d</text:p>
            </table:table-cell>
            <table:table-cell table:style-name="ce77"/>
            <table:table-cell table:number-columns-repeated="2" table:style-name="ce60"/>
            <table:table-cell table:number-columns-repeated="16358"/>
          </table:table-row>
          <table:table-row table:style-name="ro2">
            <table:table-cell office:value-type="string" table:style-name="ce61">
              <text:p>10º Esqd C Mec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TÚLIO FÉLIX SILVA OLIVEIRA</text:p>
            </table:table-cell>
            <table:table-cell office:value-type="string" table:style-name="ce64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64">
              <text:p>16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9 879 524 78</text:p>
            </table:table-cell>
            <table:table-cell office:value-type="string" table:style-name="ce21">
              <text:p>0702148255</text:p>
            </table:table-cell>
            <table:table-cell office:value-type="date" office:date-value="1991-07-30T00:00:00" table:style-name="ce22">
              <text:p>30 Jul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4-06-27T00:00:00" table:style-name="ce75">
              <text:p>27 Jun 2014</text:p>
            </table:table-cell>
            <table:table-cell office:value-type="date" office:date-value="2015-06-26T00:00:00" table:style-name="ce75">
              <text:p>26 Jun 2015</text:p>
            </table:table-cell>
            <table:table-cell office:value-type="string" table:style-name="ce81">
              <text:p>04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82"/>
            <table:table-cell table:number-columns-repeated="16358"/>
          </table:table-row>
          <table:table-row table:style-name="ro2">
            <table:table-cell office:value-type="string" table:style-name="ce83">
              <text:p>10º Esqd C Mec</text:p>
            </table:table-cell>
            <table:table-cell office:value-type="string" table:style-name="ce84">
              <text:p>Recife</text:p>
            </table:table-cell>
            <table:table-cell office:value-type="string" table:style-name="ce85">
              <text:p>PE</text:p>
            </table:table-cell>
            <table:table-cell office:value-type="string" table:style-name="ce42">
              <text:p>2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86">
              <text:p>HEITOR FERREIRA GUEDES OLIVEIRA</text:p>
            </table:table-cell>
            <table:table-cell office:value-type="string" table:style-name="ce42">
              <text:p>Cav</text:p>
            </table:table-cell>
            <table:table-cell office:value-type="string" table:style-name="ce87">
              <text:p>Cav</text:p>
            </table:table-cell>
            <table:table-cell office:value-type="string" table:style-name="ce42">
              <text:p>EXCEDENTE</text:p>
            </table:table-cell>
            <table:table-cell office:value-type="string" table:style-name="ce88">
              <text:p>Cavalaria</text:p>
            </table:table-cell>
            <table:table-cell office:value-type="string" table:style-name="ce88">
              <text:p>Excedente prorroga</text:p>
            </table:table-cell>
            <table:table-cell office:value-type="string" table:style-name="ce89">
              <text:p>063562314-59</text:p>
            </table:table-cell>
            <table:table-cell office:value-type="float" office:value="700919277" table:style-name="ce89">
              <text:p>700919277</text:p>
            </table:table-cell>
            <table:table-cell office:value-type="date" office:date-value="1992-12-18T00:00:00" table:style-name="ce90">
              <text:p>18 Dec 1992</text:p>
            </table:table-cell>
            <table:table-cell office:value-type="date" office:date-value="2011-12-10T00:00:00" table:style-name="ce90">
              <text:p>10 Dec 2011</text:p>
            </table:table-cell>
            <table:table-cell office:value-type="date" office:date-value="2012-08-31T00:00:00" table:style-name="ce90">
              <text:p>31 Aug 2012</text:p>
            </table:table-cell>
            <table:table-cell office:value-type="date" office:date-value="2015-08-31T00:00:00" table:style-name="ce91">
              <text:p>31 Aug 2015</text:p>
            </table:table-cell>
            <table:table-cell office:value-type="string" table:style-name="ce92">
              <text:p>00a 07m 08d</text:p>
            </table:table-cell>
            <table:table-cell office:value-type="string" table:style-name="ce92">
              <text:p>00a 03m 18d</text:p>
            </table:table-cell>
            <table:table-cell office:value-type="date" office:date-value="2012-06-27T00:00:00" table:style-name="ce93">
              <text:p>27 Jun 2012</text:p>
            </table:table-cell>
            <table:table-cell office:value-type="date" office:date-value="2014-06-27T00:00:00" table:style-name="ce93">
              <text:p>27 Jun 2014</text:p>
            </table:table-cell>
            <table:table-cell office:value-type="date" office:date-value="2015-06-26T00:00:00" table:style-name="ce93">
              <text:p>26 Jun 2015</text:p>
            </table:table-cell>
            <table:table-cell office:value-type="string" table:style-name="ce94">
              <text:p>03 a 10m 26d</text:p>
            </table:table-cell>
            <table:table-cell table:style-name="ce89"/>
            <table:table-cell table:number-columns-repeated="2" table:style-name="ce60"/>
            <table:table-cell table:number-columns-repeated="16358"/>
          </table:table-row>
          <table:table-row table:style-name="ro2">
            <table:table-cell office:value-type="string" table:style-name="ce61">
              <text:p>14ª Bia AAAe</text:p>
            </table:table-cell>
            <table:table-cell office:value-type="string" table:style-name="ce62">
              <text:p>Olinda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ROBERTO GADELHA BATISTA DOS SANTOS</text:p>
            </table:table-cell>
            <table:table-cell office:value-type="string" table:style-name="ce64">
              <text:p>Art</text:p>
            </table:table-cell>
            <table:table-cell office:value-type="string" table:style-name="ce50">
              <text:p>Art</text:p>
            </table:table-cell>
            <table:table-cell office:value-type="string" table:style-name="ce64">
              <text:p>16 8106 000 000</text:p>
            </table:table-cell>
            <table:table-cell office:value-type="string" table:style-name="ce24">
              <text:p>Artilhar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21">
              <text:p>014 423 914 05</text:p>
            </table:table-cell>
            <table:table-cell office:value-type="float" office:value="701143059" table:style-name="ce64">
              <text:p>701143059</text:p>
            </table:table-cell>
            <table:table-cell office:value-type="string" table:style-name="ce22">
              <text:p>05/Mai/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9-04-30T00:00:00" table:style-name="ce22">
              <text:p>30 Apr 2009</text:p>
            </table:table-cell>
            <table:table-cell office:value-type="date" office:date-value="2012-04-30T00:00:00" table:style-name="ce22">
              <text:p>30 Apr 2012</text:p>
            </table:table-cell>
            <table:table-cell office:value-type="string" table:style-name="ce23">
              <text:p>00a 06m 23d</text:p>
            </table:table-cell>
            <table:table-cell office:value-type="string" table:style-name="ce95">
              <text:p>00a 03m 17d</text:p>
            </table:table-cell>
            <table:table-cell office:value-type="date" office:date-value="2009-02-28T00:00:00" table:style-name="ce22">
              <text:p>28 Feb 2009</text:p>
            </table:table-cell>
            <table:table-cell office:value-type="date" office:date-value="2013-02-28T00:00:00" table:style-name="ce96">
              <text:p>28 Feb 2013</text:p>
            </table:table-cell>
            <table:table-cell office:value-type="date" office:date-value="2014-02-27T00:00:00" table:style-name="ce96">
              <text:p>27 Feb 2014</text:p>
            </table:table-cell>
            <table:table-cell office:value-type="string" table:style-name="ce66">
              <text:p>05a 10m 10d</text:p>
            </table:table-cell>
            <table:table-cell table:style-name="ce24"/>
            <table:table-cell table:style-name="ce10"/>
            <table:table-cell office:value-type="string" table:style-name="ce97">
              <text:p>Art</text:p>
            </table:table-cell>
            <table:table-cell table:number-columns-repeated="16358"/>
          </table:table-row>
          <table:table-row table:style-name="ro2">
            <table:table-cell office:value-type="string" table:style-name="ce56">
              <text:p>14ª Bia AAAe</text:p>
            </table:table-cell>
            <table:table-cell office:value-type="string" table:style-name="ce57">
              <text:p>Olinda</text:p>
            </table:table-cell>
            <table:table-cell office:value-type="string" table:style-name="ce15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ANDRÉ RICARDO SOARES</text:p>
            </table:table-cell>
            <table:table-cell office:value-type="string" table:style-name="ce15">
              <text:p>Art</text:p>
            </table:table-cell>
            <table:table-cell office:value-type="string" table:style-name="ce59">
              <text:p>Art</text:p>
            </table:table-cell>
            <table:table-cell office:value-type="string" table:style-name="ce15">
              <text:p>16 8106 000 000</text:p>
            </table:table-cell>
            <table:table-cell office:value-type="string" table:style-name="ce19">
              <text:p>Artilharia</text:p>
            </table:table-cell>
            <table:table-cell office:value-type="string" table:style-name="ce15">
              <text:p>Claro ocup Of Carreira</text:p>
            </table:table-cell>
            <table:table-cell office:value-type="string" table:style-name="ce15">
              <text:p>Claro ocup Of Carreira</text:p>
            </table:table-cell>
            <table:table-cell table:style-name="ce64"/>
            <table:table-cell table:number-columns-repeated="4" table:style-name="ce22"/>
            <table:table-cell table:number-columns-repeated="2" table:style-name="ce64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14ª Bia AAAe</text:p>
            </table:table-cell>
            <table:table-cell office:value-type="string" table:style-name="ce57">
              <text:p>Olind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THIAGO RIBEIRO DE ALMEIDA</text:p>
            </table:table-cell>
            <table:table-cell office:value-type="string" table:style-name="ce15">
              <text:p>Art</text:p>
            </table:table-cell>
            <table:table-cell office:value-type="string" table:style-name="ce59">
              <text:p>Art</text:p>
            </table:table-cell>
            <table:table-cell office:value-type="string" table:style-name="ce15">
              <text:p>16 8106 106 000</text:p>
            </table:table-cell>
            <table:table-cell office:value-type="string" table:style-name="ce19">
              <text:p>Artilharia (Cur ACAAe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8">
              <text:p>14ª Bia AAAe</text:p>
            </table:table-cell>
            <table:table-cell office:value-type="string" table:style-name="ce69">
              <text:p>Olinda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°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PEDRO JENNÉ DE ASSIS SILVA</text:p>
            </table:table-cell>
            <table:table-cell office:value-type="string" table:style-name="ce47">
              <text:p>Art</text:p>
            </table:table-cell>
            <table:table-cell office:value-type="string" table:style-name="ce71">
              <text:p>Art</text:p>
            </table:table-cell>
            <table:table-cell office:value-type="string" table:style-name="ce47">
              <text:p>16 8106 106 000</text:p>
            </table:table-cell>
            <table:table-cell office:value-type="string" table:style-name="ce48">
              <text:p>Artilharia (Cur ACAAe)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73.359.914-12</text:p>
            </table:table-cell>
            <table:table-cell office:value-type="string" table:style-name="ce72">
              <text:p>070143737-8</text:p>
            </table:table-cell>
            <table:table-cell office:value-type="date" office:date-value="1993-05-03T00:00:00" table:style-name="ce73">
              <text:p>03 May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12-25T00:00:00" table:style-name="ce98">
              <text:p>25 Dec 2013</text:p>
            </table:table-cell>
            <table:table-cell office:value-type="date" office:date-value="2016-12-25T00:00:00" table:style-name="ce98">
              <text:p>25 Dec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9-23T00:00:00" table:style-name="ce73">
              <text:p>23 Sep 2013</text:p>
            </table:table-cell>
            <table:table-cell office:value-type="date" office:date-value="2013-09-23T00:00:00" table:style-name="ce73">
              <text:p>23 Sep 2013</text:p>
            </table:table-cell>
            <table:table-cell office:value-type="date" office:date-value="2014-09-22T00:00:00" table:style-name="ce73">
              <text:p>22 Sep 2014</text:p>
            </table:table-cell>
            <table:table-cell office:value-type="string" table:style-name="ce76">
              <text:p>01a 10m 23d</text:p>
            </table:table-cell>
            <table:table-cell table:style-name="ce48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1">
              <text:p>14º B Log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MOACIR RIBEIRO DA SILVA</text:p>
            </table:table-cell>
            <table:table-cell office:value-type="string" table:style-name="ce50">
              <text:p>Int/MB</text:p>
            </table:table-cell>
            <table:table-cell office:value-type="string" table:style-name="ce50">
              <text:p>MB</text:p>
            </table:table-cell>
            <table:table-cell office:value-type="string" table:style-name="ce66">
              <text:p>16 8010 000 000</text:p>
            </table:table-cell>
            <table:table-cell office:value-type="string" table:style-name="ce24">
              <text:p>Sv Intendência/QMB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3 844 544 69</text:p>
            </table:table-cell>
            <table:table-cell office:value-type="string" table:style-name="ce72">
              <text:p>07012147554</text:p>
            </table:table-cell>
            <table:table-cell office:value-type="date" office:date-value="1991-04-03T00:00:00" table:style-name="ce73">
              <text:p>03 Apr 1991</text:p>
            </table:table-cell>
            <table:table-cell office:value-type="date" office:date-value="2010-12-02T00:00:00" table:style-name="ce99">
              <text:p>02 Dec 2010</text:p>
            </table:table-cell>
            <table:table-cell office:value-type="date" office:date-value="2011-08-31T00:00:00" table:style-name="ce99">
              <text:p>31 Aug 2011</text:p>
            </table:table-cell>
            <table:table-cell office:value-type="date" office:date-value="2014-08-31T00:00:00" table:style-name="ce100">
              <text:p>31 Aug 2014</text:p>
            </table:table-cell>
            <table:table-cell office:value-type="string" table:style-name="ce101">
              <text:p>00a 07m 05d</text:p>
            </table:table-cell>
            <table:table-cell office:value-type="string" table:style-name="ce101">
              <text:p>00a 03m 12d</text:p>
            </table:table-cell>
            <table:table-cell office:value-type="date" office:date-value="2011-06-27T00:00:00" table:style-name="ce99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3a 10m 18d</text:p>
            </table:table-cell>
            <table:table-cell office:value-type="string" table:style-name="ce68">
              <text:p>Convocado em 27 Jun 11</text:p>
            </table:table-cell>
            <table:table-cell table:style-name="ce10"/>
            <table:table-cell table:style-name="ce42"/>
            <table:table-cell table:number-columns-repeated="16358"/>
          </table:table-row>
          <table:table-row table:style-name="ro2">
            <table:table-cell office:value-type="string" table:style-name="ce56">
              <text:p>14º B Log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ICHEL LEONARDO SOARES DE OLIVEIRA – NA</text:p>
            </table:table-cell>
            <table:table-cell office:value-type="string" table:style-name="ce59">
              <text:p>Int/MB</text:p>
            </table:table-cell>
            <table:table-cell office:value-type="string" table:style-name="ce59">
              <text:p>MB</text:p>
            </table:table-cell>
            <table:table-cell office:value-type="string" table:style-name="ce102">
              <text:p>16 8010 000 000</text:p>
            </table:table-cell>
            <table:table-cell office:value-type="string" table:style-name="ce19">
              <text:p>Sv Intendência/QMB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47"/>
            <table:table-cell table:number-columns-repeated="4" table:style-name="ce73"/>
            <table:table-cell table:number-columns-repeated="2" table:style-name="ce47"/>
            <table:table-cell table:number-columns-repeated="3" table:style-name="ce73"/>
            <table:table-cell table:style-name="ce72"/>
            <table:table-cell table:style-name="ce48"/>
            <table:table-cell table:style-name="ce10"/>
            <table:table-cell office:value-type="string" table:style-name="ce1">
              <text:p>houve uma transferencia revogada do bcom</text:p>
            </table:table-cell>
            <table:table-cell table:number-columns-repeated="16358"/>
          </table:table-row>
          <table:table-row table:style-name="ro2">
            <table:table-cell office:value-type="string" table:style-name="ce68">
              <text:p>14º B Log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CAIO HENRIQUE SOUZA FERREIRA</text:p>
            </table:table-cell>
            <table:table-cell office:value-type="string" table:style-name="ce71">
              <text:p>Int/MB</text:p>
            </table:table-cell>
            <table:table-cell office:value-type="string" table:style-name="ce71">
              <text:p>MB</text:p>
            </table:table-cell>
            <table:table-cell office:value-type="string" table:style-name="ce47">
              <text:p>16 8010 000 000</text:p>
            </table:table-cell>
            <table:table-cell office:value-type="string" table:style-name="ce48">
              <text:p>Sv Intendência/QMB</text:p>
            </table:table-cell>
            <table:table-cell office:value-type="string" table:style-name="ce49">
              <text:p>Claro prorroga</text:p>
            </table:table-cell>
            <table:table-cell office:value-type="string" table:style-name="ce47">
              <text:p>074.482.644-60</text:p>
            </table:table-cell>
            <table:table-cell table:style-name="ce72"/>
            <table:table-cell office:value-type="date" office:date-value="1993-11-19T00:00:00" table:style-name="ce73">
              <text:p>19 Nov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3T00:00:00" table:style-name="ce75">
              <text:p>23 Jun 2014</text:p>
            </table:table-cell>
            <table:table-cell office:value-type="string" table:style-name="ce76">
              <text:p>01a 10m 23d</text:p>
            </table:table-cell>
            <table:table-cell table:style-name="ce48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14º B Log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WELSON JOSÉ COSTA TIMÓTEO</text:p>
            </table:table-cell>
            <table:table-cell office:value-type="string" table:style-name="ce15">
              <text:p>MB</text:p>
            </table:table-cell>
            <table:table-cell office:value-type="string" table:style-name="ce59">
              <text:p>MB</text:p>
            </table:table-cell>
            <table:table-cell office:value-type="string" table:style-name="ce15">
              <text:p>16 8109 000 000</text:p>
            </table:table-cell>
            <table:table-cell office:value-type="string" table:style-name="ce19">
              <text:p>QMB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14º B Log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ALAN FIDELIS REIS SANTOS</text:p>
            </table:table-cell>
            <table:table-cell office:value-type="string" table:style-name="ce15">
              <text:p>MB</text:p>
            </table:table-cell>
            <table:table-cell office:value-type="string" table:style-name="ce15">
              <text:p>MB</text:p>
            </table:table-cell>
            <table:table-cell office:value-type="string" table:style-name="ce15">
              <text:p>16 8109 000 000</text:p>
            </table:table-cell>
            <table:table-cell office:value-type="string" table:style-name="ce19">
              <text:p>QMB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1">
              <text:p>14º B Log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63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3">
              <text:p>VICTOR SIQUEIRA DE FARIAS</text:p>
            </table:table-cell>
            <table:table-cell office:value-type="string" table:style-name="ce63">
              <text:p>MB</text:p>
            </table:table-cell>
            <table:table-cell office:value-type="string" table:style-name="ce63">
              <text:p>MB</text:p>
            </table:table-cell>
            <table:table-cell office:value-type="string" table:style-name="ce64">
              <text:p>16 8109 000 000</text:p>
            </table:table-cell>
            <table:table-cell office:value-type="string" table:style-name="ce24">
              <text:p>QMB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14 273 604 05</text:p>
            </table:table-cell>
            <table:table-cell office:value-type="string" table:style-name="ce21">
              <text:p>0702140559</text:p>
            </table:table-cell>
            <table:table-cell office:value-type="date" office:date-value="1991-06-19T00:00:00" table:style-name="ce22">
              <text:p>19 Jun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23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22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3a 10m 18d</text:p>
            </table:table-cell>
            <table:table-cell table:style-name="ce24"/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61">
              <text:p>14º B Log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82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DIEGO MOISÉS CUNHA MARTINS</text:p>
            </table:table-cell>
            <table:table-cell office:value-type="string" table:style-name="ce82">
              <text:p>MB</text:p>
            </table:table-cell>
            <table:table-cell office:value-type="string" table:style-name="ce50">
              <text:p>MB</text:p>
            </table:table-cell>
            <table:table-cell office:value-type="string" table:style-name="ce64">
              <text:p>16 8109 000 000</text:p>
            </table:table-cell>
            <table:table-cell office:value-type="string" table:style-name="ce104">
              <text:p>QMB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56 043 284 48</text:p>
            </table:table-cell>
            <table:table-cell office:value-type="string" table:style-name="ce21">
              <text:p>0700737653</text:p>
            </table:table-cell>
            <table:table-cell office:value-type="string" table:style-name="ce22">
              <text:p>30/Abr/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95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3-06-23T00:00:00" table:style-name="ce40">
              <text:p>23 Jun 2013</text:p>
            </table:table-cell>
            <table:table-cell office:value-type="date" office:date-value="2014-06-22T00:00:00" table:style-name="ce40">
              <text:p>22 Jun 2014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50">
              <text:p>MB</text:p>
            </table:table-cell>
            <table:table-cell table:number-columns-repeated="16358"/>
          </table:table-row>
          <table:table-row table:style-name="ro2">
            <table:table-cell office:value-type="string" table:style-name="ce105">
              <text:p>14° B Log</text:p>
            </table:table-cell>
            <table:table-cell office:value-type="string" table:style-name="ce106">
              <text:p>Recife</text:p>
            </table:table-cell>
            <table:table-cell office:value-type="string" table:style-name="ce107">
              <text:p>PE</text:p>
            </table:table-cell>
            <table:table-cell office:value-type="string" table:style-name="ce108">
              <text:p>VAGO</text:p>
            </table:table-cell>
            <table:table-cell office:value-type="string" table:style-name="ce108">
              <text:p>VAGO</text:p>
            </table:table-cell>
            <table:table-cell office:value-type="string" table:style-name="ce109">
              <text:p>CLARO VAGO</text:p>
            </table:table-cell>
            <table:table-cell office:value-type="string" table:style-name="ce108">
              <text:p>Com</text:p>
            </table:table-cell>
            <table:table-cell office:value-type="string" table:style-name="ce110">
              <text:p>Com</text:p>
            </table:table-cell>
            <table:table-cell office:value-type="string" table:style-name="ce108">
              <text:p>16 8111 000 000</text:p>
            </table:table-cell>
            <table:table-cell office:value-type="string" table:style-name="ce109">
              <text:p>Comunicações</text:p>
            </table:table-cell>
            <table:table-cell office:value-type="string" table:style-name="ce111">
              <text:p>Claro vago</text:p>
            </table:table-cell>
            <table:table-cell table:number-columns-repeated="2"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66"/>
            <table:table-cell table:style-name="ce24"/>
            <table:table-cell table:style-name="ce10"/>
            <table:table-cell office:value-type="string" table:style-name="ce50">
              <text:p>Com</text:p>
            </table:table-cell>
            <table:table-cell table:number-columns-repeated="16358"/>
          </table:table-row>
          <table:table-row table:style-name="ro2">
            <table:table-cell office:value-type="string" table:style-name="ce68">
              <text:p>14º B Log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office:annotation draw:style-name="a0" svg:x="9.51041666666667in" svg:y="4.25in" svg:width="2.07291666666667in" svg:height="0.541666666666667in">
                <dc:creator/>
                <text:p><text:span text:style-name="T11">DIEX N° 09, de 14 jan 13, informa o licenciamento do <text:s/>milita</text:span></text:p>
              </office:annotation>
              <text:p>LEONARDO DE GOES DOURADO NOVAIS</text:p>
            </table:table-cell>
            <table:table-cell office:value-type="string" table:style-name="ce47">
              <text:p>Int</text:p>
            </table:table-cell>
            <table:table-cell office:value-type="string" table:style-name="ce46">
              <text:p>Int</text:p>
            </table:table-cell>
            <table:table-cell office:value-type="string" table:style-name="ce47">
              <text:p>16 8500 000 000</text:p>
            </table:table-cell>
            <table:table-cell office:value-type="string" table:style-name="ce48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72">
              <text:p>070 784 174 70</text:p>
            </table:table-cell>
            <table:table-cell office:value-type="string" table:style-name="ce112">
              <text:p>0702148057</text:p>
            </table:table-cell>
            <table:table-cell office:value-type="date" office:date-value="1991-07-21T00:00:00" table:style-name="ce113">
              <text:p>21 Jul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99">
              <text:p>31 Aug 2011</text:p>
            </table:table-cell>
            <table:table-cell office:value-type="date" office:date-value="2014-08-31T00:00:00" table:style-name="ce100">
              <text:p>31 Aug 2014</text:p>
            </table:table-cell>
            <table:table-cell office:value-type="string" table:style-name="ce101">
              <text:p>00a 07m 05d</text:p>
            </table:table-cell>
            <table:table-cell office:value-type="string" table:style-name="ce101">
              <text:p>00a 03m 12d</text:p>
            </table:table-cell>
            <table:table-cell office:value-type="date" office:date-value="2011-06-27T00:00:00" table:style-name="ce99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4a 10m 18d</text:p>
            </table:table-cell>
            <table:table-cell table:style-name="ce11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8">
              <text:p>14º B Log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70">
              <text:p>Cap</text:p>
            </table:table-cell>
            <table:table-cell office:value-type="string" table:style-name="ce70">
              <text:p>Temporário</text:p>
            </table:table-cell>
            <table:table-cell table:style-name="ce115"/>
            <table:table-cell office:value-type="string" table:style-name="ce47">
              <text:p>int/MB</text:p>
            </table:table-cell>
            <table:table-cell office:value-type="string" table:style-name="ce47">
              <text:p>Int</text:p>
            </table:table-cell>
            <table:table-cell office:value-type="string" table:style-name="ce47">
              <text:p>17 8010 000 000</text:p>
            </table:table-cell>
            <table:table-cell office:value-type="string" table:style-name="ce48">
              <text:p>Sv Intendência/QMB</text:p>
            </table:table-cell>
            <table:table-cell office:value-type="string" table:style-name="ce49">
              <text:p>Claro prorroga</text:p>
            </table:table-cell>
            <table:table-cell office:value-type="string" table:style-name="ce116">
              <text:p>078.649.014-41</text:p>
            </table:table-cell>
            <table:table-cell office:value-type="string" table:style-name="ce117">
              <text:p>070214025-2</text:p>
            </table:table-cell>
            <table:table-cell office:value-type="date" office:date-value="1991-08-31T00:00:00" table:style-name="ce73">
              <text:p>31 Aug 1991</text:p>
            </table:table-cell>
            <table:table-cell office:value-type="date" office:date-value="2010-12-04T00:00:00" table:style-name="ce73">
              <text:p>04 Dec 2010</text:p>
            </table:table-cell>
            <table:table-cell office:value-type="date" office:date-value="2011-08-31T00:00:00" table:style-name="ce73">
              <text:p>31 Aug 2011</text:p>
            </table:table-cell>
            <table:table-cell office:value-type="date" office:date-value="2014-08-31T00:00:00" table:style-name="ce98">
              <text:p>31 Aug 2014</text:p>
            </table:table-cell>
            <table:table-cell office:value-type="string" table:style-name="ce95">
              <text:p>00a 07m 05d</text:p>
            </table:table-cell>
            <table:table-cell office:value-type="string" table:style-name="ce95">
              <text:p>00a 03m 16d</text:p>
            </table:table-cell>
            <table:table-cell office:value-type="date" office:date-value="2011-06-27T00:00:00" table:style-name="ce73">
              <text:p>27 Jun 2011</text:p>
            </table:table-cell>
            <table:table-cell office:value-type="date" office:date-value="2014-08-01T00:00:00" table:style-name="ce99">
              <text:p>01 Aug 2014</text:p>
            </table:table-cell>
            <table:table-cell office:value-type="date" office:date-value="2015-07-31T00:00:00" table:style-name="ce99">
              <text:p>31 Jul 2015</text:p>
            </table:table-cell>
            <table:table-cell office:value-type="string" table:style-name="ce118">
              <text:p>03a 10m 22d</text:p>
            </table:table-cell>
            <table:table-cell table:style-name="ce24"/>
            <table:table-cell table:style-name="ce10"/>
            <table:table-cell table:style-name="ce82"/>
            <table:table-cell table:number-columns-repeated="16358"/>
          </table:table-row>
          <table:table-row table:style-name="ro3">
            <table:table-cell office:value-type="string" table:style-name="ce61">
              <text:p>14º B Log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ARNALDO GOMES DE FARIAS JÚNIOR</text:p>
            </table:table-cell>
            <table:table-cell office:value-type="string" table:style-name="ce82">
              <text:p>MB</text:p>
            </table:table-cell>
            <table:table-cell office:value-type="string" table:style-name="ce82">
              <text:p>MB</text:p>
            </table:table-cell>
            <table:table-cell office:value-type="string" table:style-name="ce82">
              <text:p>17 8109 000 000</text:p>
            </table:table-cell>
            <table:table-cell office:value-type="string" table:style-name="ce104">
              <text:p>QMB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64 065 454 19</text:p>
            </table:table-cell>
            <table:table-cell office:value-type="string" table:style-name="ce21">
              <text:p>0701639155</text:p>
            </table:table-cell>
            <table:table-cell office:value-type="string" table:style-name="ce22">
              <text:p>12/Set/1988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50">
              <text:p>MB</text:p>
            </table:table-cell>
            <table:table-cell table:number-columns-repeated="16358"/>
          </table:table-row>
          <table:table-row table:style-name="ro3">
            <table:table-cell office:value-type="string" table:style-name="ce61">
              <text:p>14º B Log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Asp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EVERALDO GOMES DA SILVA JÚNIOR</text:p>
            </table:table-cell>
            <table:table-cell office:value-type="string" table:style-name="ce64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66">
              <text:p>17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24">
              <text:p>105.793.574-30</text:p>
            </table:table-cell>
            <table:table-cell table:style-name="ce1"/>
            <table:table-cell office:value-type="date" office:date-value="2014-06-23T00:00:00" table:style-name="ce119">
              <text:p>23/06/14</text:p>
            </table:table-cell>
            <table:table-cell table:style-name="ce1"/>
            <table:table-cell office:value-type="date" office:date-value="2014-08-31T00:00:00" table:style-name="ce119">
              <text:p>31/08/14</text:p>
            </table:table-cell>
            <table:table-cell office:value-type="date" office:date-value="2015-08-31T00:00:00" table:style-name="ce119">
              <text:p>31/08/15</text:p>
            </table:table-cell>
            <table:table-cell office:value-type="string" table:style-name="ce1">
              <text:p>00a07d 08d</text:p>
            </table:table-cell>
            <table:table-cell table:style-name="ce1"/>
            <table:table-cell office:value-type="date" office:date-value="2014-06-23T00:00:00" table:style-name="ce119">
              <text:p>23/06/14</text:p>
            </table:table-cell>
            <table:table-cell office:value-type="date" office:date-value="2014-06-23T00:00:00" table:style-name="ce119">
              <text:p>23/06/14</text:p>
            </table:table-cell>
            <table:table-cell office:value-type="date" office:date-value="2015-06-22T00:00:00" table:style-name="ce119">
              <text:p>22/06/15</text:p>
            </table:table-cell>
            <table:table-cell office:value-type="string" table:style-name="ce120">
              <text:p>01a 10m 23d</text:p>
            </table:table-cell>
            <table:table-cell table:number-columns-repeated="3" table:style-name="ce1"/>
            <table:table-cell table:number-columns-repeated="16358"/>
          </table:table-row>
          <table:table-row table:style-name="ro2">
            <table:table-cell office:value-type="string" table:style-name="ce61">
              <text:p>14º B Log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63">
              <text:p>1° Ten</text:p>
            </table:table-cell>
            <table:table-cell office:value-type="string" table:style-name="ce63">
              <text:p>Temporário</text:p>
            </table:table-cell>
            <table:table-cell office:value-type="string" table:style-name="ce62">
              <text:p>IGOR AFONSO S DE NAZARETH</text:p>
            </table:table-cell>
            <table:table-cell office:value-type="string" table:style-name="ce63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64">
              <text:p>17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121">
              <text:p>090 171 284 10</text:p>
            </table:table-cell>
            <table:table-cell office:value-type="string" table:style-name="ce21">
              <text:p>1240380046</text:p>
            </table:table-cell>
            <table:table-cell office:value-type="date" office:date-value="1990-08-13T00:00:00" table:style-name="ce22">
              <text:p>13 Aug 1990</text:p>
            </table:table-cell>
            <table:table-cell office:value-type="date" office:date-value="2009-11-29T00:00:00" table:style-name="ce22">
              <text:p>29 Nov 2009</text:p>
            </table:table-cell>
            <table:table-cell office:value-type="date" office:date-value="2010-08-31T00:00:00" table:style-name="ce22">
              <text:p>31 Aug 2010</text:p>
            </table:table-cell>
            <table:table-cell office:value-type="date" office:date-value="2013-08-31T00:00:00" table:style-name="ce74">
              <text:p>31 Aug 2013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10-06-26T00:00:00" table:style-name="ce40">
              <text:p>26 Jun 2010</text:p>
            </table:table-cell>
            <table:table-cell office:value-type="date" office:date-value="2013-06-26T00:00:00" table:style-name="ce75">
              <text:p>26 Jun 2013</text:p>
            </table:table-cell>
            <table:table-cell office:value-type="date" office:date-value="2014-06-25T00:00:00" table:style-name="ce75">
              <text:p>25 Jun 2014</text:p>
            </table:table-cell>
            <table:table-cell office:value-type="string" table:style-name="ce66">
              <text:p>04a 10m 18d</text:p>
            </table:table-cell>
            <table:table-cell table:style-name="ce24"/>
            <table:table-cell table:style-name="ce10"/>
            <table:table-cell office:value-type="string" table:style-name="ce82">
              <text:p>Int</text:p>
            </table:table-cell>
            <table:table-cell table:number-columns-repeated="16358"/>
          </table:table-row>
          <table:table-row table:style-name="ro2">
            <table:table-cell office:value-type="string" table:style-name="ce68">
              <text:p>14º BI Mtz</text:p>
            </table:table-cell>
            <table:table-cell office:value-type="string" table:style-name="ce69">
              <text:p>Jaboatão dos Guararapes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7">
              <text:p>JÔNATA MARCOS AMORIM TARGINO DA SILV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111 000</text:p>
            </table:table-cell>
            <table:table-cell office:value-type="string" table:style-name="ce48">
              <text:p>Infantaria (Cur Com)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91.712.544-47</text:p>
            </table:table-cell>
            <table:table-cell table:style-name="ce77"/>
            <table:table-cell office:value-type="date" office:date-value="1993-09-30T00:00:00" table:style-name="ce22">
              <text:p>30 Sep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3T00:00:00" table:style-name="ce75">
              <text:p>23 Jun 2014</text:p>
            </table:table-cell>
            <table:table-cell office:value-type="string" table:style-name="ce76">
              <text:p>02a 10m 23d</text:p>
            </table:table-cell>
            <table:table-cell table:style-name="ce77"/>
            <table:table-cell table:number-columns-repeated="2" table:style-name="ce60"/>
            <table:table-cell table:number-columns-repeated="16358"/>
          </table:table-row>
          <table:table-row table:style-name="ro2">
            <table:table-cell office:value-type="string" table:style-name="ce105">
              <text:p>14º BI Mtz</text:p>
            </table:table-cell>
            <table:table-cell office:value-type="string" table:style-name="ce106">
              <text:p>Jaboatão dos Guararapes</text:p>
            </table:table-cell>
            <table:table-cell office:value-type="string" table:style-name="ce107">
              <text:p>PE</text:p>
            </table:table-cell>
            <table:table-cell office:value-type="string" table:style-name="ce108">
              <text:p>VAGO</text:p>
            </table:table-cell>
            <table:table-cell office:value-type="string" table:style-name="ce108">
              <text:p>VAGO</text:p>
            </table:table-cell>
            <table:table-cell office:value-type="string" table:style-name="ce109">
              <text:p>VAGO</text:p>
            </table:table-cell>
            <table:table-cell office:value-type="string" table:style-name="ce108">
              <text:p>Inf</text:p>
            </table:table-cell>
            <table:table-cell office:value-type="string" table:style-name="ce110">
              <text:p>Inf</text:p>
            </table:table-cell>
            <table:table-cell office:value-type="string" table:style-name="ce122">
              <text:p>16 8107 000 000</text:p>
            </table:table-cell>
            <table:table-cell office:value-type="string" table:style-name="ce109">
              <text:p>Infantaria</text:p>
            </table:table-cell>
            <table:table-cell office:value-type="string" table:style-name="ce109">
              <text:p>Claro vago</text:p>
            </table:table-cell>
            <table:table-cell office:value-type="string" table:style-name="ce109">
              <text:p>Claro vago</text:p>
            </table:table-cell>
            <table:table-cell table:style-name="ce123"/>
            <table:table-cell table:number-columns-repeated="3" table:style-name="ce124"/>
            <table:table-cell table:style-name="ce125"/>
            <table:table-cell table:number-columns-repeated="2" table:style-name="ce126"/>
            <table:table-cell table:number-columns-repeated="3" table:style-name="ce124"/>
            <table:table-cell table:style-name="ce127"/>
            <table:table-cell table:style-name="ce109"/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56">
              <text:p>14º BI Mtz</text:p>
            </table:table-cell>
            <table:table-cell office:value-type="string" table:style-name="ce57">
              <text:p>Jaboatão dos Guararape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CAIO VITOR STALLAINKEN CABRAL LIMA –N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office:value-type="string" table:style-name="ce24">
              <text:p>Asp Of 2009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8">
              <text:p>14º BI Mtz</text:p>
            </table:table-cell>
            <table:table-cell office:value-type="string" table:style-name="ce69">
              <text:p>Jaboatão dos Guararapes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IGOR JOSÉ DE ANDRADE CARNEIRO CAMPELLO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100.988.904-41</text:p>
            </table:table-cell>
            <table:table-cell office:value-type="string" table:style-name="ce72">
              <text:p>0701010373</text:p>
            </table:table-cell>
            <table:table-cell office:value-type="date" office:date-value="1991-05-09T00:00:00" table:style-name="ce73">
              <text:p>09 May 1991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4-06-27T00:00:00" table:style-name="ce99">
              <text:p>27 Jun 2014</text:p>
            </table:table-cell>
            <table:table-cell office:value-type="date" office:date-value="2015-06-26T00:00:00" table:style-name="ce99">
              <text:p>26 Jun 2015</text:p>
            </table:table-cell>
            <table:table-cell office:value-type="string" table:style-name="ce76">
              <text:p>02a 10m 26d</text:p>
            </table:table-cell>
            <table:table-cell table:style-name="ce129"/>
            <table:table-cell table:style-name="ce130"/>
            <table:table-cell table:style-name="ce71"/>
            <table:table-cell table:number-columns-repeated="16358"/>
          </table:table-row>
          <table:table-row table:style-name="ro2">
            <table:table-cell office:value-type="string" table:style-name="ce68">
              <text:p>14º BI Mtz</text:p>
            </table:table-cell>
            <table:table-cell office:value-type="string" table:style-name="ce69">
              <text:p>Jaboatão dos Guararapes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131">
              <text:p>LUAN KELVIN DA SILV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66.883.764-07</text:p>
            </table:table-cell>
            <table:table-cell table:style-name="ce132"/>
            <table:table-cell office:value-type="date" office:date-value="1993-03-13T00:00:00" table:style-name="ce73">
              <text:p>13 Mar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4T00:00:00" table:style-name="ce40">
              <text:p>24 Jun 2014</text:p>
            </table:table-cell>
            <table:table-cell office:value-type="date" office:date-value="2015-06-23T00:00:00" table:style-name="ce75">
              <text:p>23 Jun 2015</text:p>
            </table:table-cell>
            <table:table-cell office:value-type="string" table:style-name="ce76">
              <text:p>02a 10m 23d</text:p>
            </table:table-cell>
            <table:table-cell table:style-name="ce133"/>
            <table:table-cell table:style-name="ce10"/>
            <table:table-cell office:value-type="string" table:style-name="ce50">
              <text:p>Inf</text:p>
            </table:table-cell>
            <table:table-cell table:number-columns-repeated="16358"/>
          </table:table-row>
          <table:table-row table:style-name="ro2">
            <table:table-cell office:value-type="string" table:style-name="ce61">
              <text:p>14º BI Mtz</text:p>
            </table:table-cell>
            <table:table-cell office:value-type="string" table:style-name="ce62">
              <text:p>Jaboatão dos Guararapes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WELLINGTON MEDEIROS BASTOS NETO</text:p>
            </table:table-cell>
            <table:table-cell office:value-type="string" table:style-name="ce82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2 663 824 41</text:p>
            </table:table-cell>
            <table:table-cell office:value-type="string" table:style-name="ce21">
              <text:p>0701287252</text:p>
            </table:table-cell>
            <table:table-cell office:value-type="string" table:style-name="ce22">
              <text:p>05/Jan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16358"/>
          </table:table-row>
          <table:table-row table:style-name="ro2">
            <table:table-cell office:value-type="string" table:style-name="ce61">
              <text:p>14º BI Mtz</text:p>
            </table:table-cell>
            <table:table-cell office:value-type="string" table:style-name="ce62">
              <text:p>Jaboatão dos Guararapes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LEANDRO<text:span text:style-name="T12"><text:s/></text:span>FREITAS DA SILVA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0 170 624 60</text:p>
            </table:table-cell>
            <table:table-cell office:value-type="string" table:style-name="ce21">
              <text:p>0702123258</text:p>
            </table:table-cell>
            <table:table-cell office:value-type="date" office:date-value="1991-01-22T00:00:00" table:style-name="ce22">
              <text:p>22 Jan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4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61">
              <text:p>14º BI Mtz</text:p>
            </table:table-cell>
            <table:table-cell office:value-type="string" table:style-name="ce62">
              <text:p>Jaboatão dos Guararapes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48">
              <text:p>JOÃO PAULO DE LIMA VALERIANO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152 000</text:p>
            </table:table-cell>
            <table:table-cell office:value-type="string" table:style-name="ce24">
              <text:p>Infantaria (Cur Mat Bel)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5 469 684 70</text:p>
            </table:table-cell>
            <table:table-cell office:value-type="string" table:style-name="ce21">
              <text:p>0701364150</text:p>
            </table:table-cell>
            <table:table-cell office:value-type="string" table:style-name="ce22">
              <text:p>30/Jun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7a 10m 21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16358"/>
          </table:table-row>
          <table:table-row table:style-name="ro2">
            <table:table-cell office:value-type="string" table:style-name="ce68">
              <text:p>14º BI Mtz</text:p>
            </table:table-cell>
            <table:table-cell office:value-type="string" table:style-name="ce69">
              <text:p>Jaboatão dos Guararapes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Asp</text:p>
            </table:table-cell>
            <table:table-cell office:value-type="string" table:style-name="ce47">
              <text:p>Temporário</text:p>
            </table:table-cell>
            <table:table-cell office:value-type="string" table:style-name="ce24">
              <text:p>RICARDO<text:s/><text:span text:style-name="T10">AXEL</text:span><text:s/>RODRIGUES SILVA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64">
              <text:p>101369984-02</text:p>
            </table:table-cell>
            <table:table-cell office:value-type="string" table:style-name="ce21">
              <text:p>070046535-4</text:p>
            </table:table-cell>
            <table:table-cell office:value-type="date" office:date-value="1993-08-05T00:00:00" table:style-name="ce22">
              <text:p>05 Aug 1993</text:p>
            </table:table-cell>
            <table:table-cell table:style-name="ce22"/>
            <table:table-cell office:value-type="date" office:date-value="2014-08-31T00:00:00" table:style-name="ce22">
              <text:p>31 Aug 2014</text:p>
            </table:table-cell>
            <table:table-cell office:value-type="date" office:date-value="2017-08-31T00:00:00" table:style-name="ce79">
              <text:p>31 Aug 2017</text:p>
            </table:table-cell>
            <table:table-cell office:value-type="string" table:style-name="ce1">
              <text:p>00a07d 08d</text:p>
            </table:table-cell>
            <table:table-cell table:style-name="ce23"/>
            <table:table-cell office:value-type="date" office:date-value="2014-06-23T00:00:00" table:style-name="ce78">
              <text:p>23 Jun 2014</text:p>
            </table:table-cell>
            <table:table-cell office:value-type="date" office:date-value="2014-06-23T00:00:00" table:style-name="ce78">
              <text:p>23 Jun 2014</text:p>
            </table:table-cell>
            <table:table-cell office:value-type="date" office:date-value="2015-06-22T00:00:00" table:style-name="ce78">
              <text:p>22 Jun 2015</text:p>
            </table:table-cell>
            <table:table-cell office:value-type="string" table:style-name="ce134">
              <text:p>01a 10m 23d</text:p>
            </table:table-cell>
            <table:table-cell table:style-name="ce24"/>
            <table:table-cell table:style-name="ce130"/>
            <table:table-cell table:style-name="ce71"/>
            <table:table-cell table:number-columns-repeated="16358"/>
          </table:table-row>
          <table:table-row table:style-name="ro3">
            <table:table-cell office:value-type="string" table:style-name="ce56">
              <text:p>14º BI Mtz</text:p>
            </table:table-cell>
            <table:table-cell office:value-type="string" table:style-name="ce57">
              <text:p>Jaboatão dos Guararape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JOÃO RENATO LOPES PIRES</text:p>
            </table:table-cell>
            <table:table-cell office:value-type="string" table:style-name="ce15">
              <text:p>Int</text:p>
            </table:table-cell>
            <table:table-cell office:value-type="string" table:style-name="ce59">
              <text:p>Int</text:p>
            </table:table-cell>
            <table:table-cell office:value-type="string" table:style-name="ce15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41"/>
            <table:table-cell table:style-name="ce135"/>
            <table:table-cell table:style-name="ce67"/>
            <table:table-cell table:style-name="ce82"/>
            <table:table-cell table:number-columns-repeated="16358"/>
          </table:table-row>
          <table:table-row table:style-name="ro2">
            <table:table-cell office:value-type="string" table:style-name="ce61">
              <text:p>14º BI Mtz</text:p>
            </table:table-cell>
            <table:table-cell office:value-type="string" table:style-name="ce24">
              <text:p>Jaboatão dos Guararapes</text:p>
            </table:table-cell>
            <table:table-cell office:value-type="string" table:style-name="ce64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EMERSON PACHECO DE ALBUQUERQUE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93 098 224 06</text:p>
            </table:table-cell>
            <table:table-cell office:value-type="string" table:style-name="ce21">
              <text:p>0702123456</text:p>
            </table:table-cell>
            <table:table-cell office:value-type="date" office:date-value="1990-10-04T00:00:00" table:style-name="ce22">
              <text:p>04 Oct 1990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4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68">
              <text:p>14º BI Mtz</text:p>
            </table:table-cell>
            <table:table-cell office:value-type="string" table:style-name="ce48">
              <text:p>Jaboatão dos Guararapes</text:p>
            </table:table-cell>
            <table:table-cell office:value-type="string" table:style-name="ce47">
              <text:p>PE</text:p>
            </table:table-cell>
            <table:table-cell office:value-type="string" table:style-name="ce47">
              <text:p>2°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136">
              <text:p>RAFAEL MARTINELLI ALVES DA SILVA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64">
              <text:p>100 363 034-02</text:p>
            </table:table-cell>
            <table:table-cell table:style-name="ce21"/>
            <table:table-cell office:value-type="date" office:date-value="1994-01-07T00:00:00" table:style-name="ce22">
              <text:p>07 Jan 1994</text:p>
            </table:table-cell>
            <table:table-cell table:style-name="ce22"/>
            <table:table-cell office:value-type="date" office:date-value="2014-08-31T00:00:00" table:style-name="ce22">
              <text:p>31 Aug 2014</text:p>
            </table:table-cell>
            <table:table-cell office:value-type="date" office:date-value="2017-08-31T00:00:00" table:style-name="ce74">
              <text:p>31 Aug 2017</text:p>
            </table:table-cell>
            <table:table-cell office:value-type="string" table:style-name="ce1">
              <text:p>00a07d 08d</text:p>
            </table:table-cell>
            <table:table-cell table:style-name="ce23"/>
            <table:table-cell office:value-type="date" office:date-value="2014-06-23T00:00:00" table:style-name="ce22">
              <text:p>23 Jun 2014</text:p>
            </table:table-cell>
            <table:table-cell office:value-type="date" office:date-value="2014-06-23T00:00:00" table:style-name="ce22">
              <text:p>23 Jun 2014</text:p>
            </table:table-cell>
            <table:table-cell office:value-type="date" office:date-value="2015-06-22T00:00:00" table:style-name="ce78">
              <text:p>22 Jun 2015</text:p>
            </table:table-cell>
            <table:table-cell office:value-type="string" table:style-name="ce134">
              <text:p>01a 10m 23d</text:p>
            </table:table-cell>
            <table:table-cell table:style-name="ce24"/>
            <table:table-cell table:number-columns-repeated="2" table:style-name="ce60"/>
            <table:table-cell table:number-columns-repeated="16358"/>
          </table:table-row>
          <table:table-row table:style-name="ro2">
            <table:table-cell office:value-type="string" table:style-name="ce56">
              <text:p>14º BI Mtz</text:p>
            </table:table-cell>
            <table:table-cell office:value-type="string" table:style-name="ce19">
              <text:p>Jaboatão dos Guararapes</text:p>
            </table:table-cell>
            <table:table-cell office:value-type="string" table:style-name="ce15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JEIMES BEZERRA MACHADO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137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56">
              <text:p>14º BI Mtz</text:p>
            </table:table-cell>
            <table:table-cell office:value-type="string" table:style-name="ce19">
              <text:p>Jaboatão dos Guararapes</text:p>
            </table:table-cell>
            <table:table-cell office:value-type="string" table:style-name="ce15">
              <text:p>PE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IGOR<text:span text:style-name="T12"><text:s/></text:span>RODRIGO LINS DE MELO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style-name="ce73"/>
            <table:table-cell table:number-columns-repeated="3" table:style-name="ce99"/>
            <table:table-cell table:number-columns-repeated="2" table:style-name="ce101"/>
            <table:table-cell table:number-columns-repeated="3" table:style-name="ce99"/>
            <table:table-cell table:style-name="ce46"/>
            <table:table-cell table:style-name="ce48"/>
            <table:table-cell table:number-columns-repeated="2" table:style-name="ce60"/>
            <table:table-cell table:number-columns-repeated="16358"/>
          </table:table-row>
          <table:table-row table:style-name="ro2">
            <table:table-cell office:value-type="string" table:style-name="ce56">
              <text:p>14º BI Mtz</text:p>
            </table:table-cell>
            <table:table-cell office:value-type="string" table:style-name="ce19">
              <text:p>Jaboatão dos Guararapes</text:p>
            </table:table-cell>
            <table:table-cell office:value-type="string" table:style-name="ce15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DIEGO RODRIGUES DE OLIVEIR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5">
              <text:p>Claro vago</text:p>
            </table:table-cell>
            <table:table-cell office:value-type="string" table:style-name="ce15">
              <text:p>Claro vago</text:p>
            </table:table-cell>
            <table:table-cell table:style-name="ce72"/>
            <table:table-cell table:style-name="ce73"/>
            <table:table-cell table:number-columns-repeated="2" table:style-name="ce99"/>
            <table:table-cell table:style-name="ce100"/>
            <table:table-cell table:number-columns-repeated="2" table:style-name="ce101"/>
            <table:table-cell table:number-columns-repeated="3" table:style-name="ce99"/>
            <table:table-cell table:style-name="ce138"/>
            <table:table-cell table:style-name="ce133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14º BI Mtz</text:p>
            </table:table-cell>
            <table:table-cell office:value-type="string" table:style-name="ce57">
              <text:p>Jaboatão dos Guararape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VICTOR HUGO PEREIRA MARTIN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3" table:style-name="ce22"/>
            <table:table-cell table:style-name="ce74"/>
            <table:table-cell table:number-columns-repeated="2" table:style-name="ce23"/>
            <table:table-cell table:number-columns-repeated="3" table:style-name="ce40"/>
            <table:table-cell table:style-name="ce41"/>
            <table:table-cell table:style-name="ce24"/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56">
              <text:p>14º BI Mtz</text:p>
            </table:table-cell>
            <table:table-cell office:value-type="string" table:style-name="ce57">
              <text:p>Jaboatão dos Guararape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DANIEL<text:span text:style-name="T12"><text:s/></text:span>SANTIAGO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3" table:style-name="ce22"/>
            <table:table-cell table:style-name="ce74"/>
            <table:table-cell table:number-columns-repeated="2" table:style-name="ce23"/>
            <table:table-cell table:number-columns-repeated="3" table:style-name="ce40"/>
            <table:table-cell table:style-name="ce41"/>
            <table:table-cell table:style-name="ce24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14º BI Mtz</text:p>
            </table:table-cell>
            <table:table-cell office:value-type="string" table:style-name="ce62">
              <text:p>Jaboatão dos Guararapes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Asp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WESLEY ALAN MARTINS SILVA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139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6 496 634-27</text:p>
            </table:table-cell>
            <table:table-cell table:style-name="ce21"/>
            <table:table-cell office:value-type="date" office:date-value="1992-06-02T00:00:00" table:style-name="ce22">
              <text:p>02 Jun 1992</text:p>
            </table:table-cell>
            <table:table-cell table:style-name="ce78"/>
            <table:table-cell office:value-type="date" office:date-value="2014-08-31T00:00:00" table:style-name="ce78">
              <text:p>31 Aug 2014</text:p>
            </table:table-cell>
            <table:table-cell office:value-type="date" office:date-value="2017-08-31T00:00:00" table:style-name="ce79">
              <text:p>31 Aug 2017</text:p>
            </table:table-cell>
            <table:table-cell office:value-type="string" table:style-name="ce1">
              <text:p>00a07d 08d</text:p>
            </table:table-cell>
            <table:table-cell table:style-name="ce80"/>
            <table:table-cell office:value-type="date" office:date-value="2014-06-23T00:00:00" table:style-name="ce75">
              <text:p>23 Jun 2014</text:p>
            </table:table-cell>
            <table:table-cell office:value-type="date" office:date-value="2014-06-23T00:00:00" table:style-name="ce75">
              <text:p>23 Jun 2014</text:p>
            </table:table-cell>
            <table:table-cell office:value-type="date" office:date-value="2015-06-22T00:00:00" table:style-name="ce75">
              <text:p>22 Jun 2015</text:p>
            </table:table-cell>
            <table:table-cell office:value-type="string" table:style-name="ce81">
              <text:p>01a 10m 23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83">
              <text:p>14°BI Mtz</text:p>
            </table:table-cell>
            <table:table-cell office:value-type="string" table:style-name="ce84">
              <text:p>Jaboatão dos Guararapes</text:p>
            </table:table-cell>
            <table:table-cell office:value-type="string" table:style-name="ce85">
              <text:p>PE</text:p>
            </table:table-cell>
            <table:table-cell office:value-type="string" table:style-name="ce42">
              <text:p>1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88">
              <text:p>PAULO SPINILLO QUEIROZ JUNIOR</text:p>
            </table:table-cell>
            <table:table-cell office:value-type="string" table:style-name="ce42">
              <text:p>Int</text:p>
            </table:table-cell>
            <table:table-cell office:value-type="string" table:style-name="ce42">
              <text:p>Int</text:p>
            </table:table-cell>
            <table:table-cell office:value-type="string" table:style-name="ce42">
              <text:p>EXCEDENTE</text:p>
            </table:table-cell>
            <table:table-cell office:value-type="string" table:style-name="ce88">
              <text:p>Sv Intendência</text:p>
            </table:table-cell>
            <table:table-cell office:value-type="string" table:style-name="ce140">
              <text:p>Claro prorroga</text:p>
            </table:table-cell>
            <table:table-cell office:value-type="string" table:style-name="ce141">
              <text:p>072 860 414 01</text:p>
            </table:table-cell>
            <table:table-cell office:value-type="string" table:style-name="ce141">
              <text:p>0700636756</text:p>
            </table:table-cell>
            <table:table-cell office:value-type="date" office:date-value="1987-10-01T00:00:00" table:style-name="ce90">
              <text:p>01 Oct 1987</text:p>
            </table:table-cell>
            <table:table-cell office:value-type="date" office:date-value="2007-12-01T00:00:00" table:style-name="ce90">
              <text:p>01 Dec 2007</text:p>
            </table:table-cell>
            <table:table-cell office:value-type="date" office:date-value="2008-08-31T00:00:00" table:style-name="ce90">
              <text:p>31 Aug 2008</text:p>
            </table:table-cell>
            <table:table-cell office:value-type="date" office:date-value="2011-08-31T00:00:00" table:style-name="ce90">
              <text:p>31 Aug 2011</text:p>
            </table:table-cell>
            <table:table-cell office:value-type="string" table:style-name="ce92">
              <text:p>00a 06m 23d</text:p>
            </table:table-cell>
            <table:table-cell office:value-type="string" table:style-name="ce92">
              <text:p>00a 03m 16d</text:p>
            </table:table-cell>
            <table:table-cell office:value-type="date" office:date-value="2008-06-23T00:00:00" table:style-name="ce90">
              <text:p>23 Jun 2008</text:p>
            </table:table-cell>
            <table:table-cell office:value-type="date" office:date-value="2014-06-23T00:00:00" table:style-name="ce90">
              <text:p>23 Jun 2014</text:p>
            </table:table-cell>
            <table:table-cell office:value-type="date" office:date-value="2015-06-22T00:00:00" table:style-name="ce90">
              <text:p>22 Jun 2015</text:p>
            </table:table-cell>
            <table:table-cell office:value-type="string" table:style-name="ce66">
              <text:p>08a 10m 10d</text:p>
            </table:table-cell>
            <table:table-cell office:value-type="string" table:style-name="ce142">
              <text:p>Possui 02a 01m 01d Tp Sv anterior</text:p>
            </table:table-cell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15º BI Mtz</text:p>
            </table:table-cell>
            <table:table-cell office:value-type="string" table:style-name="ce62">
              <text:p>João Pessoa</text:p>
            </table:table-cell>
            <table:table-cell office:value-type="string" table:style-name="ce63">
              <text:p>PB</text:p>
            </table:table-cell>
            <table:table-cell office:value-type="string" table:style-name="ce64">
              <text:p>2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LUCAS ALBUQUERQUE<text:s/><text:span text:style-name="T10">MADRUGA</text:span>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64">
              <text:p>075.856.424-40</text:p>
            </table:table-cell>
            <table:table-cell table:style-name="ce21"/>
            <table:table-cell office:value-type="date" office:date-value="1994-07-13T00:00:00" table:style-name="ce22">
              <text:p>13 Jul 1994</text:p>
            </table:table-cell>
            <table:table-cell table:style-name="ce22"/>
            <table:table-cell office:value-type="date" office:date-value="2014-08-31T00:00:00" table:style-name="ce22">
              <text:p>31 Aug 2014</text:p>
            </table:table-cell>
            <table:table-cell office:value-type="date" office:date-value="2017-08-31T00:00:00" table:style-name="ce79">
              <text:p>31 Aug 2017</text:p>
            </table:table-cell>
            <table:table-cell table:number-columns-repeated="2" table:style-name="ce23"/>
            <table:table-cell office:value-type="date" office:date-value="2014-06-23T00:00:00" table:style-name="ce78">
              <text:p>23 Jun 2014</text:p>
            </table:table-cell>
            <table:table-cell office:value-type="date" office:date-value="2014-06-23T00:00:00" table:style-name="ce78">
              <text:p>23 Jun 2014</text:p>
            </table:table-cell>
            <table:table-cell office:value-type="date" office:date-value="2015-06-23T00:00:00" table:style-name="ce78">
              <text:p>23 Jun 2015</text:p>
            </table:table-cell>
            <table:table-cell office:value-type="string" table:style-name="ce134">
              <text:p>01a 10m 23d</text:p>
            </table:table-cell>
            <table:table-cell table:style-name="ce64"/>
            <table:table-cell table:style-name="ce130"/>
            <table:table-cell table:style-name="ce7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15º BI Mtz</text:p>
            </table:table-cell>
            <table:table-cell office:value-type="string" table:style-name="ce62">
              <text:p>João Pessoa</text:p>
            </table:table-cell>
            <table:table-cell office:value-type="string" table:style-name="ce63">
              <text:p>PB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MAURÍCIO SILVA DE FREITAS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64">
              <text:p>095.284.544-02</text:p>
            </table:table-cell>
            <table:table-cell table:style-name="ce21"/>
            <table:table-cell office:value-type="date" office:date-value="1992-12-04T00:00:00" table:style-name="ce22">
              <text:p>04 Dec 1992</text:p>
            </table:table-cell>
            <table:table-cell office:value-type="date" office:date-value="2012-12-07T00:00:00" table:style-name="ce22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22">
              <text:p>24 Jun 2013</text:p>
            </table:table-cell>
            <table:table-cell office:value-type="date" office:date-value="2014-06-24T00:00:00" table:style-name="ce22">
              <text:p>24 Jun 2014</text:p>
            </table:table-cell>
            <table:table-cell office:value-type="date" office:date-value="2015-06-23T00:00:00" table:style-name="ce78">
              <text:p>23 Jun 2015</text:p>
            </table:table-cell>
            <table:table-cell office:value-type="string" table:style-name="ce134">
              <text:p>02a 10m 23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15º BI Mtz</text:p>
            </table:table-cell>
            <table:table-cell office:value-type="string" table:style-name="ce69">
              <text:p>João Pessoa</text:p>
            </table:table-cell>
            <table:table-cell office:value-type="string" table:style-name="ce70">
              <text:p>PB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143">
              <text:p>JOSÉ EDSON ARANTES LIMA DE OLIVEIR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9">
              <text:p>Claro prorroga</text:p>
            </table:table-cell>
            <table:table-cell office:value-type="string" table:style-name="ce47">
              <text:p>090.438.484-50</text:p>
            </table:table-cell>
            <table:table-cell office:value-type="string" table:style-name="ce72">
              <text:p>0700930571</text:p>
            </table:table-cell>
            <table:table-cell office:value-type="date" office:date-value="1992-03-11T00:00:00" table:style-name="ce73">
              <text:p>11 Mar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99">
              <text:p>27 Jun 2012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76">
              <text:p>02a 10m 26d</text:p>
            </table:table-cell>
            <table:table-cell table:style-name="ce47"/>
            <table:table-cell table:style-name="ce13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5º BI Mtz</text:p>
            </table:table-cell>
            <table:table-cell office:value-type="string" table:style-name="ce57">
              <text:p>João Pessoa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44">
              <text:p>THIAGO MACÊDO MERCÊS DE OLIVEIR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15º BI Mtz</text:p>
            </table:table-cell>
            <table:table-cell office:value-type="string" table:style-name="ce69">
              <text:p>João Pessoa</text:p>
            </table:table-cell>
            <table:table-cell office:value-type="string" table:style-name="ce70">
              <text:p>PB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143">
              <text:p>DANILO VASCONCELOS DA CRUZ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92.901.484-70</text:p>
            </table:table-cell>
            <table:table-cell office:value-type="string" table:style-name="ce72">
              <text:p>07009306700</text:p>
            </table:table-cell>
            <table:table-cell office:value-type="date" office:date-value="1992-03-30T00:00:00" table:style-name="ce73">
              <text:p>30 Mar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76">
              <text:p>03a 10m 26d</text:p>
            </table:table-cell>
            <table:table-cell table:style-name="ce47"/>
            <table:table-cell table:style-name="ce130"/>
            <table:table-cell table:style-name="ce7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5º BI Mtz</text:p>
            </table:table-cell>
            <table:table-cell office:value-type="string" table:style-name="ce57">
              <text:p>João Pessoa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44">
              <text:p>FELIPE CESAR SILVA DE FREITA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office:value-type="string" table:style-name="ce10">
              <text:p>TRM EM 24 NOV 11</text:p>
            </table:table-cell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5º BI Mtz</text:p>
            </table:table-cell>
            <table:table-cell office:value-type="string" table:style-name="ce57">
              <text:p>João Pessoa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44">
              <text:p>GUSTAVO DANTAS ABRANTES</text:p>
            </table:table-cell>
            <table:table-cell office:value-type="string" table:style-name="ce145">
              <text:p>Int</text:p>
            </table:table-cell>
            <table:table-cell office:value-type="string" table:style-name="ce59">
              <text:p>Int</text:p>
            </table:table-cell>
            <table:table-cell office:value-type="string" table:style-name="ce15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5º BI Mtz</text:p>
            </table:table-cell>
            <table:table-cell office:value-type="string" table:style-name="ce57">
              <text:p>João Pessoa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44">
              <text:p>AGNALDO BARCELOS DA SILV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5º BI Mtz</text:p>
            </table:table-cell>
            <table:table-cell office:value-type="string" table:style-name="ce57">
              <text:p>João Pessoa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44">
              <text:p>DÊNIS AUGUSTO MIRANDA ODORISSI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31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2" table:style-name="ce73"/>
            <table:table-cell table:style-name="ce146"/>
            <table:table-cell table:style-name="ce98"/>
            <table:table-cell table:number-columns-repeated="2" table:style-name="ce95"/>
            <table:table-cell table:number-columns-repeated="3" table:style-name="ce75"/>
            <table:table-cell table:style-name="ce76"/>
            <table:table-cell table:style-name="ce47"/>
            <table:table-cell table:style-name="ce130"/>
            <table:table-cell table:style-name="ce147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5º BI Mtz</text:p>
            </table:table-cell>
            <table:table-cell office:value-type="string" table:style-name="ce57">
              <text:p>João Pessoa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44">
              <text:p>THALES COSTA MONTEIRO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31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47"/>
            <table:table-cell table:style-name="ce48"/>
            <table:table-cell table:number-columns-repeated="2" table:style-name="ce6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5º BI Mtz</text:p>
            </table:table-cell>
            <table:table-cell office:value-type="string" table:style-name="ce57">
              <text:p>João Pessoa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48">
              <text:p>MAICON DOUGLAS MACHADO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31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41"/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105">
              <text:p>15º BI Mtz</text:p>
            </table:table-cell>
            <table:table-cell office:value-type="string" table:style-name="ce106">
              <text:p>João Pessoa</text:p>
            </table:table-cell>
            <table:table-cell office:value-type="string" table:style-name="ce107">
              <text:p>PB</text:p>
            </table:table-cell>
            <table:table-cell office:value-type="string" table:style-name="ce149">
              <text:p>Vago</text:p>
            </table:table-cell>
            <table:table-cell office:value-type="string" table:style-name="ce108">
              <text:p>Vago</text:p>
            </table:table-cell>
            <table:table-cell office:value-type="string" table:style-name="ce150">
              <text:p>VAGO</text:p>
            </table:table-cell>
            <table:table-cell office:value-type="string" table:style-name="ce108">
              <text:p>Inf</text:p>
            </table:table-cell>
            <table:table-cell office:value-type="string" table:style-name="ce110">
              <text:p>Inf</text:p>
            </table:table-cell>
            <table:table-cell office:value-type="string" table:style-name="ce108">
              <text:p>17 8107 000 000</text:p>
            </table:table-cell>
            <table:table-cell office:value-type="string" table:style-name="ce109">
              <text:p>Infantaria</text:p>
            </table:table-cell>
            <table:table-cell table:style-name="ce111"/>
            <table:table-cell table:number-columns-repeated="2" table:style-name="ce123"/>
            <table:table-cell table:number-columns-repeated="4" table:style-name="ce124"/>
            <table:table-cell table:number-columns-repeated="2" table:style-name="ce126"/>
            <table:table-cell table:number-columns-repeated="3" table:style-name="ce124"/>
            <table:table-cell table:style-name="ce127"/>
            <table:table-cell table:style-name="ce109"/>
            <table:table-cell table:style-name="ce151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15º BI Mtz</text:p>
            </table:table-cell>
            <table:table-cell office:value-type="string" table:style-name="ce62">
              <text:p>João Pessoa</text:p>
            </table:table-cell>
            <table:table-cell office:value-type="string" table:style-name="ce63">
              <text:p>PB</text:p>
            </table:table-cell>
            <table:table-cell office:value-type="string" table:style-name="ce35">
              <text:p>2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GABRIEL ALMEIDA MACÊDO</text:p>
            </table:table-cell>
            <table:table-cell office:value-type="string" table:style-name="ce64">
              <text:p>Int</text:p>
            </table:table-cell>
            <table:table-cell office:value-type="string" table:style-name="ce64">
              <text:p>Int</text:p>
            </table:table-cell>
            <table:table-cell office:value-type="string" table:style-name="ce64">
              <text:p>17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97.890.244-01</text:p>
            </table:table-cell>
            <table:table-cell table:style-name="ce21"/>
            <table:table-cell office:value-type="date" office:date-value="1994-03-17T00:00:00" table:style-name="ce22">
              <text:p>17 Mar 1994</text:p>
            </table:table-cell>
            <table:table-cell table:style-name="ce22"/>
            <table:table-cell office:value-type="date" office:date-value="2014-08-31T00:00:00" table:style-name="ce22">
              <text:p>31 Aug 2014</text:p>
            </table:table-cell>
            <table:table-cell office:value-type="date" office:date-value="2017-08-31T00:00:00" table:style-name="ce22">
              <text:p>31 Aug 2017</text:p>
            </table:table-cell>
            <table:table-cell table:number-columns-repeated="2" table:style-name="ce23"/>
            <table:table-cell office:value-type="date" office:date-value="2014-06-23T00:00:00" table:style-name="ce22">
              <text:p>23 Jun 2014</text:p>
            </table:table-cell>
            <table:table-cell office:value-type="date" office:date-value="2014-06-23T00:00:00" table:style-name="ce22">
              <text:p>23 Jun 2014</text:p>
            </table:table-cell>
            <table:table-cell office:value-type="date" office:date-value="2015-06-22T00:00:00" table:style-name="ce22">
              <text:p>22 Jun 2015</text:p>
            </table:table-cell>
            <table:table-cell office:value-type="string" table:style-name="ce66">
              <text:p>01a 10m 23d</text:p>
            </table:table-cell>
            <table:table-cell table:style-name="ce24"/>
            <table:table-cell table:style-name="ce10"/>
            <table:table-cell office:value-type="string" table:style-name="ce64">
              <text:p>Int</text:p>
            </table:table-cell>
            <table:table-cell office:value-type="string" table:style-name="ce1">
              <text:p>Transf CMNE</text:p>
            </table:table-cell>
            <table:table-cell table:number-columns-repeated="16357"/>
          </table:table-row>
          <table:table-row table:style-name="ro2">
            <table:table-cell office:value-type="string" table:style-name="ce152">
              <text:p>15º BI Mtz</text:p>
            </table:table-cell>
            <table:table-cell office:value-type="string" table:style-name="ce153">
              <text:p>João Pessoa</text:p>
            </table:table-cell>
            <table:table-cell office:value-type="string" table:style-name="ce154">
              <text:p>PB</text:p>
            </table:table-cell>
            <table:table-cell office:value-type="string" table:style-name="ce155">
              <text:p>1º Ten</text:p>
            </table:table-cell>
            <table:table-cell office:value-type="string" table:style-name="ce155">
              <text:p>REINTEG JUDIC</text:p>
            </table:table-cell>
            <table:table-cell office:value-type="string" table:style-name="ce156">
              <text:p>EDSON FLAVIO DINIZ GOMES FILHO</text:p>
            </table:table-cell>
            <table:table-cell office:value-type="string" table:style-name="ce155">
              <text:p>Inf</text:p>
            </table:table-cell>
            <table:table-cell office:value-type="string" table:style-name="ce155">
              <text:p>Inf</text:p>
            </table:table-cell>
            <table:table-cell office:value-type="string" table:style-name="ce155">
              <text:p>REINTEG JUDIC</text:p>
            </table:table-cell>
            <table:table-cell office:value-type="string" table:style-name="ce155">
              <text:p>REINTEG JUDIC</text:p>
            </table:table-cell>
            <table:table-cell office:value-type="string" table:style-name="ce155">
              <text:p>Reintegrado por Decis Judic</text:p>
            </table:table-cell>
            <table:table-cell table:style-name="ce157"/>
            <table:table-cell table:style-name="ce158"/>
            <table:table-cell table:number-columns-repeated="4" table:style-name="ce159"/>
            <table:table-cell table:number-columns-repeated="2" table:style-name="ce160"/>
            <table:table-cell office:value-type="date" office:date-value="2002-02-28T00:00:00" table:style-name="ce159">
              <text:p>28 Feb 2002</text:p>
            </table:table-cell>
            <table:table-cell office:value-type="date" office:date-value="2007-02-28T00:00:00" table:style-name="ce159">
              <text:p>28 Feb 2007</text:p>
            </table:table-cell>
            <table:table-cell office:value-type="date" office:date-value="2008-02-27T00:00:00" table:style-name="ce159">
              <text:p>27 Feb 2008</text:p>
            </table:table-cell>
            <table:table-cell office:value-type="string" table:style-name="ce161">
              <text:p>06a 08m 14d</text:p>
            </table:table-cell>
            <table:table-cell office:value-type="string" table:style-name="ce162">
              <text:p>Radiog NR 195-S1.4, 20 NOV 12, INFO</text:p>
              <text:p>PRORROG 60 DIAS LTSP EM 13 OUT 12 PREV TRM EM 12 DEZ 12, 1° TEN OCT EDSON FLAVIO DINIZ GOMES FILHO, POR TER SIDO CNSD</text:p>
              <text:p>INCAPAZ B1, PELO MPGU/JPA (HGUJP) CMT 15 BIMTZ</text:p>
              <text:p/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152">
              <text:p>15º BI Mtz</text:p>
            </table:table-cell>
            <table:table-cell office:value-type="string" table:style-name="ce153">
              <text:p>João Pessoa</text:p>
            </table:table-cell>
            <table:table-cell office:value-type="string" table:style-name="ce154">
              <text:p>PB</text:p>
            </table:table-cell>
            <table:table-cell office:value-type="string" table:style-name="ce155">
              <text:p>1º Ten</text:p>
            </table:table-cell>
            <table:table-cell office:value-type="string" table:style-name="ce155">
              <text:p>REINTEG JUDIC</text:p>
            </table:table-cell>
            <table:table-cell office:value-type="string" table:style-name="ce156">
              <text:p>JOÃO FRANCISCO NASCIMENTO JUNIOR</text:p>
            </table:table-cell>
            <table:table-cell office:value-type="string" table:style-name="ce155">
              <text:p>Inf</text:p>
            </table:table-cell>
            <table:table-cell office:value-type="string" table:style-name="ce155">
              <text:p>Inf</text:p>
            </table:table-cell>
            <table:table-cell office:value-type="string" table:style-name="ce155">
              <text:p>REINTEG JUDIC</text:p>
            </table:table-cell>
            <table:table-cell office:value-type="string" table:style-name="ce155">
              <text:p>REINTEG JUDIC</text:p>
            </table:table-cell>
            <table:table-cell office:value-type="string" table:style-name="ce155">
              <text:p>Reintegrado por Decis Judic</text:p>
            </table:table-cell>
            <table:table-cell table:style-name="ce157"/>
            <table:table-cell table:style-name="ce158"/>
            <table:table-cell table:number-columns-repeated="4" table:style-name="ce159"/>
            <table:table-cell table:number-columns-repeated="2" table:style-name="ce160"/>
            <table:table-cell table:number-columns-repeated="3" table:style-name="ce159"/>
            <table:table-cell table:style-name="ce161"/>
            <table:table-cell table:style-name="ce162"/>
            <table:table-cell office:value-type="string" table:style-name="ce10">
              <text:p>Verficar a AGREGAÇÃO</text:p>
            </table:table-cell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6º BI Mtz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ELTON NUNES ROCH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132"/>
            <table:table-cell table:number-columns-repeated="4" table:style-name="ce163"/>
            <table:table-cell table:number-columns-repeated="2" table:style-name="ce164"/>
            <table:table-cell table:style-name="ce163"/>
            <table:table-cell table:number-columns-repeated="2" table:style-name="ce73"/>
            <table:table-cell table:number-columns-repeated="2" table:style-name="ce114"/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16º BI Mtz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64">
              <text:p>2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MICAEL DEYVID ARAÚJO SANTOS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24">
              <text:p>Claro vago</text:p>
            </table:table-cell>
            <table:table-cell office:value-type="string" table:style-name="ce24">
              <text:p>086.462.304-65</text:p>
            </table:table-cell>
            <table:table-cell table:style-name="ce21"/>
            <table:table-cell office:value-type="date" office:date-value="1993-03-03T00:00:00" table:style-name="ce22">
              <text:p>03 Mar 1993</text:p>
            </table:table-cell>
            <table:table-cell table:style-name="ce22"/>
            <table:table-cell office:value-type="date" office:date-value="2014-08-31T00:00:00" table:style-name="ce22">
              <text:p>31 Aug 2014</text:p>
            </table:table-cell>
            <table:table-cell office:value-type="date" office:date-value="2017-08-31T00:00:00" table:style-name="ce22">
              <text:p>31 Aug 2017</text:p>
            </table:table-cell>
            <table:table-cell table:number-columns-repeated="2" table:style-name="ce23"/>
            <table:table-cell office:value-type="date" office:date-value="2014-06-23T00:00:00" table:style-name="ce40">
              <text:p>23 Jun 2014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82">
              <text:p>01a 10m 23d</text:p>
            </table:table-cell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16º BI Mtz</text:p>
            </table:table-cell>
            <table:table-cell office:value-type="string" table:style-name="ce48">
              <text:p>Natal</text:p>
            </table:table-cell>
            <table:table-cell office:value-type="string" table:style-name="ce47">
              <text:p>RN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SANDREY PABLO FERREIRA DA SILV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98.007.414-29</text:p>
            </table:table-cell>
            <table:table-cell office:value-type="string" table:style-name="ce72">
              <text:p>0700623275</text:p>
            </table:table-cell>
            <table:table-cell office:value-type="date" office:date-value="1992-11-17T00:00:00" table:style-name="ce73">
              <text:p>17 Nov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76">
              <text:p>02a 10m 26d</text:p>
            </table:table-cell>
            <table:table-cell table:style-name="ce48"/>
            <table:table-cell table:style-name="ce130"/>
            <table:table-cell table:style-name="ce47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6º BI Mtz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Ca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ROGER DIAS DA SILVA</text:p>
            </table:table-cell>
            <table:table-cell office:value-type="string" table:style-name="ce15">
              <text:p>Int</text:p>
            </table:table-cell>
            <table:table-cell office:value-type="string" table:style-name="ce59">
              <text:p>Int</text:p>
            </table:table-cell>
            <table:table-cell office:value-type="string" table:style-name="ce128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6º BI Mtz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THIAGO OLIVEIRA SILV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16º BI Mtz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DÁVIDE NOGUEIRA LEMOS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10 666 032 27</text:p>
            </table:table-cell>
            <table:table-cell office:value-type="string" table:style-name="ce21">
              <text:p>1202333157</text:p>
            </table:table-cell>
            <table:table-cell office:value-type="date" office:date-value="1991-07-29T00:00:00" table:style-name="ce22">
              <text:p>29 Jul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3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16º BI Mtz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NAMYR DA SILVA IMPERIAL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5 255 534 25</text:p>
            </table:table-cell>
            <table:table-cell office:value-type="string" table:style-name="ce21">
              <text:p>0702128455</text:p>
            </table:table-cell>
            <table:table-cell office:value-type="date" office:date-value="1991-05-13T00:00:00" table:style-name="ce22">
              <text:p>13 May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3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16º BI Mtz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82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EDUARDO RODRIGUES DE MEDEIROS</text:p>
            </table:table-cell>
            <table:table-cell office:value-type="string" table:style-name="ce82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61 620 334 90</text:p>
            </table:table-cell>
            <table:table-cell office:value-type="string" table:style-name="ce21">
              <text:p>0700678758</text:p>
            </table:table-cell>
            <table:table-cell office:value-type="string" table:style-name="ce22">
              <text:p>05/Jun/1986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3-06-23T00:00:00" table:style-name="ce40">
              <text:p>23 Jun 2013</text:p>
            </table:table-cell>
            <table:table-cell office:value-type="date" office:date-value="2014-06-22T00:00:00" table:style-name="ce40">
              <text:p>22 Jun 2014</text:p>
            </table:table-cell>
            <table:table-cell office:value-type="string" table:style-name="ce66">
              <text:p>06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6º BI Mtz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DIEGO DOS SANTOS PAUL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16º BI Mtz</text:p>
            </table:table-cell>
            <table:table-cell office:value-type="string" table:style-name="ce48">
              <text:p>Natal</text:p>
            </table:table-cell>
            <table:table-cell office:value-type="string" table:style-name="ce47">
              <text:p>RN</text:p>
            </table:table-cell>
            <table:table-cell office:value-type="string" table:style-name="ce35">
              <text:p>1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HELTON SILVIO GERMANO DA ROCH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7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9">
              <text:p>Claro prorroga</text:p>
            </table:table-cell>
            <table:table-cell office:value-type="string" table:style-name="ce72">
              <text:p>073 762 654 22</text:p>
            </table:table-cell>
            <table:table-cell office:value-type="string" table:style-name="ce72">
              <text:p>0701555252</text:p>
            </table:table-cell>
            <table:table-cell office:value-type="date" office:date-value="1989-01-27T00:00:00" table:style-name="ce73">
              <text:p>27 Jan 1989</text:p>
            </table:table-cell>
            <table:table-cell office:value-type="date" office:date-value="2008-11-29T00:00:00" table:style-name="ce73">
              <text:p>29 Nov 2008</text:p>
            </table:table-cell>
            <table:table-cell office:value-type="date" office:date-value="2009-08-31T00:00:00" table:style-name="ce73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95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73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48"/>
            <table:table-cell office:value-type="string" table:style-name="ce130">
              <text:p>convocado como exced p/ att demanda adm OM</text:p>
            </table:table-cell>
            <table:table-cell table:style-name="ce60"/>
            <table:table-cell table:style-name="ce130"/>
            <table:table-cell table:number-columns-repeated="16357"/>
          </table:table-row>
          <table:table-row table:style-name="ro2">
            <table:table-cell office:value-type="string" table:style-name="ce61">
              <text:p>16º BI Mtz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ANDRÉ MIGUEL DOS SANTOS</text:p>
            </table:table-cell>
            <table:table-cell office:value-type="string" table:style-name="ce82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82">
              <text:p>17 8500 000 000</text:p>
            </table:table-cell>
            <table:table-cell office:value-type="string" table:style-name="ce10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9 025 764 50</text:p>
            </table:table-cell>
            <table:table-cell office:value-type="string" table:style-name="ce21">
              <text:p>0701636250</text:p>
            </table:table-cell>
            <table:table-cell office:value-type="string" table:style-name="ce22">
              <text:p>12/Jan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73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table:style-name="ce10"/>
            <table:table-cell office:value-type="string" table:style-name="ce82">
              <text:p>Int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16º RC Mec</text:p>
            </table:table-cell>
            <table:table-cell office:value-type="string" table:style-name="ce69">
              <text:p>Bayeux</text:p>
            </table:table-cell>
            <table:table-cell office:value-type="string" table:style-name="ce70">
              <text:p>PB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LUCAS LUCENA FIALHO DE SOUSA</text:p>
            </table:table-cell>
            <table:table-cell office:value-type="string" table:style-name="ce47">
              <text:p>Cav</text:p>
            </table:table-cell>
            <table:table-cell office:value-type="string" table:style-name="ce47">
              <text:p>Cav</text:p>
            </table:table-cell>
            <table:table-cell office:value-type="string" table:style-name="ce47">
              <text:p>16 8102 000 627</text:p>
            </table:table-cell>
            <table:table-cell office:value-type="string" table:style-name="ce48">
              <text:p>Cavalaria (Cur Ed Fis)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96 469 664 97</text:p>
            </table:table-cell>
            <table:table-cell office:value-type="string" table:style-name="ce21">
              <text:p>0702162751</text:p>
            </table:table-cell>
            <table:table-cell office:value-type="date" office:date-value="1991-08-07T00:00:00" table:style-name="ce22">
              <text:p>07 Aug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4-06-27T00:00:00" table:style-name="ce75">
              <text:p>27 Jun 2014</text:p>
            </table:table-cell>
            <table:table-cell office:value-type="date" office:date-value="2015-06-26T00:00:00" table:style-name="ce75">
              <text:p>26 Jun 2015</text:p>
            </table:table-cell>
            <table:table-cell office:value-type="string" table:style-name="ce81">
              <text:p>04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6º RC Mec</text:p>
            </table:table-cell>
            <table:table-cell office:value-type="string" table:style-name="ce57">
              <text:p>Bayeux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ARCOS VINICIUS DOS SANTOS MARQUES</text:p>
            </table:table-cell>
            <table:table-cell office:value-type="string" table:style-name="ce15">
              <text:p>Cav</text:p>
            </table:table-cell>
            <table:table-cell office:value-type="string" table:style-name="ce59">
              <text:p>Cav</text:p>
            </table:table-cell>
            <table:table-cell office:value-type="string" table:style-name="ce15">
              <text:p>16 8102 000 000</text:p>
            </table:table-cell>
            <table:table-cell office:value-type="string" table:style-name="ce19">
              <text:p>Cavalaria</text:p>
            </table:table-cell>
            <table:table-cell office:value-type="string" table:style-name="ce19">
              <text:p>Não apresentado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137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6º RC Mec</text:p>
            </table:table-cell>
            <table:table-cell office:value-type="string" table:style-name="ce57">
              <text:p>Bayeux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LUCAS FERNANDO PIANOWSKI BERNAREDES</text:p>
            </table:table-cell>
            <table:table-cell office:value-type="string" table:style-name="ce15">
              <text:p>Cav</text:p>
            </table:table-cell>
            <table:table-cell office:value-type="string" table:style-name="ce59">
              <text:p>Cav</text:p>
            </table:table-cell>
            <table:table-cell office:value-type="string" table:style-name="ce15">
              <text:p>16 8102 000 000</text:p>
            </table:table-cell>
            <table:table-cell office:value-type="string" table:style-name="ce19">
              <text:p>Caval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office:value-type="string" table:style-name="ce24">
              <text:p>Asp Of 2009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16º RC Mec</text:p>
            </table:table-cell>
            <table:table-cell office:value-type="string" table:style-name="ce57">
              <text:p>Bayeux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EDUARDO MACHADO ROCHA</text:p>
            </table:table-cell>
            <table:table-cell office:value-type="string" table:style-name="ce15">
              <text:p>Cav</text:p>
            </table:table-cell>
            <table:table-cell office:value-type="string" table:style-name="ce59">
              <text:p>Cav</text:p>
            </table:table-cell>
            <table:table-cell office:value-type="string" table:style-name="ce15">
              <text:p>16 8102 000 000</text:p>
            </table:table-cell>
            <table:table-cell office:value-type="string" table:style-name="ce19">
              <text:p>Caval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137"/>
            <table:table-cell office:value-type="string" table:style-name="ce24">
              <text:p>Asp Of 2009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16º RC Mec</text:p>
            </table:table-cell>
            <table:table-cell office:value-type="string" table:style-name="ce57">
              <text:p>Bayeux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ALEXANDRE TITO MOREIRA DO CANTO</text:p>
            </table:table-cell>
            <table:table-cell office:value-type="string" table:style-name="ce15">
              <text:p>Cav</text:p>
            </table:table-cell>
            <table:table-cell office:value-type="string" table:style-name="ce29">
              <text:p>Cav</text:p>
            </table:table-cell>
            <table:table-cell office:value-type="string" table:style-name="ce15">
              <text:p>16 8102 000 000</text:p>
            </table:table-cell>
            <table:table-cell office:value-type="string" table:style-name="ce19">
              <text:p>Caval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165"/>
            <table:table-cell table:number-columns-repeated="2" table:style-name="ce166"/>
            <table:table-cell table:number-columns-repeated="2" table:style-name="ce22"/>
            <table:table-cell table:number-columns-repeated="2" table:style-name="ce167"/>
            <table:table-cell table:number-columns-repeated="3" table:style-name="ce40"/>
            <table:table-cell table:style-name="ce41"/>
            <table:table-cell table:style-name="ce24"/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61">
              <text:p>16º RC Mec</text:p>
            </table:table-cell>
            <table:table-cell office:value-type="string" table:style-name="ce62">
              <text:p>Bayeux</text:p>
            </table:table-cell>
            <table:table-cell office:value-type="string" table:style-name="ce63">
              <text:p>PB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PATRICK ANDERSON CÂNDIDO ALVES</text:p>
            </table:table-cell>
            <table:table-cell office:value-type="string" table:style-name="ce64">
              <text:p>Cav</text:p>
            </table:table-cell>
            <table:table-cell office:value-type="string" table:style-name="ce97">
              <text:p>Cav</text:p>
            </table:table-cell>
            <table:table-cell office:value-type="string" table:style-name="ce64">
              <text:p>16 8102 000 000</text:p>
            </table:table-cell>
            <table:table-cell office:value-type="string" table:style-name="ce24">
              <text:p>Caval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7 054 254 09</text:p>
            </table:table-cell>
            <table:table-cell office:value-type="string" table:style-name="ce21">
              <text:p>0701611857</text:p>
            </table:table-cell>
            <table:table-cell office:value-type="date" office:date-value="1989-04-25T00:00:00" table:style-name="ce22">
              <text:p>25 Apr 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6d</text:p>
            </table:table-cell>
            <table:table-cell office:value-type="string" table:style-name="ce23">
              <text:p>00a 03m 26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50">
              <text:p>Cav</text:p>
            </table:table-cell>
            <table:table-cell table:number-columns-repeated="16358"/>
          </table:table-row>
          <table:table-row table:style-name="ro2">
            <table:table-cell office:value-type="string" table:style-name="ce61">
              <text:p>16º RC Mec</text:p>
            </table:table-cell>
            <table:table-cell office:value-type="string" table:style-name="ce62">
              <text:p>Bayeux</text:p>
            </table:table-cell>
            <table:table-cell office:value-type="string" table:style-name="ce63">
              <text:p>PB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RODRIGO SPINDOLA DE ABREU RUCHET PIRES</text:p>
            </table:table-cell>
            <table:table-cell office:value-type="string" table:style-name="ce64">
              <text:p>Cav</text:p>
            </table:table-cell>
            <table:table-cell office:value-type="string" table:style-name="ce97">
              <text:p>Cav</text:p>
            </table:table-cell>
            <table:table-cell office:value-type="string" table:style-name="ce64">
              <text:p>16 8102 000 000</text:p>
            </table:table-cell>
            <table:table-cell office:value-type="string" table:style-name="ce24">
              <text:p>Caval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2 894 554 37</text:p>
            </table:table-cell>
            <table:table-cell office:value-type="string" table:style-name="ce21">
              <text:p>0701620452</text:p>
            </table:table-cell>
            <table:table-cell office:value-type="date" office:date-value="1989-01-20T00:00:00" table:style-name="ce22">
              <text:p>20 Jan 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6d</text:p>
            </table:table-cell>
            <table:table-cell office:value-type="string" table:style-name="ce23">
              <text:p>00a 03m 26d</text:p>
            </table:table-cell>
            <table:table-cell office:value-type="date" office:date-value="2009-06-29T00:00:00" table:style-name="ce22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87">
              <text:p>Cav</text:p>
            </table:table-cell>
            <table:table-cell table:number-columns-repeated="16358"/>
          </table:table-row>
          <table:table-row table:style-name="ro2">
            <table:table-cell office:value-type="string" table:style-name="ce61">
              <text:p>16º RC Mec</text:p>
            </table:table-cell>
            <table:table-cell office:value-type="string" table:style-name="ce62">
              <text:p>Bayeux</text:p>
            </table:table-cell>
            <table:table-cell office:value-type="string" table:style-name="ce63">
              <text:p>PB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GUSTAVO FILIPE MARTINS DE ANDRADE</text:p>
            </table:table-cell>
            <table:table-cell office:value-type="string" table:style-name="ce64">
              <text:p>MB</text:p>
            </table:table-cell>
            <table:table-cell office:value-type="string" table:style-name="ce64">
              <text:p>Cav</text:p>
            </table:table-cell>
            <table:table-cell office:value-type="string" table:style-name="ce64">
              <text:p>16 8109 000 000</text:p>
            </table:table-cell>
            <table:table-cell office:value-type="string" table:style-name="ce168">
              <text:p>QMB (36L poderá ser 16 8102</text:p>
              <text:p>000 000)Pag 4/15 QCP 25 jan 11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4 363 314 00</text:p>
            </table:table-cell>
            <table:table-cell office:value-type="string" table:style-name="ce21">
              <text:p>0702161654</text:p>
            </table:table-cell>
            <table:table-cell office:value-type="date" office:date-value="1991-07-01T00:00:00" table:style-name="ce22">
              <text:p>01 Jul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4-06-27T00:00:00" table:style-name="ce75">
              <text:p>27 Jun 2014</text:p>
            </table:table-cell>
            <table:table-cell office:value-type="date" office:date-value="2015-06-26T00:00:00" table:style-name="ce75">
              <text:p>26 Jun 2015</text:p>
            </table:table-cell>
            <table:table-cell office:value-type="string" table:style-name="ce81">
              <text:p>04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56">
              <text:p>16º RC Mec</text:p>
            </table:table-cell>
            <table:table-cell office:value-type="string" table:style-name="ce57">
              <text:p>Bayeux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Ca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ROBSON ALVES DE SOUSA</text:p>
            </table:table-cell>
            <table:table-cell office:value-type="string" table:style-name="ce15">
              <text:p>Com</text:p>
            </table:table-cell>
            <table:table-cell office:value-type="string" table:style-name="ce59">
              <text:p>Com</text:p>
            </table:table-cell>
            <table:table-cell office:value-type="string" table:style-name="ce15">
              <text:p>16 8111 000 000</text:p>
            </table:table-cell>
            <table:table-cell office:value-type="string" table:style-name="ce19">
              <text:p>Comunicações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style-name="ce22"/>
            <table:table-cell table:number-columns-repeated="2" table:style-name="ce78"/>
            <table:table-cell table:style-name="ce79"/>
            <table:table-cell table:number-columns-repeated="2" table:style-name="ce80"/>
            <table:table-cell table:number-columns-repeated="3" table:style-name="ce75"/>
            <table:table-cell table:style-name="ce81"/>
            <table:table-cell table:style-name="ce61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16º RC Mec</text:p>
            </table:table-cell>
            <table:table-cell office:value-type="string" table:style-name="ce57">
              <text:p>Bayeux</text:p>
            </table:table-cell>
            <table:table-cell office:value-type="string" table:style-name="ce58">
              <text:p>PB</text:p>
            </table:table-cell>
            <table:table-cell office:value-type="string" table:style-name="ce27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69">
              <text:p>JOCELITO LUCIANO GASPAR</text:p>
            </table:table-cell>
            <table:table-cell office:value-type="string" table:style-name="ce15">
              <text:p>Cav</text:p>
            </table:table-cell>
            <table:table-cell office:value-type="string" table:style-name="ce29">
              <text:p>Cav</text:p>
            </table:table-cell>
            <table:table-cell office:value-type="string" table:style-name="ce15">
              <text:p>17 8102 000 000</text:p>
            </table:table-cell>
            <table:table-cell office:value-type="string" table:style-name="ce19">
              <text:p>Caval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7"/>
            <table:table-cell table:style-name="ce170"/>
            <table:table-cell table:style-name="ce73"/>
            <table:table-cell table:style-name="ce146"/>
            <table:table-cell table:style-name="ce98"/>
            <table:table-cell table:number-columns-repeated="2" table:style-name="ce95"/>
            <table:table-cell table:number-columns-repeated="3" table:style-name="ce75"/>
            <table:table-cell table:style-name="ce76"/>
            <table:table-cell table:style-name="ce77"/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56">
              <text:p>16º RC Mec</text:p>
            </table:table-cell>
            <table:table-cell office:value-type="string" table:style-name="ce57">
              <text:p>Bayeux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Ca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LEANDRO FERREIRA LOPES</text:p>
            </table:table-cell>
            <table:table-cell office:value-type="string" table:style-name="ce15">
              <text:p>Int</text:p>
            </table:table-cell>
            <table:table-cell office:value-type="string" table:style-name="ce15">
              <text:p>Int</text:p>
            </table:table-cell>
            <table:table-cell office:value-type="string" table:style-name="ce15">
              <text:p>17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165"/>
            <table:table-cell table:style-name="ce166"/>
            <table:table-cell table:number-columns-repeated="2" table:style-name="ce78"/>
            <table:table-cell table:style-name="ce79"/>
            <table:table-cell table:number-columns-repeated="2" table:style-name="ce80"/>
            <table:table-cell table:number-columns-repeated="3" table:style-name="ce75"/>
            <table:table-cell table:style-name="ce81"/>
            <table:table-cell table:style-name="ce61"/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171">
              <text:p>16º RC Mec</text:p>
            </table:table-cell>
            <table:table-cell office:value-type="string" table:style-name="ce172">
              <text:p>Bayeux</text:p>
            </table:table-cell>
            <table:table-cell office:value-type="string" table:style-name="ce173">
              <text:p>PB</text:p>
            </table:table-cell>
            <table:table-cell office:value-type="string" table:style-name="ce174">
              <text:p>1º Ten</text:p>
            </table:table-cell>
            <table:table-cell office:value-type="string" table:style-name="ce175">
              <text:p>REINTEG JUDIC</text:p>
            </table:table-cell>
            <table:table-cell office:value-type="string" table:style-name="ce176">
              <office:annotation draw:style-name="a1" svg:x="9.51041666666667in" svg:y="15.0729166666667in" svg:width="1.19791666666667in" svg:height="1.03125in">
                <dc:creator/>
                <text:p><text:span text:style-name="T11">Previsão de licenciamento DIEX N° 096-S/1.1/16° RC MEC, de 25 abr 12</text:span></text:p>
              </office:annotation>
              <text:p>WELLINGTON MONTEIRO DO<text:span text:style-name="T11"><text:s/>VALE SOUSA</text:span></text:p>
            </table:table-cell>
            <table:table-cell office:value-type="string" table:style-name="ce174">
              <text:p>Cav</text:p>
            </table:table-cell>
            <table:table-cell office:value-type="string" table:style-name="ce174">
              <text:p>Cav</text:p>
            </table:table-cell>
            <table:table-cell office:value-type="string" table:style-name="ce174">
              <text:p>REINTEG JUDIC</text:p>
            </table:table-cell>
            <table:table-cell office:value-type="string" table:style-name="ce155">
              <text:p>REINTEG JUDIC</text:p>
            </table:table-cell>
            <table:table-cell office:value-type="string" table:style-name="ce155">
              <text:p>Reintegrado por Decis Judic</text:p>
            </table:table-cell>
            <table:table-cell office:value-type="string" table:style-name="ce177">
              <text:p>066 358 694 17</text:p>
            </table:table-cell>
            <table:table-cell table:style-name="ce178"/>
            <table:table-cell table:style-name="ce179"/>
            <table:table-cell office:value-type="date" office:date-value="2005-12-02T00:00:00" table:style-name="ce180">
              <text:p>02 Dec 2005</text:p>
            </table:table-cell>
            <table:table-cell office:value-type="date" office:date-value="2006-08-31T00:00:00" table:style-name="ce180">
              <text:p>31 Aug 2006</text:p>
            </table:table-cell>
            <table:table-cell office:value-type="date" office:date-value="2009-08-31T00:00:00" table:style-name="ce180">
              <text:p>31 Aug 2009</text:p>
            </table:table-cell>
            <table:table-cell office:value-type="string" table:style-name="ce181">
              <text:p>00a 03m 12d</text:p>
            </table:table-cell>
            <table:table-cell office:value-type="string" table:style-name="ce181">
              <text:p>00a 03m 18d</text:p>
            </table:table-cell>
            <table:table-cell office:value-type="date" office:date-value="2006-06-23T00:00:00" table:style-name="ce180">
              <text:p>23 Jun 2006</text:p>
            </table:table-cell>
            <table:table-cell office:value-type="date" office:date-value="2011-06-23T00:00:00" table:style-name="ce180">
              <text:p>23 Jun 2011</text:p>
            </table:table-cell>
            <table:table-cell office:value-type="date" office:date-value="2012-06-22T00:00:00" table:style-name="ce180">
              <text:p>22 Jun 2012</text:p>
            </table:table-cell>
            <table:table-cell office:value-type="string" table:style-name="ce174">
              <text:p>06a 07m 02d</text:p>
            </table:table-cell>
            <table:table-cell table:style-name="ce174"/>
            <table:table-cell office:value-type="string" table:style-name="ce10">
              <text:p>Reintegrado DIEx n° <text:s/>20, de 29 Maio 13 (Ação ordinária 0005919.2012.4.05.8200/3a Vara Federal)</text:p>
            </table:table-cell>
            <table:table-cell office:value-type="string" table:style-name="ce50">
              <text:p>Cav</text:p>
            </table:table-cell>
            <table:table-cell table:number-columns-repeated="16358"/>
          </table:table-row>
          <table:table-row table:style-name="ro2">
            <table:table-cell office:value-type="string" table:style-name="ce56">
              <text:p>17º GAC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ATHIAS VARGAS BRANDT – N.A.</text:p>
            </table:table-cell>
            <table:table-cell office:value-type="string" table:style-name="ce15">
              <text:p>Art</text:p>
            </table:table-cell>
            <table:table-cell office:value-type="string" table:style-name="ce59">
              <text:p>Art</text:p>
            </table:table-cell>
            <table:table-cell office:value-type="string" table:style-name="ce182">
              <text:p>16 8106 000 111</text:p>
            </table:table-cell>
            <table:table-cell office:value-type="string" table:style-name="ce19">
              <text:p>Artilharia (Cur Com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style-name="ce23"/>
            <table:table-cell table:style-name="ce64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8">
              <text:p>17º GAC</text:p>
            </table:table-cell>
            <table:table-cell office:value-type="string" table:style-name="ce48">
              <text:p>Natal</text:p>
            </table:table-cell>
            <table:table-cell office:value-type="string" table:style-name="ce47">
              <text:p>RN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RAFAEL DE ANDRADE CAVALCANTI LIMA</text:p>
            </table:table-cell>
            <table:table-cell office:value-type="string" table:style-name="ce47">
              <text:p>Art</text:p>
            </table:table-cell>
            <table:table-cell office:value-type="string" table:style-name="ce71">
              <text:p>Art</text:p>
            </table:table-cell>
            <table:table-cell office:value-type="string" table:style-name="ce47">
              <text:p>16 8106 000 627</text:p>
            </table:table-cell>
            <table:table-cell office:value-type="string" table:style-name="ce48">
              <text:p>Artilharia (Cur Ed Fis)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84.381.244-37</text:p>
            </table:table-cell>
            <table:table-cell office:value-type="string" table:style-name="ce72">
              <text:p>0700950678</text:p>
            </table:table-cell>
            <table:table-cell office:value-type="date" office:date-value="1992-02-29T00:00:00" table:style-name="ce73">
              <text:p>29 Feb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47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76">
              <text:p>03a 10m 26d</text:p>
            </table:table-cell>
            <table:table-cell table:style-name="ce48"/>
            <table:table-cell table:number-columns-repeated="2" table:style-name="ce60"/>
            <table:table-cell table:number-columns-repeated="16358"/>
          </table:table-row>
          <table:table-row table:style-name="ro2">
            <table:table-cell office:value-type="string" table:style-name="ce61">
              <text:p>17º GAC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64">
              <text:p>2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757">
              <text:p>RODRIGO DIEGO MORAIS DA SILVA</text:p>
            </table:table-cell>
            <table:table-cell office:value-type="string" table:style-name="ce64">
              <text:p>Art</text:p>
            </table:table-cell>
            <table:table-cell office:value-type="string" table:style-name="ce50">
              <text:p>Art</text:p>
            </table:table-cell>
            <table:table-cell office:value-type="string" table:style-name="ce50">
              <text:p>16 8106 000 000</text:p>
            </table:table-cell>
            <table:table-cell office:value-type="string" table:style-name="ce183">
              <text:p>Artil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184">
              <text:p>098.073.464-95</text:p>
            </table:table-cell>
            <table:table-cell table:style-name="ce184"/>
            <table:table-cell office:value-type="date" office:date-value="1994-05-20T00:00:00" table:style-name="ce185">
              <text:p>20 May 1994</text:p>
            </table:table-cell>
            <table:table-cell table:style-name="ce22"/>
            <table:table-cell office:value-type="date" office:date-value="2014-08-31T00:00:00" table:style-name="ce22">
              <text:p>31 Aug 2014</text:p>
            </table:table-cell>
            <table:table-cell office:value-type="date" office:date-value="2017-08-31T00:00:00" table:style-name="ce22">
              <text:p>31 Aug 2017</text:p>
            </table:table-cell>
            <table:table-cell office:value-type="string" table:style-name="ce1">
              <text:p>00a07d 08d</text:p>
            </table:table-cell>
            <table:table-cell table:style-name="ce50"/>
            <table:table-cell office:value-type="date" office:date-value="2014-06-23T00:00:00" table:style-name="ce185">
              <text:p>23 Jun 2014</text:p>
            </table:table-cell>
            <table:table-cell office:value-type="date" office:date-value="2014-06-23T00:00:00" table:style-name="ce22">
              <text:p>23 Jun 2014</text:p>
            </table:table-cell>
            <table:table-cell office:value-type="date" office:date-value="2015-06-22T00:00:00" table:style-name="ce22">
              <text:p>22 Jun 2015</text:p>
            </table:table-cell>
            <table:table-cell office:value-type="string" table:style-name="ce66">
              <text:p>01a 10m 23d</text:p>
            </table:table-cell>
            <table:table-cell office:value-type="string" table:style-name="ce24">
              <text:p>Ultimo ano</text:p>
            </table:table-cell>
            <table:table-cell table:style-name="ce10"/>
            <table:table-cell office:value-type="string" table:style-name="ce50">
              <text:p>Art</text:p>
            </table:table-cell>
            <table:table-cell table:number-columns-repeated="16358"/>
          </table:table-row>
          <table:table-row table:style-name="ro2">
            <table:table-cell office:value-type="string" table:style-name="ce56">
              <text:p>17º GAC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YURI GAMA-NA</text:p>
            </table:table-cell>
            <table:table-cell office:value-type="string" table:style-name="ce15">
              <text:p>Art</text:p>
            </table:table-cell>
            <table:table-cell office:value-type="string" table:style-name="ce59">
              <text:p>Art</text:p>
            </table:table-cell>
            <table:table-cell office:value-type="string" table:style-name="ce15">
              <text:p>16 8106 000 000</text:p>
            </table:table-cell>
            <table:table-cell office:value-type="string" table:style-name="ce19">
              <text:p>Artil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64"/>
            <table:table-cell table:number-columns-repeated="3" table:style-name="ce40"/>
            <table:table-cell table:style-name="ce41"/>
            <table:table-cell table:style-name="ce114"/>
            <table:table-cell table:style-name="ce10"/>
            <table:table-cell office:value-type="string" table:style-name="ce50">
              <text:p>Art</text:p>
            </table:table-cell>
            <table:table-cell table:number-columns-repeated="16358"/>
          </table:table-row>
          <table:table-row table:style-name="ro2">
            <table:table-cell office:value-type="string" table:style-name="ce61">
              <text:p>17º GAC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64">
              <text:p>1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HUMBERTO CORRÊA DE OLIVEIRA ANDRADE FILHO</text:p>
            </table:table-cell>
            <table:table-cell office:value-type="string" table:style-name="ce64">
              <text:p>Art</text:p>
            </table:table-cell>
            <table:table-cell office:value-type="string" table:style-name="ce97">
              <text:p>Art</text:p>
            </table:table-cell>
            <table:table-cell office:value-type="string" table:style-name="ce64">
              <text:p>16 8106 000 000</text:p>
            </table:table-cell>
            <table:table-cell office:value-type="string" table:style-name="ce24">
              <text:p>Artil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7 551 464 22</text:p>
            </table:table-cell>
            <table:table-cell office:value-type="string" table:style-name="ce21">
              <text:p>0701997157</text:p>
            </table:table-cell>
            <table:table-cell office:value-type="date" office:date-value="1990-07-27T00:00:00" table:style-name="ce22">
              <text:p>27 Jul 1990</text:p>
            </table:table-cell>
            <table:table-cell office:value-type="date" office:date-value="2009-11-28T00:00:00" table:style-name="ce22">
              <text:p>28 Nov 2009</text:p>
            </table:table-cell>
            <table:table-cell office:value-type="date" office:date-value="2010-08-31T00:00:00" table:style-name="ce22">
              <text:p>31 Aug 2010</text:p>
            </table:table-cell>
            <table:table-cell office:value-type="date" office:date-value="2013-08-31T00:00:00" table:style-name="ce74">
              <text:p>31 Aug 2013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10-06-26T00:00:00" table:style-name="ce22">
              <text:p>26 Jun 2010</text:p>
            </table:table-cell>
            <table:table-cell office:value-type="date" office:date-value="2013-06-26T00:00:00" table:style-name="ce75">
              <text:p>26 Jun 2013</text:p>
            </table:table-cell>
            <table:table-cell office:value-type="date" office:date-value="2014-06-25T00:00:00" table:style-name="ce75">
              <text:p>25 Jun 2014</text:p>
            </table:table-cell>
            <table:table-cell office:value-type="string" table:style-name="ce66">
              <text:p>04a 10m 18d</text:p>
            </table:table-cell>
            <table:table-cell table:style-name="ce24"/>
            <table:table-cell table:style-name="ce10"/>
            <table:table-cell office:value-type="string" table:style-name="ce97">
              <text:p>Art</text:p>
            </table:table-cell>
            <table:table-cell table:number-columns-repeated="16358"/>
          </table:table-row>
          <table:table-row table:style-name="ro2">
            <table:table-cell office:value-type="string" table:style-name="ce56">
              <text:p>17º GAC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GABRIEL CARVALHO DE ANDRADE</text:p>
            </table:table-cell>
            <table:table-cell office:value-type="string" table:style-name="ce15">
              <text:p>Art</text:p>
            </table:table-cell>
            <table:table-cell office:value-type="string" table:style-name="ce59">
              <text:p>Art</text:p>
            </table:table-cell>
            <table:table-cell office:value-type="string" table:style-name="ce182">
              <text:p>16 8106 000 000</text:p>
            </table:table-cell>
            <table:table-cell office:value-type="string" table:style-name="ce19">
              <text:p>Artil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style-name="ce23"/>
            <table:table-cell table:style-name="ce64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17º GAC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JÚLIO VINÍCIUS NASCIMENTO NETTO</text:p>
            </table:table-cell>
            <table:table-cell office:value-type="string" table:style-name="ce15">
              <text:p>Art</text:p>
            </table:table-cell>
            <table:table-cell office:value-type="string" table:style-name="ce59">
              <text:p>Art</text:p>
            </table:table-cell>
            <table:table-cell office:value-type="string" table:style-name="ce182">
              <text:p>16 8106 000 000</text:p>
            </table:table-cell>
            <table:table-cell office:value-type="string" table:style-name="ce19">
              <text:p>Artil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style-name="ce23"/>
            <table:table-cell table:style-name="ce64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17º GAC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VINÍCIUS DE SOUZA MIRANDA – N.A.</text:p>
            </table:table-cell>
            <table:table-cell office:value-type="string" table:style-name="ce15">
              <text:p>Int</text:p>
            </table:table-cell>
            <table:table-cell office:value-type="string" table:style-name="ce27">
              <text:p>Int</text:p>
            </table:table-cell>
            <table:table-cell office:value-type="string" table:style-name="ce182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style-name="ce23"/>
            <table:table-cell table:style-name="ce64"/>
            <table:table-cell table:number-columns-repeated="3" table:style-name="ce40"/>
            <table:table-cell table:style-name="ce82"/>
            <table:table-cell office:value-type="string" table:style-name="ce24">
              <text:p>Asp Of 2009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1">
              <text:p>17º GAC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757">
              <text:p>AUGUSTO FLÁVIO SOUZA LEÃO MUNIZ</text:p>
            </table:table-cell>
            <table:table-cell office:value-type="string" table:style-name="ce82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82">
              <text:p>16 8500 000 000</text:p>
            </table:table-cell>
            <table:table-cell office:value-type="string" table:style-name="ce10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10 498 154 75</text:p>
            </table:table-cell>
            <table:table-cell office:value-type="string" table:style-name="ce21">
              <text:p>0701635658</text:p>
            </table:table-cell>
            <table:table-cell office:value-type="date" office:date-value="1989-05-19T00:00:00" table:style-name="ce22">
              <text:p>19 May 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6a 10m 21d</text:p>
            </table:table-cell>
            <table:table-cell office:value-type="string" table:style-name="ce24">
              <text:p>Ultimo ano</text:p>
            </table:table-cell>
            <table:table-cell table:style-name="ce10"/>
            <table:table-cell office:value-type="string" table:style-name="ce82">
              <text:p>Int</text:p>
            </table:table-cell>
            <table:table-cell table:number-columns-repeated="16358"/>
          </table:table-row>
          <table:table-row table:style-name="ro2">
            <table:table-cell office:value-type="string" table:style-name="ce61">
              <text:p>17º GAC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86">
              <text:p>EDUARDO CALHEIROS CATÃO</text:p>
            </table:table-cell>
            <table:table-cell office:value-type="string" table:style-name="ce64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64">
              <text:p>17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4645902482</text:p>
            </table:table-cell>
            <table:table-cell office:value-type="string" table:style-name="ce21">
              <text:p>0702149758</text:p>
            </table:table-cell>
            <table:table-cell office:value-type="date" office:date-value="1991-07-11T00:00:00" table:style-name="ce22">
              <text:p>11 Jul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40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4a 10m 18d</text:p>
            </table:table-cell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9">
              <text:p>1º BE Cnst</text:p>
            </table:table-cell>
            <table:table-cell office:value-type="string" table:style-name="ce19">
              <text:p>Caicó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87">
              <text:p>RUBENS BITTAN DA COSTA SILVA</text:p>
            </table:table-cell>
            <table:table-cell office:value-type="string" table:style-name="ce59">
              <text:p>QQ AQS</text:p>
            </table:table-cell>
            <table:table-cell office:value-type="string" table:style-name="ce59">
              <text:p>Eng</text:p>
            </table:table-cell>
            <table:table-cell office:value-type="string" table:style-name="ce15">
              <text:p>16 8003 000 000</text:p>
            </table:table-cell>
            <table:table-cell office:value-type="string" table:style-name="ce19">
              <text:p>QQ Arma, QMB ou Sv Int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88">
              <text:p>1º BE Cnst</text:p>
            </table:table-cell>
            <table:table-cell office:value-type="string" table:style-name="ce188">
              <text:p>Caicó</text:p>
            </table:table-cell>
            <table:table-cell office:value-type="string" table:style-name="ce189">
              <text:p>RN</text:p>
            </table:table-cell>
            <table:table-cell office:value-type="string" table:style-name="ce189">
              <text:p>VAGO</text:p>
            </table:table-cell>
            <table:table-cell office:value-type="string" table:style-name="ce189">
              <text:p>Vago</text:p>
            </table:table-cell>
            <table:table-cell office:value-type="string" table:style-name="ce188">
              <text:p>CLARO VAGO</text:p>
            </table:table-cell>
            <table:table-cell office:value-type="string" table:style-name="ce190">
              <text:p>QQ AQS</text:p>
            </table:table-cell>
            <table:table-cell office:value-type="string" table:style-name="ce190">
              <text:p>Eng</text:p>
            </table:table-cell>
            <table:table-cell office:value-type="string" table:style-name="ce189">
              <text:p>16 8003 000 000</text:p>
            </table:table-cell>
            <table:table-cell office:value-type="string" table:style-name="ce188">
              <text:p>QQ Arma, QMB ou Sv Int</text:p>
            </table:table-cell>
            <table:table-cell office:value-type="string" table:style-name="ce189">
              <text:p>Claro vago</text:p>
            </table:table-cell>
            <table:table-cell office:value-type="string" table:style-name="ce191">
              <text:p>Claro vago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9">
              <text:p>1º BE Cnst</text:p>
            </table:table-cell>
            <table:table-cell office:value-type="string" table:style-name="ce19">
              <text:p>Caicó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VIRGÍLIO<text:s/><text:span text:style-name="T16">FONTES NETO</text:span></text:p>
            </table:table-cell>
            <table:table-cell office:value-type="string" table:style-name="ce59">
              <text:p>QQ AQS</text:p>
            </table:table-cell>
            <table:table-cell office:value-type="string" table:style-name="ce59">
              <text:p>Eng</text:p>
            </table:table-cell>
            <table:table-cell office:value-type="string" table:style-name="ce15">
              <text:p>16 8003 000 000</text:p>
            </table:table-cell>
            <table:table-cell office:value-type="string" table:style-name="ce19">
              <text:p>QQ Arma, QMB ou Sv Int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192"/>
            <table:table-cell table:number-columns-repeated="4" table:style-name="ce193"/>
            <table:table-cell table:number-columns-repeated="2" table:style-name="ce194"/>
            <table:table-cell table:number-columns-repeated="3" table:style-name="ce193"/>
            <table:table-cell table:number-columns-repeated="2" table:style-name="ce195"/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19">
              <text:p>1º BE Cnst</text:p>
            </table:table-cell>
            <table:table-cell office:value-type="string" table:style-name="ce19">
              <text:p>Caicó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87">
              <text:p>THIAGO BARBOSA ALVES BARRETO</text:p>
            </table:table-cell>
            <table:table-cell office:value-type="string" table:style-name="ce15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5">
              <text:p>16 8105 000 111</text:p>
            </table:table-cell>
            <table:table-cell office:value-type="string" table:style-name="ce19">
              <text:p>Engenharia (Cur Com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66"/>
            <table:table-cell table:style-name="ce195"/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144">
              <text:p>1º BE Cnst</text:p>
            </table:table-cell>
            <table:table-cell office:value-type="string" table:style-name="ce19">
              <text:p>Caicó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JAMES BONFIM DE PAULA</text:p>
            </table:table-cell>
            <table:table-cell office:value-type="string" table:style-name="ce15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5">
              <text:p>16 8105 000 124</text:p>
            </table:table-cell>
            <table:table-cell office:value-type="string" table:style-name="ce19">
              <text:p>Engenharia (Cur Eqp Eng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66"/>
            <table:table-cell table:style-name="ce195"/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19">
              <text:p>1º BE Cnst</text:p>
            </table:table-cell>
            <table:table-cell office:value-type="string" table:style-name="ce19">
              <text:p>Caicó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87">
              <text:p>EDUARDO PESSOA DA SILVA FILHO</text:p>
            </table:table-cell>
            <table:table-cell office:value-type="string" table:style-name="ce15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96">
              <text:p>16 8105 000 000</text:p>
            </table:table-cell>
            <table:table-cell office:value-type="string" table:style-name="ce19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44">
              <text:p>1º BE Cnst</text:p>
            </table:table-cell>
            <table:table-cell office:value-type="string" table:style-name="ce19">
              <text:p>Caicó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EDUARDO PAUSE</text:p>
            </table:table-cell>
            <table:table-cell office:value-type="string" table:style-name="ce15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96">
              <text:p>16 8105 000 000</text:p>
            </table:table-cell>
            <table:table-cell office:value-type="string" table:style-name="ce19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9">
              <text:p>1º BE Cnst</text:p>
            </table:table-cell>
            <table:table-cell office:value-type="string" table:style-name="ce19">
              <text:p>Caicó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69">
              <text:p>CARLOS AUGUSTO LEOPOLDINO JUNIOR</text:p>
            </table:table-cell>
            <table:table-cell office:value-type="string" table:style-name="ce15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96">
              <text:p>16 8105 000 000</text:p>
            </table:table-cell>
            <table:table-cell office:value-type="string" table:style-name="ce19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97">
              <text:p>1º BE Cnst</text:p>
            </table:table-cell>
            <table:table-cell office:value-type="string" table:style-name="ce24">
              <text:p>Caicó</text:p>
            </table:table-cell>
            <table:table-cell office:value-type="string" table:style-name="ce64">
              <text:p>RN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RODOLFO MAURO MENDES BRASILEIRO DA SILVA</text:p>
            </table:table-cell>
            <table:table-cell office:value-type="string" table:style-name="ce64">
              <text:p>Eng</text:p>
            </table:table-cell>
            <table:table-cell office:value-type="string" table:style-name="ce50">
              <text:p>Eng</text:p>
            </table:table-cell>
            <table:table-cell office:value-type="string" table:style-name="ce198">
              <text:p>16 8105 000 000</text:p>
            </table:table-cell>
            <table:table-cell office:value-type="string" table:style-name="ce24">
              <text:p>Engen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3.931.384-33</text:p>
            </table:table-cell>
            <table:table-cell office:value-type="string" table:style-name="ce21">
              <text:p>070120385-3</text:p>
            </table:table-cell>
            <table:table-cell office:value-type="date" office:date-value="1988-09-16T00:00:00" table:style-name="ce22">
              <text:p>16 Sep 1988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9">
              <text:p>1º BE Cnst</text:p>
            </table:table-cell>
            <table:table-cell office:value-type="string" table:style-name="ce19">
              <text:p>Caicó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FELIPE HENRIQUE LÚCIO DE<text:span text:style-name="T16"><text:s/>HOLANDA</text:span></text:p>
            </table:table-cell>
            <table:table-cell office:value-type="string" table:style-name="ce15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96">
              <text:p>16 8105 000 000</text:p>
            </table:table-cell>
            <table:table-cell office:value-type="string" table:style-name="ce19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office:value-type="string" table:style-name="ce24">
              <text:p>Asp Of 2009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44">
              <text:p>1º BE Cnst</text:p>
            </table:table-cell>
            <table:table-cell office:value-type="string" table:style-name="ce19">
              <text:p>Caicó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87">
              <text:p>JOSUÉ GOMES DO SINO</text:p>
            </table:table-cell>
            <table:table-cell office:value-type="string" table:style-name="ce15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96">
              <text:p>16 8105 000 000</text:p>
            </table:table-cell>
            <table:table-cell office:value-type="string" table:style-name="ce19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office:value-type="string" table:style-name="ce24">
              <text:p>Asp Of 2009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197">
              <text:p>1º BE Cnst</text:p>
            </table:table-cell>
            <table:table-cell office:value-type="string" table:style-name="ce24">
              <text:p>Caicó</text:p>
            </table:table-cell>
            <table:table-cell office:value-type="string" table:style-name="ce64">
              <text:p>RN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ISMAEL<text:span text:style-name="T14"><text:s/></text:span>PINHEIRO FELIX JUNIOR</text:p>
            </table:table-cell>
            <table:table-cell office:value-type="string" table:style-name="ce82">
              <text:p>Eng</text:p>
            </table:table-cell>
            <table:table-cell office:value-type="string" table:style-name="ce50">
              <text:p>Eng</text:p>
            </table:table-cell>
            <table:table-cell office:value-type="string" table:style-name="ce198">
              <text:p>16 8105 000 000</text:p>
            </table:table-cell>
            <table:table-cell office:value-type="string" table:style-name="ce104">
              <text:p>Engen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14 577 654 97</text:p>
            </table:table-cell>
            <table:table-cell office:value-type="string" table:style-name="ce21">
              <text:p>0701212458</text:p>
            </table:table-cell>
            <table:table-cell office:value-type="string" table:style-name="ce22">
              <text:p>05//Mar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50">
              <text:p>Eng</text:p>
            </table:table-cell>
            <table:table-cell table:number-columns-repeated="16358"/>
          </table:table-row>
          <table:table-row table:style-name="ro3">
            <table:table-cell office:value-type="string" table:style-name="ce19">
              <text:p>1º BE Cnst</text:p>
            </table:table-cell>
            <table:table-cell office:value-type="string" table:style-name="ce19">
              <text:p>Caicó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28">
              <text:p>DIEGO NUNES DANTAS</text:p>
            </table:table-cell>
            <table:table-cell office:value-type="string" table:style-name="ce15">
              <text:p>Int</text:p>
            </table:table-cell>
            <table:table-cell office:value-type="string" table:style-name="ce59">
              <text:p>Int</text:p>
            </table:table-cell>
            <table:table-cell office:value-type="string" table:style-name="ce15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office:value-type="string" table:style-name="ce24">
              <text:p>Asp Of 2009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97">
              <text:p>1º BE Cnst</text:p>
            </table:table-cell>
            <table:table-cell office:value-type="string" table:style-name="ce24">
              <text:p>Caicó</text:p>
            </table:table-cell>
            <table:table-cell office:value-type="string" table:style-name="ce64">
              <text:p>RN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JONATAS LEITE<text:span text:style-name="T14"><text:s/></text:span>PONTES</text:p>
            </table:table-cell>
            <table:table-cell office:value-type="string" table:style-name="ce64">
              <text:p>Eng</text:p>
            </table:table-cell>
            <table:table-cell office:value-type="string" table:style-name="ce97">
              <text:p>Eng</text:p>
            </table:table-cell>
            <table:table-cell office:value-type="string" table:style-name="ce64">
              <text:p>17 8003 000 000</text:p>
            </table:table-cell>
            <table:table-cell office:value-type="string" table:style-name="ce48">
              <text:p>QQ Arma, QMB ou Sv Int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0 749 154 16</text:p>
            </table:table-cell>
            <table:table-cell office:value-type="string" table:style-name="ce21">
              <text:p>0701212359</text:p>
            </table:table-cell>
            <table:table-cell office:value-type="string" table:style-name="ce22">
              <text:p>08/Jun/1988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199">
              <text:p>Eng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19">
              <text:p>1º BE Cnst</text:p>
            </table:table-cell>
            <table:table-cell office:value-type="string" table:style-name="ce19">
              <text:p>Caicó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LUÃ<text:s/><text:span text:style-name="T16">MASCARENHAS DE CARVALHO</text:span></text:p>
            </table:table-cell>
            <table:table-cell office:value-type="string" table:style-name="ce15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5">
              <text:p>17 8105 000 000</text:p>
            </table:table-cell>
            <table:table-cell office:value-type="string" table:style-name="ce19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197">
              <text:p>1º BE Cnst</text:p>
            </table:table-cell>
            <table:table-cell office:value-type="string" table:style-name="ce24">
              <text:p>Caicó</text:p>
            </table:table-cell>
            <table:table-cell office:value-type="string" table:style-name="ce64">
              <text:p>RN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MANOEL CANDIDO DA SILVA NETO</text:p>
            </table:table-cell>
            <table:table-cell office:value-type="string" table:style-name="ce82">
              <text:p>Eng</text:p>
            </table:table-cell>
            <table:table-cell office:value-type="string" table:style-name="ce50">
              <text:p>Eng</text:p>
            </table:table-cell>
            <table:table-cell office:value-type="string" table:style-name="ce64">
              <text:p>17 8105 000 000</text:p>
            </table:table-cell>
            <table:table-cell office:value-type="string" table:style-name="ce104">
              <text:p>Engen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49 215 924 62</text:p>
            </table:table-cell>
            <table:table-cell office:value-type="string" table:style-name="ce21">
              <text:p>0701211658</text:p>
            </table:table-cell>
            <table:table-cell office:value-type="string" table:style-name="ce22">
              <text:p>14/Jun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50">
              <text:p>Eng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143">
              <text:p>1º BE Cnst</text:p>
            </table:table-cell>
            <table:table-cell office:value-type="string" table:style-name="ce24">
              <text:p>Caicó</text:p>
            </table:table-cell>
            <table:table-cell office:value-type="string" table:style-name="ce64">
              <text:p>RN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MARCELO NAVARRO WAKED</text:p>
            </table:table-cell>
            <table:table-cell office:value-type="string" table:style-name="ce82">
              <text:p>Eng</text:p>
            </table:table-cell>
            <table:table-cell office:value-type="string" table:style-name="ce50">
              <text:p>Eng</text:p>
            </table:table-cell>
            <table:table-cell office:value-type="string" table:style-name="ce64">
              <text:p>17 8105 000 000</text:p>
            </table:table-cell>
            <table:table-cell office:value-type="string" table:style-name="ce104">
              <text:p>Engen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3 286 634 22</text:p>
            </table:table-cell>
            <table:table-cell office:value-type="string" table:style-name="ce21">
              <text:p>0701390155</text:p>
            </table:table-cell>
            <table:table-cell office:value-type="string" table:style-name="ce22">
              <text:p>14/Fev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50">
              <text:p>Eng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197">
              <text:p>1º BE Cnst</text:p>
            </table:table-cell>
            <table:table-cell office:value-type="string" table:style-name="ce24">
              <text:p>Caicó</text:p>
            </table:table-cell>
            <table:table-cell office:value-type="string" table:style-name="ce64">
              <text:p>RN</text:p>
            </table:table-cell>
            <table:table-cell office:value-type="string" table:style-name="ce64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FAGNER TARSO OLIVEIRA CYSNEIROS</text:p>
            </table:table-cell>
            <table:table-cell office:value-type="string" table:style-name="ce64">
              <text:p>Eng</text:p>
            </table:table-cell>
            <table:table-cell office:value-type="string" table:style-name="ce50">
              <text:p>Eng</text:p>
            </table:table-cell>
            <table:table-cell office:value-type="string" table:style-name="ce64">
              <text:p>17 8105 000 000</text:p>
            </table:table-cell>
            <table:table-cell office:value-type="string" table:style-name="ce104">
              <text:p>Engen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68 964 424 84</text:p>
            </table:table-cell>
            <table:table-cell office:value-type="string" table:style-name="ce21">
              <text:p>0700678253</text:p>
            </table:table-cell>
            <table:table-cell office:value-type="string" table:style-name="ce22">
              <text:p>22/Jun/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50">
              <text:p>Eng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197">
              <text:p>1º BE Cnst</text:p>
            </table:table-cell>
            <table:table-cell office:value-type="string" table:style-name="ce24">
              <text:p>Caicó</text:p>
            </table:table-cell>
            <table:table-cell office:value-type="string" table:style-name="ce64">
              <text:p>RN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3">
              <text:p>RUAN PEDRO TAVARES BARBOSA DE LIMA</text:p>
            </table:table-cell>
            <table:table-cell office:value-type="string" table:style-name="ce50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64">
              <text:p>17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96.694.514-00</text:p>
            </table:table-cell>
            <table:table-cell office:value-type="string" table:style-name="ce21">
              <text:p>070214925-3</text:p>
            </table:table-cell>
            <table:table-cell office:value-type="date" office:date-value="1991-06-28T00:00:00" table:style-name="ce22">
              <text:p>28 Jun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40">
              <text:p>27 Jun 2011</text:p>
            </table:table-cell>
            <table:table-cell office:value-type="date" office:date-value="2014-06-27T00:00:00" table:style-name="ce75">
              <text:p>27 Jun 2014</text:p>
            </table:table-cell>
            <table:table-cell office:value-type="date" office:date-value="2015-06-26T00:00:00" table:style-name="ce75">
              <text:p>26 Jun 2015</text:p>
            </table:table-cell>
            <table:table-cell office:value-type="string" table:style-name="ce81">
              <text:p>04a 10m 18d</text:p>
            </table:table-cell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table:style-name="ce156"/>
            <table:table-cell table:style-name="ce153"/>
            <table:table-cell table:style-name="ce154"/>
            <table:table-cell table:number-columns-repeated="2" table:style-name="ce155"/>
            <table:table-cell table:style-name="ce200"/>
            <table:table-cell table:number-columns-repeated="5" table:style-name="ce155"/>
            <table:table-cell table:style-name="ce156"/>
            <table:table-cell table:style-name="ce158"/>
            <table:table-cell table:number-columns-repeated="4" table:style-name="ce159"/>
            <table:table-cell table:number-columns-repeated="2" table:style-name="ce160"/>
            <table:table-cell table:number-columns-repeated="3" table:style-name="ce159"/>
            <table:table-cell table:style-name="ce155"/>
            <table:table-cell table:style-name="ce156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2ª Cia Gd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JOÃO LUCAS CAVALCANTI ADVÍNCULA TRINDADE DE SOUZA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67 914 034 46</text:p>
            </table:table-cell>
            <table:table-cell office:value-type="string" table:style-name="ce21">
              <text:p>0700733058</text:p>
            </table:table-cell>
            <table:table-cell office:value-type="string" table:style-name="ce22">
              <text:p>09/Jul/1987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22">
              <text:p>23 Jun 2008</text:p>
            </table:table-cell>
            <table:table-cell office:value-type="date" office:date-value="2014-06-23T00:00:00" table:style-name="ce22">
              <text:p>23 Jun 2014</text:p>
            </table:table-cell>
            <table:table-cell office:value-type="date" office:date-value="2015-06-22T00:00:00" table:style-name="ce22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2ª Cia Gd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HUGO CESAR BELEM DE FREITAS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52.908.444-90</text:p>
            </table:table-cell>
            <table:table-cell office:value-type="string" table:style-name="ce72">
              <text:p>0700992175</text:p>
            </table:table-cell>
            <table:table-cell office:value-type="date" office:date-value="1992-10-16T00:00:00" table:style-name="ce73">
              <text:p>16 Oct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4-06-27T00:00:00" table:style-name="ce99">
              <text:p>27 Jun 2014</text:p>
            </table:table-cell>
            <table:table-cell office:value-type="date" office:date-value="2015-06-26T00:00:00" table:style-name="ce99">
              <text:p>26 Jun 2015</text:p>
            </table:table-cell>
            <table:table-cell office:value-type="string" table:style-name="ce76">
              <text:p>03a 10m 26d</text:p>
            </table:table-cell>
            <table:table-cell table:style-name="ce47"/>
            <table:table-cell table:style-name="ce130"/>
            <table:table-cell table:style-name="ce7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8">
              <text:p>2ª Cia Gd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201">
              <text:p>RICARDO LUCIANO DE SANTANA DA SILVA</text:p>
            </table:table-cell>
            <table:table-cell office:value-type="string" table:style-name="ce47">
              <text:p>Inf</text:p>
            </table:table-cell>
            <table:table-cell office:value-type="string" table:style-name="ce47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72">
              <text:p>072 253 394 27</text:p>
            </table:table-cell>
            <table:table-cell office:value-type="string" table:style-name="ce72">
              <text:p>0702147257</text:p>
            </table:table-cell>
            <table:table-cell office:value-type="date" office:date-value="1991-10-01T00:00:00" table:style-name="ce73">
              <text:p>01 Oct 1991</text:p>
            </table:table-cell>
            <table:table-cell office:value-type="date" office:date-value="2010-12-02T00:00:00" table:style-name="ce99">
              <text:p>02 Dec 2010</text:p>
            </table:table-cell>
            <table:table-cell office:value-type="date" office:date-value="2011-08-31T00:00:00" table:style-name="ce99">
              <text:p>31 Aug 2011</text:p>
            </table:table-cell>
            <table:table-cell office:value-type="date" office:date-value="2014-08-31T00:00:00" table:style-name="ce100">
              <text:p>31 Aug 2014</text:p>
            </table:table-cell>
            <table:table-cell office:value-type="string" table:style-name="ce101">
              <text:p>00a 07m 05d</text:p>
            </table:table-cell>
            <table:table-cell office:value-type="string" table:style-name="ce101">
              <text:p>00a 03m 12d</text:p>
            </table:table-cell>
            <table:table-cell office:value-type="date" office:date-value="2011-06-27T00:00:00" table:style-name="ce99">
              <text:p>27 Jun 2011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138">
              <text:p>03a 10m 18d</text:p>
            </table:table-cell>
            <table:table-cell office:value-type="string" table:style-name="ce68">
              <text:p>Convocado em 27 Jun 11</text:p>
            </table:table-cell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2ª Cia Gd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82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PEDRO DUARTE SOUZA DO NASCIMENTO</text:p>
            </table:table-cell>
            <table:table-cell office:value-type="string" table:style-name="ce82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4 520 184 94</text:p>
            </table:table-cell>
            <table:table-cell office:value-type="string" table:style-name="ce21">
              <text:p>0700734452</text:p>
            </table:table-cell>
            <table:table-cell office:value-type="string" table:style-name="ce22">
              <text:p>15/Mar/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2ª Cia Gd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82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VINICIUS SILVA DO NASCIMENTO</text:p>
            </table:table-cell>
            <table:table-cell office:value-type="string" table:style-name="ce82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2 142 584 64</text:p>
            </table:table-cell>
            <table:table-cell office:value-type="string" table:style-name="ce21">
              <text:p>0700734056</text:p>
            </table:table-cell>
            <table:table-cell office:value-type="string" table:style-name="ce22">
              <text:p>13/Mar/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2ª Cia Gd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82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THIAGO DE OLIVEIRA MELO DANTAS MENDES</text:p>
            </table:table-cell>
            <table:table-cell office:value-type="string" table:style-name="ce82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4 042 414 99</text:p>
            </table:table-cell>
            <table:table-cell office:value-type="string" table:style-name="ce21">
              <text:p>0700737752</text:p>
            </table:table-cell>
            <table:table-cell office:value-type="string" table:style-name="ce22">
              <text:p>04/Jul/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2ª Cia Gd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RODOLFO ARAÚJO DE SOUZ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0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31">
              <text:p>Não apresentado</text:p>
            </table:table-cell>
            <table:table-cell table:number-columns-repeated="2" table:style-name="ce202"/>
            <table:table-cell table:number-columns-repeated="4" table:style-name="ce203"/>
            <table:table-cell table:number-columns-repeated="2" table:style-name="ce204"/>
            <table:table-cell table:number-columns-repeated="3" table:style-name="ce203"/>
            <table:table-cell table:style-name="ce102"/>
            <table:table-cell table:style-name="ce19"/>
            <table:table-cell table:style-name="ce10"/>
            <table:table-cell table:style-name="ce50"/>
            <table:table-cell table:number-columns-repeated="5" table:style-name="ce10"/>
            <table:table-cell table:number-columns-repeated="16353" table:style-name="ce205"/>
          </table:table-row>
          <table:table-row table:style-name="ro2">
            <table:table-cell office:value-type="string" table:style-name="ce56">
              <text:p>2ª Cia Gd</text:p>
            </table:table-cell>
            <table:table-cell office:value-type="string" table:style-name="ce19">
              <text:p>Recife</text:p>
            </table:table-cell>
            <table:table-cell office:value-type="string" table:style-name="ce19">
              <text:p>PE</text:p>
            </table:table-cell>
            <table:table-cell office:value-type="string" table:style-name="ce19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JORGE QUEIROZ LUZ LEANDRO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16 8100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Não apresentado</text:p>
            </table:table-cell>
            <table:table-cell table:number-columns-repeated="13" table:style-name="ce19"/>
            <table:table-cell table:number-columns-repeated="7" table:style-name="ce24"/>
            <table:table-cell table:number-columns-repeated="16353" table:style-name="ce19"/>
          </table:table-row>
          <table:table-row table:style-name="ro2">
            <table:table-cell office:value-type="string" table:style-name="ce56">
              <text:p>31º BI Mtz</text:p>
            </table:table-cell>
            <table:table-cell office:value-type="string" table:style-name="ce57">
              <text:p>Campina Grande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KLEDSON JOACI DE ALMEIDA MENDE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7 111 000</text:p>
            </table:table-cell>
            <table:table-cell office:value-type="string" table:style-name="ce19">
              <text:p>Infantaria (Cur Com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number-columns-repeated="2"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31º BI Mtz</text:p>
            </table:table-cell>
            <table:table-cell office:value-type="string" table:style-name="ce57">
              <text:p>Campina Grande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DENNISON OLIVEIRA LIMA FILH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7 152 000</text:p>
            </table:table-cell>
            <table:table-cell office:value-type="string" table:style-name="ce19">
              <text:p>Infantaria (Cur Mat Bel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44">
              <text:p>31º BI Mtz</text:p>
            </table:table-cell>
            <table:table-cell office:value-type="string" table:style-name="ce57">
              <text:p>Campina Grande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RAFAEL CASSIANO NASCIMENTO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43">
              <text:p>31º BI Mtz</text:p>
            </table:table-cell>
            <table:table-cell office:value-type="string" table:style-name="ce69">
              <text:p>Campina Grande</text:p>
            </table:table-cell>
            <table:table-cell office:value-type="string" table:style-name="ce70">
              <text:p>PB</text:p>
            </table:table-cell>
            <table:table-cell office:value-type="string" table:style-name="ce47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ANDERSON LIMA DE ANDRADE PALMEIRA MEDEIROS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72">
              <text:p>084 057 724 99</text:p>
            </table:table-cell>
            <table:table-cell office:value-type="string" table:style-name="ce21">
              <text:p>0701620759</text:p>
            </table:table-cell>
            <table:table-cell office:value-type="date" office:date-value="1989-10-10T00:00:00" table:style-name="ce22">
              <text:p>10 Oct 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16358"/>
          </table:table-row>
          <table:table-row table:style-name="ro2">
            <table:table-cell office:value-type="string" table:style-name="ce143">
              <text:p>31º BI Mtz</text:p>
            </table:table-cell>
            <table:table-cell office:value-type="string" table:style-name="ce69">
              <text:p>Campina Grande</text:p>
            </table:table-cell>
            <table:table-cell office:value-type="string" table:style-name="ce70">
              <text:p>PB</text:p>
            </table:table-cell>
            <table:table-cell office:value-type="string" table:style-name="ce47">
              <text:p>1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65">
              <text:p>JOSÉ EMILIANO GUALBERTO CAMBUIM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141">
              <text:p>062 883 074 24</text:p>
            </table:table-cell>
            <table:table-cell office:value-type="string" table:style-name="ce141">
              <text:p>0700649858</text:p>
            </table:table-cell>
            <table:table-cell office:value-type="string" table:style-name="ce90">
              <text:p>29/Dez/1988</text:p>
            </table:table-cell>
            <table:table-cell office:value-type="date" office:date-value="2007-12-01T00:00:00" table:style-name="ce90">
              <text:p>01 Dec 2007</text:p>
            </table:table-cell>
            <table:table-cell office:value-type="date" office:date-value="2008-08-31T00:00:00" table:style-name="ce90">
              <text:p>31 Aug 2008</text:p>
            </table:table-cell>
            <table:table-cell office:value-type="date" office:date-value="2011-08-31T00:00:00" table:style-name="ce90">
              <text:p>31 Aug 2011</text:p>
            </table:table-cell>
            <table:table-cell office:value-type="string" table:style-name="ce92">
              <text:p>00a 06m 23d</text:p>
            </table:table-cell>
            <table:table-cell office:value-type="string" table:style-name="ce92">
              <text:p>00a 03m 16d</text:p>
            </table:table-cell>
            <table:table-cell office:value-type="date" office:date-value="2008-06-23T00:00:00" table:style-name="ce90">
              <text:p>23 Jun 2008</text:p>
            </table:table-cell>
            <table:table-cell office:value-type="date" office:date-value="2013-06-23T00:00:00" table:style-name="ce90">
              <text:p>23 Jun 2013</text:p>
            </table:table-cell>
            <table:table-cell office:value-type="date" office:date-value="2014-06-22T00:00:00" table:style-name="ce90">
              <text:p>22 Jun 2014</text:p>
            </table:table-cell>
            <table:table-cell office:value-type="string" table:style-name="ce66">
              <text:p>06a 10m 10d</text:p>
            </table:table-cell>
            <table:table-cell office:value-type="string" table:style-name="ce64">
              <text:p>Último ano</text:p>
            </table:table-cell>
            <table:table-cell table:style-name="ce10"/>
            <table:table-cell office:value-type="string" table:style-name="ce50">
              <text:p>Inf</text:p>
            </table:table-cell>
            <table:table-cell table:number-columns-repeated="16358"/>
          </table:table-row>
          <table:table-row table:style-name="ro2">
            <table:table-cell office:value-type="string" table:style-name="ce56">
              <text:p>31º BI Mtz</text:p>
            </table:table-cell>
            <table:table-cell office:value-type="string" table:style-name="ce57">
              <text:p>Campina Grande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TIAGO MARTINS COUTINHO</text:p>
            </table:table-cell>
            <table:table-cell office:value-type="string" table:style-name="ce15">
              <text:p>Int</text:p>
            </table:table-cell>
            <table:table-cell office:value-type="string" table:style-name="ce59">
              <text:p>Int</text:p>
            </table:table-cell>
            <table:table-cell office:value-type="string" table:style-name="ce15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31º BI Mtz</text:p>
            </table:table-cell>
            <table:table-cell office:value-type="string" table:style-name="ce57">
              <text:p>Campina Grande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GEORGE GOMES HENRIQUE GOMES DA SILV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5">
              <text:p>Claro vago</text:p>
            </table:table-cell>
            <table:table-cell office:value-type="string" table:style-name="ce15">
              <text:p>Claro vago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office:value-type="string" table:style-name="ce24">
              <text:p>Asp Of 2009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1">
              <text:p>31º BI Mtz</text:p>
            </table:table-cell>
            <table:table-cell office:value-type="string" table:style-name="ce62">
              <text:p>Campina Grande</text:p>
            </table:table-cell>
            <table:table-cell office:value-type="string" table:style-name="ce63">
              <text:p>PB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68">
              <text:p>MATEUS FELIX DE PONTES BARREIRA</text:p>
            </table:table-cell>
            <table:table-cell office:value-type="string" table:style-name="ce64">
              <text:p>Inf</text:p>
            </table:table-cell>
            <table:table-cell office:value-type="string" table:style-name="ce97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7 131 374 09</text:p>
            </table:table-cell>
            <table:table-cell office:value-type="string" table:style-name="ce21">
              <text:p>0701621252</text:p>
            </table:table-cell>
            <table:table-cell office:value-type="date" office:date-value="1989-04-04T00:00:00" table:style-name="ce22">
              <text:p>04 Apr 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16358"/>
          </table:table-row>
          <table:table-row table:style-name="ro2">
            <table:table-cell office:value-type="string" table:style-name="ce206">
              <text:p>31º BI Mtz</text:p>
            </table:table-cell>
            <table:table-cell office:value-type="string" table:style-name="ce84">
              <text:p>Campina Grande</text:p>
            </table:table-cell>
            <table:table-cell office:value-type="string" table:style-name="ce85">
              <text:p>PB</text:p>
            </table:table-cell>
            <table:table-cell office:value-type="string" table:style-name="ce42">
              <text:p>2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756">
              <text:p>ARTHUR AZEVEDO GUIMARÃES LIRA</text:p>
            </table:table-cell>
            <table:table-cell office:value-type="string" table:style-name="ce42">
              <text:p>Int</text:p>
            </table:table-cell>
            <table:table-cell office:value-type="string" table:style-name="ce42">
              <text:p>Int</text:p>
            </table:table-cell>
            <table:table-cell office:value-type="string" table:style-name="ce42">
              <text:p>EXCEDENTE</text:p>
            </table:table-cell>
            <table:table-cell office:value-type="string" table:style-name="ce88">
              <text:p>Intendencia</text:p>
            </table:table-cell>
            <table:table-cell office:value-type="string" table:style-name="ce88">
              <text:p>Excedente prorroga</text:p>
            </table:table-cell>
            <table:table-cell office:value-type="string" table:style-name="ce141">
              <text:p>089 466 234 11</text:p>
            </table:table-cell>
            <table:table-cell office:value-type="string" table:style-name="ce141">
              <text:p>0702149550</text:p>
            </table:table-cell>
            <table:table-cell office:value-type="date" office:date-value="1990-11-09T00:00:00" table:style-name="ce90">
              <text:p>09 Nov 1990</text:p>
            </table:table-cell>
            <table:table-cell office:value-type="date" office:date-value="2010-12-02T00:00:00" table:style-name="ce93">
              <text:p>02 Dec 2010</text:p>
            </table:table-cell>
            <table:table-cell office:value-type="date" office:date-value="2011-08-31T00:00:00" table:style-name="ce93">
              <text:p>31 Aug 2011</text:p>
            </table:table-cell>
            <table:table-cell office:value-type="date" office:date-value="2014-08-31T00:00:00" table:style-name="ce91">
              <text:p>31 Aug 2014</text:p>
            </table:table-cell>
            <table:table-cell office:value-type="string" table:style-name="ce208">
              <text:p>00a 07m 05d</text:p>
            </table:table-cell>
            <table:table-cell office:value-type="string" table:style-name="ce208">
              <text:p>00a 03m 12d</text:p>
            </table:table-cell>
            <table:table-cell office:value-type="date" office:date-value="2011-06-27T00:00:00" table:style-name="ce93">
              <text:p>27 Jun 2011</text:p>
            </table:table-cell>
            <table:table-cell office:value-type="date" office:date-value="2014-06-27T00:00:00" table:style-name="ce93">
              <text:p>27 Jun 2014</text:p>
            </table:table-cell>
            <table:table-cell office:value-type="date" office:date-value="2015-06-26T00:00:00" table:style-name="ce93">
              <text:p>26 Jun 2015</text:p>
            </table:table-cell>
            <table:table-cell office:value-type="string" table:style-name="ce209">
              <text:p>04a 10m 18d</text:p>
            </table:table-cell>
            <table:table-cell office:value-type="string" table:style-name="ce88">
              <text:p>Último ano</text:p>
            </table:table-cell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56">
              <text:p>3ª DL</text:p>
            </table:table-cell>
            <table:table-cell office:value-type="string" table:style-name="ce57">
              <text:p>Olind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Ca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NILTON LELLYS DOS SANTOS SILVA</text:p>
            </table:table-cell>
            <table:table-cell office:value-type="string" table:style-name="ce15">
              <text:p>Int</text:p>
            </table:table-cell>
            <table:table-cell office:value-type="string" table:style-name="ce59">
              <text:p>Int</text:p>
            </table:table-cell>
            <table:table-cell office:value-type="string" table:style-name="ce182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3" table:style-name="ce22"/>
            <table:table-cell table:style-name="ce74"/>
            <table:table-cell table:number-columns-repeated="2" table:style-name="ce23"/>
            <table:table-cell table:number-columns-repeated="3" table:style-name="ce40"/>
            <table:table-cell table:style-name="ce41"/>
            <table:table-cell table:style-name="ce24"/>
            <table:table-cell table:style-name="ce10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61">
              <text:p>3ª DL</text:p>
            </table:table-cell>
            <table:table-cell office:value-type="string" table:style-name="ce62">
              <text:p>Olinda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RODRIGO DE ALBUQUERQUE CARNEIRO LEÃO</text:p>
            </table:table-cell>
            <table:table-cell office:value-type="string" table:style-name="ce64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64">
              <text:p>17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21">
              <text:p>074 772 084 32</text:p>
            </table:table-cell>
            <table:table-cell office:value-type="string" table:style-name="ce21">
              <text:p>0701635153</text:p>
            </table:table-cell>
            <table:table-cell office:value-type="string" table:style-name="ce22">
              <text:p>11/Abr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22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82">
              <text:p>Int</text:p>
            </table:table-cell>
            <table:table-cell table:number-columns-repeated="16358"/>
          </table:table-row>
          <table:table-row table:style-name="ro2">
            <table:table-cell office:value-type="string" table:style-name="ce83">
              <text:p>3ª DL</text:p>
            </table:table-cell>
            <table:table-cell office:value-type="string" table:style-name="ce84">
              <text:p>Olinda</text:p>
            </table:table-cell>
            <table:table-cell office:value-type="string" table:style-name="ce85">
              <text:p>PE</text:p>
            </table:table-cell>
            <table:table-cell office:value-type="string" table:style-name="ce210">
              <text:p>1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211">
              <text:p>PEDRO HENRIQUE DE LEMOS SILVA</text:p>
            </table:table-cell>
            <table:table-cell office:value-type="string" table:style-name="ce42">
              <text:p>Art</text:p>
            </table:table-cell>
            <table:table-cell office:value-type="string" table:style-name="ce87">
              <text:p>Art</text:p>
            </table:table-cell>
            <table:table-cell office:value-type="string" table:style-name="ce42">
              <text:p>EXCEDENTE</text:p>
            </table:table-cell>
            <table:table-cell office:value-type="string" table:style-name="ce88">
              <text:p>EXCEDENTE</text:p>
            </table:table-cell>
            <table:table-cell office:value-type="string" table:style-name="ce88">
              <text:p>Excedente prorroga</text:p>
            </table:table-cell>
            <table:table-cell office:value-type="string" table:style-name="ce141">
              <text:p>096.127.514-63</text:p>
            </table:table-cell>
            <table:table-cell table:style-name="ce141"/>
            <table:table-cell office:value-type="string" table:style-name="ce141">
              <text:p>06 jul 1993</text:p>
            </table:table-cell>
            <table:table-cell office:value-type="date" office:date-value="2012-12-07T00:00:00" table:style-name="ce90">
              <text:p>07 Dec 2012</text:p>
            </table:table-cell>
            <table:table-cell office:value-type="date" office:date-value="2013-08-31T00:00:00" table:style-name="ce90">
              <text:p>31 Aug 2013</text:p>
            </table:table-cell>
            <table:table-cell office:value-type="date" office:date-value="2016-08-31T00:00:00" table:style-name="ce212">
              <text:p>31 Aug 2016</text:p>
            </table:table-cell>
            <table:table-cell office:value-type="string" table:style-name="ce92">
              <text:p>00a 07m 08d</text:p>
            </table:table-cell>
            <table:table-cell office:value-type="string" table:style-name="ce92">
              <text:p>00a 03m 15d</text:p>
            </table:table-cell>
            <table:table-cell office:value-type="date" office:date-value="2013-06-24T00:00:00" table:style-name="ce90">
              <text:p>24 Jun 2013</text:p>
            </table:table-cell>
            <table:table-cell office:value-type="date" office:date-value="2014-06-24T00:00:00" table:style-name="ce90">
              <text:p>24 Jun 2014</text:p>
            </table:table-cell>
            <table:table-cell office:value-type="date" office:date-value="2015-06-23T00:00:00" table:style-name="ce93">
              <text:p>23 Jun 2015</text:p>
            </table:table-cell>
            <table:table-cell office:value-type="string" table:style-name="ce76">
              <text:p>02a 10m 23d</text:p>
            </table:table-cell>
            <table:table-cell table:style-name="ce213"/>
            <table:table-cell table:style-name="ce10"/>
            <table:table-cell table:style-name="ce82"/>
            <table:table-cell table:number-columns-repeated="16358"/>
          </table:table-row>
          <table:table-row table:style-name="ro2">
            <table:table-cell office:value-type="string" table:style-name="ce152">
              <text:p>3ª DL</text:p>
            </table:table-cell>
            <table:table-cell office:value-type="string" table:style-name="ce153">
              <text:p>Olinda</text:p>
            </table:table-cell>
            <table:table-cell office:value-type="string" table:style-name="ce154">
              <text:p>PE</text:p>
            </table:table-cell>
            <table:table-cell office:value-type="string" table:style-name="ce155">
              <text:p>1º Ten</text:p>
            </table:table-cell>
            <table:table-cell office:value-type="string" table:style-name="ce155">
              <text:p>REINTEG JUDIC</text:p>
            </table:table-cell>
            <table:table-cell office:value-type="string" table:style-name="ce214">
              <text:p>WILSON CORREIA FLORENCIO LAURENTINO NETO</text:p>
            </table:table-cell>
            <table:table-cell office:value-type="string" table:style-name="ce155">
              <text:p>Int</text:p>
            </table:table-cell>
            <table:table-cell office:value-type="string" table:style-name="ce155">
              <text:p>Int</text:p>
            </table:table-cell>
            <table:table-cell office:value-type="string" table:style-name="ce155">
              <text:p>REINTEG JUDIC</text:p>
            </table:table-cell>
            <table:table-cell office:value-type="string" table:style-name="ce155">
              <text:p>REINTEG JUDIC</text:p>
            </table:table-cell>
            <table:table-cell office:value-type="string" table:style-name="ce155">
              <text:p>Reintegrado por Decis Judic</text:p>
            </table:table-cell>
            <table:table-cell table:style-name="ce156"/>
            <table:table-cell office:value-type="string" table:style-name="ce158">
              <text:p>0737433540</text:p>
            </table:table-cell>
            <table:table-cell office:value-type="string" table:style-name="ce159">
              <text:p>07/Jul/1982</text:p>
            </table:table-cell>
            <table:table-cell office:value-type="date" office:date-value="2001-12-15T00:00:00" table:style-name="ce159">
              <text:p>15 Dec 2001</text:p>
            </table:table-cell>
            <table:table-cell office:value-type="date" office:date-value="2003-04-30T00:00:00" table:style-name="ce159">
              <text:p>30 Apr 2003</text:p>
            </table:table-cell>
            <table:table-cell office:value-type="date" office:date-value="2006-04-30T00:00:00" table:style-name="ce159">
              <text:p>30 Apr 2006</text:p>
            </table:table-cell>
            <table:table-cell office:value-type="string" table:style-name="ce160">
              <text:p>00a 03m 12d</text:p>
            </table:table-cell>
            <table:table-cell office:value-type="string" table:style-name="ce160">
              <text:p>00a 02m 15d</text:p>
            </table:table-cell>
            <table:table-cell table:number-columns-repeated="3" table:style-name="ce159"/>
            <table:table-cell table:style-name="ce155"/>
            <table:table-cell office:value-type="string" table:style-name="ce156">
              <text:p>Reinteg por decisão judicial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4º B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27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LUCAS MESSALA COELHO NÓBREGA</text:p>
            </table:table-cell>
            <table:table-cell office:value-type="string" table:style-name="ce15">
              <text:p>Com</text:p>
            </table:table-cell>
            <table:table-cell office:value-type="string" table:style-name="ce59">
              <text:p>Com</text:p>
            </table:table-cell>
            <table:table-cell office:value-type="string" table:style-name="ce15">
              <text:p>16 8111 112 113</text:p>
            </table:table-cell>
            <table:table-cell office:value-type="string" table:style-name="ce19">
              <text:p>Comunicações (Cur Mnt Com)</text:p>
            </table:table-cell>
            <table:table-cell office:value-type="string" table:style-name="ce31">
              <text:p>Claro ocup Of Carreira</text:p>
            </table:table-cell>
            <table:table-cell office:value-type="string" table:style-name="ce202">
              <text:p>Claro ocup Of Carreira</text:p>
            </table:table-cell>
            <table:table-cell table:style-name="ce21"/>
            <table:table-cell table:style-name="ce22"/>
            <table:table-cell table:style-name="ce73"/>
            <table:table-cell table:number-columns-repeated="2" table:style-name="ce22"/>
            <table:table-cell table:number-columns-repeated="2" table:style-name="ce23"/>
            <table:table-cell table:number-columns-repeated="3" table:style-name="ce40"/>
            <table:table-cell table:style-name="ce41"/>
            <table:table-cell table:style-name="ce24"/>
            <table:table-cell table:style-name="ce215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56">
              <text:p>4º B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LUCAS ROCHA SACRAMENTO</text:p>
            </table:table-cell>
            <table:table-cell office:value-type="string" table:style-name="ce15">
              <text:p>Com</text:p>
            </table:table-cell>
            <table:table-cell office:value-type="string" table:style-name="ce59">
              <text:p>Com</text:p>
            </table:table-cell>
            <table:table-cell office:value-type="string" table:style-name="ce15">
              <text:p>16 8111 000 113</text:p>
            </table:table-cell>
            <table:table-cell office:value-type="string" table:style-name="ce19">
              <text:p>Comunicações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style-name="ce23"/>
            <table:table-cell table:style-name="ce64"/>
            <table:table-cell table:number-columns-repeated="3" table:style-name="ce22"/>
            <table:table-cell table:style-name="ce41"/>
            <table:table-cell table:style-name="ce114"/>
            <table:table-cell table:style-name="ce67"/>
            <table:table-cell table:style-name="ce97"/>
            <table:table-cell table:number-columns-repeated="16358"/>
          </table:table-row>
          <table:table-row table:style-name="ro2">
            <table:table-cell office:value-type="string" table:style-name="ce56">
              <text:p>4º B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27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DIEGO AUGUSTO JERÔNIMO PROCÓPIO SILVA</text:p>
            </table:table-cell>
            <table:table-cell office:value-type="string" table:style-name="ce15">
              <text:p>Com</text:p>
            </table:table-cell>
            <table:table-cell office:value-type="string" table:style-name="ce59">
              <text:p>Com</text:p>
            </table:table-cell>
            <table:table-cell office:value-type="string" table:style-name="ce15">
              <text:p>16 8111 000 113</text:p>
            </table:table-cell>
            <table:table-cell office:value-type="string" table:style-name="ce19">
              <text:p>Comunicações</text:p>
            </table:table-cell>
            <table:table-cell office:value-type="string" table:style-name="ce31">
              <text:p>Claro ocup Of Carreira</text:p>
            </table:table-cell>
            <table:table-cell office:value-type="string" table:style-name="ce202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118"/>
            <table:table-cell table:style-name="ce48"/>
            <table:table-cell table:style-name="ce215"/>
            <table:table-cell table:style-name="ce50"/>
            <table:table-cell table:number-columns-repeated="16358"/>
          </table:table-row>
          <table:table-row table:style-name="ro2">
            <table:table-cell office:value-type="string" table:style-name="ce56">
              <text:p>4º B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LEONAN VINICIUS DE FRAGOSO MARINHO</text:p>
            </table:table-cell>
            <table:table-cell office:value-type="string" table:style-name="ce15">
              <text:p>Com</text:p>
            </table:table-cell>
            <table:table-cell office:value-type="string" table:style-name="ce59">
              <text:p>Com</text:p>
            </table:table-cell>
            <table:table-cell office:value-type="string" table:style-name="ce15">
              <text:p>16 8111 000 113</text:p>
            </table:table-cell>
            <table:table-cell office:value-type="string" table:style-name="ce19">
              <text:p>Comunicações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style-name="ce23"/>
            <table:table-cell table:style-name="ce64"/>
            <table:table-cell table:number-columns-repeated="3" table:style-name="ce22"/>
            <table:table-cell table:style-name="ce41"/>
            <table:table-cell table:style-name="ce114"/>
            <table:table-cell table:style-name="ce67"/>
            <table:table-cell table:style-name="ce97"/>
            <table:table-cell table:number-columns-repeated="16358"/>
          </table:table-row>
          <table:table-row table:style-name="ro2">
            <table:table-cell office:value-type="string" table:style-name="ce56">
              <text:p>4º B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28">
              <text:p>MARCOS ANTONIO DE LUNA JUNIOR</text:p>
            </table:table-cell>
            <table:table-cell office:value-type="string" table:style-name="ce15">
              <text:p>Com</text:p>
            </table:table-cell>
            <table:table-cell office:value-type="string" table:style-name="ce59">
              <text:p>Com</text:p>
            </table:table-cell>
            <table:table-cell office:value-type="string" table:style-name="ce15">
              <text:p>16 8111 000 000</text:p>
            </table:table-cell>
            <table:table-cell office:value-type="string" table:style-name="ce19">
              <text:p>Comunicações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style-name="ce23"/>
            <table:table-cell table:style-name="ce64"/>
            <table:table-cell table:number-columns-repeated="3" table:style-name="ce22"/>
            <table:table-cell table:style-name="ce41"/>
            <table:table-cell table:style-name="ce114"/>
            <table:table-cell table:style-name="ce67"/>
            <table:table-cell table:style-name="ce97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4º B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27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ANDERSON HENRIQUE DE MOURA</text:p>
            </table:table-cell>
            <table:table-cell office:value-type="string" table:style-name="ce15">
              <text:p>Com</text:p>
            </table:table-cell>
            <table:table-cell office:value-type="string" table:style-name="ce59">
              <text:p>Com</text:p>
            </table:table-cell>
            <table:table-cell office:value-type="string" table:style-name="ce15">
              <text:p>16 8111 000 000</text:p>
            </table:table-cell>
            <table:table-cell office:value-type="string" table:style-name="ce19">
              <text:p>Comunicações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22"/>
            <table:table-cell table:number-columns-repeated="2" table:style-name="ce40"/>
            <table:table-cell table:style-name="ce41"/>
            <table:table-cell table:style-name="ce24"/>
            <table:table-cell table:style-name="ce215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4º B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RAPHAEL LEONARDO BERNARDO DE SOUZA</text:p>
            </table:table-cell>
            <table:table-cell office:value-type="string" table:style-name="ce15">
              <text:p>Int</text:p>
            </table:table-cell>
            <table:table-cell office:value-type="string" table:style-name="ce59">
              <text:p>Int</text:p>
            </table:table-cell>
            <table:table-cell office:value-type="string" table:style-name="ce15">
              <text:p>17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31">
              <text:p>Claro ocup Of Carreira</text:p>
            </table:table-cell>
            <table:table-cell office:value-type="string" table:style-name="ce202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22"/>
            <table:table-cell table:number-columns-repeated="2" table:style-name="ce40"/>
            <table:table-cell table:style-name="ce66"/>
            <table:table-cell table:style-name="ce24"/>
            <table:table-cell table:style-name="ce10"/>
            <table:table-cell table:style-name="ce82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83">
              <text:p>4º B Com</text:p>
            </table:table-cell>
            <table:table-cell office:value-type="string" table:style-name="ce84">
              <text:p>Recife</text:p>
            </table:table-cell>
            <table:table-cell office:value-type="string" table:style-name="ce85">
              <text:p>PE</text:p>
            </table:table-cell>
            <table:table-cell office:value-type="string" table:style-name="ce210">
              <text:p>1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88">
              <text:p>BRUNO MITCHELL DE SOUZA E SILVA</text:p>
            </table:table-cell>
            <table:table-cell office:value-type="string" table:style-name="ce42">
              <text:p>Com</text:p>
            </table:table-cell>
            <table:table-cell office:value-type="string" table:style-name="ce87">
              <text:p>Com</text:p>
            </table:table-cell>
            <table:table-cell office:value-type="string" table:style-name="ce42">
              <text:p>EXCEDENTE</text:p>
            </table:table-cell>
            <table:table-cell office:value-type="string" table:style-name="ce88">
              <text:p>Comunicações</text:p>
            </table:table-cell>
            <table:table-cell office:value-type="string" table:style-name="ce140">
              <text:p>Claro prorroga</text:p>
            </table:table-cell>
            <table:table-cell office:value-type="string" table:style-name="ce141">
              <text:p>076 826 184 85</text:p>
            </table:table-cell>
            <table:table-cell office:value-type="string" table:style-name="ce141">
              <text:p>0701601254</text:p>
            </table:table-cell>
            <table:table-cell office:value-type="string" table:style-name="ce90">
              <text:p>07/Jul/1989</text:p>
            </table:table-cell>
            <table:table-cell office:value-type="date" office:date-value="2008-11-29T00:00:00" table:style-name="ce90">
              <text:p>29 Nov 2008</text:p>
            </table:table-cell>
            <table:table-cell office:value-type="date" office:date-value="2009-08-31T00:00:00" table:style-name="ce90">
              <text:p>31 Aug 2009</text:p>
            </table:table-cell>
            <table:table-cell office:value-type="date" office:date-value="2012-08-31T00:00:00" table:style-name="ce90">
              <text:p>31 Aug 2012</text:p>
            </table:table-cell>
            <table:table-cell office:value-type="string" table:style-name="ce92">
              <text:p>00a 07m 02d</text:p>
            </table:table-cell>
            <table:table-cell office:value-type="string" table:style-name="ce92">
              <text:p>00a 03m 18d</text:p>
            </table:table-cell>
            <table:table-cell office:value-type="date" office:date-value="2009-06-29T00:00:00" table:style-name="ce90">
              <text:p>29 Jun 2009</text:p>
            </table:table-cell>
            <table:table-cell office:value-type="date" office:date-value="2013-06-29T00:00:00" table:style-name="ce90">
              <text:p>29 Jun 2013</text:p>
            </table:table-cell>
            <table:table-cell office:value-type="date" office:date-value="2014-06-28T00:00:00" table:style-name="ce90">
              <text:p>28 Jun 2014</text:p>
            </table:table-cell>
            <table:table-cell office:value-type="string" table:style-name="ce118">
              <text:p>05a 10m 21d</text:p>
            </table:table-cell>
            <table:table-cell table:style-name="ce48"/>
            <table:table-cell table:style-name="ce215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83">
              <text:p>4º B Com</text:p>
            </table:table-cell>
            <table:table-cell office:value-type="string" table:style-name="ce84">
              <text:p>Recife</text:p>
            </table:table-cell>
            <table:table-cell office:value-type="string" table:style-name="ce85">
              <text:p>PE</text:p>
            </table:table-cell>
            <table:table-cell office:value-type="string" table:style-name="ce210">
              <text:p>1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88">
              <text:p>SILAS DOS SANTOS PEREIRA</text:p>
            </table:table-cell>
            <table:table-cell office:value-type="string" table:style-name="ce42">
              <text:p>Com</text:p>
            </table:table-cell>
            <table:table-cell office:value-type="string" table:style-name="ce87">
              <text:p>Com</text:p>
            </table:table-cell>
            <table:table-cell office:value-type="string" table:style-name="ce42">
              <text:p>EXCEDENTE</text:p>
            </table:table-cell>
            <table:table-cell office:value-type="string" table:style-name="ce88">
              <text:p>Comunicações (Cur Mnt Com)</text:p>
            </table:table-cell>
            <table:table-cell office:value-type="string" table:style-name="ce140">
              <text:p>Claro prorroga</text:p>
            </table:table-cell>
            <table:table-cell table:number-columns-repeated="2" table:style-name="ce141"/>
            <table:table-cell table:style-name="ce90"/>
            <table:table-cell office:value-type="date" office:date-value="2008-11-29T00:00:00" table:style-name="ce90">
              <text:p>29 Nov 2008</text:p>
            </table:table-cell>
            <table:table-cell office:value-type="date" office:date-value="2009-08-31T00:00:00" table:style-name="ce90">
              <text:p>31 Aug 2009</text:p>
            </table:table-cell>
            <table:table-cell office:value-type="date" office:date-value="2012-08-31T00:00:00" table:style-name="ce90">
              <text:p>31 Aug 2012</text:p>
            </table:table-cell>
            <table:table-cell office:value-type="string" table:style-name="ce92">
              <text:p>00a 07m 06d</text:p>
            </table:table-cell>
            <table:table-cell office:value-type="string" table:style-name="ce92">
              <text:p>00a 03m 26d</text:p>
            </table:table-cell>
            <table:table-cell office:value-type="date" office:date-value="2009-06-29T00:00:00" table:style-name="ce90">
              <text:p>29 Jun 2009</text:p>
            </table:table-cell>
            <table:table-cell office:value-type="date" office:date-value="2013-06-29T00:00:00" table:style-name="ce90">
              <text:p>29 Jun 2013</text:p>
            </table:table-cell>
            <table:table-cell office:value-type="date" office:date-value="2014-06-28T00:00:00" table:style-name="ce9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office:value-type="string" table:style-name="ce215">
              <text:p>Transferido do 7º Bec em 09/02/11, BR nº 028.</text:p>
            </table:table-cell>
            <table:table-cell office:value-type="string" table:style-name="ce50">
              <text:p>Com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4º BPE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DARLAN CABRAL DA CRUZ</text:p>
            </table:table-cell>
            <table:table-cell office:value-type="string" table:style-name="ce82">
              <text:p>Inf</text:p>
            </table:table-cell>
            <table:table-cell office:value-type="string" table:style-name="ce216">
              <text:p>Inf</text:p>
            </table:table-cell>
            <table:table-cell office:value-type="string" table:style-name="ce64">
              <text:p>16 8107 111 000</text:p>
            </table:table-cell>
            <table:table-cell office:value-type="string" table:style-name="ce48">
              <text:p>Infantaria (Cur Com)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2 636054 82</text:p>
            </table:table-cell>
            <table:table-cell office:value-type="string" table:style-name="ce21">
              <text:p>0701363756</text:p>
            </table:table-cell>
            <table:table-cell office:value-type="string" table:style-name="ce22">
              <text:p>03/Ago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4º BPE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27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69">
              <text:p>RAFAEL CAMPOS FRANÇA</text:p>
            </table:table-cell>
            <table:table-cell office:value-type="string" table:style-name="ce15">
              <text:p>Inf</text:p>
            </table:table-cell>
            <table:table-cell office:value-type="string" table:style-name="ce217">
              <text:p>Inf</text:p>
            </table:table-cell>
            <table:table-cell office:value-type="string" table:style-name="ce15">
              <text:p>16 8107 747 000</text:p>
            </table:table-cell>
            <table:table-cell office:value-type="string" table:style-name="ce19">
              <text:p>Infantaria (Cur Motocicl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8"/>
            <table:table-cell table:style-name="ce219"/>
            <table:table-cell table:number-columns-repeated="6" table:style-name="ce220"/>
            <table:table-cell table:number-columns-repeated="2" table:style-name="ce40"/>
            <table:table-cell table:style-name="ce41"/>
            <table:table-cell table:number-columns-repeated="4" table:style-name="ce1"/>
            <table:table-cell table:number-columns-repeated="16357"/>
          </table:table-row>
          <table:table-row table:style-name="ro2">
            <table:table-cell office:value-type="string" table:style-name="ce56">
              <text:p>4º BPE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LEONARDO RODRIGUES DE FREITA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7 000 627</text:p>
            </table:table-cell>
            <table:table-cell office:value-type="string" table:style-name="ce19">
              <text:p>Infantaria (Cur Ed Fis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number-columns-repeated="11" table:style-name="ce220"/>
            <table:table-cell table:style-name="ce1"/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4º BPE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AURO<text:span text:style-name="T12"><text:s/></text:span>ALVES DE ARAÚJO JÚNIOR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style-name="ce23"/>
            <table:table-cell table:style-name="ce64"/>
            <table:table-cell table:number-columns-repeated="3" table:style-name="ce22"/>
            <table:table-cell table:style-name="ce64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4º BPE</text:p>
            </table:table-cell>
            <table:table-cell office:value-type="string" table:style-name="ce19">
              <text:p>Recife</text:p>
            </table:table-cell>
            <table:table-cell office:value-type="string" table:style-name="ce15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RODRIGO TRAJANO CAVALCANTE BEZERR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number-columns-repeated="11" table:style-name="ce220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4º BPE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ANDERSON FELIPE RODRIGUES BATIST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9">
              <text:p>Claro prorroga</text:p>
            </table:table-cell>
            <table:table-cell office:value-type="string" table:style-name="ce48">
              <text:p>101.414.984-48</text:p>
            </table:table-cell>
            <table:table-cell office:value-type="string" table:style-name="ce72">
              <text:p>0701091373</text:p>
            </table:table-cell>
            <table:table-cell office:value-type="date" office:date-value="1992-07-23T00:00:00" table:style-name="ce73">
              <text:p>23 Jul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76">
              <text:p>02a 10m 26d</text:p>
            </table:table-cell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4º BPE</text:p>
            </table:table-cell>
            <table:table-cell office:value-type="string" table:style-name="ce24">
              <text:p>Recife</text:p>
            </table:table-cell>
            <table:table-cell office:value-type="string" table:style-name="ce64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21">
              <text:p>BRUNO VILAÇA DE OLIVEIRA</text:p>
            </table:table-cell>
            <table:table-cell office:value-type="string" table:style-name="ce82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95 634 134 90</text:p>
            </table:table-cell>
            <table:table-cell office:value-type="string" table:style-name="ce21">
              <text:p>0702122755</text:p>
            </table:table-cell>
            <table:table-cell office:value-type="date" office:date-value="1991-05-30T00:00:00" table:style-name="ce22">
              <text:p>30 May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4-06-27T00:00:00" table:style-name="ce75">
              <text:p>27 Jun 2014</text:p>
            </table:table-cell>
            <table:table-cell office:value-type="date" office:date-value="2015-06-26T00:00:00" table:style-name="ce75">
              <text:p>26 Jun 2015</text:p>
            </table:table-cell>
            <table:table-cell office:value-type="string" table:style-name="ce81">
              <text:p>04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4º BPE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2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01">
              <text:p>LUIZ GUSTAVO VIANA DE LIM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222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7 923 644 02</text:p>
            </table:table-cell>
            <table:table-cell office:value-type="string" table:style-name="ce21">
              <text:p>0702122854</text:p>
            </table:table-cell>
            <table:table-cell office:value-type="date" office:date-value="1991-09-30T00:00:00" table:style-name="ce22">
              <text:p>30 Sep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4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4º BPE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IGOR PEREIRA OLIVEIRA</text:p>
            </table:table-cell>
            <table:table-cell office:value-type="string" table:style-name="ce82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82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7 028 614 36</text:p>
            </table:table-cell>
            <table:table-cell office:value-type="string" table:style-name="ce21">
              <text:p>0701365058</text:p>
            </table:table-cell>
            <table:table-cell office:value-type="string" table:style-name="ce22">
              <text:p>10/Fev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4º BPE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6">
              <text:p>1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223">
              <office:annotation draw:style-name="a2" svg:x="9.51041666666667in" svg:y="27.8125in" svg:width="1.19791666666667in" svg:height="0.385416666666667in">
                <dc:creator/>
                <text:p><text:span text:style-name="T11">DIEx n° 423, de 10 dez 12</text:span></text:p>
              </office:annotation>
              <text:p>DOUGLAS CARVALHO SANTOS</text:p>
            </table:table-cell>
            <table:table-cell office:value-type="string" table:style-name="ce47">
              <text:p>Inf</text:p>
            </table:table-cell>
            <table:table-cell office:value-type="string" table:style-name="ce224">
              <text:p>Inf</text:p>
            </table:table-cell>
            <table:table-cell office:value-type="string" table:style-name="ce82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38">
              <text:p>Claro prorroga</text:p>
            </table:table-cell>
            <table:table-cell table:style-name="ce129"/>
            <table:table-cell office:value-type="float" office:value="700735459" table:style-name="ce76">
              <text:p>700735459</text:p>
            </table:table-cell>
            <table:table-cell office:value-type="date" office:date-value="1986-02-11T00:00:00" table:style-name="ce225">
              <text:p>11/2/86</text:p>
            </table:table-cell>
            <table:table-cell office:value-type="date" office:date-value="2007-12-01T00:00:00" table:style-name="ce73">
              <text:p>01 Dec 2007</text:p>
            </table:table-cell>
            <table:table-cell office:value-type="date" office:date-value="2008-08-31T00:00:00" table:style-name="ce73">
              <text:p>31 Aug 2008</text:p>
            </table:table-cell>
            <table:table-cell office:value-type="date" office:date-value="2011-08-31T00:00:00" table:style-name="ce73">
              <text:p>31 Aug 2011</text:p>
            </table:table-cell>
            <table:table-cell office:value-type="string" table:style-name="ce95">
              <text:p>00a 06m 23d</text:p>
            </table:table-cell>
            <table:table-cell office:value-type="string" table:style-name="ce95">
              <text:p>00a 03m 16d</text:p>
            </table:table-cell>
            <table:table-cell office:value-type="date" office:date-value="2008-06-23T00:00:00" table:style-name="ce73">
              <text:p>23 Jun 2008</text:p>
            </table:table-cell>
            <table:table-cell office:value-type="date" office:date-value="2013-06-23T00:00:00" table:style-name="ce73">
              <text:p>23 Jun 2013</text:p>
            </table:table-cell>
            <table:table-cell office:value-type="date" office:date-value="2014-06-22T00:00:00" table:style-name="ce73">
              <text:p>22 Jun 2014</text:p>
            </table:table-cell>
            <table:table-cell office:value-type="string" table:style-name="ce66">
              <text:p>06a 10m 10d</text:p>
            </table:table-cell>
            <table:table-cell office:value-type="string" table:style-name="ce47">
              <text:p>Último ano</text:p>
            </table:table-cell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4º BPE</text:p>
            </table:table-cell>
            <table:table-cell office:value-type="string" table:style-name="ce19">
              <text:p>Recife</text:p>
            </table:table-cell>
            <table:table-cell office:value-type="string" table:style-name="ce15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69">
              <text:p>EVÂNIO<text:span text:style-name="T12"><text:s/>SANTOS DA FONSECA</text:span>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number-columns-repeated="12" table:style-name="ce1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4º BPE</text:p>
            </table:table-cell>
            <table:table-cell office:value-type="string" table:style-name="ce24">
              <text:p>Recife</text:p>
            </table:table-cell>
            <table:table-cell office:value-type="string" table:style-name="ce64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21">
              <text:p>RAFAEL DE SANTANA BEZERRA</text:p>
            </table:table-cell>
            <table:table-cell office:value-type="string" table:style-name="ce82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92 681 584 93</text:p>
            </table:table-cell>
            <table:table-cell office:value-type="string" table:style-name="ce21">
              <text:p>0702147455</text:p>
            </table:table-cell>
            <table:table-cell office:value-type="date" office:date-value="1991-10-23T00:00:00" table:style-name="ce22">
              <text:p>23 Oct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4-06-27T00:00:00" table:style-name="ce75">
              <text:p>27 Jun 2014</text:p>
            </table:table-cell>
            <table:table-cell office:value-type="date" office:date-value="2015-06-26T00:00:00" table:style-name="ce75">
              <text:p>26 Jun 2015</text:p>
            </table:table-cell>
            <table:table-cell office:value-type="string" table:style-name="ce81">
              <text:p>04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4º BPE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PAULO RICARDO CAMPOS FRANÇ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3" table:style-name="ce22"/>
            <table:table-cell table:style-name="ce79"/>
            <table:table-cell table:number-columns-repeated="2" table:style-name="ce80"/>
            <table:table-cell table:number-columns-repeated="3" table:style-name="ce75"/>
            <table:table-cell table:style-name="ce81"/>
            <table:table-cell table:style-name="ce61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4º BPE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ROBSON AUGUSTO<text:span text:style-name="T12"><text:s/></text:span><text:span text:style-name="T13">BEZERRA DE SOUSA</text:span>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3" table:style-name="ce22"/>
            <table:table-cell table:style-name="ce79"/>
            <table:table-cell table:number-columns-repeated="2" table:style-name="ce80"/>
            <table:table-cell table:number-columns-repeated="3" table:style-name="ce75"/>
            <table:table-cell table:style-name="ce81"/>
            <table:table-cell table:style-name="ce61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4º BPE</text:p>
            </table:table-cell>
            <table:table-cell office:value-type="string" table:style-name="ce69">
              <text:p>Recife</text:p>
            </table:table-cell>
            <table:table-cell office:value-type="string" table:style-name="ce47">
              <text:p>PE</text:p>
            </table:table-cell>
            <table:table-cell office:value-type="string" table:style-name="ce47">
              <text:p>1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DEYVISON CAVALCANTE BELTRÃO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7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9">
              <text:p>Claro prorroga</text:p>
            </table:table-cell>
            <table:table-cell office:value-type="string" table:style-name="ce72">
              <text:p>068 717 934 37</text:p>
            </table:table-cell>
            <table:table-cell office:value-type="string" table:style-name="ce72">
              <text:p>0701645459</text:p>
            </table:table-cell>
            <table:table-cell office:value-type="string" table:style-name="ce73">
              <text:p>21/Jun/1988</text:p>
            </table:table-cell>
            <table:table-cell office:value-type="date" office:date-value="2008-11-29T00:00:00" table:style-name="ce73">
              <text:p>29 Nov 2008</text:p>
            </table:table-cell>
            <table:table-cell office:value-type="date" office:date-value="2009-08-31T00:00:00" table:style-name="ce73">
              <text:p>31 Aug 2009</text:p>
            </table:table-cell>
            <table:table-cell office:value-type="date" office:date-value="2012-08-31T00:00:00" table:style-name="ce73">
              <text:p>31 Aug 2012</text:p>
            </table:table-cell>
            <table:table-cell office:value-type="string" table:style-name="ce95">
              <text:p>00a 07m 02d</text:p>
            </table:table-cell>
            <table:table-cell office:value-type="string" table:style-name="ce95">
              <text:p>00a 03m 18d</text:p>
            </table:table-cell>
            <table:table-cell office:value-type="date" office:date-value="2009-06-29T00:00:00" table:style-name="ce73">
              <text:p>29 Jun 2009</text:p>
            </table:table-cell>
            <table:table-cell office:value-type="date" office:date-value="2014-06-29T00:00:00" table:style-name="ce73">
              <text:p>29 Jun 2014</text:p>
            </table:table-cell>
            <table:table-cell office:value-type="date" office:date-value="2015-06-28T00:00:00" table:style-name="ce73">
              <text:p>28 Jun 2015</text:p>
            </table:table-cell>
            <table:table-cell office:value-type="string" table:style-name="ce118">
              <text:p>06a 10m 21d</text:p>
            </table:table-cell>
            <table:table-cell table:style-name="ce61"/>
            <table:table-cell table:number-columns-repeated="2"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4º BPE</text:p>
            </table:table-cell>
            <table:table-cell office:value-type="string" table:style-name="ce69">
              <text:p>Recife</text:p>
            </table:table-cell>
            <table:table-cell office:value-type="string" table:style-name="ce47">
              <text:p>PE</text:p>
            </table:table-cell>
            <table:table-cell office:value-type="string" table:style-name="ce47">
              <text:p>2°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JOSÉ RODRIGO<text:s/><text:span text:style-name="T10">VIANA</text:span><text:s/>DE LIM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7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9">
              <text:p>Claro Prorroga</text:p>
            </table:table-cell>
            <table:table-cell office:value-type="string" table:style-name="ce72">
              <text:p>114.463.064-96</text:p>
            </table:table-cell>
            <table:table-cell table:style-name="ce72"/>
            <table:table-cell office:value-type="date" office:date-value="1994-07-30T00:00:00" table:style-name="ce73">
              <text:p>30 Jul 1994</text:p>
            </table:table-cell>
            <table:table-cell table:style-name="ce73"/>
            <table:table-cell office:value-type="date" office:date-value="2014-08-31T00:00:00" table:style-name="ce73">
              <text:p>31 Aug 2014</text:p>
            </table:table-cell>
            <table:table-cell office:value-type="date" office:date-value="2017-08-31T00:00:00" table:style-name="ce73">
              <text:p>31 Aug 2017</text:p>
            </table:table-cell>
            <table:table-cell office:value-type="string" table:style-name="ce1">
              <text:p>00a07d 08d</text:p>
            </table:table-cell>
            <table:table-cell table:style-name="ce95"/>
            <table:table-cell office:value-type="date" office:date-value="2014-06-23T00:00:00" table:style-name="ce73">
              <text:p>23 Jun 2014</text:p>
            </table:table-cell>
            <table:table-cell office:value-type="date" office:date-value="2014-06-23T00:00:00" table:style-name="ce73">
              <text:p>23 Jun 2014</text:p>
            </table:table-cell>
            <table:table-cell office:value-type="date" office:date-value="2015-06-22T00:00:00" table:style-name="ce73">
              <text:p>22 Jun 2015</text:p>
            </table:table-cell>
            <table:table-cell office:value-type="string" table:style-name="ce118">
              <text:p>01a 10m 23d</text:p>
            </table:table-cell>
            <table:table-cell table:style-name="ce61"/>
            <table:table-cell table:number-columns-repeated="2"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4º BPE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2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DAYVID<text:s/><text:span text:style-name="T10">JEFFERSON</text:span><text:s/>NASCIMENTO DAMASCENO</text:p>
            </table:table-cell>
            <table:table-cell office:value-type="string" table:style-name="ce64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139">
              <text:p>17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24">
              <text:p>Claro vago</text:p>
            </table:table-cell>
            <table:table-cell office:value-type="string" table:style-name="ce24">
              <text:p>100.131.094-21</text:p>
            </table:table-cell>
            <table:table-cell table:style-name="ce21"/>
            <table:table-cell office:value-type="date" office:date-value="1994-03-22T00:00:00" table:style-name="ce22">
              <text:p>22 Mar 1994</text:p>
            </table:table-cell>
            <table:table-cell table:style-name="ce22"/>
            <table:table-cell office:value-type="date" office:date-value="2014-08-31T00:00:00" table:style-name="ce22">
              <text:p>31 Aug 2014</text:p>
            </table:table-cell>
            <table:table-cell office:value-type="date" office:date-value="2017-08-31T00:00:00" table:style-name="ce22">
              <text:p>31 Aug 2017</text:p>
            </table:table-cell>
            <table:table-cell office:value-type="string" table:style-name="ce1">
              <text:p>00a07d 08d</text:p>
            </table:table-cell>
            <table:table-cell table:style-name="ce23"/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3T00:00:00" table:style-name="ce40">
              <text:p>23 Jun 2015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82">
              <text:p>01a 10m 23d</text:p>
            </table:table-cell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226">
              <text:p>4º BPE</text:p>
            </table:table-cell>
            <table:table-cell office:value-type="string" table:style-name="ce227">
              <text:p>Recife</text:p>
            </table:table-cell>
            <table:table-cell office:value-type="string" table:style-name="ce228">
              <text:p>PE</text:p>
            </table:table-cell>
            <table:table-cell office:value-type="string" table:style-name="ce229">
              <text:p>2º Ten</text:p>
            </table:table-cell>
            <table:table-cell office:value-type="string" table:style-name="ce155">
              <text:p>REINTEG JUDIC</text:p>
            </table:table-cell>
            <table:table-cell office:value-type="string" table:style-name="ce230">
              <text:p>AMILTON COSTA LEITE<text:s/><text:span text:style-name="T12">JÚNIOR</text:span></text:p>
            </table:table-cell>
            <table:table-cell office:value-type="string" table:style-name="ce229">
              <text:p>Inf</text:p>
            </table:table-cell>
            <table:table-cell office:value-type="string" table:style-name="ce229">
              <text:p>Inf</text:p>
            </table:table-cell>
            <table:table-cell office:value-type="string" table:style-name="ce229">
              <text:p>REINTEG JUDIC</text:p>
            </table:table-cell>
            <table:table-cell office:value-type="string" table:style-name="ce229">
              <text:p>REINTEG JUDIC</text:p>
            </table:table-cell>
            <table:table-cell office:value-type="string" table:style-name="ce155">
              <text:p>Reintegrado por Decis Judic</text:p>
            </table:table-cell>
            <table:table-cell table:style-name="ce226"/>
            <table:table-cell table:style-name="ce158"/>
            <table:table-cell table:number-columns-repeated="4" table:style-name="ce159"/>
            <table:table-cell table:number-columns-repeated="2" table:style-name="ce160"/>
            <table:table-cell table:number-columns-repeated="3" table:style-name="ce159"/>
            <table:table-cell table:style-name="ce155"/>
            <table:table-cell table:style-name="ce156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59º BI Mtz</text:p>
            </table:table-cell>
            <table:table-cell office:value-type="string" table:style-name="ce57">
              <text:p>Maceió</text:p>
            </table:table-cell>
            <table:table-cell office:value-type="string" table:style-name="ce58">
              <text:p>AL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231">
              <text:p>DIEGO DE OLIVEIRA SILVA – N.A.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7 111 000</text:p>
            </table:table-cell>
            <table:table-cell office:value-type="string" table:style-name="ce19">
              <text:p>Infantaria (Cur Com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style-name="ce232"/>
            <table:table-cell table:number-columns-repeated="2" table:style-name="ce78"/>
            <table:table-cell table:style-name="ce79"/>
            <table:table-cell table:number-columns-repeated="2" table:style-name="ce80"/>
            <table:table-cell table:number-columns-repeated="3" table:style-name="ce75"/>
            <table:table-cell table:style-name="ce81"/>
            <table:table-cell table:style-name="ce61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59º BI Mtz</text:p>
            </table:table-cell>
            <table:table-cell office:value-type="string" table:style-name="ce57">
              <text:p>Maceió</text:p>
            </table:table-cell>
            <table:table-cell office:value-type="string" table:style-name="ce58">
              <text:p>AL</text:p>
            </table:table-cell>
            <table:table-cell office:value-type="string" table:style-name="ce15">
              <text:p>Ca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AKELSON ARRUDA DA ROCHA LIM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style-name="ce232"/>
            <table:table-cell table:number-columns-repeated="2" table:style-name="ce78"/>
            <table:table-cell table:style-name="ce79"/>
            <table:table-cell table:number-columns-repeated="2" table:style-name="ce80"/>
            <table:table-cell table:number-columns-repeated="3" table:style-name="ce75"/>
            <table:table-cell table:style-name="ce81"/>
            <table:table-cell table:style-name="ce61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59º BI Mtz</text:p>
            </table:table-cell>
            <table:table-cell office:value-type="string" table:style-name="ce57">
              <text:p>Maceió</text:p>
            </table:table-cell>
            <table:table-cell office:value-type="string" table:style-name="ce58">
              <text:p>AL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GEFERSON DAVI JERONIMO MATOS – N.A.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office:value-type="string" table:style-name="ce10">
              <text:p>Será promovido 25/12/2013</text:p>
            </table:table-cell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59º BI Mtz</text:p>
            </table:table-cell>
            <table:table-cell office:value-type="string" table:style-name="ce57">
              <text:p>Maceió</text:p>
            </table:table-cell>
            <table:table-cell office:value-type="string" table:style-name="ce58">
              <text:p>AL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BRUNO ROSA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5">
              <text:p>076.965.544-09</text:p>
            </table:table-cell>
            <table:table-cell office:value-type="string" table:style-name="ce202">
              <text:p>0700950371</text:p>
            </table:table-cell>
            <table:table-cell office:value-type="date" office:date-value="1991-12-05T00:00:00" table:style-name="ce203">
              <text:p>05 Dec 1991</text:p>
            </table:table-cell>
            <table:table-cell office:value-type="date" office:date-value="2011-12-10T00:00:00" table:style-name="ce203">
              <text:p>10 Dec 2011</text:p>
            </table:table-cell>
            <table:table-cell office:value-type="date" office:date-value="2012-08-31T00:00:00" table:style-name="ce203">
              <text:p>31 Aug 2012</text:p>
            </table:table-cell>
            <table:table-cell office:value-type="date" office:date-value="2015-08-31T00:00:00" table:style-name="ce233">
              <text:p>31 Aug 2015</text:p>
            </table:table-cell>
            <table:table-cell office:value-type="string" table:style-name="ce204">
              <text:p>00a 07m 08d</text:p>
            </table:table-cell>
            <table:table-cell office:value-type="string" table:style-name="ce204">
              <text:p>00a 03m 18d</text:p>
            </table:table-cell>
            <table:table-cell office:value-type="date" office:date-value="2012-06-27T00:00:00" table:style-name="ce234">
              <text:p>27 Jun 2012</text:p>
            </table:table-cell>
            <table:table-cell office:value-type="date" office:date-value="2013-06-27T00:00:00" table:style-name="ce234">
              <text:p>27 Jun 2013</text:p>
            </table:table-cell>
            <table:table-cell office:value-type="date" office:date-value="2014-06-26T00:00:00" table:style-name="ce234">
              <text:p>26 Jun 2014</text:p>
            </table:table-cell>
            <table:table-cell office:value-type="string" table:style-name="ce235">
              <text:p>02a 10m 26d</text:p>
            </table:table-cell>
            <table:table-cell table:style-name="ce19"/>
            <table:table-cell table:style-name="ce130"/>
            <table:table-cell table:number-columns-repeated="2" table:style-name="ce236"/>
            <table:table-cell table:number-columns-repeated="16357"/>
          </table:table-row>
          <table:table-row table:style-name="ro2">
            <table:table-cell office:value-type="string" table:style-name="ce56">
              <text:p>59º BI Mtz</text:p>
            </table:table-cell>
            <table:table-cell office:value-type="string" table:style-name="ce57">
              <text:p>Maceió</text:p>
            </table:table-cell>
            <table:table-cell office:value-type="string" table:style-name="ce58">
              <text:p>AL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231">
              <text:p>EMORY ELEAMEN OLIVEIRA</text:p>
            </table:table-cell>
            <table:table-cell office:value-type="string" table:style-name="ce15">
              <text:p>INT</text:p>
            </table:table-cell>
            <table:table-cell office:value-type="string" table:style-name="ce15">
              <text:p>INT</text:p>
            </table:table-cell>
            <table:table-cell office:value-type="string" table:style-name="ce15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31">
              <text:p>Claro ocup Of Carreira</text:p>
            </table:table-cell>
            <table:table-cell table:number-columns-repeated="2" table:style-name="ce202"/>
            <table:table-cell table:style-name="ce237"/>
            <table:table-cell table:number-columns-repeated="2" table:style-name="ce234"/>
            <table:table-cell table:style-name="ce233"/>
            <table:table-cell table:number-columns-repeated="2" table:style-name="ce238"/>
            <table:table-cell table:number-columns-repeated="3" table:style-name="ce234"/>
            <table:table-cell table:style-name="ce239"/>
            <table:table-cell table:style-name="ce56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59º BI Mtz</text:p>
            </table:table-cell>
            <table:table-cell office:value-type="string" table:style-name="ce57">
              <text:p>Maceió</text:p>
            </table:table-cell>
            <table:table-cell office:value-type="string" table:style-name="ce58">
              <text:p>AL</text:p>
            </table:table-cell>
            <table:table-cell office:value-type="string" table:style-name="ce15">
              <text:p>Cap</text:p>
            </table:table-cell>
            <table:table-cell office:value-type="string" table:style-name="ce15">
              <text:p>Carreira</text:p>
            </table:table-cell>
            <table:table-cell office:value-type="string" table:style-name="ce169">
              <text:p>JULIANO DOUGLAS BARBOSA DA SILVA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31">
              <text:p>Claro ocup Of Carreira</text:p>
            </table:table-cell>
            <table:table-cell table:number-columns-repeated="2" table:style-name="ce202"/>
            <table:table-cell table:style-name="ce237"/>
            <table:table-cell table:number-columns-repeated="2" table:style-name="ce234"/>
            <table:table-cell table:style-name="ce233"/>
            <table:table-cell table:number-columns-repeated="2" table:style-name="ce238"/>
            <table:table-cell table:number-columns-repeated="3" table:style-name="ce234"/>
            <table:table-cell table:style-name="ce239"/>
            <table:table-cell table:style-name="ce56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59º BI Mtz</text:p>
            </table:table-cell>
            <table:table-cell office:value-type="string" table:style-name="ce57">
              <text:p>Maceió</text:p>
            </table:table-cell>
            <table:table-cell office:value-type="string" table:style-name="ce58">
              <text:p>AL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231">
              <text:p>VICTOR VICENTE DO NASCIMENTO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style-name="ce232"/>
            <table:table-cell table:number-columns-repeated="2" table:style-name="ce78"/>
            <table:table-cell table:style-name="ce79"/>
            <table:table-cell table:number-columns-repeated="2" table:style-name="ce80"/>
            <table:table-cell table:number-columns-repeated="3" table:style-name="ce75"/>
            <table:table-cell table:style-name="ce81"/>
            <table:table-cell table:style-name="ce61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59º BI Mtz</text:p>
            </table:table-cell>
            <table:table-cell office:value-type="string" table:style-name="ce62">
              <text:p>Maceió</text:p>
            </table:table-cell>
            <table:table-cell office:value-type="string" table:style-name="ce63">
              <text:p>AL</text:p>
            </table:table-cell>
            <table:table-cell office:value-type="string" table:style-name="ce64">
              <text:p>1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23">
              <text:p>EDUARDO JORGE DE ALMEIDA JAMBO</text:p>
            </table:table-cell>
            <table:table-cell office:value-type="string" table:style-name="ce64">
              <text:p>inf</text:p>
            </table:table-cell>
            <table:table-cell office:value-type="string" table:style-name="ce64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24">
              <text:p>Claro Prorroga</text:p>
            </table:table-cell>
            <table:table-cell office:value-type="float" office:value="1413453490" table:style-name="ce24">
              <text:p>1413453490</text:p>
            </table:table-cell>
            <table:table-cell office:value-type="string" table:style-name="ce21">
              <text:p>0700680150</text:p>
            </table:table-cell>
            <table:table-cell office:value-type="date" office:date-value="1987-05-09T00:00:00" table:style-name="ce22">
              <text:p>09 May 1987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61">
              <text:p>Último ano</text:p>
            </table:table-cell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8">
              <text:p>59º BI Mtz</text:p>
            </table:table-cell>
            <table:table-cell office:value-type="string" table:style-name="ce69">
              <text:p>Maceió</text:p>
            </table:table-cell>
            <table:table-cell office:value-type="string" table:style-name="ce70">
              <text:p>AL</text:p>
            </table:table-cell>
            <table:table-cell office:value-type="string" table:style-name="ce64">
              <text:p>1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CAIO DOUGLAS VIEIRA MOURA JATOBÁ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54 625 814 08</text:p>
            </table:table-cell>
            <table:table-cell office:value-type="string" table:style-name="ce21">
              <text:p>0701946352</text:p>
            </table:table-cell>
            <table:table-cell office:value-type="date" office:date-value="1990-02-12T00:00:00" table:style-name="ce22">
              <text:p>12 Feb 1990</text:p>
            </table:table-cell>
            <table:table-cell office:value-type="date" office:date-value="2009-11-28T00:00:00" table:style-name="ce22">
              <text:p>28 Nov 2009</text:p>
            </table:table-cell>
            <table:table-cell office:value-type="date" office:date-value="2010-08-31T00:00:00" table:style-name="ce22">
              <text:p>31 Aug 2010</text:p>
            </table:table-cell>
            <table:table-cell office:value-type="date" office:date-value="2013-08-31T00:00:00" table:style-name="ce74">
              <text:p>31 Aug 2013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10-06-26T00:00:00" table:style-name="ce40">
              <text:p>26 Jun 2010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date" office:date-value="2015-06-25T00:00:00" table:style-name="ce75">
              <office:annotation draw:style-name="a3" svg:x="26.7291666666667in" svg:y="30.78125in" svg:width="1.84375in" svg:height="0.854166666666667in">
                <dc:creator/>
                <text:p><text:span text:style-name="T17">majgovan:</text:span><text:span text:style-name="T17"/></text:p>
                <text:p><text:span text:style-name="T18">Adt 03 ao Bol R 115, de 21/06/12, prorrogado Tp Sv por 12 meses, a contar de 26/06/12.</text:span></text:p>
              </office:annotation>
              <text:p>25 Jun 2015</text:p>
            </table:table-cell>
            <table:table-cell office:value-type="string" table:style-name="ce66">
              <text:p>05a 10m 18d</text:p>
            </table:table-cell>
            <table:table-cell table:style-name="ce24"/>
            <table:table-cell table:style-name="ce10"/>
            <table:table-cell table:style-name="ce6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59º BI Mtz</text:p>
            </table:table-cell>
            <table:table-cell office:value-type="string" table:style-name="ce62">
              <text:p>Maceió</text:p>
            </table:table-cell>
            <table:table-cell office:value-type="string" table:style-name="ce63">
              <text:p>AL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JOANISIO PITA DE OMENA NETO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1 308 534 76</text:p>
            </table:table-cell>
            <table:table-cell office:value-type="string" table:style-name="ce21">
              <text:p>0701608259</text:p>
            </table:table-cell>
            <table:table-cell office:value-type="date" office:date-value="1988-12-25T00:00:00" table:style-name="ce22">
              <text:p>25 Dec 1988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59º BI Mtz</text:p>
            </table:table-cell>
            <table:table-cell office:value-type="string" table:style-name="ce62">
              <text:p>Maceió</text:p>
            </table:table-cell>
            <table:table-cell office:value-type="string" table:style-name="ce63">
              <text:p>AL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ÁLVARO QUEIROZ FERRO JÚNIOR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152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14 613 354 42</text:p>
            </table:table-cell>
            <table:table-cell office:value-type="string" table:style-name="ce21">
              <text:p>0701604753</text:p>
            </table:table-cell>
            <table:table-cell office:value-type="date" office:date-value="1989-01-17T00:00:00" table:style-name="ce22">
              <text:p>17 Jan 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office:value-type="string" table:style-name="ce24">
              <text:p>1a06m19 ainda não computado</text:p>
            </table:table-cell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59º BI Mtz</text:p>
            </table:table-cell>
            <table:table-cell office:value-type="string" table:style-name="ce24">
              <text:p>Maceió</text:p>
            </table:table-cell>
            <table:table-cell office:value-type="string" table:style-name="ce64">
              <text:p>AL</text:p>
            </table:table-cell>
            <table:table-cell office:value-type="string" table:style-name="ce64">
              <text:p>1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STYLER STRELCIUNAS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3 358 664 30</text:p>
            </table:table-cell>
            <table:table-cell office:value-type="string" table:style-name="ce21">
              <text:p>0701946253</text:p>
            </table:table-cell>
            <table:table-cell office:value-type="date" office:date-value="1989-07-04T00:00:00" table:style-name="ce232">
              <text:p>04 Jul 1989</text:p>
            </table:table-cell>
            <table:table-cell office:value-type="date" office:date-value="2009-11-28T00:00:00" table:style-name="ce22">
              <text:p>28 Nov 2009</text:p>
            </table:table-cell>
            <table:table-cell office:value-type="date" office:date-value="2010-08-31T00:00:00" table:style-name="ce22">
              <text:p>31 Aug 2010</text:p>
            </table:table-cell>
            <table:table-cell office:value-type="date" office:date-value="2013-08-31T00:00:00" table:style-name="ce74">
              <text:p>31 Aug 2013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10-06-26T00:00:00" table:style-name="ce40">
              <text:p>26 Jun 2010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date" office:date-value="2015-06-25T00:00:00" table:style-name="ce75">
              <text:p>25 Jun 2015</text:p>
            </table:table-cell>
            <table:table-cell office:value-type="string" table:style-name="ce66">
              <text:p>05a 10m 18d</text:p>
            </table:table-cell>
            <table:table-cell table:style-name="ce220"/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59º BI Mtz</text:p>
            </table:table-cell>
            <table:table-cell office:value-type="string" table:style-name="ce62">
              <text:p>Maceió</text:p>
            </table:table-cell>
            <table:table-cell office:value-type="string" table:style-name="ce63">
              <text:p>AL</text:p>
            </table:table-cell>
            <table:table-cell office:value-type="string" table:style-name="ce64">
              <text:p>2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LEONARDO QUEIROZ ALVES</text:p>
            </table:table-cell>
            <table:table-cell office:value-type="string" table:style-name="ce82">
              <text:p>Inf</text:p>
            </table:table-cell>
            <table:table-cell office:value-type="string" table:style-name="ce82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6 965 544 09</text:p>
            </table:table-cell>
            <table:table-cell office:value-type="string" table:style-name="ce21">
              <text:p>0700950371</text:p>
            </table:table-cell>
            <table:table-cell office:value-type="string" table:style-name="ce22">
              <text:p>05/dez/1991</text:p>
            </table:table-cell>
            <table:table-cell office:value-type="date" office:date-value="2011-12-10T00:00:00" table:style-name="ce22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22">
              <text:p>31 Aug 2015</text:p>
            </table:table-cell>
            <table:table-cell table:style-name="ce23"/>
            <table:table-cell office:value-type="string" table:style-name="ce23">
              <text:p>00a 03m 06d</text:p>
            </table:table-cell>
            <table:table-cell office:value-type="date" office:date-value="2012-06-27T00:00:00" table:style-name="ce40">
              <text:p>27 Jun 2012</text:p>
            </table:table-cell>
            <table:table-cell office:value-type="date" office:date-value="2014-06-27T00:00:00" table:style-name="ce40">
              <text:p>27 Jun 2014</text:p>
            </table:table-cell>
            <table:table-cell office:value-type="date" office:date-value="2015-06-26T00:00:00" table:style-name="ce40">
              <text:p>26 Jun 2015</text:p>
            </table:table-cell>
            <table:table-cell office:value-type="string" table:style-name="ce66">
              <text:p>03a 10m 26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59º BI Mtz</text:p>
            </table:table-cell>
            <table:table-cell office:value-type="string" table:style-name="ce62">
              <text:p>Maceió</text:p>
            </table:table-cell>
            <table:table-cell office:value-type="string" table:style-name="ce63">
              <text:p>AL</text:p>
            </table:table-cell>
            <table:table-cell office:value-type="string" table:style-name="ce35">
              <text:p>2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WESLEY SAMMYR JERÔNIMO</text:p>
            </table:table-cell>
            <table:table-cell office:value-type="string" table:style-name="ce64">
              <text:p>Inf</text:p>
            </table:table-cell>
            <table:table-cell office:value-type="string" table:style-name="ce64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24">
              <text:p>Claro ocup Of Carreira</text:p>
            </table:table-cell>
            <table:table-cell office:value-type="string" table:style-name="ce24">
              <text:p>077 416 944 30</text:p>
            </table:table-cell>
            <table:table-cell office:value-type="string" table:style-name="ce21">
              <text:p>0702145954</text:p>
            </table:table-cell>
            <table:table-cell office:value-type="date" office:date-value="1990-07-21T00:00:00" table:style-name="ce240">
              <text:p>21 Jul 1990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8">
              <text:p>27 Jun 2011</text:p>
            </table:table-cell>
            <table:table-cell office:value-type="date" office:date-value="2014-06-27T00:00:00" table:style-name="ce78">
              <text:p>27 Jun 2014</text:p>
            </table:table-cell>
            <table:table-cell office:value-type="date" office:date-value="2015-06-26T00:00:00" table:style-name="ce78">
              <text:p>26 Jun 2015</text:p>
            </table:table-cell>
            <table:table-cell office:value-type="string" table:style-name="ce241">
              <text:p>04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59º BI Mtz</text:p>
            </table:table-cell>
            <table:table-cell office:value-type="string" table:style-name="ce62">
              <text:p>Maceió</text:p>
            </table:table-cell>
            <table:table-cell office:value-type="string" table:style-name="ce63">
              <text:p>AL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EMANUEL TAVARES RAMOS</text:p>
            </table:table-cell>
            <table:table-cell office:value-type="string" table:style-name="ce64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64">
              <text:p>17 8500 000 000</text:p>
            </table:table-cell>
            <table:table-cell office:value-type="string" table:style-name="ce10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6 999 704 03</text:p>
            </table:table-cell>
            <table:table-cell office:value-type="string" table:style-name="ce21">
              <text:p>0701635955</text:p>
            </table:table-cell>
            <table:table-cell office:value-type="date" office:date-value="1989-12-26T00:00:00" table:style-name="ce22">
              <text:p>26 Dec 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office:value-type="string" table:style-name="ce24">
              <text:p>Possui 01a Sv Pub anterior</text:p>
            </table:table-cell>
            <table:table-cell table:style-name="ce10"/>
            <table:table-cell office:value-type="string" table:style-name="ce82">
              <text:p>Int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83">
              <text:p>59º BI Mtz</text:p>
            </table:table-cell>
            <table:table-cell office:value-type="string" table:style-name="ce84">
              <text:p>Maceió</text:p>
            </table:table-cell>
            <table:table-cell office:value-type="string" table:style-name="ce85">
              <text:p>AL</text:p>
            </table:table-cell>
            <table:table-cell office:value-type="string" table:style-name="ce42">
              <text:p>2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88">
              <text:p>ANTÔNIO MATIAS NETO</text:p>
            </table:table-cell>
            <table:table-cell office:value-type="string" table:style-name="ce42">
              <text:p>Inf</text:p>
            </table:table-cell>
            <table:table-cell office:value-type="string" table:style-name="ce87">
              <text:p>Inf</text:p>
            </table:table-cell>
            <table:table-cell office:value-type="string" table:style-name="ce42">
              <text:p>EXCEDENTE</text:p>
            </table:table-cell>
            <table:table-cell table:style-name="ce88"/>
            <table:table-cell office:value-type="string" table:style-name="ce88">
              <text:p>Excedente prorroga</text:p>
            </table:table-cell>
            <table:table-cell office:value-type="string" table:style-name="ce42">
              <text:p>076.996.824-40</text:p>
            </table:table-cell>
            <table:table-cell office:value-type="string" table:style-name="ce141">
              <text:p>0701396475</text:p>
            </table:table-cell>
            <table:table-cell office:value-type="date" office:date-value="1991-01-12T00:00:00" table:style-name="ce90">
              <text:p>12 Jan 1991</text:p>
            </table:table-cell>
            <table:table-cell office:value-type="date" office:date-value="2012-12-07T00:00:00" table:style-name="ce90">
              <text:p>07 Dec 2012</text:p>
            </table:table-cell>
            <table:table-cell office:value-type="date" office:date-value="2013-08-31T00:00:00" table:style-name="ce90">
              <text:p>31 Aug 2013</text:p>
            </table:table-cell>
            <table:table-cell office:value-type="date" office:date-value="2016-08-31T00:00:00" table:style-name="ce212">
              <text:p>31 Aug 2016</text:p>
            </table:table-cell>
            <table:table-cell office:value-type="string" table:style-name="ce92">
              <text:p>00a 07m 08d</text:p>
            </table:table-cell>
            <table:table-cell office:value-type="string" table:style-name="ce92">
              <text:p>00a 03m 15d</text:p>
            </table:table-cell>
            <table:table-cell office:value-type="date" office:date-value="2013-06-24T00:00:00" table:style-name="ce90">
              <text:p>24 Jun 2013</text:p>
            </table:table-cell>
            <table:table-cell office:value-type="date" office:date-value="2014-06-24T00:00:00" table:style-name="ce90">
              <text:p>24 Jun 2014</text:p>
            </table:table-cell>
            <table:table-cell office:value-type="date" office:date-value="2015-06-23T00:00:00" table:style-name="ce93">
              <text:p>23 Jun 2015</text:p>
            </table:table-cell>
            <table:table-cell office:value-type="string" table:style-name="ce76">
              <text:p>02a 10m 23d</text:p>
            </table:table-cell>
            <table:table-cell table:style-name="ce47"/>
            <table:table-cell table:style-name="ce10"/>
            <table:table-cell table:style-name="ce82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83">
              <text:p>59º BI Mtz</text:p>
            </table:table-cell>
            <table:table-cell office:value-type="string" table:style-name="ce84">
              <text:p>Maceió</text:p>
            </table:table-cell>
            <table:table-cell office:value-type="string" table:style-name="ce85">
              <text:p>AL</text:p>
            </table:table-cell>
            <table:table-cell office:value-type="string" table:style-name="ce42">
              <text:p>1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65">
              <text:p>THIAGO HENRIQUE BATISTA RODRIGUES</text:p>
            </table:table-cell>
            <table:table-cell office:value-type="string" table:style-name="ce42">
              <text:p>Int</text:p>
            </table:table-cell>
            <table:table-cell office:value-type="string" table:style-name="ce199">
              <text:p>Int</text:p>
            </table:table-cell>
            <table:table-cell office:value-type="string" table:style-name="ce42">
              <text:p>EXCEDENTE</text:p>
            </table:table-cell>
            <table:table-cell table:style-name="ce88"/>
            <table:table-cell office:value-type="string" table:style-name="ce88">
              <text:p>Excedente prorroga</text:p>
            </table:table-cell>
            <table:table-cell office:value-type="string" table:style-name="ce141">
              <text:p>068 064 234 00</text:p>
            </table:table-cell>
            <table:table-cell office:value-type="string" table:style-name="ce141">
              <text:p>0700641251</text:p>
            </table:table-cell>
            <table:table-cell office:value-type="string" table:style-name="ce90">
              <text:p>09/Mar/1988</text:p>
            </table:table-cell>
            <table:table-cell office:value-type="date" office:date-value="2007-12-01T00:00:00" table:style-name="ce90">
              <text:p>01 Dec 2007</text:p>
            </table:table-cell>
            <table:table-cell office:value-type="date" office:date-value="2008-08-31T00:00:00" table:style-name="ce90">
              <text:p>31 Aug 2008</text:p>
            </table:table-cell>
            <table:table-cell office:value-type="date" office:date-value="2011-08-31T00:00:00" table:style-name="ce90">
              <text:p>31 Aug 2011</text:p>
            </table:table-cell>
            <table:table-cell office:value-type="string" table:style-name="ce92">
              <text:p>00a 06m 23d</text:p>
            </table:table-cell>
            <table:table-cell office:value-type="string" table:style-name="ce92">
              <text:p>00a 03m 16d</text:p>
            </table:table-cell>
            <table:table-cell office:value-type="date" office:date-value="2008-06-23T00:00:00" table:style-name="ce242">
              <text:p>23 Jun 2008</text:p>
            </table:table-cell>
            <table:table-cell office:value-type="date" office:date-value="2014-06-23T00:00:00" table:style-name="ce90">
              <text:p>23 Jun 2014</text:p>
            </table:table-cell>
            <table:table-cell office:value-type="date" office:date-value="2015-06-22T00:00:00" table:style-name="ce9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42">
              <text:p>Int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83">
              <text:p>59º BI Mtz</text:p>
            </table:table-cell>
            <table:table-cell office:value-type="string" table:style-name="ce84">
              <text:p>Maceió</text:p>
            </table:table-cell>
            <table:table-cell office:value-type="string" table:style-name="ce85">
              <text:p>AL</text:p>
            </table:table-cell>
            <table:table-cell office:value-type="string" table:style-name="ce42">
              <text:p>Asp</text:p>
            </table:table-cell>
            <table:table-cell office:value-type="string" table:style-name="ce42">
              <text:p>Temporário</text:p>
            </table:table-cell>
            <table:table-cell office:value-type="string" table:style-name="ce88">
              <text:p>AYRTON PIMENTEL BARBOSA</text:p>
            </table:table-cell>
            <table:table-cell office:value-type="string" table:style-name="ce42">
              <text:p>Inf</text:p>
            </table:table-cell>
            <table:table-cell office:value-type="string" table:style-name="ce199">
              <text:p>Inf</text:p>
            </table:table-cell>
            <table:table-cell office:value-type="string" table:style-name="ce42">
              <text:p>EXCEDENTE</text:p>
            </table:table-cell>
            <table:table-cell table:number-columns-repeated="2" table:style-name="ce88"/>
            <table:table-cell office:value-type="string" table:style-name="ce141">
              <text:p>085.081.134-12</text:p>
            </table:table-cell>
            <table:table-cell table:style-name="ce141"/>
            <table:table-cell office:value-type="date" office:date-value="1994-07-13T00:00:00" table:style-name="ce90">
              <text:p>13 Jul 1994</text:p>
            </table:table-cell>
            <table:table-cell table:style-name="ce90"/>
            <table:table-cell office:value-type="date" office:date-value="2014-08-31T00:00:00" table:style-name="ce90">
              <text:p>31 Aug 2014</text:p>
            </table:table-cell>
            <table:table-cell office:value-type="date" office:date-value="2017-08-31T00:00:00" table:style-name="ce90">
              <text:p>31 Aug 2017</text:p>
            </table:table-cell>
            <table:table-cell table:number-columns-repeated="2" table:style-name="ce92"/>
            <table:table-cell office:value-type="date" office:date-value="2014-06-23T00:00:00" table:style-name="ce242">
              <text:p>23 Jun 2014</text:p>
            </table:table-cell>
            <table:table-cell office:value-type="date" office:date-value="2014-06-23T00:00:00" table:style-name="ce90">
              <text:p>23 Jun 2014</text:p>
            </table:table-cell>
            <table:table-cell office:value-type="date" office:date-value="2015-06-22T00:00:00" table:style-name="ce90">
              <text:p>22 Jun 2015</text:p>
            </table:table-cell>
            <table:table-cell office:value-type="string" table:style-name="ce66">
              <text:p>01a 10m 23d</text:p>
            </table:table-cell>
            <table:table-cell table:style-name="ce24"/>
            <table:table-cell table:style-name="ce10"/>
            <table:table-cell table:style-name="ce42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EDUARDO DA SILVA CABRAL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6 8107 111 000</text:p>
            </table:table-cell>
            <table:table-cell office:value-type="string" table:style-name="ce19">
              <text:p>Infantaria (Cur Com)</text:p>
            </table:table-cell>
            <table:table-cell office:value-type="string" table:style-name="ce15">
              <text:p>Claro ocup Of Carreira</text:p>
            </table:table-cell>
            <table:table-cell office:value-type="string" table:style-name="ce15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71º BI Mtz</text:p>
            </table:table-cell>
            <table:table-cell office:value-type="string" table:style-name="ce69">
              <text:p>Garanhuns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1°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65">
              <text:p>FÁBIO SILVA NASCIMENTO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222">
              <text:p>16 8107 152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21">
              <text:p>838 966 002 49</text:p>
            </table:table-cell>
            <table:table-cell office:value-type="string" table:style-name="ce21">
              <text:p>0700679657</text:p>
            </table:table-cell>
            <table:table-cell office:value-type="string" table:style-name="ce22">
              <text:p>18/Abr/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22">
              <text:p>23 Jun 2008</text:p>
            </table:table-cell>
            <table:table-cell office:value-type="date" office:date-value="2013-06-23T00:00:00" table:style-name="ce22">
              <text:p>23 Jun 2013</text:p>
            </table:table-cell>
            <table:table-cell office:value-type="date" office:date-value="2014-06-22T00:00:00" table:style-name="ce22">
              <text:p>22 Jun 2014</text:p>
            </table:table-cell>
            <table:table-cell office:value-type="string" table:style-name="ce66">
              <text:p>06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BRUNO ÍGARO LIMA DOS SANTO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48"/>
            <table:table-cell table:style-name="ce10"/>
            <table:table-cell table:number-columns-repeated="3" table:style-name="ce1"/>
            <table:table-cell table:number-columns-repeated="16356"/>
          </table:table-row>
          <table:table-row table:style-name="ro2">
            <table:table-cell office:value-type="string" table:style-name="ce68">
              <text:p>71º BI Mtz</text:p>
            </table:table-cell>
            <table:table-cell office:value-type="string" table:style-name="ce69">
              <text:p>Garanhuns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RODRIGO RAFAEL DA SILVA CÂMAR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86.462.304-65</text:p>
            </table:table-cell>
            <table:table-cell table:style-name="ce72"/>
            <table:table-cell office:value-type="date" office:date-value="1993-06-28T00:00:00" table:style-name="ce73">
              <text:p>28 Jun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3T00:00:00" table:style-name="ce75">
              <text:p>23 Jun 2014</text:p>
            </table:table-cell>
            <table:table-cell office:value-type="string" table:style-name="ce76">
              <text:p>02a 10m 23d</text:p>
            </table:table-cell>
            <table:table-cell table:style-name="ce48"/>
            <table:table-cell table:number-columns-repeated="2" table:style-name="ce6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EDUARDO DE MELO E SILV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31">
              <text:p>Claro ocup Of Carreira</text:p>
            </table:table-cell>
            <table:table-cell office:value-type="string" table:style-name="ce202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style-name="ce73"/>
            <table:table-cell table:number-columns-repeated="2" table:style-name="ce40"/>
            <table:table-cell table:style-name="ce66"/>
            <table:table-cell table:style-name="ce24"/>
            <table:table-cell office:value-type="string" table:style-name="ce10">
              <text:p>DIEx 271-S1/71° BIMtz, 09 OUT 13 Licencia</text:p>
            </table:table-cell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PEDRO MANOEL DE LIMA NETO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31">
              <text:p>Claro ocup Of Carreira</text:p>
            </table:table-cell>
            <table:table-cell office:value-type="string" table:style-name="ce202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style-name="ce73"/>
            <table:table-cell table:number-columns-repeated="2" table:style-name="ce40"/>
            <table:table-cell table:style-name="ce66"/>
            <table:table-cell table:style-name="ce24"/>
            <table:table-cell office:value-type="string" table:style-name="ce10">
              <text:p>DIEx 271-S1/71° BIMtz, 09 OUT 13 Licencia</text:p>
            </table:table-cell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71º BI Mtz</text:p>
            </table:table-cell>
            <table:table-cell office:value-type="string" table:style-name="ce69">
              <text:p>Garanhuns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65">
              <text:p>CARLOS HENRIQUE JOAZEIRO ARRUDA DE CARVALHO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21">
              <text:p>078 080 534 81</text:p>
            </table:table-cell>
            <table:table-cell office:value-type="string" table:style-name="ce21">
              <text:p>0700679954</text:p>
            </table:table-cell>
            <table:table-cell office:value-type="string" table:style-name="ce22">
              <text:p>22/Nov/1987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22">
              <text:p>23 Jun 2008</text:p>
            </table:table-cell>
            <table:table-cell office:value-type="date" office:date-value="2014-06-23T00:00:00" table:style-name="ce22">
              <text:p>23 Jun 2014</text:p>
            </table:table-cell>
            <table:table-cell office:value-type="date" office:date-value="2015-06-22T00:00:00" table:style-name="ce22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71º BI Mtz</text:p>
            </table:table-cell>
            <table:table-cell office:value-type="string" table:style-name="ce69">
              <text:p>Garanhuns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MARCUS VINICIUS SILVA ARAÚJO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9">
              <text:p>Claro prorroga</text:p>
            </table:table-cell>
            <table:table-cell office:value-type="string" table:style-name="ce47">
              <text:p>102.186.894-97</text:p>
            </table:table-cell>
            <table:table-cell office:value-type="string" table:style-name="ce72">
              <text:p>070143907-7</text:p>
            </table:table-cell>
            <table:table-cell office:value-type="date" office:date-value="1993-12-10T00:00:00" table:style-name="ce73">
              <text:p>10 Dec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4T00:00:00" table:style-name="ce40">
              <text:p>24 Jun 2014</text:p>
            </table:table-cell>
            <table:table-cell office:value-type="date" office:date-value="2015-06-23T00:00:00" table:style-name="ce75">
              <text:p>23 Jun 2015</text:p>
            </table:table-cell>
            <table:table-cell office:value-type="string" table:style-name="ce76">
              <text:p>02a 10m 23d</text:p>
            </table:table-cell>
            <table:table-cell table:style-name="ce48"/>
            <table:table-cell table:style-name="ce130"/>
            <table:table-cell table:style-name="ce236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WESLEY BEZERRA MACHADO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5">
              <text:p>Claro ocup Of Carreira</text:p>
            </table:table-cell>
            <table:table-cell office:value-type="string" table:style-name="ce15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48"/>
            <table:table-cell table:number-columns-repeated="2" table:style-name="ce6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71º BI Mtz</text:p>
            </table:table-cell>
            <table:table-cell office:value-type="string" table:style-name="ce69">
              <text:p>Garanhuns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1º Ten</text:p>
            </table:table-cell>
            <table:table-cell office:value-type="string" table:style-name="ce243">
              <text:p>Temporário</text:p>
            </table:table-cell>
            <table:table-cell office:value-type="string" table:style-name="ce244">
              <text:p>JOELMIR JOSÉ DA SILVA</text:p>
            </table:table-cell>
            <table:table-cell office:value-type="string" table:style-name="ce71">
              <text:p>QQ AQS</text:p>
            </table:table-cell>
            <table:table-cell office:value-type="string" table:style-name="ce71">
              <text:p>Eng</text:p>
            </table:table-cell>
            <table:table-cell office:value-type="string" table:style-name="ce222">
              <text:p>17 8003 000 000</text:p>
            </table:table-cell>
            <table:table-cell office:value-type="string" table:style-name="ce48">
              <text:p>QQ Arma, QMB ou Sv Int</text:p>
            </table:table-cell>
            <table:table-cell office:value-type="string" table:style-name="ce49">
              <text:p>Claro prorroga</text:p>
            </table:table-cell>
            <table:table-cell office:value-type="string" table:style-name="ce245">
              <text:p>074 689 334 56</text:p>
            </table:table-cell>
            <table:table-cell office:value-type="string" table:style-name="ce72">
              <text:p>0700677859</text:p>
            </table:table-cell>
            <table:table-cell office:value-type="string" table:style-name="ce73">
              <text:p>08/Nov/1987</text:p>
            </table:table-cell>
            <table:table-cell office:value-type="date" office:date-value="2007-12-01T00:00:00" table:style-name="ce73">
              <text:p>01 Dec 2007</text:p>
            </table:table-cell>
            <table:table-cell office:value-type="date" office:date-value="2008-08-31T00:00:00" table:style-name="ce73">
              <text:p>31 Aug 2008</text:p>
            </table:table-cell>
            <table:table-cell office:value-type="date" office:date-value="2011-08-31T00:00:00" table:style-name="ce73">
              <text:p>31 Aug 2011</text:p>
            </table:table-cell>
            <table:table-cell office:value-type="string" table:style-name="ce95">
              <text:p>00a 06m 23d</text:p>
            </table:table-cell>
            <table:table-cell office:value-type="string" table:style-name="ce95">
              <text:p>00a 03m 16d</text:p>
            </table:table-cell>
            <table:table-cell office:value-type="date" office:date-value="2008-06-23T00:00:00" table:style-name="ce73">
              <text:p>23 Jun 2008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48">
              <text:p>Último ano</text:p>
            </table:table-cell>
            <table:table-cell table:style-name="ce130"/>
            <table:table-cell table:style-name="ce71"/>
            <table:table-cell table:style-name="ce130"/>
            <table:table-cell table:number-columns-repeated="16357"/>
          </table:table-row>
          <table:table-row table:style-name="ro2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ARCIO BRUNO TAVARES ALVE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DIEGO D'ASSIS SANTO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office:value-type="string" table:style-name="ce48">
              <text:p>Asp Of 2009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BRUNO DE SÁ PEIXOTO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ANDRÉ WERNECK SERENO CARVALHO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WANSLEY RAFAEL LOPE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28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office:value-type="string" table:style-name="ce48">
              <text:p>Asp Of 2009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246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231">
              <text:p>KLAYDSON ADMYLL MARQUES ALVE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number-columns-repeated="11" table:style-name="ce77"/>
            <table:table-cell table:style-name="ce48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71º BI Mtz</text:p>
            </table:table-cell>
            <table:table-cell office:value-type="string" table:style-name="ce24">
              <text:p>Garanhuns</text:p>
            </table:table-cell>
            <table:table-cell office:value-type="string" table:style-name="ce64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86">
              <text:p>ANDRÉ LUIZ SALES SOARES JUNIOR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21">
              <text:p>088 594 134 94</text:p>
            </table:table-cell>
            <table:table-cell office:value-type="string" table:style-name="ce72">
              <text:p>0702110958</text:p>
            </table:table-cell>
            <table:table-cell office:value-type="date" office:date-value="1990-08-07T00:00:00" table:style-name="ce73">
              <text:p>07 Aug 1990</text:p>
            </table:table-cell>
            <table:table-cell office:value-type="date" office:date-value="2010-12-02T00:00:00" table:style-name="ce99">
              <text:p>02 Dec 2010</text:p>
            </table:table-cell>
            <table:table-cell office:value-type="date" office:date-value="2011-08-31T00:00:00" table:style-name="ce73">
              <text:p>31 Aug 2011</text:p>
            </table:table-cell>
            <table:table-cell office:value-type="date" office:date-value="2014-08-31T00:00:00" table:style-name="ce98">
              <text:p>31 Aug 2014</text:p>
            </table:table-cell>
            <table:table-cell office:value-type="string" table:style-name="ce101">
              <text:p>00a 07m 05d</text:p>
            </table:table-cell>
            <table:table-cell office:value-type="string" table:style-name="ce101">
              <text:p>00a 03m 12d</text:p>
            </table:table-cell>
            <table:table-cell office:value-type="date" office:date-value="2011-06-27T00:00:00" table:style-name="ce99">
              <text:p>27 Jun 2011</text:p>
            </table:table-cell>
            <table:table-cell office:value-type="date" office:date-value="2014-06-27T00:00:00" table:style-name="ce75">
              <text:p>27 Jun 2014</text:p>
            </table:table-cell>
            <table:table-cell office:value-type="date" office:date-value="2015-06-26T00:00:00" table:style-name="ce75">
              <text:p>26 Jun 2015</text:p>
            </table:table-cell>
            <table:table-cell office:value-type="string" table:style-name="ce81">
              <text:p>04a 10m 18d</text:p>
            </table:table-cell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GUILHERME NUNES DE MESQUIT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5">
              <text:p>Claro vago</text:p>
            </table:table-cell>
            <table:table-cell office:value-type="string" table:style-name="ce15">
              <text:p>Claro vago</text:p>
            </table:table-cell>
            <table:table-cell table:number-columns-repeated="12" table:style-name="ce77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1º BI Mtz</text:p>
            </table:table-cell>
            <table:table-cell office:value-type="string" table:style-name="ce57">
              <text:p>Garanhuns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EDUARDO ANTONIO SARTORI ALHO</text:p>
            </table:table-cell>
            <table:table-cell office:value-type="string" table:style-name="ce15">
              <text:p>Int</text:p>
            </table:table-cell>
            <table:table-cell office:value-type="string" table:style-name="ce59">
              <text:p>Int</text:p>
            </table:table-cell>
            <table:table-cell office:value-type="string" table:style-name="ce128">
              <text:p>17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71º BI Mtz</text:p>
            </table:table-cell>
            <table:table-cell office:value-type="string" table:style-name="ce62">
              <text:p>Garanhuns</text:p>
            </table:table-cell>
            <table:table-cell office:value-type="string" table:style-name="ce63">
              <text:p>PE</text:p>
            </table:table-cell>
            <table:table-cell office:value-type="string" table:style-name="ce82">
              <text:p>1º Ten</text:p>
            </table:table-cell>
            <table:table-cell office:value-type="string" table:style-name="ce247">
              <text:p>Temporário</text:p>
            </table:table-cell>
            <table:table-cell office:value-type="string" table:style-name="ce65">
              <text:p>IGOR JALFIM</text:p>
            </table:table-cell>
            <table:table-cell office:value-type="string" table:style-name="ce64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64">
              <text:p>17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58 779 524 71</text:p>
            </table:table-cell>
            <table:table-cell office:value-type="string" table:style-name="ce21">
              <text:p>0700635659</text:p>
            </table:table-cell>
            <table:table-cell office:value-type="string" table:style-name="ce22">
              <text:p>01/Out/1987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95">
              <text:p>00a 03m 16d</text:p>
            </table:table-cell>
            <table:table-cell office:value-type="date" office:date-value="2008-06-23T00:00:00" table:style-name="ce22">
              <text:p>23 Jun 2008</text:p>
            </table:table-cell>
            <table:table-cell office:value-type="date" office:date-value="2013-06-23T00:00:00" table:style-name="ce40">
              <text:p>23 Jun 2013</text:p>
            </table:table-cell>
            <table:table-cell office:value-type="date" office:date-value="2014-06-22T00:00:00" table:style-name="ce40">
              <text:p>22 Jun 2014</text:p>
            </table:table-cell>
            <table:table-cell office:value-type="string" table:style-name="ce66">
              <text:p>06a 10m 10d</text:p>
            </table:table-cell>
            <table:table-cell office:value-type="string" table:style-name="ce65">
              <text:p>Último ano</text:p>
            </table:table-cell>
            <table:table-cell office:value-type="string" table:style-name="ce10">
              <text:p>DIEx 271-S1/71° BIMtz, 09 OUT 13 Licencia</text:p>
            </table:table-cell>
            <table:table-cell table:style-name="ce82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83">
              <text:p>71º BI Mtz</text:p>
            </table:table-cell>
            <table:table-cell office:value-type="string" table:style-name="ce84">
              <text:p>Garanhuns</text:p>
            </table:table-cell>
            <table:table-cell office:value-type="string" table:style-name="ce85">
              <text:p>PE</text:p>
            </table:table-cell>
            <table:table-cell office:value-type="string" table:style-name="ce42">
              <text:p>2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88">
              <text:p>JORGE LUIZ LA FEMINA</text:p>
            </table:table-cell>
            <table:table-cell office:value-type="string" table:style-name="ce42">
              <text:p>Inf</text:p>
            </table:table-cell>
            <table:table-cell office:value-type="string" table:style-name="ce87">
              <text:p>Inf</text:p>
            </table:table-cell>
            <table:table-cell office:value-type="string" table:style-name="ce248">
              <text:p>EXCEDENTE</text:p>
            </table:table-cell>
            <table:table-cell office:value-type="string" table:style-name="ce88">
              <text:p>Infantaria</text:p>
            </table:table-cell>
            <table:table-cell office:value-type="string" table:style-name="ce88">
              <text:p>Claro prorroga</text:p>
            </table:table-cell>
            <table:table-cell office:value-type="string" table:style-name="ce42">
              <text:p>395.207.808-58</text:p>
            </table:table-cell>
            <table:table-cell table:style-name="ce141"/>
            <table:table-cell office:value-type="date" office:date-value="1992-03-04T00:00:00" table:style-name="ce90">
              <text:p>04 Mar 1992</text:p>
            </table:table-cell>
            <table:table-cell office:value-type="date" office:date-value="2011-12-10T00:00:00" table:style-name="ce90">
              <text:p>10 Dec 2011</text:p>
            </table:table-cell>
            <table:table-cell office:value-type="date" office:date-value="2012-08-31T00:00:00" table:style-name="ce90">
              <text:p>31 Aug 2012</text:p>
            </table:table-cell>
            <table:table-cell office:value-type="date" office:date-value="2015-08-31T00:00:00" table:style-name="ce91">
              <text:p>31 Aug 2015</text:p>
            </table:table-cell>
            <table:table-cell office:value-type="string" table:style-name="ce92">
              <text:p>00a 07m 08d</text:p>
            </table:table-cell>
            <table:table-cell office:value-type="string" table:style-name="ce92">
              <text:p>00a 03m 18d</text:p>
            </table:table-cell>
            <table:table-cell office:value-type="date" office:date-value="2012-06-27T00:00:00" table:style-name="ce93">
              <text:p>27 Jun 2012</text:p>
            </table:table-cell>
            <table:table-cell office:value-type="date" office:date-value="2014-06-27T00:00:00" table:style-name="ce93">
              <text:p>27 Jun 2014</text:p>
            </table:table-cell>
            <table:table-cell office:value-type="date" office:date-value="2015-06-26T00:00:00" table:style-name="ce93">
              <text:p>26 Jun 2015</text:p>
            </table:table-cell>
            <table:table-cell office:value-type="string" table:style-name="ce94">
              <text:p>03a 10m 26d</text:p>
            </table:table-cell>
            <table:table-cell table:style-name="ce88"/>
            <table:table-cell table:style-name="ce10"/>
            <table:table-cell table:style-name="ce82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105">
              <text:p>72º BI Mtz</text:p>
            </table:table-cell>
            <table:table-cell office:value-type="string" table:style-name="ce106">
              <text:p>Petrolina</text:p>
            </table:table-cell>
            <table:table-cell office:value-type="string" table:style-name="ce107">
              <text:p>PE</text:p>
            </table:table-cell>
            <table:table-cell office:value-type="string" table:style-name="ce108">
              <text:p>VAGO</text:p>
            </table:table-cell>
            <table:table-cell office:value-type="string" table:style-name="ce108">
              <text:p>VAGO</text:p>
            </table:table-cell>
            <table:table-cell table:style-name="ce109"/>
            <table:table-cell office:value-type="string" table:style-name="ce108">
              <text:p>Inf</text:p>
            </table:table-cell>
            <table:table-cell office:value-type="string" table:style-name="ce110">
              <text:p>Inf</text:p>
            </table:table-cell>
            <table:table-cell office:value-type="string" table:style-name="ce249">
              <text:p>16 8107 111 000</text:p>
            </table:table-cell>
            <table:table-cell office:value-type="string" table:style-name="ce109">
              <text:p>Infantaria (Cur Com)</text:p>
            </table:table-cell>
            <table:table-cell office:value-type="string" table:style-name="ce109">
              <text:p>Claro vago</text:p>
            </table:table-cell>
            <table:table-cell table:style-name="ce109"/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office:value-type="string" table:style-name="ce24">
              <text:p>Asp Of 2009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72º BI Mtz</text:p>
            </table:table-cell>
            <table:table-cell office:value-type="string" table:style-name="ce62">
              <text:p>Petrolina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EWERTON FERNANDO FARIAS NOBRE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82">
              <text:p>16 8107 152 000</text:p>
            </table:table-cell>
            <table:table-cell office:value-type="string" table:style-name="ce24">
              <text:p>Infantaria (Cur Mat Bel)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47 684 204 27</text:p>
            </table:table-cell>
            <table:table-cell office:value-type="string" table:style-name="ce21">
              <text:p>0701604951</text:p>
            </table:table-cell>
            <table:table-cell office:value-type="date" office:date-value="1989-08-25T00:00:00" table:style-name="ce22">
              <text:p>25 Aug 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22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72º BI Mtz</text:p>
            </table:table-cell>
            <table:table-cell office:value-type="string" table:style-name="ce62">
              <text:p>Petrolina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GODOFREDO DAVID DA SILVA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26 641 443 59</text:p>
            </table:table-cell>
            <table:table-cell office:value-type="string" table:style-name="ce21">
              <text:p>0701192650</text:p>
            </table:table-cell>
            <table:table-cell office:value-type="date" office:date-value="1988-08-15T00:00:00" table:style-name="ce22">
              <text:p>15 Aug 1988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22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table:style-name="ce10"/>
            <table:table-cell table:style-name="ce1"/>
            <table:table-cell table:number-columns-repeated="3" table:style-name="ce10"/>
            <table:table-cell table:number-columns-repeated="3" table:style-name="ce1"/>
            <table:table-cell table:number-columns-repeated="16352"/>
          </table:table-row>
          <table:table-row table:style-name="ro2">
            <table:table-cell office:value-type="string" table:style-name="ce56">
              <text:p>72º BI Mtz</text:p>
            </table:table-cell>
            <table:table-cell office:value-type="string" table:style-name="ce57">
              <text:p>Petrolin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ARIO PAULO DAMASCENO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82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2º BI Mtz</text:p>
            </table:table-cell>
            <table:table-cell office:value-type="string" table:style-name="ce57">
              <text:p>Petrolin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JONAS PEREIRA DE OLIVEIR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82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72º BI Mtz</text:p>
            </table:table-cell>
            <table:table-cell office:value-type="string" table:style-name="ce69">
              <text:p>Petrolina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Asp</text:p>
            </table:table-cell>
            <table:table-cell office:value-type="string" table:style-name="ce47">
              <text:p>Temporário</text:p>
            </table:table-cell>
            <table:table-cell office:value-type="string" table:style-name="ce24">
              <text:p>PABLO HENRIQUE ALMEIDA LIM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95.284544-02</text:p>
            </table:table-cell>
            <table:table-cell table:style-name="ce72"/>
            <table:table-cell office:value-type="date" office:date-value="1994-08-02T00:00:00" table:style-name="ce73">
              <text:p>02 Aug 1994</text:p>
            </table:table-cell>
            <table:table-cell table:style-name="ce73"/>
            <table:table-cell office:value-type="date" office:date-value="2014-08-31T00:00:00" table:style-name="ce22">
              <text:p>31 Aug 2014</text:p>
            </table:table-cell>
            <table:table-cell office:value-type="date" office:date-value="2017-08-31T00:00:00" table:style-name="ce74">
              <text:p>31 Aug 2017</text:p>
            </table:table-cell>
            <table:table-cell table:number-columns-repeated="2" table:style-name="ce23"/>
            <table:table-cell office:value-type="date" office:date-value="2014-06-23T00:00:00" table:style-name="ce40">
              <text:p>23 Jun 2014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75">
              <text:p>22 Jun 2015</text:p>
            </table:table-cell>
            <table:table-cell office:value-type="string" table:style-name="ce76">
              <text:p>01a 10m 23d</text:p>
            </table:table-cell>
            <table:table-cell table:style-name="ce47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72º BI Mtz</text:p>
            </table:table-cell>
            <table:table-cell office:value-type="string" table:style-name="ce69">
              <text:p>Petrolina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LEONARDO LOPES PEREIR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48.852.635-30</text:p>
            </table:table-cell>
            <table:table-cell office:value-type="string" table:style-name="ce72">
              <text:p>0700056369</text:p>
            </table:table-cell>
            <table:table-cell office:value-type="date" office:date-value="1992-12-08T00:00:00" table:style-name="ce73">
              <text:p>08 Dec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73">
              <text:p>31 Aug 2012</text:p>
            </table:table-cell>
            <table:table-cell office:value-type="date" office:date-value="2015-08-31T00:00:00" table:style-name="ce100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99">
              <text:p>27 Jun 2012</text:p>
            </table:table-cell>
            <table:table-cell office:value-type="date" office:date-value="2014-06-27T00:00:00" table:style-name="ce99">
              <text:p>27 Jun 2014</text:p>
            </table:table-cell>
            <table:table-cell office:value-type="date" office:date-value="2015-06-26T00:00:00" table:style-name="ce99">
              <text:p>26 Jun 2015</text:p>
            </table:table-cell>
            <table:table-cell office:value-type="string" table:style-name="ce76">
              <text:p>03a 10m 26d</text:p>
            </table:table-cell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72º BI Mtz</text:p>
            </table:table-cell>
            <table:table-cell office:value-type="string" table:style-name="ce69">
              <text:p>Petrolina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YURY SEIZO CARVALHO TANJI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53.748.753-02</text:p>
            </table:table-cell>
            <table:table-cell office:value-type="string" table:style-name="ce72">
              <text:p>0701056178</text:p>
            </table:table-cell>
            <table:table-cell office:value-type="date" office:date-value="1992-03-12T00:00:00" table:style-name="ce73">
              <text:p>12 Mar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73">
              <text:p>31 Aug 2012</text:p>
            </table:table-cell>
            <table:table-cell office:value-type="date" office:date-value="2015-08-31T00:00:00" table:style-name="ce100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99">
              <text:p>27 Jun 2012</text:p>
            </table:table-cell>
            <table:table-cell office:value-type="date" office:date-value="2014-06-27T00:00:00" table:style-name="ce99">
              <text:p>27 Jun 2014</text:p>
            </table:table-cell>
            <table:table-cell office:value-type="date" office:date-value="2015-06-26T00:00:00" table:style-name="ce99">
              <text:p>26 Jun 2015</text:p>
            </table:table-cell>
            <table:table-cell office:value-type="string" table:style-name="ce76">
              <text:p>03a 10m 26d</text:p>
            </table:table-cell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2º BI Mtz</text:p>
            </table:table-cell>
            <table:table-cell office:value-type="string" table:style-name="ce57">
              <text:p>Petrolin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VICTOR MATHEUS SANTOS NASCIMENTO SOARE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82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72º BI Mtz</text:p>
            </table:table-cell>
            <table:table-cell office:value-type="string" table:style-name="ce69">
              <text:p>Petrolina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STENIO SAMPAIO DA SILVA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90.887.024-89</text:p>
            </table:table-cell>
            <table:table-cell table:style-name="ce72"/>
            <table:table-cell office:value-type="date" office:date-value="1993-05-25T00:00:00" table:style-name="ce73">
              <text:p>25 May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4T00:00:00" table:style-name="ce40">
              <text:p>24 Jun 2014</text:p>
            </table:table-cell>
            <table:table-cell office:value-type="date" office:date-value="2015-06-23T00:00:00" table:style-name="ce75">
              <text:p>23 Jun 2015</text:p>
            </table:table-cell>
            <table:table-cell office:value-type="string" table:style-name="ce76">
              <text:p>02a 10m 23d</text:p>
            </table:table-cell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8">
              <text:p>72º BI Mtz</text:p>
            </table:table-cell>
            <table:table-cell office:value-type="string" table:style-name="ce69">
              <text:p>Petrolina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ANTONIO EUDENES BARBOSA MARQUES</text:p>
            </table:table-cell>
            <table:table-cell office:value-type="string" table:style-name="ce47">
              <text:p>Inf</text:p>
            </table:table-cell>
            <table:table-cell office:value-type="string" table:style-name="ce71">
              <text:p>Inf</text:p>
            </table:table-cell>
            <table:table-cell office:value-type="string" table:style-name="ce47">
              <text:p>16 8107 000 000</text:p>
            </table:table-cell>
            <table:table-cell office:value-type="string" table:style-name="ce48">
              <text:p>Infant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101.728.064-96</text:p>
            </table:table-cell>
            <table:table-cell office:value-type="string" table:style-name="ce72">
              <text:p>0939236048</text:p>
            </table:table-cell>
            <table:table-cell office:value-type="date" office:date-value="1993-09-09T00:00:00" table:style-name="ce73">
              <text:p>09 Sep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4T00:00:00" table:style-name="ce40">
              <text:p>24 Jun 2014</text:p>
            </table:table-cell>
            <table:table-cell office:value-type="date" office:date-value="2015-06-23T00:00:00" table:style-name="ce75">
              <text:p>23 Jun 2015</text:p>
            </table:table-cell>
            <table:table-cell office:value-type="string" table:style-name="ce76">
              <text:p>02a 10m 23d</text:p>
            </table:table-cell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72º BI Mtz</text:p>
            </table:table-cell>
            <table:table-cell office:value-type="string" table:style-name="ce62">
              <text:p>Petrolina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Asp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BRENO VINÍCIUS<text:s/><text:span text:style-name="T10">CARNEIRO</text:span><text:s/>LINS</text:p>
            </table:table-cell>
            <table:table-cell office:value-type="string" table:style-name="ce64">
              <text:p>QQ AQS</text:p>
            </table:table-cell>
            <table:table-cell office:value-type="string" table:style-name="ce50">
              <text:p>Int</text:p>
            </table:table-cell>
            <table:table-cell office:value-type="string" table:style-name="ce64">
              <text:p>17 8003 000 000</text:p>
            </table:table-cell>
            <table:table-cell office:value-type="string" table:style-name="ce24">
              <text:p>QQ Arma, QMB ou Sv Int</text:p>
            </table:table-cell>
            <table:table-cell office:value-type="string" table:style-name="ce24">
              <text:p>Claro prorroga</text:p>
            </table:table-cell>
            <table:table-cell office:value-type="string" table:style-name="ce64">
              <text:p>093.215.054-31</text:p>
            </table:table-cell>
            <table:table-cell table:style-name="ce72"/>
            <table:table-cell office:value-type="date" office:date-value="1994-06-29T00:00:00" table:style-name="ce73">
              <text:p>29 Jun 1994</text:p>
            </table:table-cell>
            <table:table-cell table:style-name="ce99"/>
            <table:table-cell office:value-type="date" office:date-value="2014-08-31T00:00:00" table:style-name="ce73">
              <text:p>31 Aug 2014</text:p>
            </table:table-cell>
            <table:table-cell office:value-type="date" office:date-value="2017-08-31T00:00:00" table:style-name="ce98">
              <text:p>31 Aug 2017</text:p>
            </table:table-cell>
            <table:table-cell office:value-type="string" table:style-name="ce1">
              <text:p>00a07d 08d</text:p>
            </table:table-cell>
            <table:table-cell table:style-name="ce101"/>
            <table:table-cell office:value-type="date" office:date-value="2014-06-23T00:00:00" table:style-name="ce99">
              <text:p>23 Jun 2014</text:p>
            </table:table-cell>
            <table:table-cell office:value-type="date" office:date-value="2014-06-23T00:00:00" table:style-name="ce75">
              <text:p>23 Jun 2014</text:p>
            </table:table-cell>
            <table:table-cell office:value-type="date" office:date-value="2015-06-22T00:00:00" table:style-name="ce75">
              <text:p>22 Jun 2015</text:p>
            </table:table-cell>
            <table:table-cell office:value-type="string" table:style-name="ce250">
              <text:p>01a 10m 23d</text:p>
            </table:table-cell>
            <table:table-cell table:style-name="ce24"/>
            <table:table-cell office:value-type="string" table:style-name="ce10">
              <text:p>DIEx 1584-S1.2/72° BI Mtz, 19 nov 13, licencia</text:p>
            </table:table-cell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2º BI Mtz</text:p>
            </table:table-cell>
            <table:table-cell office:value-type="string" table:style-name="ce57">
              <text:p>Petrolin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HUGO CHERMAN FONSECA DA SILVA AMARAM (não apresentado)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82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48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105">
              <text:p>72º BI Mtz</text:p>
            </table:table-cell>
            <table:table-cell office:value-type="string" table:style-name="ce106">
              <text:p>Petrolina</text:p>
            </table:table-cell>
            <table:table-cell office:value-type="string" table:style-name="ce107">
              <text:p>PE</text:p>
            </table:table-cell>
            <table:table-cell office:value-type="string" table:style-name="ce108">
              <text:p>VAGO</text:p>
            </table:table-cell>
            <table:table-cell office:value-type="string" table:style-name="ce108">
              <text:p>VAGO</text:p>
            </table:table-cell>
            <table:table-cell office:value-type="string" table:style-name="ce109">
              <text:p>VAGO</text:p>
            </table:table-cell>
            <table:table-cell office:value-type="string" table:style-name="ce108">
              <text:p>Inf</text:p>
            </table:table-cell>
            <table:table-cell office:value-type="string" table:style-name="ce110">
              <text:p>Inf</text:p>
            </table:table-cell>
            <table:table-cell office:value-type="string" table:style-name="ce249">
              <text:p>17 8107 000 000</text:p>
            </table:table-cell>
            <table:table-cell office:value-type="string" table:style-name="ce109">
              <text:p>Infantaria</text:p>
            </table:table-cell>
            <table:table-cell office:value-type="string" table:style-name="ce109">
              <text:p>Claro vago</text:p>
            </table:table-cell>
            <table:table-cell table:style-name="ce109"/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2º BI Mtz</text:p>
            </table:table-cell>
            <table:table-cell office:value-type="string" table:style-name="ce57">
              <text:p>Petrolin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VINICIUS EHRECH RAMO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82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72º BI Mtz</text:p>
            </table:table-cell>
            <table:table-cell office:value-type="string" table:style-name="ce62">
              <text:p>Petrolina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DANIEL DE MEDEIROS DANTAS PIRES FERREIRA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68 087 774 62</text:p>
            </table:table-cell>
            <table:table-cell office:value-type="string" table:style-name="ce21">
              <text:p>0701555658</text:p>
            </table:table-cell>
            <table:table-cell office:value-type="date" office:date-value="1989-10-03T00:00:00" table:style-name="ce22">
              <text:p>03 Oct 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22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61">
              <text:p>72º BI Mtz</text:p>
            </table:table-cell>
            <table:table-cell office:value-type="string" table:style-name="ce62">
              <text:p>Petrolina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Asp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ALCINO LOPÉS CRUZ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3.649.304-26</text:p>
            </table:table-cell>
            <table:table-cell table:style-name="ce21"/>
            <table:table-cell office:value-type="date" office:date-value="1994-07-27T00:00:00" table:style-name="ce22">
              <text:p>27 Jul 1994</text:p>
            </table:table-cell>
            <table:table-cell table:style-name="ce22"/>
            <table:table-cell office:value-type="date" office:date-value="2014-08-31T00:00:00" table:style-name="ce22">
              <text:p>31 Aug 2014</text:p>
            </table:table-cell>
            <table:table-cell office:value-type="date" office:date-value="2017-08-31T00:00:00" table:style-name="ce74">
              <text:p>31 Aug 2017</text:p>
            </table:table-cell>
            <table:table-cell table:number-columns-repeated="2" table:style-name="ce23"/>
            <table:table-cell office:value-type="date" office:date-value="2014-06-23T00:00:00" table:style-name="ce22">
              <text:p>23 Jun 2014</text:p>
            </table:table-cell>
            <table:table-cell office:value-type="date" office:date-value="2014-06-23T00:00:00" table:style-name="ce75">
              <text:p>23 Jun 2014</text:p>
            </table:table-cell>
            <table:table-cell office:value-type="date" office:date-value="2015-06-22T00:00:00" table:style-name="ce75">
              <text:p>22 Jun 2015</text:p>
            </table:table-cell>
            <table:table-cell office:value-type="string" table:style-name="ce64">
              <text:p>01a 10m 23d</text:p>
            </table:table-cell>
            <table:table-cell table:style-name="ce24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2º BI Mtz</text:p>
            </table:table-cell>
            <table:table-cell office:value-type="string" table:style-name="ce57">
              <text:p>Petrolin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THIAGO AMARAL MOTA BRAGA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251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2">
            <table:table-cell office:value-type="string" table:style-name="ce56">
              <text:p>72º BI Mtz</text:p>
            </table:table-cell>
            <table:table-cell office:value-type="string" table:style-name="ce57">
              <text:p>Petrolin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PABLO HENRIQUE SOUSA SANTOS</text:p>
            </table:table-cell>
            <table:table-cell office:value-type="string" table:style-name="ce15">
              <text:p>Inf</text:p>
            </table:table-cell>
            <table:table-cell office:value-type="string" table:style-name="ce59">
              <text:p>Inf</text:p>
            </table:table-cell>
            <table:table-cell office:value-type="string" table:style-name="ce15">
              <text:p>17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48"/>
            <table:table-cell table:number-columns-repeated="2" table:style-name="ce60"/>
            <table:table-cell table:number-columns-repeated="16358"/>
          </table:table-row>
          <table:table-row table:style-name="ro2">
            <table:table-cell office:value-type="string" table:style-name="ce56">
              <text:p>72º BI Mtz</text:p>
            </table:table-cell>
            <table:table-cell office:value-type="string" table:style-name="ce57">
              <text:p>Petrolin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JOAO PAULO DE ALMEIDA SANTOS</text:p>
            </table:table-cell>
            <table:table-cell office:value-type="string" table:style-name="ce15">
              <text:p>Int</text:p>
            </table:table-cell>
            <table:table-cell office:value-type="string" table:style-name="ce59">
              <text:p>Int</text:p>
            </table:table-cell>
            <table:table-cell office:value-type="string" table:style-name="ce182">
              <text:p>17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8">
              <text:p>72º BI Mtz</text:p>
            </table:table-cell>
            <table:table-cell office:value-type="string" table:style-name="ce69">
              <text:p>Petrolina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REINALDO SOARES CUNHA JUNIOR</text:p>
            </table:table-cell>
            <table:table-cell office:value-type="string" table:style-name="ce47">
              <text:p>Int</text:p>
            </table:table-cell>
            <table:table-cell office:value-type="string" table:style-name="ce47">
              <text:p>Int</text:p>
            </table:table-cell>
            <table:table-cell office:value-type="string" table:style-name="ce47">
              <text:p>17 8500 000 000</text:p>
            </table:table-cell>
            <table:table-cell office:value-type="string" table:style-name="ce48">
              <text:p>Sv Intendênc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89.865.604-45</text:p>
            </table:table-cell>
            <table:table-cell office:value-type="float" office:value="700665177" table:style-name="ce129">
              <text:p>700665177</text:p>
            </table:table-cell>
            <table:table-cell office:value-type="date" office:date-value="1991-08-08T00:00:00" table:style-name="ce22">
              <text:p>08 Aug 1991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4-06-27T00:00:00" table:style-name="ce99">
              <text:p>27 Jun 2014</text:p>
            </table:table-cell>
            <table:table-cell office:value-type="date" office:date-value="2015-06-26T00:00:00" table:style-name="ce99">
              <text:p>26 Jun 2015</text:p>
            </table:table-cell>
            <table:table-cell office:value-type="string" table:style-name="ce76">
              <text:p>03a 10m 26d</text:p>
            </table:table-cell>
            <table:table-cell table:style-name="ce129"/>
            <table:table-cell table:number-columns-repeated="2" table:style-name="ce60"/>
            <table:table-cell table:number-columns-repeated="16358"/>
          </table:table-row>
          <table:table-row table:style-name="ro2">
            <table:table-cell office:value-type="string" table:style-name="ce56">
              <text:p>7ª Cia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252">
              <text:p>WILLY ANTUNES LEAL DA SILVA</text:p>
            </table:table-cell>
            <table:table-cell office:value-type="string" table:style-name="ce182">
              <text:p>Com</text:p>
            </table:table-cell>
            <table:table-cell office:value-type="string" table:style-name="ce59">
              <text:p>Com</text:p>
            </table:table-cell>
            <table:table-cell office:value-type="string" table:style-name="ce15">
              <text:p>16 8111 000 113</text:p>
            </table:table-cell>
            <table:table-cell office:value-type="string" table:style-name="ce19">
              <text:p>Comunicações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7ª Cia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CLAUDIO RIBEIRO DE MOURA VASCONCELOS</text:p>
            </table:table-cell>
            <table:table-cell office:value-type="string" table:style-name="ce182">
              <text:p>Com</text:p>
            </table:table-cell>
            <table:table-cell office:value-type="string" table:style-name="ce59">
              <text:p>Com</text:p>
            </table:table-cell>
            <table:table-cell office:value-type="string" table:style-name="ce15">
              <text:p>16 8111 000 113</text:p>
            </table:table-cell>
            <table:table-cell office:value-type="string" table:style-name="ce19">
              <text:p>Comunicações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105">
              <text:p>7ª Cia Com</text:p>
            </table:table-cell>
            <table:table-cell office:value-type="string" table:style-name="ce106">
              <text:p>Recife</text:p>
            </table:table-cell>
            <table:table-cell office:value-type="string" table:style-name="ce107">
              <text:p>PE</text:p>
            </table:table-cell>
            <table:table-cell office:value-type="string" table:style-name="ce108">
              <text:p>VAGO</text:p>
            </table:table-cell>
            <table:table-cell office:value-type="string" table:style-name="ce108">
              <text:p>VAGO</text:p>
            </table:table-cell>
            <table:table-cell office:value-type="string" table:style-name="ce109">
              <text:p>VAGO</text:p>
            </table:table-cell>
            <table:table-cell office:value-type="string" table:style-name="ce249">
              <text:p>Com</text:p>
            </table:table-cell>
            <table:table-cell office:value-type="string" table:style-name="ce110">
              <text:p>Com</text:p>
            </table:table-cell>
            <table:table-cell office:value-type="string" table:style-name="ce108">
              <text:p>16 8111 000 113</text:p>
            </table:table-cell>
            <table:table-cell office:value-type="string" table:style-name="ce109">
              <text:p>Comunicações</text:p>
            </table:table-cell>
            <table:table-cell office:value-type="string" table:style-name="ce109">
              <text:p>Claro vago</text:p>
            </table:table-cell>
            <table:table-cell office:value-type="string" table:style-name="ce109">
              <text:p>Claro vago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7ª Cia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ASAEL DA SILVA VAZ</text:p>
            </table:table-cell>
            <table:table-cell office:value-type="string" table:style-name="ce182">
              <text:p>Com</text:p>
            </table:table-cell>
            <table:table-cell office:value-type="string" table:style-name="ce59">
              <text:p>Com</text:p>
            </table:table-cell>
            <table:table-cell office:value-type="string" table:style-name="ce15">
              <text:p>16 8111 000 113</text:p>
            </table:table-cell>
            <table:table-cell office:value-type="string" table:style-name="ce19">
              <text:p>Comunicações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7ª Cia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ARCOS PAULO SENA DA SILVA</text:p>
            </table:table-cell>
            <table:table-cell office:value-type="string" table:style-name="ce182">
              <text:p>Com</text:p>
            </table:table-cell>
            <table:table-cell office:value-type="string" table:style-name="ce15">
              <text:p>Com</text:p>
            </table:table-cell>
            <table:table-cell office:value-type="string" table:style-name="ce15">
              <text:p>16 8111 000 113</text:p>
            </table:table-cell>
            <table:table-cell office:value-type="string" table:style-name="ce19">
              <text:p>Comunicações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56">
              <text:p>7ª Cia Com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Ca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BRUNO DOS SANTOS PAULA</text:p>
            </table:table-cell>
            <table:table-cell office:value-type="string" table:style-name="ce182">
              <text:p>Int</text:p>
            </table:table-cell>
            <table:table-cell office:value-type="string" table:style-name="ce217">
              <text:p>Int</text:p>
            </table:table-cell>
            <table:table-cell office:value-type="string" table:style-name="ce15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1">
              <text:p>7º BEC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250">
              <text:p>2° Ten</text:p>
            </table:table-cell>
            <table:table-cell office:value-type="string" table:style-name="ce35">
              <text:p>Temporário</text:p>
            </table:table-cell>
            <table:table-cell office:value-type="string" table:style-name="ce38">
              <text:p>JOÃO COUTINHO TRAVASSOS</text:p>
            </table:table-cell>
            <table:table-cell office:value-type="string" table:style-name="ce97">
              <text:p>QQ AQS</text:p>
            </table:table-cell>
            <table:table-cell office:value-type="string" table:style-name="ce64">
              <text:p>Eng</text:p>
            </table:table-cell>
            <table:table-cell office:value-type="string" table:style-name="ce35">
              <text:p>16 8003 000 000</text:p>
            </table:table-cell>
            <table:table-cell office:value-type="string" table:style-name="ce38">
              <text:p>QQ Arma, QMB ou Sv Int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53">
              <text:p>078288114-97</text:p>
            </table:table-cell>
            <table:table-cell table:style-name="ce253"/>
            <table:table-cell office:value-type="date" office:date-value="1994-10-30T00:00:00" table:style-name="ce78">
              <text:p>30 Oct 1994</text:p>
            </table:table-cell>
            <table:table-cell table:style-name="ce22"/>
            <table:table-cell office:value-type="date" office:date-value="2014-08-31T00:00:00" table:style-name="ce22">
              <text:p>31 Aug 2014</text:p>
            </table:table-cell>
            <table:table-cell office:value-type="date" office:date-value="2017-08-31T00:00:00" table:style-name="ce22">
              <text:p>31 Aug 2017</text:p>
            </table:table-cell>
            <table:table-cell office:value-type="string" table:style-name="ce1">
              <text:p>00a07d 08d</text:p>
            </table:table-cell>
            <table:table-cell table:style-name="ce23"/>
            <table:table-cell office:value-type="date" office:date-value="2014-06-23T00:00:00" table:style-name="ce78">
              <text:p>23 Jun 2014</text:p>
            </table:table-cell>
            <table:table-cell office:value-type="date" office:date-value="2014-06-23T00:00:00" table:style-name="ce22">
              <text:p>23 Jun 2014</text:p>
            </table:table-cell>
            <table:table-cell office:value-type="date" office:date-value="2015-06-22T00:00:00" table:style-name="ce22">
              <text:p>22 Jun 2015</text:p>
            </table:table-cell>
            <table:table-cell office:value-type="string" table:style-name="ce64">
              <text:p>01a 10m 23d</text:p>
            </table:table-cell>
            <table:table-cell table:style-name="ce38"/>
            <table:table-cell table:style-name="ce10"/>
            <table:table-cell office:value-type="string" table:style-name="ce50">
              <text:p>QQ AQS</text:p>
            </table:table-cell>
            <table:table-cell table:number-columns-repeated="16358"/>
          </table:table-row>
          <table:table-row table:style-name="ro2">
            <table:table-cell office:value-type="string" table:style-name="ce68">
              <text:p>7º BEC</text:p>
            </table:table-cell>
            <table:table-cell office:value-type="string" table:style-name="ce48">
              <text:p>Natal</text:p>
            </table:table-cell>
            <table:table-cell office:value-type="string" table:style-name="ce47">
              <text:p>RN</text:p>
            </table:table-cell>
            <table:table-cell office:value-type="string" table:style-name="ce46">
              <text:p>2° Ten</text:p>
            </table:table-cell>
            <table:table-cell office:value-type="string" table:style-name="ce46">
              <text:p>Temporário</text:p>
            </table:table-cell>
            <table:table-cell office:value-type="string" table:style-name="ce48">
              <text:p>MARCELO PEREIRA DE VASCONCELOS</text:p>
            </table:table-cell>
            <table:table-cell office:value-type="string" table:style-name="ce147">
              <text:p>QQ AQS</text:p>
            </table:table-cell>
            <table:table-cell office:value-type="string" table:style-name="ce47">
              <text:p>Int</text:p>
            </table:table-cell>
            <table:table-cell office:value-type="string" table:style-name="ce46">
              <text:p>16 8003 000 000</text:p>
            </table:table-cell>
            <table:table-cell office:value-type="string" table:style-name="ce49">
              <text:p>QQ Arma, QMB ou Sv Int</text:p>
            </table:table-cell>
            <table:table-cell office:value-type="string" table:style-name="ce49">
              <text:p>Claro prorroga</text:p>
            </table:table-cell>
            <table:table-cell office:value-type="string" table:style-name="ce46">
              <text:p>013.992.194-05</text:p>
            </table:table-cell>
            <table:table-cell office:value-type="string" table:style-name="ce254">
              <text:p>0700665276</text:p>
            </table:table-cell>
            <table:table-cell office:value-type="date" office:date-value="1992-07-13T00:00:00" table:style-name="ce255">
              <text:p>13 Jul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99">
              <text:p>27 Jun 2012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76">
              <text:p>02a 10m 26d</text:p>
            </table:table-cell>
            <table:table-cell table:style-name="ce49"/>
            <table:table-cell table:style-name="ce10"/>
            <table:table-cell office:value-type="string" table:style-name="ce50">
              <text:p>QQ AQS</text:p>
            </table:table-cell>
            <table:table-cell table:number-columns-repeated="16358"/>
          </table:table-row>
          <table:table-row table:style-name="ro2">
            <table:table-cell office:value-type="string" table:style-name="ce56">
              <text:p>7º BEC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27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31">
              <text:p>VINICIUS COELHO MACHADO</text:p>
            </table:table-cell>
            <table:table-cell office:value-type="string" table:style-name="ce27">
              <text:p>Eng</text:p>
            </table:table-cell>
            <table:table-cell office:value-type="string" table:style-name="ce29">
              <text:p>Eng</text:p>
            </table:table-cell>
            <table:table-cell office:value-type="string" table:style-name="ce27">
              <text:p>16 8105 111 000</text:p>
            </table:table-cell>
            <table:table-cell office:value-type="string" table:style-name="ce31">
              <text:p>Engenharia (Cur Com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style-name="ce245"/>
            <table:table-cell table:number-columns-repeated="4" table:style-name="ce99"/>
            <table:table-cell table:style-name="ce101"/>
            <table:table-cell table:style-name="ce95"/>
            <table:table-cell table:style-name="ce99"/>
            <table:table-cell table:number-columns-repeated="2" table:style-name="ce73"/>
            <table:table-cell table:style-name="ce118"/>
            <table:table-cell table:style-name="ce49"/>
            <table:table-cell table:style-name="ce10"/>
            <table:table-cell office:value-type="string" table:style-name="ce50">
              <text:p>Eng</text:p>
            </table:table-cell>
            <table:table-cell table:number-columns-repeated="16358"/>
          </table:table-row>
          <table:table-row table:style-name="ro2">
            <table:table-cell office:value-type="string" table:style-name="ce56">
              <text:p>7º BEC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27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31">
              <text:p>VICTOR HUGO BRIZUENA</text:p>
            </table:table-cell>
            <table:table-cell office:value-type="string" table:style-name="ce27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27">
              <text:p>16 8105 348 000</text:p>
            </table:table-cell>
            <table:table-cell office:value-type="string" table:style-name="ce31">
              <text:p>Engenharia (Cur Merg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style-name="ce253"/>
            <table:table-cell table:number-columns-repeated="4" table:style-name="ce78"/>
            <table:table-cell table:number-columns-repeated="2" table:style-name="ce80"/>
            <table:table-cell table:number-columns-repeated="3" table:style-name="ce78"/>
            <table:table-cell table:style-name="ce35"/>
            <table:table-cell table:style-name="ce38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256">
              <text:p>7º BEC</text:p>
            </table:table-cell>
            <table:table-cell office:value-type="string" table:style-name="ce57">
              <text:p>Natal</text:p>
            </table:table-cell>
            <table:table-cell office:value-type="string" table:style-name="ce58">
              <text:p>RN</text:p>
            </table:table-cell>
            <table:table-cell office:value-type="string" table:style-name="ce58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31">
              <text:p>VINÍCISUS VERÍSSIMO DA SILVEIRA – NÃO APRES</text:p>
            </table:table-cell>
            <table:table-cell office:value-type="string" table:style-name="ce15">
              <text:p>Eng</text:p>
            </table:table-cell>
            <table:table-cell office:value-type="string" table:style-name="ce15">
              <text:p>Eng</text:p>
            </table:table-cell>
            <table:table-cell office:value-type="string" table:style-name="ce15">
              <text:p>16 8105 348 000</text:p>
            </table:table-cell>
            <table:table-cell office:value-type="string" table:style-name="ce19">
              <text:p>Engenharia (Cur Merg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number-columns-repeated="12" table:style-name="ce1"/>
            <table:table-cell table:style-name="ce10"/>
            <table:table-cell office:value-type="string" table:style-name="ce50">
              <text:p>Eng</text:p>
            </table:table-cell>
            <table:table-cell table:number-columns-repeated="16358"/>
          </table:table-row>
          <table:table-row table:style-name="ro2">
            <table:table-cell office:value-type="string" table:style-name="ce256">
              <text:p>7º BEC</text:p>
            </table:table-cell>
            <table:table-cell office:value-type="string" table:style-name="ce57">
              <text:p>Natal</text:p>
            </table:table-cell>
            <table:table-cell office:value-type="string" table:style-name="ce58">
              <text:p>RN</text:p>
            </table:table-cell>
            <table:table-cell office:value-type="string" table:style-name="ce58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257">
              <text:p>MAERSON DE MELO OLIVEIRA</text:p>
            </table:table-cell>
            <table:table-cell office:value-type="string" table:style-name="ce15">
              <text:p>Eng</text:p>
            </table:table-cell>
            <table:table-cell office:value-type="string" table:style-name="ce29">
              <text:p>Eng</text:p>
            </table:table-cell>
            <table:table-cell office:value-type="string" table:style-name="ce15">
              <text:p>16 8105 000 124</text:p>
            </table:table-cell>
            <table:table-cell office:value-type="string" table:style-name="ce19">
              <text:p>Engenharia (Cur Eqp Eng)</text:p>
            </table:table-cell>
            <table:table-cell office:value-type="string" table:style-name="ce28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number-columns-repeated="12" table:style-name="ce1"/>
            <table:table-cell table:style-name="ce10"/>
            <table:table-cell office:value-type="string" table:style-name="ce50">
              <text:p>Eng</text:p>
            </table:table-cell>
            <table:table-cell table:number-columns-repeated="16358"/>
          </table:table-row>
          <table:table-row table:style-name="ro2">
            <table:table-cell office:value-type="string" table:style-name="ce68">
              <text:p>7º BEC</text:p>
            </table:table-cell>
            <table:table-cell office:value-type="string" table:style-name="ce48">
              <text:p>Natal</text:p>
            </table:table-cell>
            <table:table-cell office:value-type="string" table:style-name="ce47">
              <text:p>RN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RENAN VALERIANO ENES DA SILVA</text:p>
            </table:table-cell>
            <table:table-cell office:value-type="string" table:style-name="ce46">
              <text:p>Eng</text:p>
            </table:table-cell>
            <table:table-cell office:value-type="string" table:style-name="ce147">
              <text:p>Eng</text:p>
            </table:table-cell>
            <table:table-cell office:value-type="string" table:style-name="ce258">
              <text:p>16 8105 000 000</text:p>
            </table:table-cell>
            <table:table-cell office:value-type="string" table:style-name="ce49">
              <text:p>Engenh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76.305.954-41</text:p>
            </table:table-cell>
            <table:table-cell office:value-type="string" table:style-name="ce245">
              <text:p>0701042277</text:p>
            </table:table-cell>
            <table:table-cell office:value-type="date" office:date-value="1991-05-08T00:00:00" table:style-name="ce99">
              <text:p>08 May 1991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47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76">
              <text:p>02a 10m 26d</text:p>
            </table:table-cell>
            <table:table-cell table:style-name="ce48"/>
            <table:table-cell table:number-columns-repeated="2" table:style-name="ce60"/>
            <table:table-cell table:number-columns-repeated="16358"/>
          </table:table-row>
          <table:table-row table:style-name="ro2">
            <table:table-cell office:value-type="string" table:style-name="ce61">
              <text:p>7º BEC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35">
              <text:p>1° Ten</text:p>
            </table:table-cell>
            <table:table-cell office:value-type="string" table:style-name="ce35">
              <text:p>Temporário</text:p>
            </table:table-cell>
            <table:table-cell office:value-type="string" table:style-name="ce24">
              <text:p>AMADEUS FRANKLIN OTTONI NOGUEIRA BRANDÃO</text:p>
            </table:table-cell>
            <table:table-cell office:value-type="string" table:style-name="ce35">
              <text:p>Eng</text:p>
            </table:table-cell>
            <table:table-cell office:value-type="string" table:style-name="ce97">
              <text:p>Eng</text:p>
            </table:table-cell>
            <table:table-cell office:value-type="string" table:style-name="ce259">
              <text:p>16 8105 000 000</text:p>
            </table:table-cell>
            <table:table-cell office:value-type="string" table:style-name="ce38">
              <text:p>Engen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53">
              <text:p>089 699 424 40</text:p>
            </table:table-cell>
            <table:table-cell office:value-type="string" table:style-name="ce253">
              <text:p>0701900151</text:p>
            </table:table-cell>
            <table:table-cell office:value-type="date" office:date-value="1990-06-21T00:00:00" table:style-name="ce78">
              <text:p>21 Jun 1990</text:p>
            </table:table-cell>
            <table:table-cell office:value-type="date" office:date-value="2009-11-28T00:00:00" table:style-name="ce22">
              <text:p>28 Nov 2009</text:p>
            </table:table-cell>
            <table:table-cell office:value-type="date" office:date-value="2010-08-31T00:00:00" table:style-name="ce22">
              <text:p>31 Aug 2010</text:p>
            </table:table-cell>
            <table:table-cell office:value-type="date" office:date-value="2013-08-31T00:00:00" table:style-name="ce74">
              <text:p>31 Aug 2013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10-06-26T00:00:00" table:style-name="ce40">
              <text:p>26 Jun 2010</text:p>
            </table:table-cell>
            <table:table-cell office:value-type="date" office:date-value="2013-06-26T00:00:00" table:style-name="ce75">
              <text:p>26 Jun 2013</text:p>
            </table:table-cell>
            <table:table-cell office:value-type="date" office:date-value="2014-06-25T00:00:00" table:style-name="ce75">
              <text:p>25 Jun 2014</text:p>
            </table:table-cell>
            <table:table-cell office:value-type="string" table:style-name="ce64">
              <text:p>04a 10m 18d</text:p>
            </table:table-cell>
            <table:table-cell table:style-name="ce38"/>
            <table:table-cell table:number-columns-repeated="2" table:style-name="ce1"/>
            <table:table-cell table:number-columns-repeated="16358"/>
          </table:table-row>
          <table:table-row table:style-name="ro2">
            <table:table-cell office:value-type="string" table:style-name="ce61">
              <text:p>7º BEC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35">
              <text:p>Asp</text:p>
            </table:table-cell>
            <table:table-cell office:value-type="string" table:style-name="ce35">
              <text:p>Temporário</text:p>
            </table:table-cell>
            <table:table-cell office:value-type="string" table:style-name="ce38">
              <text:p>ALAN FRANCISCO DA COSTA LIMA</text:p>
            </table:table-cell>
            <table:table-cell office:value-type="string" table:style-name="ce35">
              <text:p>Eng</text:p>
            </table:table-cell>
            <table:table-cell office:value-type="string" table:style-name="ce97">
              <text:p>Eng</text:p>
            </table:table-cell>
            <table:table-cell office:value-type="string" table:style-name="ce259">
              <text:p>16 8105 000 000</text:p>
            </table:table-cell>
            <table:table-cell office:value-type="string" table:style-name="ce38">
              <text:p>Engen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53">
              <text:p>092.751.794-92</text:p>
            </table:table-cell>
            <table:table-cell table:style-name="ce253"/>
            <table:table-cell office:value-type="date" office:date-value="1994-06-01T00:00:00" table:style-name="ce78">
              <text:p>01 Jun 1994</text:p>
            </table:table-cell>
            <table:table-cell table:style-name="ce78"/>
            <table:table-cell office:value-type="date" office:date-value="2014-08-31T00:00:00" table:style-name="ce78">
              <text:p>31 Aug 2014</text:p>
            </table:table-cell>
            <table:table-cell office:value-type="date" office:date-value="2017-08-31T00:00:00" table:style-name="ce78">
              <text:p>31 Aug 2017</text:p>
            </table:table-cell>
            <table:table-cell office:value-type="string" table:style-name="ce1">
              <text:p>00a07d 08d</text:p>
            </table:table-cell>
            <table:table-cell table:style-name="ce23"/>
            <table:table-cell office:value-type="date" office:date-value="2014-06-23T00:00:00" table:style-name="ce78">
              <text:p>23 Jun 2014</text:p>
            </table:table-cell>
            <table:table-cell office:value-type="date" office:date-value="2014-06-23T00:00:00" table:style-name="ce22">
              <text:p>23 Jun 2014</text:p>
            </table:table-cell>
            <table:table-cell office:value-type="date" office:date-value="2015-06-22T00:00:00" table:style-name="ce22">
              <text:p>22 Jun 2015</text:p>
            </table:table-cell>
            <table:table-cell office:value-type="string" table:style-name="ce64">
              <text:p>01a 10m 23d</text:p>
            </table:table-cell>
            <table:table-cell table:style-name="ce38"/>
            <table:table-cell table:style-name="ce10"/>
            <table:table-cell office:value-type="string" table:style-name="ce50">
              <text:p>Eng</text:p>
            </table:table-cell>
            <table:table-cell table:number-columns-repeated="16358"/>
          </table:table-row>
          <table:table-row table:style-name="ro2">
            <table:table-cell office:value-type="string" table:style-name="ce105">
              <text:p>7º BEC</text:p>
            </table:table-cell>
            <table:table-cell office:value-type="string" table:style-name="ce109">
              <text:p>Natal</text:p>
            </table:table-cell>
            <table:table-cell office:value-type="string" table:style-name="ce108">
              <text:p>RN</text:p>
            </table:table-cell>
            <table:table-cell office:value-type="string" table:style-name="ce149">
              <text:p>VAGO</text:p>
            </table:table-cell>
            <table:table-cell office:value-type="string" table:style-name="ce149">
              <text:p>VAGO</text:p>
            </table:table-cell>
            <table:table-cell office:value-type="string" table:style-name="ce111">
              <text:p>VAGO</text:p>
            </table:table-cell>
            <table:table-cell office:value-type="string" table:style-name="ce149">
              <text:p>Eng</text:p>
            </table:table-cell>
            <table:table-cell office:value-type="string" table:style-name="ce110">
              <text:p>Eng</text:p>
            </table:table-cell>
            <table:table-cell office:value-type="string" table:style-name="ce260">
              <text:p>16 8105 000 000</text:p>
            </table:table-cell>
            <table:table-cell office:value-type="string" table:style-name="ce111">
              <text:p>Engenharia</text:p>
            </table:table-cell>
            <table:table-cell office:value-type="string" table:style-name="ce111">
              <text:p>Claro vago</text:p>
            </table:table-cell>
            <table:table-cell table:style-name="ce261"/>
            <table:table-cell table:style-name="ce253"/>
            <table:table-cell table:number-columns-repeated="4" table:style-name="ce78"/>
            <table:table-cell table:number-columns-repeated="2" table:style-name="ce23"/>
            <table:table-cell table:style-name="ce78"/>
            <table:table-cell table:number-columns-repeated="2" table:style-name="ce22"/>
            <table:table-cell table:style-name="ce66"/>
            <table:table-cell table:style-name="ce49"/>
            <table:table-cell table:style-name="ce10"/>
            <table:table-cell office:value-type="string" table:style-name="ce50">
              <text:p>Eng</text:p>
            </table:table-cell>
            <table:table-cell table:number-columns-repeated="16358"/>
          </table:table-row>
          <table:table-row table:style-name="ro2">
            <table:table-cell office:value-type="string" table:style-name="ce262">
              <text:p>7º BEC</text:p>
            </table:table-cell>
            <table:table-cell office:value-type="string" table:style-name="ce263">
              <text:p>Natal</text:p>
            </table:table-cell>
            <table:table-cell office:value-type="string" table:style-name="ce264">
              <text:p>RN</text:p>
            </table:table-cell>
            <table:table-cell office:value-type="string" table:style-name="ce29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257">
              <text:p>HUGO LEANDRO AGRA LEAL</text:p>
            </table:table-cell>
            <table:table-cell office:value-type="string" table:style-name="ce27">
              <text:p>Eng</text:p>
            </table:table-cell>
            <table:table-cell office:value-type="string" table:style-name="ce29">
              <text:p>Eng</text:p>
            </table:table-cell>
            <table:table-cell office:value-type="string" table:style-name="ce27">
              <text:p>16 8105 000 000</text:p>
            </table:table-cell>
            <table:table-cell office:value-type="string" table:style-name="ce31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style-name="ce265"/>
            <table:table-cell table:number-columns-repeated="4" table:style-name="ce266"/>
            <table:table-cell table:number-columns-repeated="2" table:style-name="ce267"/>
            <table:table-cell table:number-columns-repeated="3" table:style-name="ce266"/>
            <table:table-cell table:style-name="ce97"/>
            <table:table-cell table:style-name="ce38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262">
              <text:p>7º BEC</text:p>
            </table:table-cell>
            <table:table-cell office:value-type="string" table:style-name="ce263">
              <text:p>Natal</text:p>
            </table:table-cell>
            <table:table-cell office:value-type="string" table:style-name="ce264">
              <text:p>RN</text:p>
            </table:table-cell>
            <table:table-cell office:value-type="string" table:style-name="ce29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268">
              <text:p>TARSSO DA CRUZ CASTRO</text:p>
            </table:table-cell>
            <table:table-cell office:value-type="string" table:style-name="ce27">
              <text:p>Eng</text:p>
            </table:table-cell>
            <table:table-cell office:value-type="string" table:style-name="ce29">
              <text:p>Eng</text:p>
            </table:table-cell>
            <table:table-cell office:value-type="string" table:style-name="ce30">
              <text:p>16 8105 000 000</text:p>
            </table:table-cell>
            <table:table-cell office:value-type="string" table:style-name="ce31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style-name="ce265"/>
            <table:table-cell table:number-columns-repeated="4" table:style-name="ce266"/>
            <table:table-cell table:number-columns-repeated="2" table:style-name="ce267"/>
            <table:table-cell table:number-columns-repeated="3" table:style-name="ce266"/>
            <table:table-cell table:style-name="ce97"/>
            <table:table-cell table:style-name="ce38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56">
              <text:p>7º BEC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27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31">
              <text:p>PAULO TYAGO VILLANOVA CAVALCANTE</text:p>
            </table:table-cell>
            <table:table-cell office:value-type="string" table:style-name="ce29">
              <text:p>Int</text:p>
            </table:table-cell>
            <table:table-cell office:value-type="string" table:style-name="ce29">
              <text:p>Int</text:p>
            </table:table-cell>
            <table:table-cell office:value-type="string" table:style-name="ce27">
              <text:p>16 8500 000 000</text:p>
            </table:table-cell>
            <table:table-cell office:value-type="string" table:style-name="ce31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style-name="ce253"/>
            <table:table-cell table:number-columns-repeated="4" table:style-name="ce78"/>
            <table:table-cell table:number-columns-repeated="2" table:style-name="ce80"/>
            <table:table-cell table:number-columns-repeated="3" table:style-name="ce78"/>
            <table:table-cell table:style-name="ce35"/>
            <table:table-cell table:style-name="ce38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1">
              <text:p>7º BEC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64">
              <text:p>2º Ten</text:p>
            </table:table-cell>
            <table:table-cell office:value-type="string" table:style-name="ce63">
              <text:p>Temporário</text:p>
            </table:table-cell>
            <table:table-cell office:value-type="string" table:style-name="ce103">
              <text:p>ANILTON SOARES MARTINS DA SILVA</text:p>
            </table:table-cell>
            <table:table-cell office:value-type="string" table:style-name="ce97">
              <text:p>Int</text:p>
            </table:table-cell>
            <table:table-cell office:value-type="string" table:style-name="ce97">
              <text:p>Int</text:p>
            </table:table-cell>
            <table:table-cell office:value-type="string" table:style-name="ce35">
              <text:p>16 8500 000 000</text:p>
            </table:table-cell>
            <table:table-cell office:value-type="string" table:style-name="ce38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53">
              <text:p>077 851 614 88</text:p>
            </table:table-cell>
            <table:table-cell office:value-type="string" table:style-name="ce253">
              <text:p>0702161555</text:p>
            </table:table-cell>
            <table:table-cell office:value-type="date" office:date-value="1990-02-08T00:00:00" table:style-name="ce78">
              <text:p>08 Feb 1990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3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82"/>
            <table:table-cell table:number-columns-repeated="16358"/>
          </table:table-row>
          <table:table-row table:style-name="ro2">
            <table:table-cell office:value-type="string" table:style-name="ce61">
              <text:p>7º BEC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35">
              <text:p>2º Ten</text:p>
            </table:table-cell>
            <table:table-cell office:value-type="string" table:style-name="ce35">
              <text:p>Temporário</text:p>
            </table:table-cell>
            <table:table-cell office:value-type="string" table:style-name="ce38">
              <text:p>BRUNO DANIEL MENDONÇA DE FIGUEIRÔA FARIA</text:p>
            </table:table-cell>
            <table:table-cell office:value-type="string" table:style-name="ce35">
              <text:p>Eng</text:p>
            </table:table-cell>
            <table:table-cell office:value-type="string" table:style-name="ce97">
              <text:p>Eng</text:p>
            </table:table-cell>
            <table:table-cell office:value-type="string" table:style-name="ce259">
              <text:p>17 8105 000 000</text:p>
            </table:table-cell>
            <table:table-cell office:value-type="string" table:style-name="ce38">
              <text:p>Engenhar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253">
              <text:p>016 402 484 04</text:p>
            </table:table-cell>
            <table:table-cell office:value-type="string" table:style-name="ce253">
              <text:p>0702137555</text:p>
            </table:table-cell>
            <table:table-cell office:value-type="date" office:date-value="1990-09-11T00:00:00" table:style-name="ce78">
              <text:p>11 Sep 1990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3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68">
              <text:p>7º BEC</text:p>
            </table:table-cell>
            <table:table-cell office:value-type="string" table:style-name="ce48">
              <text:p>Natal</text:p>
            </table:table-cell>
            <table:table-cell office:value-type="string" table:style-name="ce47">
              <text:p>RN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MATHEUS BOUDOUX SALES</text:p>
            </table:table-cell>
            <table:table-cell office:value-type="string" table:style-name="ce46">
              <text:p>Eng</text:p>
            </table:table-cell>
            <table:table-cell office:value-type="string" table:style-name="ce147">
              <text:p>Eng</text:p>
            </table:table-cell>
            <table:table-cell office:value-type="string" table:style-name="ce46">
              <text:p>17 8105 000 000</text:p>
            </table:table-cell>
            <table:table-cell office:value-type="string" table:style-name="ce49">
              <text:p>Engenhar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68.495.894-58</text:p>
            </table:table-cell>
            <table:table-cell office:value-type="string" table:style-name="ce269">
              <text:p>0701042178</text:p>
            </table:table-cell>
            <table:table-cell office:value-type="date" office:date-value="1991-07-18T00:00:00" table:style-name="ce99">
              <text:p>18 Jul 1991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47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76">
              <text:p>02a 10m 26d</text:p>
            </table:table-cell>
            <table:table-cell table:style-name="ce48"/>
            <table:table-cell table:number-columns-repeated="2" table:style-name="ce60"/>
            <table:table-cell table:number-columns-repeated="16358"/>
          </table:table-row>
          <table:table-row table:style-name="ro2">
            <table:table-cell office:value-type="string" table:style-name="ce105">
              <text:p>7º BEC</text:p>
            </table:table-cell>
            <table:table-cell office:value-type="string" table:style-name="ce109">
              <text:p>Natal</text:p>
            </table:table-cell>
            <table:table-cell office:value-type="string" table:style-name="ce108">
              <text:p>RN</text:p>
            </table:table-cell>
            <table:table-cell office:value-type="string" table:style-name="ce149">
              <text:p>VAGO</text:p>
            </table:table-cell>
            <table:table-cell office:value-type="string" table:style-name="ce149">
              <text:p>VAGO</text:p>
            </table:table-cell>
            <table:table-cell office:value-type="string" table:style-name="ce270">
              <text:p>VAGO</text:p>
            </table:table-cell>
            <table:table-cell office:value-type="string" table:style-name="ce149">
              <text:p>Eng</text:p>
            </table:table-cell>
            <table:table-cell office:value-type="string" table:style-name="ce271">
              <text:p>Eng</text:p>
            </table:table-cell>
            <table:table-cell office:value-type="string" table:style-name="ce149">
              <text:p>17 8105 000 000</text:p>
            </table:table-cell>
            <table:table-cell office:value-type="string" table:style-name="ce111">
              <text:p>Engenharia</text:p>
            </table:table-cell>
            <table:table-cell office:value-type="string" table:style-name="ce109">
              <text:p>Claro ocup Of Carreira</text:p>
            </table:table-cell>
            <table:table-cell office:value-type="string" table:style-name="ce111">
              <text:p>Claro ocup Of Carreira</text:p>
            </table:table-cell>
            <table:table-cell table:style-name="ce253"/>
            <table:table-cell table:number-columns-repeated="4" table:style-name="ce78"/>
            <table:table-cell table:number-columns-repeated="2" table:style-name="ce80"/>
            <table:table-cell table:number-columns-repeated="3" table:style-name="ce78"/>
            <table:table-cell table:style-name="ce35"/>
            <table:table-cell table:style-name="ce38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272">
              <text:p>7º BEC</text:p>
            </table:table-cell>
            <table:table-cell office:value-type="string" table:style-name="ce273">
              <text:p>Natal</text:p>
            </table:table-cell>
            <table:table-cell office:value-type="string" table:style-name="ce274">
              <text:p>RN</text:p>
            </table:table-cell>
            <table:table-cell office:value-type="string" table:style-name="ce97">
              <text:p>1° Ten</text:p>
            </table:table-cell>
            <table:table-cell office:value-type="string" table:style-name="ce97">
              <text:p>Temporário</text:p>
            </table:table-cell>
            <table:table-cell office:value-type="string" table:style-name="ce24">
              <text:p>VICTOR HUGO TAVARES SILVA</text:p>
            </table:table-cell>
            <table:table-cell office:value-type="string" table:style-name="ce35">
              <text:p>Eng</text:p>
            </table:table-cell>
            <table:table-cell office:value-type="string" table:style-name="ce97">
              <text:p>Eng</text:p>
            </table:table-cell>
            <table:table-cell office:value-type="string" table:style-name="ce35">
              <text:p>17 8105 000 000</text:p>
            </table:table-cell>
            <table:table-cell office:value-type="string" table:style-name="ce38">
              <text:p>Engenhar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21">
              <text:p>066 630 334 76</text:p>
            </table:table-cell>
            <table:table-cell office:value-type="string" table:style-name="ce21">
              <text:p>0701899759</text:p>
            </table:table-cell>
            <table:table-cell office:value-type="date" office:date-value="1990-01-27T00:00:00" table:style-name="ce22">
              <text:p>27 Jan 1990</text:p>
            </table:table-cell>
            <table:table-cell office:value-type="date" office:date-value="2009-11-28T00:00:00" table:style-name="ce22">
              <text:p>28 Nov 2009</text:p>
            </table:table-cell>
            <table:table-cell office:value-type="date" office:date-value="2010-08-31T00:00:00" table:style-name="ce22">
              <text:p>31 Aug 2010</text:p>
            </table:table-cell>
            <table:table-cell office:value-type="date" office:date-value="2013-08-31T00:00:00" table:style-name="ce74">
              <text:p>31 Aug 2013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10-06-26T00:00:00" table:style-name="ce22">
              <text:p>26 Jun 2010</text:p>
            </table:table-cell>
            <table:table-cell office:value-type="date" office:date-value="2013-06-26T00:00:00" table:style-name="ce75">
              <text:p>26 Jun 2013</text:p>
            </table:table-cell>
            <table:table-cell office:value-type="date" office:date-value="2014-06-25T00:00:00" table:style-name="ce75">
              <text:p>25 Jun 2014</text:p>
            </table:table-cell>
            <table:table-cell office:value-type="string" table:style-name="ce66">
              <text:p>04a 10m 18d</text:p>
            </table:table-cell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2">
            <table:table-cell office:value-type="string" table:style-name="ce262">
              <text:p>7º BEC</text:p>
            </table:table-cell>
            <table:table-cell office:value-type="string" table:style-name="ce263">
              <text:p>Natal</text:p>
            </table:table-cell>
            <table:table-cell office:value-type="string" table:style-name="ce264">
              <text:p>RN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ARÇAL BREDA VIEIRA</text:p>
            </table:table-cell>
            <table:table-cell office:value-type="string" table:style-name="ce15">
              <text:p>Int</text:p>
            </table:table-cell>
            <table:table-cell office:value-type="string" table:style-name="ce15">
              <text:p>Int</text:p>
            </table:table-cell>
            <table:table-cell office:value-type="string" table:style-name="ce29">
              <text:p>17 8500 000 000</text:p>
            </table:table-cell>
            <table:table-cell office:value-type="string" table:style-name="ce275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31">
              <text:p>Claro ocup Of Carreira</text:p>
            </table:table-cell>
            <table:table-cell table:style-name="ce254"/>
            <table:table-cell table:style-name="ce255"/>
            <table:table-cell table:number-columns-repeated="2" table:style-name="ce73"/>
            <table:table-cell table:style-name="ce98"/>
            <table:table-cell table:number-columns-repeated="2" table:style-name="ce95"/>
            <table:table-cell table:number-columns-repeated="3" table:style-name="ce99"/>
            <table:table-cell table:style-name="ce76"/>
            <table:table-cell table:style-name="ce49"/>
            <table:table-cell table:number-columns-repeated="2" table:style-name="ce60"/>
            <table:table-cell table:number-columns-repeated="16358"/>
          </table:table-row>
          <table:table-row table:style-name="ro3">
            <table:table-cell office:value-type="string" table:style-name="ce56">
              <text:p>7º D Sup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BRUNO BEZERRA DUARTE</text:p>
            </table:table-cell>
            <table:table-cell office:value-type="string" table:style-name="ce59">
              <text:p>QQ AQS</text:p>
            </table:table-cell>
            <table:table-cell office:value-type="string" table:style-name="ce59">
              <text:p>Int</text:p>
            </table:table-cell>
            <table:table-cell office:value-type="string" table:style-name="ce128">
              <text:p>16 8001 000 000</text:p>
            </table:table-cell>
            <table:table-cell office:value-type="string" table:style-name="ce19">
              <text:p>QQ Arma, QMB, QEM ou Sv (Sau/Int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22"/>
            <table:table-cell table:number-columns-repeated="2" table:style-name="ce40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56">
              <text:p>7º D Sup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ERLANO GUIMARÃES CORDEIRO</text:p>
            </table:table-cell>
            <table:table-cell office:value-type="string" table:style-name="ce59">
              <text:p>Int/MB</text:p>
            </table:table-cell>
            <table:table-cell office:value-type="string" table:style-name="ce29">
              <text:p>Int</text:p>
            </table:table-cell>
            <table:table-cell office:value-type="string" table:style-name="ce128">
              <text:p>16 8010 000 000</text:p>
            </table:table-cell>
            <table:table-cell office:value-type="string" table:style-name="ce19">
              <text:p>Sv Intendência/QMB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22"/>
            <table:table-cell table:number-columns-repeated="2" table:style-name="ce40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68">
              <text:p>7º D Sup</text:p>
            </table:table-cell>
            <table:table-cell office:value-type="string" table:style-name="ce48">
              <text:p>Recife</text:p>
            </table:table-cell>
            <table:table-cell office:value-type="string" table:style-name="ce47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TIAGO LIRA BELÉM DA SILVA</text:p>
            </table:table-cell>
            <table:table-cell office:value-type="string" table:style-name="ce47">
              <text:p>QQ Arma/MB</text:p>
            </table:table-cell>
            <table:table-cell office:value-type="string" table:style-name="ce47">
              <text:p>MB</text:p>
            </table:table-cell>
            <table:table-cell office:value-type="string" table:style-name="ce47">
              <text:p>16 8100 111 000</text:p>
            </table:table-cell>
            <table:table-cell office:value-type="string" table:style-name="ce48">
              <text:p>QQ Arma ou QMB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81.681.204-77</text:p>
            </table:table-cell>
            <table:table-cell office:value-type="string" table:style-name="ce72">
              <text:p>0700664279</text:p>
            </table:table-cell>
            <table:table-cell office:value-type="date" office:date-value="1992-05-06T00:00:00" table:style-name="ce22">
              <text:p>06 May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76">
              <text:p>02a 10m 26d</text:p>
            </table:table-cell>
            <table:table-cell table:style-name="ce48"/>
            <table:table-cell table:number-columns-repeated="2" table:style-name="ce60"/>
            <table:table-cell table:number-columns-repeated="16358"/>
          </table:table-row>
          <table:table-row table:style-name="ro3">
            <table:table-cell office:value-type="string" table:style-name="ce61">
              <text:p>7º D Sup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RENAN DIEGO ROGÉRIO BARBOSA</text:p>
            </table:table-cell>
            <table:table-cell office:value-type="string" table:style-name="ce47">
              <text:p>QQ Arma/MB</text:p>
            </table:table-cell>
            <table:table-cell office:value-type="string" table:style-name="ce50">
              <text:p>Com</text:p>
            </table:table-cell>
            <table:table-cell office:value-type="string" table:style-name="ce82">
              <text:p>16 8100 000 000</text:p>
            </table:table-cell>
            <table:table-cell office:value-type="string" table:style-name="ce104">
              <text:p>QQ Arma ou QMB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65 111 504 37</text:p>
            </table:table-cell>
            <table:table-cell office:value-type="string" table:style-name="ce21">
              <text:p>0701600652</text:p>
            </table:table-cell>
            <table:table-cell office:value-type="string" table:style-name="ce22">
              <text:p>28/Dez/1988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table:style-name="ce10"/>
            <table:table-cell office:value-type="string" table:style-name="ce50">
              <text:p>QQ AQS</text:p>
            </table:table-cell>
            <table:table-cell table:number-columns-repeated="16358"/>
          </table:table-row>
          <table:table-row table:style-name="ro3">
            <table:table-cell office:value-type="string" table:style-name="ce61">
              <text:p>7º D Sup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ABRAÃO SILVA DE MELO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90 794 864 26</text:p>
            </table:table-cell>
            <table:table-cell office:value-type="string" table:style-name="ce21">
              <text:p>0702131152</text:p>
            </table:table-cell>
            <table:table-cell office:value-type="date" office:date-value="1991-02-25T00:00:00" table:style-name="ce22">
              <text:p>25 Feb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23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40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3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table:style-name="ce50"/>
            <table:table-cell table:number-columns-repeated="16358"/>
          </table:table-row>
          <table:table-row table:style-name="ro3">
            <table:table-cell office:value-type="string" table:style-name="ce61">
              <text:p>7º D Sup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CLEVERSON DE SOUZA ALMEIDA</text:p>
            </table:table-cell>
            <table:table-cell office:value-type="string" table:style-name="ce82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6 099 364 56</text:p>
            </table:table-cell>
            <table:table-cell office:value-type="string" table:style-name="ce21">
              <text:p>0701620957</text:p>
            </table:table-cell>
            <table:table-cell office:value-type="date" office:date-value="1988-12-20T00:00:00" table:style-name="ce22">
              <text:p>20 Dec 1988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6T00:00:00" table:style-name="ce75">
              <text:p>26 Jun 2013</text:p>
            </table:table-cell>
            <table:table-cell office:value-type="date" office:date-value="2014-06-25T00:00:00" table:style-name="ce75">
              <text:p>25 Jun 2014</text:p>
            </table:table-cell>
            <table:table-cell office:value-type="string" table:style-name="ce66">
              <text:p>04a 10m 18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16358"/>
          </table:table-row>
          <table:table-row table:style-name="ro3">
            <table:table-cell office:value-type="string" table:style-name="ce150">
              <text:p>7º D Sup</text:p>
            </table:table-cell>
            <table:table-cell office:value-type="string" table:style-name="ce106">
              <text:p>Recife</text:p>
            </table:table-cell>
            <table:table-cell office:value-type="string" table:style-name="ce107">
              <text:p>PE</text:p>
            </table:table-cell>
            <table:table-cell office:value-type="string" table:style-name="ce108">
              <text:p>VAGO</text:p>
            </table:table-cell>
            <table:table-cell office:value-type="string" table:style-name="ce108">
              <text:p>VAGO</text:p>
            </table:table-cell>
            <table:table-cell office:value-type="string" table:style-name="ce270">
              <text:p>VAGO</text:p>
            </table:table-cell>
            <table:table-cell office:value-type="string" table:style-name="ce108">
              <text:p>MB</text:p>
            </table:table-cell>
            <table:table-cell office:value-type="string" table:style-name="ce110">
              <text:p>MB</text:p>
            </table:table-cell>
            <table:table-cell office:value-type="string" table:style-name="ce108">
              <text:p>16 8109 000 000</text:p>
            </table:table-cell>
            <table:table-cell office:value-type="string" table:style-name="ce109">
              <text:p>QMB</text:p>
            </table:table-cell>
            <table:table-cell table:style-name="ce276"/>
            <table:table-cell office:value-type="string" table:style-name="ce109">
              <text:p>Claro ocup Of Carreira</text:p>
            </table:table-cell>
            <table:table-cell table:number-columns-repeated="12" table:style-name="ce277"/>
            <table:table-cell table:number-columns-repeated="2" table:style-name="ce1"/>
            <table:table-cell table:number-columns-repeated="16358"/>
          </table:table-row>
          <table:table-row table:style-name="ro3">
            <table:table-cell office:value-type="string" table:style-name="ce61">
              <text:p>7º D Sup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82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SÉRGIO NOBRE E SILVA FILHO</text:p>
            </table:table-cell>
            <table:table-cell office:value-type="string" table:style-name="ce82">
              <text:p>MB</text:p>
            </table:table-cell>
            <table:table-cell office:value-type="string" table:style-name="ce50">
              <text:p>MB</text:p>
            </table:table-cell>
            <table:table-cell office:value-type="string" table:style-name="ce64">
              <text:p>16 8109 000 000</text:p>
            </table:table-cell>
            <table:table-cell office:value-type="string" table:style-name="ce104">
              <text:p>QMB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6 886 824 60</text:p>
            </table:table-cell>
            <table:table-cell office:value-type="string" table:style-name="ce21">
              <text:p>0700737554</text:p>
            </table:table-cell>
            <table:table-cell office:value-type="date" office:date-value="1988-08-14T00:00:00" table:style-name="ce22">
              <text:p>14 Aug 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3-06-23T00:00:00" table:style-name="ce40">
              <text:p>23 Jun 2013</text:p>
            </table:table-cell>
            <table:table-cell office:value-type="date" office:date-value="2014-06-22T00:00:00" table:style-name="ce40">
              <text:p>22 Jun 2014</text:p>
            </table:table-cell>
            <table:table-cell office:value-type="string" table:style-name="ce66">
              <text:p>06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50">
              <text:p>MB</text:p>
            </table:table-cell>
            <table:table-cell table:number-columns-repeated="16358"/>
          </table:table-row>
          <table:table-row table:style-name="ro3">
            <table:table-cell office:value-type="string" table:style-name="ce61">
              <text:p>7º D Sup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3">
              <text:p>PAULO ROBERTO PAULINO DA SILVA FILHO</text:p>
            </table:table-cell>
            <table:table-cell office:value-type="string" table:style-name="ce64">
              <text:p>Int</text:p>
            </table:table-cell>
            <table:table-cell office:value-type="string" table:style-name="ce64">
              <text:p>Int</text:p>
            </table:table-cell>
            <table:table-cell office:value-type="string" table:style-name="ce64">
              <text:p>16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38">
              <text:p>Claro prorroga</text:p>
            </table:table-cell>
            <table:table-cell table:style-name="ce21"/>
            <table:table-cell office:value-type="string" table:style-name="ce21">
              <text:p>0702149352</text:p>
            </table:table-cell>
            <table:table-cell office:value-type="date" office:date-value="1991-08-03T00:00:00" table:style-name="ce22">
              <text:p>03 Aug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23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22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3a 10m 18d</text:p>
            </table:table-cell>
            <table:table-cell office:value-type="string" table:style-name="ce24">
              <text:p>Convocado para o Cmdo CMNE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68">
              <text:p>7º D Sup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201">
              <text:p>BRUNO VIANA DE LUCENA</text:p>
            </table:table-cell>
            <table:table-cell office:value-type="string" table:style-name="ce47">
              <text:p>Int</text:p>
            </table:table-cell>
            <table:table-cell office:value-type="string" table:style-name="ce47">
              <text:p>Int</text:p>
            </table:table-cell>
            <table:table-cell office:value-type="string" table:style-name="ce47">
              <text:p>16 8500 000 000</text:p>
            </table:table-cell>
            <table:table-cell office:value-type="string" table:style-name="ce48">
              <text:p>Sv Intendência</text:p>
            </table:table-cell>
            <table:table-cell office:value-type="string" table:style-name="ce49">
              <text:p>Claro prorroga</text:p>
            </table:table-cell>
            <table:table-cell office:value-type="string" table:style-name="ce72">
              <text:p>080 646 614 63</text:p>
            </table:table-cell>
            <table:table-cell office:value-type="string" table:style-name="ce72">
              <text:p>0702149659</text:p>
            </table:table-cell>
            <table:table-cell office:value-type="date" office:date-value="1991-05-06T00:00:00" table:style-name="ce73">
              <text:p>06 May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3">
              <text:p>31 Aug 2011</text:p>
            </table:table-cell>
            <table:table-cell office:value-type="date" office:date-value="2014-08-31T00:00:00" table:style-name="ce98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3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3a 10m 18d</text:p>
            </table:table-cell>
            <table:table-cell table:style-name="ce48"/>
            <table:table-cell table:style-name="ce13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56">
              <text:p>7º D Sup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231">
              <text:p>EDUARDO FRANCISCO GONZATO WEIDLICH</text:p>
            </table:table-cell>
            <table:table-cell office:value-type="string" table:style-name="ce15">
              <text:p>MB</text:p>
            </table:table-cell>
            <table:table-cell office:value-type="string" table:style-name="ce59">
              <text:p>MB</text:p>
            </table:table-cell>
            <table:table-cell office:value-type="string" table:style-name="ce15">
              <text:p>17 8109 000 000</text:p>
            </table:table-cell>
            <table:table-cell office:value-type="string" table:style-name="ce19">
              <text:p>QMB</text:p>
            </table:table-cell>
            <table:table-cell office:value-type="string" table:style-name="ce28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118"/>
            <table:table-cell table:style-name="ce48"/>
            <table:table-cell table:style-name="ce130"/>
            <table:table-cell table:style-name="ce71"/>
            <table:table-cell table:number-columns-repeated="16358"/>
          </table:table-row>
          <table:table-row table:style-name="ro3">
            <table:table-cell office:value-type="string" table:style-name="ce56">
              <text:p>7º D Sup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69">
              <text:p>ÍCARO JOSÉ BORBA CABRAL</text:p>
            </table:table-cell>
            <table:table-cell office:value-type="string" table:style-name="ce15">
              <text:p>Int</text:p>
            </table:table-cell>
            <table:table-cell office:value-type="string" table:style-name="ce15">
              <text:p>Int</text:p>
            </table:table-cell>
            <table:table-cell office:value-type="string" table:style-name="ce15">
              <text:p>17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28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132"/>
            <table:table-cell table:number-columns-repeated="4" table:style-name="ce163"/>
            <table:table-cell table:number-columns-repeated="2" table:style-name="ce164"/>
            <table:table-cell table:style-name="ce163"/>
            <table:table-cell table:number-columns-repeated="2" table:style-name="ce73"/>
            <table:table-cell table:number-columns-repeated="2" table:style-name="ce114"/>
            <table:table-cell table:style-name="ce48"/>
            <table:table-cell table:style-name="ce47"/>
            <table:table-cell table:number-columns-repeated="16358"/>
          </table:table-row>
          <table:table-row table:style-name="ro3">
            <table:table-cell office:value-type="string" table:style-name="ce56">
              <text:p>7º GAC</text:p>
            </table:table-cell>
            <table:table-cell office:value-type="string" table:style-name="ce57">
              <text:p>Olind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RODRIGO AYRES CHAVES</text:p>
            </table:table-cell>
            <table:table-cell office:value-type="string" table:style-name="ce15">
              <text:p>Art</text:p>
            </table:table-cell>
            <table:table-cell office:value-type="string" table:style-name="ce15">
              <text:p>Art</text:p>
            </table:table-cell>
            <table:table-cell office:value-type="string" table:style-name="ce202">
              <text:p>16 8106 152 000</text:p>
            </table:table-cell>
            <table:table-cell office:value-type="string" table:style-name="ce19">
              <text:p>Artilharia (Cur Mat Bel)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office:value-type="string" table:style-name="ce24">
              <text:p>Asp Of 2009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68">
              <text:p>7º GAC</text:p>
            </table:table-cell>
            <table:table-cell office:value-type="string" table:style-name="ce69">
              <text:p>Olinda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131">
              <text:p>NILSON HENRIQUE DA SILVA JUNIOR</text:p>
            </table:table-cell>
            <table:table-cell office:value-type="string" table:style-name="ce47">
              <text:p>Art</text:p>
            </table:table-cell>
            <table:table-cell office:value-type="string" table:style-name="ce71">
              <text:p>Art</text:p>
            </table:table-cell>
            <table:table-cell office:value-type="string" table:style-name="ce47">
              <text:p>16 8106 000 111</text:p>
            </table:table-cell>
            <table:table-cell office:value-type="string" table:style-name="ce48">
              <text:p>Artilharia (Cur Com)</text:p>
            </table:table-cell>
            <table:table-cell office:value-type="string" table:style-name="ce49">
              <text:p>Claro prorroga</text:p>
            </table:table-cell>
            <table:table-cell office:value-type="string" table:style-name="ce47">
              <text:p>092.359.924-00</text:p>
            </table:table-cell>
            <table:table-cell table:style-name="ce72"/>
            <table:table-cell office:value-type="date" office:date-value="1993-06-23T00:00:00" table:style-name="ce73">
              <text:p>23 Jun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4T00:00:00" table:style-name="ce40">
              <text:p>24 Jun 2014</text:p>
            </table:table-cell>
            <table:table-cell office:value-type="date" office:date-value="2015-06-23T00:00:00" table:style-name="ce75">
              <text:p>23 Jun 2015</text:p>
            </table:table-cell>
            <table:table-cell office:value-type="string" table:style-name="ce76">
              <text:p>02a 10m 23d</text:p>
            </table:table-cell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61">
              <text:p>7º GAC</text:p>
            </table:table-cell>
            <table:table-cell office:value-type="string" table:style-name="ce62">
              <text:p>Olinda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78">
              <text:p>DONALD DE ARAÚJO TAVARES</text:p>
            </table:table-cell>
            <table:table-cell office:value-type="string" table:style-name="ce134">
              <text:p>Art</text:p>
            </table:table-cell>
            <table:table-cell office:value-type="string" table:style-name="ce50">
              <text:p>Art</text:p>
            </table:table-cell>
            <table:table-cell office:value-type="string" table:style-name="ce64">
              <text:p>16 8106 000 627</text:p>
            </table:table-cell>
            <table:table-cell office:value-type="string" table:style-name="ce24">
              <text:p>Artilharia (Cur Ed Fis)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14 216 244 27</text:p>
            </table:table-cell>
            <table:table-cell office:value-type="string" table:style-name="ce72">
              <text:p>0702156654</text:p>
            </table:table-cell>
            <table:table-cell office:value-type="date" office:date-value="1991-12-06T00:00:00" table:style-name="ce73">
              <text:p>06 Dec 1991</text:p>
            </table:table-cell>
            <table:table-cell office:value-type="date" office:date-value="2010-12-02T00:00:00" table:style-name="ce99">
              <text:p>02 Dec 2010</text:p>
            </table:table-cell>
            <table:table-cell office:value-type="date" office:date-value="2011-08-31T00:00:00" table:style-name="ce99">
              <text:p>31 Aug 2011</text:p>
            </table:table-cell>
            <table:table-cell office:value-type="date" office:date-value="2014-08-31T00:00:00" table:style-name="ce100">
              <text:p>31 Aug 2014</text:p>
            </table:table-cell>
            <table:table-cell office:value-type="string" table:style-name="ce101">
              <text:p>00a 07m 05d</text:p>
            </table:table-cell>
            <table:table-cell office:value-type="string" table:style-name="ce101">
              <text:p>00a 03m 12d</text:p>
            </table:table-cell>
            <table:table-cell office:value-type="date" office:date-value="2011-06-27T00:00:00" table:style-name="ce73">
              <text:p>27 Jun 2011</text:p>
            </table:table-cell>
            <table:table-cell office:value-type="date" office:date-value="2014-06-27T00:00:00" table:style-name="ce75">
              <text:p>27 Jun 2014</text:p>
            </table:table-cell>
            <table:table-cell office:value-type="date" office:date-value="2015-06-26T00:00:00" table:style-name="ce75">
              <text:p>26 Jun 2015</text:p>
            </table:table-cell>
            <table:table-cell office:value-type="string" table:style-name="ce81">
              <text:p>04a 10m 18d</text:p>
            </table:table-cell>
            <table:table-cell table:style-name="ce24"/>
            <table:table-cell table:style-name="ce10"/>
            <table:table-cell office:value-type="string" table:style-name="ce1">
              <text:p>MB</text:p>
            </table:table-cell>
            <table:table-cell table:number-columns-repeated="16358"/>
          </table:table-row>
          <table:table-row table:style-name="ro3">
            <table:table-cell office:value-type="string" table:style-name="ce56">
              <text:p>7º GAC</text:p>
            </table:table-cell>
            <table:table-cell office:value-type="string" table:style-name="ce57">
              <text:p>Olind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THIAGO DE ANDRADE DE SOUZA</text:p>
            </table:table-cell>
            <table:table-cell office:value-type="string" table:style-name="ce15">
              <text:p>Art</text:p>
            </table:table-cell>
            <table:table-cell office:value-type="string" table:style-name="ce59">
              <text:p>Art</text:p>
            </table:table-cell>
            <table:table-cell office:value-type="string" table:style-name="ce15">
              <text:p>16 8106 000 000</text:p>
            </table:table-cell>
            <table:table-cell office:value-type="string" table:style-name="ce19">
              <text:p>Artil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56">
              <text:p>7º GAC</text:p>
            </table:table-cell>
            <table:table-cell office:value-type="string" table:style-name="ce57">
              <text:p>Olind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FILIPE DE GÓES CÂMARA</text:p>
            </table:table-cell>
            <table:table-cell office:value-type="string" table:style-name="ce15">
              <text:p>Art</text:p>
            </table:table-cell>
            <table:table-cell office:value-type="string" table:style-name="ce59">
              <text:p>Art</text:p>
            </table:table-cell>
            <table:table-cell office:value-type="string" table:style-name="ce15">
              <text:p>16 8106 000 000</text:p>
            </table:table-cell>
            <table:table-cell office:value-type="string" table:style-name="ce19">
              <text:p>Artil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56">
              <text:p>7º GAC</text:p>
            </table:table-cell>
            <table:table-cell office:value-type="string" table:style-name="ce57">
              <text:p>Olind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WAGNER SOARES MEREGALLI</text:p>
            </table:table-cell>
            <table:table-cell office:value-type="string" table:style-name="ce15">
              <text:p>Art</text:p>
            </table:table-cell>
            <table:table-cell office:value-type="string" table:style-name="ce15">
              <text:p>Art</text:p>
            </table:table-cell>
            <table:table-cell office:value-type="string" table:style-name="ce15">
              <text:p>16 8106 000 000</text:p>
            </table:table-cell>
            <table:table-cell office:value-type="string" table:style-name="ce19">
              <text:p>Artil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7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61">
              <text:p>7º GAC</text:p>
            </table:table-cell>
            <table:table-cell office:value-type="string" table:style-name="ce62">
              <text:p>Olinda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78">
              <text:p>CAIO FILIPE DE GUSMÃO PRESBÍTERO</text:p>
            </table:table-cell>
            <table:table-cell office:value-type="string" table:style-name="ce134">
              <text:p>Art</text:p>
            </table:table-cell>
            <table:table-cell office:value-type="string" table:style-name="ce50">
              <text:p>Art</text:p>
            </table:table-cell>
            <table:table-cell office:value-type="string" table:style-name="ce64">
              <text:p>16 8106 000 000</text:p>
            </table:table-cell>
            <table:table-cell office:value-type="string" table:style-name="ce24">
              <text:p>Artil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96 200 554 11</text:p>
            </table:table-cell>
            <table:table-cell office:value-type="string" table:style-name="ce21">
              <text:p>0702160557</text:p>
            </table:table-cell>
            <table:table-cell office:value-type="date" office:date-value="1991-01-30T00:00:00" table:style-name="ce22">
              <text:p>30 Jan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22">
              <text:p>27 Jun 2011</text:p>
            </table:table-cell>
            <table:table-cell office:value-type="date" office:date-value="2014-06-27T00:00:00" table:style-name="ce75">
              <text:p>27 Jun 2014</text:p>
            </table:table-cell>
            <table:table-cell office:value-type="date" office:date-value="2015-06-26T00:00:00" table:style-name="ce75">
              <text:p>26 Jun 2015</text:p>
            </table:table-cell>
            <table:table-cell office:value-type="string" table:style-name="ce81">
              <text:p>04a 10m 18d</text:p>
            </table:table-cell>
            <table:table-cell table:style-name="ce24"/>
            <table:table-cell table:style-name="ce10"/>
            <table:table-cell office:value-type="string" table:style-name="ce1">
              <text:p>Art</text:p>
            </table:table-cell>
            <table:table-cell table:number-columns-repeated="16358"/>
          </table:table-row>
          <table:table-row table:style-name="ro3">
            <table:table-cell office:value-type="string" table:style-name="ce61">
              <text:p>7º GAC</text:p>
            </table:table-cell>
            <table:table-cell office:value-type="string" table:style-name="ce62">
              <text:p>Olinda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ALEXANDRE FERRAZ NOVAES DE LIMA</text:p>
            </table:table-cell>
            <table:table-cell office:value-type="string" table:style-name="ce64">
              <text:p>Art</text:p>
            </table:table-cell>
            <table:table-cell office:value-type="string" table:style-name="ce279">
              <text:p>Art</text:p>
            </table:table-cell>
            <table:table-cell office:value-type="string" table:style-name="ce64">
              <text:p>16 8106 000 000</text:p>
            </table:table-cell>
            <table:table-cell office:value-type="string" table:style-name="ce24">
              <text:p>Artil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64">
              <text:p>073 870 074 62</text:p>
            </table:table-cell>
            <table:table-cell office:value-type="string" table:style-name="ce21">
              <text:p>0701142754</text:p>
            </table:table-cell>
            <table:table-cell office:value-type="string" table:style-name="ce22">
              <text:p>25/Jan/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9-04-30T00:00:00" table:style-name="ce22">
              <text:p>30 Apr 2009</text:p>
            </table:table-cell>
            <table:table-cell office:value-type="date" office:date-value="2012-04-30T00:00:00" table:style-name="ce22">
              <text:p>30 Apr 2012</text:p>
            </table:table-cell>
            <table:table-cell office:value-type="string" table:style-name="ce23">
              <text:p>00a 06m 23d</text:p>
            </table:table-cell>
            <table:table-cell office:value-type="string" table:style-name="ce95">
              <text:p>00a 03m 17d</text:p>
            </table:table-cell>
            <table:table-cell office:value-type="date" office:date-value="2009-02-28T00:00:00" table:style-name="ce22">
              <text:p>28 Feb 2009</text:p>
            </table:table-cell>
            <table:table-cell office:value-type="date" office:date-value="2013-02-28T00:00:00" table:style-name="ce96">
              <text:p>28 Feb 2013</text:p>
            </table:table-cell>
            <table:table-cell office:value-type="date" office:date-value="2014-02-27T00:00:00" table:style-name="ce96">
              <text:p>27 Feb 2014</text:p>
            </table:table-cell>
            <table:table-cell office:value-type="string" table:style-name="ce66">
              <text:p>05a 10m 10d</text:p>
            </table:table-cell>
            <table:table-cell table:style-name="ce24"/>
            <table:table-cell table:style-name="ce10"/>
            <table:table-cell office:value-type="string" table:style-name="ce50">
              <text:p>Art</text:p>
            </table:table-cell>
            <table:table-cell table:number-columns-repeated="16358"/>
          </table:table-row>
          <table:table-row table:style-name="ro3">
            <table:table-cell office:value-type="string" table:style-name="ce56">
              <text:p>7º GAC</text:p>
            </table:table-cell>
            <table:table-cell office:value-type="string" table:style-name="ce57">
              <text:p>Olind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RAFAEL LIMA BEZERRA</text:p>
            </table:table-cell>
            <table:table-cell office:value-type="string" table:style-name="ce15">
              <text:p>Int</text:p>
            </table:table-cell>
            <table:table-cell office:value-type="string" table:style-name="ce15">
              <text:p>Int</text:p>
            </table:table-cell>
            <table:table-cell office:value-type="string" table:style-name="ce15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31">
              <text:p>Claro ocup Of Carreira</text:p>
            </table:table-cell>
            <table:table-cell table:style-name="ce280"/>
            <table:table-cell table:number-columns-repeated="11" table:style-name="ce1"/>
            <table:table-cell table:style-name="ce142"/>
            <table:table-cell office:value-type="string" table:style-name="ce281">
              <text:p>1ª convocação em 23/06/2008</text:p>
            </table:table-cell>
            <table:table-cell office:value-type="string" table:style-name="ce47">
              <text:p>Int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7º GAC</text:p>
            </table:table-cell>
            <table:table-cell office:value-type="string" table:style-name="ce62">
              <text:p>Olinda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1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GERMANO SANGUINETTI VALENÇA</text:p>
            </table:table-cell>
            <table:table-cell office:value-type="string" table:style-name="ce64">
              <text:p>Int</text:p>
            </table:table-cell>
            <table:table-cell office:value-type="string" table:style-name="ce64">
              <text:p>Int</text:p>
            </table:table-cell>
            <table:table-cell office:value-type="string" table:style-name="ce64">
              <text:p>16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6 602 544 81</text:p>
            </table:table-cell>
            <table:table-cell office:value-type="string" table:style-name="ce21">
              <text:p>0701936551</text:p>
            </table:table-cell>
            <table:table-cell office:value-type="date" office:date-value="1990-08-23T00:00:00" table:style-name="ce22">
              <text:p>23 Aug 1990</text:p>
            </table:table-cell>
            <table:table-cell office:value-type="date" office:date-value="2009-11-28T00:00:00" table:style-name="ce22">
              <text:p>28 Nov 2009</text:p>
            </table:table-cell>
            <table:table-cell office:value-type="date" office:date-value="2010-08-31T00:00:00" table:style-name="ce22">
              <text:p>31 Aug 2010</text:p>
            </table:table-cell>
            <table:table-cell office:value-type="date" office:date-value="2013-08-31T00:00:00" table:style-name="ce74">
              <text:p>31 Aug 2013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10-06-26T00:00:00" table:style-name="ce40">
              <text:p>26 Jun 2010</text:p>
            </table:table-cell>
            <table:table-cell office:value-type="date" office:date-value="2013-06-26T00:00:00" table:style-name="ce75">
              <text:p>26 Jun 2013</text:p>
            </table:table-cell>
            <table:table-cell office:value-type="date" office:date-value="2014-06-25T00:00:00" table:style-name="ce75">
              <text:p>25 Jun 2014</text:p>
            </table:table-cell>
            <table:table-cell office:value-type="string" table:style-name="ce66">
              <text:p>05a 10m 18d</text:p>
            </table:table-cell>
            <table:table-cell table:style-name="ce24"/>
            <table:table-cell table:style-name="ce10"/>
            <table:table-cell office:value-type="string" table:style-name="ce82">
              <text:p>Int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7º GAC</text:p>
            </table:table-cell>
            <table:table-cell office:value-type="string" table:style-name="ce62">
              <text:p>Olinda</text:p>
            </table:table-cell>
            <table:table-cell office:value-type="string" table:style-name="ce63">
              <text:p>PE</text:p>
            </table:table-cell>
            <table:table-cell office:value-type="string" table:style-name="ce134">
              <text:p>1° Ten</text:p>
            </table:table-cell>
            <table:table-cell office:value-type="string" table:style-name="ce134">
              <text:p>Temporário</text:p>
            </table:table-cell>
            <table:table-cell office:value-type="string" table:style-name="ce186">
              <text:p>FILIPE GOULART CARNEIRO</text:p>
            </table:table-cell>
            <table:table-cell office:value-type="string" table:style-name="ce134">
              <text:p>Art</text:p>
            </table:table-cell>
            <table:table-cell office:value-type="string" table:style-name="ce279">
              <text:p>Art</text:p>
            </table:table-cell>
            <table:table-cell office:value-type="string" table:style-name="ce64">
              <text:p>17 8106 000 000</text:p>
            </table:table-cell>
            <table:table-cell office:value-type="string" table:style-name="ce24">
              <text:p>Artilh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52 060 744 97</text:p>
            </table:table-cell>
            <table:table-cell office:value-type="string" table:style-name="ce21">
              <text:p>0702039553</text:p>
            </table:table-cell>
            <table:table-cell office:value-type="date" office:date-value="1989-10-06T00:00:00" table:style-name="ce22">
              <text:p>06 Oct 1989</text:p>
            </table:table-cell>
            <table:table-cell office:value-type="date" office:date-value="2009-11-28T00:00:00" table:style-name="ce22">
              <text:p>28 Nov 2009</text:p>
            </table:table-cell>
            <table:table-cell office:value-type="date" office:date-value="2010-08-31T00:00:00" table:style-name="ce22">
              <text:p>31 Aug 2010</text:p>
            </table:table-cell>
            <table:table-cell office:value-type="date" office:date-value="2013-08-31T00:00:00" table:style-name="ce74">
              <text:p>31 Aug 2013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10-06-26T00:00:00" table:style-name="ce40">
              <text:p>26 Jun 2010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date" office:date-value="2015-06-25T00:00:00" table:style-name="ce75">
              <text:p>25 Jun 2015</text:p>
            </table:table-cell>
            <table:table-cell office:value-type="string" table:style-name="ce66">
              <text:p>05a 10m 18d</text:p>
            </table:table-cell>
            <table:table-cell table:style-name="ce24"/>
            <table:table-cell table:style-name="ce10"/>
            <table:table-cell office:value-type="string" table:style-name="ce50">
              <text:p>Art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56">
              <text:p>7º GAC</text:p>
            </table:table-cell>
            <table:table-cell office:value-type="string" table:style-name="ce57">
              <text:p>Olind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ICHEL SILVA BARROS</text:p>
            </table:table-cell>
            <table:table-cell office:value-type="string" table:style-name="ce15">
              <text:p>Art</text:p>
            </table:table-cell>
            <table:table-cell office:value-type="string" table:style-name="ce15">
              <text:p>Art</text:p>
            </table:table-cell>
            <table:table-cell office:value-type="string" table:style-name="ce202">
              <text:p>17 8106 000 000</text:p>
            </table:table-cell>
            <table:table-cell office:value-type="string" table:style-name="ce19">
              <text:p>Artil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office:value-type="string" table:style-name="ce24">
              <text:p>Asp Of 2009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56">
              <text:p>7° GAC</text:p>
            </table:table-cell>
            <table:table-cell office:value-type="string" table:style-name="ce57">
              <text:p>Olinda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Asp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LEONARDO RESENDE E SILVA</text:p>
            </table:table-cell>
            <table:table-cell office:value-type="string" table:style-name="ce15">
              <text:p>Int</text:p>
            </table:table-cell>
            <table:table-cell office:value-type="string" table:style-name="ce15">
              <text:p>Int</text:p>
            </table:table-cell>
            <table:table-cell office:value-type="string" table:style-name="ce202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83">
              <text:p>7º GAC</text:p>
            </table:table-cell>
            <table:table-cell office:value-type="string" table:style-name="ce84">
              <text:p>Olinda</text:p>
            </table:table-cell>
            <table:table-cell office:value-type="string" table:style-name="ce85">
              <text:p>PE</text:p>
            </table:table-cell>
            <table:table-cell office:value-type="string" table:style-name="ce210">
              <text:p>1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88">
              <text:p>ARTHUR SANTOS DE OLIVEIRA</text:p>
            </table:table-cell>
            <table:table-cell office:value-type="string" table:style-name="ce42">
              <text:p>Int</text:p>
            </table:table-cell>
            <table:table-cell office:value-type="string" table:style-name="ce42">
              <text:p>Int</text:p>
            </table:table-cell>
            <table:table-cell office:value-type="string" table:style-name="ce42">
              <text:p>EXCEDENTE</text:p>
            </table:table-cell>
            <table:table-cell office:value-type="string" table:style-name="ce88">
              <text:p>Sv Intendência</text:p>
            </table:table-cell>
            <table:table-cell office:value-type="string" table:style-name="ce140">
              <text:p>Claro prorroga</text:p>
            </table:table-cell>
            <table:table-cell office:value-type="string" table:style-name="ce141">
              <text:p>068 777 004 14</text:p>
            </table:table-cell>
            <table:table-cell office:value-type="string" table:style-name="ce141">
              <text:p>0701635757</text:p>
            </table:table-cell>
            <table:table-cell office:value-type="string" table:style-name="ce90">
              <text:p>05//Mar/1988</text:p>
            </table:table-cell>
            <table:table-cell office:value-type="date" office:date-value="2008-11-29T00:00:00" table:style-name="ce90">
              <text:p>29 Nov 2008</text:p>
            </table:table-cell>
            <table:table-cell office:value-type="date" office:date-value="2009-08-31T00:00:00" table:style-name="ce90">
              <text:p>31 Aug 2009</text:p>
            </table:table-cell>
            <table:table-cell office:value-type="date" office:date-value="2012-08-31T00:00:00" table:style-name="ce90">
              <text:p>31 Aug 2012</text:p>
            </table:table-cell>
            <table:table-cell office:value-type="string" table:style-name="ce92">
              <text:p>00a 07m 02d</text:p>
            </table:table-cell>
            <table:table-cell office:value-type="string" table:style-name="ce92">
              <text:p>00a 03m 18d</text:p>
            </table:table-cell>
            <table:table-cell office:value-type="date" office:date-value="2009-06-29T00:00:00" table:style-name="ce90">
              <text:p>29 Jun 2009</text:p>
            </table:table-cell>
            <table:table-cell office:value-type="date" office:date-value="2014-06-29T00:00:00" table:style-name="ce90">
              <text:p>29 Jun 2014</text:p>
            </table:table-cell>
            <table:table-cell office:value-type="date" office:date-value="2015-06-28T00:00:00" table:style-name="ce9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office:value-type="string" table:style-name="ce10">
              <text:p>Diex 13, 27 jan 14</text:p>
            </table:table-cell>
            <table:table-cell office:value-type="string" table:style-name="ce82">
              <text:p>Int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282">
              <text:p>Cia C/10ª Bda Inf Mtz</text:p>
            </table:table-cell>
            <table:table-cell office:value-type="string" table:style-name="ce283">
              <text:p>Recife</text:p>
            </table:table-cell>
            <table:table-cell office:value-type="string" table:style-name="ce284">
              <text:p>PE</text:p>
            </table:table-cell>
            <table:table-cell office:value-type="string" table:style-name="ce191">
              <text:p>VAGO</text:p>
            </table:table-cell>
            <table:table-cell office:value-type="string" table:style-name="ce191">
              <text:p>Vago</text:p>
            </table:table-cell>
            <table:table-cell office:value-type="string" table:style-name="ce285">
              <text:p>CLARO VAGO</text:p>
            </table:table-cell>
            <table:table-cell office:value-type="string" table:style-name="ce191">
              <text:p>Inf</text:p>
            </table:table-cell>
            <table:table-cell office:value-type="string" table:style-name="ce191">
              <text:p>Inf</text:p>
            </table:table-cell>
            <table:table-cell office:value-type="string" table:style-name="ce191">
              <text:p>16 8107 000 152</text:p>
            </table:table-cell>
            <table:table-cell office:value-type="string" table:style-name="ce285">
              <text:p>Infantaria (Cur Mat Bel)</text:p>
            </table:table-cell>
            <table:table-cell office:value-type="string" table:style-name="ce191">
              <text:p>Claro vago</text:p>
            </table:table-cell>
            <table:table-cell office:value-type="string" table:style-name="ce191">
              <text:p>Claro vago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40"/>
            <table:table-cell table:number-columns-repeated="2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282">
              <text:p>Cia C/10ª Bda Inf Mtz</text:p>
            </table:table-cell>
            <table:table-cell office:value-type="string" table:style-name="ce283">
              <text:p>Recife</text:p>
            </table:table-cell>
            <table:table-cell office:value-type="string" table:style-name="ce284">
              <text:p>PE</text:p>
            </table:table-cell>
            <table:table-cell office:value-type="string" table:style-name="ce191">
              <text:p>VAGO</text:p>
            </table:table-cell>
            <table:table-cell office:value-type="string" table:style-name="ce191">
              <text:p>Vago</text:p>
            </table:table-cell>
            <table:table-cell office:value-type="string" table:style-name="ce285">
              <text:p>CLARO VAGO</text:p>
            </table:table-cell>
            <table:table-cell office:value-type="string" table:style-name="ce191">
              <text:p>Inf</text:p>
            </table:table-cell>
            <table:table-cell office:value-type="string" table:style-name="ce286">
              <text:p>Inf</text:p>
            </table:table-cell>
            <table:table-cell office:value-type="string" table:style-name="ce191">
              <text:p>16 8107 000 000</text:p>
            </table:table-cell>
            <table:table-cell office:value-type="string" table:style-name="ce285">
              <text:p>Infantaria</text:p>
            </table:table-cell>
            <table:table-cell office:value-type="string" table:style-name="ce191">
              <text:p>Claro vago</text:p>
            </table:table-cell>
            <table:table-cell office:value-type="string" table:style-name="ce191">
              <text:p>Claro vago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40"/>
            <table:table-cell table:number-columns-repeated="2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8">
              <text:p>Cia C/10ª Bda Inf Mtz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1°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65">
              <text:p>DIEGO GOMES COUTINHO RIBEIRO</text:p>
            </table:table-cell>
            <table:table-cell office:value-type="string" table:style-name="ce64">
              <text:p>Inf</text:p>
            </table:table-cell>
            <table:table-cell office:value-type="string" table:style-name="ce64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64">
              <text:p>074.078.104-94</text:p>
            </table:table-cell>
            <table:table-cell office:value-type="string" table:style-name="ce21">
              <text:p>0700733157</text:p>
            </table:table-cell>
            <table:table-cell office:value-type="date" office:date-value="1992-03-11T00:00:00" table:style-name="ce22">
              <text:p>11 Mar 1992</text:p>
            </table:table-cell>
            <table:table-cell office:value-type="date" office:date-value="2007-12-02T00:00:00" table:style-name="ce22">
              <text:p>02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3-12-25T00:00:00" table:style-name="ce74">
              <text:p>25 Dec 2013</text:p>
            </table:table-cell>
            <table:table-cell table:number-columns-repeated="2" table:style-name="ce47"/>
            <table:table-cell office:value-type="date" office:date-value="2012-06-27T00:00:00" table:style-name="ce75">
              <text:p>27 Jun 2012</text:p>
            </table:table-cell>
            <table:table-cell office:value-type="date" office:date-value="2014-06-27T00:00:00" table:style-name="ce99">
              <text:p>27 Jun 2014</text:p>
            </table:table-cell>
            <table:table-cell office:value-type="date" office:date-value="2015-06-26T00:00:00" table:style-name="ce99">
              <text:p>26 Jun 2015</text:p>
            </table:table-cell>
            <table:table-cell office:value-type="string" table:style-name="ce47">
              <text:p>04a 10m 23d</text:p>
            </table:table-cell>
            <table:table-cell office:value-type="string" table:style-name="ce47">
              <text:p>Último ano</text:p>
            </table:table-cell>
            <table:table-cell office:value-type="string" table:style-name="ce287">
              <text:p>tem tp anterior(era tenente 2ª Cia Gd) deu baixa e reincorp.</text:p>
            </table:table-cell>
            <table:table-cell table:style-name="ce6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8">
              <text:p>Cia C/1º Gpt E</text:p>
            </table:table-cell>
            <table:table-cell office:value-type="string" table:style-name="ce69">
              <text:p>João Pessoa</text:p>
            </table:table-cell>
            <table:table-cell office:value-type="string" table:style-name="ce70">
              <text:p>PB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CAIO GRACO FARIAS VASCONCELOS</text:p>
            </table:table-cell>
            <table:table-cell office:value-type="string" table:style-name="ce71">
              <text:p>QQ AQS</text:p>
            </table:table-cell>
            <table:table-cell office:value-type="string" table:style-name="ce71">
              <text:p>Com</text:p>
            </table:table-cell>
            <table:table-cell office:value-type="string" table:style-name="ce288">
              <text:p>16 8003 000 000</text:p>
            </table:table-cell>
            <table:table-cell office:value-type="string" table:style-name="ce48">
              <text:p>QQ Arma, QMB ou Sv Int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64.676.054-89</text:p>
            </table:table-cell>
            <table:table-cell office:value-type="string" table:style-name="ce72">
              <text:p>0700980774</text:p>
            </table:table-cell>
            <table:table-cell office:value-type="date" office:date-value="1992-09-06T00:00:00" table:style-name="ce73">
              <text:p>06 Sep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47">
              <text:p>03a 10m 26d</text:p>
            </table:table-cell>
            <table:table-cell table:style-name="ce47"/>
            <table:table-cell table:number-columns-repeated="2" table:style-name="ce6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56">
              <text:p>Cia C/1º Gpt E</text:p>
            </table:table-cell>
            <table:table-cell office:value-type="string" table:style-name="ce57">
              <text:p>João Pessoa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HERBERT CÂMARA SILVA RODRIGUES DE SOUZA</text:p>
            </table:table-cell>
            <table:table-cell office:value-type="string" table:style-name="ce102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96">
              <text:p>16 8105 000 000</text:p>
            </table:table-cell>
            <table:table-cell office:value-type="string" table:style-name="ce19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56">
              <text:p>Cia C/1º Gpt E</text:p>
            </table:table-cell>
            <table:table-cell office:value-type="string" table:style-name="ce57">
              <text:p>João Pessoa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DOUGLAS TEIXEIRA DE ARAÚJO</text:p>
            </table:table-cell>
            <table:table-cell office:value-type="string" table:style-name="ce102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96">
              <text:p>16 8105 000 000</text:p>
            </table:table-cell>
            <table:table-cell office:value-type="string" table:style-name="ce19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56">
              <text:p>Cia C/1º Gpt E</text:p>
            </table:table-cell>
            <table:table-cell office:value-type="string" table:style-name="ce57">
              <text:p>João Pessoa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ANDRÉ VINICIUS FERRAZ DA SILVA</text:p>
            </table:table-cell>
            <table:table-cell office:value-type="string" table:style-name="ce102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96">
              <text:p>16 8105 000 000</text:p>
            </table:table-cell>
            <table:table-cell office:value-type="string" table:style-name="ce19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282">
              <text:p>Cia C/1º Gpt E</text:p>
            </table:table-cell>
            <table:table-cell office:value-type="string" table:style-name="ce283">
              <text:p>João Pessoa</text:p>
            </table:table-cell>
            <table:table-cell office:value-type="string" table:style-name="ce284">
              <text:p>PB</text:p>
            </table:table-cell>
            <table:table-cell office:value-type="string" table:style-name="ce191">
              <text:p>VAGO</text:p>
            </table:table-cell>
            <table:table-cell office:value-type="string" table:style-name="ce191">
              <text:p>Vago</text:p>
            </table:table-cell>
            <table:table-cell office:value-type="string" table:style-name="ce285">
              <text:p>CLARO VAGO</text:p>
            </table:table-cell>
            <table:table-cell office:value-type="string" table:style-name="ce191">
              <text:p>Eng</text:p>
            </table:table-cell>
            <table:table-cell office:value-type="string" table:style-name="ce286">
              <text:p>Eng</text:p>
            </table:table-cell>
            <table:table-cell office:value-type="string" table:style-name="ce191">
              <text:p>17 8105 000 000</text:p>
            </table:table-cell>
            <table:table-cell office:value-type="string" table:style-name="ce285">
              <text:p>Engenharia</text:p>
            </table:table-cell>
            <table:table-cell office:value-type="string" table:style-name="ce191">
              <text:p>Claro vago</text:p>
            </table:table-cell>
            <table:table-cell office:value-type="string" table:style-name="ce191">
              <text:p>Claro vago</text:p>
            </table:table-cell>
            <table:table-cell table:style-name="ce72"/>
            <table:table-cell table:number-columns-repeated="4" table:style-name="ce73"/>
            <table:table-cell table:number-columns-repeated="2" table:style-name="ce95"/>
            <table:table-cell table:number-columns-repeated="3" table:style-name="ce73"/>
            <table:table-cell table:style-name="ce118"/>
            <table:table-cell table:style-name="ce114"/>
            <table:table-cell table:style-name="ce130"/>
            <table:table-cell office:value-type="string" table:style-name="ce97">
              <text:p>Eng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Cia C/7ª Bda Inf Mtz</text:p>
            </table:table-cell>
            <table:table-cell office:value-type="string" table:style-name="ce24">
              <text:p>Natal</text:p>
            </table:table-cell>
            <table:table-cell office:value-type="string" table:style-name="ce64">
              <text:p>RN</text:p>
            </table:table-cell>
            <table:table-cell office:value-type="string" table:style-name="ce64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HALLEY DE MIRANDA GOMES</text:p>
            </table:table-cell>
            <table:table-cell office:value-type="string" table:style-name="ce64">
              <text:p>Inf</text:p>
            </table:table-cell>
            <table:table-cell office:value-type="string" table:style-name="ce64">
              <text:p>Inf</text:p>
            </table:table-cell>
            <table:table-cell office:value-type="string" table:style-name="ce64">
              <text:p>16 8107 000 152</text:p>
            </table:table-cell>
            <table:table-cell office:value-type="string" table:style-name="ce24">
              <text:p>Infantaria (Cur Mat Bel)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0 238 584 24</text:p>
            </table:table-cell>
            <table:table-cell office:value-type="string" table:style-name="ce21">
              <text:p>0700678659</text:p>
            </table:table-cell>
            <table:table-cell office:value-type="date" office:date-value="1988-10-15T00:00:00" table:style-name="ce22">
              <text:p>15 Oct 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73">
              <text:p>23 Jun 2008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50">
              <text:p>Inf</text:p>
            </table:table-cell>
            <table:table-cell office:value-type="string" table:style-name="ce1">
              <text:p>DIEx n° 535 <text:s/>02/12/2013</text:p>
            </table:table-cell>
            <table:table-cell table:number-columns-repeated="16357"/>
          </table:table-row>
          <table:table-row table:style-name="ro3">
            <table:table-cell office:value-type="string" table:style-name="ce56">
              <text:p>Cia C/7ª Bda Inf Mtz</text:p>
            </table:table-cell>
            <table:table-cell office:value-type="string" table:style-name="ce19">
              <text:p>Natal</text:p>
            </table:table-cell>
            <table:table-cell office:value-type="string" table:style-name="ce15">
              <text:p>RN</text:p>
            </table:table-cell>
            <table:table-cell office:value-type="string" table:style-name="ce15">
              <text:p>1°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RENATO CASTRO DA SILVA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16 8107 000 152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289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8">
              <text:p>Cia C/7ª Bda Inf Mtz</text:p>
            </table:table-cell>
            <table:table-cell office:value-type="string" table:style-name="ce48">
              <text:p>Natal</text:p>
            </table:table-cell>
            <table:table-cell office:value-type="string" table:style-name="ce47">
              <text:p>RN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RODRIGO GUNTER LEMOS GUERRA</text:p>
            </table:table-cell>
            <table:table-cell office:value-type="string" table:style-name="ce47">
              <text:p>Int</text:p>
            </table:table-cell>
            <table:table-cell office:value-type="string" table:style-name="ce47">
              <text:p>Int</text:p>
            </table:table-cell>
            <table:table-cell office:value-type="string" table:style-name="ce47">
              <text:p>16 8500 000 000</text:p>
            </table:table-cell>
            <table:table-cell office:value-type="string" table:style-name="ce48">
              <text:p>Sv Intendênc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85.529.134-61</text:p>
            </table:table-cell>
            <table:table-cell office:value-type="string" table:style-name="ce290">
              <text:p>0700665474</text:p>
            </table:table-cell>
            <table:table-cell office:value-type="date" office:date-value="1992-12-07T00:00:00" table:style-name="ce73">
              <text:p>07 Dec 1992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3-06-27T00:00:00" table:style-name="ce99">
              <text:p>27 Jun 2013</text:p>
            </table:table-cell>
            <table:table-cell office:value-type="date" office:date-value="2014-06-26T00:00:00" table:style-name="ce99">
              <text:p>26 Jun 2014</text:p>
            </table:table-cell>
            <table:table-cell office:value-type="string" table:style-name="ce47">
              <text:p>02a 10m 26d</text:p>
            </table:table-cell>
            <table:table-cell table:style-name="ce48"/>
            <table:table-cell table:number-columns-repeated="2" table:style-name="ce6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Cia C/7ª RM-7ª DE</text:p>
            </table:table-cell>
            <table:table-cell office:value-type="string" table:style-name="ce24">
              <text:p>Recife</text:p>
            </table:table-cell>
            <table:table-cell office:value-type="string" table:style-name="ce64">
              <text:p>PE</text:p>
            </table:table-cell>
            <table:table-cell office:value-type="string" table:style-name="ce64">
              <text:p>1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VICTOR HUGO PADILHA DE LIMA</text:p>
            </table:table-cell>
            <table:table-cell office:value-type="string" table:style-name="ce64">
              <text:p>Inf</text:p>
            </table:table-cell>
            <table:table-cell office:value-type="string" table:style-name="ce64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8 742 784 70</text:p>
            </table:table-cell>
            <table:table-cell office:value-type="string" table:style-name="ce21">
              <text:p>0701921355</text:p>
            </table:table-cell>
            <table:table-cell office:value-type="date" office:date-value="1990-06-21T00:00:00" table:style-name="ce22">
              <text:p>21 Jun 1990</text:p>
            </table:table-cell>
            <table:table-cell office:value-type="date" office:date-value="2009-11-28T00:00:00" table:style-name="ce22">
              <text:p>28 Nov 2009</text:p>
            </table:table-cell>
            <table:table-cell office:value-type="date" office:date-value="2010-08-31T00:00:00" table:style-name="ce22">
              <text:p>31 Aug 2010</text:p>
            </table:table-cell>
            <table:table-cell office:value-type="date" office:date-value="2013-08-31T00:00:00" table:style-name="ce74">
              <text:p>31 Aug 2013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10-06-27T00:00:00" table:style-name="ce40">
              <text:p>27 Jun 2010</text:p>
            </table:table-cell>
            <table:table-cell office:value-type="date" office:date-value="2013-06-26T00:00:00" table:style-name="ce75">
              <text:p>26 Jun 2013</text:p>
            </table:table-cell>
            <table:table-cell office:value-type="date" office:date-value="2014-06-25T00:00:00" table:style-name="ce75">
              <text:p>25 Jun 2014</text:p>
            </table:table-cell>
            <table:table-cell office:value-type="string" table:style-name="ce66">
              <text:p>04a 10m 18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Cia C/7ª RM-7ª DE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82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DIOGO<text:span text:style-name="T13"><text:s/></text:span>VASCONCELOS FERREIRA</text:p>
            </table:table-cell>
            <table:table-cell office:value-type="string" table:style-name="ce82">
              <text:p>Inf</text:p>
            </table:table-cell>
            <table:table-cell office:value-type="string" table:style-name="ce82">
              <text:p>Inf</text:p>
            </table:table-cell>
            <table:table-cell office:value-type="string" table:style-name="ce64">
              <text:p>16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3 609 634 51</text:p>
            </table:table-cell>
            <table:table-cell office:value-type="string" table:style-name="ce21">
              <text:p>0700699952</text:p>
            </table:table-cell>
            <table:table-cell office:value-type="string" table:style-name="ce22">
              <text:p>23/Out/1986</text:p>
            </table:table-cell>
            <table:table-cell office:value-type="date" office:date-value="2006-12-01T00:00:00" table:style-name="ce22">
              <text:p>01 Dec 2006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64">
              <text:p>00a 06m 23d</text:p>
            </table:table-cell>
            <table:table-cell office:value-type="string" table:style-name="ce64">
              <text:p>00a 03m 18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3-06-23T00:00:00" table:style-name="ce40">
              <text:p>23 Jun 2013</text:p>
            </table:table-cell>
            <table:table-cell office:value-type="date" office:date-value="2014-06-22T00:00:00" table:style-name="ce40">
              <text:p>22 Jun 2014</text:p>
            </table:table-cell>
            <table:table-cell office:value-type="string" table:style-name="ce66">
              <text:p>06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50">
              <text:p>Inf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Cia C/7ª RM-7ª DE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TIAGO RODRIGUES RIBEIRO ROMA</text:p>
            </table:table-cell>
            <table:table-cell office:value-type="string" table:style-name="ce82">
              <text:p>Inf</text:p>
            </table:table-cell>
            <table:table-cell office:value-type="string" table:style-name="ce82">
              <text:p>Inf</text:p>
            </table:table-cell>
            <table:table-cell office:value-type="string" table:style-name="ce82">
              <text:p>16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52 086 344 57</text:p>
            </table:table-cell>
            <table:table-cell office:value-type="string" table:style-name="ce21">
              <text:p>0701645350</text:p>
            </table:table-cell>
            <table:table-cell office:value-type="date" office:date-value="1988-11-26T00:00:00" table:style-name="ce22">
              <text:p>26 Nov 1988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Cia C/7ª RM-7ª DE</text:p>
            </table:table-cell>
            <table:table-cell office:value-type="string" table:style-name="ce19">
              <text:p>Recife</text:p>
            </table:table-cell>
            <table:table-cell office:value-type="string" table:style-name="ce15">
              <text:p>PE</text:p>
            </table:table-cell>
            <table:table-cell office:value-type="string" table:style-name="ce27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231">
              <text:p>BRUNO AGOSTINHO OLIVEIRA SANTOS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2" table:style-name="ce22"/>
            <table:table-cell table:style-name="ce78"/>
            <table:table-cell table:style-name="ce79"/>
            <table:table-cell table:number-columns-repeated="2" table:style-name="ce80"/>
            <table:table-cell table:number-columns-repeated="3" table:style-name="ce75"/>
            <table:table-cell table:style-name="ce81"/>
            <table:table-cell table:style-name="ce61"/>
            <table:table-cell table:style-name="ce10"/>
            <table:table-cell table:style-name="ce29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105">
              <text:p>Cia C/7ª RM-7ª DE</text:p>
            </table:table-cell>
            <table:table-cell office:value-type="string" table:style-name="ce106">
              <text:p>Recife</text:p>
            </table:table-cell>
            <table:table-cell office:value-type="string" table:style-name="ce107">
              <text:p>PE</text:p>
            </table:table-cell>
            <table:table-cell office:value-type="string" table:style-name="ce108">
              <text:p>VAGO</text:p>
            </table:table-cell>
            <table:table-cell office:value-type="string" table:style-name="ce108">
              <text:p>VAGO</text:p>
            </table:table-cell>
            <table:table-cell office:value-type="string" table:style-name="ce270">
              <text:p>CLARO VAGO</text:p>
            </table:table-cell>
            <table:table-cell office:value-type="string" table:style-name="ce108">
              <text:p>MB</text:p>
            </table:table-cell>
            <table:table-cell office:value-type="string" table:style-name="ce108">
              <text:p>MB</text:p>
            </table:table-cell>
            <table:table-cell office:value-type="string" table:style-name="ce108">
              <text:p>16 8109 000 000</text:p>
            </table:table-cell>
            <table:table-cell office:value-type="string" table:style-name="ce109">
              <text:p>QMB</text:p>
            </table:table-cell>
            <table:table-cell office:value-type="string" table:style-name="ce111">
              <text:p>Claro vago</text:p>
            </table:table-cell>
            <table:table-cell table:style-name="ce123"/>
            <table:table-cell table:style-name="ce21"/>
            <table:table-cell table:style-name="ce22"/>
            <table:table-cell table:style-name="ce78"/>
            <table:table-cell table:style-name="ce22"/>
            <table:table-cell table:style-name="ce79"/>
            <table:table-cell table:number-columns-repeated="2" table:style-name="ce80"/>
            <table:table-cell table:style-name="ce40"/>
            <table:table-cell table:number-columns-repeated="2" table:style-name="ce75"/>
            <table:table-cell table:style-name="ce81"/>
            <table:table-cell table:style-name="ce24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83">
              <text:p>Cia C/7ª RM-7ª DE</text:p>
            </table:table-cell>
            <table:table-cell office:value-type="string" table:style-name="ce84">
              <text:p>Recife</text:p>
            </table:table-cell>
            <table:table-cell office:value-type="string" table:style-name="ce85">
              <text:p>PE</text:p>
            </table:table-cell>
            <table:table-cell office:value-type="string" table:style-name="ce42">
              <text:p>2°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207">
              <text:p>ANTONIO BERNARDO DA SILVA</text:p>
            </table:table-cell>
            <table:table-cell office:value-type="string" table:style-name="ce42">
              <text:p>Inf</text:p>
            </table:table-cell>
            <table:table-cell office:value-type="string" table:style-name="ce42">
              <text:p>Inf</text:p>
            </table:table-cell>
            <table:table-cell office:value-type="string" table:style-name="ce42">
              <text:p>EXCEDENTE</text:p>
            </table:table-cell>
            <table:table-cell office:value-type="string" table:style-name="ce88">
              <text:p>Infantaria</text:p>
            </table:table-cell>
            <table:table-cell office:value-type="string" table:style-name="ce140">
              <text:p>Claro Prorroga</text:p>
            </table:table-cell>
            <table:table-cell office:value-type="string" table:style-name="ce141">
              <text:p>079.918.584-13</text:p>
            </table:table-cell>
            <table:table-cell table:style-name="ce21"/>
            <table:table-cell office:value-type="date" office:date-value="1994-05-30T00:00:00" table:style-name="ce22">
              <text:p>30 May 1994</text:p>
            </table:table-cell>
            <table:table-cell table:style-name="ce78"/>
            <table:table-cell office:value-type="date" office:date-value="2014-08-31T00:00:00" table:style-name="ce22">
              <text:p>31 Aug 2014</text:p>
            </table:table-cell>
            <table:table-cell office:value-type="date" office:date-value="2017-08-31T00:00:00" table:style-name="ce79">
              <text:p>31 Aug 2017</text:p>
            </table:table-cell>
            <table:table-cell office:value-type="string" table:style-name="ce1">
              <text:p>00a07d 08d</text:p>
            </table:table-cell>
            <table:table-cell table:style-name="ce80"/>
            <table:table-cell office:value-type="date" office:date-value="2014-06-23T00:00:00" table:style-name="ce40">
              <text:p>23 Jun 2014</text:p>
            </table:table-cell>
            <table:table-cell office:value-type="date" office:date-value="2014-06-23T00:00:00" table:style-name="ce75">
              <text:p>23 Jun 2014</text:p>
            </table:table-cell>
            <table:table-cell office:value-type="date" office:date-value="2015-06-22T00:00:00" table:style-name="ce75">
              <text:p>22 Jun 2015</text:p>
            </table:table-cell>
            <table:table-cell office:value-type="string" table:style-name="ce81">
              <text:p>01a 10m 23d</text:p>
            </table:table-cell>
            <table:table-cell table:style-name="ce24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8">
              <text:p>Cia C/CMNE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VALTER BATISTA BARROSO VEIGA</text:p>
            </table:table-cell>
            <table:table-cell office:value-type="string" table:style-name="ce292">
              <text:p>QQ AQS</text:p>
            </table:table-cell>
            <table:table-cell office:value-type="string" table:style-name="ce292">
              <text:p>Cav</text:p>
            </table:table-cell>
            <table:table-cell office:value-type="string" table:style-name="ce293">
              <text:p>16 8001 000 000</text:p>
            </table:table-cell>
            <table:table-cell office:value-type="string" table:style-name="ce48">
              <text:p>QQ Arma, QMB, QEM ou Sv (Sau/Int)</text:p>
            </table:table-cell>
            <table:table-cell office:value-type="string" table:style-name="ce49">
              <text:p>Claro prorroga</text:p>
            </table:table-cell>
            <table:table-cell office:value-type="string" table:style-name="ce47">
              <text:p>109.820.814-56</text:p>
            </table:table-cell>
            <table:table-cell table:style-name="ce72"/>
            <table:table-cell office:value-type="date" office:date-value="1993-07-08T00:00:00" table:style-name="ce73">
              <text:p>08 Jul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3T00:00:00" table:style-name="ce75">
              <text:p>23 Jun 2014</text:p>
            </table:table-cell>
            <table:table-cell office:value-type="string" table:style-name="ce76">
              <text:p>01a 10m 23d</text:p>
            </table:table-cell>
            <table:table-cell table:style-name="ce114"/>
            <table:table-cell table:style-name="ce130"/>
            <table:table-cell office:value-type="string" table:style-name="ce71">
              <text:p>QQ AQS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8">
              <text:p>Cia C/CMNE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65">
              <text:p>ERIVALDO OLIVEIRA ARAÚJO</text:p>
            </table:table-cell>
            <table:table-cell office:value-type="string" table:style-name="ce71">
              <text:p>QQ AQS</text:p>
            </table:table-cell>
            <table:table-cell office:value-type="string" table:style-name="ce71">
              <text:p>MB</text:p>
            </table:table-cell>
            <table:table-cell office:value-type="string" table:style-name="ce47">
              <text:p>16 8001 000 000</text:p>
            </table:table-cell>
            <table:table-cell office:value-type="string" table:style-name="ce48">
              <text:p>QQ Arma, QMB, QEM ou Sv (Sau/Int)</text:p>
            </table:table-cell>
            <table:table-cell office:value-type="string" table:style-name="ce49">
              <text:p>Claro prorroga</text:p>
            </table:table-cell>
            <table:table-cell office:value-type="float" office:value="1428363467" table:style-name="ce47">
              <text:p>1428363467</text:p>
            </table:table-cell>
            <table:table-cell office:value-type="string" table:style-name="ce72">
              <text:p>0700738057</text:p>
            </table:table-cell>
            <table:table-cell office:value-type="date" office:date-value="1988-06-30T00:00:00" table:style-name="ce73">
              <text:p>30 Jun 1988</text:p>
            </table:table-cell>
            <table:table-cell office:value-type="date" office:date-value="2007-12-01T00:00:00" table:style-name="ce73">
              <text:p>01 Dec 2007</text:p>
            </table:table-cell>
            <table:table-cell office:value-type="date" office:date-value="2008-08-31T00:00:00" table:style-name="ce73">
              <text:p>31 Aug 2008</text:p>
            </table:table-cell>
            <table:table-cell office:value-type="date" office:date-value="2011-08-31T00:00:00" table:style-name="ce73">
              <text:p>31 Aug 2011</text:p>
            </table:table-cell>
            <table:table-cell office:value-type="string" table:style-name="ce95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73">
              <text:p>23 Jun 2008</text:p>
            </table:table-cell>
            <table:table-cell office:value-type="date" office:date-value="2013-06-23T00:00:00" table:style-name="ce40">
              <text:p>23 Jun 2013</text:p>
            </table:table-cell>
            <table:table-cell office:value-type="date" office:date-value="2014-06-22T00:00:00" table:style-name="ce40">
              <text:p>22 Jun 2014</text:p>
            </table:table-cell>
            <table:table-cell office:value-type="string" table:style-name="ce66">
              <text:p>06a 10m 10d</text:p>
            </table:table-cell>
            <table:table-cell office:value-type="string" table:style-name="ce48">
              <text:p>Último ano</text:p>
            </table:table-cell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8">
              <text:p>Cia C/CMNE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24">
              <office:annotation draw:style-name="a4" svg:x="9.51041666666667in" svg:y="52.53125in" svg:width="2.38541666666667in" svg:height="0.385416666666667in">
                <dc:creator/>
                <text:p><text:span text:style-name="T11">DIEX N° 09, de 14 jan 13, informa o licenciamento do <text:s/>milita</text:span></text:p>
              </office:annotation>
              <text:p>PAULO HENRIQUE FERREIRA SANTOS</text:p>
            </table:table-cell>
            <table:table-cell office:value-type="string" table:style-name="ce71">
              <text:p>QQ AQS</text:p>
            </table:table-cell>
            <table:table-cell office:value-type="string" table:style-name="ce71">
              <text:p>Com</text:p>
            </table:table-cell>
            <table:table-cell office:value-type="string" table:style-name="ce47">
              <text:p>16 8001 000 000</text:p>
            </table:table-cell>
            <table:table-cell office:value-type="string" table:style-name="ce48">
              <text:p>QQ Arma, QMB, QEM ou Sv (Sau/Int)</text:p>
            </table:table-cell>
            <table:table-cell office:value-type="string" table:style-name="ce49">
              <text:p>Claro prorroga</text:p>
            </table:table-cell>
            <table:table-cell table:style-name="ce47"/>
            <table:table-cell office:value-type="string" table:style-name="ce72">
              <text:p>007 020 762 36</text:p>
            </table:table-cell>
            <table:table-cell office:value-type="date" office:date-value="1991-05-06T00:00:00" table:style-name="ce73">
              <text:p>06 May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99">
              <text:p>31 Aug 2011</text:p>
            </table:table-cell>
            <table:table-cell office:value-type="date" office:date-value="2014-08-31T00:00:00" table:style-name="ce100">
              <text:p>31 Aug 2014</text:p>
            </table:table-cell>
            <table:table-cell office:value-type="string" table:style-name="ce101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40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3a 10m 18d</text:p>
            </table:table-cell>
            <table:table-cell office:value-type="string" table:style-name="ce138">
              <text:p>02a 10m 18d</text:p>
            </table:table-cell>
            <table:table-cell table:style-name="ce294"/>
            <table:table-cell table:style-name="ce6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Cia C/CMNE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82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95">
              <text:p>DIÊGO DE LIMA FERREIRA</text:p>
            </table:table-cell>
            <table:table-cell office:value-type="string" table:style-name="ce296">
              <text:p>Inf</text:p>
            </table:table-cell>
            <table:table-cell office:value-type="string" table:style-name="ce296">
              <text:p>Inf</text:p>
            </table:table-cell>
            <table:table-cell office:value-type="string" table:style-name="ce296">
              <text:p>16 8107 000 000</text:p>
            </table:table-cell>
            <table:table-cell office:value-type="string" table:style-name="ce10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1 653 204 23</text:p>
            </table:table-cell>
            <table:table-cell office:value-type="string" table:style-name="ce21">
              <text:p>0700737257</text:p>
            </table:table-cell>
            <table:table-cell office:value-type="date" office:date-value="1987-02-11T00:00:00" table:style-name="ce22">
              <text:p>11 Feb 1987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3-06-23T00:00:00" table:style-name="ce40">
              <text:p>23 Jun 2013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6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50">
              <text:p>QQ AQS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Cia C/CMNE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RILDO DO NASCIMENTO RODRIGUES JUNIOR</text:p>
            </table:table-cell>
            <table:table-cell office:value-type="string" table:style-name="ce297">
              <text:p>MB</text:p>
            </table:table-cell>
            <table:table-cell office:value-type="string" table:style-name="ce298">
              <text:p>MB</text:p>
            </table:table-cell>
            <table:table-cell office:value-type="string" table:style-name="ce296">
              <text:p>16 8109 000 000</text:p>
            </table:table-cell>
            <table:table-cell office:value-type="string" table:style-name="ce104">
              <text:p>QMB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55 432 644 29</text:p>
            </table:table-cell>
            <table:table-cell office:value-type="string" table:style-name="ce21">
              <text:p>0701639254</text:p>
            </table:table-cell>
            <table:table-cell office:value-type="date" office:date-value="1988-08-23T00:00:00" table:style-name="ce22">
              <text:p>23 Aug 1988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table:style-name="ce10"/>
            <table:table-cell office:value-type="string" table:style-name="ce50">
              <text:p>MB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CIMNC</text:p>
            </table:table-cell>
            <table:table-cell office:value-type="string" table:style-name="ce62">
              <text:p>Pau d'Alho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MELKISEDEK DOBSON PAULO FERREIRA</text:p>
            </table:table-cell>
            <table:table-cell office:value-type="string" table:style-name="ce50">
              <text:p>QQ AQS</text:p>
            </table:table-cell>
            <table:table-cell office:value-type="string" table:style-name="ce50">
              <text:p>Art</text:p>
            </table:table-cell>
            <table:table-cell office:value-type="string" table:style-name="ce64">
              <text:p>16 8001 000 000</text:p>
            </table:table-cell>
            <table:table-cell office:value-type="string" table:style-name="ce24">
              <text:p>QQ Arma, QMB, QEM ou Sv (Sau/Int)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3 936 944 09</text:p>
            </table:table-cell>
            <table:table-cell office:value-type="string" table:style-name="ce21">
              <text:p>0700739352</text:p>
            </table:table-cell>
            <table:table-cell office:value-type="string" table:style-name="ce22">
              <text:p>19/Dez/1987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87">
              <text:p>Art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56">
              <text:p>Cmdo 1º Gpt E</text:p>
            </table:table-cell>
            <table:table-cell office:value-type="string" table:style-name="ce57">
              <text:p>João Pessoa</text:p>
            </table:table-cell>
            <table:table-cell office:value-type="string" table:style-name="ce58">
              <text:p>PB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CARLOS ROBERTO RONDON PEREIRA SAIGALI</text:p>
            </table:table-cell>
            <table:table-cell office:value-type="string" table:style-name="ce59">
              <text:p>QQ AQS</text:p>
            </table:table-cell>
            <table:table-cell office:value-type="string" table:style-name="ce59">
              <text:p>Com</text:p>
            </table:table-cell>
            <table:table-cell office:value-type="string" table:style-name="ce15">
              <text:p>16 8003 000 000</text:p>
            </table:table-cell>
            <table:table-cell office:value-type="string" table:style-name="ce19">
              <text:p>QQ Arma, QMB ou Sv Int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64"/>
            <table:table-cell table:number-columns-repeated="4" table:style-name="ce22"/>
            <table:table-cell table:number-columns-repeated="2" table:style-name="ce64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Cmdo 1º Gpt E</text:p>
            </table:table-cell>
            <table:table-cell office:value-type="string" table:style-name="ce62">
              <text:p>João Pessoa</text:p>
            </table:table-cell>
            <table:table-cell office:value-type="string" table:style-name="ce63">
              <text:p>PB</text:p>
            </table:table-cell>
            <table:table-cell office:value-type="string" table:style-name="ce64">
              <text:p>Asp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DOUGLAS LUCAS DA SILVA</text:p>
            </table:table-cell>
            <table:table-cell office:value-type="string" table:style-name="ce50">
              <text:p>QQ AQS</text:p>
            </table:table-cell>
            <table:table-cell office:value-type="string" table:style-name="ce50">
              <text:p>Eng</text:p>
            </table:table-cell>
            <table:table-cell office:value-type="string" table:style-name="ce64">
              <text:p>16 8003 000 000</text:p>
            </table:table-cell>
            <table:table-cell office:value-type="string" table:style-name="ce24">
              <text:p>QQ Arma, QMB ou Sv Int</text:p>
            </table:table-cell>
            <table:table-cell office:value-type="string" table:style-name="ce38">
              <text:p>Claro prorroga</text:p>
            </table:table-cell>
            <table:table-cell office:value-type="string" table:style-name="ce64">
              <text:p>091.587.794-50</text:p>
            </table:table-cell>
            <table:table-cell table:style-name="ce72"/>
            <table:table-cell office:value-type="date" office:date-value="1993-05-19T00:00:00" table:style-name="ce73">
              <text:p>19 May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3T00:00:00" table:style-name="ce75">
              <text:p>23 Jun 2014</text:p>
            </table:table-cell>
            <table:table-cell office:value-type="string" table:style-name="ce76">
              <text:p>01a 10m 23d</text:p>
            </table:table-cell>
            <table:table-cell table:style-name="ce47"/>
            <table:table-cell table:style-name="ce130"/>
            <table:table-cell office:value-type="string" table:style-name="ce71">
              <text:p>QQ AQS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Cmdo 1º Gpt E</text:p>
            </table:table-cell>
            <table:table-cell office:value-type="string" table:style-name="ce62">
              <text:p>João Pessoa</text:p>
            </table:table-cell>
            <table:table-cell office:value-type="string" table:style-name="ce63">
              <text:p>PB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RENZO LUAN SANTOS DA SILVA</text:p>
            </table:table-cell>
            <table:table-cell office:value-type="string" table:style-name="ce50">
              <text:p>QQ AQS</text:p>
            </table:table-cell>
            <table:table-cell office:value-type="string" table:style-name="ce50">
              <text:p>QQ AQS</text:p>
            </table:table-cell>
            <table:table-cell office:value-type="string" table:style-name="ce64">
              <text:p>16 8003 000 000</text:p>
            </table:table-cell>
            <table:table-cell office:value-type="string" table:style-name="ce24">
              <text:p>QQ Arma, QMB ou Sv Int</text:p>
            </table:table-cell>
            <table:table-cell office:value-type="string" table:style-name="ce64">
              <text:p>Claro prorroga</text:p>
            </table:table-cell>
            <table:table-cell office:value-type="string" table:style-name="ce64">
              <text:p>Claro prorroga</text:p>
            </table:table-cell>
            <table:table-cell table:style-name="ce21"/>
            <table:table-cell table:number-columns-repeated="4" table:style-name="ce22"/>
            <table:table-cell table:style-name="ce23"/>
            <table:table-cell table:style-name="ce64"/>
            <table:table-cell table:number-columns-repeated="3" table:style-name="ce22"/>
            <table:table-cell table:style-name="ce64"/>
            <table:table-cell table:style-name="ce24"/>
            <table:table-cell table:number-columns-repeated="2" table:style-name="ce291"/>
            <table:table-cell table:number-columns-repeated="231" table:style-name="ce10"/>
            <table:table-cell table:number-columns-repeated="16127" table:style-name="ce291"/>
          </table:table-row>
          <table:table-row table:style-name="ro3">
            <table:table-cell office:value-type="string" table:style-name="ce282">
              <text:p>Cmdo 1º Gpt E</text:p>
            </table:table-cell>
            <table:table-cell office:value-type="string" table:style-name="ce283">
              <text:p>João Pessoa</text:p>
            </table:table-cell>
            <table:table-cell office:value-type="string" table:style-name="ce284">
              <text:p>PB</text:p>
            </table:table-cell>
            <table:table-cell office:value-type="string" table:style-name="ce191">
              <text:p>vaGO</text:p>
            </table:table-cell>
            <table:table-cell office:value-type="string" table:style-name="ce191">
              <text:p>vaGO</text:p>
            </table:table-cell>
            <table:table-cell office:value-type="string" table:style-name="ce285">
              <text:p>CLARO VAGO</text:p>
            </table:table-cell>
            <table:table-cell office:value-type="string" table:style-name="ce191">
              <text:p>Int</text:p>
            </table:table-cell>
            <table:table-cell office:value-type="string" table:style-name="ce286">
              <text:p>Int</text:p>
            </table:table-cell>
            <table:table-cell office:value-type="string" table:style-name="ce191">
              <text:p>16 8500 000 000</text:p>
            </table:table-cell>
            <table:table-cell office:value-type="string" table:style-name="ce285">
              <text:p>Sv Intendência</text:p>
            </table:table-cell>
            <table:table-cell office:value-type="string" table:style-name="ce191">
              <text:p>Claro vago</text:p>
            </table:table-cell>
            <table:table-cell office:value-type="string" table:style-name="ce191">
              <text:p>Claro vago</text:p>
            </table:table-cell>
            <table:table-cell table:style-name="ce47"/>
            <table:table-cell table:number-columns-repeated="4" table:style-name="ce73"/>
            <table:table-cell table:number-columns-repeated="2" table:style-name="ce47"/>
            <table:table-cell table:style-name="ce73"/>
            <table:table-cell table:number-columns-repeated="2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68">
              <text:p>Cmdo 7ª Bda Inf Mtz</text:p>
            </table:table-cell>
            <table:table-cell office:value-type="string" table:style-name="ce48">
              <text:p>Natal</text:p>
            </table:table-cell>
            <table:table-cell office:value-type="string" table:style-name="ce47">
              <text:p>RN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131">
              <text:p>ERLAN DA SILVA LIMA</text:p>
            </table:table-cell>
            <table:table-cell office:value-type="string" table:style-name="ce71">
              <text:p>QQ AQS</text:p>
            </table:table-cell>
            <table:table-cell office:value-type="string" table:style-name="ce71">
              <text:p>Com</text:p>
            </table:table-cell>
            <table:table-cell office:value-type="string" table:style-name="ce47">
              <text:p>16 8003 136 000</text:p>
            </table:table-cell>
            <table:table-cell office:value-type="string" table:style-name="ce48">
              <text:p>QQ Arma, QMB ou Sv Int (Cur Bas Intelig)</text:p>
            </table:table-cell>
            <table:table-cell office:value-type="string" table:style-name="ce49">
              <text:p>Claro prorroga</text:p>
            </table:table-cell>
            <table:table-cell office:value-type="string" table:style-name="ce47">
              <text:p>091.638.434-98</text:p>
            </table:table-cell>
            <table:table-cell table:style-name="ce72"/>
            <table:table-cell office:value-type="date" office:date-value="1993-03-23T00:00:00" table:style-name="ce73">
              <text:p>23 Mar 1993</text:p>
            </table:table-cell>
            <table:table-cell office:value-type="date" office:date-value="2012-12-07T00:00:00" table:style-name="ce73">
              <text:p>07 Dec 2012</text:p>
            </table:table-cell>
            <table:table-cell office:value-type="date" office:date-value="2013-08-31T00:00:00" table:style-name="ce22">
              <text:p>31 Aug 2013</text:p>
            </table:table-cell>
            <table:table-cell office:value-type="date" office:date-value="2016-08-31T00:00:00" table:style-name="ce74">
              <text:p>31 Aug 2016</text:p>
            </table:table-cell>
            <table:table-cell office:value-type="string" table:style-name="ce23">
              <text:p>00a 07m 08d</text:p>
            </table:table-cell>
            <table:table-cell office:value-type="string" table:style-name="ce23">
              <text:p>00a 03m 15d</text:p>
            </table:table-cell>
            <table:table-cell office:value-type="date" office:date-value="2013-06-24T00:00:00" table:style-name="ce40">
              <text:p>24 Jun 2013</text:p>
            </table:table-cell>
            <table:table-cell office:value-type="date" office:date-value="2014-06-24T00:00:00" table:style-name="ce40">
              <text:p>24 Jun 2014</text:p>
            </table:table-cell>
            <table:table-cell office:value-type="date" office:date-value="2015-06-23T00:00:00" table:style-name="ce75">
              <text:p>23 Jun 2015</text:p>
            </table:table-cell>
            <table:table-cell office:value-type="string" table:style-name="ce76">
              <text:p>02a 10m 23d</text:p>
            </table:table-cell>
            <table:table-cell table:style-name="ce11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61">
              <text:p>Cmdo 7ª RM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2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104">
              <text:p>CAYO RAFAEL CAVALCANTI MACIEL</text:p>
            </table:table-cell>
            <table:table-cell office:value-type="string" table:style-name="ce82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64">
              <text:p>16 8500 000 000</text:p>
            </table:table-cell>
            <table:table-cell office:value-type="string" table:style-name="ce10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98 400754-70</text:p>
            </table:table-cell>
            <table:table-cell office:value-type="string" table:style-name="ce112">
              <text:p>824391</text:p>
            </table:table-cell>
            <table:table-cell office:value-type="date" office:date-value="1994-03-23T00:00:00" table:style-name="ce113">
              <text:p>23 Mar 1994</text:p>
            </table:table-cell>
            <table:table-cell office:value-type="date" office:date-value="2008-11-29T00:00:00" table:style-name="ce73">
              <text:p>29 Nov 2008</text:p>
            </table:table-cell>
            <table:table-cell office:value-type="date" office:date-value="2014-08-31T00:00:00" table:style-name="ce73">
              <text:p>31 Aug 2014</text:p>
            </table:table-cell>
            <table:table-cell office:value-type="date" office:date-value="2017-08-31T00:00:00" table:style-name="ce73">
              <text:p>31 Aug 2017</text:p>
            </table:table-cell>
            <table:table-cell office:value-type="string" table:style-name="ce1">
              <text:p>00a07d 08d</text:p>
            </table:table-cell>
            <table:table-cell office:value-type="string" table:style-name="ce299">
              <text:p>00a03m12d</text:p>
            </table:table-cell>
            <table:table-cell office:value-type="date" office:date-value="2014-06-23T00:00:00" table:style-name="ce73">
              <text:p>23 Jun 2014</text:p>
            </table:table-cell>
            <table:table-cell office:value-type="date" office:date-value="2015-06-23T00:00:00" table:style-name="ce40">
              <text:p>23 Jun 2015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41">
              <text:p>01a 10m 23d</text:p>
            </table:table-cell>
            <table:table-cell table:style-name="ce24"/>
            <table:table-cell table:style-name="ce10"/>
            <table:table-cell office:value-type="string" table:style-name="ce50">
              <text:p>Int</text:p>
            </table:table-cell>
            <table:table-cell table:number-columns-repeated="16358"/>
          </table:table-row>
          <table:table-row table:style-name="ro3">
            <table:table-cell office:value-type="string" table:style-name="ce300">
              <text:p>Cmdo 7ª RM</text:p>
            </table:table-cell>
            <table:table-cell office:value-type="string" table:style-name="ce301">
              <text:p>Recife</text:p>
            </table:table-cell>
            <table:table-cell office:value-type="string" table:style-name="ce302">
              <text:p>PE</text:p>
            </table:table-cell>
            <table:table-cell office:value-type="string" table:style-name="ce303">
              <text:p>2° Ten</text:p>
            </table:table-cell>
            <table:table-cell office:value-type="string" table:style-name="ce304">
              <text:p>Temporário</text:p>
            </table:table-cell>
            <table:table-cell office:value-type="string" table:style-name="ce305">
              <text:p>SILVANDRO<text:span text:style-name="T21"><text:s/>FERREIRA DE SIQUEIRA JUNIOR</text:span></text:p>
            </table:table-cell>
            <table:table-cell office:value-type="string" table:style-name="ce304">
              <text:p>Int</text:p>
            </table:table-cell>
            <table:table-cell office:value-type="string" table:style-name="ce304">
              <text:p>Int</text:p>
            </table:table-cell>
            <table:table-cell office:value-type="string" table:style-name="ce304">
              <text:p>EXCEDENTE</text:p>
            </table:table-cell>
            <table:table-cell office:value-type="string" table:style-name="ce306">
              <text:p>Sv Intendência/QMB</text:p>
            </table:table-cell>
            <table:table-cell office:value-type="string" table:style-name="ce307">
              <text:p>Claro prorroga</text:p>
            </table:table-cell>
            <table:table-cell office:value-type="string" table:style-name="ce308">
              <text:p>078.649.014-41</text:p>
            </table:table-cell>
            <table:table-cell office:value-type="string" table:style-name="ce117">
              <text:p>070214025-2</text:p>
            </table:table-cell>
            <table:table-cell office:value-type="date" office:date-value="1991-08-31T00:00:00" table:style-name="ce73">
              <text:p>31 Aug 1991</text:p>
            </table:table-cell>
            <table:table-cell office:value-type="date" office:date-value="2010-12-04T00:00:00" table:style-name="ce73">
              <text:p>04 Dec 2010</text:p>
            </table:table-cell>
            <table:table-cell office:value-type="date" office:date-value="2011-08-31T00:00:00" table:style-name="ce73">
              <text:p>31 Aug 2011</text:p>
            </table:table-cell>
            <table:table-cell office:value-type="date" office:date-value="2014-08-31T00:00:00" table:style-name="ce98">
              <text:p>31 Aug 2014</text:p>
            </table:table-cell>
            <table:table-cell office:value-type="string" table:style-name="ce95">
              <text:p>00a 07m 05d</text:p>
            </table:table-cell>
            <table:table-cell office:value-type="string" table:style-name="ce95">
              <text:p>00a 03m 16d</text:p>
            </table:table-cell>
            <table:table-cell office:value-type="date" office:date-value="2011-06-27T00:00:00" table:style-name="ce73">
              <text:p>27 Jun 2011</text:p>
            </table:table-cell>
            <table:table-cell office:value-type="date" office:date-value="2014-08-01T00:00:00" table:style-name="ce99">
              <text:p>01 Aug 2014</text:p>
            </table:table-cell>
            <table:table-cell office:value-type="date" office:date-value="2015-07-31T00:00:00" table:style-name="ce99">
              <text:p>31 Jul 2015</text:p>
            </table:table-cell>
            <table:table-cell office:value-type="string" table:style-name="ce118">
              <text:p>03a 10m 22d</text:p>
            </table:table-cell>
            <table:table-cell table:style-name="ce24"/>
            <table:table-cell table:style-name="ce10"/>
            <table:table-cell table:style-name="ce309"/>
            <table:table-cell table:number-columns-repeated="16358"/>
          </table:table-row>
          <table:table-row table:style-name="ro3">
            <table:table-cell office:value-type="string" table:style-name="ce300">
              <text:p>Cmdo 7ª RM</text:p>
            </table:table-cell>
            <table:table-cell office:value-type="string" table:style-name="ce84">
              <text:p>Recife</text:p>
            </table:table-cell>
            <table:table-cell office:value-type="string" table:style-name="ce85">
              <text:p>PE</text:p>
            </table:table-cell>
            <table:table-cell office:value-type="string" table:style-name="ce85">
              <text:p>1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88">
              <text:p>EMERSON DE ARAUJO BELTRÃO</text:p>
            </table:table-cell>
            <table:table-cell office:value-type="string" table:style-name="ce42">
              <text:p>Int</text:p>
            </table:table-cell>
            <table:table-cell office:value-type="string" table:style-name="ce310">
              <text:p>Int</text:p>
            </table:table-cell>
            <table:table-cell office:value-type="string" table:style-name="ce42">
              <text:p>EXCEDENTE</text:p>
            </table:table-cell>
            <table:table-cell table:style-name="ce88"/>
            <table:table-cell office:value-type="string" table:style-name="ce88">
              <text:p>Excedente prorroga</text:p>
            </table:table-cell>
            <table:table-cell office:value-type="string" table:style-name="ce141">
              <text:p>068 060 044 23</text:p>
            </table:table-cell>
            <table:table-cell office:value-type="string" table:style-name="ce141">
              <text:p>0701634859</text:p>
            </table:table-cell>
            <table:table-cell office:value-type="string" table:style-name="ce90">
              <text:p>18/Ago/1988</text:p>
            </table:table-cell>
            <table:table-cell office:value-type="date" office:date-value="2008-11-29T00:00:00" table:style-name="ce90">
              <text:p>29 Nov 2008</text:p>
            </table:table-cell>
            <table:table-cell office:value-type="date" office:date-value="2009-08-31T00:00:00" table:style-name="ce90">
              <text:p>31 Aug 2009</text:p>
            </table:table-cell>
            <table:table-cell office:value-type="date" office:date-value="2012-08-31T00:00:00" table:style-name="ce90">
              <text:p>31 Aug 2012</text:p>
            </table:table-cell>
            <table:table-cell office:value-type="string" table:style-name="ce92">
              <text:p>00a 07m 02d</text:p>
            </table:table-cell>
            <table:table-cell office:value-type="string" table:style-name="ce92">
              <text:p>00a 03m 18d</text:p>
            </table:table-cell>
            <table:table-cell office:value-type="date" office:date-value="2009-06-29T00:00:00" table:style-name="ce90">
              <text:p>29 Jun 2009</text:p>
            </table:table-cell>
            <table:table-cell office:value-type="date" office:date-value="2014-06-29T00:00:00" table:style-name="ce90">
              <text:p>29 Jun 2014</text:p>
            </table:table-cell>
            <table:table-cell office:value-type="date" office:date-value="2015-06-28T00:00:00" table:style-name="ce90">
              <text:p>28 Jun 2015</text:p>
            </table:table-cell>
            <table:table-cell office:value-type="string" table:style-name="ce311">
              <text:p>06a 10m 21d</text:p>
            </table:table-cell>
            <table:table-cell table:style-name="ce88"/>
            <table:table-cell table:style-name="ce10"/>
            <table:table-cell table:style-name="ce309"/>
            <table:table-cell table:number-columns-repeated="16358"/>
          </table:table-row>
          <table:table-row table:style-name="ro3">
            <table:table-cell office:value-type="string" table:style-name="ce68">
              <text:p>Cmdo CMNE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2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48">
              <text:p>AYRTON RODRIGUES DE MELO SANTOS</text:p>
            </table:table-cell>
            <table:table-cell office:value-type="string" table:style-name="ce47">
              <text:p>Int</text:p>
            </table:table-cell>
            <table:table-cell office:value-type="string" table:style-name="ce71">
              <text:p>Int</text:p>
            </table:table-cell>
            <table:table-cell office:value-type="string" table:style-name="ce47">
              <text:p>16 8500 000 000</text:p>
            </table:table-cell>
            <table:table-cell office:value-type="string" table:style-name="ce48">
              <text:p>Sv Intendência</text:p>
            </table:table-cell>
            <table:table-cell office:value-type="string" table:style-name="ce48">
              <text:p>Claro Prorroga</text:p>
            </table:table-cell>
            <table:table-cell office:value-type="string" table:style-name="ce47">
              <text:p>096.337.304-81</text:p>
            </table:table-cell>
            <table:table-cell office:value-type="string" table:style-name="ce290">
              <text:p>0700665375</text:p>
            </table:table-cell>
            <table:table-cell office:value-type="date" office:date-value="1991-11-08T00:00:00" table:style-name="ce73">
              <text:p>08 Nov 1991</text:p>
            </table:table-cell>
            <table:table-cell office:value-type="date" office:date-value="2011-12-10T00:00:00" table:style-name="ce73">
              <text:p>10 Dec 2011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date" office:date-value="2015-08-31T00:00:00" table:style-name="ce79">
              <text:p>31 Aug 2015</text:p>
            </table:table-cell>
            <table:table-cell office:value-type="string" table:style-name="ce95">
              <text:p>00a 07m 08d</text:p>
            </table:table-cell>
            <table:table-cell office:value-type="string" table:style-name="ce95">
              <text:p>00a 03m 18d</text:p>
            </table:table-cell>
            <table:table-cell office:value-type="date" office:date-value="2012-06-27T00:00:00" table:style-name="ce75">
              <text:p>27 Jun 2012</text:p>
            </table:table-cell>
            <table:table-cell office:value-type="date" office:date-value="2014-06-27T00:00:00" table:style-name="ce99">
              <text:p>27 Jun 2014</text:p>
            </table:table-cell>
            <table:table-cell office:value-type="date" office:date-value="2015-06-26T00:00:00" table:style-name="ce99">
              <text:p>26 Jun 2015</text:p>
            </table:table-cell>
            <table:table-cell office:value-type="string" table:style-name="ce47">
              <text:p>03a 10m 26d</text:p>
            </table:table-cell>
            <table:table-cell table:style-name="ce47"/>
            <table:table-cell table:number-columns-repeated="2" table:style-name="ce60"/>
            <table:table-cell table:number-columns-repeated="16358"/>
          </table:table-row>
          <table:table-row table:style-name="ro3">
            <table:table-cell office:value-type="string" table:style-name="ce68">
              <text:p>Cmdo CMNE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DIEGO BARROS DE OLIVEIRA</text:p>
            </table:table-cell>
            <table:table-cell office:value-type="string" table:style-name="ce312">
              <text:p>Int</text:p>
            </table:table-cell>
            <table:table-cell office:value-type="string" table:style-name="ce64">
              <text:p>Int</text:p>
            </table:table-cell>
            <table:table-cell office:value-type="string" table:style-name="ce64">
              <text:p>17 8500 000 000</text:p>
            </table:table-cell>
            <table:table-cell office:value-type="string" table:style-name="ce10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73 900 134 51</text:p>
            </table:table-cell>
            <table:table-cell office:value-type="string" table:style-name="ce21">
              <text:p>0701635856</text:p>
            </table:table-cell>
            <table:table-cell office:value-type="date" office:date-value="1988-08-04T00:00:00" table:style-name="ce22">
              <text:p>04 Aug 1988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office:value-type="string" table:style-name="ce10">
              <text:p>Bol R 010, 15/01/2014</text:p>
            </table:table-cell>
            <table:table-cell table:style-name="ce60"/>
            <table:table-cell table:number-columns-repeated="16358"/>
          </table:table-row>
          <table:table-row table:style-name="ro3">
            <table:table-cell office:value-type="string" table:style-name="ce61">
              <text:p>CMR</text:p>
            </table:table-cell>
            <table:table-cell office:value-type="string" table:style-name="ce62">
              <text:p>Jaboatão dos Guararapes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2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LUIZ FILIPE NASCIMENTO DA CUNHA CAVALCANTI</text:p>
            </table:table-cell>
            <table:table-cell office:value-type="string" table:style-name="ce64">
              <text:p>Inf</text:p>
            </table:table-cell>
            <table:table-cell office:value-type="string" table:style-name="ce50">
              <text:p>Inf</text:p>
            </table:table-cell>
            <table:table-cell office:value-type="string" table:style-name="ce139">
              <text:p>17 8107 000 000</text:p>
            </table:table-cell>
            <table:table-cell office:value-type="string" table:style-name="ce24">
              <text:p>Infantar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94 715 064 17</text:p>
            </table:table-cell>
            <table:table-cell office:value-type="string" table:style-name="ce21">
              <text:p>0702123159</text:p>
            </table:table-cell>
            <table:table-cell office:value-type="date" office:date-value="1991-09-17T00:00:00" table:style-name="ce22">
              <text:p>17 Sep 1991</text:p>
            </table:table-cell>
            <table:table-cell office:value-type="date" office:date-value="2010-12-02T00:00:00" table:style-name="ce78">
              <text:p>02 Dec 2010</text:p>
            </table:table-cell>
            <table:table-cell office:value-type="date" office:date-value="2011-08-31T00:00:00" table:style-name="ce78">
              <text:p>31 Aug 2011</text:p>
            </table:table-cell>
            <table:table-cell office:value-type="date" office:date-value="2014-08-31T00:00:00" table:style-name="ce79">
              <text:p>31 Aug 2014</text:p>
            </table:table-cell>
            <table:table-cell office:value-type="string" table:style-name="ce80">
              <text:p>00a 07m 05d</text:p>
            </table:table-cell>
            <table:table-cell office:value-type="string" table:style-name="ce80">
              <text:p>00a 03m 12d</text:p>
            </table:table-cell>
            <table:table-cell office:value-type="date" office:date-value="2011-06-27T00:00:00" table:style-name="ce75">
              <text:p>27 Jun 2011</text:p>
            </table:table-cell>
            <table:table-cell office:value-type="date" office:date-value="2013-06-27T00:00:00" table:style-name="ce75">
              <text:p>27 Jun 2013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string" table:style-name="ce81">
              <text:p>04a 10m 18d</text:p>
            </table:table-cell>
            <table:table-cell office:value-type="string" table:style-name="ce61">
              <text:p>Convocado em 27 Jun 11</text:p>
            </table:table-cell>
            <table:table-cell table:style-name="ce10"/>
            <table:table-cell office:value-type="string" table:style-name="ce97">
              <text:p>Inf</text:p>
            </table:table-cell>
            <table:table-cell table:number-columns-repeated="16358"/>
          </table:table-row>
          <table:table-row table:style-name="ro3">
            <table:table-cell office:value-type="string" table:style-name="ce48">
              <text:p>CPOR/R</text:p>
            </table:table-cell>
            <table:table-cell office:value-type="string" table:style-name="ce69">
              <text:p>Recife</text:p>
            </table:table-cell>
            <table:table-cell office:value-type="string" table:style-name="ce70">
              <text:p>PE</text:p>
            </table:table-cell>
            <table:table-cell office:value-type="string" table:style-name="ce47">
              <text:p>1º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313">
              <text:p>ALESSANDRO MONTENEGRO ROCHA</text:p>
            </table:table-cell>
            <table:table-cell office:value-type="string" table:style-name="ce64">
              <text:p>QQ Arma/MB</text:p>
            </table:table-cell>
            <table:table-cell office:value-type="string" table:style-name="ce64">
              <text:p>inf</text:p>
            </table:table-cell>
            <table:table-cell office:value-type="string" table:style-name="ce47">
              <text:p>16 8100 627 000</text:p>
            </table:table-cell>
            <table:table-cell office:value-type="string" table:style-name="ce48">
              <text:p>(Cur Ed Fisica)</text:p>
            </table:table-cell>
            <table:table-cell office:value-type="string" table:style-name="ce48">
              <text:p>Claro prorroga</text:p>
            </table:table-cell>
            <table:table-cell table:style-name="ce48"/>
            <table:table-cell office:value-type="string" table:style-name="ce21">
              <text:p>0701947053</text:p>
            </table:table-cell>
            <table:table-cell office:value-type="date" office:date-value="1990-08-12T00:00:00" table:style-name="ce22">
              <text:p>12 Aug 1990</text:p>
            </table:table-cell>
            <table:table-cell office:value-type="date" office:date-value="2009-11-28T00:00:00" table:style-name="ce22">
              <text:p>28 Nov 2009</text:p>
            </table:table-cell>
            <table:table-cell office:value-type="date" office:date-value="2010-08-31T00:00:00" table:style-name="ce22">
              <text:p>31 Aug 2010</text:p>
            </table:table-cell>
            <table:table-cell office:value-type="date" office:date-value="2013-08-31T00:00:00" table:style-name="ce74">
              <text:p>31 Aug 2013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10-06-26T00:00:00" table:style-name="ce40">
              <text:p>26 Jun 2010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date" office:date-value="2015-06-25T00:00:00" table:style-name="ce75">
              <text:p>25 Jun 2015</text:p>
            </table:table-cell>
            <table:table-cell office:value-type="string" table:style-name="ce66">
              <text:p>05a 10m 18d</text:p>
            </table:table-cell>
            <table:table-cell table:style-name="ce24"/>
            <table:table-cell table:style-name="ce10"/>
            <table:table-cell office:value-type="string" table:style-name="ce50">
              <text:p>Inf</text:p>
            </table:table-cell>
            <table:table-cell table:number-columns-repeated="16358"/>
          </table:table-row>
          <table:table-row table:style-name="ro3">
            <table:table-cell office:value-type="string" table:style-name="ce19">
              <text:p>CPOR/R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ÁLISSON BATISTA DA SILVA</text:p>
            </table:table-cell>
            <table:table-cell office:value-type="string" table:style-name="ce314">
              <text:p>Cav</text:p>
            </table:table-cell>
            <table:table-cell office:value-type="string" table:style-name="ce315">
              <text:p>Cav</text:p>
            </table:table-cell>
            <table:table-cell office:value-type="string" table:style-name="ce314">
              <text:p>16 8102 000 000</text:p>
            </table:table-cell>
            <table:table-cell office:value-type="string" table:style-name="ce316">
              <text:p>Caval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40"/>
            <table:table-cell table:number-columns-repeated="2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19">
              <text:p>CPOR/R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JULIANO JORGE TENÓRIO TAVARES</text:p>
            </table:table-cell>
            <table:table-cell office:value-type="string" table:style-name="ce15">
              <text:p>Eng</text:p>
            </table:table-cell>
            <table:table-cell office:value-type="string" table:style-name="ce59">
              <text:p>Eng</text:p>
            </table:table-cell>
            <table:table-cell office:value-type="string" table:style-name="ce196">
              <text:p>16 8105 000 000</text:p>
            </table:table-cell>
            <table:table-cell office:value-type="string" table:style-name="ce19">
              <text:p>Engen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40"/>
            <table:table-cell table:number-columns-repeated="2" table:style-name="ce22"/>
            <table:table-cell table:style-name="ce21"/>
            <table:table-cell office:value-type="string" table:style-name="ce24">
              <text:p>Nomeação de Instrutor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19">
              <text:p>CPOR/R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CÉSAR CRISHNAMURTI COSTA DE MENEZES</text:p>
            </table:table-cell>
            <table:table-cell office:value-type="string" table:style-name="ce15">
              <text:p>Art</text:p>
            </table:table-cell>
            <table:table-cell office:value-type="string" table:style-name="ce29">
              <text:p>Art</text:p>
            </table:table-cell>
            <table:table-cell office:value-type="string" table:style-name="ce15">
              <text:p>16 8106 000 000</text:p>
            </table:table-cell>
            <table:table-cell office:value-type="string" table:style-name="ce19">
              <text:p>Artilh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40"/>
            <table:table-cell table:number-columns-repeated="2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19">
              <text:p>CPOR/R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ANTONIO LUIZ FREITAS RIBEIRO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40"/>
            <table:table-cell table:number-columns-repeated="2" table:style-name="ce22"/>
            <table:table-cell table:style-name="ce21"/>
            <table:table-cell office:value-type="string" table:style-name="ce24">
              <text:p>Nomeação de Instrutor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19">
              <text:p>CPOR/R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MARCONI DIEGO DE OLIVEIRA MEDEIROS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Inf</text:p>
            </table:table-cell>
            <table:table-cell office:value-type="string" table:style-name="ce15">
              <text:p>16 8107 000 000</text:p>
            </table:table-cell>
            <table:table-cell office:value-type="string" table:style-name="ce19">
              <text:p>Infantar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40"/>
            <table:table-cell table:number-columns-repeated="2" table:style-name="ce22"/>
            <table:table-cell table:style-name="ce21"/>
            <table:table-cell office:value-type="string" table:style-name="ce24">
              <text:p>Nomeação de Instrutor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19">
              <text:p>CPOR/R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DANIEL ESTEVES DE MELO VALDIGEM</text:p>
            </table:table-cell>
            <table:table-cell office:value-type="string" table:style-name="ce15">
              <text:p>MB</text:p>
            </table:table-cell>
            <table:table-cell office:value-type="string" table:style-name="ce59">
              <text:p>MB</text:p>
            </table:table-cell>
            <table:table-cell office:value-type="string" table:style-name="ce15">
              <text:p>16 8109 000 000</text:p>
            </table:table-cell>
            <table:table-cell office:value-type="string" table:style-name="ce19">
              <text:p>QMB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40"/>
            <table:table-cell table:number-columns-repeated="2" table:style-name="ce22"/>
            <table:table-cell table:style-name="ce21"/>
            <table:table-cell office:value-type="string" table:style-name="ce24">
              <text:p>Nomeação de Instrutor</text:p>
            </table:table-cell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19">
              <text:p>CPOR/R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RODRIGO TARGINO SOUZA</text:p>
            </table:table-cell>
            <table:table-cell office:value-type="string" table:style-name="ce15">
              <text:p>Com</text:p>
            </table:table-cell>
            <table:table-cell office:value-type="string" table:style-name="ce15">
              <text:p>Com</text:p>
            </table:table-cell>
            <table:table-cell office:value-type="string" table:style-name="ce15">
              <text:p>16 8111 000 000</text:p>
            </table:table-cell>
            <table:table-cell office:value-type="string" table:style-name="ce19">
              <text:p>Comunicações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40"/>
            <table:table-cell table:number-columns-repeated="2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16358"/>
          </table:table-row>
          <table:table-row table:style-name="ro3">
            <table:table-cell office:value-type="string" table:style-name="ce24">
              <text:p>CPOR/R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RODRIGO ANDRADE NOVAES DA SILVA</text:p>
            </table:table-cell>
            <table:table-cell office:value-type="string" table:style-name="ce50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64">
              <text:p>16 8500 000 000</text:p>
            </table:table-cell>
            <table:table-cell office:value-type="string" table:style-name="ce24">
              <text:p>Sv Intendência</text:p>
            </table:table-cell>
            <table:table-cell office:value-type="string" table:style-name="ce24">
              <text:p>Claro prorroga</text:p>
            </table:table-cell>
            <table:table-cell office:value-type="string" table:style-name="ce21">
              <text:p>073 686 554 38</text:p>
            </table:table-cell>
            <table:table-cell office:value-type="string" table:style-name="ce21">
              <text:p>0701636052</text:p>
            </table:table-cell>
            <table:table-cell office:value-type="string" table:style-name="ce22">
              <text:p>16/Fev/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22">
              <text:p>29 Jun 2009</text:p>
            </table:table-cell>
            <table:table-cell office:value-type="date" office:date-value="2013-06-29T00:00:00" table:style-name="ce40">
              <text:p>29 Jun 2013</text:p>
            </table:table-cell>
            <table:table-cell office:value-type="date" office:date-value="2014-06-28T00:00:00" table:style-name="ce40">
              <text:p>28 Jun 2014</text:p>
            </table:table-cell>
            <table:table-cell office:value-type="string" table:style-name="ce41">
              <text:p>05a 10m 21d</text:p>
            </table:table-cell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19">
              <text:p>CPOR/R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FELIPE FALCÃO SILVA</text:p>
            </table:table-cell>
            <table:table-cell office:value-type="string" table:style-name="ce59">
              <text:p>Int</text:p>
            </table:table-cell>
            <table:table-cell office:value-type="string" table:style-name="ce59">
              <text:p>Int</text:p>
            </table:table-cell>
            <table:table-cell office:value-type="string" table:style-name="ce15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style-name="ce40"/>
            <table:table-cell table:number-columns-repeated="2" table:style-name="ce22"/>
            <table:table-cell table:style-name="ce21"/>
            <table:table-cell office:value-type="string" table:style-name="ce24">
              <text:p>Nomeação de Instrutor</text:p>
            </table:table-cell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19">
              <text:p>CRO/7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87">
              <text:p>ARACATY ANDRADE SARAIVA</text:p>
            </table:table-cell>
            <table:table-cell office:value-type="string" table:style-name="ce59">
              <text:p>QQ AQS</text:p>
            </table:table-cell>
            <table:table-cell office:value-type="string" table:style-name="ce59">
              <text:p>Eng</text:p>
            </table:table-cell>
            <table:table-cell office:value-type="string" table:style-name="ce15">
              <text:p>16 8012 000 000</text:p>
            </table:table-cell>
            <table:table-cell office:value-type="string" table:style-name="ce19">
              <text:p>QQ Arma, QMB, QEM ou Sv Int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1">
            <table:table-cell office:value-type="string" table:style-name="ce105">
              <text:p>HMAR</text:p>
            </table:table-cell>
            <table:table-cell office:value-type="string" table:style-name="ce106">
              <text:p>Recife</text:p>
            </table:table-cell>
            <table:table-cell office:value-type="string" table:style-name="ce107">
              <text:p>PE</text:p>
            </table:table-cell>
            <table:table-cell office:value-type="string" table:style-name="ce149">
              <text:p>VAGO</text:p>
            </table:table-cell>
            <table:table-cell office:value-type="string" table:style-name="ce108">
              <text:p>VAGO</text:p>
            </table:table-cell>
            <table:table-cell office:value-type="string" table:style-name="ce109">
              <text:p>CLARO VAGO</text:p>
            </table:table-cell>
            <table:table-cell office:value-type="string" table:style-name="ce110">
              <text:p>Int</text:p>
            </table:table-cell>
            <table:table-cell office:value-type="string" table:style-name="ce110">
              <text:p>Int</text:p>
            </table:table-cell>
            <table:table-cell office:value-type="string" table:style-name="ce108">
              <text:p>16 8500 000 000</text:p>
            </table:table-cell>
            <table:table-cell office:value-type="string" table:style-name="ce109">
              <text:p>Sv Intendência</text:p>
            </table:table-cell>
            <table:table-cell office:value-type="string" table:style-name="ce109">
              <text:p>Claro vago</text:p>
            </table:table-cell>
            <table:table-cell table:style-name="ce123"/>
            <table:table-cell table:number-columns-repeated="12" table:style-name="ce1"/>
            <table:table-cell table:number-columns-repeated="233" table:style-name="ce10"/>
            <table:table-cell table:number-columns-repeated="16127"/>
          </table:table-row>
          <table:table-row table:style-name="ro1">
            <table:table-cell office:value-type="string" table:style-name="ce56">
              <text:p>HMAR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Maj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DAVI EMANUEL SOUSA MARQUES</text:p>
            </table:table-cell>
            <table:table-cell office:value-type="string" table:style-name="ce59">
              <text:p>Int</text:p>
            </table:table-cell>
            <table:table-cell office:value-type="string" table:style-name="ce59">
              <text:p>Int</text:p>
            </table:table-cell>
            <table:table-cell office:value-type="string" table:style-name="ce15">
              <text:p>16 8500 000 000</text:p>
            </table:table-cell>
            <table:table-cell office:value-type="string" table:style-name="ce19">
              <text:p>Sv Intendência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22"/>
            <table:table-cell table:style-name="ce21"/>
            <table:table-cell table:style-name="ce24"/>
            <table:table-cell table:number-columns-repeated="233" table:style-name="ce10"/>
            <table:table-cell table:number-columns-repeated="16127"/>
          </table:table-row>
          <table:table-row table:style-name="ro3">
            <table:table-cell office:value-type="string" table:style-name="ce61">
              <text:p>H Gu JP</text:p>
            </table:table-cell>
            <table:table-cell office:value-type="string" table:style-name="ce62">
              <text:p>João Pessoa</text:p>
            </table:table-cell>
            <table:table-cell office:value-type="string" table:style-name="ce63">
              <text:p>PB</text:p>
            </table:table-cell>
            <table:table-cell office:value-type="string" table:style-name="ce82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DIHEL<text:span text:style-name="T13"><text:s/></text:span>GLAUCO GOUVEIA DINIZ</text:p>
            </table:table-cell>
            <table:table-cell office:value-type="string" table:style-name="ce82">
              <text:p>Int</text:p>
            </table:table-cell>
            <table:table-cell office:value-type="string" table:style-name="ce50">
              <text:p>Int</text:p>
            </table:table-cell>
            <table:table-cell office:value-type="string" table:style-name="ce82">
              <text:p>16 8500 000 000</text:p>
            </table:table-cell>
            <table:table-cell office:value-type="string" table:style-name="ce104">
              <text:p>Sv Intendência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52 083 414 33</text:p>
            </table:table-cell>
            <table:table-cell office:value-type="string" table:style-name="ce21">
              <text:p>0737010645</text:p>
            </table:table-cell>
            <table:table-cell office:value-type="string" table:style-name="ce22">
              <text:p>18/Jan/1988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82">
              <text:p>Int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68">
              <text:p>H Gu N</text:p>
            </table:table-cell>
            <table:table-cell office:value-type="string" table:style-name="ce48">
              <text:p>Natal</text:p>
            </table:table-cell>
            <table:table-cell office:value-type="string" table:style-name="ce47">
              <text:p>RN</text:p>
            </table:table-cell>
            <table:table-cell office:value-type="string" table:style-name="ce47">
              <text:p>2° Ten</text:p>
            </table:table-cell>
            <table:table-cell office:value-type="string" table:style-name="ce47">
              <text:p>Temporário</text:p>
            </table:table-cell>
            <table:table-cell office:value-type="string" table:style-name="ce24">
              <text:p>IVANILDO GONÇALVES SANTOS JÚNIOR</text:p>
            </table:table-cell>
            <table:table-cell office:value-type="string" table:style-name="ce47">
              <text:p>Int</text:p>
            </table:table-cell>
            <table:table-cell office:value-type="string" table:style-name="ce71">
              <text:p>Int</text:p>
            </table:table-cell>
            <table:table-cell office:value-type="string" table:style-name="ce47">
              <text:p>16 8500 000 000</text:p>
            </table:table-cell>
            <table:table-cell office:value-type="string" table:style-name="ce48">
              <text:p>Sv Intendência</text:p>
            </table:table-cell>
            <table:table-cell office:value-type="string" table:style-name="ce49">
              <text:p>Claro prorroga</text:p>
            </table:table-cell>
            <table:table-cell office:value-type="string" table:style-name="ce72">
              <text:p>106.158.974-95</text:p>
            </table:table-cell>
            <table:table-cell table:style-name="ce72"/>
            <table:table-cell office:value-type="date" office:date-value="1994-07-27T00:00:00" table:style-name="ce73">
              <text:p>27 Jul 1994</text:p>
            </table:table-cell>
            <table:table-cell table:style-name="ce73"/>
            <table:table-cell office:value-type="date" office:date-value="2014-08-31T00:00:00" table:style-name="ce73">
              <text:p>31 Aug 2014</text:p>
            </table:table-cell>
            <table:table-cell office:value-type="date" office:date-value="2017-08-31T00:00:00" table:style-name="ce73">
              <text:p>31 Aug 2017</text:p>
            </table:table-cell>
            <table:table-cell office:value-type="string" table:style-name="ce1">
              <text:p>00a07d 08d</text:p>
            </table:table-cell>
            <table:table-cell table:style-name="ce95"/>
            <table:table-cell office:value-type="date" office:date-value="2014-06-23T00:00:00" table:style-name="ce73">
              <text:p>23 Jun 2014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1a 10m 23d</text:p>
            </table:table-cell>
            <table:table-cell table:style-name="ce317"/>
            <table:table-cell table:style-name="ce10"/>
            <table:table-cell office:value-type="string" table:style-name="ce42">
              <text:p>Int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318">
              <text:p>Pq R Mnt/7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64">
              <text:p>1°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EMANOEL TÉCIO TELES DE MORAES</text:p>
            </table:table-cell>
            <table:table-cell office:value-type="string" table:style-name="ce64">
              <text:p>MB</text:p>
            </table:table-cell>
            <table:table-cell office:value-type="string" table:style-name="ce50">
              <text:p>MB</text:p>
            </table:table-cell>
            <table:table-cell office:value-type="string" table:style-name="ce64">
              <text:p>16 8109 000 627</text:p>
            </table:table-cell>
            <table:table-cell office:value-type="string" table:style-name="ce24">
              <text:p>QMB (Cur Ed Fis)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51 908 024 69</text:p>
            </table:table-cell>
            <table:table-cell office:value-type="string" table:style-name="ce21">
              <text:p>0624919742</text:p>
            </table:table-cell>
            <table:table-cell office:value-type="date" office:date-value="1989-11-28T00:00:00" table:style-name="ce22">
              <text:p>28 Nov 1989</text:p>
            </table:table-cell>
            <table:table-cell office:value-type="date" office:date-value="2009-11-28T00:00:00" table:style-name="ce22">
              <text:p>28 Nov 2009</text:p>
            </table:table-cell>
            <table:table-cell office:value-type="date" office:date-value="2010-08-31T00:00:00" table:style-name="ce22">
              <text:p>31 Aug 2010</text:p>
            </table:table-cell>
            <table:table-cell office:value-type="date" office:date-value="2013-08-31T00:00:00" table:style-name="ce74">
              <text:p>31 Aug 2013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5d</text:p>
            </table:table-cell>
            <table:table-cell office:value-type="date" office:date-value="2010-06-26T00:00:00" table:style-name="ce40">
              <text:p>26 Jun 2010</text:p>
            </table:table-cell>
            <table:table-cell office:value-type="date" office:date-value="2014-06-26T00:00:00" table:style-name="ce75">
              <text:p>26 Jun 2014</text:p>
            </table:table-cell>
            <table:table-cell office:value-type="date" office:date-value="2015-06-25T00:00:00" table:style-name="ce75">
              <text:p>25 Jun 2015</text:p>
            </table:table-cell>
            <table:table-cell office:value-type="string" table:style-name="ce66">
              <text:p>05a 10m 18d</text:p>
            </table:table-cell>
            <table:table-cell office:value-type="string" table:style-name="ce135">
              <text:p>Mov PqRMnt/6 Adt DSM 1A Bol DGP 039, 18 maio 11</text:p>
            </table:table-cell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319">
              <text:p>Pq R Mnt/7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° Ten</text:p>
            </table:table-cell>
            <table:table-cell office:value-type="string" table:style-name="ce15">
              <text:p>Carreira</text:p>
            </table:table-cell>
            <table:table-cell office:value-type="string" table:style-name="ce320">
              <text:p>JOÃO HERBES DA SILVA SAMPAIO</text:p>
            </table:table-cell>
            <table:table-cell office:value-type="string" table:style-name="ce15">
              <text:p>MB</text:p>
            </table:table-cell>
            <table:table-cell office:value-type="string" table:style-name="ce59">
              <text:p>MB</text:p>
            </table:table-cell>
            <table:table-cell office:value-type="string" table:style-name="ce15">
              <text:p>16 8109 000 000</text:p>
            </table:table-cell>
            <table:table-cell office:value-type="string" table:style-name="ce19">
              <text:p>QMB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2" table:style-name="ce22"/>
            <table:table-cell table:style-name="ce78"/>
            <table:table-cell table:style-name="ce79"/>
            <table:table-cell table:number-columns-repeated="2" table:style-name="ce23"/>
            <table:table-cell table:style-name="ce22"/>
            <table:table-cell table:number-columns-repeated="2" table:style-name="ce75"/>
            <table:table-cell table:style-name="ce81"/>
            <table:table-cell table:style-name="ce24"/>
            <table:table-cell table:style-name="ce10"/>
            <table:table-cell table:style-name="ce291"/>
            <table:table-cell table:number-columns-repeated="9" table:style-name="ce1"/>
            <table:table-cell table:number-columns-repeated="16349"/>
          </table:table-row>
          <table:table-row table:style-name="ro3">
            <table:table-cell office:value-type="string" table:style-name="ce319">
              <text:p>Pq R Mnt/7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1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ELISIO JATAI CAVALCANTE MOTA NETO</text:p>
            </table:table-cell>
            <table:table-cell office:value-type="string" table:style-name="ce15">
              <text:p>MB</text:p>
            </table:table-cell>
            <table:table-cell office:value-type="string" table:style-name="ce59">
              <text:p>MB</text:p>
            </table:table-cell>
            <table:table-cell office:value-type="string" table:style-name="ce15">
              <text:p>16 8109 000 000</text:p>
            </table:table-cell>
            <table:table-cell office:value-type="string" table:style-name="ce19">
              <text:p>QMB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82"/>
            <table:table-cell table:style-name="ce24"/>
            <table:table-cell table:style-name="ce10"/>
            <table:table-cell table:style-name="ce1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318">
              <text:p>Pq R Mnt/7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35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24">
              <text:p>EDSON VITOR GOMES DA SILVA</text:p>
            </table:table-cell>
            <table:table-cell office:value-type="string" table:style-name="ce82">
              <text:p>MB</text:p>
            </table:table-cell>
            <table:table-cell office:value-type="string" table:style-name="ce82">
              <text:p>MB</text:p>
            </table:table-cell>
            <table:table-cell office:value-type="string" table:style-name="ce64">
              <text:p>16 8109 000 000</text:p>
            </table:table-cell>
            <table:table-cell office:value-type="string" table:style-name="ce104">
              <text:p>QMB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83 657 004 92</text:p>
            </table:table-cell>
            <table:table-cell office:value-type="string" table:style-name="ce21">
              <text:p>0737186049</text:p>
            </table:table-cell>
            <table:table-cell office:value-type="date" office:date-value="1989-02-21T00:00:00" table:style-name="ce22">
              <text:p>21 Feb 1989</text:p>
            </table:table-cell>
            <table:table-cell office:value-type="date" office:date-value="2008-11-29T00:00:00" table:style-name="ce22">
              <text:p>29 Nov 2008</text:p>
            </table:table-cell>
            <table:table-cell office:value-type="date" office:date-value="2009-08-31T00:00:00" table:style-name="ce22">
              <text:p>31 Aug 2009</text:p>
            </table:table-cell>
            <table:table-cell office:value-type="date" office:date-value="2012-08-31T00:00:00" table:style-name="ce22">
              <text:p>31 Aug 2012</text:p>
            </table:table-cell>
            <table:table-cell office:value-type="string" table:style-name="ce23">
              <text:p>00a 07m 02d</text:p>
            </table:table-cell>
            <table:table-cell office:value-type="string" table:style-name="ce23">
              <text:p>00a 03m 18d</text:p>
            </table:table-cell>
            <table:table-cell office:value-type="date" office:date-value="2009-06-29T00:00:00" table:style-name="ce40">
              <text:p>29 Jun 2009</text:p>
            </table:table-cell>
            <table:table-cell office:value-type="date" office:date-value="2014-06-29T00:00:00" table:style-name="ce40">
              <text:p>29 Jun 2014</text:p>
            </table:table-cell>
            <table:table-cell office:value-type="date" office:date-value="2015-06-28T00:00:00" table:style-name="ce40">
              <text:p>28 Jun 2015</text:p>
            </table:table-cell>
            <table:table-cell office:value-type="string" table:style-name="ce41">
              <text:p>06a 10m 21d</text:p>
            </table:table-cell>
            <table:table-cell table:style-name="ce24"/>
            <table:table-cell table:style-name="ce10"/>
            <table:table-cell office:value-type="string" table:style-name="ce50">
              <text:p>MB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318">
              <text:p>Pq R Mnt/7</text:p>
            </table:table-cell>
            <table:table-cell office:value-type="string" table:style-name="ce62">
              <text:p>Recife</text:p>
            </table:table-cell>
            <table:table-cell office:value-type="string" table:style-name="ce63">
              <text:p>PE</text:p>
            </table:table-cell>
            <table:table-cell office:value-type="string" table:style-name="ce82">
              <text:p>1º Ten</text:p>
            </table:table-cell>
            <table:table-cell office:value-type="string" table:style-name="ce64">
              <text:p>Temporário</text:p>
            </table:table-cell>
            <table:table-cell office:value-type="string" table:style-name="ce65">
              <text:p>FELIPE PEREIRA NÓBREGA</text:p>
            </table:table-cell>
            <table:table-cell office:value-type="string" table:style-name="ce82">
              <text:p>MB</text:p>
            </table:table-cell>
            <table:table-cell office:value-type="string" table:style-name="ce50">
              <text:p>MB</text:p>
            </table:table-cell>
            <table:table-cell office:value-type="string" table:style-name="ce64">
              <text:p>17 8109 000 000</text:p>
            </table:table-cell>
            <table:table-cell office:value-type="string" table:style-name="ce104">
              <text:p>QMB</text:p>
            </table:table-cell>
            <table:table-cell office:value-type="string" table:style-name="ce38">
              <text:p>Claro prorroga</text:p>
            </table:table-cell>
            <table:table-cell office:value-type="string" table:style-name="ce21">
              <text:p>066 820 974 76</text:p>
            </table:table-cell>
            <table:table-cell office:value-type="string" table:style-name="ce21">
              <text:p>0700048853</text:p>
            </table:table-cell>
            <table:table-cell office:value-type="date" office:date-value="1987-10-06T00:00:00" table:style-name="ce22">
              <text:p>06 Oct 1987</text:p>
            </table:table-cell>
            <table:table-cell office:value-type="date" office:date-value="2007-12-01T00:00:00" table:style-name="ce22">
              <text:p>01 Dec 2007</text:p>
            </table:table-cell>
            <table:table-cell office:value-type="date" office:date-value="2008-08-31T00:00:00" table:style-name="ce22">
              <text:p>31 Aug 2008</text:p>
            </table:table-cell>
            <table:table-cell office:value-type="date" office:date-value="2011-08-31T00:00:00" table:style-name="ce22">
              <text:p>31 Aug 2011</text:p>
            </table:table-cell>
            <table:table-cell office:value-type="string" table:style-name="ce23">
              <text:p>00a 06m 23d</text:p>
            </table:table-cell>
            <table:table-cell office:value-type="string" table:style-name="ce23">
              <text:p>00a 03m 16d</text:p>
            </table:table-cell>
            <table:table-cell office:value-type="date" office:date-value="2008-06-23T00:00:00" table:style-name="ce40">
              <text:p>23 Jun 2008</text:p>
            </table:table-cell>
            <table:table-cell office:value-type="date" office:date-value="2014-06-23T00:00:00" table:style-name="ce40">
              <text:p>23 Jun 2014</text:p>
            </table:table-cell>
            <table:table-cell office:value-type="date" office:date-value="2015-06-22T00:00:00" table:style-name="ce40">
              <text:p>22 Jun 2015</text:p>
            </table:table-cell>
            <table:table-cell office:value-type="string" table:style-name="ce66">
              <text:p>07a 10m 10d</text:p>
            </table:table-cell>
            <table:table-cell office:value-type="string" table:style-name="ce24">
              <text:p>Último ano</text:p>
            </table:table-cell>
            <table:table-cell table:style-name="ce10"/>
            <table:table-cell office:value-type="string" table:style-name="ce50">
              <text:p>MB</text:p>
            </table:table-cell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319">
              <text:p>Pq R Mnt/7</text:p>
            </table:table-cell>
            <table:table-cell office:value-type="string" table:style-name="ce57">
              <text:p>Recife</text:p>
            </table:table-cell>
            <table:table-cell office:value-type="string" table:style-name="ce58">
              <text:p>PE</text:p>
            </table:table-cell>
            <table:table-cell office:value-type="string" table:style-name="ce15">
              <text:p>2º Ten</text:p>
            </table:table-cell>
            <table:table-cell office:value-type="string" table:style-name="ce15">
              <text:p>Carreira</text:p>
            </table:table-cell>
            <table:table-cell office:value-type="string" table:style-name="ce19">
              <text:p>FRANCISCO ITAÉCIO PEREIRA CORREIA</text:p>
            </table:table-cell>
            <table:table-cell office:value-type="string" table:style-name="ce15">
              <text:p>MB</text:p>
            </table:table-cell>
            <table:table-cell office:value-type="string" table:style-name="ce59">
              <text:p>MB</text:p>
            </table:table-cell>
            <table:table-cell office:value-type="string" table:style-name="ce15">
              <text:p>17 8109 000 000</text:p>
            </table:table-cell>
            <table:table-cell office:value-type="string" table:style-name="ce19">
              <text:p>QMB</text:p>
            </table:table-cell>
            <table:table-cell office:value-type="string" table:style-name="ce19">
              <text:p>Claro ocup Of Carreira</text:p>
            </table:table-cell>
            <table:table-cell office:value-type="string" table:style-name="ce19">
              <text:p>Claro ocup Of Carreira</text:p>
            </table:table-cell>
            <table:table-cell table:style-name="ce21"/>
            <table:table-cell table:number-columns-repeated="4" table:style-name="ce22"/>
            <table:table-cell table:number-columns-repeated="2" table:style-name="ce23"/>
            <table:table-cell table:number-columns-repeated="3" table:style-name="ce40"/>
            <table:table-cell table:style-name="ce41"/>
            <table:table-cell table:style-name="ce135"/>
            <table:table-cell table:style-name="ce10"/>
            <table:table-cell table:style-name="ce50"/>
            <table:table-cell table:number-columns-repeated="231" table:style-name="ce10"/>
            <table:table-cell table:number-columns-repeated="16127"/>
          </table:table-row>
          <table:table-row table:style-name="ro3">
            <table:table-cell office:value-type="string" table:style-name="ce321">
              <text:p>Pq R Mnt/7</text:p>
            </table:table-cell>
            <table:table-cell office:value-type="string" table:style-name="ce84">
              <text:p>Recife</text:p>
            </table:table-cell>
            <table:table-cell office:value-type="string" table:style-name="ce85">
              <text:p>PE</text:p>
            </table:table-cell>
            <table:table-cell office:value-type="string" table:style-name="ce42">
              <text:p>2º Ten</text:p>
            </table:table-cell>
            <table:table-cell office:value-type="string" table:style-name="ce42">
              <text:p>Temporário</text:p>
            </table:table-cell>
            <table:table-cell office:value-type="string" table:style-name="ce322">
              <text:p>JOSÉ MARCOS FERNANDO DO NASCIMENTO CAVALCANTI</text:p>
            </table:table-cell>
            <table:table-cell office:value-type="string" table:style-name="ce42">
              <text:p>MB</text:p>
            </table:table-cell>
            <table:table-cell office:value-type="string" table:style-name="ce87">
              <text:p>MB</text:p>
            </table:table-cell>
            <table:table-cell office:value-type="string" table:style-name="ce42">
              <text:p>EXCEDENTE</text:p>
            </table:table-cell>
            <table:table-cell office:value-type="string" table:style-name="ce88">
              <text:p>QMB</text:p>
            </table:table-cell>
            <table:table-cell office:value-type="string" table:style-name="ce88">
              <text:p>Excedente prorroga</text:p>
            </table:table-cell>
            <table:table-cell office:value-type="string" table:style-name="ce141">
              <text:p>086 811 224 01</text:p>
            </table:table-cell>
            <table:table-cell office:value-type="string" table:style-name="ce141">
              <text:p>0702140450</text:p>
            </table:table-cell>
            <table:table-cell office:value-type="date" office:date-value="1991-02-21T00:00:00" table:style-name="ce90">
              <text:p>21 Feb 1991</text:p>
            </table:table-cell>
            <table:table-cell office:value-type="date" office:date-value="2010-12-02T00:00:00" table:style-name="ce93">
              <text:p>02 Dec 2010</text:p>
            </table:table-cell>
            <table:table-cell office:value-type="date" office:date-value="2011-08-31T00:00:00" table:style-name="ce93">
              <text:p>31 Aug 2011</text:p>
            </table:table-cell>
            <table:table-cell office:value-type="date" office:date-value="2014-08-31T00:00:00" table:style-name="ce91">
              <text:p>31 Aug 2014</text:p>
            </table:table-cell>
            <table:table-cell office:value-type="string" table:style-name="ce92">
              <text:p>00a 07m 05d</text:p>
            </table:table-cell>
            <table:table-cell office:value-type="string" table:style-name="ce208">
              <text:p>00a 03m 12d</text:p>
            </table:table-cell>
            <table:table-cell office:value-type="date" office:date-value="2011-06-27T00:00:00" table:style-name="ce90">
              <text:p>27 Jun 2011</text:p>
            </table:table-cell>
            <table:table-cell office:value-type="date" office:date-value="2014-06-27T00:00:00" table:style-name="ce93">
              <text:p>27 Jun 2014</text:p>
            </table:table-cell>
            <table:table-cell office:value-type="date" office:date-value="2015-06-26T00:00:00" table:style-name="ce93">
              <text:p>26 Jun 2015</text:p>
            </table:table-cell>
            <table:table-cell office:value-type="string" table:style-name="ce209">
              <text:p>04a 10m 18d</text:p>
            </table:table-cell>
            <table:table-cell table:style-name="ce88"/>
            <table:table-cell table:style-name="ce10"/>
            <table:table-cell table:style-name="ce291"/>
            <table:table-cell table:number-columns-repeated="231" table:style-name="ce10"/>
            <table:table-cell table:number-columns-repeated="16127"/>
          </table:table-row>
        </table:table-row-group>
        <table:table-row table:style-name="ro1">
          <table:table-cell table:style-name="ce323"/>
          <table:table-cell table:style-name="ce324"/>
          <table:table-cell table:style-name="ce325"/>
          <table:table-cell table:style-name="ce326"/>
          <table:table-cell table:style-name="ce327"/>
          <table:table-cell table:style-name="ce1"/>
          <table:table-cell table:style-name="ce328"/>
          <table:table-cell table:style-name="ce329"/>
          <table:table-cell table:style-name="ce326"/>
          <table:table-cell table:style-name="ce323"/>
          <table:table-cell table:number-columns-repeated="10" table:style-name="ce1"/>
          <table:table-cell office:value-type="string" table:style-name="ce1">
            <text:p><text:s/></text:p>
          </table:table-cell>
          <table:table-cell table:number-columns-repeated="3" table:style-name="ce1"/>
          <table:table-cell table:style-name="ce10"/>
          <table:table-cell table:style-name="ce1"/>
          <table:table-cell table:number-columns-repeated="231" table:style-name="ce10"/>
          <table:table-cell table:number-columns-repeated="16127"/>
        </table:table-row>
        <table:table-row table:style-name="ro1">
          <table:table-cell table:style-name="ce323"/>
          <table:table-cell table:style-name="ce324"/>
          <table:table-cell table:style-name="ce325"/>
          <table:table-cell table:number-columns-repeated="2" table:style-name="ce326"/>
          <table:table-cell table:number-columns-repeated="2"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4" table:style-name="ce331"/>
          <table:table-cell table:number-columns-repeated="2" table:style-name="ce332"/>
          <table:table-cell table:number-columns-repeated="3" table:style-name="ce331"/>
          <table:table-cell table:style-name="ce330"/>
          <table:table-cell table:style-name="ce323"/>
          <table:table-cell table:style-name="ce10"/>
          <table:table-cell table:style-name="ce1"/>
          <table:table-cell table:number-columns-repeated="231" table:style-name="ce10"/>
          <table:table-cell table:number-columns-repeated="16127"/>
        </table:table-row>
        <table:table-row table:style-name="ro1">
          <table:table-cell office:value-type="string" table:number-columns-spanned="2" table:number-rows-spanned="1" table:style-name="ce415">
            <text:p>Port nº 076-DGP, 08 ABR 14</text:p>
          </table:table-cell>
          <table:covered-table-cell/>
          <table:table-cell table:number-columns-repeated="3" table:style-name="ce333"/>
          <table:table-cell table:number-columns-repeated="2" table:style-name="ce328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4" table:style-name="ce331"/>
          <table:table-cell table:number-columns-repeated="2" table:style-name="ce332"/>
          <table:table-cell table:number-columns-repeated="3" table:style-name="ce331"/>
          <table:table-cell table:style-name="ce326"/>
          <table:table-cell table:style-name="ce323"/>
          <table:table-cell table:style-name="ce10"/>
          <table:table-cell table:style-name="ce1"/>
          <table:table-cell table:number-columns-repeated="231" table:style-name="ce10"/>
          <table:table-cell table:number-columns-repeated="16127"/>
        </table:table-row>
        <table:table-row table:style-name="ro1">
          <table:table-cell office:value-type="string" table:style-name="ce334">
            <text:p>TETO</text:p>
          </table:table-cell>
          <table:table-cell office:value-type="float" office:value="168" table:style-name="ce335">
            <text:p>168</text:p>
          </table:table-cell>
          <table:table-cell table:style-name="ce325"/>
          <table:table-cell table:number-columns-repeated="2" table:style-name="ce326"/>
          <table:table-cell table:number-columns-repeated="3" table:style-name="ce336"/>
          <table:table-cell table:style-name="ce337"/>
          <table:table-cell table:number-columns-repeated="2" table:style-name="ce338"/>
          <table:table-cell table:style-name="ce339"/>
          <table:table-cell table:number-columns-repeated="9" table:style-name="ce340"/>
          <table:table-cell table:style-name="ce331"/>
          <table:table-cell table:style-name="ce326"/>
          <table:table-cell table:style-name="ce323"/>
          <table:table-cell table:style-name="ce289"/>
          <table:table-cell table:style-name="ce1"/>
          <table:table-cell table:number-columns-repeated="231" table:style-name="ce10"/>
          <table:table-cell table:number-columns-repeated="16127"/>
        </table:table-row>
        <table:table-row table:style-name="ro1">
          <table:table-cell office:value-type="string" table:style-name="ce341">
            <text:p>Carreira:</text:p>
          </table:table-cell>
          <table:table-cell office:value-type="float" office:value="147" table:formula="msoxl:=COUNTIF(E2:E334,&quot;Carreira&quot;)" table:style-name="ce342">
            <text:p>147</text:p>
          </table:table-cell>
          <table:table-cell table:style-name="ce325"/>
          <table:table-cell table:number-columns-repeated="2" table:style-name="ce326"/>
          <table:table-cell office:value-type="string" table:style-name="ce84">
            <text:p>Recife</text:p>
          </table:table-cell>
          <table:table-cell office:value-type="string" table:style-name="ce85">
            <text:p>PE</text:p>
          </table:table-cell>
          <table:table-cell office:value-type="string" table:style-name="ce35">
            <text:p>1º Ten</text:p>
          </table:table-cell>
          <table:table-cell office:value-type="string" table:style-name="ce42">
            <text:p>Temporário</text:p>
          </table:table-cell>
          <table:table-cell office:value-type="string" table:style-name="ce343">
            <text:p>EMERSON<text:s/><text:span text:style-name="T11">DE ARAUJO BELTRÃO</text:span></text:p>
          </table:table-cell>
          <table:table-cell office:value-type="string" table:style-name="ce42">
            <text:p>Int</text:p>
          </table:table-cell>
          <table:table-cell office:value-type="string" table:style-name="ce310">
            <text:p>Int</text:p>
          </table:table-cell>
          <table:table-cell office:value-type="string" table:style-name="ce42">
            <text:p>EXCEDENTE</text:p>
          </table:table-cell>
          <table:table-cell table:style-name="ce88"/>
          <table:table-cell office:value-type="string" table:style-name="ce88">
            <text:p>Excedente prorroga</text:p>
          </table:table-cell>
          <table:table-cell office:value-type="string" table:style-name="ce141">
            <text:p>068 060 044 23</text:p>
          </table:table-cell>
          <table:table-cell office:value-type="string" table:style-name="ce141">
            <text:p>0701634859</text:p>
          </table:table-cell>
          <table:table-cell office:value-type="string" table:style-name="ce90">
            <text:p>18/Ago/1988</text:p>
          </table:table-cell>
          <table:table-cell office:value-type="date" office:date-value="2008-11-29T00:00:00" table:style-name="ce90">
            <text:p>29 Nov 2008</text:p>
          </table:table-cell>
          <table:table-cell office:value-type="date" office:date-value="2009-08-31T00:00:00" table:style-name="ce90">
            <text:p>31 Aug 2009</text:p>
          </table:table-cell>
          <table:table-cell office:value-type="date" office:date-value="2012-08-31T00:00:00" table:style-name="ce90">
            <text:p>31 Aug 2012</text:p>
          </table:table-cell>
          <table:table-cell office:value-type="string" table:style-name="ce92">
            <text:p>00a 07m 02d</text:p>
          </table:table-cell>
          <table:table-cell office:value-type="string" table:style-name="ce92">
            <text:p>00a 03m 18d</text:p>
          </table:table-cell>
          <table:table-cell office:value-type="date" office:date-value="2009-06-29T00:00:00" table:style-name="ce90">
            <text:p>29 Jun 2009</text:p>
          </table:table-cell>
          <table:table-cell office:value-type="date" office:date-value="2014-06-29T00:00:00" table:style-name="ce90">
            <text:p>29 Jun 2014</text:p>
          </table:table-cell>
          <table:table-cell office:value-type="date" office:date-value="2015-06-28T00:00:00" table:style-name="ce90">
            <text:p>28 Jun 2015</text:p>
          </table:table-cell>
          <table:table-cell office:value-type="string" table:style-name="ce311">
            <text:p>06a 10m 21d</text:p>
          </table:table-cell>
          <table:table-cell table:style-name="ce88"/>
          <table:table-cell table:number-columns-repeated="16356"/>
        </table:table-row>
        <table:table-row table:style-name="ro3">
          <table:table-cell office:value-type="string" table:style-name="ce344">
            <text:p>Temporário<text:span text:style-name="T22">(Com Excedentes)</text:span><text:span text:style-name="T11">:</text:span></text:p>
          </table:table-cell>
          <table:table-cell office:value-type="float" office:value="164" table:formula="msoxl:=COUNTIF(E2:E334,&quot;Temporário&quot;)" table:style-name="ce345">
            <text:p>164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style-name="ce326"/>
          <table:table-cell table:style-name="ce346"/>
          <table:table-cell table:number-columns-repeated="2" table:style-name="ce347"/>
          <table:table-cell table:style-name="ce339"/>
          <table:table-cell table:number-columns-repeated="8" table:style-name="ce348"/>
          <table:table-cell table:style-name="ce349"/>
          <table:table-cell table:style-name="ce331"/>
          <table:table-cell table:style-name="ce326"/>
          <table:table-cell table:style-name="ce323"/>
          <table:table-cell table:style-name="ce10"/>
          <table:table-cell table:style-name="ce1"/>
          <table:table-cell table:number-columns-repeated="231" table:style-name="ce10"/>
          <table:table-cell table:number-columns-repeated="16127"/>
        </table:table-row>
        <table:table-row table:style-name="ro1">
          <table:table-cell office:value-type="string" table:style-name="ce350">
            <text:p>Agregado:</text:p>
          </table:table-cell>
          <table:table-cell office:value-type="float" office:value="0" table:formula="msoxl:=COUNTIF(I2:I334,&quot;Agregado&quot;)" table:style-name="ce345">
            <text:p>0</text:p>
          </table:table-cell>
          <table:table-cell table:style-name="ce325"/>
          <table:table-cell table:number-columns-repeated="2" table:style-name="ce326"/>
          <table:table-cell office:value-type="string" table:style-name="ce351">
            <text:p>SILVANDRO<text:span text:style-name="T21"><text:s/>FERREIRA DE SIQUEIRA JUNIOR</text:span></text:p>
          </table:table-cell>
          <table:table-cell office:value-type="string" table:style-name="ce47">
            <text:p>int/MB</text:p>
          </table:table-cell>
          <table:table-cell office:value-type="string" table:style-name="ce47">
            <text:p>Int</text:p>
          </table:table-cell>
          <table:table-cell office:value-type="string" table:style-name="ce47">
            <text:p>17 8010 000 000</text:p>
          </table:table-cell>
          <table:table-cell office:value-type="string" table:style-name="ce48">
            <text:p>Sv Intendência/QMB</text:p>
          </table:table-cell>
          <table:table-cell office:value-type="string" table:style-name="ce49">
            <text:p>Claro prorroga</text:p>
          </table:table-cell>
          <table:table-cell office:value-type="string" table:style-name="ce116">
            <text:p>078.649.014-41</text:p>
          </table:table-cell>
          <table:table-cell office:value-type="string" table:style-name="ce117">
            <text:p>070214025-2</text:p>
          </table:table-cell>
          <table:table-cell office:value-type="date" office:date-value="1991-08-31T00:00:00" table:style-name="ce73">
            <text:p>31 Aug 1991</text:p>
          </table:table-cell>
          <table:table-cell office:value-type="date" office:date-value="2010-12-04T00:00:00" table:style-name="ce73">
            <text:p>04 Dec 2010</text:p>
          </table:table-cell>
          <table:table-cell office:value-type="date" office:date-value="2011-08-31T00:00:00" table:style-name="ce73">
            <text:p>31 Aug 2011</text:p>
          </table:table-cell>
          <table:table-cell office:value-type="date" office:date-value="2014-08-31T00:00:00" table:style-name="ce98">
            <text:p>31 Aug 2014</text:p>
          </table:table-cell>
          <table:table-cell office:value-type="string" table:style-name="ce95">
            <text:p>00a 07m 05d</text:p>
          </table:table-cell>
          <table:table-cell office:value-type="string" table:style-name="ce95">
            <text:p>00a 03m 16d</text:p>
          </table:table-cell>
          <table:table-cell office:value-type="date" office:date-value="2011-06-27T00:00:00" table:style-name="ce73">
            <text:p>27 Jun 2011</text:p>
          </table:table-cell>
          <table:table-cell office:value-type="date" office:date-value="2014-08-01T00:00:00" table:style-name="ce99">
            <text:p>01 Aug 2014</text:p>
          </table:table-cell>
          <table:table-cell office:value-type="date" office:date-value="2015-07-31T00:00:00" table:style-name="ce99">
            <text:p>31 Jul 2015</text:p>
          </table:table-cell>
          <table:table-cell office:value-type="string" table:style-name="ce118">
            <text:p>03a 10m 22d</text:p>
          </table:table-cell>
          <table:table-cell table:style-name="ce24"/>
          <table:table-cell table:style-name="ce10"/>
          <table:table-cell table:style-name="ce1"/>
          <table:table-cell table:number-columns-repeated="231" table:style-name="ce10"/>
          <table:table-cell table:number-columns-repeated="16127"/>
        </table:table-row>
        <table:table-row table:style-name="ro1">
          <table:table-cell office:value-type="string" table:style-name="ce352">
            <text:p>Adido:</text:p>
          </table:table-cell>
          <table:table-cell office:value-type="float" office:value="0" table:formula="msoxl:=COUNTIF(E2:E334,&quot;ADIDO&quot;)" table:style-name="ce353">
            <text:p>0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style-name="ce326"/>
          <table:table-cell table:style-name="ce346"/>
          <table:table-cell table:number-columns-repeated="2" table:style-name="ce347"/>
          <table:table-cell table:style-name="ce354"/>
          <table:table-cell table:number-columns-repeated="8" table:style-name="ce355"/>
          <table:table-cell table:style-name="ce356"/>
          <table:table-cell table:style-name="ce331"/>
          <table:table-cell table:style-name="ce326"/>
          <table:table-cell table:style-name="ce323"/>
          <table:table-cell table:style-name="ce10"/>
          <table:table-cell table:style-name="ce1"/>
          <table:table-cell table:number-columns-repeated="231" table:style-name="ce10"/>
          <table:table-cell table:number-columns-repeated="16127"/>
        </table:table-row>
        <table:table-row table:style-name="ro1">
          <table:table-cell office:value-type="string" table:style-name="ce357">
            <text:p>Reintegrado:</text:p>
          </table:table-cell>
          <table:table-cell office:value-type="float" office:value="5" table:formula="msoxl:=COUNTIF(I2:I334,&quot;REINTEG JUDIC&quot;)" table:style-name="ce358">
            <text:p>5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style-name="ce326"/>
          <table:table-cell table:style-name="ce346"/>
          <table:table-cell table:number-columns-repeated="2" table:style-name="ce347"/>
          <table:table-cell table:style-name="ce359"/>
          <table:table-cell table:number-columns-repeated="8" table:style-name="ce360"/>
          <table:table-cell table:style-name="ce349"/>
          <table:table-cell table:style-name="ce361"/>
          <table:table-cell table:style-name="ce330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office:value-type="string" table:style-name="ce362">
            <text:p>Excedente:</text:p>
          </table:table-cell>
          <table:table-cell office:value-type="float" office:value="15" table:formula="msoxl:=COUNTIF(I2:I334,&quot;Excedente&quot;)" table:style-name="ce363">
            <text:p>15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style-name="ce326"/>
          <table:table-cell table:style-name="ce346"/>
          <table:table-cell table:number-columns-repeated="2" table:style-name="ce347"/>
          <table:table-cell table:style-name="ce359"/>
          <table:table-cell table:number-columns-repeated="8" table:style-name="ce364"/>
          <table:table-cell table:style-name="ce349"/>
          <table:table-cell table:style-name="ce361"/>
          <table:table-cell table:style-name="ce330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office:value-type="string" table:style-name="ce365">
            <text:p>TOTAL OF TMPR</text:p>
          </table:table-cell>
          <table:table-cell office:value-type="float" office:value="164" table:formula="msoxl:=B340+B342" table:style-name="ce366">
            <text:p>164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style-name="ce326"/>
          <table:table-cell table:style-name="ce346"/>
          <table:table-cell table:number-columns-repeated="2" table:style-name="ce347"/>
          <table:table-cell table:style-name="ce359"/>
          <table:table-cell table:number-columns-repeated="8" table:style-name="ce364"/>
          <table:table-cell table:style-name="ce349"/>
          <table:table-cell table:style-name="ce361"/>
          <table:table-cell table:style-name="ce330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office:value-type="string" table:style-name="ce367">
            <text:p>Folga no Teto:</text:p>
          </table:table-cell>
          <table:table-cell office:value-type="float" office:value="4" table:formula="msoxl:=B338-B345" table:style-name="ce368">
            <text:p>4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style-name="ce326"/>
          <table:table-cell table:style-name="ce346"/>
          <table:table-cell table:number-columns-repeated="2" table:style-name="ce347"/>
          <table:table-cell table:style-name="ce359"/>
          <table:table-cell table:number-columns-repeated="8" table:style-name="ce364"/>
          <table:table-cell table:style-name="ce349"/>
          <table:table-cell table:style-name="ce361"/>
          <table:table-cell table:style-name="ce330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office:value-type="string" table:style-name="ce369">
            <text:p>Vago:</text:p>
          </table:table-cell>
          <table:table-cell office:value-type="float" office:value="16" table:formula="msoxl:=COUNTIF(E2:E334,&quot;Vago&quot;)" table:style-name="ce370">
            <text:p>16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style-name="ce326"/>
          <table:table-cell table:style-name="ce346"/>
          <table:table-cell table:number-columns-repeated="2" table:style-name="ce347"/>
          <table:table-cell table:style-name="ce371"/>
          <table:table-cell table:number-columns-repeated="9" table:style-name="ce355"/>
          <table:table-cell table:style-name="ce372"/>
          <table:table-cell table:style-name="ce373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office:value-type="string" table:style-name="ce374">
            <text:p>Licenciamento</text:p>
          </table:table-cell>
          <table:table-cell office:value-type="float" office:value="26" table:formula="msoxl:=COUNTIF(X2:X334,&quot;Último ano&quot;)" table:style-name="ce375">
            <text:p>26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style-name="ce326"/>
          <table:table-cell table:style-name="ce346"/>
          <table:table-cell table:number-columns-repeated="2" table:style-name="ce347"/>
          <table:table-cell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style-name="ce372"/>
          <table:table-cell table:number-columns-repeated="2" table:style-name="ce361"/>
          <table:table-cell table:style-name="ce330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office:value-type="string" table:style-name="ce376">
            <text:p>CONVOCADOS 27 JUN 11</text:p>
          </table:table-cell>
          <table:table-cell office:value-type="float" office:value="37" table:style-name="ce377">
            <text:p>37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style-name="ce326"/>
          <table:table-cell table:style-name="ce346"/>
          <table:table-cell table:number-columns-repeated="2" table:style-name="ce347"/>
          <table:table-cell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style-name="ce372"/>
          <table:table-cell table:number-columns-repeated="2" table:style-name="ce361"/>
          <table:table-cell table:style-name="ce330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office:value-type="string" table:style-name="ce378">
            <text:p>Previsão de Vagas</text:p>
          </table:table-cell>
          <table:table-cell office:value-type="float" office:value="0" table:formula="msoxl:=COUNTIF(K8:K334,&quot;Previsão de licenciamento&quot;)" table:style-name="ce345">
            <text:p>0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number-columns-repeated="2" table:style-name="ce326"/>
          <table:table-cell table:number-columns-repeated="3" table:style-name="ce323"/>
          <table:table-cell table:style-name="ce349"/>
          <table:table-cell table:number-columns-repeated="2" table:style-name="ce361"/>
          <table:table-cell table:number-columns-repeated="4" table:style-name="ce332"/>
          <table:table-cell table:style-name="ce372"/>
          <table:table-cell table:number-columns-repeated="2" table:style-name="ce361"/>
          <table:table-cell table:style-name="ce330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table:number-columns-repeated="2" table:style-name="ce1"/>
          <table:table-cell table:style-name="ce325"/>
          <table:table-cell table:number-columns-repeated="2" table:style-name="ce326"/>
          <table:table-cell table:number-columns-repeated="2" table:style-name="ce323"/>
          <table:table-cell table:style-name="ce326"/>
          <table:table-cell table:style-name="ce379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style-name="ce372"/>
          <table:table-cell table:number-columns-repeated="2" table:style-name="ce361"/>
          <table:table-cell table:style-name="ce330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table:number-columns-spanned="3" table:number-rows-spanned="1" table:style-name="ce416"/>
          <table:covered-table-cell table:number-columns-repeated="2"/>
          <table:table-cell table:number-columns-repeated="2" table:style-name="ce326"/>
          <table:table-cell table:number-columns-repeated="2"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style-name="ce372"/>
          <table:table-cell table:number-columns-repeated="2" table:style-name="ce361"/>
          <table:table-cell table:style-name="ce330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4">
          <table:table-cell office:value-type="string" table:style-name="ce380">
            <text:p>PROM Abr Asp a 2º Ten</text:p>
          </table:table-cell>
          <table:table-cell office:value-type="float" office:value="2" table:style-name="ce381">
            <text:p>2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4">
          <table:table-cell office:value-type="string" table:style-name="ce380">
            <text:p>PROM Abr 2º a 1º Ten</text:p>
          </table:table-cell>
          <table:table-cell office:value-type="float" office:value="2" table:style-name="ce381">
            <text:p>2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61"/>
          <table:table-cell table:style-name="ce330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4">
          <table:table-cell office:value-type="string" table:style-name="ce380">
            <text:p>PROM Ago Asp a 2º Ten</text:p>
          </table:table-cell>
          <table:table-cell office:value-type="float" office:value="0" table:style-name="ce381">
            <text:p>0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4">
          <table:table-cell office:value-type="string" table:style-name="ce380">
            <text:p>PROM Ago 2º a 1º Ten</text:p>
          </table:table-cell>
          <table:table-cell office:value-type="float" office:value="0" table:style-name="ce381">
            <text:p>0</text:p>
          </table:table-cell>
          <table:table-cell table:style-name="ce325"/>
          <table:table-cell table:number-columns-repeated="2" table:style-name="ce326"/>
          <table:table-cell table:number-columns-repeated="2"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table:number-columns-repeated="2" table:style-name="ce323"/>
          <table:table-cell table:number-columns-repeated="3" table:style-name="ce326"/>
          <table:table-cell table:number-columns-repeated="2" table:style-name="ce323"/>
          <table:table-cell table:number-columns-repeated="2" table:style-name="ce326"/>
          <table:table-cell table:number-columns-repeated="3" table:style-name="ce323"/>
          <table:table-cell table:style-name="ce326"/>
          <table:table-cell table:number-columns-repeated="2" table:style-name="ce361"/>
          <table:table-cell table:number-columns-repeated="3" table:style-name="ce382"/>
          <table:table-cell table:style-name="ce332"/>
          <table:table-cell table:number-columns-repeated="3" table:style-name="ce361"/>
          <table:table-cell table:style-name="ce330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table:number-columns-repeated="2" table:style-name="ce323"/>
          <table:table-cell table:number-columns-repeated="3" table:style-name="ce326"/>
          <table:table-cell table:number-columns-repeated="2" table:style-name="ce38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table:style-name="ce323"/>
          <table:table-cell table:style-name="ce324"/>
          <table:table-cell table:style-name="ce325"/>
          <table:table-cell table:number-columns-repeated="2" table:style-name="ce326"/>
          <table:table-cell table:number-columns-repeated="2"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office:value-type="string" table:style-name="ce384">
            <text:p>3ª DL</text:p>
          </table:table-cell>
          <table:table-cell office:value-type="string" table:style-name="ce69">
            <text:p>Olinda</text:p>
          </table:table-cell>
          <table:table-cell office:value-type="string" table:style-name="ce70">
            <text:p>PE</text:p>
          </table:table-cell>
          <table:table-cell office:value-type="string" table:style-name="ce46">
            <text:p>1º Ten</text:p>
          </table:table-cell>
          <table:table-cell office:value-type="string" table:style-name="ce47">
            <text:p>Temporário</text:p>
          </table:table-cell>
          <table:table-cell office:value-type="string" table:style-name="ce48">
            <text:p>JOÃO PAULO<text:s/><text:span text:style-name="T19">GADELHA</text:span><text:s/>AGUIAR MALTA DE MOURA</text:p>
          </table:table-cell>
          <table:table-cell office:value-type="string" table:style-name="ce385">
            <text:p>Eng Cmb</text:p>
          </table:table-cell>
          <table:table-cell office:value-type="string" table:style-name="ce385">
            <text:p>Prev QCP</text:p>
          </table:table-cell>
          <table:table-cell office:value-type="string" table:style-name="ce385">
            <text:p>QEM-Eng Cart</text:p>
          </table:table-cell>
          <table:table-cell office:value-type="string" table:style-name="ce288">
            <text:p>17 8225 000 000</text:p>
          </table:table-cell>
          <table:table-cell office:value-type="string" table:style-name="ce386">
            <text:p>claro prorroga</text:p>
          </table:table-cell>
          <table:table-cell office:value-type="string" table:style-name="ce47">
            <text:p>Adit 01 Bol R 115, 21 JUN 13</text:p>
          </table:table-cell>
          <table:table-cell office:value-type="date" office:date-value="2014-06-22T00:00:00" table:style-name="ce387">
            <text:p>22 Jun 14</text:p>
          </table:table-cell>
          <table:table-cell office:value-type="string" table:style-name="ce72">
            <text:p>014 512 854 77</text:p>
          </table:table-cell>
          <table:table-cell office:value-type="string" table:style-name="ce73">
            <text:p>02/Jan/1988</text:p>
          </table:table-cell>
          <table:table-cell office:value-type="string" table:style-name="ce72">
            <text:p>0700678154</text:p>
          </table:table-cell>
          <table:table-cell office:value-type="string" table:style-name="ce388">
            <text:p>06a10m10d</text:p>
          </table:table-cell>
          <table:table-cell office:value-type="string" table:style-name="ce389">
            <text:p>00a10m10d</text:p>
          </table:table-cell>
          <table:table-cell office:value-type="date" office:date-value="2007-12-01T00:00:00" table:style-name="ce390">
            <text:p>01 Dec 2007</text:p>
          </table:table-cell>
          <table:table-cell office:value-type="date" office:date-value="2008-08-31T00:00:00" table:style-name="ce391">
            <text:p>31 Aug 2008</text:p>
          </table:table-cell>
          <table:table-cell office:value-type="date" office:date-value="2011-08-31T00:00:00" table:style-name="ce392">
            <text:p>31 Aug 2011</text:p>
          </table:table-cell>
          <table:table-cell table:style-name="ce393"/>
          <table:table-cell table:style-name="ce394"/>
          <table:table-cell office:value-type="date" office:date-value="2013-06-23T00:00:00" table:style-name="ce395">
            <text:p>23 Jun 2013</text:p>
          </table:table-cell>
          <table:table-cell office:value-type="date" office:date-value="2014-06-22T00:00:00" table:style-name="ce395">
            <text:p>22 Jun 2014</text:p>
          </table:table-cell>
          <table:table-cell table:style-name="ce396"/>
          <table:table-cell table:number-columns-repeated="2" table:style-name="ce397"/>
          <table:table-cell table:style-name="ce394"/>
          <table:table-cell table:number-columns-repeated="2" table:style-name="ce395"/>
          <table:table-cell table:style-name="ce396"/>
          <table:table-cell table:number-columns-repeated="2" table:style-name="ce397"/>
          <table:table-cell table:style-name="ce394"/>
          <table:table-cell table:number-columns-repeated="2" table:style-name="ce395"/>
          <table:table-cell table:style-name="ce396"/>
          <table:table-cell table:number-columns-repeated="2" table:style-name="ce397"/>
          <table:table-cell table:number-columns-repeated="3" table:style-name="ce395"/>
          <table:table-cell table:number-columns-repeated="3" table:style-name="ce397"/>
          <table:table-cell office:value-type="string" table:style-name="ce398">
            <text:p>a vaga pode ser preenchida por militar de Artilharia/Engenharia</text:p>
          </table:table-cell>
          <table:table-cell office:value-type="string" table:style-name="ce399">
            <text:p>oi</text:p>
          </table:table-cell>
          <table:table-cell office:value-type="string" table:style-name="ce400">
            <text:p>Claro</text:p>
          </table:table-cell>
          <table:table-cell table:style-name="ce401"/>
          <table:table-cell table:number-columns-repeated="16334"/>
        </table:table-row>
        <table:table-row table:style-name="ro1">
          <table:table-cell office:value-type="string" table:style-name="ce402">
            <text:p>3ª DL</text:p>
          </table:table-cell>
          <table:table-cell office:value-type="string" table:style-name="ce313">
            <text:p>Olinda</text:p>
          </table:table-cell>
          <table:table-cell office:value-type="string" table:style-name="ce385">
            <text:p>PE</text:p>
          </table:table-cell>
          <table:table-cell office:value-type="string" table:style-name="ce385">
            <text:p>2º Ten</text:p>
          </table:table-cell>
          <table:table-cell office:value-type="string" table:style-name="ce385">
            <text:p>Temporário</text:p>
          </table:table-cell>
          <table:table-cell office:value-type="string" table:style-name="ce313">
            <text:p>GLEDSTON DE PAULA PRESBÍTERO JÚNIOR</text:p>
          </table:table-cell>
          <table:table-cell office:value-type="string" table:style-name="ce385">
            <text:p>Eng Cmb</text:p>
          </table:table-cell>
          <table:table-cell office:value-type="string" table:style-name="ce385">
            <text:p>Prev QCP</text:p>
          </table:table-cell>
          <table:table-cell office:value-type="string" table:style-name="ce385">
            <text:p>QEM-Eng Cart</text:p>
          </table:table-cell>
          <table:table-cell office:value-type="string" table:style-name="ce288">
            <text:p>17 8225 000 000</text:p>
          </table:table-cell>
          <table:table-cell office:value-type="string" table:style-name="ce386">
            <text:p>claro prorroga</text:p>
          </table:table-cell>
          <table:table-cell office:value-type="string" table:style-name="ce47">
            <text:p>Adit 01 Bol R 114, 20 JUN 13</text:p>
          </table:table-cell>
          <table:table-cell office:value-type="date" office:date-value="2014-06-23T00:00:00" table:style-name="ce387">
            <text:p>23 Jun 14</text:p>
          </table:table-cell>
          <table:table-cell office:value-type="string" table:style-name="ce72">
            <text:p>102.694.824-07</text:p>
          </table:table-cell>
          <table:table-cell office:value-type="date" office:date-value="1993-06-11T00:00:00" table:style-name="ce73">
            <text:p>11 Jun 1993</text:p>
          </table:table-cell>
          <table:table-cell table:style-name="ce72"/>
          <table:table-cell office:value-type="string" table:style-name="ce388">
            <text:p>01a10m23d</text:p>
          </table:table-cell>
          <table:table-cell office:value-type="string" table:style-name="ce389">
            <text:p>00a10m23d</text:p>
          </table:table-cell>
          <table:table-cell office:value-type="date" office:date-value="2012-12-07T00:00:00" table:style-name="ce403">
            <text:p>07 Dec 2012</text:p>
          </table:table-cell>
          <table:table-cell office:value-type="date" office:date-value="2013-08-31T00:00:00" table:style-name="ce404">
            <text:p>31 Aug 2013</text:p>
          </table:table-cell>
          <table:table-cell office:value-type="date" office:date-value="2016-08-31T00:00:00" table:style-name="ce405">
            <text:p>31 Aug 2016</text:p>
          </table:table-cell>
          <table:table-cell table:style-name="ce393"/>
          <table:table-cell table:style-name="ce394"/>
          <table:table-cell office:value-type="date" office:date-value="2013-06-24T00:00:00" table:style-name="ce395">
            <text:p>24 Jun 2013</text:p>
          </table:table-cell>
          <table:table-cell office:value-type="date" office:date-value="2014-06-23T00:00:00" table:style-name="ce395">
            <text:p>23 Jun 2014</text:p>
          </table:table-cell>
          <table:table-cell table:style-name="ce396"/>
          <table:table-cell table:number-columns-repeated="2" table:style-name="ce397"/>
          <table:table-cell table:style-name="ce394"/>
          <table:table-cell table:number-columns-repeated="2" table:style-name="ce395"/>
          <table:table-cell table:style-name="ce396"/>
          <table:table-cell table:number-columns-repeated="2" table:style-name="ce397"/>
          <table:table-cell table:style-name="ce394"/>
          <table:table-cell table:number-columns-repeated="2" table:style-name="ce395"/>
          <table:table-cell table:style-name="ce396"/>
          <table:table-cell table:number-columns-repeated="2" table:style-name="ce397"/>
          <table:table-cell table:number-columns-repeated="3" table:style-name="ce395"/>
          <table:table-cell table:number-columns-repeated="3" table:style-name="ce397"/>
          <table:table-cell office:value-type="string" table:style-name="ce398">
            <text:p>a vaga pode ser preenchida por militar de Artilharia/Engenharia</text:p>
          </table:table-cell>
          <table:table-cell office:value-type="string" table:style-name="ce399">
            <text:p>oi</text:p>
          </table:table-cell>
          <table:table-cell office:value-type="string" table:style-name="ce400">
            <text:p>Claro</text:p>
          </table:table-cell>
          <table:table-cell table:style-name="ce401"/>
          <table:table-cell table:number-columns-repeated="16334"/>
        </table:table-row>
        <table:table-row table:number-rows-repeated="3" table:style-name="ro1">
          <table:table-cell table:style-name="ce323"/>
          <table:table-cell table:style-name="ce324"/>
          <table:table-cell table:style-name="ce325"/>
          <table:table-cell table:number-columns-repeated="2" table:style-name="ce326"/>
          <table:table-cell table:number-columns-repeated="2"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233" table:style-name="ce10"/>
          <table:table-cell table:number-columns-repeated="16127"/>
        </table:table-row>
        <table:table-row table:style-name="ro1">
          <table:table-cell table:style-name="ce10"/>
          <table:table-cell table:number-columns-repeated="2" table:style-name="ce406"/>
          <table:table-cell table:number-columns-repeated="8" table:style-name="ce10"/>
          <table:table-cell table:style-name="ce407"/>
          <table:table-cell table:number-columns-repeated="245" table:style-name="ce10"/>
          <table:table-cell table:number-columns-repeated="16127"/>
        </table:table-row>
        <table:table-row table:style-name="ro1">
          <table:table-cell table:number-columns-repeated="3" table:style-name="ce1"/>
          <table:table-cell table:number-columns-repeated="2" table:style-name="ce326"/>
          <table:table-cell table:style-name="ce408"/>
          <table:table-cell table:number-columns-repeated="19" table:style-name="ce1"/>
          <table:table-cell table:number-columns-repeated="232" table:style-name="ce10"/>
          <table:table-cell table:number-columns-repeated="16127"/>
        </table:table-row>
        <table:table-row table:style-name="ro1">
          <table:table-cell table:style-name="ce323"/>
          <table:table-cell table:style-name="ce324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323"/>
          <table:table-cell table:style-name="ce324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style-name="ce372"/>
          <table:table-cell table:number-columns-repeated="2" table:style-name="ce361"/>
          <table:table-cell table:style-name="ce330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number-columns-spanned="2" table:number-rows-spanned="1" table:style-name="ce417"/>
          <table:covered-table-cell/>
          <table:table-cell table:number-columns-repeated="6" table:style-name="ce1"/>
          <table:table-cell table:style-name="ce409"/>
          <table:table-cell table:number-columns-repeated="16" table:style-name="ce1"/>
          <table:table-cell table:number-columns-repeated="16359"/>
        </table:table-row>
        <table:table-row table:style-name="ro1">
          <table:table-cell table:style-name="ce334"/>
          <table:table-cell table:style-name="ce335"/>
          <table:table-cell table:number-columns-repeated="23" table:style-name="ce1"/>
          <table:table-cell table:number-columns-repeated="16359"/>
        </table:table-row>
        <table:table-row table:style-name="ro3">
          <table:table-cell table:style-name="ce344"/>
          <table:table-cell office:value-type="string" table:style-name="ce345">
            <text:p>temporario</text:p>
          </table:table-cell>
          <table:table-cell table:number-columns-repeated="23" table:style-name="ce1"/>
          <table:table-cell table:number-columns-repeated="16359"/>
        </table:table-row>
        <table:table-row table:style-name="ro1">
          <table:table-cell table:style-name="ce362"/>
          <table:table-cell table:style-name="ce363"/>
          <table:table-cell table:number-columns-repeated="23" table:style-name="ce1"/>
          <table:table-cell table:number-columns-repeated="16359"/>
        </table:table-row>
        <table:table-row table:style-name="ro1">
          <table:table-cell table:style-name="ce352"/>
          <table:table-cell table:style-name="ce353"/>
          <table:table-cell table:style-name="ce325"/>
          <table:table-cell table:number-columns-repeated="22" table:style-name="ce1"/>
          <table:table-cell table:number-columns-repeated="16359"/>
        </table:table-row>
        <table:table-row table:style-name="ro1">
          <table:table-cell table:style-name="ce357"/>
          <table:table-cell table:style-name="ce410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style-name="ce372"/>
          <table:table-cell table:number-columns-repeated="2" table:style-name="ce361"/>
          <table:table-cell table:style-name="ce330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350"/>
          <table:table-cell table:style-name="ce345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style-name="ce372"/>
          <table:table-cell table:number-columns-repeated="2" table:style-name="ce361"/>
          <table:table-cell table:style-name="ce330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411"/>
          <table:table-cell table:style-name="ce366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style-name="ce372"/>
          <table:table-cell table:number-columns-repeated="2" table:style-name="ce361"/>
          <table:table-cell table:style-name="ce330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367"/>
          <table:table-cell office:value-type="string" table:style-name="ce368">
            <text:p>carreira</text:p>
          </table:table-cell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369"/>
          <table:table-cell table:style-name="ce370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style-name="ce372"/>
          <table:table-cell table:number-columns-repeated="2" table:style-name="ce361"/>
          <table:table-cell table:style-name="ce330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374"/>
          <table:table-cell table:style-name="ce375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style-name="ce372"/>
          <table:table-cell table:number-columns-repeated="2" table:style-name="ce361"/>
          <table:table-cell table:style-name="ce330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376"/>
          <table:table-cell table:style-name="ce412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378"/>
          <table:table-cell table:style-name="ce413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61"/>
          <table:table-cell table:style-name="ce330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378"/>
          <table:table-cell table:style-name="ce413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323"/>
          <table:table-cell table:style-name="ce324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61"/>
          <table:table-cell table:style-name="ce330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344"/>
          <table:table-cell table:style-name="ce414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234" table:style-name="ce10"/>
          <table:table-cell table:number-columns-repeated="16127"/>
        </table:table-row>
        <table:table-row table:style-name="ro1">
          <table:table-cell table:style-name="ce344"/>
          <table:table-cell table:style-name="ce414"/>
          <table:table-cell table:number-columns-repeated="3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16361"/>
        </table:table-row>
        <table:table-row table:style-name="ro1">
          <table:table-cell table:style-name="ce344"/>
          <table:table-cell table:style-name="ce414"/>
          <table:table-cell table:number-columns-repeated="3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26"/>
          <table:table-cell table:number-columns-repeated="2" table:style-name="ce361"/>
          <table:table-cell table:number-columns-repeated="3" table:style-name="ce382"/>
          <table:table-cell table:style-name="ce332"/>
          <table:table-cell table:number-columns-repeated="3" table:style-name="ce361"/>
          <table:table-cell table:style-name="ce330"/>
          <table:table-cell table:style-name="ce323"/>
          <table:table-cell table:number-columns-repeated="16361"/>
        </table:table-row>
        <table:table-row table:style-name="ro1">
          <table:table-cell table:style-name="ce344"/>
          <table:table-cell table:style-name="ce414"/>
          <table:table-cell table:style-name="ce325"/>
          <table:table-cell table:number-columns-repeated="2" table:style-name="ce326"/>
          <table:table-cell table:style-name="ce323"/>
          <table:table-cell table:number-columns-repeated="2" table:style-name="ce326"/>
          <table:table-cell table:number-columns-repeated="3" table:style-name="ce323"/>
          <table:table-cell table:style-name="ce330"/>
          <table:table-cell table:number-columns-repeated="2" table:style-name="ce361"/>
          <table:table-cell table:number-columns-repeated="4" table:style-name="ce332"/>
          <table:table-cell table:number-columns-repeated="3" table:style-name="ce372"/>
          <table:table-cell table:style-name="ce373"/>
          <table:table-cell table:style-name="ce323"/>
          <table:table-cell table:number-columns-repeated="16361"/>
        </table:table-row>
        <table:table-row table:number-rows-repeated="1048189" table:style-name="ro2">
          <table:table-cell table:number-columns-repeated="16384"/>
        </table:table-row>
      </table:table>
      <table:table table:name="Dist_Ef_Of_Tmpr" table:style-name="ta2">
        <table:table-column table:style-name="co20" table:default-cell-style-name="ce419"/>
        <table:table-column table:style-name="co21" table:default-cell-style-name="ce419"/>
        <table:table-column table:style-name="co22" table:default-cell-style-name="ce420"/>
        <table:table-column table:style-name="co3" table:default-cell-style-name="ce420"/>
        <table:table-column table:style-name="co23" table:number-columns-repeated="24" table:default-cell-style-name="ce419"/>
        <table:table-column table:style-name="co24" table:default-cell-style-name="ce419"/>
        <table:table-column table:style-name="co23" table:number-columns-repeated="32" table:default-cell-style-name="ce419"/>
        <table:table-column table:style-name="co24" table:default-cell-style-name="ce419"/>
        <table:table-column table:style-name="co23" table:number-columns-repeated="19" table:default-cell-style-name="ce419"/>
        <table:table-column table:style-name="co5" table:default-cell-style-name="ce419"/>
        <table:table-column table:style-name="co17" table:number-columns-repeated="175" table:default-cell-style-name="ce419"/>
        <table:table-column table:style-name="co17" table:number-columns-repeated="767" table:default-cell-style-name="ce1"/>
        <table:table-column table:style-name="co19" table:number-columns-repeated="15360" table:default-cell-style-name="ce1"/>
        <table:table-row table:style-name="ro5">
          <table:table-cell office:value-type="string" table:style-name="ce418">
            <text:p>CONTROLE DE EFETIVO DE OFICIAIS TEMPORÁRIOS<text:s/><text:span text:style-name="T25">(atualizado até 14 JAN 13)</text:span></text:p>
          </table:table-cell>
          <table:table-cell table:style-name="ce419"/>
          <table:table-cell table:number-columns-repeated="2" table:style-name="ce420"/>
          <table:table-cell table:number-columns-repeated="253" table:style-name="ce419"/>
          <table:table-cell table:number-columns-repeated="16127"/>
        </table:table-row>
        <table:table-row table:style-name="ro6">
          <table:table-cell table:number-columns-repeated="3" table:style-name="ce421"/>
          <table:table-cell table:style-name="ce422"/>
          <table:table-cell office:value-type="string" table:number-columns-spanned="11" table:number-rows-spanned="1" table:style-name="ce601">
            <text:p>Prev QCP</text:p>
          </table:table-cell>
          <table:covered-table-cell table:number-columns-repeated="10"/>
          <table:table-cell office:value-type="string" table:number-columns-spanned="11" table:number-rows-spanned="1" table:style-name="ce602">
            <text:p>Of Car</text:p>
          </table:table-cell>
          <table:covered-table-cell table:number-columns-repeated="10"/>
          <table:table-cell office:value-type="string" table:number-columns-spanned="11" table:number-rows-spanned="1" table:style-name="ce603">
            <text:p>Of Tmpr (Não Excedente)</text:p>
          </table:table-cell>
          <table:covered-table-cell table:number-columns-repeated="10"/>
          <table:table-cell office:value-type="string" table:number-columns-spanned="11" table:number-rows-spanned="1" table:style-name="ce604">
            <text:p>Cl Vago</text:p>
          </table:table-cell>
          <table:covered-table-cell table:number-columns-repeated="10"/>
          <table:table-cell office:value-type="string" table:number-columns-spanned="11" table:number-rows-spanned="1" table:style-name="ce605">
            <text:p>Previsão de Licencenciamento</text:p>
          </table:table-cell>
          <table:covered-table-cell table:number-columns-repeated="10"/>
          <table:table-cell office:value-type="string" table:number-columns-spanned="11" table:number-rows-spanned="1" table:style-name="ce606">
            <text:p>Exced</text:p>
          </table:table-cell>
          <table:covered-table-cell table:number-columns-repeated="10"/>
          <table:table-cell office:value-type="string" table:number-columns-spanned="11" table:number-rows-spanned="1" table:style-name="ce607">
            <text:p>Adid / Agreg / Reint Judic</text:p>
          </table:table-cell>
          <table:covered-table-cell table:number-columns-repeated="10"/>
          <table:table-cell table:style-name="ce423"/>
          <table:table-cell table:number-columns-repeated="16302"/>
        </table:table-row>
        <table:table-row table:style-name="ro7">
          <table:table-cell office:value-type="string" table:style-name="ce424">
            <text:p>Nº</text:p>
          </table:table-cell>
          <table:table-cell office:value-type="string" table:style-name="ce424">
            <text:p>OM</text:p>
          </table:table-cell>
          <table:table-cell office:value-type="string" table:style-name="ce424">
            <text:p>SEDE</text:p>
          </table:table-cell>
          <table:table-cell office:value-type="string" table:style-name="ce425">
            <text:p>UF</text:p>
          </table:table-cell>
          <table:table-cell office:value-type="string" table:style-name="ce426">
            <text:p>Inf</text:p>
          </table:table-cell>
          <table:table-cell office:value-type="string" table:style-name="ce427">
            <text:p>Cav</text:p>
          </table:table-cell>
          <table:table-cell office:value-type="string" table:style-name="ce427">
            <text:p>Art</text:p>
          </table:table-cell>
          <table:table-cell office:value-type="string" table:style-name="ce427">
            <text:p>Eng</text:p>
          </table:table-cell>
          <table:table-cell office:value-type="string" table:style-name="ce427">
            <text:p>Com</text:p>
          </table:table-cell>
          <table:table-cell office:value-type="string" table:style-name="ce427">
            <text:p>MB</text:p>
          </table:table-cell>
          <table:table-cell office:value-type="string" table:style-name="ce427">
            <text:p>Int</text:p>
          </table:table-cell>
          <table:table-cell office:value-type="string" table:style-name="ce427">
            <text:p>QQ Arma</text:p>
          </table:table-cell>
          <table:table-cell office:value-type="string" table:style-name="ce427">
            <text:p>QQ A/QMB</text:p>
          </table:table-cell>
          <table:table-cell office:value-type="string" table:style-name="ce427">
            <text:p>QQ AQS</text:p>
          </table:table-cell>
          <table:table-cell office:value-type="string" table:style-name="ce428">
            <text:p>Int MB</text:p>
          </table:table-cell>
          <table:table-cell office:value-type="string" table:style-name="ce429">
            <text:p>Inf</text:p>
          </table:table-cell>
          <table:table-cell office:value-type="string" table:style-name="ce430">
            <text:p>Cav</text:p>
          </table:table-cell>
          <table:table-cell office:value-type="string" table:style-name="ce430">
            <text:p>Art</text:p>
          </table:table-cell>
          <table:table-cell office:value-type="string" table:style-name="ce430">
            <text:p>Eng</text:p>
          </table:table-cell>
          <table:table-cell office:value-type="string" table:style-name="ce430">
            <text:p>Com</text:p>
          </table:table-cell>
          <table:table-cell office:value-type="string" table:style-name="ce430">
            <text:p>MB</text:p>
          </table:table-cell>
          <table:table-cell office:value-type="string" table:style-name="ce430">
            <text:p>Int</text:p>
          </table:table-cell>
          <table:table-cell office:value-type="string" table:style-name="ce430">
            <text:p>QQ Arma</text:p>
          </table:table-cell>
          <table:table-cell office:value-type="string" table:style-name="ce430">
            <text:p>QQ A/QMB</text:p>
          </table:table-cell>
          <table:table-cell office:value-type="string" table:style-name="ce430">
            <text:p>QQ AQS</text:p>
          </table:table-cell>
          <table:table-cell office:value-type="string" table:style-name="ce431">
            <text:p>Int MB</text:p>
          </table:table-cell>
          <table:table-cell office:value-type="string" table:style-name="ce432">
            <text:p>Inf</text:p>
          </table:table-cell>
          <table:table-cell office:value-type="string" table:style-name="ce433">
            <text:p>Cav</text:p>
          </table:table-cell>
          <table:table-cell office:value-type="string" table:style-name="ce433">
            <text:p>Art</text:p>
          </table:table-cell>
          <table:table-cell office:value-type="string" table:style-name="ce433">
            <text:p>Eng</text:p>
          </table:table-cell>
          <table:table-cell office:value-type="string" table:style-name="ce433">
            <text:p>Com</text:p>
          </table:table-cell>
          <table:table-cell office:value-type="string" table:style-name="ce433">
            <text:p>MB</text:p>
          </table:table-cell>
          <table:table-cell office:value-type="string" table:style-name="ce433">
            <text:p>Int</text:p>
          </table:table-cell>
          <table:table-cell office:value-type="string" table:style-name="ce433">
            <text:p>QQ Arma</text:p>
          </table:table-cell>
          <table:table-cell office:value-type="string" table:style-name="ce433">
            <text:p>QQ A/QMB</text:p>
          </table:table-cell>
          <table:table-cell office:value-type="string" table:style-name="ce433">
            <text:p>QQ AQS</text:p>
          </table:table-cell>
          <table:table-cell office:value-type="string" table:style-name="ce434">
            <text:p>Int MB</text:p>
          </table:table-cell>
          <table:table-cell office:value-type="string" table:style-name="ce435">
            <text:p>Inf</text:p>
          </table:table-cell>
          <table:table-cell office:value-type="string" table:style-name="ce436">
            <text:p>Cav</text:p>
          </table:table-cell>
          <table:table-cell office:value-type="string" table:style-name="ce436">
            <text:p>Art</text:p>
          </table:table-cell>
          <table:table-cell office:value-type="string" table:style-name="ce436">
            <text:p>Eng</text:p>
          </table:table-cell>
          <table:table-cell office:value-type="string" table:style-name="ce436">
            <text:p>Com</text:p>
          </table:table-cell>
          <table:table-cell office:value-type="string" table:style-name="ce436">
            <text:p>MB</text:p>
          </table:table-cell>
          <table:table-cell office:value-type="string" table:style-name="ce436">
            <text:p>Int</text:p>
          </table:table-cell>
          <table:table-cell office:value-type="string" table:style-name="ce436">
            <text:p>QQ Arma</text:p>
          </table:table-cell>
          <table:table-cell office:value-type="string" table:style-name="ce436">
            <text:p>QQ A/QMB</text:p>
          </table:table-cell>
          <table:table-cell office:value-type="string" table:style-name="ce436">
            <text:p>QQ AQS</text:p>
          </table:table-cell>
          <table:table-cell office:value-type="string" table:style-name="ce437">
            <text:p>Int MB</text:p>
          </table:table-cell>
          <table:table-cell office:value-type="string" table:style-name="ce438">
            <text:p>Inf</text:p>
          </table:table-cell>
          <table:table-cell office:value-type="string" table:style-name="ce439">
            <text:p>Cav</text:p>
          </table:table-cell>
          <table:table-cell office:value-type="string" table:style-name="ce439">
            <text:p>Art</text:p>
          </table:table-cell>
          <table:table-cell office:value-type="string" table:style-name="ce439">
            <text:p>Eng</text:p>
          </table:table-cell>
          <table:table-cell office:value-type="string" table:style-name="ce439">
            <text:p>Com</text:p>
          </table:table-cell>
          <table:table-cell office:value-type="string" table:style-name="ce439">
            <text:p>MB</text:p>
          </table:table-cell>
          <table:table-cell office:value-type="string" table:style-name="ce439">
            <text:p>Int</text:p>
          </table:table-cell>
          <table:table-cell office:value-type="string" table:style-name="ce439">
            <text:p>QQ Arma</text:p>
          </table:table-cell>
          <table:table-cell office:value-type="string" table:style-name="ce439">
            <text:p>QQ A/QMB</text:p>
          </table:table-cell>
          <table:table-cell office:value-type="string" table:style-name="ce439">
            <text:p>QQ AQS</text:p>
          </table:table-cell>
          <table:table-cell office:value-type="string" table:style-name="ce440">
            <text:p>Int MB</text:p>
          </table:table-cell>
          <table:table-cell office:value-type="string" table:style-name="ce441">
            <text:p>Inf</text:p>
          </table:table-cell>
          <table:table-cell office:value-type="string" table:style-name="ce442">
            <text:p>Cav</text:p>
          </table:table-cell>
          <table:table-cell office:value-type="string" table:style-name="ce442">
            <text:p>Art</text:p>
          </table:table-cell>
          <table:table-cell office:value-type="string" table:style-name="ce442">
            <text:p>Eng</text:p>
          </table:table-cell>
          <table:table-cell office:value-type="string" table:style-name="ce442">
            <text:p>Com</text:p>
          </table:table-cell>
          <table:table-cell office:value-type="string" table:style-name="ce442">
            <text:p>MB</text:p>
          </table:table-cell>
          <table:table-cell office:value-type="string" table:style-name="ce442">
            <text:p>Int</text:p>
          </table:table-cell>
          <table:table-cell office:value-type="string" table:style-name="ce442">
            <text:p>QQ Arma</text:p>
          </table:table-cell>
          <table:table-cell office:value-type="string" table:style-name="ce442">
            <text:p>QQ A/QMB</text:p>
          </table:table-cell>
          <table:table-cell office:value-type="string" table:style-name="ce442">
            <text:p>QQ AQS</text:p>
          </table:table-cell>
          <table:table-cell office:value-type="string" table:style-name="ce443">
            <text:p>Int MB</text:p>
          </table:table-cell>
          <table:table-cell office:value-type="string" table:style-name="ce444">
            <text:p>Inf</text:p>
          </table:table-cell>
          <table:table-cell office:value-type="string" table:style-name="ce445">
            <text:p>Cav</text:p>
          </table:table-cell>
          <table:table-cell office:value-type="string" table:style-name="ce445">
            <text:p>Art</text:p>
          </table:table-cell>
          <table:table-cell office:value-type="string" table:style-name="ce445">
            <text:p>Eng</text:p>
          </table:table-cell>
          <table:table-cell office:value-type="string" table:style-name="ce445">
            <text:p>Com</text:p>
          </table:table-cell>
          <table:table-cell office:value-type="string" table:style-name="ce445">
            <text:p>MB</text:p>
          </table:table-cell>
          <table:table-cell office:value-type="string" table:style-name="ce445">
            <text:p>Int</text:p>
          </table:table-cell>
          <table:table-cell office:value-type="string" table:style-name="ce445">
            <text:p>QQ Arma</text:p>
          </table:table-cell>
          <table:table-cell office:value-type="string" table:style-name="ce445">
            <text:p>QQ A/QMB</text:p>
          </table:table-cell>
          <table:table-cell office:value-type="string" table:style-name="ce445">
            <text:p>QQ AQS</text:p>
          </table:table-cell>
          <table:table-cell office:value-type="string" table:style-name="ce446">
            <text:p>Int MB</text:p>
          </table:table-cell>
          <table:table-cell office:value-type="string" table:style-name="ce447">
            <text:p>Dt Aprov QCP</text:p>
          </table:table-cell>
          <table:table-cell table:number-columns-repeated="16302"/>
        </table:table-row>
        <table:table-row table:style-name="ro1">
          <table:table-cell office:value-type="float" office:value="1" table:style-name="ce448">
            <text:p>1</text:p>
          </table:table-cell>
          <table:table-cell office:value-type="string" table:style-name="ce449">
            <text:p>10ª Cia E Cmb</text:p>
          </table:table-cell>
          <table:table-cell office:value-type="string" table:style-name="ce449">
            <text:p>São Bento do Una</text:p>
          </table:table-cell>
          <table:table-cell office:value-type="string" table:style-name="ce450">
            <text:p>PE</text:p>
          </table:table-cell>
          <table:table-cell table:style-name="ce451"/>
          <table:table-cell table:number-columns-repeated="2" table:style-name="ce452"/>
          <table:table-cell office:value-type="float" office:value="5" table:style-name="ce452">
            <text:p>5</text:p>
          </table:table-cell>
          <table:table-cell table:number-columns-repeated="2" table:style-name="ce452"/>
          <table:table-cell office:value-type="float" office:value="2" table:style-name="ce452">
            <text:p>2</text:p>
          </table:table-cell>
          <table:table-cell table:number-columns-repeated="3" table:style-name="ce452"/>
          <table:table-cell table:style-name="ce453"/>
          <table:table-cell table:style-name="ce454"/>
          <table:table-cell table:number-columns-repeated="2" table:style-name="ce455"/>
          <table:table-cell office:value-type="float" office:value="5" table:style-name="ce455">
            <text:p>5</text:p>
          </table:table-cell>
          <table:table-cell table:number-columns-repeated="6" table:style-name="ce455"/>
          <table:table-cell table:style-name="ce456"/>
          <table:table-cell table:style-name="ce457"/>
          <table:table-cell table:number-columns-repeated="5" table:style-name="ce458"/>
          <table:table-cell office:value-type="float" office:value="1" table:style-name="ce458">
            <text:p>1</text:p>
          </table:table-cell>
          <table:table-cell table:number-columns-repeated="3" table:style-name="ce458"/>
          <table:table-cell table:style-name="ce459"/>
          <table:table-cell table:style-name="ce460"/>
          <table:table-cell table:number-columns-repeated="5" table:style-name="ce461"/>
          <table:table-cell office:value-type="float" office:value="1" table:style-name="ce461">
            <text:p>1</text:p>
          </table:table-cell>
          <table:table-cell table:number-columns-repeated="3" table:style-name="ce461"/>
          <table:table-cell table:style-name="ce462"/>
          <table:table-cell table:style-name="ce463"/>
          <table:table-cell table:number-columns-repeated="9" table:style-name="ce464"/>
          <table:table-cell table:style-name="ce465"/>
          <table:table-cell table:style-name="ce466"/>
          <table:table-cell table:number-columns-repeated="2" table:style-name="ce467"/>
          <table:table-cell office:value-type="float" office:value="1" table:style-name="ce467">
            <text:p>1</text:p>
          </table:table-cell>
          <table:table-cell table:number-columns-repeated="6" table:style-name="ce467"/>
          <table:table-cell table:style-name="ce468"/>
          <table:table-cell table:style-name="ce469"/>
          <table:table-cell table:number-columns-repeated="9" table:style-name="ce470"/>
          <table:table-cell table:style-name="ce471"/>
          <table:table-cell office:value-type="date" office:date-value="2009-09-11T00:00:00" table:style-name="ce472">
            <text:p>11/09/2009</text:p>
          </table:table-cell>
          <table:table-cell table:number-columns-repeated="16302"/>
        </table:table-row>
        <table:table-row table:style-name="ro1">
          <table:table-cell office:value-type="float" office:value="2" table:style-name="ce473">
            <text:p>2</text:p>
          </table:table-cell>
          <table:table-cell office:value-type="string" table:style-name="ce449">
            <text:p>10º Esqd C Mec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74"/>
          <table:table-cell office:value-type="float" office:value="4" table:style-name="ce475">
            <text:p>4</text:p>
          </table:table-cell>
          <table:table-cell table:number-columns-repeated="4" table:style-name="ce475"/>
          <table:table-cell office:value-type="float" office:value="2" table:style-name="ce475">
            <text:p>2</text:p>
          </table:table-cell>
          <table:table-cell table:number-columns-repeated="3" table:style-name="ce475"/>
          <table:table-cell table:style-name="ce476"/>
          <table:table-cell table:style-name="ce477"/>
          <table:table-cell office:value-type="float" office:value="3" table:style-name="ce478">
            <text:p>3</text:p>
          </table:table-cell>
          <table:table-cell table:number-columns-repeated="4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table:style-name="ce480"/>
          <table:table-cell office:value-type="float" office:value="2" table:style-name="ce481">
            <text:p>2</text:p>
          </table:table-cell>
          <table:table-cell table:number-columns-repeated="4" table:style-name="ce481"/>
          <table:table-cell office:value-type="float" office:value="1" table:style-name="ce481">
            <text:p>1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4" table:style-name="ce473">
            <text:p>4</text:p>
          </table:table-cell>
          <table:table-cell office:value-type="string" table:style-name="ce449">
            <text:p>14ª Bia AAAe</text:p>
          </table:table-cell>
          <table:table-cell office:value-type="string" table:style-name="ce449">
            <text:p>Olinda</text:p>
          </table:table-cell>
          <table:table-cell office:value-type="string" table:style-name="ce450">
            <text:p>PE</text:p>
          </table:table-cell>
          <table:table-cell table:style-name="ce474"/>
          <table:table-cell table:style-name="ce475"/>
          <table:table-cell office:value-type="float" office:value="4" table:style-name="ce475">
            <text:p>4</text:p>
          </table:table-cell>
          <table:table-cell table:number-columns-repeated="7" table:style-name="ce475"/>
          <table:table-cell table:style-name="ce476"/>
          <table:table-cell table:style-name="ce477"/>
          <table:table-cell table:style-name="ce478"/>
          <table:table-cell office:value-type="float" office:value="2" table:style-name="ce478">
            <text:p>2</text:p>
          </table:table-cell>
          <table:table-cell table:number-columns-repeated="7" table:style-name="ce478"/>
          <table:table-cell table:style-name="ce479"/>
          <table:table-cell table:style-name="ce480"/>
          <table:table-cell table:style-name="ce481"/>
          <table:table-cell office:value-type="float" office:value="1" table:style-name="ce481">
            <text:p>1</text:p>
          </table:table-cell>
          <table:table-cell table:number-columns-repeated="7" table:style-name="ce481"/>
          <table:table-cell table:style-name="ce482"/>
          <table:table-cell table:style-name="ce460"/>
          <table:table-cell table:style-name="ce461"/>
          <table:table-cell office:value-type="float" office:value="1" table:style-name="ce461">
            <text:p>1</text:p>
          </table:table-cell>
          <table:table-cell table:number-columns-repeated="7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7-08-23T00:00:00" table:style-name="ce492">
            <text:p>23/08/2007</text:p>
          </table:table-cell>
          <table:table-cell table:number-columns-repeated="16302"/>
        </table:table-row>
        <table:table-row table:style-name="ro1">
          <table:table-cell office:value-type="float" office:value="5" table:style-name="ce473">
            <text:p>5</text:p>
          </table:table-cell>
          <table:table-cell office:value-type="string" table:style-name="ce449">
            <text:p>14º B Log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3" table:style-name="ce475"/>
          <table:table-cell office:value-type="float" office:value="1" table:style-name="ce475">
            <text:p>1</text:p>
          </table:table-cell>
          <table:table-cell office:value-type="float" office:value="5" table:style-name="ce475">
            <text:p>5</text:p>
          </table:table-cell>
          <table:table-cell office:value-type="float" office:value="4" table:style-name="ce475">
            <text:p>4</text:p>
          </table:table-cell>
          <table:table-cell table:number-columns-repeated="3" table:style-name="ce475"/>
          <table:table-cell office:value-type="float" office:value="3" table:style-name="ce476">
            <text:p>3</text:p>
          </table:table-cell>
          <table:table-cell table:style-name="ce477"/>
          <table:table-cell table:number-columns-repeated="4" table:style-name="ce478"/>
          <table:table-cell office:value-type="float" office:value="2" table:style-name="ce478">
            <text:p>2</text:p>
          </table:table-cell>
          <table:table-cell office:value-type="float" office:value="2" table:style-name="ce478">
            <text:p>2</text:p>
          </table:table-cell>
          <table:table-cell table:number-columns-repeated="3" table:style-name="ce478"/>
          <table:table-cell office:value-type="float" office:value="2" table:style-name="ce479">
            <text:p>2</text:p>
          </table:table-cell>
          <table:table-cell table:style-name="ce480"/>
          <table:table-cell table:number-columns-repeated="3" table:style-name="ce481"/>
          <table:table-cell office:value-type="float" office:value="1" table:style-name="ce481">
            <text:p>1</text:p>
          </table:table-cell>
          <table:table-cell office:value-type="float" office:value="3" table:style-name="ce481">
            <text:p>3</text:p>
          </table:table-cell>
          <table:table-cell office:value-type="float" office:value="1" table:style-name="ce481">
            <text:p>1</text:p>
          </table:table-cell>
          <table:table-cell table:number-columns-repeated="3" table:style-name="ce481"/>
          <table:table-cell office:value-type="float" office:value="1" table:style-name="ce482">
            <text:p>1</text:p>
          </table:table-cell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4" table:style-name="ce490"/>
          <table:table-cell table:style-name="ce478"/>
          <table:table-cell office:value-type="float" office:value="1" table:style-name="ce490">
            <text:p>1</text:p>
          </table:table-cell>
          <table:table-cell table:number-columns-repeated="3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6" table:style-name="ce473">
            <text:p>6</text:p>
          </table:table-cell>
          <table:table-cell office:value-type="string" table:style-name="ce449">
            <text:p>14º BI Mtz</text:p>
          </table:table-cell>
          <table:table-cell office:value-type="string" table:style-name="ce449">
            <text:p>Jaboatão dos Guararapes</text:p>
          </table:table-cell>
          <table:table-cell office:value-type="string" table:style-name="ce450">
            <text:p>PE</text:p>
          </table:table-cell>
          <table:table-cell office:value-type="float" office:value="17" table:style-name="ce474">
            <text:p>17</text:p>
          </table:table-cell>
          <table:table-cell table:number-columns-repeated="5" table:style-name="ce475"/>
          <table:table-cell office:value-type="float" office:value="1" table:style-name="ce475">
            <text:p>1</text:p>
          </table:table-cell>
          <table:table-cell table:number-columns-repeated="3" table:style-name="ce475"/>
          <table:table-cell table:style-name="ce476"/>
          <table:table-cell office:value-type="float" office:value="6" table:style-name="ce477">
            <text:p>6</text:p>
          </table:table-cell>
          <table:table-cell table:number-columns-repeated="5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office:value-type="float" office:value="9" table:style-name="ce477">
            <text:p>9</text:p>
          </table:table-cell>
          <table:table-cell table:number-columns-repeated="5" table:style-name="ce478"/>
          <table:table-cell table:style-name="ce481"/>
          <table:table-cell table:number-columns-repeated="3" table:style-name="ce478"/>
          <table:table-cell table:style-name="ce479"/>
          <table:table-cell office:value-type="float" office:value="2" table:style-name="ce460">
            <text:p>2</text:p>
          </table:table-cell>
          <table:table-cell table:number-columns-repeated="9" table:style-name="ce461"/>
          <table:table-cell table:style-name="ce462"/>
          <table:table-cell office:value-type="float" office:value="1" table:style-name="ce483">
            <text:p>1</text:p>
          </table:table-cell>
          <table:table-cell table:number-columns-repeated="9" table:style-name="ce484"/>
          <table:table-cell table:style-name="ce485"/>
          <table:table-cell table:style-name="ce486"/>
          <table:table-cell table:number-columns-repeated="5" table:style-name="ce487"/>
          <table:table-cell office:value-type="float" office:value="1" table:style-name="ce487">
            <text:p>1</text:p>
          </table:table-cell>
          <table:table-cell table:number-columns-repeated="3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6-19T00:00:00" table:style-name="ce492">
            <text:p>19/06/2009</text:p>
          </table:table-cell>
          <table:table-cell table:number-columns-repeated="16302"/>
        </table:table-row>
        <table:table-row table:style-name="ro1">
          <table:table-cell office:value-type="float" office:value="7" table:style-name="ce473">
            <text:p>7</text:p>
          </table:table-cell>
          <table:table-cell office:value-type="string" table:style-name="ce449">
            <text:p>15º BI Mtz</text:p>
          </table:table-cell>
          <table:table-cell office:value-type="string" table:style-name="ce449">
            <text:p>João Pessoa</text:p>
          </table:table-cell>
          <table:table-cell office:value-type="string" table:style-name="ce450">
            <text:p>PB</text:p>
          </table:table-cell>
          <table:table-cell office:value-type="float" office:value="11" table:style-name="ce474">
            <text:p>11</text:p>
          </table:table-cell>
          <table:table-cell table:number-columns-repeated="5" table:style-name="ce475"/>
          <table:table-cell office:value-type="float" office:value="2" table:style-name="ce475">
            <text:p>2</text:p>
          </table:table-cell>
          <table:table-cell table:number-columns-repeated="3" table:style-name="ce475"/>
          <table:table-cell table:style-name="ce476"/>
          <table:table-cell office:value-type="float" office:value="7" table:style-name="ce477">
            <text:p>7</text:p>
          </table:table-cell>
          <table:table-cell table:number-columns-repeated="5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office:value-type="float" office:value="4" table:style-name="ce480">
            <text:p>4</text:p>
          </table:table-cell>
          <table:table-cell table:number-columns-repeated="5" table:style-name="ce481"/>
          <table:table-cell office:value-type="float" office:value="1" table:style-name="ce481">
            <text:p>1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office:value-type="float" office:value="2" table:style-name="ce486">
            <text:p>2</text:p>
          </table:table-cell>
          <table:table-cell table:number-columns-repeated="9" table:style-name="ce487"/>
          <table:table-cell table:style-name="ce488"/>
          <table:table-cell office:value-type="float" office:value="1" table:style-name="ce489">
            <text:p>1</text:p>
          </table:table-cell>
          <table:table-cell table:number-columns-repeated="9" table:style-name="ce490"/>
          <table:table-cell table:style-name="ce491"/>
          <table:table-cell office:value-type="date" office:date-value="2009-05-15T00:00:00" table:style-name="ce492">
            <text:p>15/05/2009</text:p>
          </table:table-cell>
          <table:table-cell table:number-columns-repeated="16302"/>
        </table:table-row>
        <table:table-row table:style-name="ro1">
          <table:table-cell office:value-type="float" office:value="8" table:style-name="ce473">
            <text:p>8</text:p>
          </table:table-cell>
          <table:table-cell office:value-type="string" table:style-name="ce449">
            <text:p>16º BI Mtz</text:p>
          </table:table-cell>
          <table:table-cell office:value-type="string" table:style-name="ce449">
            <text:p>Natal</text:p>
          </table:table-cell>
          <table:table-cell office:value-type="string" table:style-name="ce450">
            <text:p>RN</text:p>
          </table:table-cell>
          <table:table-cell office:value-type="float" office:value="9" table:style-name="ce474">
            <text:p>9</text:p>
          </table:table-cell>
          <table:table-cell table:number-columns-repeated="4" table:style-name="ce475"/>
          <table:table-cell office:value-type="float" office:value="1" table:style-name="ce475">
            <text:p>1</text:p>
          </table:table-cell>
          <table:table-cell office:value-type="float" office:value="2" table:style-name="ce475">
            <text:p>2</text:p>
          </table:table-cell>
          <table:table-cell table:number-columns-repeated="3" table:style-name="ce475"/>
          <table:table-cell table:style-name="ce476"/>
          <table:table-cell office:value-type="float" office:value="4" table:style-name="ce477">
            <text:p>4</text:p>
          </table:table-cell>
          <table:table-cell table:number-columns-repeated="5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office:value-type="float" office:value="4" table:style-name="ce480">
            <text:p>4</text:p>
          </table:table-cell>
          <table:table-cell table:number-columns-repeated="4" table:style-name="ce481"/>
          <table:table-cell office:value-type="float" office:value="1" table:style-name="ce481">
            <text:p>1</text:p>
          </table:table-cell>
          <table:table-cell office:value-type="float" office:value="1" table:style-name="ce481">
            <text:p>1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office:value-type="float" office:value="1" table:style-name="ce483">
            <text:p>1</text:p>
          </table:table-cell>
          <table:table-cell table:number-columns-repeated="9" table:style-name="ce484"/>
          <table:table-cell table:style-name="ce485"/>
          <table:table-cell office:value-type="float" office:value="1" table:style-name="ce486">
            <text:p>1</text:p>
          </table:table-cell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5-15T00:00:00" table:style-name="ce492">
            <text:p>15/05/2009</text:p>
          </table:table-cell>
          <table:table-cell table:number-columns-repeated="16302"/>
        </table:table-row>
        <table:table-row table:style-name="ro1">
          <table:table-cell office:value-type="float" office:value="9" table:style-name="ce473">
            <text:p>9</text:p>
          </table:table-cell>
          <table:table-cell office:value-type="string" table:style-name="ce449">
            <text:p>16º RC Mec</text:p>
          </table:table-cell>
          <table:table-cell office:value-type="string" table:style-name="ce449">
            <text:p>Bayeux</text:p>
          </table:table-cell>
          <table:table-cell office:value-type="string" table:style-name="ce450">
            <text:p>PB</text:p>
          </table:table-cell>
          <table:table-cell table:style-name="ce474"/>
          <table:table-cell office:value-type="float" office:value="8" table:style-name="ce475">
            <text:p>8</text:p>
          </table:table-cell>
          <table:table-cell table:number-columns-repeated="2" table:style-name="ce475"/>
          <table:table-cell office:value-type="float" office:value="1" table:style-name="ce475">
            <text:p>1</text:p>
          </table:table-cell>
          <table:table-cell table:style-name="ce475"/>
          <table:table-cell office:value-type="float" office:value="1" table:style-name="ce475">
            <text:p>1</text:p>
          </table:table-cell>
          <table:table-cell table:number-columns-repeated="3" table:style-name="ce475"/>
          <table:table-cell table:style-name="ce476"/>
          <table:table-cell table:style-name="ce477"/>
          <table:table-cell office:value-type="float" office:value="3" table:style-name="ce478">
            <text:p>3</text:p>
          </table:table-cell>
          <table:table-cell table:number-columns-repeated="2" table:style-name="ce478"/>
          <table:table-cell office:value-type="float" office:value="1" table:style-name="ce478">
            <text:p>1</text:p>
          </table:table-cell>
          <table:table-cell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table:style-name="ce480"/>
          <table:table-cell office:value-type="float" office:value="5" table:style-name="ce481">
            <text:p>5</text:p>
          </table:table-cell>
          <table:table-cell table:number-columns-repeated="3" table:style-name="ce481"/>
          <table:table-cell office:value-type="float" office:value="1" table:style-name="ce481">
            <text:p>1</text:p>
          </table:table-cell>
          <table:table-cell table:number-columns-repeated="4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3" table:style-name="ce487"/>
          <table:table-cell office:value-type="float" office:value="1" table:style-name="ce487">
            <text:p>1</text:p>
          </table:table-cell>
          <table:table-cell table:style-name="ce487"/>
          <table:table-cell office:value-type="float" office:value="1" table:style-name="ce487">
            <text:p>1</text:p>
          </table:table-cell>
          <table:table-cell table:number-columns-repeated="3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1-01-21T00:00:00" table:style-name="ce492">
            <text:p>21/01/2011</text:p>
          </table:table-cell>
          <table:table-cell table:number-columns-repeated="16302"/>
        </table:table-row>
        <table:table-row table:style-name="ro1">
          <table:table-cell office:value-type="float" office:value="10" table:style-name="ce473">
            <text:p>10</text:p>
          </table:table-cell>
          <table:table-cell office:value-type="string" table:style-name="ce449">
            <text:p>17º GAC</text:p>
          </table:table-cell>
          <table:table-cell office:value-type="string" table:style-name="ce449">
            <text:p>Natal</text:p>
          </table:table-cell>
          <table:table-cell office:value-type="string" table:style-name="ce450">
            <text:p>RN</text:p>
          </table:table-cell>
          <table:table-cell table:style-name="ce474"/>
          <table:table-cell table:style-name="ce475"/>
          <table:table-cell office:value-type="float" office:value="7" table:style-name="ce475">
            <text:p>7</text:p>
          </table:table-cell>
          <table:table-cell table:number-columns-repeated="3" table:style-name="ce475"/>
          <table:table-cell office:value-type="float" office:value="3" table:style-name="ce475">
            <text:p>3</text:p>
          </table:table-cell>
          <table:table-cell table:number-columns-repeated="3" table:style-name="ce475"/>
          <table:table-cell table:style-name="ce476"/>
          <table:table-cell table:style-name="ce477"/>
          <table:table-cell table:style-name="ce478"/>
          <table:table-cell office:value-type="float" office:value="3" table:style-name="ce478">
            <text:p>3</text:p>
          </table:table-cell>
          <table:table-cell table:number-columns-repeated="3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table:style-name="ce480"/>
          <table:table-cell table:style-name="ce481"/>
          <table:table-cell office:value-type="float" office:value="4" table:style-name="ce481">
            <text:p>4</text:p>
          </table:table-cell>
          <table:table-cell table:number-columns-repeated="3" table:style-name="ce481"/>
          <table:table-cell office:value-type="float" office:value="2" table:style-name="ce481">
            <text:p>2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12" table:style-name="ce473">
            <text:p>12</text:p>
          </table:table-cell>
          <table:table-cell office:value-type="string" table:style-name="ce449">
            <text:p>1º BE Cnst</text:p>
          </table:table-cell>
          <table:table-cell office:value-type="string" table:style-name="ce449">
            <text:p>Caicó</text:p>
          </table:table-cell>
          <table:table-cell office:value-type="string" table:style-name="ce450">
            <text:p>RN</text:p>
          </table:table-cell>
          <table:table-cell table:style-name="ce474"/>
          <table:table-cell table:number-columns-repeated="2" table:style-name="ce475"/>
          <table:table-cell office:value-type="float" office:value="14" table:style-name="ce475">
            <text:p>14</text:p>
          </table:table-cell>
          <table:table-cell table:number-columns-repeated="2" table:style-name="ce475"/>
          <table:table-cell office:value-type="float" office:value="2" table:style-name="ce475">
            <text:p>2</text:p>
          </table:table-cell>
          <table:table-cell table:number-columns-repeated="2" table:style-name="ce475"/>
          <table:table-cell office:value-type="float" office:value="3" table:style-name="ce475">
            <text:p>3</text:p>
          </table:table-cell>
          <table:table-cell table:style-name="ce476"/>
          <table:table-cell table:style-name="ce477"/>
          <table:table-cell table:number-columns-repeated="2" table:style-name="ce478"/>
          <table:table-cell office:value-type="float" office:value="8" table:style-name="ce478">
            <text:p>8</text:p>
          </table:table-cell>
          <table:table-cell table:number-columns-repeated="2" table:style-name="ce478"/>
          <table:table-cell office:value-type="float" office:value="1" table:style-name="ce478">
            <text:p>1</text:p>
          </table:table-cell>
          <table:table-cell table:number-columns-repeated="2" table:style-name="ce478"/>
          <table:table-cell office:value-type="float" office:value="3" table:style-name="ce478">
            <text:p>3</text:p>
          </table:table-cell>
          <table:table-cell table:style-name="ce479"/>
          <table:table-cell table:style-name="ce480"/>
          <table:table-cell table:number-columns-repeated="2" table:style-name="ce481"/>
          <table:table-cell office:value-type="float" office:value="6" table:style-name="ce481">
            <text:p>6</text:p>
          </table:table-cell>
          <table:table-cell table:number-columns-repeated="2" table:style-name="ce481"/>
          <table:table-cell office:value-type="float" office:value="1" table:style-name="ce481">
            <text:p>1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8" table:style-name="ce484"/>
          <table:table-cell office:value-type="float" office:value="1" table:style-name="ce484">
            <text:p>1</text:p>
          </table:table-cell>
          <table:table-cell table:style-name="ce485"/>
          <table:table-cell table:style-name="ce486"/>
          <table:table-cell table:number-columns-repeated="8" table:style-name="ce487"/>
          <table:table-cell office:value-type="float" office:value="1" table:style-name="ce487">
            <text:p>1</text:p>
          </table:table-cell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2-01-30T00:00:00" table:style-name="ce492">
            <text:p>30/01/2012</text:p>
          </table:table-cell>
          <table:table-cell table:number-columns-repeated="16302"/>
        </table:table-row>
        <table:table-row table:style-name="ro1">
          <table:table-cell office:value-type="float" office:value="13" table:style-name="ce473">
            <text:p>13</text:p>
          </table:table-cell>
          <table:table-cell office:value-type="string" table:style-name="ce449">
            <text:p>20ª CSM</text:p>
          </table:table-cell>
          <table:table-cell office:value-type="string" table:style-name="ce449">
            <text:p>Maceió</text:p>
          </table:table-cell>
          <table:table-cell office:value-type="string" table:style-name="ce450">
            <text:p>AL</text:p>
          </table:table-cell>
          <table:table-cell table:style-name="ce474"/>
          <table:table-cell table:number-columns-repeated="9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2-02-29T00:00:00" table:style-name="ce492">
            <text:p>29/02/2012</text:p>
          </table:table-cell>
          <table:table-cell table:number-columns-repeated="16302"/>
        </table:table-row>
        <table:table-row table:style-name="ro1">
          <table:table-cell office:value-type="float" office:value="14" table:style-name="ce473">
            <text:p>14</text:p>
          </table:table-cell>
          <table:table-cell office:value-type="string" table:style-name="ce449">
            <text:p>21ª CSM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9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1-04-29T00:00:00" table:style-name="ce492">
            <text:p>29/04/2011</text:p>
          </table:table-cell>
          <table:table-cell table:number-columns-repeated="16302"/>
        </table:table-row>
        <table:table-row table:style-name="ro1">
          <table:table-cell office:value-type="float" office:value="15" table:style-name="ce473">
            <text:p>15</text:p>
          </table:table-cell>
          <table:table-cell office:value-type="string" table:style-name="ce449">
            <text:p>23ª CSM</text:p>
          </table:table-cell>
          <table:table-cell office:value-type="string" table:style-name="ce449">
            <text:p>João Pessoa</text:p>
          </table:table-cell>
          <table:table-cell office:value-type="string" table:style-name="ce450">
            <text:p>PB</text:p>
          </table:table-cell>
          <table:table-cell table:style-name="ce474"/>
          <table:table-cell table:number-columns-repeated="9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2-02-29T00:00:00" table:style-name="ce492">
            <text:p>29/02/2012</text:p>
          </table:table-cell>
          <table:table-cell table:number-columns-repeated="16302"/>
        </table:table-row>
        <table:table-row table:style-name="ro1">
          <table:table-cell office:value-type="float" office:value="16" table:style-name="ce473">
            <text:p>16</text:p>
          </table:table-cell>
          <table:table-cell office:value-type="string" table:style-name="ce449">
            <text:p>24ª CSM</text:p>
          </table:table-cell>
          <table:table-cell office:value-type="string" table:style-name="ce449">
            <text:p>Natal</text:p>
          </table:table-cell>
          <table:table-cell office:value-type="string" table:style-name="ce450">
            <text:p>RN</text:p>
          </table:table-cell>
          <table:table-cell table:style-name="ce474"/>
          <table:table-cell table:number-columns-repeated="9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office:value-type="float" office:value="1" table:style-name="ce490">
            <text:p>1</text:p>
          </table:table-cell>
          <table:table-cell table:number-columns-repeated="8" table:style-name="ce490"/>
          <table:table-cell table:style-name="ce491"/>
          <table:table-cell office:value-type="date" office:date-value="2012-02-29T00:00:00" table:style-name="ce492">
            <text:p>29/02/2012</text:p>
          </table:table-cell>
          <table:table-cell table:number-columns-repeated="16302"/>
        </table:table-row>
        <table:table-row table:style-name="ro1">
          <table:table-cell office:value-type="float" office:value="17" table:style-name="ce473">
            <text:p>17</text:p>
          </table:table-cell>
          <table:table-cell office:value-type="string" table:style-name="ce449">
            <text:p>2ª Cia Gd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office:value-type="float" office:value="8" table:style-name="ce474">
            <text:p>8</text:p>
          </table:table-cell>
          <table:table-cell table:number-columns-repeated="9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office:value-type="float" office:value="6" table:style-name="ce480">
            <text:p>6</text:p>
          </table:table-cell>
          <table:table-cell table:number-columns-repeated="9" table:style-name="ce481"/>
          <table:table-cell table:style-name="ce482"/>
          <table:table-cell office:value-type="float" office:value="2" table:style-name="ce460">
            <text:p>2</text:p>
          </table:table-cell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4-16T00:00:00" table:style-name="ce492">
            <text:p>16/04/2009</text:p>
          </table:table-cell>
          <table:table-cell table:number-columns-repeated="16302"/>
        </table:table-row>
        <table:table-row table:style-name="ro1">
          <table:table-cell office:value-type="float" office:value="18" table:style-name="ce473">
            <text:p>18</text:p>
          </table:table-cell>
          <table:table-cell office:value-type="string" table:style-name="ce449">
            <text:p>31º BI Mtz</text:p>
          </table:table-cell>
          <table:table-cell office:value-type="string" table:style-name="ce449">
            <text:p>Campina Grande</text:p>
          </table:table-cell>
          <table:table-cell office:value-type="string" table:style-name="ce450">
            <text:p>PB</text:p>
          </table:table-cell>
          <table:table-cell office:value-type="float" office:value="7" table:style-name="ce474">
            <text:p>7</text:p>
          </table:table-cell>
          <table:table-cell table:number-columns-repeated="5" table:style-name="ce475"/>
          <table:table-cell office:value-type="float" office:value="1" table:style-name="ce475">
            <text:p>1</text:p>
          </table:table-cell>
          <table:table-cell table:number-columns-repeated="3" table:style-name="ce475"/>
          <table:table-cell table:style-name="ce476"/>
          <table:table-cell office:value-type="float" office:value="4" table:style-name="ce477">
            <text:p>4</text:p>
          </table:table-cell>
          <table:table-cell table:number-columns-repeated="5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office:value-type="float" office:value="3" table:style-name="ce480">
            <text:p>3</text:p>
          </table:table-cell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5" table:style-name="ce487"/>
          <table:table-cell office:value-type="float" office:value="1" table:style-name="ce487">
            <text:p>1</text:p>
          </table:table-cell>
          <table:table-cell table:number-columns-repeated="3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19" table:style-name="ce473">
            <text:p>19</text:p>
          </table:table-cell>
          <table:table-cell office:value-type="string" table:style-name="ce449">
            <text:p>3ª DL</text:p>
          </table:table-cell>
          <table:table-cell office:value-type="string" table:style-name="ce449">
            <text:p>Olinda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5" table:style-name="ce475"/>
          <table:table-cell office:value-type="float" office:value="2" table:style-name="ce475">
            <text:p>2</text:p>
          </table:table-cell>
          <table:table-cell table:number-columns-repeated="3" table:style-name="ce475"/>
          <table:table-cell table:style-name="ce476"/>
          <table:table-cell table:style-name="ce477"/>
          <table:table-cell table:number-columns-repeated="5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table:style-name="ce480"/>
          <table:table-cell table:number-columns-repeated="5" table:style-name="ce481"/>
          <table:table-cell office:value-type="float" office:value="1" table:style-name="ce481">
            <text:p>1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4" table:style-name="ce484"/>
          <table:table-cell office:value-type="float" office:value="1" table:style-name="ce484">
            <text:p>1</text:p>
          </table:table-cell>
          <table:table-cell table:number-columns-repeated="4" table:style-name="ce484"/>
          <table:table-cell table:style-name="ce485"/>
          <table:table-cell table:style-name="ce486"/>
          <table:table-cell table:number-columns-repeated="5" table:style-name="ce487"/>
          <table:table-cell office:value-type="float" office:value="1" table:style-name="ce487">
            <text:p>1</text:p>
          </table:table-cell>
          <table:table-cell table:number-columns-repeated="3" table:style-name="ce487"/>
          <table:table-cell table:style-name="ce488"/>
          <table:table-cell table:style-name="ce489"/>
          <table:table-cell table:number-columns-repeated="5" table:style-name="ce490"/>
          <table:table-cell office:value-type="float" office:value="1" table:style-name="ce490">
            <text:p>1</text:p>
          </table:table-cell>
          <table:table-cell table:number-columns-repeated="3" table:style-name="ce490"/>
          <table:table-cell table:style-name="ce491"/>
          <table:table-cell office:value-type="date" office:date-value="2009-06-19T00:00:00" table:style-name="ce492">
            <text:p>19/06/2009</text:p>
          </table:table-cell>
          <table:table-cell table:number-columns-repeated="16302"/>
        </table:table-row>
        <table:table-row table:style-name="ro1">
          <table:table-cell office:value-type="float" office:value="20" table:style-name="ce473">
            <text:p>20</text:p>
          </table:table-cell>
          <table:table-cell office:value-type="string" table:style-name="ce449">
            <text:p>4º B Com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3" table:style-name="ce475"/>
          <table:table-cell office:value-type="float" office:value="6" table:style-name="ce475">
            <text:p>6</text:p>
          </table:table-cell>
          <table:table-cell table:style-name="ce475"/>
          <table:table-cell office:value-type="float" office:value="1" table:style-name="ce475">
            <text:p>1</text:p>
          </table:table-cell>
          <table:table-cell table:number-columns-repeated="3" table:style-name="ce475"/>
          <table:table-cell table:style-name="ce476"/>
          <table:table-cell table:style-name="ce477"/>
          <table:table-cell table:number-columns-repeated="3" table:style-name="ce478"/>
          <table:table-cell office:value-type="float" office:value="5" table:style-name="ce478">
            <text:p>5</text:p>
          </table:table-cell>
          <table:table-cell table:number-columns-repeated="5" table:style-name="ce478"/>
          <table:table-cell table:style-name="ce479"/>
          <table:table-cell table:style-name="ce480"/>
          <table:table-cell table:number-columns-repeated="3" table:style-name="ce481"/>
          <table:table-cell office:value-type="float" office:value="1" table:style-name="ce481">
            <text:p>1</text:p>
          </table:table-cell>
          <table:table-cell table:style-name="ce481"/>
          <table:table-cell office:value-type="float" office:value="1" table:style-name="ce481">
            <text:p>1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3" table:style-name="ce487"/>
          <table:table-cell office:value-type="float" office:value="1" table:style-name="ce487">
            <text:p>1</text:p>
          </table:table-cell>
          <table:table-cell table:number-columns-repeated="5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21" table:style-name="ce473">
            <text:p>21</text:p>
          </table:table-cell>
          <table:table-cell office:value-type="string" table:style-name="ce449">
            <text:p>4º BPE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office:value-type="float" office:value="15" table:style-name="ce474">
            <text:p>15</text:p>
          </table:table-cell>
          <table:table-cell table:number-columns-repeated="5" table:style-name="ce475"/>
          <table:table-cell office:value-type="float" office:value="1" table:style-name="ce475">
            <text:p>1</text:p>
          </table:table-cell>
          <table:table-cell table:number-columns-repeated="3" table:style-name="ce475"/>
          <table:table-cell table:style-name="ce476"/>
          <table:table-cell office:value-type="float" office:value="7" table:style-name="ce477">
            <text:p>7</text:p>
          </table:table-cell>
          <table:table-cell table:number-columns-repeated="5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office:value-type="float" office:value="8" table:style-name="ce480">
            <text:p>8</text:p>
          </table:table-cell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office:value-type="float" office:value="2" table:style-name="ce483">
            <text:p>2</text:p>
          </table:table-cell>
          <table:table-cell table:number-columns-repeated="5" table:style-name="ce484"/>
          <table:table-cell office:value-type="float" office:value="1" table:style-name="ce484">
            <text:p>1</text:p>
          </table:table-cell>
          <table:table-cell table:number-columns-repeated="3" table:style-name="ce484"/>
          <table:table-cell table:style-name="ce485"/>
          <table:table-cell office:value-type="float" office:value="2" table:style-name="ce486">
            <text:p>2</text:p>
          </table:table-cell>
          <table:table-cell table:number-columns-repeated="5" table:style-name="ce487"/>
          <table:table-cell office:value-type="float" office:value="1" table:style-name="ce487">
            <text:p>1</text:p>
          </table:table-cell>
          <table:table-cell table:number-columns-repeated="3" table:style-name="ce487"/>
          <table:table-cell table:style-name="ce488"/>
          <table:table-cell office:value-type="float" office:value="1" table:style-name="ce489">
            <text:p>1</text:p>
          </table:table-cell>
          <table:table-cell table:number-columns-repeated="9" table:style-name="ce490"/>
          <table:table-cell table:style-name="ce491"/>
          <table:table-cell office:value-type="date" office:date-value="2009-06-19T00:00:00" table:style-name="ce492">
            <text:p>19/06/2009</text:p>
          </table:table-cell>
          <table:table-cell table:number-columns-repeated="16302"/>
        </table:table-row>
        <table:table-row table:style-name="ro1">
          <table:table-cell office:value-type="float" office:value="22" table:style-name="ce473">
            <text:p>22</text:p>
          </table:table-cell>
          <table:table-cell office:value-type="string" table:style-name="ce449">
            <text:p>59º BI Mtz</text:p>
          </table:table-cell>
          <table:table-cell office:value-type="string" table:style-name="ce449">
            <text:p>Maceió</text:p>
          </table:table-cell>
          <table:table-cell office:value-type="string" table:style-name="ce450">
            <text:p>AL</text:p>
          </table:table-cell>
          <table:table-cell office:value-type="float" office:value="12" table:style-name="ce474">
            <text:p>12</text:p>
          </table:table-cell>
          <table:table-cell table:number-columns-repeated="5" table:style-name="ce475"/>
          <table:table-cell office:value-type="float" office:value="2" table:style-name="ce475">
            <text:p>2</text:p>
          </table:table-cell>
          <table:table-cell table:number-columns-repeated="3" table:style-name="ce475"/>
          <table:table-cell table:style-name="ce476"/>
          <table:table-cell office:value-type="float" office:value="4" table:style-name="ce477">
            <text:p>4</text:p>
          </table:table-cell>
          <table:table-cell table:number-columns-repeated="5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office:value-type="float" office:value="8" table:style-name="ce480">
            <text:p>8</text:p>
          </table:table-cell>
          <table:table-cell table:number-columns-repeated="5" table:style-name="ce481"/>
          <table:table-cell office:value-type="float" office:value="1" table:style-name="ce481">
            <text:p>1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office:value-type="float" office:value="1" table:style-name="ce483">
            <text:p>1</text:p>
          </table:table-cell>
          <table:table-cell table:number-columns-repeated="9" table:style-name="ce484"/>
          <table:table-cell table:style-name="ce485"/>
          <table:table-cell table:style-name="ce486"/>
          <table:table-cell table:number-columns-repeated="5" table:style-name="ce487"/>
          <table:table-cell office:value-type="float" office:value="1" table:style-name="ce487">
            <text:p>1</text:p>
          </table:table-cell>
          <table:table-cell table:number-columns-repeated="3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0-01-20T00:00:00" table:style-name="ce492">
            <text:p>20/01/2010</text:p>
          </table:table-cell>
          <table:table-cell table:number-columns-repeated="16302"/>
        </table:table-row>
        <table:table-row table:style-name="ro1">
          <table:table-cell office:value-type="float" office:value="24" table:style-name="ce473">
            <text:p>24</text:p>
          </table:table-cell>
          <table:table-cell office:value-type="string" table:style-name="ce449">
            <text:p>5º CTA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9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1-08-31T00:00:00" table:style-name="ce492">
            <text:p>31/08/2011</text:p>
          </table:table-cell>
          <table:table-cell table:number-columns-repeated="16302"/>
        </table:table-row>
        <table:table-row table:style-name="ro1">
          <table:table-cell office:value-type="float" office:value="25" table:style-name="ce473">
            <text:p>25</text:p>
          </table:table-cell>
          <table:table-cell office:value-type="string" table:style-name="ce449">
            <text:p>71º BI Mtz</text:p>
          </table:table-cell>
          <table:table-cell office:value-type="string" table:style-name="ce449">
            <text:p>Garanhuns</text:p>
          </table:table-cell>
          <table:table-cell office:value-type="string" table:style-name="ce450">
            <text:p>PE</text:p>
          </table:table-cell>
          <table:table-cell office:value-type="float" office:value="17" table:style-name="ce474">
            <text:p>17</text:p>
          </table:table-cell>
          <table:table-cell table:number-columns-repeated="5" table:style-name="ce475"/>
          <table:table-cell office:value-type="float" office:value="2" table:style-name="ce475">
            <text:p>2</text:p>
          </table:table-cell>
          <table:table-cell table:number-columns-repeated="2" table:style-name="ce475"/>
          <table:table-cell office:value-type="float" office:value="1" table:style-name="ce475">
            <text:p>1</text:p>
          </table:table-cell>
          <table:table-cell table:style-name="ce476"/>
          <table:table-cell office:value-type="float" office:value="11" table:style-name="ce477">
            <text:p>11</text:p>
          </table:table-cell>
          <table:table-cell table:number-columns-repeated="5" table:style-name="ce478"/>
          <table:table-cell office:value-type="float" office:value="1" table:style-name="ce478">
            <text:p>1</text:p>
          </table:table-cell>
          <table:table-cell table:number-columns-repeated="2" table:style-name="ce478"/>
          <table:table-cell office:value-type="float" office:value="1" table:style-name="ce478">
            <text:p>1</text:p>
          </table:table-cell>
          <table:table-cell table:style-name="ce479"/>
          <table:table-cell office:value-type="float" office:value="4" table:style-name="ce480">
            <text:p>4</text:p>
          </table:table-cell>
          <table:table-cell table:number-columns-repeated="5" table:style-name="ce481"/>
          <table:table-cell office:value-type="float" office:value="1" table:style-name="ce481">
            <text:p>1</text:p>
          </table:table-cell>
          <table:table-cell table:number-columns-repeated="3" table:style-name="ce481"/>
          <table:table-cell table:style-name="ce482"/>
          <table:table-cell office:value-type="float" office:value="2" table:style-name="ce460">
            <text:p>2</text:p>
          </table:table-cell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26" table:style-name="ce473">
            <text:p>26</text:p>
          </table:table-cell>
          <table:table-cell office:value-type="string" table:style-name="ce449">
            <text:p>72º BI Mtz</text:p>
          </table:table-cell>
          <table:table-cell office:value-type="string" table:style-name="ce449">
            <text:p>Petrolina</text:p>
          </table:table-cell>
          <table:table-cell office:value-type="string" table:style-name="ce450">
            <text:p>PE</text:p>
          </table:table-cell>
          <table:table-cell office:value-type="float" office:value="18" table:style-name="ce474">
            <text:p>18</text:p>
          </table:table-cell>
          <table:table-cell table:number-columns-repeated="5" table:style-name="ce475"/>
          <table:table-cell office:value-type="float" office:value="2" table:style-name="ce475">
            <text:p>2</text:p>
          </table:table-cell>
          <table:table-cell table:number-columns-repeated="2" table:style-name="ce475"/>
          <table:table-cell office:value-type="float" office:value="1" table:style-name="ce475">
            <text:p>1</text:p>
          </table:table-cell>
          <table:table-cell table:style-name="ce476"/>
          <table:table-cell office:value-type="float" office:value="9" table:style-name="ce477">
            <text:p>9</text:p>
          </table:table-cell>
          <table:table-cell table:number-columns-repeated="5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office:value-type="float" office:value="7" table:style-name="ce480">
            <text:p>7</text:p>
          </table:table-cell>
          <table:table-cell table:number-columns-repeated="5" table:style-name="ce481"/>
          <table:table-cell office:value-type="float" office:value="1" table:style-name="ce481">
            <text:p>1</text:p>
          </table:table-cell>
          <table:table-cell table:number-columns-repeated="2" table:style-name="ce481"/>
          <table:table-cell office:value-type="float" office:value="1" table:style-name="ce481">
            <text:p>1</text:p>
          </table:table-cell>
          <table:table-cell table:style-name="ce482"/>
          <table:table-cell office:value-type="float" office:value="2" table:style-name="ce460">
            <text:p>2</text:p>
          </table:table-cell>
          <table:table-cell table:number-columns-repeated="9" table:style-name="ce461"/>
          <table:table-cell table:style-name="ce462"/>
          <table:table-cell office:value-type="float" office:value="1" table:style-name="ce483">
            <text:p>1</text:p>
          </table:table-cell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1-01-21T00:00:00" table:style-name="ce492">
            <text:p>21/01/2011</text:p>
          </table:table-cell>
          <table:table-cell table:number-columns-repeated="16302"/>
        </table:table-row>
        <table:table-row table:style-name="ro1">
          <table:table-cell office:value-type="float" office:value="27" table:style-name="ce473">
            <text:p>27</text:p>
          </table:table-cell>
          <table:table-cell office:value-type="string" table:style-name="ce449">
            <text:p>7ª Cia Com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3" table:style-name="ce475"/>
          <table:table-cell office:value-type="float" office:value="5" table:style-name="ce475">
            <text:p>5</text:p>
          </table:table-cell>
          <table:table-cell table:style-name="ce475"/>
          <table:table-cell office:value-type="float" office:value="1" table:style-name="ce475">
            <text:p>1</text:p>
          </table:table-cell>
          <table:table-cell table:number-columns-repeated="3" table:style-name="ce475"/>
          <table:table-cell table:style-name="ce476"/>
          <table:table-cell table:style-name="ce477"/>
          <table:table-cell table:number-columns-repeated="3" table:style-name="ce478"/>
          <table:table-cell office:value-type="float" office:value="5" table:style-name="ce478">
            <text:p>5</text:p>
          </table:table-cell>
          <table:table-cell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5" table:style-name="ce487"/>
          <table:table-cell office:value-type="float" office:value="1" table:style-name="ce487">
            <text:p>1</text:p>
          </table:table-cell>
          <table:table-cell table:number-columns-repeated="3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28" table:style-name="ce473">
            <text:p>28</text:p>
          </table:table-cell>
          <table:table-cell office:value-type="string" table:style-name="ce449">
            <text:p>7ª ICFEx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9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29" table:style-name="ce473">
            <text:p>29</text:p>
          </table:table-cell>
          <table:table-cell office:value-type="string" table:style-name="ce449">
            <text:p>7º BEC</text:p>
          </table:table-cell>
          <table:table-cell office:value-type="string" table:style-name="ce449">
            <text:p>Natal</text:p>
          </table:table-cell>
          <table:table-cell office:value-type="string" table:style-name="ce450">
            <text:p>RN</text:p>
          </table:table-cell>
          <table:table-cell table:style-name="ce474"/>
          <table:table-cell table:number-columns-repeated="2" table:style-name="ce475"/>
          <table:table-cell office:value-type="float" office:value="14" table:style-name="ce475">
            <text:p>14</text:p>
          </table:table-cell>
          <table:table-cell table:number-columns-repeated="2" table:style-name="ce475"/>
          <table:table-cell office:value-type="float" office:value="3" table:style-name="ce475">
            <text:p>3</text:p>
          </table:table-cell>
          <table:table-cell table:number-columns-repeated="2" table:style-name="ce475"/>
          <table:table-cell office:value-type="float" office:value="2" table:style-name="ce475">
            <text:p>2</text:p>
          </table:table-cell>
          <table:table-cell table:style-name="ce476"/>
          <table:table-cell table:style-name="ce477"/>
          <table:table-cell table:number-columns-repeated="2" table:style-name="ce478"/>
          <table:table-cell office:value-type="float" office:value="7" table:style-name="ce478">
            <text:p>7</text:p>
          </table:table-cell>
          <table:table-cell table:number-columns-repeated="2" table:style-name="ce478"/>
          <table:table-cell office:value-type="float" office:value="2" table:style-name="ce478">
            <text:p>2</text:p>
          </table:table-cell>
          <table:table-cell table:number-columns-repeated="3" table:style-name="ce478"/>
          <table:table-cell table:style-name="ce479"/>
          <table:table-cell table:style-name="ce480"/>
          <table:table-cell table:number-columns-repeated="2" table:style-name="ce481"/>
          <table:table-cell office:value-type="float" office:value="7" table:style-name="ce478">
            <text:p>7</text:p>
          </table:table-cell>
          <table:table-cell table:number-columns-repeated="2" table:style-name="ce481"/>
          <table:table-cell office:value-type="float" office:value="1" table:style-name="ce481">
            <text:p>1</text:p>
          </table:table-cell>
          <table:table-cell table:number-columns-repeated="2" table:style-name="ce481"/>
          <table:table-cell office:value-type="float" office:value="2" table:style-name="ce481">
            <text:p>2</text:p>
          </table:table-cell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2" table:style-name="ce487"/>
          <table:table-cell office:value-type="float" office:value="1" table:style-name="ce487">
            <text:p>1</text:p>
          </table:table-cell>
          <table:table-cell table:number-columns-repeated="2" table:style-name="ce487"/>
          <table:table-cell office:value-type="float" office:value="1" table:style-name="ce487">
            <text:p>1</text:p>
          </table:table-cell>
          <table:table-cell table:number-columns-repeated="3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2-01-31T00:00:00" table:style-name="ce492">
            <text:p>31/01/2012</text:p>
          </table:table-cell>
          <table:table-cell table:number-columns-repeated="16302"/>
        </table:table-row>
        <table:table-row table:style-name="ro1">
          <table:table-cell office:value-type="float" office:value="30" table:style-name="ce473">
            <text:p>30</text:p>
          </table:table-cell>
          <table:table-cell office:value-type="string" table:style-name="ce449">
            <text:p>7º D Sup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office:value-type="float" office:value="2" table:style-name="ce474">
            <text:p>2</text:p>
          </table:table-cell>
          <table:table-cell table:number-columns-repeated="4" table:style-name="ce475"/>
          <table:table-cell office:value-type="float" office:value="3" table:style-name="ce475">
            <text:p>3</text:p>
          </table:table-cell>
          <table:table-cell office:value-type="float" office:value="3" table:style-name="ce475">
            <text:p>3</text:p>
          </table:table-cell>
          <table:table-cell table:style-name="ce475"/>
          <table:table-cell office:value-type="float" office:value="2" table:style-name="ce475">
            <text:p>2</text:p>
          </table:table-cell>
          <table:table-cell office:value-type="float" office:value="1" table:style-name="ce475">
            <text:p>1</text:p>
          </table:table-cell>
          <table:table-cell office:value-type="float" office:value="1" table:style-name="ce476">
            <text:p>1</text:p>
          </table:table-cell>
          <table:table-cell table:style-name="ce477"/>
          <table:table-cell table:number-columns-repeated="4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office:value-type="float" office:value="1" table:style-name="ce478">
            <text:p>1</text:p>
          </table:table-cell>
          <table:table-cell office:value-type="float" office:value="1" table:style-name="ce479">
            <text:p>1</text:p>
          </table:table-cell>
          <table:table-cell office:value-type="float" office:value="2" table:style-name="ce480">
            <text:p>2</text:p>
          </table:table-cell>
          <table:table-cell table:number-columns-repeated="4" table:style-name="ce481"/>
          <table:table-cell office:value-type="float" office:value="1" table:style-name="ce481">
            <text:p>1</text:p>
          </table:table-cell>
          <table:table-cell office:value-type="float" office:value="2" table:style-name="ce481">
            <text:p>2</text:p>
          </table:table-cell>
          <table:table-cell table:style-name="ce481"/>
          <table:table-cell office:value-type="float" office:value="2" table:style-name="ce481">
            <text:p>2</text:p>
          </table:table-cell>
          <table:table-cell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5" table:style-name="ce484"/>
          <table:table-cell office:value-type="float" office:value="1" table:style-name="ce484">
            <text:p>1</text:p>
          </table:table-cell>
          <table:table-cell table:number-columns-repeated="3" table:style-name="ce484"/>
          <table:table-cell table:style-name="ce485"/>
          <table:table-cell table:style-name="ce486"/>
          <table:table-cell table:number-columns-repeated="4" table:style-name="ce487"/>
          <table:table-cell office:value-type="float" office:value="1" table:style-name="ce487">
            <text:p>1</text:p>
          </table:table-cell>
          <table:table-cell office:value-type="float" office:value="1" table:style-name="ce487">
            <text:p>1</text:p>
          </table:table-cell>
          <table:table-cell table:number-columns-repeated="3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9-11T00:00:00" table:style-name="ce492">
            <text:p>11/09/2009</text:p>
          </table:table-cell>
          <table:table-cell table:number-columns-repeated="16302"/>
        </table:table-row>
        <table:table-row table:style-name="ro1">
          <table:table-cell office:value-type="float" office:value="31" table:style-name="ce473">
            <text:p>31</text:p>
          </table:table-cell>
          <table:table-cell office:value-type="string" table:style-name="ce449">
            <text:p>7º GAC</text:p>
          </table:table-cell>
          <table:table-cell office:value-type="string" table:style-name="ce449">
            <text:p>Olinda</text:p>
          </table:table-cell>
          <table:table-cell office:value-type="string" table:style-name="ce450">
            <text:p>PE</text:p>
          </table:table-cell>
          <table:table-cell table:style-name="ce474"/>
          <table:table-cell table:style-name="ce475"/>
          <table:table-cell office:value-type="float" office:value="10" table:style-name="ce475">
            <text:p>10</text:p>
          </table:table-cell>
          <table:table-cell table:number-columns-repeated="3" table:style-name="ce475"/>
          <table:table-cell office:value-type="float" office:value="3" table:style-name="ce475">
            <text:p>3</text:p>
          </table:table-cell>
          <table:table-cell table:number-columns-repeated="3" table:style-name="ce475"/>
          <table:table-cell table:style-name="ce476"/>
          <table:table-cell table:style-name="ce477"/>
          <table:table-cell table:style-name="ce478"/>
          <table:table-cell office:value-type="float" office:value="5" table:style-name="ce478">
            <text:p>5</text:p>
          </table:table-cell>
          <table:table-cell table:number-columns-repeated="7" table:style-name="ce478"/>
          <table:table-cell table:style-name="ce479"/>
          <table:table-cell table:style-name="ce480"/>
          <table:table-cell table:style-name="ce481"/>
          <table:table-cell office:value-type="float" office:value="4" table:style-name="ce481">
            <text:p>4</text:p>
          </table:table-cell>
          <table:table-cell table:number-columns-repeated="3" table:style-name="ce481"/>
          <table:table-cell office:value-type="float" office:value="2" table:style-name="ce481">
            <text:p>2</text:p>
          </table:table-cell>
          <table:table-cell table:number-columns-repeated="3" table:style-name="ce481"/>
          <table:table-cell table:style-name="ce482"/>
          <table:table-cell table:style-name="ce460"/>
          <table:table-cell table:style-name="ce461"/>
          <table:table-cell office:value-type="float" office:value="1" table:style-name="ce461">
            <text:p>1</text:p>
          </table:table-cell>
          <table:table-cell table:number-columns-repeated="3" table:style-name="ce461"/>
          <table:table-cell office:value-type="float" office:value="1" table:style-name="ce461">
            <text:p>1</text:p>
          </table:table-cell>
          <table:table-cell table:number-columns-repeated="3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33" table:style-name="ce473">
            <text:p>33</text:p>
          </table:table-cell>
          <table:table-cell office:value-type="string" table:style-name="ce449">
            <text:p>Cia C/10ª Bda Inf Mtz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office:value-type="float" office:value="3" table:style-name="ce474">
            <text:p>3</text:p>
          </table:table-cell>
          <table:table-cell table:number-columns-repeated="9" table:style-name="ce475"/>
          <table:table-cell table:style-name="ce476"/>
          <table:table-cell office:value-type="float" office:value="2" table:style-name="ce477">
            <text:p>2</text:p>
          </table:table-cell>
          <table:table-cell table:number-columns-repeated="9" table:style-name="ce478"/>
          <table:table-cell table:style-name="ce479"/>
          <table:table-cell office:value-type="float" office:value="1" table:style-name="ce480">
            <text:p>1</text:p>
          </table:table-cell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34" table:style-name="ce473">
            <text:p>34</text:p>
          </table:table-cell>
          <table:table-cell office:value-type="string" table:style-name="ce449">
            <text:p>Cia C/1º Gpt E</text:p>
          </table:table-cell>
          <table:table-cell office:value-type="string" table:style-name="ce449">
            <text:p>João Pessoa</text:p>
          </table:table-cell>
          <table:table-cell office:value-type="string" table:style-name="ce450">
            <text:p>PB</text:p>
          </table:table-cell>
          <table:table-cell table:style-name="ce474"/>
          <table:table-cell table:number-columns-repeated="2" table:style-name="ce475"/>
          <table:table-cell office:value-type="float" office:value="4" table:style-name="ce475">
            <text:p>4</text:p>
          </table:table-cell>
          <table:table-cell table:number-columns-repeated="5" table:style-name="ce475"/>
          <table:table-cell office:value-type="float" office:value="1" table:style-name="ce475">
            <text:p>1</text:p>
          </table:table-cell>
          <table:table-cell table:style-name="ce476"/>
          <table:table-cell table:style-name="ce477"/>
          <table:table-cell table:number-columns-repeated="2" table:style-name="ce478"/>
          <table:table-cell office:value-type="float" office:value="3" table:style-name="ce478">
            <text:p>3</text:p>
          </table:table-cell>
          <table:table-cell table:number-columns-repeated="6" table:style-name="ce478"/>
          <table:table-cell table:style-name="ce479"/>
          <table:table-cell table:style-name="ce480"/>
          <table:table-cell table:number-columns-repeated="2" table:style-name="ce481"/>
          <table:table-cell office:value-type="float" office:value="1" table:style-name="ce481">
            <text:p>1</text:p>
          </table:table-cell>
          <table:table-cell table:number-columns-repeated="5" table:style-name="ce481"/>
          <table:table-cell office:value-type="float" office:value="1" table:style-name="ce481">
            <text:p>1</text:p>
          </table:table-cell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2" table:style-name="ce484"/>
          <table:table-cell office:value-type="float" office:value="2" table:style-name="ce484">
            <text:p>2</text:p>
          </table:table-cell>
          <table:table-cell table:number-columns-repeated="6" table:style-name="ce484"/>
          <table:table-cell table:style-name="ce485"/>
          <table:table-cell table:style-name="ce486"/>
          <table:table-cell table:number-columns-repeated="2" table:style-name="ce487"/>
          <table:table-cell office:value-type="float" office:value="1" table:style-name="ce487">
            <text:p>1</text:p>
          </table:table-cell>
          <table:table-cell table:number-columns-repeated="6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2-01-31T00:00:00" table:style-name="ce492">
            <text:p>31/01/2012</text:p>
          </table:table-cell>
          <table:table-cell table:number-columns-repeated="16302"/>
        </table:table-row>
        <table:table-row table:style-name="ro1">
          <table:table-cell office:value-type="float" office:value="35" table:style-name="ce473">
            <text:p>35</text:p>
          </table:table-cell>
          <table:table-cell office:value-type="string" table:style-name="ce449">
            <text:p>Cia C/7ª Bda Inf Mtz</text:p>
          </table:table-cell>
          <table:table-cell office:value-type="string" table:style-name="ce449">
            <text:p>Natal</text:p>
          </table:table-cell>
          <table:table-cell office:value-type="string" table:style-name="ce450">
            <text:p>RN</text:p>
          </table:table-cell>
          <table:table-cell office:value-type="float" office:value="2" table:style-name="ce474">
            <text:p>2</text:p>
          </table:table-cell>
          <table:table-cell table:number-columns-repeated="5" table:style-name="ce475"/>
          <table:table-cell office:value-type="float" office:value="1" table:style-name="ce475">
            <text:p>1</text:p>
          </table:table-cell>
          <table:table-cell table:number-columns-repeated="3" table:style-name="ce475"/>
          <table:table-cell table:style-name="ce476"/>
          <table:table-cell office:value-type="float" office:value="1" table:style-name="ce477">
            <text:p>1</text:p>
          </table:table-cell>
          <table:table-cell table:number-columns-repeated="9" table:style-name="ce478"/>
          <table:table-cell table:style-name="ce479"/>
          <table:table-cell office:value-type="float" office:value="1" table:style-name="ce480">
            <text:p>1</text:p>
          </table:table-cell>
          <table:table-cell table:number-columns-repeated="5" table:style-name="ce481"/>
          <table:table-cell office:value-type="float" office:value="1" table:style-name="ce481">
            <text:p>1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36" table:style-name="ce473">
            <text:p>36</text:p>
          </table:table-cell>
          <table:table-cell office:value-type="string" table:style-name="ce449">
            <text:p>Cia C/7ª RM-7ª DE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office:value-type="float" office:value="4" table:style-name="ce474">
            <text:p>4</text:p>
          </table:table-cell>
          <table:table-cell table:number-columns-repeated="4" table:style-name="ce475"/>
          <table:table-cell office:value-type="float" office:value="1" table:style-name="ce475">
            <text:p>1</text:p>
          </table:table-cell>
          <table:table-cell table:number-columns-repeated="4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office:value-type="float" office:value="4" table:style-name="ce480">
            <text:p>4</text:p>
          </table:table-cell>
          <table:table-cell table:number-columns-repeated="4" table:style-name="ce481"/>
          <table:table-cell office:value-type="float" office:value="1" table:style-name="ce481">
            <text:p>1</text:p>
          </table:table-cell>
          <table:table-cell table:number-columns-repeated="4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2-02-29T00:00:00" table:style-name="ce492">
            <text:p>29/02/2012</text:p>
          </table:table-cell>
          <table:table-cell table:number-columns-repeated="16302"/>
        </table:table-row>
        <table:table-row table:style-name="ro1">
          <table:table-cell office:value-type="float" office:value="37" table:style-name="ce473">
            <text:p>37</text:p>
          </table:table-cell>
          <table:table-cell office:value-type="string" table:style-name="ce449">
            <text:p>Cia C/CMNE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office:value-type="float" office:value="1" table:style-name="ce474">
            <text:p>1</text:p>
          </table:table-cell>
          <table:table-cell table:number-columns-repeated="4" table:style-name="ce475"/>
          <table:table-cell office:value-type="float" office:value="2" table:style-name="ce475">
            <text:p>2</text:p>
          </table:table-cell>
          <table:table-cell table:number-columns-repeated="3" table:style-name="ce475"/>
          <table:table-cell office:value-type="float" office:value="2" table:style-name="ce475">
            <text:p>2</text:p>
          </table:table-cell>
          <table:table-cell table:style-name="ce476"/>
          <table:table-cell table:style-name="ce477"/>
          <table:table-cell table:number-columns-repeated="8" table:style-name="ce478"/>
          <table:table-cell office:value-type="float" office:value="1" table:style-name="ce478">
            <text:p>1</text:p>
          </table:table-cell>
          <table:table-cell table:style-name="ce479"/>
          <table:table-cell office:value-type="float" office:value="1" table:style-name="ce480">
            <text:p>1</text:p>
          </table:table-cell>
          <table:table-cell table:number-columns-repeated="4" table:style-name="ce481"/>
          <table:table-cell office:value-type="float" office:value="2" table:style-name="ce481">
            <text:p>2</text:p>
          </table:table-cell>
          <table:table-cell table:number-columns-repeated="3" table:style-name="ce481"/>
          <table:table-cell office:value-type="float" office:value="1" table:style-name="ce481">
            <text:p>1</text:p>
          </table:table-cell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8" table:style-name="ce484"/>
          <table:table-cell office:value-type="float" office:value="1" table:style-name="ce484">
            <text:p>1</text:p>
          </table:table-cell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2-13T00:00:00" table:style-name="ce492">
            <text:p>13/02/2009</text:p>
          </table:table-cell>
          <table:table-cell table:number-columns-repeated="16302"/>
        </table:table-row>
        <table:table-row table:style-name="ro1">
          <table:table-cell office:value-type="float" office:value="38" table:style-name="ce473">
            <text:p>38</text:p>
          </table:table-cell>
          <table:table-cell office:value-type="string" table:style-name="ce449">
            <text:p>Cmdo 10ª Bda Inf Mtz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9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1-10-31T00:00:00" table:style-name="ce492">
            <text:p>31/10/2011</text:p>
          </table:table-cell>
          <table:table-cell table:number-columns-repeated="16302"/>
        </table:table-row>
        <table:table-row table:style-name="ro1">
          <table:table-cell office:value-type="float" office:value="39" table:style-name="ce473">
            <text:p>39</text:p>
          </table:table-cell>
          <table:table-cell office:value-type="string" table:style-name="ce449">
            <text:p>Cmdo 1º Gpt E</text:p>
          </table:table-cell>
          <table:table-cell office:value-type="string" table:style-name="ce449">
            <text:p>João Pessoa</text:p>
          </table:table-cell>
          <table:table-cell office:value-type="string" table:style-name="ce450">
            <text:p>PB</text:p>
          </table:table-cell>
          <table:table-cell table:style-name="ce474"/>
          <table:table-cell table:number-columns-repeated="5" table:style-name="ce475"/>
          <table:table-cell office:value-type="float" office:value="1" table:style-name="ce475">
            <text:p>1</text:p>
          </table:table-cell>
          <table:table-cell table:number-columns-repeated="2" table:style-name="ce475"/>
          <table:table-cell office:value-type="float" office:value="3" table:style-name="ce475">
            <text:p>3</text:p>
          </table:table-cell>
          <table:table-cell table:style-name="ce476"/>
          <table:table-cell table:style-name="ce477"/>
          <table:table-cell table:number-columns-repeated="5" table:style-name="ce478"/>
          <table:table-cell office:value-type="float" office:value="1" table:style-name="ce478">
            <text:p>1</text:p>
          </table:table-cell>
          <table:table-cell table:number-columns-repeated="2" table:style-name="ce478"/>
          <table:table-cell office:value-type="float" office:value="1" table:style-name="ce478">
            <text:p>1</text:p>
          </table:table-cell>
          <table:table-cell table:style-name="ce479"/>
          <table:table-cell table:style-name="ce480"/>
          <table:table-cell table:number-columns-repeated="8" table:style-name="ce481"/>
          <table:table-cell office:value-type="float" office:value="2" table:style-name="ce481">
            <text:p>2</text:p>
          </table:table-cell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8" table:style-name="ce484"/>
          <table:table-cell office:value-type="float" office:value="1" table:style-name="ce484">
            <text:p>1</text:p>
          </table:table-cell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2-01-31T00:00:00" table:style-name="ce492">
            <text:p>31/01/2012</text:p>
          </table:table-cell>
          <table:table-cell table:number-columns-repeated="16302"/>
        </table:table-row>
        <table:table-row table:style-name="ro1">
          <table:table-cell office:value-type="float" office:value="40" table:style-name="ce473">
            <text:p>40</text:p>
          </table:table-cell>
          <table:table-cell office:value-type="string" table:style-name="ce493">
            <text:p>Cmdo 7º Bda Inf Mtz</text:p>
          </table:table-cell>
          <table:table-cell office:value-type="string" table:style-name="ce493">
            <text:p>Natal</text:p>
          </table:table-cell>
          <table:table-cell office:value-type="string" table:style-name="ce494">
            <text:p>RN</text:p>
          </table:table-cell>
          <table:table-cell table:style-name="ce474"/>
          <table:table-cell table:number-columns-repeated="8" table:style-name="ce475"/>
          <table:table-cell office:value-type="float" office:value="1" table:style-name="ce475">
            <text:p>1</text:p>
          </table:table-cell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8" table:style-name="ce461"/>
          <table:table-cell office:value-type="float" office:value="1" table:style-name="ce461">
            <text:p>1</text:p>
          </table:table-cell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1-10-31T00:00:00" table:style-name="ce492">
            <text:p>31/10/2011</text:p>
          </table:table-cell>
          <table:table-cell table:number-columns-repeated="16302"/>
        </table:table-row>
        <table:table-row table:style-name="ro1">
          <table:table-cell office:value-type="float" office:value="41" table:style-name="ce473">
            <text:p>41</text:p>
          </table:table-cell>
          <table:table-cell office:value-type="string" table:style-name="ce449">
            <text:p>Cmdo 7ª RM/7ª DE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5" table:style-name="ce475"/>
          <table:table-cell office:value-type="float" office:value="1" table:style-name="ce475">
            <text:p>1</text:p>
          </table:table-cell>
          <table:table-cell table:number-columns-repeated="3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5" table:style-name="ce481"/>
          <table:table-cell office:value-type="float" office:value="1" table:style-name="ce481">
            <text:p>1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1-01-14T00:00:00" table:style-name="ce492">
            <text:p>14/01/2011</text:p>
          </table:table-cell>
          <table:table-cell table:number-columns-repeated="16302"/>
        </table:table-row>
        <table:table-row table:style-name="ro1">
          <table:table-cell office:value-type="float" office:value="42" table:style-name="ce473">
            <text:p>42</text:p>
          </table:table-cell>
          <table:table-cell office:value-type="string" table:style-name="ce449">
            <text:p>Cmdo CMNE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5" table:style-name="ce475"/>
          <table:table-cell office:value-type="float" office:value="2" table:style-name="ce475">
            <text:p>2</text:p>
          </table:table-cell>
          <table:table-cell table:number-columns-repeated="3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5" table:style-name="ce481"/>
          <table:table-cell office:value-type="float" office:value="2" table:style-name="ce481">
            <text:p>2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1-11-30T00:00:00" table:style-name="ce492">
            <text:p>30/11/2011</text:p>
          </table:table-cell>
          <table:table-cell table:number-columns-repeated="16302"/>
        </table:table-row>
        <table:table-row table:style-name="ro1">
          <table:table-cell office:value-type="float" office:value="43" table:style-name="ce473">
            <text:p>43</text:p>
          </table:table-cell>
          <table:table-cell office:value-type="string" table:style-name="ce449">
            <text:p>CIMNC</text:p>
          </table:table-cell>
          <table:table-cell office:value-type="string" table:style-name="ce449">
            <text:p>Pau d´Alho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8" table:style-name="ce475"/>
          <table:table-cell office:value-type="float" office:value="1" table:style-name="ce475">
            <text:p>1</text:p>
          </table:table-cell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8" table:style-name="ce481"/>
          <table:table-cell office:value-type="float" office:value="1" table:style-name="ce481">
            <text:p>1</text:p>
          </table:table-cell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3-10T00:00:00" table:style-name="ce492">
            <text:p>10/03/2009</text:p>
          </table:table-cell>
          <table:table-cell table:number-columns-repeated="16302"/>
        </table:table-row>
        <table:table-row table:style-name="ro1">
          <table:table-cell office:value-type="float" office:value="44" table:style-name="ce473">
            <text:p>44</text:p>
          </table:table-cell>
          <table:table-cell office:value-type="string" table:style-name="ce449">
            <text:p>CMR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office:value-type="float" office:value="1" table:style-name="ce474">
            <text:p>1</text:p>
          </table:table-cell>
          <table:table-cell table:number-columns-repeated="9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office:value-type="float" office:value="1" table:style-name="ce480">
            <text:p>1</text:p>
          </table:table-cell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office:value-type="float" office:value="1" table:style-name="ce483">
            <text:p>1</text:p>
          </table:table-cell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2-01-31T00:00:00" table:style-name="ce492">
            <text:p>31/01/2012</text:p>
          </table:table-cell>
          <table:table-cell table:number-columns-repeated="16302"/>
        </table:table-row>
        <table:table-row table:style-name="ro1">
          <table:table-cell office:value-type="float" office:value="45" table:style-name="ce473">
            <text:p>45</text:p>
          </table:table-cell>
          <table:table-cell office:value-type="string" table:style-name="ce449">
            <text:p>CPOR/R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office:value-type="float" office:value="2" table:style-name="ce474">
            <text:p>2</text:p>
          </table:table-cell>
          <table:table-cell office:value-type="float" office:value="1" table:style-name="ce475">
            <text:p>1</text:p>
          </table:table-cell>
          <table:table-cell office:value-type="float" office:value="1" table:style-name="ce475">
            <text:p>1</text:p>
          </table:table-cell>
          <table:table-cell table:style-name="ce475"/>
          <table:table-cell office:value-type="float" office:value="1" table:style-name="ce475">
            <text:p>1</text:p>
          </table:table-cell>
          <table:table-cell office:value-type="float" office:value="1" table:style-name="ce475">
            <text:p>1</text:p>
          </table:table-cell>
          <table:table-cell office:value-type="float" office:value="2" table:style-name="ce475">
            <text:p>2</text:p>
          </table:table-cell>
          <table:table-cell table:style-name="ce475"/>
          <table:table-cell office:value-type="float" office:value="1" table:style-name="ce475">
            <text:p>1</text:p>
          </table:table-cell>
          <table:table-cell table:style-name="ce475"/>
          <table:table-cell table:style-name="ce476"/>
          <table:table-cell office:value-type="float" office:value="2" table:style-name="ce477">
            <text:p>2</text:p>
          </table:table-cell>
          <table:table-cell office:value-type="float" office:value="1" table:style-name="ce478">
            <text:p>1</text:p>
          </table:table-cell>
          <table:table-cell office:value-type="float" office:value="1" table:style-name="ce478">
            <text:p>1</text:p>
          </table:table-cell>
          <table:table-cell table:style-name="ce478"/>
          <table:table-cell office:value-type="float" office:value="1" table:style-name="ce478">
            <text:p>1</text:p>
          </table:table-cell>
          <table:table-cell office:value-type="float" office:value="1" table:style-name="ce478">
            <text:p>1</text:p>
          </table:table-cell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table:style-name="ce480"/>
          <table:table-cell table:number-columns-repeated="5" table:style-name="ce481"/>
          <table:table-cell office:value-type="float" office:value="1" table:style-name="ce481">
            <text:p>1</text:p>
          </table:table-cell>
          <table:table-cell table:style-name="ce481"/>
          <table:table-cell office:value-type="float" office:value="1" table:style-name="ce481">
            <text:p>1</text:p>
          </table:table-cell>
          <table:table-cell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1-10-31T00:00:00" table:style-name="ce492">
            <text:p>31/10/2011</text:p>
          </table:table-cell>
          <table:table-cell table:number-columns-repeated="16302"/>
        </table:table-row>
        <table:table-row table:style-name="ro1">
          <table:table-cell office:value-type="float" office:value="46" table:style-name="ce473">
            <text:p>46</text:p>
          </table:table-cell>
          <table:table-cell office:value-type="string" table:style-name="ce449">
            <text:p>CRO/7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74"/>
          <table:table-cell table:number-columns-repeated="8" table:style-name="ce475"/>
          <table:table-cell office:value-type="float" office:value="1" table:style-name="ce475">
            <text:p>1</text:p>
          </table:table-cell>
          <table:table-cell table:style-name="ce476"/>
          <table:table-cell table:style-name="ce477"/>
          <table:table-cell table:number-columns-repeated="8" table:style-name="ce478"/>
          <table:table-cell office:value-type="float" office:value="1" table:style-name="ce478">
            <text:p>1</text:p>
          </table:table-cell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06-19T00:00:00" table:style-name="ce492">
            <text:p>19/06/2009</text:p>
          </table:table-cell>
          <table:table-cell table:number-columns-repeated="16302"/>
        </table:table-row>
        <table:table-row table:style-name="ro1">
          <table:table-cell office:value-type="float" office:value="47" table:style-name="ce473">
            <text:p>47</text:p>
          </table:table-cell>
          <table:table-cell office:value-type="string" table:style-name="ce449">
            <text:p>H Ge R</text:p>
          </table:table-cell>
          <table:table-cell office:value-type="string" table:style-name="ce449">
            <text:p>João Pessoa</text:p>
          </table:table-cell>
          <table:table-cell office:value-type="string" table:style-name="ce450">
            <text:p>PB</text:p>
          </table:table-cell>
          <table:table-cell table:style-name="ce474"/>
          <table:table-cell table:number-columns-repeated="5" table:style-name="ce475"/>
          <table:table-cell office:value-type="float" office:value="2" table:style-name="ce475">
            <text:p>2</text:p>
          </table:table-cell>
          <table:table-cell table:number-columns-repeated="3" table:style-name="ce475"/>
          <table:table-cell table:style-name="ce476"/>
          <table:table-cell table:style-name="ce477"/>
          <table:table-cell table:number-columns-repeated="5" table:style-name="ce478"/>
          <table:table-cell office:value-type="float" office:value="2" table:style-name="ce478">
            <text:p>2</text:p>
          </table:table-cell>
          <table:table-cell table:number-columns-repeated="3" table:style-name="ce478"/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5" table:style-name="ce487"/>
          <table:table-cell office:value-type="float" office:value="1" table:style-name="ce487">
            <text:p>1</text:p>
          </table:table-cell>
          <table:table-cell table:number-columns-repeated="3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10-06-11T00:00:00" table:style-name="ce492">
            <text:p>11/06/2010</text:p>
          </table:table-cell>
          <table:table-cell table:number-columns-repeated="16302"/>
        </table:table-row>
        <table:table-row table:style-name="ro1">
          <table:table-cell office:value-type="float" office:value="48" table:style-name="ce473">
            <text:p>48</text:p>
          </table:table-cell>
          <table:table-cell office:value-type="string" table:style-name="ce449">
            <text:p>H Gu JP</text:p>
          </table:table-cell>
          <table:table-cell office:value-type="string" table:style-name="ce449">
            <text:p>João Pessoa</text:p>
          </table:table-cell>
          <table:table-cell office:value-type="string" table:style-name="ce450">
            <text:p>PB</text:p>
          </table:table-cell>
          <table:table-cell table:style-name="ce474"/>
          <table:table-cell table:number-columns-repeated="5" table:style-name="ce475"/>
          <table:table-cell office:value-type="float" office:value="1" table:style-name="ce475">
            <text:p>1</text:p>
          </table:table-cell>
          <table:table-cell table:number-columns-repeated="3" table:style-name="ce475"/>
          <table:table-cell table:style-name="ce476"/>
          <table:table-cell table:style-name="ce477"/>
          <table:table-cell table:number-columns-repeated="9" table:style-name="ce478"/>
          <table:table-cell table:style-name="ce479"/>
          <table:table-cell table:style-name="ce480"/>
          <table:table-cell table:number-columns-repeated="5" table:style-name="ce481"/>
          <table:table-cell office:value-type="float" office:value="1" table:style-name="ce481">
            <text:p>1</text:p>
          </table:table-cell>
          <table:table-cell table:number-columns-repeated="3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9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12-04T00:00:00" table:style-name="ce492">
            <text:p>04/12/2009</text:p>
          </table:table-cell>
          <table:table-cell table:number-columns-repeated="16302"/>
        </table:table-row>
        <table:table-row table:style-name="ro1">
          <table:table-cell office:value-type="float" office:value="49" table:style-name="ce473">
            <text:p>49</text:p>
          </table:table-cell>
          <table:table-cell office:value-type="string" table:style-name="ce449">
            <text:p>H Gu N</text:p>
          </table:table-cell>
          <table:table-cell office:value-type="string" table:style-name="ce449">
            <text:p>Natal</text:p>
          </table:table-cell>
          <table:table-cell office:value-type="string" table:style-name="ce450">
            <text:p>RN</text:p>
          </table:table-cell>
          <table:table-cell table:style-name="ce474"/>
          <table:table-cell table:number-columns-repeated="5" table:style-name="ce475"/>
          <table:table-cell office:value-type="float" office:value="1" table:style-name="ce475">
            <text:p>1</text:p>
          </table:table-cell>
          <table:table-cell table:number-columns-repeated="3" table:style-name="ce475"/>
          <table:table-cell table:style-name="ce476"/>
          <table:table-cell table:style-name="ce477"/>
          <table:table-cell table:number-columns-repeated="5" table:style-name="ce478"/>
          <table:table-cell office:value-type="float" office:value="1" table:style-name="ce478">
            <text:p>1</text:p>
          </table:table-cell>
          <table:table-cell table:number-columns-repeated="3" table:style-name="ce478"/>
          <table:table-cell table:style-name="ce479"/>
          <table:table-cell table:style-name="ce480"/>
          <table:table-cell table:number-columns-repeated="9" table:style-name="ce481"/>
          <table:table-cell table:style-name="ce482"/>
          <table:table-cell table:style-name="ce460"/>
          <table:table-cell table:number-columns-repeated="9" table:style-name="ce461"/>
          <table:table-cell table:style-name="ce462"/>
          <table:table-cell table:style-name="ce483"/>
          <table:table-cell table:number-columns-repeated="9" table:style-name="ce484"/>
          <table:table-cell table:style-name="ce485"/>
          <table:table-cell table:style-name="ce486"/>
          <table:table-cell table:number-columns-repeated="5" table:style-name="ce487"/>
          <table:table-cell office:value-type="float" office:value="1" table:style-name="ce487">
            <text:p>1</text:p>
          </table:table-cell>
          <table:table-cell table:number-columns-repeated="3" table:style-name="ce487"/>
          <table:table-cell table:style-name="ce488"/>
          <table:table-cell table:style-name="ce489"/>
          <table:table-cell table:number-columns-repeated="9" table:style-name="ce490"/>
          <table:table-cell table:style-name="ce491"/>
          <table:table-cell office:value-type="date" office:date-value="2009-12-04T00:00:00" table:style-name="ce492">
            <text:p>04/12/2009</text:p>
          </table:table-cell>
          <table:table-cell table:number-columns-repeated="16302"/>
        </table:table-row>
        <table:table-row table:style-name="ro1">
          <table:table-cell office:value-type="float" office:value="50" table:style-name="ce473">
            <text:p>50</text:p>
          </table:table-cell>
          <table:table-cell office:value-type="string" table:style-name="ce449">
            <text:p>Pq R Mnt/7</text:p>
          </table:table-cell>
          <table:table-cell office:value-type="string" table:style-name="ce449">
            <text:p>Recife</text:p>
          </table:table-cell>
          <table:table-cell office:value-type="string" table:style-name="ce450">
            <text:p>PE</text:p>
          </table:table-cell>
          <table:table-cell table:style-name="ce495"/>
          <table:table-cell table:number-columns-repeated="4" table:style-name="ce496"/>
          <table:table-cell office:value-type="float" office:value="6" table:style-name="ce496">
            <text:p>6</text:p>
          </table:table-cell>
          <table:table-cell table:number-columns-repeated="4" table:style-name="ce496"/>
          <table:table-cell table:style-name="ce497"/>
          <table:table-cell table:style-name="ce498"/>
          <table:table-cell table:number-columns-repeated="4" table:style-name="ce499"/>
          <table:table-cell office:value-type="float" office:value="3" table:style-name="ce499">
            <text:p>3</text:p>
          </table:table-cell>
          <table:table-cell table:number-columns-repeated="4" table:style-name="ce499"/>
          <table:table-cell table:style-name="ce500"/>
          <table:table-cell table:style-name="ce501"/>
          <table:table-cell table:number-columns-repeated="4" table:style-name="ce502"/>
          <table:table-cell office:value-type="float" office:value="3" table:style-name="ce502">
            <text:p>3</text:p>
          </table:table-cell>
          <table:table-cell table:number-columns-repeated="4" table:style-name="ce502"/>
          <table:table-cell table:style-name="ce503"/>
          <table:table-cell table:style-name="ce504"/>
          <table:table-cell table:number-columns-repeated="9" table:style-name="ce505"/>
          <table:table-cell table:style-name="ce506"/>
          <table:table-cell table:style-name="ce507"/>
          <table:table-cell table:number-columns-repeated="9" table:style-name="ce508"/>
          <table:table-cell table:style-name="ce509"/>
          <table:table-cell table:style-name="ce510"/>
          <table:table-cell table:number-columns-repeated="4" table:style-name="ce511"/>
          <table:table-cell office:value-type="float" office:value="1" table:style-name="ce511">
            <text:p>1</text:p>
          </table:table-cell>
          <table:table-cell table:style-name="ce499"/>
          <table:table-cell table:number-columns-repeated="3" table:style-name="ce511"/>
          <table:table-cell table:style-name="ce512"/>
          <table:table-cell office:value-type="float" office:value="0" table:style-name="ce513">
            <text:p>0</text:p>
          </table:table-cell>
          <table:table-cell office:value-type="float" office:value="0" table:style-name="ce514">
            <text:p>0</text:p>
          </table:table-cell>
          <table:table-cell office:value-type="float" office:value="0" table:style-name="ce514">
            <text:p>0</text:p>
          </table:table-cell>
          <table:table-cell office:value-type="float" office:value="0" table:style-name="ce514">
            <text:p>0</text:p>
          </table:table-cell>
          <table:table-cell office:value-type="float" office:value="0" table:style-name="ce514">
            <text:p>0</text:p>
          </table:table-cell>
          <table:table-cell office:value-type="float" office:value="0" table:style-name="ce514">
            <text:p>0</text:p>
          </table:table-cell>
          <table:table-cell office:value-type="float" office:value="0" table:style-name="ce514">
            <text:p>0</text:p>
          </table:table-cell>
          <table:table-cell office:value-type="float" office:value="0" table:style-name="ce514">
            <text:p>0</text:p>
          </table:table-cell>
          <table:table-cell office:value-type="float" office:value="0" table:style-name="ce514">
            <text:p>0</text:p>
          </table:table-cell>
          <table:table-cell office:value-type="float" office:value="0" table:style-name="ce514">
            <text:p>0</text:p>
          </table:table-cell>
          <table:table-cell office:value-type="float" office:value="0" table:style-name="ce515">
            <text:p>0</text:p>
          </table:table-cell>
          <table:table-cell office:value-type="date" office:date-value="2009-03-10T00:00:00" table:style-name="ce516">
            <text:p>10/03/2009</text:p>
          </table:table-cell>
          <table:table-cell table:number-columns-repeated="16302"/>
        </table:table-row>
        <table:table-row table:style-name="ro7">
          <table:table-cell table:number-columns-spanned="2" table:number-rows-spanned="1" table:style-name="ce608"/>
          <table:covered-table-cell/>
          <table:table-cell table:number-columns-repeated="2" table:style-name="ce517"/>
          <table:table-cell office:value-type="string" table:style-name="ce518">
            <text:p>Inf</text:p>
          </table:table-cell>
          <table:table-cell office:value-type="string" table:style-name="ce519">
            <text:p>Cav</text:p>
          </table:table-cell>
          <table:table-cell office:value-type="string" table:style-name="ce519">
            <text:p>Art</text:p>
          </table:table-cell>
          <table:table-cell office:value-type="string" table:style-name="ce519">
            <text:p>Eng</text:p>
          </table:table-cell>
          <table:table-cell office:value-type="string" table:style-name="ce519">
            <text:p>Com</text:p>
          </table:table-cell>
          <table:table-cell office:value-type="string" table:style-name="ce519">
            <text:p>MB</text:p>
          </table:table-cell>
          <table:table-cell office:value-type="string" table:style-name="ce519">
            <text:p>Int</text:p>
          </table:table-cell>
          <table:table-cell office:value-type="string" table:style-name="ce519">
            <text:p>QQ Arma</text:p>
          </table:table-cell>
          <table:table-cell office:value-type="string" table:style-name="ce519">
            <text:p>QQ A/QMB</text:p>
          </table:table-cell>
          <table:table-cell office:value-type="string" table:style-name="ce519">
            <text:p>QQ AQS</text:p>
          </table:table-cell>
          <table:table-cell office:value-type="string" table:style-name="ce520">
            <text:p>Int MB</text:p>
          </table:table-cell>
          <table:table-cell office:value-type="string" table:style-name="ce521">
            <text:p>Inf</text:p>
          </table:table-cell>
          <table:table-cell office:value-type="string" table:style-name="ce522">
            <text:p>Cav</text:p>
          </table:table-cell>
          <table:table-cell office:value-type="string" table:style-name="ce522">
            <text:p>Art</text:p>
          </table:table-cell>
          <table:table-cell office:value-type="string" table:style-name="ce522">
            <text:p>Eng</text:p>
          </table:table-cell>
          <table:table-cell office:value-type="string" table:style-name="ce522">
            <text:p>Com</text:p>
          </table:table-cell>
          <table:table-cell office:value-type="string" table:style-name="ce522">
            <text:p>MB</text:p>
          </table:table-cell>
          <table:table-cell office:value-type="string" table:style-name="ce522">
            <text:p>Int</text:p>
          </table:table-cell>
          <table:table-cell office:value-type="string" table:style-name="ce522">
            <text:p>QQ Arma</text:p>
          </table:table-cell>
          <table:table-cell office:value-type="string" table:style-name="ce522">
            <text:p>QQ A/QMB</text:p>
          </table:table-cell>
          <table:table-cell office:value-type="string" table:style-name="ce522">
            <text:p>QQ AQS</text:p>
          </table:table-cell>
          <table:table-cell office:value-type="string" table:style-name="ce523">
            <text:p>Int MB</text:p>
          </table:table-cell>
          <table:table-cell office:value-type="string" table:style-name="ce524">
            <text:p>Inf</text:p>
          </table:table-cell>
          <table:table-cell office:value-type="string" table:style-name="ce525">
            <text:p>Cav</text:p>
          </table:table-cell>
          <table:table-cell office:value-type="string" table:style-name="ce525">
            <text:p>Art</text:p>
          </table:table-cell>
          <table:table-cell office:value-type="string" table:style-name="ce525">
            <text:p>Eng</text:p>
          </table:table-cell>
          <table:table-cell office:value-type="string" table:style-name="ce525">
            <text:p>Com</text:p>
          </table:table-cell>
          <table:table-cell office:value-type="string" table:style-name="ce525">
            <text:p>MB</text:p>
          </table:table-cell>
          <table:table-cell office:value-type="string" table:style-name="ce525">
            <text:p>Int</text:p>
          </table:table-cell>
          <table:table-cell office:value-type="string" table:style-name="ce525">
            <text:p>QQ Arma</text:p>
          </table:table-cell>
          <table:table-cell office:value-type="string" table:style-name="ce525">
            <text:p>QQ A/QMB</text:p>
          </table:table-cell>
          <table:table-cell office:value-type="string" table:style-name="ce525">
            <text:p>QQ AQS</text:p>
          </table:table-cell>
          <table:table-cell office:value-type="string" table:style-name="ce526">
            <text:p>Int MB</text:p>
          </table:table-cell>
          <table:table-cell office:value-type="string" table:style-name="ce527">
            <text:p>Inf</text:p>
          </table:table-cell>
          <table:table-cell office:value-type="string" table:style-name="ce528">
            <text:p>Cav</text:p>
          </table:table-cell>
          <table:table-cell office:value-type="string" table:style-name="ce528">
            <text:p>Art</text:p>
          </table:table-cell>
          <table:table-cell office:value-type="string" table:style-name="ce528">
            <text:p>Eng</text:p>
          </table:table-cell>
          <table:table-cell office:value-type="string" table:style-name="ce528">
            <text:p>Com</text:p>
          </table:table-cell>
          <table:table-cell office:value-type="string" table:style-name="ce528">
            <text:p>MB</text:p>
          </table:table-cell>
          <table:table-cell office:value-type="string" table:style-name="ce528">
            <text:p>Int</text:p>
          </table:table-cell>
          <table:table-cell office:value-type="string" table:style-name="ce528">
            <text:p>QQ Arma</text:p>
          </table:table-cell>
          <table:table-cell office:value-type="string" table:style-name="ce528">
            <text:p>QQ A/QMB</text:p>
          </table:table-cell>
          <table:table-cell office:value-type="string" table:style-name="ce528">
            <text:p>QQ AQS</text:p>
          </table:table-cell>
          <table:table-cell office:value-type="string" table:style-name="ce529">
            <text:p>Int MB</text:p>
          </table:table-cell>
          <table:table-cell office:value-type="string" table:style-name="ce530">
            <text:p>Inf</text:p>
          </table:table-cell>
          <table:table-cell office:value-type="string" table:style-name="ce531">
            <text:p>Cav</text:p>
          </table:table-cell>
          <table:table-cell office:value-type="string" table:style-name="ce531">
            <text:p>Art</text:p>
          </table:table-cell>
          <table:table-cell office:value-type="string" table:style-name="ce531">
            <text:p>Eng</text:p>
          </table:table-cell>
          <table:table-cell office:value-type="string" table:style-name="ce531">
            <text:p>Com</text:p>
          </table:table-cell>
          <table:table-cell office:value-type="string" table:style-name="ce531">
            <text:p>MB</text:p>
          </table:table-cell>
          <table:table-cell office:value-type="string" table:style-name="ce531">
            <text:p>Int</text:p>
          </table:table-cell>
          <table:table-cell office:value-type="string" table:style-name="ce531">
            <text:p>QQ Arma</text:p>
          </table:table-cell>
          <table:table-cell office:value-type="string" table:style-name="ce531">
            <text:p>QQ A/QMB</text:p>
          </table:table-cell>
          <table:table-cell office:value-type="string" table:style-name="ce531">
            <text:p>QQ AQS</text:p>
          </table:table-cell>
          <table:table-cell office:value-type="string" table:style-name="ce532">
            <text:p>Int MB</text:p>
          </table:table-cell>
          <table:table-cell office:value-type="string" table:style-name="ce533">
            <text:p>Inf</text:p>
          </table:table-cell>
          <table:table-cell office:value-type="string" table:style-name="ce534">
            <text:p>Cav</text:p>
          </table:table-cell>
          <table:table-cell office:value-type="string" table:style-name="ce534">
            <text:p>Art</text:p>
          </table:table-cell>
          <table:table-cell office:value-type="string" table:style-name="ce534">
            <text:p>Eng</text:p>
          </table:table-cell>
          <table:table-cell office:value-type="string" table:style-name="ce534">
            <text:p>Com</text:p>
          </table:table-cell>
          <table:table-cell office:value-type="string" table:style-name="ce534">
            <text:p>MB</text:p>
          </table:table-cell>
          <table:table-cell office:value-type="string" table:style-name="ce534">
            <text:p>Int</text:p>
          </table:table-cell>
          <table:table-cell office:value-type="string" table:style-name="ce534">
            <text:p>QQ Arma</text:p>
          </table:table-cell>
          <table:table-cell office:value-type="string" table:style-name="ce534">
            <text:p>QQ A/QMB</text:p>
          </table:table-cell>
          <table:table-cell office:value-type="string" table:style-name="ce534">
            <text:p>QQ AQS</text:p>
          </table:table-cell>
          <table:table-cell office:value-type="string" table:style-name="ce535">
            <text:p>Int MB</text:p>
          </table:table-cell>
          <table:table-cell office:value-type="string" table:style-name="ce536">
            <text:p>Inf</text:p>
          </table:table-cell>
          <table:table-cell office:value-type="string" table:style-name="ce537">
            <text:p>Cav</text:p>
          </table:table-cell>
          <table:table-cell office:value-type="string" table:style-name="ce537">
            <text:p>Art</text:p>
          </table:table-cell>
          <table:table-cell office:value-type="string" table:style-name="ce537">
            <text:p>Eng</text:p>
          </table:table-cell>
          <table:table-cell office:value-type="string" table:style-name="ce537">
            <text:p>Com</text:p>
          </table:table-cell>
          <table:table-cell office:value-type="string" table:style-name="ce537">
            <text:p>MB</text:p>
          </table:table-cell>
          <table:table-cell office:value-type="string" table:style-name="ce537">
            <text:p>Int</text:p>
          </table:table-cell>
          <table:table-cell office:value-type="string" table:style-name="ce537">
            <text:p>QQ Arma</text:p>
          </table:table-cell>
          <table:table-cell office:value-type="string" table:style-name="ce537">
            <text:p>QQ A/QMB</text:p>
          </table:table-cell>
          <table:table-cell office:value-type="string" table:style-name="ce537">
            <text:p>QQ AQS</text:p>
          </table:table-cell>
          <table:table-cell office:value-type="string" table:style-name="ce538">
            <text:p>Int MB</text:p>
          </table:table-cell>
          <table:table-cell table:number-columns-repeated="176" table:style-name="ce419"/>
          <table:table-cell table:number-columns-repeated="16127"/>
        </table:table-row>
        <table:table-row table:style-name="ro1">
          <table:table-cell office:value-type="string" table:number-columns-spanned="4" table:number-rows-spanned="1" table:style-name="ce609">
            <text:p>Total por QMS</text:p>
          </table:table-cell>
          <table:covered-table-cell table:number-columns-repeated="3"/>
          <table:table-cell office:value-type="float" office:value="129" table:style-name="ce539">
            <text:p>129</text:p>
          </table:table-cell>
          <table:table-cell office:value-type="float" office:value="13" table:style-name="ce540">
            <text:p>13</text:p>
          </table:table-cell>
          <table:table-cell office:value-type="float" office:value="22" table:style-name="ce540">
            <text:p>22</text:p>
          </table:table-cell>
          <table:table-cell office:value-type="float" office:value="37" table:style-name="ce540">
            <text:p>37</text:p>
          </table:table-cell>
          <table:table-cell office:value-type="float" office:value="14" table:style-name="ce540">
            <text:p>14</text:p>
          </table:table-cell>
          <table:table-cell office:value-type="float" office:value="19" table:style-name="ce540">
            <text:p>19</text:p>
          </table:table-cell>
          <table:table-cell office:value-type="float" office:value="51" table:style-name="ce540">
            <text:p>51</text:p>
          </table:table-cell>
          <table:table-cell office:value-type="float" office:value="0" table:style-name="ce540">
            <text:p>0</text:p>
          </table:table-cell>
          <table:table-cell office:value-type="float" office:value="3" table:style-name="ce540">
            <text:p>3</text:p>
          </table:table-cell>
          <table:table-cell office:value-type="float" office:value="17" table:style-name="ce540">
            <text:p>17</text:p>
          </table:table-cell>
          <table:table-cell office:value-type="float" office:value="4" table:style-name="ce541">
            <text:p>4</text:p>
          </table:table-cell>
          <table:table-cell office:value-type="float" office:value="57" table:style-name="ce542">
            <text:p>57</text:p>
          </table:table-cell>
          <table:table-cell office:value-type="float" office:value="7" table:style-name="ce543">
            <text:p>7</text:p>
          </table:table-cell>
          <table:table-cell office:value-type="float" office:value="11" table:style-name="ce543">
            <text:p>11</text:p>
          </table:table-cell>
          <table:table-cell office:value-type="float" office:value="23" table:style-name="ce543">
            <text:p>23</text:p>
          </table:table-cell>
          <table:table-cell office:value-type="float" office:value="12" table:style-name="ce543">
            <text:p>12</text:p>
          </table:table-cell>
          <table:table-cell office:value-type="float" office:value="7" table:style-name="ce543">
            <text:p>7</text:p>
          </table:table-cell>
          <table:table-cell office:value-type="float" office:value="23" table:style-name="ce543">
            <text:p>23</text:p>
          </table:table-cell>
          <table:table-cell office:value-type="float" office:value="0" table:style-name="ce543">
            <text:p>0</text:p>
          </table:table-cell>
          <table:table-cell office:value-type="float" office:value="0" table:style-name="ce543">
            <text:p>0</text:p>
          </table:table-cell>
          <table:table-cell office:value-type="float" office:value="8" table:style-name="ce543">
            <text:p>8</text:p>
          </table:table-cell>
          <table:table-cell office:value-type="float" office:value="3" table:style-name="ce543">
            <text:p>3</text:p>
          </table:table-cell>
          <table:table-cell office:value-type="float" office:value="63" table:style-name="ce544">
            <text:p>63</text:p>
          </table:table-cell>
          <table:table-cell office:value-type="float" office:value="7" table:style-name="ce544">
            <text:p>7</text:p>
          </table:table-cell>
          <table:table-cell office:value-type="float" office:value="9" table:style-name="ce544">
            <text:p>9</text:p>
          </table:table-cell>
          <table:table-cell office:value-type="float" office:value="14" table:style-name="ce544">
            <text:p>14</text:p>
          </table:table-cell>
          <table:table-cell office:value-type="float" office:value="2" table:style-name="ce544">
            <text:p>2</text:p>
          </table:table-cell>
          <table:table-cell office:value-type="float" office:value="12" table:style-name="ce544">
            <text:p>12</text:p>
          </table:table-cell>
          <table:table-cell office:value-type="float" office:value="24" table:style-name="ce544">
            <text:p>24</text:p>
          </table:table-cell>
          <table:table-cell office:value-type="float" office:value="0" table:style-name="ce544">
            <text:p>0</text:p>
          </table:table-cell>
          <table:table-cell office:value-type="float" office:value="3" table:style-name="ce544">
            <text:p>3</text:p>
          </table:table-cell>
          <table:table-cell office:value-type="float" office:value="8" table:style-name="ce544">
            <text:p>8</text:p>
          </table:table-cell>
          <table:table-cell office:value-type="float" office:value="1" table:style-name="ce544">
            <text:p>1</text:p>
          </table:table-cell>
          <table:table-cell office:value-type="float" office:value="8" table:style-name="ce545">
            <text:p>8</text:p>
          </table:table-cell>
          <table:table-cell office:value-type="float" office:value="0" table:style-name="ce545">
            <text:p>0</text:p>
          </table:table-cell>
          <table:table-cell office:value-type="float" office:value="2" table:style-name="ce545">
            <text:p>2</text:p>
          </table:table-cell>
          <table:table-cell office:value-type="float" office:value="0" table:style-name="ce545">
            <text:p>0</text:p>
          </table:table-cell>
          <table:table-cell office:value-type="float" office:value="0" table:style-name="ce545">
            <text:p>0</text:p>
          </table:table-cell>
          <table:table-cell office:value-type="float" office:value="0" table:style-name="ce545">
            <text:p>0</text:p>
          </table:table-cell>
          <table:table-cell office:value-type="float" office:value="2" table:style-name="ce545">
            <text:p>2</text:p>
          </table:table-cell>
          <table:table-cell office:value-type="float" office:value="0" table:style-name="ce545">
            <text:p>0</text:p>
          </table:table-cell>
          <table:table-cell office:value-type="float" office:value="0" table:style-name="ce545">
            <text:p>0</text:p>
          </table:table-cell>
          <table:table-cell office:value-type="float" office:value="1" table:style-name="ce545">
            <text:p>1</text:p>
          </table:table-cell>
          <table:table-cell office:value-type="float" office:value="0" table:style-name="ce545">
            <text:p>0</text:p>
          </table:table-cell>
          <table:table-cell office:value-type="float" office:value="7" table:style-name="ce546">
            <text:p>7</text:p>
          </table:table-cell>
          <table:table-cell office:value-type="float" office:value="0" table:style-name="ce546">
            <text:p>0</text:p>
          </table:table-cell>
          <table:table-cell office:value-type="float" office:value="0" table:style-name="ce546">
            <text:p>0</text:p>
          </table:table-cell>
          <table:table-cell office:value-type="float" office:value="2" table:style-name="ce546">
            <text:p>2</text:p>
          </table:table-cell>
          <table:table-cell office:value-type="float" office:value="0" table:style-name="ce546">
            <text:p>0</text:p>
          </table:table-cell>
          <table:table-cell office:value-type="float" office:value="1" table:style-name="ce546">
            <text:p>1</text:p>
          </table:table-cell>
          <table:table-cell office:value-type="float" office:value="2" table:style-name="ce546">
            <text:p>2</text:p>
          </table:table-cell>
          <table:table-cell office:value-type="float" office:value="0" table:style-name="ce546">
            <text:p>0</text:p>
          </table:table-cell>
          <table:table-cell office:value-type="float" office:value="0" table:style-name="ce546">
            <text:p>0</text:p>
          </table:table-cell>
          <table:table-cell office:value-type="float" office:value="3" table:style-name="ce546">
            <text:p>3</text:p>
          </table:table-cell>
          <table:table-cell office:value-type="float" office:value="0" table:style-name="ce546">
            <text:p>0</text:p>
          </table:table-cell>
          <table:table-cell office:value-type="float" office:value="5" table:style-name="ce547">
            <text:p>5</text:p>
          </table:table-cell>
          <table:table-cell office:value-type="float" office:value="0" table:style-name="ce547">
            <text:p>0</text:p>
          </table:table-cell>
          <table:table-cell office:value-type="float" office:value="0" table:style-name="ce547">
            <text:p>0</text:p>
          </table:table-cell>
          <table:table-cell office:value-type="float" office:value="3" table:style-name="ce547">
            <text:p>3</text:p>
          </table:table-cell>
          <table:table-cell office:value-type="float" office:value="2" table:style-name="ce547">
            <text:p>2</text:p>
          </table:table-cell>
          <table:table-cell office:value-type="float" office:value="2" table:style-name="ce547">
            <text:p>2</text:p>
          </table:table-cell>
          <table:table-cell office:value-type="float" office:value="11" table:style-name="ce547">
            <text:p>11</text:p>
          </table:table-cell>
          <table:table-cell office:value-type="float" office:value="0" table:style-name="ce547">
            <text:p>0</text:p>
          </table:table-cell>
          <table:table-cell office:value-type="float" office:value="0" table:style-name="ce547">
            <text:p>0</text:p>
          </table:table-cell>
          <table:table-cell office:value-type="float" office:value="1" table:style-name="ce547">
            <text:p>1</text:p>
          </table:table-cell>
          <table:table-cell office:value-type="float" office:value="0" table:style-name="ce547">
            <text:p>0</text:p>
          </table:table-cell>
          <table:table-cell office:value-type="float" office:value="2" table:style-name="ce548">
            <text:p>2</text:p>
          </table:table-cell>
          <table:table-cell office:value-type="float" office:value="1" table:style-name="ce548">
            <text:p>1</text:p>
          </table:table-cell>
          <table:table-cell office:value-type="float" office:value="0" table:style-name="ce548">
            <text:p>0</text:p>
          </table:table-cell>
          <table:table-cell office:value-type="float" office:value="0" table:style-name="ce548">
            <text:p>0</text:p>
          </table:table-cell>
          <table:table-cell office:value-type="float" office:value="0" table:style-name="ce548">
            <text:p>0</text:p>
          </table:table-cell>
          <table:table-cell office:value-type="float" office:value="0" table:style-name="ce548">
            <text:p>0</text:p>
          </table:table-cell>
          <table:table-cell office:value-type="float" office:value="2" table:style-name="ce548">
            <text:p>2</text:p>
          </table:table-cell>
          <table:table-cell office:value-type="float" office:value="0" table:style-name="ce548">
            <text:p>0</text:p>
          </table:table-cell>
          <table:table-cell office:value-type="float" office:value="0" table:style-name="ce548">
            <text:p>0</text:p>
          </table:table-cell>
          <table:table-cell office:value-type="float" office:value="0" table:style-name="ce548">
            <text:p>0</text:p>
          </table:table-cell>
          <table:table-cell office:value-type="float" office:value="0" table:style-name="ce549">
            <text:p>0</text:p>
          </table:table-cell>
          <table:table-cell table:number-columns-repeated="176" table:style-name="ce419"/>
          <table:table-cell table:number-columns-repeated="16127"/>
        </table:table-row>
        <table:table-row table:style-name="ro1">
          <table:table-cell office:value-type="string" table:number-columns-spanned="4" table:number-rows-spanned="1" table:style-name="ce610">
            <text:p>TOTAL GERAL</text:p>
          </table:table-cell>
          <table:covered-table-cell table:number-columns-repeated="3"/>
          <table:table-cell office:value-type="float" office:value="309" table:number-columns-spanned="11" table:number-rows-spanned="1" table:style-name="ce611">
            <text:p>309</text:p>
          </table:table-cell>
          <table:covered-table-cell table:number-columns-repeated="10"/>
          <table:table-cell office:value-type="float" office:value="151" table:number-columns-spanned="11" table:number-rows-spanned="1" table:style-name="ce611">
            <text:p>151</text:p>
          </table:table-cell>
          <table:covered-table-cell table:number-columns-repeated="10"/>
          <table:table-cell office:value-type="float" office:value="143" table:number-columns-spanned="11" table:number-rows-spanned="1" table:style-name="ce611">
            <text:p>143</text:p>
          </table:table-cell>
          <table:covered-table-cell table:number-columns-repeated="10"/>
          <table:table-cell office:value-type="float" office:value="13" table:number-columns-spanned="11" table:number-rows-spanned="1" table:style-name="ce611">
            <text:p>13</text:p>
          </table:table-cell>
          <table:covered-table-cell table:number-columns-repeated="10"/>
          <table:table-cell office:value-type="float" office:value="15" table:number-columns-spanned="11" table:number-rows-spanned="1" table:style-name="ce611">
            <text:p>15</text:p>
          </table:table-cell>
          <table:covered-table-cell table:number-columns-repeated="10"/>
          <table:table-cell office:value-type="float" office:value="24" table:number-columns-spanned="11" table:number-rows-spanned="1" table:style-name="ce611">
            <text:p>24</text:p>
          </table:table-cell>
          <table:covered-table-cell table:number-columns-repeated="10"/>
          <table:table-cell office:value-type="float" office:value="5" table:number-columns-spanned="11" table:number-rows-spanned="1" table:style-name="ce612">
            <text:p>5</text:p>
          </table:table-cell>
          <table:covered-table-cell table:number-columns-repeated="10"/>
          <table:table-cell office:value-type="float" office:value="351" table:style-name="ce550">
            <text:p>351</text:p>
          </table:table-cell>
          <table:table-cell table:number-columns-repeated="16302"/>
        </table:table-row>
        <table:table-row table:style-name="ro1">
          <table:table-cell office:value-type="string" table:number-columns-spanned="4" table:number-rows-spanned="1" table:style-name="ce613">
            <text:p>LEGENDAS:</text:p>
          </table:table-cell>
          <table:covered-table-cell table:number-columns-repeated="3"/>
          <table:table-cell office:value-type="string" table:number-columns-spanned="11" table:number-rows-spanned="1" table:style-name="ce614">
            <text:p>Claros em QCP/OM</text:p>
          </table:table-cell>
          <table:covered-table-cell table:number-columns-repeated="10"/>
          <table:table-cell office:value-type="string" table:number-columns-spanned="11" table:number-rows-spanned="1" table:style-name="ce614">
            <text:p>Ef Of carreira existente</text:p>
          </table:table-cell>
          <table:covered-table-cell table:number-columns-repeated="10"/>
          <table:table-cell office:value-type="string" table:number-columns-spanned="11" table:number-rows-spanned="1" table:style-name="ce614">
            <text:p>Ef Of Tmpr prorrogado existente</text:p>
          </table:table-cell>
          <table:covered-table-cell table:number-columns-repeated="10"/>
          <table:table-cell office:value-type="string" table:number-columns-spanned="11" table:number-rows-spanned="1" table:style-name="ce614">
            <text:p>Claro vago QCP/OM</text:p>
          </table:table-cell>
          <table:covered-table-cell table:number-columns-repeated="10"/>
          <table:table-cell office:value-type="string" table:number-columns-spanned="11" table:number-rows-spanned="1" table:style-name="ce614">
            <text:p>Lic previsto Of Tmpr</text:p>
          </table:table-cell>
          <table:covered-table-cell table:number-columns-repeated="10"/>
          <table:table-cell office:value-type="string" table:number-columns-spanned="11" table:number-rows-spanned="1" table:style-name="ce614">
            <text:p>Ef Of Tmpr excedente</text:p>
          </table:table-cell>
          <table:covered-table-cell table:number-columns-repeated="10"/>
          <table:table-cell office:value-type="string" table:number-columns-spanned="11" table:number-rows-spanned="1" table:style-name="ce615">
            <text:p>Ef Of Tmpr Adid / Agreg / Reit Judic</text:p>
          </table:table-cell>
          <table:covered-table-cell table:number-columns-repeated="10"/>
          <table:table-cell office:value-type="string" table:style-name="ce551">
            <text:p>Ef Cadastr</text:p>
          </table:table-cell>
          <table:table-cell table:number-columns-repeated="16302"/>
        </table:table-row>
        <table:table-row table:number-rows-repeated="2" table:style-name="ro5">
          <table:table-cell table:number-columns-repeated="2" table:style-name="ce419"/>
          <table:table-cell table:number-columns-repeated="2"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 table:number-columns-repeated="2" table:style-name="ce419"/>
          <table:table-cell office:value-type="string" table:style-name="ce552">
            <text:p>NEC CONV POR UF</text:p>
          </table:table-cell>
          <table:table-cell table:style-name="ce553"/>
          <table:table-cell office:value-type="string" table:style-name="ce554">
            <text:p>Inf</text:p>
          </table:table-cell>
          <table:table-cell office:value-type="string" table:style-name="ce554">
            <text:p>Cav</text:p>
          </table:table-cell>
          <table:table-cell office:value-type="string" table:style-name="ce554">
            <text:p>Art</text:p>
          </table:table-cell>
          <table:table-cell office:value-type="string" table:style-name="ce554">
            <text:p>Eng</text:p>
          </table:table-cell>
          <table:table-cell office:value-type="string" table:style-name="ce554">
            <text:p>Com</text:p>
          </table:table-cell>
          <table:table-cell office:value-type="string" table:style-name="ce554">
            <text:p>MB</text:p>
          </table:table-cell>
          <table:table-cell office:value-type="string" table:style-name="ce554">
            <text:p>Int</text:p>
          </table:table-cell>
          <table:table-cell office:value-type="string" table:style-name="ce554">
            <text:p>QQ Arma</text:p>
          </table:table-cell>
          <table:table-cell office:value-type="string" table:style-name="ce554">
            <text:p>QQ A/QMB</text:p>
          </table:table-cell>
          <table:table-cell office:value-type="string" table:style-name="ce554">
            <text:p>QQ AQS</text:p>
          </table:table-cell>
          <table:table-cell office:value-type="string" table:style-name="ce554">
            <text:p>Int/MB</text:p>
          </table:table-cell>
          <table:table-cell office:value-type="string" table:style-name="ce554">
            <text:p>TOT</text:p>
          </table:table-cell>
          <table:table-cell table:number-columns-repeated="2" table:style-name="ce420"/>
          <table:table-cell office:value-type="string" table:style-name="ce555">
            <text:p>EF OF TMPR EXISTENTE</text:p>
          </table:table-cell>
          <table:table-cell table:number-columns-repeated="3" table:style-name="ce556"/>
          <table:table-cell table:style-name="ce557"/>
          <table:table-cell table:number-columns-repeated="2" table:style-name="ce420"/>
          <table:table-cell office:value-type="string" table:style-name="ce552">
            <text:p>TOTAL DE ESP POR UF</text:p>
          </table:table-cell>
          <table:table-cell table:number-columns-repeated="10" table:style-name="ce558"/>
          <table:table-cell table:style-name="ce559"/>
          <table:table-cell table:number-columns-repeated="7" table:style-name="ce419"/>
          <table:table-cell office:value-type="string" table:style-name="ce560">
            <text:p>Carreira</text:p>
          </table:table-cell>
          <table:table-cell table:style-name="ce561"/>
          <table:table-cell table:number-columns-repeated="2" table:style-name="ce562"/>
          <table:table-cell table:style-name="ce563"/>
          <table:table-cell office:value-type="float" office:value="0" table:style-name="ce564">
            <text:p>0</text:p>
          </table:table-cell>
          <table:table-cell table:number-columns-repeated="207" table:style-name="ce419"/>
          <table:table-cell table:number-columns-repeated="16127"/>
        </table:table-row>
        <table:table-row table:style-name="ro5">
          <table:table-cell table:number-columns-repeated="2" table:style-name="ce419"/>
          <table:table-cell office:value-type="string" table:style-name="ce565">
            <text:p>PERNAMBUCO</text:p>
          </table:table-cell>
          <table:table-cell table:style-name="ce566"/>
          <table:table-cell office:value-type="float" office:value="13" table:style-name="ce567">
            <text:p>13</text:p>
          </table:table-cell>
          <table:table-cell office:value-type="float" office:value="0" table:style-name="ce567">
            <text:p>0</text:p>
          </table:table-cell>
          <table:table-cell office:value-type="float" office:value="2" table:style-name="ce567">
            <text:p>2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1" table:style-name="ce567">
            <text:p>1</text:p>
          </table:table-cell>
          <table:table-cell office:value-type="float" office:value="4" table:style-name="ce567">
            <text:p>4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1" table:style-name="ce567">
            <text:p>1</text:p>
          </table:table-cell>
          <table:table-cell office:value-type="float" office:value="0" table:style-name="ce567">
            <text:p>0</text:p>
          </table:table-cell>
          <table:table-cell office:value-type="float" office:value="21" table:style-name="ce568">
            <text:p>21</text:p>
          </table:table-cell>
          <table:table-cell table:number-columns-repeated="2" table:style-name="ce420"/>
          <table:table-cell office:value-type="string" table:style-name="ce569">
            <text:p>TETO AUTZ DGP</text:p>
          </table:table-cell>
          <table:table-cell table:style-name="ce570"/>
          <table:table-cell table:style-name="ce571"/>
          <table:table-cell table:style-name="ce572"/>
          <table:table-cell office:value-type="float" office:value="243" table:style-name="ce573">
            <text:p>243</text:p>
          </table:table-cell>
          <table:table-cell table:number-columns-repeated="2" table:style-name="ce420"/>
          <table:table-cell office:value-type="string" table:style-name="ce568">
            <text:p>UF</text:p>
          </table:table-cell>
          <table:table-cell office:value-type="string" table:style-name="ce554">
            <text:p>Inf</text:p>
          </table:table-cell>
          <table:table-cell office:value-type="string" table:style-name="ce554">
            <text:p>Cav</text:p>
          </table:table-cell>
          <table:table-cell office:value-type="string" table:style-name="ce554">
            <text:p>Art</text:p>
          </table:table-cell>
          <table:table-cell office:value-type="string" table:style-name="ce554">
            <text:p>Eng</text:p>
          </table:table-cell>
          <table:table-cell office:value-type="string" table:style-name="ce554">
            <text:p>Com</text:p>
          </table:table-cell>
          <table:table-cell office:value-type="string" table:style-name="ce554">
            <text:p>MB</text:p>
          </table:table-cell>
          <table:table-cell office:value-type="string" table:style-name="ce554">
            <text:p>Int</text:p>
          </table:table-cell>
          <table:table-cell office:value-type="string" table:style-name="ce554">
            <text:p>QQ Arma</text:p>
          </table:table-cell>
          <table:table-cell office:value-type="string" table:style-name="ce554">
            <text:p>QQ A/QMB</text:p>
          </table:table-cell>
          <table:table-cell office:value-type="string" table:style-name="ce554">
            <text:p>QQ AQS</text:p>
          </table:table-cell>
          <table:table-cell office:value-type="string" table:style-name="ce554">
            <text:p>Int/MB</text:p>
          </table:table-cell>
          <table:table-cell table:number-columns-repeated="7" table:style-name="ce419"/>
          <table:table-cell office:value-type="string" table:style-name="ce574">
            <text:p>Prorrogação</text:p>
          </table:table-cell>
          <table:table-cell table:number-columns-repeated="3" table:style-name="ce575"/>
          <table:table-cell table:style-name="ce576"/>
          <table:table-cell office:value-type="float" office:value="0" table:style-name="ce564">
            <text:p>0</text:p>
          </table:table-cell>
          <table:table-cell table:number-columns-repeated="207" table:style-name="ce419"/>
          <table:table-cell table:number-columns-repeated="16127"/>
        </table:table-row>
        <table:table-row table:style-name="ro5">
          <table:table-cell table:number-columns-repeated="2" table:style-name="ce419"/>
          <table:table-cell office:value-type="string" table:style-name="ce577">
            <text:p>PARAÍBA</text:p>
          </table:table-cell>
          <table:table-cell table:style-name="ce578"/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2" table:style-name="ce567">
            <text:p>2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1" table:style-name="ce567">
            <text:p>1</text:p>
          </table:table-cell>
          <table:table-cell office:value-type="float" office:value="0" table:style-name="ce567">
            <text:p>0</text:p>
          </table:table-cell>
          <table:table-cell office:value-type="float" office:value="3" table:style-name="ce568">
            <text:p>3</text:p>
          </table:table-cell>
          <table:table-cell table:number-columns-repeated="2" table:style-name="ce420"/>
          <table:table-cell office:value-type="string" table:style-name="ce579">
            <text:p>CL OCUPAD</text:p>
          </table:table-cell>
          <table:table-cell table:style-name="ce580"/>
          <table:table-cell table:style-name="ce581"/>
          <table:table-cell table:style-name="ce582"/>
          <table:table-cell office:value-type="float" office:value="143" table:style-name="ce583">
            <text:p>143</text:p>
          </table:table-cell>
          <table:table-cell table:number-columns-repeated="2" table:style-name="ce420"/>
          <table:table-cell office:value-type="string" table:style-name="ce584">
            <text:p>PE</text:p>
          </table:table-cell>
          <table:table-cell office:value-type="float" office:value="88" table:style-name="ce567">
            <text:p>88</text:p>
          </table:table-cell>
          <table:table-cell office:value-type="float" office:value="5" table:style-name="ce567">
            <text:p>5</text:p>
          </table:table-cell>
          <table:table-cell office:value-type="float" office:value="15" table:style-name="ce567">
            <text:p>15</text:p>
          </table:table-cell>
          <table:table-cell office:value-type="float" office:value="5" table:style-name="ce567">
            <text:p>5</text:p>
          </table:table-cell>
          <table:table-cell office:value-type="float" office:value="13" table:style-name="ce567">
            <text:p>13</text:p>
          </table:table-cell>
          <table:table-cell office:value-type="float" office:value="18" table:style-name="ce567">
            <text:p>18</text:p>
          </table:table-cell>
          <table:table-cell office:value-type="float" office:value="29" table:style-name="ce567">
            <text:p>29</text:p>
          </table:table-cell>
          <table:table-cell office:value-type="float" office:value="0" table:style-name="ce567">
            <text:p>0</text:p>
          </table:table-cell>
          <table:table-cell office:value-type="float" office:value="3" table:style-name="ce567">
            <text:p>3</text:p>
          </table:table-cell>
          <table:table-cell office:value-type="float" office:value="7" table:style-name="ce567">
            <text:p>7</text:p>
          </table:table-cell>
          <table:table-cell office:value-type="float" office:value="4" table:style-name="ce567">
            <text:p>4</text:p>
          </table:table-cell>
          <table:table-cell table:number-columns-repeated="7" table:style-name="ce419"/>
          <table:table-cell office:value-type="string" table:style-name="ce574">
            <text:p>Adido</text:p>
          </table:table-cell>
          <table:table-cell table:number-columns-repeated="3" table:style-name="ce575"/>
          <table:table-cell table:style-name="ce576"/>
          <table:table-cell table:style-name="ce564"/>
          <table:table-cell table:number-columns-repeated="207" table:style-name="ce419"/>
          <table:table-cell table:number-columns-repeated="16127"/>
        </table:table-row>
        <table:table-row table:style-name="ro5">
          <table:table-cell table:number-columns-repeated="2" table:style-name="ce419"/>
          <table:table-cell office:value-type="string" table:style-name="ce585">
            <text:p>RIO GRANDE DO NORTE</text:p>
          </table:table-cell>
          <table:table-cell table:style-name="ce586"/>
          <table:table-cell office:value-type="float" office:value="1" table:style-name="ce567">
            <text:p>1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2" table:style-name="ce567">
            <text:p>2</text:p>
          </table:table-cell>
          <table:table-cell office:value-type="float" office:value="0" table:style-name="ce567">
            <text:p>0</text:p>
          </table:table-cell>
          <table:table-cell office:value-type="float" office:value="3" table:style-name="ce568">
            <text:p>3</text:p>
          </table:table-cell>
          <table:table-cell table:number-columns-repeated="2" table:style-name="ce420"/>
          <table:table-cell office:value-type="string" table:style-name="ce569">
            <text:p>CL PREV LICENC</text:p>
          </table:table-cell>
          <table:table-cell table:style-name="ce570"/>
          <table:table-cell table:style-name="ce571"/>
          <table:table-cell table:style-name="ce572"/>
          <table:table-cell office:value-type="float" office:value="15" table:style-name="ce587">
            <text:p>15</text:p>
          </table:table-cell>
          <table:table-cell table:number-columns-repeated="2" table:style-name="ce420"/>
          <table:table-cell office:value-type="string" table:style-name="ce584">
            <text:p>PB</text:p>
          </table:table-cell>
          <table:table-cell office:value-type="float" office:value="18" table:style-name="ce567">
            <text:p>18</text:p>
          </table:table-cell>
          <table:table-cell office:value-type="float" office:value="8" table:style-name="ce567">
            <text:p>8</text:p>
          </table:table-cell>
          <table:table-cell office:value-type="float" office:value="0" table:style-name="ce567">
            <text:p>0</text:p>
          </table:table-cell>
          <table:table-cell office:value-type="float" office:value="4" table:style-name="ce567">
            <text:p>4</text:p>
          </table:table-cell>
          <table:table-cell office:value-type="float" office:value="1" table:style-name="ce567">
            <text:p>1</text:p>
          </table:table-cell>
          <table:table-cell office:value-type="float" office:value="0" table:style-name="ce567">
            <text:p>0</text:p>
          </table:table-cell>
          <table:table-cell office:value-type="float" office:value="8" table:style-name="ce567">
            <text:p>8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4" table:style-name="ce567">
            <text:p>4</text:p>
          </table:table-cell>
          <table:table-cell office:value-type="float" office:value="0" table:style-name="ce567">
            <text:p>0</text:p>
          </table:table-cell>
          <table:table-cell table:number-columns-repeated="7" table:style-name="ce419"/>
          <table:table-cell office:value-type="string" table:style-name="ce574">
            <text:p>Agregado</text:p>
          </table:table-cell>
          <table:table-cell table:number-columns-repeated="3" table:style-name="ce575"/>
          <table:table-cell table:style-name="ce576"/>
          <table:table-cell table:style-name="ce564"/>
          <table:table-cell table:number-columns-repeated="207" table:style-name="ce419"/>
          <table:table-cell table:number-columns-repeated="16127"/>
        </table:table-row>
        <table:table-row table:style-name="ro5">
          <table:table-cell table:number-columns-repeated="2" table:style-name="ce419"/>
          <table:table-cell office:value-type="string" table:style-name="ce588">
            <text:p>ALAGOAS</text:p>
          </table:table-cell>
          <table:table-cell table:style-name="ce589"/>
          <table:table-cell office:value-type="float" office:value="1" table:style-name="ce567">
            <text:p>1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1" table:style-name="ce568">
            <text:p>1</text:p>
          </table:table-cell>
          <table:table-cell table:number-columns-repeated="2" table:style-name="ce420"/>
          <table:table-cell office:value-type="string" table:style-name="ce569">
            <text:p>CL DISPON (Vg)</text:p>
          </table:table-cell>
          <table:table-cell table:style-name="ce570"/>
          <table:table-cell table:style-name="ce571"/>
          <table:table-cell table:style-name="ce572"/>
          <table:table-cell office:value-type="float" office:value="13" table:style-name="ce587">
            <text:p>13</text:p>
          </table:table-cell>
          <table:table-cell table:number-columns-repeated="2" table:style-name="ce420"/>
          <table:table-cell office:value-type="string" table:style-name="ce584">
            <text:p>RN</text:p>
          </table:table-cell>
          <table:table-cell office:value-type="float" office:value="11" table:style-name="ce567">
            <text:p>11</text:p>
          </table:table-cell>
          <table:table-cell office:value-type="float" office:value="0" table:style-name="ce567">
            <text:p>0</text:p>
          </table:table-cell>
          <table:table-cell office:value-type="float" office:value="7" table:style-name="ce567">
            <text:p>7</text:p>
          </table:table-cell>
          <table:table-cell office:value-type="float" office:value="28" table:style-name="ce567">
            <text:p>28</text:p>
          </table:table-cell>
          <table:table-cell office:value-type="float" office:value="0" table:style-name="ce567">
            <text:p>0</text:p>
          </table:table-cell>
          <table:table-cell office:value-type="float" office:value="1" table:style-name="ce567">
            <text:p>1</text:p>
          </table:table-cell>
          <table:table-cell office:value-type="float" office:value="12" table:style-name="ce567">
            <text:p>12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6" table:style-name="ce567">
            <text:p>6</text:p>
          </table:table-cell>
          <table:table-cell office:value-type="float" office:value="0" table:style-name="ce567">
            <text:p>0</text:p>
          </table:table-cell>
          <table:table-cell table:number-columns-repeated="7" table:style-name="ce419"/>
          <table:table-cell office:value-type="string" table:style-name="ce574">
            <text:p>Reintegrado Judicial</text:p>
          </table:table-cell>
          <table:table-cell table:number-columns-repeated="3" table:style-name="ce575"/>
          <table:table-cell table:style-name="ce576"/>
          <table:table-cell table:style-name="ce564"/>
          <table:table-cell table:number-columns-repeated="207" table:style-name="ce419"/>
          <table:table-cell table:number-columns-repeated="16127"/>
        </table:table-row>
        <table:table-row table:style-name="ro5">
          <table:table-cell table:number-columns-repeated="2" table:style-name="ce419"/>
          <table:table-cell office:value-type="string" table:style-name="ce590">
            <text:p>BAHIA</text:p>
          </table:table-cell>
          <table:table-cell table:style-name="ce591"/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8">
            <text:p>0</text:p>
          </table:table-cell>
          <table:table-cell table:number-columns-repeated="2" table:style-name="ce420"/>
          <table:table-cell office:value-type="string" table:style-name="ce569">
            <text:p>TOT CL OF TMPR</text:p>
          </table:table-cell>
          <table:table-cell table:style-name="ce570"/>
          <table:table-cell table:style-name="ce571"/>
          <table:table-cell table:style-name="ce572"/>
          <table:table-cell office:value-type="float" office:value="171" table:style-name="ce587">
            <text:p>171</text:p>
          </table:table-cell>
          <table:table-cell table:number-columns-repeated="2" table:style-name="ce420"/>
          <table:table-cell office:value-type="string" table:style-name="ce584">
            <text:p>AL</text:p>
          </table:table-cell>
          <table:table-cell office:value-type="float" office:value="12" table:style-name="ce567">
            <text:p>12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2" table:style-name="ce567">
            <text:p>2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table:number-columns-repeated="7" table:style-name="ce419"/>
          <table:table-cell office:value-type="string" table:style-name="ce574">
            <text:p>Licenciamento</text:p>
          </table:table-cell>
          <table:table-cell table:number-columns-repeated="3" table:style-name="ce575"/>
          <table:table-cell table:style-name="ce576"/>
          <table:table-cell office:value-type="float" office:value="0" table:style-name="ce564">
            <text:p>0</text:p>
          </table:table-cell>
          <table:table-cell table:number-columns-repeated="207" table:style-name="ce419"/>
          <table:table-cell table:number-columns-repeated="16127"/>
        </table:table-row>
        <table:table-row table:style-name="ro5">
          <table:table-cell table:number-columns-repeated="2" table:style-name="ce419"/>
          <table:table-cell office:value-type="string" table:style-name="ce592">
            <text:p>TOTAL</text:p>
          </table:table-cell>
          <table:table-cell table:style-name="ce576"/>
          <table:table-cell office:value-type="float" office:value="15" table:style-name="ce554">
            <text:p>15</text:p>
          </table:table-cell>
          <table:table-cell office:value-type="float" office:value="0" table:style-name="ce554">
            <text:p>0</text:p>
          </table:table-cell>
          <table:table-cell office:value-type="float" office:value="2" table:style-name="ce554">
            <text:p>2</text:p>
          </table:table-cell>
          <table:table-cell office:value-type="float" office:value="2" table:style-name="ce554">
            <text:p>2</text:p>
          </table:table-cell>
          <table:table-cell office:value-type="float" office:value="0" table:style-name="ce554">
            <text:p>0</text:p>
          </table:table-cell>
          <table:table-cell office:value-type="float" office:value="1" table:style-name="ce554">
            <text:p>1</text:p>
          </table:table-cell>
          <table:table-cell office:value-type="float" office:value="4" table:style-name="ce554">
            <text:p>4</text:p>
          </table:table-cell>
          <table:table-cell office:value-type="float" office:value="0" table:style-name="ce554">
            <text:p>0</text:p>
          </table:table-cell>
          <table:table-cell office:value-type="float" office:value="0" table:style-name="ce554">
            <text:p>0</text:p>
          </table:table-cell>
          <table:table-cell office:value-type="float" office:value="4" table:style-name="ce554">
            <text:p>4</text:p>
          </table:table-cell>
          <table:table-cell office:value-type="float" office:value="0" table:style-name="ce554">
            <text:p>0</text:p>
          </table:table-cell>
          <table:table-cell office:value-type="float" office:value="28" table:style-name="ce554">
            <text:p>28</text:p>
          </table:table-cell>
          <table:table-cell table:number-columns-repeated="2" table:style-name="ce420"/>
          <table:table-cell office:value-type="string" table:style-name="ce574">
            <text:p>EXCEDENTE</text:p>
          </table:table-cell>
          <table:table-cell table:number-columns-repeated="2" table:style-name="ce593"/>
          <table:table-cell table:style-name="ce594"/>
          <table:table-cell office:value-type="float" office:value="24" table:style-name="ce595">
            <text:p>24</text:p>
          </table:table-cell>
          <table:table-cell table:number-columns-repeated="2" table:style-name="ce420"/>
          <table:table-cell office:value-type="string" table:style-name="ce584">
            <text:p>BA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office:value-type="float" office:value="0" table:style-name="ce567">
            <text:p>0</text:p>
          </table:table-cell>
          <table:table-cell table:number-columns-repeated="7" table:style-name="ce419"/>
          <table:table-cell office:value-type="string" table:style-name="ce574">
            <text:p>Claro Vago</text:p>
          </table:table-cell>
          <table:table-cell table:number-columns-repeated="3" table:style-name="ce575"/>
          <table:table-cell table:style-name="ce576"/>
          <table:table-cell office:value-type="float" office:value="0" table:style-name="ce564">
            <text:p>0</text:p>
          </table:table-cell>
          <table:table-cell table:number-columns-repeated="207" table:style-name="ce419"/>
          <table:table-cell table:number-columns-repeated="16127"/>
        </table:table-row>
        <table:table-row table:style-name="ro8">
          <table:table-cell table:number-columns-repeated="2" table:style-name="ce419"/>
          <table:table-cell table:style-name="ce596"/>
          <table:table-cell table:number-columns-repeated="10" table:style-name="ce419"/>
          <table:table-cell table:number-columns-repeated="5" table:style-name="ce420"/>
          <table:table-cell office:value-type="string" table:style-name="ce574">
            <text:p>ADID/AGRE/REIT</text:p>
          </table:table-cell>
          <table:table-cell table:style-name="ce593"/>
          <table:table-cell table:style-name="ce575"/>
          <table:table-cell table:style-name="ce594"/>
          <table:table-cell office:value-type="float" office:value="5" table:style-name="ce595">
            <text:p>5</text:p>
          </table:table-cell>
          <table:table-cell table:number-columns-repeated="2" table:style-name="ce420"/>
          <table:table-cell office:value-type="string" table:style-name="ce597">
            <text:p>TOT</text:p>
          </table:table-cell>
          <table:table-cell office:value-type="float" office:value="129" table:style-name="ce554">
            <text:p>129</text:p>
          </table:table-cell>
          <table:table-cell office:value-type="float" office:value="13" table:style-name="ce554">
            <text:p>13</text:p>
          </table:table-cell>
          <table:table-cell office:value-type="float" office:value="22" table:style-name="ce554">
            <text:p>22</text:p>
          </table:table-cell>
          <table:table-cell office:value-type="float" office:value="37" table:style-name="ce554">
            <text:p>37</text:p>
          </table:table-cell>
          <table:table-cell office:value-type="float" office:value="14" table:style-name="ce554">
            <text:p>14</text:p>
          </table:table-cell>
          <table:table-cell office:value-type="float" office:value="19" table:style-name="ce554">
            <text:p>19</text:p>
          </table:table-cell>
          <table:table-cell office:value-type="float" office:value="51" table:style-name="ce554">
            <text:p>51</text:p>
          </table:table-cell>
          <table:table-cell office:value-type="float" office:value="0" table:style-name="ce554">
            <text:p>0</text:p>
          </table:table-cell>
          <table:table-cell office:value-type="float" office:value="3" table:style-name="ce554">
            <text:p>3</text:p>
          </table:table-cell>
          <table:table-cell office:value-type="float" office:value="17" table:style-name="ce554">
            <text:p>17</text:p>
          </table:table-cell>
          <table:table-cell office:value-type="float" office:value="4" table:style-name="ce554">
            <text:p>4</text:p>
          </table:table-cell>
          <table:table-cell table:number-columns-repeated="7" table:style-name="ce419"/>
          <table:table-cell office:value-type="string" table:style-name="ce574">
            <text:p>Excedente</text:p>
          </table:table-cell>
          <table:table-cell table:number-columns-repeated="3" table:style-name="ce575"/>
          <table:table-cell table:style-name="ce576"/>
          <table:table-cell table:style-name="ce564"/>
          <table:table-cell table:number-columns-repeated="16334" table:style-name="ce419"/>
        </table:table-row>
        <table:table-row table:style-name="ro8">
          <table:table-cell table:number-columns-repeated="13" table:style-name="ce419"/>
          <table:table-cell table:number-columns-repeated="5" table:style-name="ce420"/>
          <table:table-cell office:value-type="string" table:style-name="ce574">
            <text:p>EF TOT OF TMPR</text:p>
          </table:table-cell>
          <table:table-cell table:style-name="ce593"/>
          <table:table-cell table:style-name="ce575"/>
          <table:table-cell table:style-name="ce594"/>
          <table:table-cell office:value-type="float" office:value="187" table:style-name="ce598">
            <text:p>187</text:p>
          </table:table-cell>
          <table:table-cell table:number-columns-repeated="15" table:style-name="ce420"/>
          <table:table-cell table:number-columns-repeated="6" table:style-name="ce419"/>
          <table:table-cell office:value-type="string" table:style-name="ce574">
            <text:p>EF CADASTRADO</text:p>
          </table:table-cell>
          <table:table-cell table:number-columns-repeated="3" table:style-name="ce575"/>
          <table:table-cell table:style-name="ce576"/>
          <table:table-cell table:style-name="ce564"/>
          <table:table-cell table:number-columns-repeated="16334" table:style-name="ce419"/>
        </table:table-row>
        <table:table-row table:style-name="ro8">
          <table:table-cell table:style-name="ce419"/>
          <table:table-cell table:number-columns-repeated="12" table:style-name="ce419"/>
          <table:table-cell table:number-columns-repeated="3" table:style-name="ce420"/>
          <table:table-cell table:number-columns-repeated="5" table:style-name="ce599"/>
          <table:table-cell table:style-name="ce420"/>
          <table:table-cell table:number-columns-repeated="2" table:style-name="ce600"/>
          <table:table-cell table:style-name="ce599"/>
          <table:table-cell table:style-name="ce420"/>
          <table:table-cell table:number-columns-repeated="2" table:style-name="ce600"/>
          <table:table-cell table:style-name="ce599"/>
          <table:table-cell table:style-name="ce420"/>
          <table:table-cell table:number-columns-repeated="2" table:style-name="ce600"/>
          <table:table-cell table:style-name="ce599"/>
          <table:table-cell table:style-name="ce420"/>
          <table:table-cell table:number-columns-repeated="2" table:style-name="ce600"/>
          <table:table-cell table:number-columns-repeated="2" table:style-name="ce420"/>
          <table:table-cell table:number-columns-repeated="16346" table:style-name="ce419"/>
        </table:table-row>
        <table:table-row table:style-name="ro8">
          <table:table-cell table:style-name="ce419"/>
          <table:table-cell table:number-columns-repeated="12" table:style-name="ce419"/>
          <table:table-cell table:number-columns-repeated="9" table:style-name="ce420"/>
          <table:table-cell table:number-columns-repeated="2" table:style-name="ce600"/>
          <table:table-cell table:number-columns-repeated="2" table:style-name="ce420"/>
          <table:table-cell table:number-columns-repeated="2" table:style-name="ce600"/>
          <table:table-cell table:number-columns-repeated="2" table:style-name="ce420"/>
          <table:table-cell table:number-columns-repeated="2" table:style-name="ce600"/>
          <table:table-cell table:number-columns-repeated="2" table:style-name="ce420"/>
          <table:table-cell table:number-columns-repeated="2" table:style-name="ce600"/>
          <table:table-cell table:number-columns-repeated="2" table:style-name="ce420"/>
          <table:table-cell table:number-columns-repeated="16346" table:style-name="ce419"/>
        </table:table-row>
        <table:table-row table:style-name="ro5">
          <table:table-cell/>
          <table:table-cell office:value-type="string" table:number-columns-spanned="2" table:number-rows-spanned="1" table:style-name="ce415">
            <text:p>Port nº 043-DGP, 20 MAR 12</text:p>
          </table:table-cell>
          <table:covered-table-cell/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34">
            <text:p>TETO</text:p>
          </table:table-cell>
          <table:table-cell office:value-type="float" office:value="169" table:style-name="ce335">
            <text:p>169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41">
            <text:p>Carreira:</text:p>
          </table:table-cell>
          <table:table-cell office:value-type="float" office:value="151" table:style-name="ce342">
            <text:p>151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44">
            <text:p>Temporário<text:span text:style-name="T22">(Com Excedentes)</text:span><text:span text:style-name="T11">:</text:span></text:p>
          </table:table-cell>
          <table:table-cell office:value-type="float" office:value="167" table:style-name="ce345">
            <text:p>167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50">
            <text:p>Agregado:</text:p>
          </table:table-cell>
          <table:table-cell office:value-type="float" office:value="0" table:style-name="ce345">
            <text:p>0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52">
            <text:p>Adido:</text:p>
          </table:table-cell>
          <table:table-cell office:value-type="float" office:value="1" table:style-name="ce353">
            <text:p>1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57">
            <text:p>Reintegrado:</text:p>
          </table:table-cell>
          <table:table-cell office:value-type="float" office:value="4" table:style-name="ce410">
            <text:p>4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62">
            <text:p>Excedente:</text:p>
          </table:table-cell>
          <table:table-cell office:value-type="float" office:value="24" table:style-name="ce363">
            <text:p>24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411">
            <text:p>TOTAL OF TMPR</text:p>
          </table:table-cell>
          <table:table-cell office:value-type="float" office:value="168" table:style-name="ce366">
            <text:p>168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67">
            <text:p>Folga no Teto</text:p>
          </table:table-cell>
          <table:table-cell office:value-type="float" office:value="1" table:style-name="ce368">
            <text:p>1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69">
            <text:p>Vago:</text:p>
          </table:table-cell>
          <table:table-cell office:value-type="float" office:value="13" table:style-name="ce370">
            <text:p>13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74">
            <text:p>Oitavo Ano</text:p>
          </table:table-cell>
          <table:table-cell office:value-type="float" office:value="15" table:style-name="ce375">
            <text:p>15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76">
            <text:p>CONVOCADOS 27 JUN 11</text:p>
          </table:table-cell>
          <table:table-cell office:value-type="float" office:value="37" table:style-name="ce412">
            <text:p>37</text:p>
          </table:table-cell>
          <table:table-cell table:style-name="ce420"/>
          <table:table-cell table:number-columns-repeated="253" table:style-name="ce419"/>
          <table:table-cell table:number-columns-repeated="16127"/>
        </table:table-row>
        <table:table-row table:style-name="ro5">
          <table:table-cell/>
          <table:table-cell office:value-type="string" table:style-name="ce378">
            <text:p>Previsão de Vagas</text:p>
          </table:table-cell>
          <table:table-cell table:style-name="ce345"/>
          <table:table-cell table:style-name="ce420"/>
          <table:table-cell table:number-columns-repeated="253" table:style-name="ce419"/>
          <table:table-cell table:number-columns-repeated="16127"/>
        </table:table-row>
        <table:table-row table:number-rows-repeated="1048496" table:style-name="ro9">
          <table:table-cell table:number-columns-repeated="16384"/>
        </table:table-row>
      </table:table>
      <table:table table:name="Mp_Ctl_Ef_Of_Tmpr" table:style-name="ta3" table:protected="true">
        <table:table-column table:style-name="co10" table:default-cell-style-name="ce616"/>
        <table:table-column table:style-name="co4" table:number-columns-repeated="7" table:default-cell-style-name="ce616"/>
        <table:table-column table:style-name="co19" table:default-cell-style-name="ce616"/>
        <table:table-column table:style-name="co4" table:number-columns-repeated="2" table:default-cell-style-name="ce616"/>
        <table:table-column table:style-name="co25" table:default-cell-style-name="ce616"/>
        <table:table-column table:style-name="co4" table:number-columns-repeated="2" table:default-cell-style-name="ce616"/>
        <table:table-column table:style-name="co19" table:default-cell-style-name="ce616"/>
        <table:table-column table:style-name="co17" table:number-columns-repeated="242" table:default-cell-style-name="ce616"/>
        <table:table-column table:style-name="co17" table:number-columns-repeated="767" table:default-cell-style-name="ce1"/>
        <table:table-column table:style-name="co19" table:number-columns-repeated="15360" table:default-cell-style-name="ce1"/>
        <table:table-row table:style-name="ro10">
          <table:table-cell table:number-columns-repeated="257" table:style-name="ce616"/>
          <table:table-cell table:number-columns-repeated="16127"/>
        </table:table-row>
        <table:table-row table:style-name="ro11">
          <table:table-cell office:value-type="string" table:number-columns-spanned="15" table:number-rows-spanned="1" table:style-name="ce641">
            <text:p>MAPA CONTROLE DE EFETIVO DE OFICIAIS TEMPORÁRIOS</text:p>
          </table:table-cell>
          <table:covered-table-cell table:number-columns-repeated="14"/>
          <table:table-cell table:number-columns-repeated="16369"/>
        </table:table-row>
        <table:table-row table:style-name="ro11">
          <table:table-cell table:number-columns-repeated="15" table:style-name="ce617"/>
          <table:table-cell table:number-columns-repeated="16369"/>
        </table:table-row>
        <table:table-row table:style-name="ro12">
          <table:table-cell table:number-columns-repeated="15" table:style-name="ce618"/>
          <table:table-cell table:number-columns-repeated="16369"/>
        </table:table-row>
        <table:table-row table:style-name="ro12">
          <table:table-cell office:value-type="string" table:style-name="ce619">
            <text:p>a. Ocupando Cargo <text:s/>em QCP:</text:p>
          </table:table-cell>
          <table:table-cell table:number-columns-repeated="14" table:style-name="ce618"/>
          <table:table-cell table:number-columns-repeated="16369"/>
        </table:table-row>
        <table:table-row table:style-name="ro12">
          <table:table-cell office:value-type="string" table:number-columns-spanned="1" table:number-rows-spanned="2" table:style-name="ce642">
            <text:p>P/Grad</text:p>
          </table:table-cell>
          <table:table-cell office:value-type="string" table:number-columns-spanned="8" table:number-rows-spanned="1" table:style-name="ce642">
            <text:p>OCT/OIT</text:p>
          </table:table-cell>
          <table:covered-table-cell table:number-columns-repeated="7"/>
          <table:table-cell office:value-type="string" table:number-columns-spanned="1" table:number-rows-spanned="2" table:style-name="ce643">
            <text:p>OTT</text:p>
          </table:table-cell>
          <table:table-cell office:value-type="string" table:number-columns-spanned="5" table:number-rows-spanned="1" table:style-name="ce644">
            <text:p>MFDV</text:p>
          </table:table-cell>
          <table:covered-table-cell table:number-columns-repeated="4"/>
          <table:table-cell table:number-columns-repeated="16369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TOTAL</text:p>
          </table:table-cell>
          <table:covered-table-cell/>
          <table:table-cell office:value-type="string" table:style-name="ce621">
            <text:p>MED</text:p>
          </table:table-cell>
          <table:table-cell office:value-type="string" table:style-name="ce621">
            <text:p>FARM</text:p>
          </table:table-cell>
          <table:table-cell office:value-type="string" table:style-name="ce621">
            <text:p>DENT</text:p>
          </table:table-cell>
          <table:table-cell office:value-type="string" table:style-name="ce621">
            <text:p>VET</text:p>
          </table:table-cell>
          <table:table-cell office:value-type="string" table:style-name="ce622">
            <text:p>TOTAL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1º TEN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26"/>
          <table:table-cell table:number-columns-repeated="4" table:style-name="ce627"/>
          <table:table-cell office:value-type="float" office:value="0" table:style-name="ce62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2º TEN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26"/>
          <table:table-cell table:number-columns-repeated="4" table:style-name="ce627"/>
          <table:table-cell office:value-type="float" office:value="0" table:style-name="ce62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ASP OF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26"/>
          <table:table-cell table:number-columns-repeated="4" table:style-name="ce627"/>
          <table:table-cell office:value-type="float" office:value="0" table:style-name="ce62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30">
            <text:p>0</text:p>
          </table:table-cell>
          <table:table-cell office:value-type="float" office:value="0" table:style-name="ce631">
            <text:p>0</text:p>
          </table:table-cell>
          <table:table-cell office:value-type="float" office:value="0" table:style-name="ce631">
            <text:p>0</text:p>
          </table:table-cell>
          <table:table-cell office:value-type="float" office:value="0" table:style-name="ce631">
            <text:p>0</text:p>
          </table:table-cell>
          <table:table-cell office:value-type="float" office:value="0" table:style-name="ce631">
            <text:p>0</text:p>
          </table:table-cell>
          <table:table-cell office:value-type="float" office:value="0" table:style-name="ce632">
            <text:p>0</text:p>
          </table:table-cell>
          <table:table-cell table:number-columns-repeated="16369"/>
        </table:table-row>
        <table:table-row table:style-name="ro12">
          <table:table-cell table:style-name="ce633"/>
          <table:table-cell table:number-columns-repeated="14" table:style-name="ce634"/>
          <table:table-cell table:number-columns-repeated="16369"/>
        </table:table-row>
        <table:table-row table:style-name="ro12">
          <table:table-cell table:style-name="ce633"/>
          <table:table-cell table:style-name="ce635"/>
          <table:table-cell table:number-columns-repeated="4" table:style-name="ce636"/>
          <table:table-cell table:number-columns-repeated="9" table:style-name="ce618"/>
          <table:table-cell table:number-columns-repeated="16369"/>
        </table:table-row>
        <table:table-row table:style-name="ro12">
          <table:table-cell office:value-type="string" table:style-name="ce619">
            <text:p>b. Extra-QCP:</text:p>
          </table:table-cell>
          <table:table-cell table:number-columns-repeated="14" table:style-name="ce618"/>
          <table:table-cell table:number-columns-repeated="16369"/>
        </table:table-row>
        <table:table-row table:style-name="ro12">
          <table:table-cell office:value-type="string" table:number-columns-spanned="1" table:number-rows-spanned="2" table:style-name="ce642">
            <text:p>P/Grad</text:p>
          </table:table-cell>
          <table:table-cell office:value-type="string" table:number-columns-spanned="8" table:number-rows-spanned="1" table:style-name="ce642">
            <text:p>OCT/OIT</text:p>
          </table:table-cell>
          <table:covered-table-cell table:number-columns-repeated="7"/>
          <table:table-cell office:value-type="string" table:number-columns-spanned="1" table:number-rows-spanned="2" table:style-name="ce643">
            <text:p>OTT</text:p>
          </table:table-cell>
          <table:table-cell office:value-type="string" table:number-columns-spanned="5" table:number-rows-spanned="1" table:style-name="ce644">
            <text:p>MFDV</text:p>
          </table:table-cell>
          <table:covered-table-cell table:number-columns-repeated="4"/>
          <table:table-cell table:number-columns-repeated="16369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TOTAL</text:p>
          </table:table-cell>
          <table:covered-table-cell/>
          <table:table-cell office:value-type="string" table:style-name="ce622">
            <text:p>MED</text:p>
          </table:table-cell>
          <table:table-cell office:value-type="string" table:style-name="ce622">
            <text:p>FARM</text:p>
          </table:table-cell>
          <table:table-cell office:value-type="string" table:style-name="ce622">
            <text:p>DENT</text:p>
          </table:table-cell>
          <table:table-cell office:value-type="string" table:style-name="ce622">
            <text:p>VET</text:p>
          </table:table-cell>
          <table:table-cell office:value-type="string" table:style-name="ce622">
            <text:p>TOTAL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1º TEN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2º TEN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ASP OF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30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table:number-columns-repeated="16369"/>
        </table:table-row>
        <table:table-row table:style-name="ro12">
          <table:table-cell table:style-name="ce633"/>
          <table:table-cell table:number-columns-repeated="14" table:style-name="ce634"/>
          <table:table-cell table:number-columns-repeated="16369"/>
        </table:table-row>
        <table:table-row table:style-name="ro12">
          <table:table-cell table:style-name="ce639"/>
          <table:table-cell table:style-name="ce635"/>
          <table:table-cell table:number-columns-repeated="4" table:style-name="ce636"/>
          <table:table-cell table:number-columns-repeated="9" table:style-name="ce618"/>
          <table:table-cell table:number-columns-repeated="16369"/>
        </table:table-row>
        <table:table-row table:style-name="ro12">
          <table:table-cell office:value-type="string" table:style-name="ce619">
            <text:p>c. Adidos:</text:p>
          </table:table-cell>
          <table:table-cell table:number-columns-repeated="14" table:style-name="ce618"/>
          <table:table-cell table:number-columns-repeated="16369"/>
        </table:table-row>
        <table:table-row table:style-name="ro12">
          <table:table-cell office:value-type="string" table:number-columns-spanned="1" table:number-rows-spanned="2" table:style-name="ce642">
            <text:p>P/Grad</text:p>
          </table:table-cell>
          <table:table-cell office:value-type="string" table:number-columns-spanned="8" table:number-rows-spanned="1" table:style-name="ce642">
            <text:p>OCT/OIT</text:p>
          </table:table-cell>
          <table:covered-table-cell table:number-columns-repeated="7"/>
          <table:table-cell office:value-type="string" table:number-columns-spanned="1" table:number-rows-spanned="2" table:style-name="ce643">
            <text:p>OTT</text:p>
          </table:table-cell>
          <table:table-cell office:value-type="string" table:number-columns-spanned="5" table:number-rows-spanned="1" table:style-name="ce644">
            <text:p>MFDV</text:p>
          </table:table-cell>
          <table:covered-table-cell table:number-columns-repeated="4"/>
          <table:table-cell table:number-columns-repeated="16369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TOTAL</text:p>
          </table:table-cell>
          <table:covered-table-cell/>
          <table:table-cell office:value-type="string" table:style-name="ce622">
            <text:p>MED</text:p>
          </table:table-cell>
          <table:table-cell office:value-type="string" table:style-name="ce622">
            <text:p>FARM</text:p>
          </table:table-cell>
          <table:table-cell office:value-type="string" table:style-name="ce622">
            <text:p>DENT</text:p>
          </table:table-cell>
          <table:table-cell office:value-type="string" table:style-name="ce622">
            <text:p>VET</text:p>
          </table:table-cell>
          <table:table-cell office:value-type="string" table:style-name="ce622">
            <text:p>TOTAL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1º TEN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2º TEN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ASP OF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30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table:number-columns-repeated="16369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9" table:style-name="ce618"/>
          <table:table-cell table:number-columns-repeated="16369"/>
        </table:table-row>
        <table:table-row table:style-name="ro12">
          <table:table-cell table:style-name="ce633"/>
          <table:table-cell table:style-name="ce635"/>
          <table:table-cell table:number-columns-repeated="4" table:style-name="ce636"/>
          <table:table-cell table:number-columns-repeated="9" table:style-name="ce618"/>
          <table:table-cell table:number-columns-repeated="16369"/>
        </table:table-row>
        <table:table-row table:style-name="ro12">
          <table:table-cell office:value-type="string" table:style-name="ce619">
            <text:p>d. Agregados:</text:p>
          </table:table-cell>
          <table:table-cell table:number-columns-repeated="14" table:style-name="ce618"/>
          <table:table-cell table:number-columns-repeated="16369"/>
        </table:table-row>
        <table:table-row table:style-name="ro12">
          <table:table-cell office:value-type="string" table:number-columns-spanned="1" table:number-rows-spanned="2" table:style-name="ce642">
            <text:p>P/Grad</text:p>
          </table:table-cell>
          <table:table-cell office:value-type="string" table:number-columns-spanned="8" table:number-rows-spanned="1" table:style-name="ce642">
            <text:p>OCT/OIT</text:p>
          </table:table-cell>
          <table:covered-table-cell table:number-columns-repeated="7"/>
          <table:table-cell office:value-type="string" table:number-columns-spanned="1" table:number-rows-spanned="2" table:style-name="ce643">
            <text:p>OTT</text:p>
          </table:table-cell>
          <table:table-cell office:value-type="string" table:number-columns-spanned="5" table:number-rows-spanned="1" table:style-name="ce644">
            <text:p>MFDV</text:p>
          </table:table-cell>
          <table:covered-table-cell table:number-columns-repeated="4"/>
          <table:table-cell table:number-columns-repeated="16369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TOTAL</text:p>
          </table:table-cell>
          <table:covered-table-cell/>
          <table:table-cell office:value-type="string" table:style-name="ce622">
            <text:p>MED</text:p>
          </table:table-cell>
          <table:table-cell office:value-type="string" table:style-name="ce622">
            <text:p>FARM</text:p>
          </table:table-cell>
          <table:table-cell office:value-type="string" table:style-name="ce622">
            <text:p>DENT</text:p>
          </table:table-cell>
          <table:table-cell office:value-type="string" table:style-name="ce622">
            <text:p>VET</text:p>
          </table:table-cell>
          <table:table-cell office:value-type="string" table:style-name="ce622">
            <text:p>TOTAL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1º TEN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2º TEN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ASP OF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30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table:number-columns-repeated="16369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9" table:style-name="ce618"/>
          <table:table-cell table:number-columns-repeated="16369"/>
        </table:table-row>
        <table:table-row table:style-name="ro12">
          <table:table-cell table:style-name="ce633"/>
          <table:table-cell table:style-name="ce635"/>
          <table:table-cell table:number-columns-repeated="4" table:style-name="ce636"/>
          <table:table-cell table:number-columns-repeated="9" table:style-name="ce618"/>
          <table:table-cell table:number-columns-repeated="16369"/>
        </table:table-row>
        <table:table-row table:style-name="ro12">
          <table:table-cell office:value-type="string" table:style-name="ce619">
            <text:p>e. Reintegrados Judicialmente:</text:p>
          </table:table-cell>
          <table:table-cell table:number-columns-repeated="14" table:style-name="ce618"/>
          <table:table-cell table:number-columns-repeated="16369"/>
        </table:table-row>
        <table:table-row table:style-name="ro12">
          <table:table-cell office:value-type="string" table:number-columns-spanned="1" table:number-rows-spanned="2" table:style-name="ce642">
            <text:p>P/Grad</text:p>
          </table:table-cell>
          <table:table-cell office:value-type="string" table:number-columns-spanned="8" table:number-rows-spanned="1" table:style-name="ce642">
            <text:p>OCT/OIT</text:p>
          </table:table-cell>
          <table:covered-table-cell table:number-columns-repeated="7"/>
          <table:table-cell office:value-type="string" table:number-columns-spanned="1" table:number-rows-spanned="2" table:style-name="ce643">
            <text:p>OTT</text:p>
          </table:table-cell>
          <table:table-cell office:value-type="string" table:number-columns-spanned="5" table:number-rows-spanned="1" table:style-name="ce644">
            <text:p>MFDV</text:p>
          </table:table-cell>
          <table:covered-table-cell table:number-columns-repeated="4"/>
          <table:table-cell table:number-columns-repeated="16369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TOTAL</text:p>
          </table:table-cell>
          <table:covered-table-cell/>
          <table:table-cell office:value-type="string" table:style-name="ce622">
            <text:p>MED</text:p>
          </table:table-cell>
          <table:table-cell office:value-type="string" table:style-name="ce622">
            <text:p>FARM</text:p>
          </table:table-cell>
          <table:table-cell office:value-type="string" table:style-name="ce622">
            <text:p>DENT</text:p>
          </table:table-cell>
          <table:table-cell office:value-type="string" table:style-name="ce622">
            <text:p>VET</text:p>
          </table:table-cell>
          <table:table-cell office:value-type="string" table:style-name="ce622">
            <text:p>TOTAL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1º TEN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2º TEN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ASP OF</text:p>
          </table:table-cell>
          <table:table-cell table:number-columns-repeated="7" table:style-name="ce624"/>
          <table:table-cell office:value-type="float" office:value="0" table:style-name="ce625">
            <text:p>0</text:p>
          </table:table-cell>
          <table:table-cell table:style-name="ce637"/>
          <table:table-cell table:number-columns-repeated="4" table:style-name="ce627"/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30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table:number-columns-repeated="16369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9" table:style-name="ce618"/>
          <table:table-cell table:number-columns-repeated="16369"/>
        </table:table-row>
        <table:table-row table:style-name="ro12">
          <table:table-cell table:style-name="ce633"/>
          <table:table-cell table:style-name="ce635"/>
          <table:table-cell table:number-columns-repeated="4" table:style-name="ce636"/>
          <table:table-cell table:number-columns-repeated="9" table:style-name="ce618"/>
          <table:table-cell table:number-columns-repeated="16369"/>
        </table:table-row>
        <table:table-row table:style-name="ro12">
          <table:table-cell office:value-type="string" table:style-name="ce619">
            <text:p>f. Aspirantes-a-Oficial que se encontram realizando o EIPOT na própria RM:</text:p>
          </table:table-cell>
          <table:table-cell table:number-columns-repeated="14" table:style-name="ce618"/>
          <table:table-cell table:number-columns-repeated="16369"/>
        </table:table-row>
        <table:table-row table:style-name="ro12">
          <table:table-cell office:value-type="string" table:number-columns-spanned="1" table:number-rows-spanned="2" table:style-name="ce645">
            <text:p>ASP OF</text:p>
          </table:table-cell>
          <table:table-cell office:value-type="string" table:number-columns-spanned="14" table:number-rows-spanned="1" table:style-name="ce646">
            <text:p>OCT/OIT</text:p>
          </table:table-cell>
          <table:covered-table-cell table:number-columns-repeated="13"/>
          <table:table-cell table:number-columns-repeated="16369"/>
        </table:table-row>
        <table:table-row table:style-name="ro12">
          <table:covered-table-cell/>
          <table:table-cell office:value-type="string" table:number-columns-spanned="2" table:number-rows-spanned="1" table:style-name="ce647">
            <text:p>INF</text:p>
          </table:table-cell>
          <table:covered-table-cell/>
          <table:table-cell office:value-type="string" table:number-columns-spanned="2" table:number-rows-spanned="1" table:style-name="ce647">
            <text:p>CAV</text:p>
          </table:table-cell>
          <table:covered-table-cell/>
          <table:table-cell office:value-type="string" table:number-columns-spanned="2" table:number-rows-spanned="1" table:style-name="ce647">
            <text:p>ART</text:p>
          </table:table-cell>
          <table:covered-table-cell/>
          <table:table-cell office:value-type="string" table:number-columns-spanned="2" table:number-rows-spanned="1" table:style-name="ce647">
            <text:p>ENG</text:p>
          </table:table-cell>
          <table:covered-table-cell/>
          <table:table-cell office:value-type="string" table:number-columns-spanned="2" table:number-rows-spanned="1" table:style-name="ce647">
            <text:p>COM</text:p>
          </table:table-cell>
          <table:covered-table-cell/>
          <table:table-cell office:value-type="string" table:number-columns-spanned="2" table:number-rows-spanned="1" table:style-name="ce647">
            <text:p>MB</text:p>
          </table:table-cell>
          <table:covered-table-cell/>
          <table:table-cell office:value-type="string" table:number-columns-spanned="2" table:number-rows-spanned="1" table:style-name="ce647">
            <text:p>INT</text:p>
          </table:table-cell>
          <table:covered-table-cell/>
          <table:table-cell table:number-columns-repeated="16369"/>
        </table:table-row>
        <table:table-row table:style-name="ro12">
          <table:table-cell office:value-type="string" table:style-name="ce623">
            <text:p>QTD</text:p>
          </table:table-cell>
          <table:table-cell table:number-columns-spanned="2" table:number-rows-spanned="1" table:style-name="ce648"/>
          <table:covered-table-cell/>
          <table:table-cell table:number-columns-spanned="2" table:number-rows-spanned="1" table:style-name="ce648"/>
          <table:covered-table-cell/>
          <table:table-cell table:number-columns-spanned="2" table:number-rows-spanned="1" table:style-name="ce648"/>
          <table:covered-table-cell/>
          <table:table-cell table:number-columns-spanned="2" table:number-rows-spanned="1" table:style-name="ce648"/>
          <table:covered-table-cell/>
          <table:table-cell table:number-columns-spanned="2" table:number-rows-spanned="1" table:style-name="ce648"/>
          <table:covered-table-cell/>
          <table:table-cell table:number-columns-spanned="2" table:number-rows-spanned="1" table:style-name="ce648"/>
          <table:covered-table-cell/>
          <table:table-cell table:number-columns-spanned="2" table:number-rows-spanned="1" table:style-name="ce648"/>
          <table:covered-table-cell/>
          <table:table-cell table:number-columns-repeated="16369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0" table:number-columns-spanned="14" table:number-rows-spanned="1" table:style-name="ce649">
            <text:p>0</text:p>
          </table:table-cell>
          <table:covered-table-cell table:number-columns-repeated="13"/>
          <table:table-cell table:number-columns-repeated="16369"/>
        </table:table-row>
        <table:table-row table:style-name="ro10">
          <table:table-cell table:number-columns-repeated="15" table:style-name="ce640"/>
          <table:table-cell table:number-columns-repeated="16369"/>
        </table:table-row>
        <table:table-row table:style-name="ro12">
          <table:table-cell table:style-name="ce633"/>
          <table:table-cell table:style-name="ce635"/>
          <table:table-cell table:number-columns-repeated="4" table:style-name="ce636"/>
          <table:table-cell table:number-columns-repeated="9" table:style-name="ce618"/>
          <table:table-cell table:number-columns-repeated="16369"/>
        </table:table-row>
        <table:table-row table:style-name="ro11">
          <table:table-cell office:value-type="string" table:number-columns-spanned="15" table:number-rows-spanned="2" table:style-name="ce650">
            <text:p>g. Quadro Resumo Total dos Oficiais Temporários (soma dos QCP, Extra-QCP, Adidos, Agregados, Reintegrados Judicialmente e, se for o caso, os Aspirantes-a-Oficial que se encontram realizando o EIPOT na própria RM):</text:p>
          </table:table-cell>
          <table:covered-table-cell table:number-columns-repeated="14"/>
          <table:table-cell table:number-columns-repeated="16369"/>
        </table:table-row>
        <table:table-row table:style-name="ro10">
          <table:covered-table-cell/>
          <table:covered-table-cell table:number-columns-repeated="14"/>
          <table:table-cell table:number-columns-repeated="16369"/>
        </table:table-row>
        <table:table-row table:style-name="ro12">
          <table:table-cell office:value-type="string" table:number-columns-spanned="1" table:number-rows-spanned="2" table:style-name="ce642">
            <text:p>P/Grad</text:p>
          </table:table-cell>
          <table:table-cell office:value-type="string" table:number-columns-spanned="8" table:number-rows-spanned="1" table:style-name="ce642">
            <text:p>OCT/OIT</text:p>
          </table:table-cell>
          <table:covered-table-cell table:number-columns-repeated="7"/>
          <table:table-cell office:value-type="string" table:number-columns-spanned="1" table:number-rows-spanned="2" table:style-name="ce643">
            <text:p>OTT</text:p>
          </table:table-cell>
          <table:table-cell office:value-type="string" table:number-columns-spanned="5" table:number-rows-spanned="1" table:style-name="ce644">
            <text:p>MFDV</text:p>
          </table:table-cell>
          <table:covered-table-cell table:number-columns-repeated="4"/>
          <table:table-cell table:number-columns-repeated="16369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TOTAL</text:p>
          </table:table-cell>
          <table:covered-table-cell/>
          <table:table-cell office:value-type="string" table:style-name="ce622">
            <text:p>MED</text:p>
          </table:table-cell>
          <table:table-cell office:value-type="string" table:style-name="ce622">
            <text:p>FARM</text:p>
          </table:table-cell>
          <table:table-cell office:value-type="string" table:style-name="ce622">
            <text:p>DENT</text:p>
          </table:table-cell>
          <table:table-cell office:value-type="string" table:style-name="ce622">
            <text:p>VET</text:p>
          </table:table-cell>
          <table:table-cell office:value-type="string" table:style-name="ce622">
            <text:p>TOTAL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1º TEN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37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2º TEN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37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ASP OF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25">
            <text:p>0</text:p>
          </table:table-cell>
          <table:table-cell office:value-type="float" office:value="0" table:style-name="ce637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office:value-type="float" office:value="0" table:style-name="ce638">
            <text:p>0</text:p>
          </table:table-cell>
          <table:table-cell table:number-columns-repeated="16369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30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office:value-type="float" office:value="0" table:style-name="ce632">
            <text:p>0</text:p>
          </table:table-cell>
          <table:table-cell table:number-columns-repeated="16369"/>
        </table:table-row>
        <table:table-row table:number-rows-repeated="1048512" table:style-name="ro13">
          <table:table-cell table:number-columns-repeated="16384"/>
        </table:table-row>
      </table:table>
      <table:table table:name="Planilha5" table:style-name="ta4" table:print-ranges="Planilha5.A1:Planilha5.M102">
        <table:table-column table:style-name="co26" table:default-cell-style-name="ce737"/>
        <table:table-column table:style-name="co27" table:number-columns-repeated="3" table:default-cell-style-name="ce737"/>
        <table:table-column table:style-name="co28" table:default-cell-style-name="ce737"/>
        <table:table-column table:style-name="co29" table:default-cell-style-name="ce737"/>
        <table:table-column table:style-name="co30" table:default-cell-style-name="ce737"/>
        <table:table-column table:style-name="co27" table:default-cell-style-name="ce737"/>
        <table:table-column table:style-name="co31" table:default-cell-style-name="ce737"/>
        <table:table-column table:style-name="co32" table:default-cell-style-name="ce737"/>
        <table:table-column table:style-name="co33" table:default-cell-style-name="ce737"/>
        <table:table-column table:style-name="co31" table:default-cell-style-name="ce737"/>
        <table:table-column table:style-name="co34" table:default-cell-style-name="ce737"/>
        <table:table-column table:style-name="co27" table:number-columns-repeated="1011" table:default-cell-style-name="ce737"/>
        <table:table-column table:style-name="co19" table:number-columns-repeated="15360" table:default-cell-style-name="ce737"/>
        <table:table-row table:style-name="ro12">
          <table:table-cell office:value-type="string" table:number-columns-spanned="13" table:number-rows-spanned="1" table:style-name="ce736">
            <text:p>MAPA CONTROLE DE EFETIVO DE OFICIAIS TEMPORÁRIOS</text:p>
          </table:table-cell>
          <table:covered-table-cell table:number-columns-repeated="12"/>
          <table:table-cell table:number-columns-repeated="16371"/>
        </table:table-row>
        <table:table-row table:style-name="ro12">
          <table:table-cell table:number-columns-repeated="13" table:style-name="ce618"/>
          <table:table-cell table:number-columns-repeated="16371"/>
        </table:table-row>
        <table:table-row table:style-name="ro12">
          <table:table-cell office:value-type="string" table:style-name="ce619">
            <text:p>a. Ocupando Cargo <text:s/>em QCP:</text:p>
          </table:table-cell>
          <table:table-cell table:number-columns-repeated="12" table:style-name="ce618"/>
          <table:table-cell table:number-columns-repeated="16371"/>
        </table:table-row>
        <table:table-row table:style-name="ro12">
          <table:table-cell office:value-type="string" table:number-columns-spanned="1" table:number-rows-spanned="2" table:style-name="ce642">
            <text:p>P/Grad</text:p>
          </table:table-cell>
          <table:table-cell office:value-type="string" table:number-columns-spanned="12" table:number-rows-spanned="1" table:style-name="ce642">
            <text:p>OCT/OIT</text:p>
          </table:table-cell>
          <table:covered-table-cell table:number-columns-repeated="11"/>
          <table:table-cell table:number-columns-repeated="16371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QQ Arma</text:p>
          </table:table-cell>
          <table:table-cell office:value-type="string" table:style-name="ce620">
            <text:p>QQ A/QMB</text:p>
          </table:table-cell>
          <table:table-cell office:value-type="string" table:style-name="ce620">
            <text:p>QQ AQS</text:p>
          </table:table-cell>
          <table:table-cell office:value-type="string" table:style-name="ce620">
            <text:p>Int MB</text:p>
          </table:table-cell>
          <table:table-cell office:value-type="string" table:style-name="ce620">
            <text:p>TOTAL</text:p>
          </table:table-cell>
          <table:table-cell table:number-columns-repeated="16371"/>
        </table:table-row>
        <table:table-row table:style-name="ro12">
          <table:table-cell office:value-type="string" table:style-name="ce623">
            <text:p>TEN</text:p>
          </table:table-cell>
          <table:table-cell office:value-type="float" office:value="58" table:style-name="ce624">
            <text:p>58</text:p>
          </table:table-cell>
          <table:table-cell office:value-type="float" office:value="5" table:style-name="ce624">
            <text:p>5</text:p>
          </table:table-cell>
          <table:table-cell office:value-type="float" office:value="8" table:style-name="ce624">
            <text:p>8</text:p>
          </table:table-cell>
          <table:table-cell office:value-type="float" office:value="15" table:style-name="ce624">
            <text:p>15</text:p>
          </table:table-cell>
          <table:table-cell office:value-type="float" office:value="4" table:style-name="ce624">
            <text:p>4</text:p>
          </table:table-cell>
          <table:table-cell office:value-type="float" office:value="12" table:style-name="ce624">
            <text:p>12</text:p>
          </table:table-cell>
          <table:table-cell office:value-type="float" office:value="24" table:style-name="ce624">
            <text:p>24</text:p>
          </table:table-cell>
          <table:table-cell office:value-type="float" office:value="0" table:style-name="ce624">
            <text:p>0</text:p>
          </table:table-cell>
          <table:table-cell office:value-type="float" office:value="2" table:style-name="ce624">
            <text:p>2</text:p>
          </table:table-cell>
          <table:table-cell office:value-type="float" office:value="7" table:style-name="ce624">
            <text:p>7</text:p>
          </table:table-cell>
          <table:table-cell office:value-type="float" office:value="1" table:style-name="ce624">
            <text:p>1</text:p>
          </table:table-cell>
          <table:table-cell office:value-type="float" office:value="136" table:style-name="ce625">
            <text:p>136</text:p>
          </table:table-cell>
          <table:table-cell table:number-columns-repeated="16371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58" table:style-name="ce629">
            <text:p>58</text:p>
          </table:table-cell>
          <table:table-cell office:value-type="float" office:value="5" table:style-name="ce629">
            <text:p>5</text:p>
          </table:table-cell>
          <table:table-cell office:value-type="float" office:value="8" table:style-name="ce629">
            <text:p>8</text:p>
          </table:table-cell>
          <table:table-cell office:value-type="float" office:value="15" table:style-name="ce629">
            <text:p>15</text:p>
          </table:table-cell>
          <table:table-cell office:value-type="float" office:value="4" table:style-name="ce629">
            <text:p>4</text:p>
          </table:table-cell>
          <table:table-cell office:value-type="float" office:value="12" table:style-name="ce629">
            <text:p>12</text:p>
          </table:table-cell>
          <table:table-cell office:value-type="float" office:value="24" table:style-name="ce629">
            <text:p>24</text:p>
          </table:table-cell>
          <table:table-cell office:value-type="float" office:value="0" table:style-name="ce629">
            <text:p>0</text:p>
          </table:table-cell>
          <table:table-cell office:value-type="float" office:value="2" table:style-name="ce629">
            <text:p>2</text:p>
          </table:table-cell>
          <table:table-cell office:value-type="float" office:value="7" table:style-name="ce629">
            <text:p>7</text:p>
          </table:table-cell>
          <table:table-cell office:value-type="float" office:value="1" table:style-name="ce629">
            <text:p>1</text:p>
          </table:table-cell>
          <table:table-cell office:value-type="float" office:value="136" table:style-name="ce629">
            <text:p>136</text:p>
          </table:table-cell>
          <table:table-cell table:number-columns-repeated="16371"/>
        </table:table-row>
        <table:table-row table:style-name="ro12">
          <table:table-cell table:style-name="ce633"/>
          <table:table-cell table:style-name="ce635"/>
          <table:table-cell table:number-columns-repeated="4" table:style-name="ce636"/>
          <table:table-cell table:number-columns-repeated="7" table:style-name="ce618"/>
          <table:table-cell table:number-columns-repeated="16371"/>
        </table:table-row>
        <table:table-row table:style-name="ro14">
          <table:table-cell office:value-type="string" table:number-columns-spanned="5" table:number-rows-spanned="1" table:style-name="ce738">
            <text:p>b. Militares Extra-QCP por OM</text:p>
          </table:table-cell>
          <table:covered-table-cell table:number-columns-repeated="4"/>
          <table:table-cell table:number-columns-repeated="8" table:style-name="ce739"/>
          <table:table-cell table:number-columns-repeated="16371"/>
        </table:table-row>
        <table:table-row table:style-name="ro12">
          <table:table-cell office:value-type="string" table:number-columns-spanned="1" table:number-rows-spanned="2" table:style-name="ce642">
            <text:p>OM</text:p>
          </table:table-cell>
          <table:table-cell office:value-type="string" table:number-columns-spanned="12" table:number-rows-spanned="1" table:style-name="ce642">
            <text:p>OCT/OIT</text:p>
          </table:table-cell>
          <table:covered-table-cell table:number-columns-repeated="11"/>
          <table:table-cell table:number-columns-repeated="16371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QQ Arma</text:p>
          </table:table-cell>
          <table:table-cell office:value-type="string" table:style-name="ce620">
            <text:p>QQ A/QMB</text:p>
          </table:table-cell>
          <table:table-cell office:value-type="string" table:style-name="ce620">
            <text:p>QQ AQS</text:p>
          </table:table-cell>
          <table:table-cell office:value-type="string" table:style-name="ce620">
            <text:p>Int MB</text:p>
          </table:table-cell>
          <table:table-cell office:value-type="string" table:style-name="ce620">
            <text:p>TOTAL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31° BI MTZ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4° BPE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59° BI MTZ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7ª Cia COM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HMAR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HGuN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6" table:style-name="ce629">
            <text:p>6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6" table:style-name="ce620">
            <text:p>6</text:p>
          </table:table-cell>
          <table:table-cell table:number-columns-repeated="16371"/>
        </table:table-row>
        <table:table-row table:style-name="ro12">
          <table:table-cell table:style-name="ce639"/>
          <table:table-cell table:style-name="ce635"/>
          <table:table-cell table:number-columns-repeated="4" table:style-name="ce636"/>
          <table:table-cell table:number-columns-repeated="7" table:style-name="ce618"/>
          <table:table-cell table:number-columns-repeated="16371"/>
        </table:table-row>
        <table:table-row table:style-name="ro12">
          <table:table-cell office:value-type="string" table:style-name="ce619">
            <text:p>c. Adidos:</text:p>
          </table:table-cell>
          <table:table-cell table:number-columns-repeated="12" table:style-name="ce618"/>
          <table:table-cell table:number-columns-repeated="16371"/>
        </table:table-row>
        <table:table-row table:style-name="ro12">
          <table:table-cell office:value-type="string" table:number-columns-spanned="1" table:number-rows-spanned="2" table:style-name="ce642">
            <text:p>P/Grad</text:p>
          </table:table-cell>
          <table:table-cell office:value-type="string" table:number-columns-spanned="12" table:number-rows-spanned="1" table:style-name="ce642">
            <text:p>OCT/OIT</text:p>
          </table:table-cell>
          <table:covered-table-cell table:number-columns-repeated="11"/>
          <table:table-cell table:number-columns-repeated="16371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QQ Arma</text:p>
          </table:table-cell>
          <table:table-cell office:value-type="string" table:style-name="ce620">
            <text:p>QQ A/QMB</text:p>
          </table:table-cell>
          <table:table-cell office:value-type="string" table:style-name="ce620">
            <text:p>QQ AQS</text:p>
          </table:table-cell>
          <table:table-cell office:value-type="string" table:style-name="ce620">
            <text:p>Int MB</text:p>
          </table:table-cell>
          <table:table-cell office:value-type="string" table:style-name="ce620">
            <text:p>TOTAL</text:p>
          </table:table-cell>
          <table:table-cell table:number-columns-repeated="16371"/>
        </table:table-row>
        <table:table-row table:style-name="ro12">
          <table:table-cell office:value-type="string" table:style-name="ce623">
            <text:p>TEN</text:p>
          </table:table-cell>
          <table:table-cell office:value-type="float" office:value="0" table:style-name="ce624">
            <text:p>0</text:p>
          </table:table-cell>
          <table:table-cell office:value-type="float" office:value="0" table:style-name="ce624">
            <text:p>0</text:p>
          </table:table-cell>
          <table:table-cell office:value-type="float" office:value="0" table:style-name="ce624">
            <text:p>0</text:p>
          </table:table-cell>
          <table:table-cell office:value-type="float" office:value="0" table:style-name="ce624">
            <text:p>0</text:p>
          </table:table-cell>
          <table:table-cell office:value-type="float" office:value="0" table:style-name="ce624">
            <text:p>0</text:p>
          </table:table-cell>
          <table:table-cell office:value-type="float" office:value="1" table:style-name="ce624">
            <text:p>1</text:p>
          </table:table-cell>
          <table:table-cell office:value-type="float" office:value="0" table:style-name="ce624">
            <text:p>0</text:p>
          </table:table-cell>
          <table:table-cell office:value-type="float" office:value="0" table:style-name="ce624">
            <text:p>0</text:p>
          </table:table-cell>
          <table:table-cell office:value-type="float" office:value="0" table:style-name="ce624">
            <text:p>0</text:p>
          </table:table-cell>
          <table:table-cell office:value-type="float" office:value="0" table:style-name="ce624">
            <text:p>0</text:p>
          </table:table-cell>
          <table:table-cell office:value-type="float" office:value="0" table:style-name="ce624">
            <text:p>0</text:p>
          </table:table-cell>
          <table:table-cell office:value-type="float" office:value="1" table:style-name="ce625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1" table:style-name="ce629">
            <text:p>1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1" table:style-name="ce629">
            <text:p>1</text:p>
          </table:table-cell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7" table:style-name="ce618"/>
          <table:table-cell table:number-columns-repeated="16371"/>
        </table:table-row>
        <table:table-row table:style-name="ro12">
          <table:table-cell office:value-type="string" table:number-columns-spanned="12" table:number-rows-spanned="1" table:style-name="ce741">
            <text:p>Oficiais ocupando claro em QCP + Extra-QCP + Adidos:</text:p>
          </table:table-cell>
          <table:covered-table-cell table:number-columns-repeated="11"/>
          <table:table-cell office:value-type="float" office:value="143" table:style-name="ce623">
            <text:p>143</text:p>
          </table:table-cell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7" table:style-name="ce618"/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4" table:style-name="ce618"/>
          <table:table-cell office:value-type="string" table:number-columns-spanned="3" table:number-rows-spanned="1" table:style-name="ce742">
            <text:p>Port nº 043-DGP, 20 MAR 12</text:p>
          </table:table-cell>
          <table:covered-table-cell table:number-columns-repeated="2"/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4" table:style-name="ce618"/>
          <table:table-cell office:value-type="string" table:number-columns-spanned="2" table:number-rows-spanned="1" table:style-name="ce742">
            <text:p>TETO</text:p>
          </table:table-cell>
          <table:covered-table-cell/>
          <table:table-cell office:value-type="float" office:value="169" table:style-name="ce743">
            <text:p>169</text:p>
          </table:table-cell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4" table:style-name="ce618"/>
          <table:table-cell office:value-type="string" table:number-columns-spanned="2" table:number-rows-spanned="1" table:style-name="ce742">
            <text:p>Carreira:</text:p>
          </table:table-cell>
          <table:covered-table-cell/>
          <table:table-cell office:value-type="float" office:value="156" table:style-name="ce744">
            <text:p>156</text:p>
          </table:table-cell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4" table:style-name="ce618"/>
          <table:table-cell office:value-type="string" table:number-columns-spanned="2" table:number-rows-spanned="1" table:style-name="ce742">
            <text:p>Temporário(Com Excedentes):</text:p>
          </table:table-cell>
          <table:covered-table-cell/>
          <table:table-cell office:value-type="float" office:value="142" table:style-name="ce745">
            <text:p>142</text:p>
          </table:table-cell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4" table:style-name="ce618"/>
          <table:table-cell office:value-type="string" table:number-columns-spanned="2" table:number-rows-spanned="1" table:style-name="ce742">
            <text:p>Agregado:</text:p>
          </table:table-cell>
          <table:covered-table-cell/>
          <table:table-cell office:value-type="float" office:value="0" table:style-name="ce745">
            <text:p>0</text:p>
          </table:table-cell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4" table:style-name="ce618"/>
          <table:table-cell office:value-type="string" table:number-columns-spanned="2" table:number-rows-spanned="1" table:style-name="ce742">
            <text:p>Adido:</text:p>
          </table:table-cell>
          <table:covered-table-cell/>
          <table:table-cell office:value-type="float" office:value="1" table:style-name="ce746">
            <text:p>1</text:p>
          </table:table-cell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4" table:style-name="ce618"/>
          <table:table-cell office:value-type="string" table:number-columns-spanned="2" table:number-rows-spanned="1" table:style-name="ce742">
            <text:p>Reintegrado:</text:p>
          </table:table-cell>
          <table:covered-table-cell/>
          <table:table-cell office:value-type="float" office:value="4" table:style-name="ce747">
            <text:p>4</text:p>
          </table:table-cell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4" table:style-name="ce618"/>
          <table:table-cell office:value-type="string" table:number-columns-spanned="2" table:number-rows-spanned="1" table:style-name="ce742">
            <text:p>Excedente:</text:p>
          </table:table-cell>
          <table:covered-table-cell/>
          <table:table-cell office:value-type="float" office:value="19" table:style-name="ce748">
            <text:p>19</text:p>
          </table:table-cell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4" table:style-name="ce618"/>
          <table:table-cell office:value-type="string" table:number-columns-spanned="2" table:number-rows-spanned="1" table:style-name="ce742">
            <text:p>TOTAL OF TMPR</text:p>
          </table:table-cell>
          <table:covered-table-cell/>
          <table:table-cell office:value-type="float" office:value="143" table:style-name="ce749">
            <text:p>143</text:p>
          </table:table-cell>
          <table:table-cell table:number-columns-repeated="16371"/>
        </table:table-row>
        <table:table-row table:style-name="ro12">
          <table:table-cell table:style-name="ce633"/>
          <table:table-cell table:style-name="ce635"/>
          <table:table-cell table:number-columns-repeated="4" table:style-name="ce636"/>
          <table:table-cell table:number-columns-repeated="4" table:style-name="ce618"/>
          <table:table-cell office:value-type="string" table:number-columns-spanned="2" table:number-rows-spanned="1" table:style-name="ce742">
            <text:p>FOLGA NO TETO</text:p>
          </table:table-cell>
          <table:covered-table-cell/>
          <table:table-cell office:value-type="float" office:value="26" table:style-name="ce623">
            <text:p>26</text:p>
          </table:table-cell>
          <table:table-cell table:number-columns-repeated="16371"/>
        </table:table-row>
        <table:table-row table:style-name="ro12">
          <table:table-cell table:style-name="ce633"/>
          <table:table-cell table:number-columns-repeated="12" table:style-name="ce634"/>
          <table:table-cell table:number-columns-repeated="16371"/>
        </table:table-row>
        <table:table-row table:style-name="ro12">
          <table:table-cell office:value-type="string" table:style-name="ce619">
            <text:p>d. Aspirantes-a-Oficial que se encontram realizando o EIPOT na própria RM:</text:p>
          </table:table-cell>
          <table:table-cell table:number-columns-repeated="12" table:style-name="ce618"/>
          <table:table-cell table:number-columns-repeated="16371"/>
        </table:table-row>
        <table:table-row table:style-name="ro12">
          <table:table-cell office:value-type="string" table:number-columns-spanned="1" table:number-rows-spanned="2" table:style-name="ce645">
            <text:p>ASP OF</text:p>
          </table:table-cell>
          <table:table-cell office:value-type="string" table:number-columns-spanned="12" table:number-rows-spanned="1" table:style-name="ce646">
            <text:p>OCT/OIT</text:p>
          </table:table-cell>
          <table:covered-table-cell table:number-columns-repeated="11"/>
          <table:table-cell table:number-columns-repeated="16371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QQ Arma</text:p>
          </table:table-cell>
          <table:table-cell office:value-type="string" table:style-name="ce620">
            <text:p>QQ A/QMB</text:p>
          </table:table-cell>
          <table:table-cell office:value-type="string" table:style-name="ce620">
            <text:p>QQ AQS</text:p>
          </table:table-cell>
          <table:table-cell office:value-type="string" table:style-name="ce620">
            <text:p>Int MB</text:p>
          </table:table-cell>
          <table:table-cell office:value-type="string" table:style-name="ce620">
            <text:p>TOTAL</text:p>
          </table:table-cell>
          <table:table-cell table:number-columns-repeated="16371"/>
        </table:table-row>
        <table:table-row table:style-name="ro12">
          <table:table-cell office:value-type="string" table:style-name="ce623">
            <text:p>QTD</text:p>
          </table:table-cell>
          <table:table-cell office:value-type="float" office:value="9" table:style-name="ce624">
            <text:p>9</text:p>
          </table:table-cell>
          <table:table-cell office:value-type="float" office:value="3" table:style-name="ce624">
            <text:p>3</text:p>
          </table:table-cell>
          <table:table-cell office:value-type="float" office:value="1" table:style-name="ce624">
            <text:p>1</text:p>
          </table:table-cell>
          <table:table-cell office:value-type="float" office:value="2" table:style-name="ce624">
            <text:p>2</text:p>
          </table:table-cell>
          <table:table-cell office:value-type="float" office:value="1" table:style-name="ce624">
            <text:p>1</text:p>
          </table:table-cell>
          <table:table-cell office:value-type="float" office:value="1" table:style-name="ce624">
            <text:p>1</text:p>
          </table:table-cell>
          <table:table-cell office:value-type="float" office:value="4" table:style-name="ce624">
            <text:p>4</text:p>
          </table:table-cell>
          <table:table-cell office:value-type="float" office:value="0" table:style-name="ce624">
            <text:p>0</text:p>
          </table:table-cell>
          <table:table-cell office:value-type="float" office:value="0" table:style-name="ce624">
            <text:p>0</text:p>
          </table:table-cell>
          <table:table-cell office:value-type="float" office:value="0" table:style-name="ce624">
            <text:p>0</text:p>
          </table:table-cell>
          <table:table-cell office:value-type="float" office:value="0" table:style-name="ce624">
            <text:p>0</text:p>
          </table:table-cell>
          <table:table-cell office:value-type="float" office:value="21" table:style-name="ce625">
            <text:p>21</text:p>
          </table:table-cell>
          <table:table-cell table:number-columns-repeated="16371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9" table:style-name="ce629">
            <text:p>9</text:p>
          </table:table-cell>
          <table:table-cell office:value-type="float" office:value="3" table:style-name="ce629">
            <text:p>3</text:p>
          </table:table-cell>
          <table:table-cell office:value-type="float" office:value="1" table:style-name="ce629">
            <text:p>1</text:p>
          </table:table-cell>
          <table:table-cell office:value-type="float" office:value="2" table:style-name="ce629">
            <text:p>2</text:p>
          </table:table-cell>
          <table:table-cell office:value-type="float" office:value="1" table:style-name="ce629">
            <text:p>1</text:p>
          </table:table-cell>
          <table:table-cell office:value-type="float" office:value="1" table:style-name="ce629">
            <text:p>1</text:p>
          </table:table-cell>
          <table:table-cell office:value-type="float" office:value="4" table:style-name="ce629">
            <text:p>4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21" table:style-name="ce629">
            <text:p>21</text:p>
          </table:table-cell>
          <table:table-cell table:number-columns-repeated="16371"/>
        </table:table-row>
        <table:table-row table:style-name="ro12">
          <table:table-cell table:style-name="ce633"/>
          <table:table-cell table:number-columns-repeated="12" table:style-name="ce634"/>
          <table:table-cell table:number-columns-repeated="16371"/>
        </table:table-row>
        <table:table-row table:style-name="ro12">
          <table:table-cell office:value-type="string" table:style-name="ce750">
            <text:p>e. Licenciamento de Militares</text:p>
          </table:table-cell>
          <table:table-cell table:number-columns-repeated="12" table:style-name="ce634"/>
          <table:table-cell table:number-columns-repeated="16371"/>
        </table:table-row>
        <table:table-row table:style-name="ro12">
          <table:table-cell office:value-type="string" table:number-columns-spanned="1" table:number-rows-spanned="2" table:style-name="ce642">
            <text:p>OM</text:p>
          </table:table-cell>
          <table:table-cell office:value-type="string" table:number-columns-spanned="12" table:number-rows-spanned="1" table:style-name="ce642">
            <text:p>OCT/OIT</text:p>
          </table:table-cell>
          <table:covered-table-cell table:number-columns-repeated="11"/>
          <table:table-cell table:number-columns-repeated="16371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QQ Arma</text:p>
          </table:table-cell>
          <table:table-cell office:value-type="string" table:style-name="ce620">
            <text:p>QQ A/QMB</text:p>
          </table:table-cell>
          <table:table-cell office:value-type="string" table:style-name="ce620">
            <text:p>QQ AQS</text:p>
          </table:table-cell>
          <table:table-cell office:value-type="string" table:style-name="ce620">
            <text:p>Int MB</text:p>
          </table:table-cell>
          <table:table-cell office:value-type="string" table:style-name="ce620">
            <text:p>TOTAL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14° BI MTZ</text:p>
          </table:table-cell>
          <table:table-cell office:value-type="float" office:value="3" table:style-name="ce620">
            <text:p>3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3" table:style-name="ce620">
            <text:p>3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15° BI MTZ</text:p>
          </table:table-cell>
          <table:table-cell office:value-type="float" office:value="3" table:style-name="ce620">
            <text:p>3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3" table:style-name="ce620">
            <text:p>3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16° BI MTZ</text:p>
          </table:table-cell>
          <table:table-cell office:value-type="float" office:value="1" table:style-name="ce620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59° BI MTZ</text:p>
          </table:table-cell>
          <table:table-cell office:value-type="float" office:value="2" table:style-name="ce620">
            <text:p>2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2" table:style-name="ce620">
            <text:p>2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72° BI MTZ</text:p>
          </table:table-cell>
          <table:table-cell office:value-type="float" office:value="2" table:style-name="ce620">
            <text:p>2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2" table:style-name="ce620">
            <text:p>2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2ª CIA GD</text:p>
          </table:table-cell>
          <table:table-cell office:value-type="float" office:value="1" table:style-name="ce620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Cia Cmdo/10ª Bda</text:p>
          </table:table-cell>
          <table:table-cell office:value-type="float" office:value="1" table:style-name="ce620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16° RC MEC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7° BEC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751">
            <text:p>-</text:p>
          </table:table-cell>
          <table:table-cell office:value-type="float" office:value="2" table:style-name="ce620">
            <text:p>2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2" table:style-name="ce620">
            <text:p>2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7° DSUP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1 (ENG)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2" table:style-name="ce620">
            <text:p>2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Cia Cmdo/1° Gpt E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1(Exced)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1 (ENG)</text:p>
          </table:table-cell>
          <table:table-cell office:value-type="string" table:style-name="ce751">
            <text:p>-</text:p>
          </table:table-cell>
          <table:table-cell office:value-type="float" office:value="2" table:style-name="ce620">
            <text:p>2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4° B COM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1 (Exced)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52">
            <text:p>Pq R Mnt/7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1 (Exced)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Cia Cmdo/7ª Bda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Cmdo CMNE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13" table:style-name="ce629">
            <text:p>13</text:p>
          </table:table-cell>
          <table:table-cell office:value-type="float" office:value="1" table:style-name="ce629">
            <text:p>1</text:p>
          </table:table-cell>
          <table:table-cell office:value-type="float" office:value="0" table:style-name="ce629">
            <text:p>0</text:p>
          </table:table-cell>
          <table:table-cell office:value-type="float" office:value="3" table:style-name="ce629">
            <text:p>3</text:p>
          </table:table-cell>
          <table:table-cell office:value-type="float" office:value="1" table:style-name="ce629">
            <text:p>1</text:p>
          </table:table-cell>
          <table:table-cell office:value-type="float" office:value="1" table:style-name="ce629">
            <text:p>1</text:p>
          </table:table-cell>
          <table:table-cell office:value-type="float" office:value="3" table:style-name="ce629">
            <text:p>3</text:p>
          </table:table-cell>
          <table:table-cell office:value-type="float" office:value="0" table:style-name="ce629">
            <text:p>0</text:p>
          </table:table-cell>
          <table:table-cell office:value-type="float" office:value="1" table:style-name="ce629">
            <text:p>1</text:p>
          </table:table-cell>
          <table:table-cell office:value-type="float" office:value="1" table:style-name="ce629">
            <text:p>1</text:p>
          </table:table-cell>
          <table:table-cell office:value-type="float" office:value="0" table:style-name="ce629">
            <text:p>0</text:p>
          </table:table-cell>
          <table:table-cell office:value-type="float" office:value="24" table:style-name="ce629">
            <text:p>24</text:p>
          </table:table-cell>
          <table:table-cell table:number-columns-repeated="16371"/>
        </table:table-row>
        <table:table-row table:style-name="ro12">
          <table:table-cell table:style-name="ce619"/>
          <table:table-cell table:style-name="ce635"/>
          <table:table-cell table:number-columns-repeated="4" table:style-name="ce636"/>
          <table:table-cell table:number-columns-repeated="7" table:style-name="ce618"/>
          <table:table-cell table:number-columns-repeated="16371"/>
        </table:table-row>
        <table:table-row table:style-name="ro15">
          <table:table-cell office:value-type="string" table:number-columns-spanned="9" table:number-rows-spanned="1" table:style-name="ce738">
            <text:p>e. Claro vago por OM após licenciamento</text:p>
          </table:table-cell>
          <table:covered-table-cell table:number-columns-repeated="8"/>
          <table:table-cell table:number-columns-repeated="4" table:style-name="ce739"/>
          <table:table-cell table:number-columns-repeated="16371"/>
        </table:table-row>
        <table:table-row table:style-name="ro12">
          <table:table-cell office:value-type="string" table:number-columns-spanned="1" table:number-rows-spanned="2" table:style-name="ce642">
            <text:p>OM</text:p>
          </table:table-cell>
          <table:table-cell office:value-type="string" table:number-columns-spanned="12" table:number-rows-spanned="1" table:style-name="ce642">
            <text:p>OCT/OIT</text:p>
          </table:table-cell>
          <table:covered-table-cell table:number-columns-repeated="11"/>
          <table:table-cell table:number-columns-repeated="16371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QQ Arma</text:p>
          </table:table-cell>
          <table:table-cell office:value-type="string" table:style-name="ce620">
            <text:p>QQ A/QMB</text:p>
          </table:table-cell>
          <table:table-cell office:value-type="string" table:style-name="ce620">
            <text:p>QQ AQS</text:p>
          </table:table-cell>
          <table:table-cell office:value-type="string" table:style-name="ce620">
            <text:p>Int MB</text:p>
          </table:table-cell>
          <table:table-cell office:value-type="string" table:style-name="ce620">
            <text:p>TOTAL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14° BI MTZ</text:p>
          </table:table-cell>
          <table:table-cell office:value-type="float" office:value="5" table:style-name="ce751">
            <text:p>5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5" table:style-name="ce620">
            <text:p>5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15° BI MTZ</text:p>
          </table:table-cell>
          <table:table-cell office:value-type="float" office:value="4" table:style-name="ce751">
            <text:p>4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4" table:style-name="ce620">
            <text:p>4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16° BI MTZ</text:p>
          </table:table-cell>
          <table:table-cell office:value-type="float" office:value="1" table:style-name="ce751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59° BI MTZ</text:p>
          </table:table-cell>
          <table:table-cell office:value-type="float" office:value="2" table:style-name="ce751">
            <text:p>2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2" table:style-name="ce620">
            <text:p>2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71° BI MTZ</text:p>
          </table:table-cell>
          <table:table-cell office:value-type="float" office:value="2" table:style-name="ce751">
            <text:p>2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2" table:style-name="ce620">
            <text:p>2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72° BI MTZ</text:p>
          </table:table-cell>
          <table:table-cell office:value-type="float" office:value="4" table:style-name="ce751">
            <text:p>4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751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751">
            <text:p>1</text:p>
          </table:table-cell>
          <table:table-cell office:value-type="string" table:style-name="ce620">
            <text:p>-</text:p>
          </table:table-cell>
          <table:table-cell office:value-type="float" office:value="6" table:style-name="ce620">
            <text:p>6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2ª CIA GD</text:p>
          </table:table-cell>
          <table:table-cell office:value-type="float" office:value="1" table:style-name="ce751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Cia Cmdo/10ª Bda</text:p>
          </table:table-cell>
          <table:table-cell office:value-type="float" office:value="1" table:style-name="ce751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16° RC MEC</text:p>
          </table:table-cell>
          <table:table-cell office:value-type="string" table:style-name="ce751">
            <text:p>-</text:p>
          </table:table-cell>
          <table:table-cell office:value-type="float" office:value="2" table:style-name="ce751">
            <text:p>2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2" table:style-name="ce620">
            <text:p>2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17° GAC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751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751">
            <text:p>-</text:p>
          </table:table-cell>
          <table:table-cell table:style-name="ce620"/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7° BEC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2" table:style-name="ce751">
            <text:p>2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751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3" table:style-name="ce620">
            <text:p>3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7° DSUP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623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Cia Cmdo/1° Gpt E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Cia Cmdo/7ª Bda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751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Cia Cmdo/CMNE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Cmdo 7ª RM-7ª DE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751">
            <text:p>1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Cmdo CMNE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string" table:style-name="ce751">
            <text:p>-</text:p>
          </table:table-cell>
          <table:table-cell office:value-type="float" office:value="1" table:style-name="ce751">
            <text:p>1</text:p>
          </table:table-cell>
          <table:table-cell office:value-type="string" table:style-name="ce751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1" table:style-name="ce620">
            <text:p>1</text:p>
          </table:table-cell>
          <table:table-cell table:number-columns-repeated="16371"/>
        </table:table-row>
        <table:table-row table:style-name="ro12">
          <table:table-cell office:value-type="string" table:style-name="ce623">
            <text:p>TOTAL</text:p>
          </table:table-cell>
          <table:table-cell office:value-type="float" office:value="20" table:style-name="ce629">
            <text:p>20</text:p>
          </table:table-cell>
          <table:table-cell office:value-type="float" office:value="2" table:style-name="ce629">
            <text:p>2</text:p>
          </table:table-cell>
          <table:table-cell office:value-type="float" office:value="1" table:style-name="ce629">
            <text:p>1</text:p>
          </table:table-cell>
          <table:table-cell office:value-type="float" office:value="2" table:style-name="ce629">
            <text:p>2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4" table:style-name="ce629">
            <text:p>4</text:p>
          </table:table-cell>
          <table:table-cell office:value-type="float" office:value="0" table:style-name="ce629">
            <text:p>0</text:p>
          </table:table-cell>
          <table:table-cell office:value-type="float" office:value="2" table:style-name="ce629">
            <text:p>2</text:p>
          </table:table-cell>
          <table:table-cell office:value-type="float" office:value="3" table:style-name="ce629">
            <text:p>3</text:p>
          </table:table-cell>
          <table:table-cell office:value-type="float" office:value="0" table:style-name="ce629">
            <text:p>0</text:p>
          </table:table-cell>
          <table:table-cell office:value-type="float" office:value="34" table:style-name="ce629">
            <text:p>34</text:p>
          </table:table-cell>
          <table:table-cell table:number-columns-repeated="16371"/>
        </table:table-row>
        <table:table-row table:number-rows-repeated="2" table:style-name="ro10">
          <table:table-cell table:style-name="ce753"/>
          <table:table-cell table:number-columns-repeated="16383" table:style-name="ce737"/>
        </table:table-row>
        <table:table-row table:style-name="ro12">
          <table:table-cell office:value-type="string" table:style-name="ce754">
            <text:p>f. Claro Vago X Asp Of Realizando EIPOT</text:p>
          </table:table-cell>
          <table:table-cell table:number-columns-repeated="16383" table:style-name="ce737"/>
        </table:table-row>
        <table:table-row table:style-name="ro16">
          <table:table-cell office:value-type="string" table:number-columns-spanned="1" table:number-rows-spanned="2" table:style-name="ce642">
            <text:p>OFICIAIS/ASP OF</text:p>
          </table:table-cell>
          <table:table-cell office:value-type="string" table:number-columns-spanned="12" table:number-rows-spanned="1" table:style-name="ce642">
            <text:p>OCT/OIT</text:p>
          </table:table-cell>
          <table:covered-table-cell table:number-columns-repeated="11"/>
          <table:table-cell table:number-columns-repeated="16371"/>
        </table:table-row>
        <table:table-row table:style-name="ro12">
          <table:covered-table-cell/>
          <table:table-cell office:value-type="string" table:style-name="ce620">
            <text:p>INF</text:p>
          </table:table-cell>
          <table:table-cell office:value-type="string" table:style-name="ce620">
            <text:p>CAV</text:p>
          </table:table-cell>
          <table:table-cell office:value-type="string" table:style-name="ce620">
            <text:p>ART</text:p>
          </table:table-cell>
          <table:table-cell office:value-type="string" table:style-name="ce620">
            <text:p>ENG</text:p>
          </table:table-cell>
          <table:table-cell office:value-type="string" table:style-name="ce620">
            <text:p>COM</text:p>
          </table:table-cell>
          <table:table-cell office:value-type="string" table:style-name="ce620">
            <text:p>MB</text:p>
          </table:table-cell>
          <table:table-cell office:value-type="string" table:style-name="ce620">
            <text:p>INT</text:p>
          </table:table-cell>
          <table:table-cell office:value-type="string" table:style-name="ce620">
            <text:p>QQ Arma</text:p>
          </table:table-cell>
          <table:table-cell office:value-type="string" table:style-name="ce620">
            <text:p>QQ A/QMB</text:p>
          </table:table-cell>
          <table:table-cell office:value-type="string" table:style-name="ce620">
            <text:p>QQ AQS</text:p>
          </table:table-cell>
          <table:table-cell office:value-type="string" table:style-name="ce620">
            <text:p>Int MB</text:p>
          </table:table-cell>
          <table:table-cell office:value-type="string" table:style-name="ce620">
            <text:p>TOTAL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SAÍDA</text:p>
          </table:table-cell>
          <table:table-cell office:value-type="float" office:value="13" table:style-name="ce620">
            <text:p>13</text:p>
          </table:table-cell>
          <table:table-cell office:value-type="float" office:value="1" table:style-name="ce620">
            <text:p>1</text:p>
          </table:table-cell>
          <table:table-cell office:value-type="float" office:value="0" table:style-name="ce620">
            <text:p>0</text:p>
          </table:table-cell>
          <table:table-cell office:value-type="string" table:style-name="ce620">
            <text:p>3 (a)</text:p>
          </table:table-cell>
          <table:table-cell office:value-type="string" table:style-name="ce620">
            <text:p>1(b)</text:p>
          </table:table-cell>
          <table:table-cell office:value-type="string" table:style-name="ce620">
            <text:p>1(c)</text:p>
          </table:table-cell>
          <table:table-cell office:value-type="float" office:value="3" table:style-name="ce620">
            <text:p>3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1(d)</text:p>
          </table:table-cell>
          <table:table-cell office:value-type="string" table:style-name="ce620">
            <text:p>1(e)</text:p>
          </table:table-cell>
          <table:table-cell office:value-type="string" table:style-name="ce620">
            <text:p>-</text:p>
          </table:table-cell>
          <table:table-cell office:value-type="float" office:value="24" table:style-name="ce620">
            <text:p>24</text:p>
          </table:table-cell>
          <table:table-cell table:number-columns-repeated="16371"/>
        </table:table-row>
        <table:table-row table:style-name="ro10">
          <table:table-cell table:number-columns-spanned="13" table:number-rows-spanned="1" table:style-name="ce755"/>
          <table:covered-table-cell table:number-columns-repeated="12"/>
          <table:table-cell table:number-columns-repeated="16371"/>
        </table:table-row>
        <table:table-row table:style-name="ro12">
          <table:table-cell office:value-type="string" table:style-name="ce740">
            <text:p>CLARO VAGO</text:p>
          </table:table-cell>
          <table:table-cell office:value-type="float" office:value="18" table:style-name="ce629">
            <text:p>18</text:p>
          </table:table-cell>
          <table:table-cell office:value-type="float" office:value="2" table:style-name="ce629">
            <text:p>2</text:p>
          </table:table-cell>
          <table:table-cell office:value-type="float" office:value="1" table:style-name="ce629">
            <text:p>1</text:p>
          </table:table-cell>
          <table:table-cell office:value-type="float" office:value="2" table:style-name="ce629">
            <text:p>2</text:p>
          </table:table-cell>
          <table:table-cell office:value-type="float" office:value="0" table:style-name="ce629">
            <text:p>0</text:p>
          </table:table-cell>
          <table:table-cell office:value-type="float" office:value="0" table:style-name="ce629">
            <text:p>0</text:p>
          </table:table-cell>
          <table:table-cell office:value-type="float" office:value="4" table:style-name="ce629">
            <text:p>4</text:p>
          </table:table-cell>
          <table:table-cell office:value-type="string" table:style-name="ce629">
            <text:p>-</text:p>
          </table:table-cell>
          <table:table-cell office:value-type="float" office:value="2" table:style-name="ce629">
            <text:p>2</text:p>
          </table:table-cell>
          <table:table-cell office:value-type="float" office:value="2" table:style-name="ce629">
            <text:p>2</text:p>
          </table:table-cell>
          <table:table-cell office:value-type="string" table:style-name="ce629">
            <text:p>-</text:p>
          </table:table-cell>
          <table:table-cell office:value-type="float" office:value="31" table:style-name="ce629">
            <text:p>3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EIPOT</text:p>
          </table:table-cell>
          <table:table-cell office:value-type="float" office:value="9" table:style-name="ce624">
            <text:p>9</text:p>
          </table:table-cell>
          <table:table-cell office:value-type="float" office:value="3" table:style-name="ce624">
            <text:p>3</text:p>
          </table:table-cell>
          <table:table-cell office:value-type="float" office:value="1" table:style-name="ce624">
            <text:p>1</text:p>
          </table:table-cell>
          <table:table-cell office:value-type="float" office:value="2" table:style-name="ce624">
            <text:p>2</text:p>
          </table:table-cell>
          <table:table-cell office:value-type="float" office:value="1" table:style-name="ce624">
            <text:p>1</text:p>
          </table:table-cell>
          <table:table-cell office:value-type="float" office:value="1" table:style-name="ce624">
            <text:p>1</text:p>
          </table:table-cell>
          <table:table-cell office:value-type="float" office:value="4" table:style-name="ce624">
            <text:p>4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string" table:style-name="ce620">
            <text:p>-</text:p>
          </table:table-cell>
          <table:table-cell office:value-type="float" office:value="21" table:style-name="ce620">
            <text:p>21</text:p>
          </table:table-cell>
          <table:table-cell table:number-columns-repeated="16371"/>
        </table:table-row>
        <table:table-row table:style-name="ro12">
          <table:table-cell office:value-type="string" table:style-name="ce740">
            <text:p>CONVOCA</text:p>
          </table:table-cell>
          <table:table-cell office:value-type="float" office:value="9" table:style-name="ce620">
            <text:p>9</text:p>
          </table:table-cell>
          <table:table-cell office:value-type="float" office:value="2" table:style-name="ce620">
            <text:p>2</text:p>
          </table:table-cell>
          <table:table-cell office:value-type="float" office:value="1" table:style-name="ce620">
            <text:p>1</text:p>
          </table:table-cell>
          <table:table-cell office:value-type="float" office:value="2" table:style-name="ce620">
            <text:p>2</text:p>
          </table:table-cell>
          <table:table-cell table:number-columns-repeated="2" table:style-name="ce620"/>
          <table:table-cell office:value-type="float" office:value="4" table:style-name="ce620">
            <text:p>4</text:p>
          </table:table-cell>
          <table:table-cell office:value-type="string" table:style-name="ce620">
            <text:p>-</text:p>
          </table:table-cell>
          <table:table-cell table:number-columns-repeated="2" table:style-name="ce620"/>
          <table:table-cell office:value-type="string" table:style-name="ce620">
            <text:p>-</text:p>
          </table:table-cell>
          <table:table-cell table:style-name="ce620"/>
          <table:table-cell table:number-columns-repeated="16371"/>
        </table:table-row>
        <table:table-row table:style-name="ro12">
          <table:table-cell office:value-type="string" table:style-name="ce740">
            <text:p>NÃO CONVOCA</text:p>
          </table:table-cell>
          <table:table-cell office:value-type="float" office:value="0" table:style-name="ce620">
            <text:p>0</text:p>
          </table:table-cell>
          <table:table-cell office:value-type="float" office:value="1" table:style-name="ce620">
            <text:p>1</text:p>
          </table:table-cell>
          <table:table-cell office:value-type="float" office:value="0" table:style-name="ce620">
            <text:p>0</text:p>
          </table:table-cell>
          <table:table-cell office:value-type="float" office:value="0" table:style-name="ce620">
            <text:p>0</text:p>
          </table:table-cell>
          <table:table-cell table:number-columns-repeated="2" table:style-name="ce620"/>
          <table:table-cell office:value-type="float" office:value="0" table:style-name="ce620">
            <text:p>0</text:p>
          </table:table-cell>
          <table:table-cell office:value-type="string" table:style-name="ce620">
            <text:p>-</text:p>
          </table:table-cell>
          <table:table-cell table:number-columns-repeated="2" table:style-name="ce620"/>
          <table:table-cell office:value-type="string" table:style-name="ce620">
            <text:p>-</text:p>
          </table:table-cell>
          <table:table-cell table:style-name="ce620"/>
          <table:table-cell table:number-columns-repeated="16371"/>
        </table:table-row>
        <table:table-row table:style-name="ro12">
          <table:table-cell office:value-type="string" table:style-name="ce737">
            <text:p>(a) 01 Extra-QCP</text:p>
          </table:table-cell>
          <table:table-cell table:number-columns-repeated="7" table:style-name="ce737"/>
          <table:table-cell table:number-columns-repeated="5" table:style-name="ce633"/>
          <table:table-cell table:number-columns-repeated="16371"/>
        </table:table-row>
        <table:table-row table:style-name="ro10">
          <table:table-cell office:value-type="string" table:style-name="ce737">
            <text:p>(b) 01 Extra-QCP</text:p>
          </table:table-cell>
          <table:table-cell table:number-columns-repeated="16383" table:style-name="ce737"/>
        </table:table-row>
        <table:table-row table:style-name="ro10">
          <table:table-cell office:value-type="string" table:style-name="ce737">
            <text:p>( c) sendo 01 Extra-QCP</text:p>
          </table:table-cell>
          <table:table-cell table:number-columns-repeated="16383" table:style-name="ce737"/>
        </table:table-row>
        <table:table-row table:style-name="ro10">
          <table:table-cell office:value-type="string" table:style-name="ce737">
            <text:p>(d) 01 Claro Eng</text:p>
          </table:table-cell>
          <table:table-cell table:number-columns-repeated="16383" table:style-name="ce737"/>
        </table:table-row>
        <table:table-row table:style-name="ro10">
          <table:table-cell office:value-type="string" table:style-name="ce737">
            <text:p>(e) 01 Claro Eng</text:p>
          </table:table-cell>
          <table:table-cell table:number-columns-repeated="16383" table:style-name="ce737"/>
        </table:table-row>
        <table:table-row table:number-rows-repeated="1048475" table:style-name="ro10">
          <table:table-cell table:number-columns-repeated="16384"/>
        </table:table-row>
      </table:table>
      <table:table table:name="licenciados" table:style-name="ta5">
        <table:table-column table:style-name="co27" table:number-columns-repeated="5" table:default-cell-style-name="ce1"/>
        <table:table-column table:style-name="co35" table:default-cell-style-name="ce1"/>
        <table:table-column table:style-name="co27" table:number-columns-repeated="2" table:default-cell-style-name="ce1"/>
        <table:table-column table:style-name="co36" table:default-cell-style-name="ce1"/>
        <table:table-column table:style-name="co27" table:number-columns-repeated="7" table:default-cell-style-name="ce1"/>
        <table:table-column table:style-name="co37" table:default-cell-style-name="ce1"/>
        <table:table-column table:style-name="co27" table:number-columns-repeated="1007" table:default-cell-style-name="ce1"/>
        <table:table-column table:style-name="co19" table:number-columns-repeated="15360" table:default-cell-style-name="ce1"/>
        <table:table-row table:style-name="ro5">
          <table:table-cell office:value-type="string" table:style-name="ce651">
            <text:p>14º BI Mtz</text:p>
          </table:table-cell>
          <table:table-cell office:value-type="string" table:style-name="ce652">
            <text:p>Jaboatão dos Guararapes</text:p>
          </table:table-cell>
          <table:table-cell office:value-type="string" table:style-name="ce653">
            <text:p>PE</text:p>
          </table:table-cell>
          <table:table-cell office:value-type="string" table:style-name="ce654">
            <text:p>1º Ten</text:p>
          </table:table-cell>
          <table:table-cell office:value-type="string" table:style-name="ce655">
            <text:p>Temporário</text:p>
          </table:table-cell>
          <table:table-cell office:value-type="string" table:style-name="ce656">
            <office:annotation draw:style-name="a5" svg:x="8.41666666666667in" svg:y="0in" svg:width="1.16666666666667in" svg:height="0.197916666666667in">
              <dc:creator/>
              <text:p><text:span text:style-name="T11">8° ANO</text:span></text:p>
            </office:annotation>
            <text:p>DIEGO<text:s/><text:span text:style-name="T19">CORDEIRO</text:span><text:span text:style-name="T11"><text:s/>ROCHA</text:span>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6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56">
            <text:p>Previsão de licenciamento</text:p>
          </table:table-cell>
          <table:table-cell office:value-type="string" table:style-name="ce658">
            <text:p>333 253 128 02</text:p>
          </table:table-cell>
          <table:table-cell office:value-type="string" table:style-name="ce658">
            <text:p>0700073455</text:p>
          </table:table-cell>
          <table:table-cell office:value-type="string" table:style-name="ce659">
            <text:p>16/Jun/1985</text:p>
          </table:table-cell>
          <table:table-cell office:value-type="string" table:style-name="ce659">
            <text:p>03/Dez/2004</text:p>
          </table:table-cell>
          <table:table-cell office:value-type="string" table:style-name="ce659">
            <text:p>31/Ago/2005</text:p>
          </table:table-cell>
          <table:table-cell office:value-type="string" table:style-name="ce659">
            <text:p>31/Ago/2008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27d</text:p>
          </table:table-cell>
          <table:table-cell office:value-type="date" office:date-value="2005-06-23T00:00:00" table:style-name="ce659">
            <text:p>23 Jun 2005</text:p>
          </table:table-cell>
          <table:table-cell office:value-type="date" office:date-value="2011-06-23T00:00:00" table:style-name="ce659">
            <text:p>23 Jun 2011</text:p>
          </table:table-cell>
          <table:table-cell office:value-type="date" office:date-value="2012-06-22T00:00:00" table:style-name="ce659">
            <text:p>22 Jun 2012</text:p>
          </table:table-cell>
          <table:table-cell office:value-type="string" table:style-name="ce655">
            <text:p>07a 07m 11d</text:p>
          </table:table-cell>
          <table:table-cell office:value-type="string" table:style-name="ce655">
            <text:p>Último ano</text:p>
          </table:table-cell>
          <table:table-cell table:style-name="ce10"/>
          <table:table-cell office:value-type="string" table:style-name="ce50">
            <text:p>Inf</text:p>
          </table:table-cell>
          <table:table-cell table:number-columns-repeated="16358"/>
        </table:table-row>
        <table:table-row table:style-name="ro5">
          <table:table-cell office:value-type="string" table:style-name="ce651">
            <text:p>14º BI Mtz</text:p>
          </table:table-cell>
          <table:table-cell office:value-type="string" table:style-name="ce661">
            <text:p>Jaboatão dos Guararapes</text:p>
          </table:table-cell>
          <table:table-cell office:value-type="string" table:style-name="ce653">
            <text:p>PE</text:p>
          </table:table-cell>
          <table:table-cell office:value-type="string" table:style-name="ce654">
            <text:p>1º Ten</text:p>
          </table:table-cell>
          <table:table-cell office:value-type="string" table:style-name="ce654">
            <text:p>Temporário</text:p>
          </table:table-cell>
          <table:table-cell office:value-type="string" table:style-name="ce656">
            <office:annotation draw:style-name="a6" svg:x="8.41666666666667in" svg:y="0.0104166666666667in" svg:width="1.16666666666667in" svg:height="0.78125in">
              <dc:creator/>
              <text:p><text:span text:style-name="T11">Previsão de licenciamento DIEx n° 074-S1.5/14° BI Mtz, de 08 maio 12</text:span></text:p>
            </office:annotation>
            <text:p>PAULO FERNANDO ALVES DE LIMA JUNIOR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6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62">
            <text:p>Previsão de licenciamento</text:p>
          </table:table-cell>
          <table:table-cell office:value-type="string" table:style-name="ce658">
            <text:p>072 040 564 50</text:p>
          </table:table-cell>
          <table:table-cell office:value-type="string" table:style-name="ce658">
            <text:p>0700736259</text:p>
          </table:table-cell>
          <table:table-cell office:value-type="string" table:style-name="ce659">
            <text:p>22/Jan/1987</text:p>
          </table:table-cell>
          <table:table-cell office:value-type="date" office:date-value="2007-12-01T00:00:00" table:style-name="ce659">
            <text:p>01 Dec 2007</text:p>
          </table:table-cell>
          <table:table-cell office:value-type="date" office:date-value="2008-08-31T00:00:00" table:style-name="ce659">
            <text:p>31 Aug 2008</text:p>
          </table:table-cell>
          <table:table-cell office:value-type="date" office:date-value="2011-08-31T00:00:00" table:style-name="ce659">
            <text:p>31 Aug 2011</text:p>
          </table:table-cell>
          <table:table-cell office:value-type="string" table:style-name="ce660">
            <text:p>00a 09m 20d</text:p>
          </table:table-cell>
          <table:table-cell office:value-type="string" table:style-name="ce660">
            <text:p>00a 03m 15d</text:p>
          </table:table-cell>
          <table:table-cell office:value-type="date" office:date-value="2008-06-23T00:00:00" table:style-name="ce659">
            <text:p>23 Jun 2008</text:p>
          </table:table-cell>
          <table:table-cell office:value-type="date" office:date-value="2011-06-23T00:00:00" table:style-name="ce659">
            <text:p>23 Jun 2011</text:p>
          </table:table-cell>
          <table:table-cell office:value-type="date" office:date-value="2012-06-22T00:00:00" table:style-name="ce659">
            <text:p>22 Jun 2012</text:p>
          </table:table-cell>
          <table:table-cell office:value-type="string" table:style-name="ce654">
            <text:p>05a 01m 01d</text:p>
          </table:table-cell>
          <table:table-cell table:style-name="ce656"/>
          <table:table-cell table:style-name="ce10"/>
          <table:table-cell table:style-name="ce50"/>
          <table:table-cell table:number-columns-repeated="16358"/>
        </table:table-row>
        <table:table-row table:style-name="ro5">
          <table:table-cell office:value-type="string" table:style-name="ce651">
            <text:p>14º BI Mtz</text:p>
          </table:table-cell>
          <table:table-cell office:value-type="string" table:style-name="ce656">
            <text:p>Jaboatão dos Guararapes</text:p>
          </table:table-cell>
          <table:table-cell office:value-type="string" table:style-name="ce654">
            <text:p>PE</text:p>
          </table:table-cell>
          <table:table-cell office:value-type="string" table:style-name="ce654">
            <text:p>2º Ten</text:p>
          </table:table-cell>
          <table:table-cell office:value-type="string" table:style-name="ce654">
            <text:p>Temporário</text:p>
          </table:table-cell>
          <table:table-cell office:value-type="string" table:style-name="ce651">
            <office:annotation draw:style-name="a7" svg:x="8.41666666666667in" svg:y="0.0104166666666667in" svg:width="1.16666666666667in" svg:height="0.78125in">
              <dc:creator/>
              <text:p><text:span text:style-name="T11">Previsão de licenciamento DIEx n° 074-S1.5/14° BI Mtz, de 08 maio 12</text:span></text:p>
            </office:annotation>
            <text:p>BERNARDO CARVALHO DE MEDEIROS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7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62">
            <text:p>Previsão de licenciamento</text:p>
          </table:table-cell>
          <table:table-cell office:value-type="string" table:style-name="ce658">
            <text:p>075 057 414 38</text:p>
          </table:table-cell>
          <table:table-cell office:value-type="string" table:style-name="ce658">
            <text:p>0702123050</text:p>
          </table:table-cell>
          <table:table-cell office:value-type="string" table:style-name="ce659">
            <text:p>22/Fev/1991</text:p>
          </table:table-cell>
          <table:table-cell office:value-type="string" table:style-name="ce663">
            <text:p>02/Dez/2010</text:p>
          </table:table-cell>
          <table:table-cell office:value-type="string" table:style-name="ce663">
            <text:p>31/Ago/2011</text:p>
          </table:table-cell>
          <table:table-cell office:value-type="string" table:style-name="ce663">
            <text:p>31/Ago/2014</text:p>
          </table:table-cell>
          <table:table-cell office:value-type="string" table:style-name="ce664">
            <text:p>00a 07m 05d</text:p>
          </table:table-cell>
          <table:table-cell office:value-type="string" table:style-name="ce664">
            <text:p>00a 03m 12d</text:p>
          </table:table-cell>
          <table:table-cell office:value-type="string" table:style-name="ce663">
            <text:p>27/Jun/2011</text:p>
          </table:table-cell>
          <table:table-cell office:value-type="string" table:style-name="ce663">
            <text:p>27/Jun/2011</text:p>
          </table:table-cell>
          <table:table-cell office:value-type="string" table:style-name="ce663">
            <text:p>26/Jun/2012</text:p>
          </table:table-cell>
          <table:table-cell office:value-type="string" table:style-name="ce665">
            <text:p>01a 10m 17d</text:p>
          </table:table-cell>
          <table:table-cell table:style-name="ce656"/>
          <table:table-cell table:style-name="ce10"/>
          <table:table-cell table:number-columns-repeated="16359" table:style-name="ce1"/>
        </table:table-row>
        <table:table-row table:style-name="ro5">
          <table:table-cell office:value-type="string" table:style-name="ce651">
            <text:p>15º BI Mtz</text:p>
          </table:table-cell>
          <table:table-cell office:value-type="string" table:style-name="ce661">
            <text:p>João Pessoa</text:p>
          </table:table-cell>
          <table:table-cell office:value-type="string" table:style-name="ce653">
            <text:p>PB</text:p>
          </table:table-cell>
          <table:table-cell office:value-type="string" table:style-name="ce654">
            <text:p>1º Ten</text:p>
          </table:table-cell>
          <table:table-cell office:value-type="string" table:style-name="ce655">
            <text:p>Temporário</text:p>
          </table:table-cell>
          <table:table-cell office:value-type="string" table:style-name="ce651">
            <office:annotation draw:style-name="a8" svg:x="8.41666666666667in" svg:y="0.0416666666666667in" svg:width="1.16666666666667in" svg:height="0.34375in">
              <dc:creator/>
              <text:p><text:span text:style-name="T11">Não chegou pedido</text:span></text:p>
            </office:annotation>
            <text:p>IGOR BANDEIRA NAVARRO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6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56">
            <text:p>Previsão de licenciamento</text:p>
          </table:table-cell>
          <table:table-cell office:value-type="string" table:style-name="ce658">
            <text:p>058 410 064 79</text:p>
          </table:table-cell>
          <table:table-cell office:value-type="string" table:style-name="ce658">
            <text:p>0700143951</text:p>
          </table:table-cell>
          <table:table-cell office:value-type="string" table:style-name="ce659">
            <text:p>10/Abr/1986</text:p>
          </table:table-cell>
          <table:table-cell office:value-type="string" table:style-name="ce659">
            <text:p>02/Dez/2005</text:p>
          </table:table-cell>
          <table:table-cell office:value-type="string" table:style-name="ce659">
            <text:p>31/Ago/2006</text:p>
          </table:table-cell>
          <table:table-cell office:value-type="string" table:style-name="ce659">
            <text:p>31/Ago/2009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18d</text:p>
          </table:table-cell>
          <table:table-cell office:value-type="date" office:date-value="2006-06-23T00:00:00" table:style-name="ce659">
            <text:p>23 Jun 2006</text:p>
          </table:table-cell>
          <table:table-cell office:value-type="date" office:date-value="2011-06-23T00:00:00" table:style-name="ce659">
            <text:p>23 Jun 2011</text:p>
          </table:table-cell>
          <table:table-cell office:value-type="date" office:date-value="2012-06-22T00:00:00" table:style-name="ce659">
            <text:p>22 Jun 2012</text:p>
          </table:table-cell>
          <table:table-cell office:value-type="string" table:style-name="ce654">
            <text:p>06a 07m 02d</text:p>
          </table:table-cell>
          <table:table-cell table:style-name="ce655"/>
          <table:table-cell table:style-name="ce10"/>
          <table:table-cell office:value-type="string" table:style-name="ce50">
            <text:p>Inf</text:p>
          </table:table-cell>
          <table:table-cell table:number-columns-repeated="16358"/>
        </table:table-row>
        <table:table-row table:style-name="ro5">
          <table:table-cell office:value-type="string" table:style-name="ce651">
            <text:p>15º BI Mtz</text:p>
          </table:table-cell>
          <table:table-cell office:value-type="string" table:style-name="ce652">
            <text:p>João Pessoa</text:p>
          </table:table-cell>
          <table:table-cell office:value-type="string" table:style-name="ce653">
            <text:p>PB</text:p>
          </table:table-cell>
          <table:table-cell office:value-type="string" table:style-name="ce654">
            <text:p>1º Ten</text:p>
          </table:table-cell>
          <table:table-cell office:value-type="string" table:style-name="ce655">
            <text:p>Temporário</text:p>
          </table:table-cell>
          <table:table-cell office:value-type="string" table:style-name="ce656">
            <office:annotation draw:style-name="a9" svg:x="8.41666666666667in" svg:y="0.166666666666667in" svg:width="1.16666666666667in" svg:height="0.90625in">
              <dc:creator/>
              <text:p><text:span text:style-name="T11">Por haver gozado mais de 60 dias de LTS E O DIEx n° 070, 25 out 12.</text:span><text:span text:style-name="T11"/></text:p>
              <text:p/>
            </office:annotation>
            <text:p>JOÃO FRANCISCO<text:s/><text:span text:style-name="T19">NASCIMENTO</text:span><text:span text:style-name="T11"><text:s/>JÚNIOR</text:span><text:span text:style-name="T24"><text:s/></text:span><text:span text:style-name="T20">(INCAPAZ B1 LTSP desde Dez 11)</text:span>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6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62">
            <text:p>previsão de licenciamento</text:p>
          </table:table-cell>
          <table:table-cell office:value-type="string" table:style-name="ce658">
            <text:p>009 215 404 26</text:p>
          </table:table-cell>
          <table:table-cell office:value-type="string" table:style-name="ce658">
            <text:p>0700738651</text:p>
          </table:table-cell>
          <table:table-cell office:value-type="string" table:style-name="ce659">
            <text:p>24/Dez/1988</text:p>
          </table:table-cell>
          <table:table-cell office:value-type="date" office:date-value="2007-12-01T00:00:00" table:style-name="ce659">
            <text:p>01 Dec 2007</text:p>
          </table:table-cell>
          <table:table-cell office:value-type="date" office:date-value="2008-08-31T00:00:00" table:style-name="ce659">
            <text:p>31 Aug 2008</text:p>
          </table:table-cell>
          <table:table-cell office:value-type="date" office:date-value="2011-08-31T00:00:00" table:style-name="ce659">
            <text:p>31 Aug 2011</text:p>
          </table:table-cell>
          <table:table-cell office:value-type="string" table:style-name="ce660">
            <text:p>00a 06m 27d</text:p>
          </table:table-cell>
          <table:table-cell office:value-type="string" table:style-name="ce660">
            <text:p>00a 03m 16d</text:p>
          </table:table-cell>
          <table:table-cell office:value-type="date" office:date-value="2008-06-23T00:00:00" table:style-name="ce659">
            <text:p>23 Jun 2008</text:p>
          </table:table-cell>
          <table:table-cell office:value-type="date" office:date-value="2011-06-23T00:00:00" table:style-name="ce659">
            <text:p>23 Jun 2011</text:p>
          </table:table-cell>
          <table:table-cell office:value-type="date" office:date-value="2012-06-22T00:00:00" table:style-name="ce659">
            <text:p>22 Jun 2012</text:p>
          </table:table-cell>
          <table:table-cell office:value-type="string" table:style-name="ce654">
            <text:p>04a 10m 13d</text:p>
          </table:table-cell>
          <table:table-cell office:value-type="string" table:style-name="ce655">
            <text:p>Último ano</text:p>
          </table:table-cell>
          <table:table-cell office:value-type="string" table:style-name="ce10">
            <text:p>LTSP 26 OUT 11 ET PRV</text:p>
          </table:table-cell>
          <table:table-cell office:value-type="string" table:style-name="ce50">
            <text:p>Inf</text:p>
          </table:table-cell>
          <table:table-cell table:number-columns-repeated="16358"/>
        </table:table-row>
        <table:table-row table:style-name="ro5">
          <table:table-cell office:value-type="string" table:style-name="ce651">
            <text:p>15º BI Mtz</text:p>
          </table:table-cell>
          <table:table-cell office:value-type="string" table:style-name="ce652">
            <text:p>João Pessoa</text:p>
          </table:table-cell>
          <table:table-cell office:value-type="string" table:style-name="ce653">
            <text:p>PB</text:p>
          </table:table-cell>
          <table:table-cell office:value-type="string" table:style-name="ce654">
            <text:p>1º Ten</text:p>
          </table:table-cell>
          <table:table-cell office:value-type="string" table:style-name="ce655">
            <text:p>Temporário</text:p>
          </table:table-cell>
          <table:table-cell office:value-type="string" table:style-name="ce651">
            <office:annotation draw:style-name="a10" svg:x="8.41666666666667in" svg:y="0.354166666666667in" svg:width="1.16666666666667in" svg:height="0.197916666666667in">
              <dc:creator/>
              <text:p><text:span text:style-name="T11">8° ANO</text:span></text:p>
            </office:annotation>
            <text:p>BRUNO PONTES DA COSTA csm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7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56">
            <text:p>Previsão de licenciamento</text:p>
          </table:table-cell>
          <table:table-cell office:value-type="string" table:style-name="ce658">
            <text:p>049 096 244 06</text:p>
          </table:table-cell>
          <table:table-cell office:value-type="string" table:style-name="ce658">
            <text:p>0700055957</text:p>
          </table:table-cell>
          <table:table-cell office:value-type="string" table:style-name="ce659">
            <text:p>01/Jan/1983</text:p>
          </table:table-cell>
          <table:table-cell office:value-type="string" table:style-name="ce659">
            <text:p>03/Dez/2004</text:p>
          </table:table-cell>
          <table:table-cell office:value-type="string" table:style-name="ce659">
            <text:p>31/Ago/2005</text:p>
          </table:table-cell>
          <table:table-cell office:value-type="string" table:style-name="ce659">
            <text:p>31/Ago/2008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27d</text:p>
          </table:table-cell>
          <table:table-cell office:value-type="date" office:date-value="2005-06-23T00:00:00" table:style-name="ce659">
            <text:p>23 Jun 2005</text:p>
          </table:table-cell>
          <table:table-cell office:value-type="date" office:date-value="2011-06-23T00:00:00" table:style-name="ce659">
            <text:p>23 Jun 2011</text:p>
          </table:table-cell>
          <table:table-cell office:value-type="date" office:date-value="2012-06-22T00:00:00" table:style-name="ce659">
            <text:p>22 Jun 2012</text:p>
          </table:table-cell>
          <table:table-cell office:value-type="string" table:style-name="ce655">
            <text:p>07a 07m 11d</text:p>
          </table:table-cell>
          <table:table-cell office:value-type="string" table:style-name="ce655">
            <text:p>Último ano</text:p>
          </table:table-cell>
          <table:table-cell office:value-type="string" table:style-name="ce10">
            <text:p>A Disposição da 21ª CSM</text:p>
          </table:table-cell>
          <table:table-cell office:value-type="string" table:style-name="ce199">
            <text:p>Inf</text:p>
          </table:table-cell>
          <table:table-cell table:number-columns-repeated="16358"/>
        </table:table-row>
        <table:table-row table:style-name="ro5">
          <table:table-cell office:value-type="string" table:style-name="ce651">
            <text:p>16º BI Mtz</text:p>
          </table:table-cell>
          <table:table-cell office:value-type="string" table:style-name="ce656">
            <text:p>Natal</text:p>
          </table:table-cell>
          <table:table-cell office:value-type="string" table:style-name="ce654">
            <text:p>RN</text:p>
          </table:table-cell>
          <table:table-cell office:value-type="string" table:style-name="ce654">
            <text:p>2º Ten</text:p>
          </table:table-cell>
          <table:table-cell office:value-type="string" table:style-name="ce654">
            <text:p>Temporário</text:p>
          </table:table-cell>
          <table:table-cell office:value-type="string" table:style-name="ce656">
            <office:annotation draw:style-name="a11" svg:x="8.41666666666667in" svg:y="0.697916666666667in" svg:width="1.16666666666667in" svg:height="1.1875in">
              <dc:creator/>
              <text:p><text:span text:style-name="T11">NÃO PRORROGARÁ CONFORME DIEX N° 215-S1.4/S-1/16° BI MTZ, DE 24 ABR 12</text:span><text:span text:style-name="T11"/></text:p>
              <text:p/>
            </office:annotation>
            <text:p>BRENO GOMES FRANCO<text:s/><text:span text:style-name="T19">FERNANDES<text:s/></text:span><text:span text:style-name="T11">LOPES</text:span>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7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62">
            <text:p>previsão de licenciamento</text:p>
          </table:table-cell>
          <table:table-cell office:value-type="string" table:style-name="ce658">
            <text:p>068 881 584 70</text:p>
          </table:table-cell>
          <table:table-cell office:value-type="string" table:style-name="ce658">
            <text:p>0702128554</text:p>
          </table:table-cell>
          <table:table-cell office:value-type="date" office:date-value="1991-04-12T00:00:00" table:style-name="ce659">
            <text:p>12 Apr 1991</text:p>
          </table:table-cell>
          <table:table-cell office:value-type="string" table:style-name="ce663">
            <text:p>02/Dez/2010</text:p>
          </table:table-cell>
          <table:table-cell office:value-type="string" table:style-name="ce663">
            <text:p>31/Ago/2011</text:p>
          </table:table-cell>
          <table:table-cell office:value-type="string" table:style-name="ce663">
            <text:p>31/Ago/2014</text:p>
          </table:table-cell>
          <table:table-cell office:value-type="string" table:style-name="ce664">
            <text:p>00a 07m 05d</text:p>
          </table:table-cell>
          <table:table-cell office:value-type="string" table:style-name="ce664">
            <text:p>00a 03m 12d</text:p>
          </table:table-cell>
          <table:table-cell office:value-type="string" table:style-name="ce663">
            <text:p>27/Jun/2011</text:p>
          </table:table-cell>
          <table:table-cell office:value-type="string" table:style-name="ce663">
            <text:p>27/Jun/2011</text:p>
          </table:table-cell>
          <table:table-cell office:value-type="string" table:style-name="ce663">
            <text:p>26/Jun/2012</text:p>
          </table:table-cell>
          <table:table-cell office:value-type="string" table:style-name="ce665">
            <text:p>01a 10m 17d</text:p>
          </table:table-cell>
          <table:table-cell office:value-type="string" table:style-name="ce656">
            <text:p>Convocado em 27 Jun 11</text:p>
          </table:table-cell>
          <table:table-cell table:style-name="ce10"/>
          <table:table-cell table:number-columns-repeated="16359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office:value-type="string" table:style-name="ce651">
            <text:p>2ª Cia Gd</text:p>
          </table:table-cell>
          <table:table-cell office:value-type="string" table:style-name="ce652">
            <text:p>Recife</text:p>
          </table:table-cell>
          <table:table-cell office:value-type="string" table:style-name="ce653">
            <text:p>PE</text:p>
          </table:table-cell>
          <table:table-cell office:value-type="string" table:style-name="ce654">
            <text:p>1º Ten</text:p>
          </table:table-cell>
          <table:table-cell office:value-type="string" table:style-name="ce655">
            <text:p>Temporário</text:p>
          </table:table-cell>
          <table:table-cell office:value-type="string" table:style-name="ce656">
            <office:annotation draw:style-name="a12" svg:x="8.41666666666667in" svg:y="0.885416666666667in" svg:width="1.16666666666667in" svg:height="0.21875in">
              <dc:creator/>
              <text:p><text:span text:style-name="T11">8° ANO</text:span></text:p>
            </office:annotation>
            <text:p>EDMILSON<text:s/><text:span text:style-name="T19">BARBOSA<text:s/></text:span><text:span text:style-name="T11">LEITE JUNIOR</text:span>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6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56">
            <text:p>previsão de licenciamento</text:p>
          </table:table-cell>
          <table:table-cell office:value-type="string" table:style-name="ce658">
            <text:p>054 043 494 92</text:p>
          </table:table-cell>
          <table:table-cell office:value-type="string" table:style-name="ce658">
            <text:p>0700058654</text:p>
          </table:table-cell>
          <table:table-cell office:value-type="string" table:style-name="ce659">
            <text:p>11/Jul/1985</text:p>
          </table:table-cell>
          <table:table-cell office:value-type="string" table:style-name="ce659">
            <text:p>03/Dez/2004</text:p>
          </table:table-cell>
          <table:table-cell office:value-type="string" table:style-name="ce659">
            <text:p>31/Ago/2005</text:p>
          </table:table-cell>
          <table:table-cell office:value-type="string" table:style-name="ce659">
            <text:p>31/Ago/2008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27d</text:p>
          </table:table-cell>
          <table:table-cell office:value-type="date" office:date-value="2005-06-23T00:00:00" table:style-name="ce659">
            <text:p>23 Jun 2005</text:p>
          </table:table-cell>
          <table:table-cell office:value-type="date" office:date-value="2011-06-23T00:00:00" table:style-name="ce659">
            <text:p>23 Jun 2011</text:p>
          </table:table-cell>
          <table:table-cell office:value-type="date" office:date-value="2012-06-22T00:00:00" table:style-name="ce659">
            <text:p>22 Jun 2012</text:p>
          </table:table-cell>
          <table:table-cell office:value-type="string" table:style-name="ce655">
            <text:p>07a 07m 11d</text:p>
          </table:table-cell>
          <table:table-cell office:value-type="string" table:style-name="ce655">
            <text:p>Último ano</text:p>
          </table:table-cell>
          <table:table-cell table:style-name="ce10"/>
          <table:table-cell office:value-type="string" table:style-name="ce50">
            <text:p>Inf</text:p>
          </table:table-cell>
          <table:table-cell table:number-columns-repeated="16358"/>
        </table:table-row>
        <table:table-row table:style-name="ro5">
          <table:table-cell office:value-type="string" table:style-name="ce651">
            <text:p>59º BI Mtz</text:p>
          </table:table-cell>
          <table:table-cell office:value-type="string" table:style-name="ce661">
            <text:p>Maceió</text:p>
          </table:table-cell>
          <table:table-cell office:value-type="string" table:style-name="ce653">
            <text:p>AL</text:p>
          </table:table-cell>
          <table:table-cell office:value-type="string" table:style-name="ce654">
            <text:p>1º Ten</text:p>
          </table:table-cell>
          <table:table-cell office:value-type="string" table:style-name="ce654">
            <text:p>Temporário</text:p>
          </table:table-cell>
          <table:table-cell office:value-type="string" table:style-name="ce666">
            <office:annotation draw:style-name="a13" svg:x="8.41666666666667in" svg:y="1.22916666666667in" svg:width="1.16666666666667in" svg:height="1.04166666666667in">
              <dc:creator/>
              <text:p><text:span text:style-name="T11">Conforme DIEX n° 029-S1.3/59° BI Mtz, de 04 maio 12. Informa que o militar não vai prorrogar.</text:span><text:span text:style-name="T11"/></text:p>
              <text:p/>
            </office:annotation>
            <text:p>GABRIEL<text:span text:style-name="T11"><text:s/>DANTAS DA CRUZ</text:span>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7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62">
            <text:p>previsão de licenciamento</text:p>
          </table:table-cell>
          <table:table-cell office:value-type="string" table:style-name="ce658">
            <text:p>014 407 094 40</text:p>
          </table:table-cell>
          <table:table-cell office:value-type="string" table:style-name="ce658">
            <text:p>0700680358</text:p>
          </table:table-cell>
          <table:table-cell office:value-type="string" table:style-name="ce659">
            <text:p>05/Mai/1988</text:p>
          </table:table-cell>
          <table:table-cell office:value-type="date" office:date-value="2007-12-01T00:00:00" table:style-name="ce659">
            <text:p>01 Dec 2007</text:p>
          </table:table-cell>
          <table:table-cell office:value-type="date" office:date-value="2008-08-31T00:00:00" table:style-name="ce659">
            <text:p>31 Aug 2008</text:p>
          </table:table-cell>
          <table:table-cell office:value-type="date" office:date-value="2011-08-31T00:00:00" table:style-name="ce659">
            <text:p>31 Aug 2011</text:p>
          </table:table-cell>
          <table:table-cell office:value-type="string" table:style-name="ce660">
            <text:p>00a 03m 16d</text:p>
          </table:table-cell>
          <table:table-cell office:value-type="string" table:style-name="ce660">
            <text:p>00a 03m 16d</text:p>
          </table:table-cell>
          <table:table-cell office:value-type="date" office:date-value="2008-06-23T00:00:00" table:style-name="ce659">
            <text:p>23 Jun 2008</text:p>
          </table:table-cell>
          <table:table-cell office:value-type="date" office:date-value="2011-06-23T00:00:00" table:style-name="ce659">
            <text:p>23 Jun 2011</text:p>
          </table:table-cell>
          <table:table-cell office:value-type="date" office:date-value="2012-06-22T00:00:00" table:style-name="ce659">
            <text:p>22 Jun 2012</text:p>
          </table:table-cell>
          <table:table-cell office:value-type="string" table:style-name="ce654">
            <text:p>04a 10m 10d</text:p>
          </table:table-cell>
          <table:table-cell table:style-name="ce656"/>
          <table:table-cell table:style-name="ce10"/>
          <table:table-cell office:value-type="string" table:style-name="ce50">
            <text:p>Inf</text:p>
          </table:table-cell>
          <table:table-cell table:number-columns-repeated="16358"/>
        </table:table-row>
        <table:table-row table:style-name="ro5">
          <table:table-cell office:value-type="string" table:style-name="ce667">
            <text:p>59º BI Mtz</text:p>
          </table:table-cell>
          <table:table-cell office:value-type="string" table:style-name="ce62">
            <text:p>Maceió</text:p>
          </table:table-cell>
          <table:table-cell office:value-type="string" table:style-name="ce63">
            <text:p>AL</text:p>
          </table:table-cell>
          <table:table-cell office:value-type="string" table:style-name="ce64">
            <text:p>2º Ten</text:p>
          </table:table-cell>
          <table:table-cell office:value-type="string" table:style-name="ce668">
            <text:p>Temporário</text:p>
          </table:table-cell>
          <table:table-cell office:value-type="string" table:style-name="ce669">
            <office:annotation draw:style-name="a14" svg:x="8.41666666666667in" svg:y="1.22916666666667in" svg:width="1.16666666666667in" svg:height="1.19791666666667in">
              <dc:creator/>
              <text:p><text:span text:style-name="T11">Ligação atendida <text:s/>pelo ST Amaury em 11 jun 12 informando que o Ten Celestino não deseja mais prorrogar o tempo de SV</text:span></text:p>
            </office:annotation>
            <text:p>PEDRO HENRIQUE OMENA<text:s/><text:span text:style-name="T19">CELESTINO</text:span></text:p>
          </table:table-cell>
          <table:table-cell office:value-type="string" table:style-name="ce64">
            <text:p>Inf</text:p>
          </table:table-cell>
          <table:table-cell office:value-type="string" table:style-name="ce64">
            <text:p>Inf</text:p>
          </table:table-cell>
          <table:table-cell office:value-type="string" table:style-name="ce64">
            <text:p>16 8107 000 000</text:p>
          </table:table-cell>
          <table:table-cell office:value-type="string" table:style-name="ce24">
            <text:p>Infantaria</text:p>
          </table:table-cell>
          <table:table-cell office:value-type="string" table:style-name="ce38">
            <text:p>Claro prorroga</text:p>
          </table:table-cell>
          <table:table-cell office:value-type="string" table:style-name="ce21">
            <text:p>010 140 511 18</text:p>
          </table:table-cell>
          <table:table-cell office:value-type="string" table:style-name="ce21">
            <text:p>0702145350</text:p>
          </table:table-cell>
          <table:table-cell office:value-type="date" office:date-value="1991-02-23T00:00:00" table:style-name="ce22">
            <text:p>23 Feb 1991</text:p>
          </table:table-cell>
          <table:table-cell office:value-type="date" office:date-value="2010-02-08T00:00:00" table:style-name="ce22">
            <text:p>08 Feb 2010</text:p>
          </table:table-cell>
          <table:table-cell office:value-type="date" office:date-value="2011-08-31T00:00:00" table:style-name="ce22">
            <text:p>31 Aug 2011</text:p>
          </table:table-cell>
          <table:table-cell office:value-type="string" table:style-name="ce79">
            <text:p>31/Ago/2014</text:p>
          </table:table-cell>
          <table:table-cell office:value-type="string" table:style-name="ce80">
            <text:p>00a 07m 05d</text:p>
          </table:table-cell>
          <table:table-cell office:value-type="string" table:style-name="ce80">
            <text:p>00a 03m 12d</text:p>
          </table:table-cell>
          <table:table-cell office:value-type="string" table:style-name="ce75">
            <text:p>27/Jun/2011</text:p>
          </table:table-cell>
          <table:table-cell office:value-type="string" table:style-name="ce75">
            <text:p>27/Jun/2011</text:p>
          </table:table-cell>
          <table:table-cell office:value-type="string" table:style-name="ce75">
            <text:p>26/Jun/2012</text:p>
          </table:table-cell>
          <table:table-cell office:value-type="string" table:style-name="ce81">
            <text:p>01a 10m 17d</text:p>
          </table:table-cell>
          <table:table-cell office:value-type="string" table:style-name="ce61">
            <text:p>Convocado em 27 Jun 11</text:p>
          </table:table-cell>
          <table:table-cell table:style-name="ce10"/>
          <table:table-cell table:number-columns-repeated="16359" table:style-name="ce1"/>
        </table:table-row>
        <table:table-row table:style-name="ro5">
          <table:table-cell office:value-type="string" table:style-name="ce651">
            <text:p>72º BI Mtz</text:p>
          </table:table-cell>
          <table:table-cell office:value-type="string" table:style-name="ce661">
            <text:p>Petrolina</text:p>
          </table:table-cell>
          <table:table-cell office:value-type="string" table:style-name="ce653">
            <text:p>PE</text:p>
          </table:table-cell>
          <table:table-cell office:value-type="string" table:style-name="ce654">
            <text:p>2º Ten</text:p>
          </table:table-cell>
          <table:table-cell office:value-type="string" table:style-name="ce654">
            <text:p>Temporário</text:p>
          </table:table-cell>
          <table:table-cell office:value-type="string" table:style-name="ce670">
            <office:annotation draw:style-name="a15" svg:x="8.41666666666667in" svg:y="1.57291666666667in" svg:width="1.16666666666667in" svg:height="0.90625in">
              <dc:creator/>
              <text:p><text:span text:style-name="T11">Previsão de licenciamento DIEx n° 26-S1.2/s/1/72° BI Mtz, de 16 maio 12</text:span></text:p>
            </office:annotation>
            <text:p>LEONARDO<text:s/><text:span text:style-name="T19">NOGUEIRA</text:span><text:span text:style-name="T11"><text:s/>DO NASCIMENTO</text:span>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6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62">
            <text:p>Previsão de licenciamento</text:p>
          </table:table-cell>
          <table:table-cell office:value-type="string" table:style-name="ce658">
            <text:p>048 736 824 01</text:p>
          </table:table-cell>
          <table:table-cell office:value-type="string" table:style-name="ce658">
            <text:p>0701946055</text:p>
          </table:table-cell>
          <table:table-cell office:value-type="date" office:date-value="1990-04-06T00:00:00" table:style-name="ce659">
            <text:p>06 Apr 1990</text:p>
          </table:table-cell>
          <table:table-cell office:value-type="date" office:date-value="2009-11-28T00:00:00" table:style-name="ce659">
            <text:p>28 Nov 2009</text:p>
          </table:table-cell>
          <table:table-cell office:value-type="date" office:date-value="2010-08-31T00:00:00" table:style-name="ce659">
            <text:p>31 Aug 2010</text:p>
          </table:table-cell>
          <table:table-cell office:value-type="string" table:style-name="ce659">
            <text:p>31/Ago/2013</text:p>
          </table:table-cell>
          <table:table-cell office:value-type="string" table:style-name="ce660">
            <text:p>00a 07m 02d</text:p>
          </table:table-cell>
          <table:table-cell office:value-type="string" table:style-name="ce660">
            <text:p>00a 03m 15d</text:p>
          </table:table-cell>
          <table:table-cell office:value-type="date" office:date-value="2010-06-26T00:00:00" table:style-name="ce659">
            <text:p>26 Jun 2010</text:p>
          </table:table-cell>
          <table:table-cell office:value-type="date" office:date-value="2011-06-26T00:00:00" table:style-name="ce659">
            <text:p>26 Jun 2011</text:p>
          </table:table-cell>
          <table:table-cell office:value-type="date" office:date-value="2012-06-25T00:00:00" table:style-name="ce659">
            <text:p>25 Jun 2012</text:p>
          </table:table-cell>
          <table:table-cell office:value-type="string" table:style-name="ce654">
            <text:p>02a 10m 17d</text:p>
          </table:table-cell>
          <table:table-cell table:style-name="ce656"/>
          <table:table-cell table:style-name="ce10"/>
          <table:table-cell table:style-name="ce50"/>
          <table:table-cell table:number-columns-repeated="16358"/>
        </table:table-row>
        <table:table-row table:style-name="ro5">
          <table:table-cell office:value-type="string" table:style-name="ce651">
            <text:p>72º BI Mtz</text:p>
          </table:table-cell>
          <table:table-cell office:value-type="string" table:style-name="ce661">
            <text:p>Petrolina</text:p>
          </table:table-cell>
          <table:table-cell office:value-type="string" table:style-name="ce653">
            <text:p>PE</text:p>
          </table:table-cell>
          <table:table-cell office:value-type="string" table:style-name="ce654">
            <text:p>2º Ten</text:p>
          </table:table-cell>
          <table:table-cell office:value-type="string" table:style-name="ce654">
            <text:p>Temporário</text:p>
          </table:table-cell>
          <table:table-cell office:value-type="string" table:style-name="ce656">
            <office:annotation draw:style-name="a16" svg:x="8.41666666666667in" svg:y="1.76041666666667in" svg:width="1.16666666666667in" svg:height="0.90625in">
              <dc:creator/>
              <text:p><text:span text:style-name="T11">Previsão de licenciamento DIEx n° 26-S1.2/s/1/72° BI Mtz, de 16 maio 12</text:span></text:p>
            </office:annotation>
            <text:p>LEONARDO BARBOSA<text:span text:style-name="T19"><text:s/>MACHADO</text:span>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6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62">
            <text:p>Previsão de licenciamento</text:p>
          </table:table-cell>
          <table:table-cell office:value-type="string" table:style-name="ce658">
            <text:p>048 736 824 01</text:p>
          </table:table-cell>
          <table:table-cell office:value-type="string" table:style-name="ce658">
            <text:p>0701946055</text:p>
          </table:table-cell>
          <table:table-cell office:value-type="date" office:date-value="1990-04-06T00:00:00" table:style-name="ce659">
            <text:p>06 Apr 1990</text:p>
          </table:table-cell>
          <table:table-cell office:value-type="date" office:date-value="2009-11-28T00:00:00" table:style-name="ce659">
            <text:p>28 Nov 2009</text:p>
          </table:table-cell>
          <table:table-cell office:value-type="date" office:date-value="2010-08-31T00:00:00" table:style-name="ce659">
            <text:p>31 Aug 2010</text:p>
          </table:table-cell>
          <table:table-cell office:value-type="string" table:style-name="ce659">
            <text:p>31/Ago/2013</text:p>
          </table:table-cell>
          <table:table-cell office:value-type="string" table:style-name="ce660">
            <text:p>00a 07m 02d</text:p>
          </table:table-cell>
          <table:table-cell office:value-type="string" table:style-name="ce660">
            <text:p>00a 03m 15d</text:p>
          </table:table-cell>
          <table:table-cell office:value-type="date" office:date-value="2010-06-26T00:00:00" table:style-name="ce659">
            <text:p>26 Jun 2010</text:p>
          </table:table-cell>
          <table:table-cell office:value-type="date" office:date-value="2011-06-26T00:00:00" table:style-name="ce659">
            <text:p>26 Jun 2011</text:p>
          </table:table-cell>
          <table:table-cell office:value-type="date" office:date-value="2012-06-25T00:00:00" table:style-name="ce659">
            <text:p>25 Jun 2012</text:p>
          </table:table-cell>
          <table:table-cell office:value-type="string" table:style-name="ce654">
            <text:p>02a 10m 17d</text:p>
          </table:table-cell>
          <table:table-cell table:style-name="ce656"/>
          <table:table-cell table:style-name="ce10"/>
          <table:table-cell office:value-type="string" table:style-name="ce50">
            <text:p>Inf</text:p>
          </table:table-cell>
          <table:table-cell table:number-columns-repeated="16358"/>
        </table:table-row>
        <table:table-row table:style-name="ro5">
          <table:table-cell office:value-type="string" table:style-name="ce671">
            <text:p>7º BEC</text:p>
          </table:table-cell>
          <table:table-cell office:value-type="string" table:style-name="ce656">
            <text:p>Natal</text:p>
          </table:table-cell>
          <table:table-cell office:value-type="string" table:style-name="ce654">
            <text:p>RN</text:p>
          </table:table-cell>
          <table:table-cell office:value-type="string" table:style-name="ce665">
            <text:p>1º Ten</text:p>
          </table:table-cell>
          <table:table-cell office:value-type="string" table:style-name="ce665">
            <text:p>Temporário</text:p>
          </table:table-cell>
          <table:table-cell office:value-type="string" table:style-name="ce662">
            <office:annotation draw:style-name="a17" svg:x="8.41666666666667in" svg:y="1.94791666666667in" svg:width="1.16666666666667in" svg:height="0.90625in">
              <dc:creator/>
              <text:p><text:span text:style-name="T11">DIEX N° 042-S1.2/2012, DE 21 MAIO 12 INFORMA QUE VAI SER LICENCIADO</text:span></text:p>
            </office:annotation>
            <text:p>JOSÉ GERALDO SOARES<text:span text:style-name="T19"><text:s/>DURÃES</text:span><text:span text:style-name="T11"><text:s/>JÚNIOR</text:span></text:p>
          </table:table-cell>
          <table:table-cell office:value-type="string" table:style-name="ce665">
            <text:p>Eng</text:p>
          </table:table-cell>
          <table:table-cell office:value-type="string" table:style-name="ce672">
            <text:p>Eng</text:p>
          </table:table-cell>
          <table:table-cell office:value-type="string" table:style-name="ce673">
            <text:p>16 8105 000 000</text:p>
          </table:table-cell>
          <table:table-cell office:value-type="string" table:style-name="ce662">
            <text:p>Engenharia</text:p>
          </table:table-cell>
          <table:table-cell office:value-type="string" table:style-name="ce656">
            <text:p>Previsão de licenciamento</text:p>
          </table:table-cell>
          <table:table-cell office:value-type="string" table:style-name="ce674">
            <text:p>050 859 384 02</text:p>
          </table:table-cell>
          <table:table-cell office:value-type="string" table:style-name="ce674">
            <text:p>0334209343</text:p>
          </table:table-cell>
          <table:table-cell office:value-type="date" office:date-value="1987-02-18T00:00:00" table:style-name="ce663">
            <text:p>18 Feb 1987</text:p>
          </table:table-cell>
          <table:table-cell office:value-type="date" office:date-value="2006-12-01T00:00:00" table:style-name="ce663">
            <text:p>01 Dec 2006</text:p>
          </table:table-cell>
          <table:table-cell office:value-type="date" office:date-value="2007-08-31T00:00:00" table:style-name="ce663">
            <text:p>31 Aug 2007</text:p>
          </table:table-cell>
          <table:table-cell office:value-type="date" office:date-value="2010-08-31T00:00:00" table:style-name="ce663">
            <text:p>31 Aug 2010</text:p>
          </table:table-cell>
          <table:table-cell office:value-type="string" table:style-name="ce664">
            <text:p>00a 03m 12d</text:p>
          </table:table-cell>
          <table:table-cell office:value-type="string" table:style-name="ce664">
            <text:p>00a 03m 18d</text:p>
          </table:table-cell>
          <table:table-cell office:value-type="date" office:date-value="2007-06-22T00:00:00" table:style-name="ce663">
            <text:p>22 Jun 2007</text:p>
          </table:table-cell>
          <table:table-cell office:value-type="date" office:date-value="2011-06-22T00:00:00" table:style-name="ce659">
            <text:p>22 Jun 2011</text:p>
          </table:table-cell>
          <table:table-cell office:value-type="date" office:date-value="2012-06-21T00:00:00" table:style-name="ce659">
            <text:p>21 Jun 2012</text:p>
          </table:table-cell>
          <table:table-cell office:value-type="string" table:style-name="ce654">
            <text:p>05a 07m 02d</text:p>
          </table:table-cell>
          <table:table-cell table:style-name="ce662"/>
          <table:table-cell table:style-name="ce10"/>
          <table:table-cell table:number-columns-repeated="16359" table:style-name="ce1"/>
        </table:table-row>
        <table:table-row table:style-name="ro5">
          <table:table-cell office:value-type="string" table:style-name="ce671">
            <text:p>7º BEC</text:p>
          </table:table-cell>
          <table:table-cell office:value-type="string" table:style-name="ce656">
            <text:p>Natal</text:p>
          </table:table-cell>
          <table:table-cell office:value-type="string" table:style-name="ce654">
            <text:p>RN</text:p>
          </table:table-cell>
          <table:table-cell office:value-type="string" table:style-name="ce665">
            <text:p>2º Ten</text:p>
          </table:table-cell>
          <table:table-cell office:value-type="string" table:style-name="ce665">
            <text:p>Temporário</text:p>
          </table:table-cell>
          <table:table-cell office:value-type="string" table:style-name="ce651">
            <office:annotation draw:style-name="a18" svg:x="8.41666666666667in" svg:y="2.10416666666667in" svg:width="1.16666666666667in" svg:height="0.916666666666667in">
              <dc:creator/>
              <text:p><text:span text:style-name="T11">DIEX N° 042-S1.2/2012, DE 21 MAIO 12 INFORMA QUE VAI SER LICENCIADO</text:span></text:p>
            </office:annotation>
            <text:p>PEDRO HENRIQUE DOS SANTOS ÂROXA</text:p>
          </table:table-cell>
          <table:table-cell office:value-type="string" table:style-name="ce665">
            <text:p>Eng</text:p>
          </table:table-cell>
          <table:table-cell office:value-type="string" table:style-name="ce672">
            <text:p>Eng</text:p>
          </table:table-cell>
          <table:table-cell office:value-type="string" table:style-name="ce665">
            <text:p>17 8105 000 000</text:p>
          </table:table-cell>
          <table:table-cell office:value-type="string" table:style-name="ce662">
            <text:p>Engenharia</text:p>
          </table:table-cell>
          <table:table-cell office:value-type="string" table:style-name="ce662">
            <text:p>Previsão de licenciamento</text:p>
          </table:table-cell>
          <table:table-cell office:value-type="string" table:style-name="ce674">
            <text:p>052 352 634 21</text:p>
          </table:table-cell>
          <table:table-cell office:value-type="string" table:style-name="ce674">
            <text:p>0701898652</text:p>
          </table:table-cell>
          <table:table-cell office:value-type="date" office:date-value="1988-06-29T00:00:00" table:style-name="ce663">
            <text:p>29 Jun 1988</text:p>
          </table:table-cell>
          <table:table-cell office:value-type="date" office:date-value="2009-11-28T00:00:00" table:style-name="ce659">
            <text:p>28 Nov 2009</text:p>
          </table:table-cell>
          <table:table-cell office:value-type="date" office:date-value="2010-08-31T00:00:00" table:style-name="ce659">
            <text:p>31 Aug 2010</text:p>
          </table:table-cell>
          <table:table-cell office:value-type="string" table:style-name="ce659">
            <text:p>31/Ago/2013</text:p>
          </table:table-cell>
          <table:table-cell office:value-type="string" table:style-name="ce660">
            <text:p>00a 07m 02d</text:p>
          </table:table-cell>
          <table:table-cell office:value-type="string" table:style-name="ce660">
            <text:p>00a 03m 15d</text:p>
          </table:table-cell>
          <table:table-cell office:value-type="date" office:date-value="2010-06-26T00:00:00" table:style-name="ce659">
            <text:p>26 Jun 2010</text:p>
          </table:table-cell>
          <table:table-cell office:value-type="date" office:date-value="2011-06-26T00:00:00" table:style-name="ce659">
            <text:p>26 Jun 2011</text:p>
          </table:table-cell>
          <table:table-cell office:value-type="date" office:date-value="2012-06-25T00:00:00" table:style-name="ce659">
            <text:p>25 Jun 2012</text:p>
          </table:table-cell>
          <table:table-cell office:value-type="string" table:style-name="ce654">
            <text:p>02a 10m 17d</text:p>
          </table:table-cell>
          <table:table-cell table:style-name="ce662"/>
          <table:table-cell table:style-name="ce10"/>
          <table:table-cell table:number-columns-repeated="16359" table:style-name="ce1"/>
        </table:table-row>
        <table:table-row table:style-name="ro5">
          <table:table-cell office:value-type="string" table:style-name="ce651">
            <text:p>7º D Sup</text:p>
          </table:table-cell>
          <table:table-cell office:value-type="string" table:style-name="ce656">
            <text:p>Recife</text:p>
          </table:table-cell>
          <table:table-cell office:value-type="string" table:style-name="ce654">
            <text:p>PE</text:p>
          </table:table-cell>
          <table:table-cell office:value-type="string" table:style-name="ce654">
            <text:p>2º Ten</text:p>
          </table:table-cell>
          <table:table-cell office:value-type="string" table:style-name="ce654">
            <text:p>Temporário</text:p>
          </table:table-cell>
          <table:table-cell office:value-type="string" table:style-name="ce656">
            <office:annotation draw:style-name="a19" svg:x="8.41666666666667in" svg:y="2.29166666666667in" svg:width="1.16666666666667in" svg:height="1.1875in">
              <dc:creator/>
              <text:p><text:span text:style-name="T11">DIEx N° 027-S1.2/7° Dsup, DE 07 MAIO 12, Informa que o militar não foi voluntario para prorrogar o tempo de Sv.</text:span></text:p>
            </office:annotation>
            <text:p>GERALDO BEZERRA BANDEIRA DE MELO</text:p>
          </table:table-cell>
          <table:table-cell office:value-type="string" table:style-name="ce654">
            <text:p>QQ Arma/MB</text:p>
          </table:table-cell>
          <table:table-cell office:value-type="string" table:style-name="ce657">
            <text:p>Eng</text:p>
          </table:table-cell>
          <table:table-cell office:value-type="string" table:style-name="ce654">
            <text:p>16 8100 111 000</text:p>
          </table:table-cell>
          <table:table-cell office:value-type="string" table:style-name="ce656">
            <text:p>QQ Arma ou QMB</text:p>
          </table:table-cell>
          <table:table-cell office:value-type="string" table:style-name="ce662">
            <text:p>previsão de licenciamento</text:p>
          </table:table-cell>
          <table:table-cell office:value-type="string" table:style-name="ce658">
            <text:p>071 597 854 36</text:p>
          </table:table-cell>
          <table:table-cell office:value-type="string" table:style-name="ce658">
            <text:p>0701211252</text:p>
          </table:table-cell>
          <table:table-cell office:value-type="string" table:style-name="ce675">
            <text:p>08/Jul/1989</text:p>
          </table:table-cell>
          <table:table-cell office:value-type="string" table:style-name="ce675">
            <text:p>29/Nov/2008</text:p>
          </table:table-cell>
          <table:table-cell office:value-type="string" table:style-name="ce660">
            <text:p>31/Ago/2009</text:p>
          </table:table-cell>
          <table:table-cell office:value-type="string" table:style-name="ce659">
            <text:p>31/Ago/2012</text:p>
          </table:table-cell>
          <table:table-cell office:value-type="string" table:style-name="ce660">
            <text:p>00a 07m 02d</text:p>
          </table:table-cell>
          <table:table-cell office:value-type="string" table:style-name="ce660">
            <text:p>00a 03m 18d</text:p>
          </table:table-cell>
          <table:table-cell office:value-type="date" office:date-value="2009-06-29T00:00:00" table:style-name="ce663">
            <text:p>29 Jun 2009</text:p>
          </table:table-cell>
          <table:table-cell office:value-type="date" office:date-value="2011-06-29T00:00:00" table:style-name="ce659">
            <text:p>29 Jun 2011</text:p>
          </table:table-cell>
          <table:table-cell office:value-type="date" office:date-value="2012-06-28T00:00:00" table:style-name="ce659">
            <text:p>28 Jun 2012</text:p>
          </table:table-cell>
          <table:table-cell office:value-type="string" table:style-name="ce654">
            <text:p>03a 10m 20d</text:p>
          </table:table-cell>
          <table:table-cell table:style-name="ce656"/>
          <table:table-cell table:style-name="ce10"/>
          <table:table-cell office:value-type="string" table:style-name="ce50">
            <text:p>QQ AQS</text:p>
          </table:table-cell>
          <table:table-cell table:number-columns-repeated="16358"/>
        </table:table-row>
        <table:table-row table:style-name="ro5">
          <table:table-cell office:value-type="string" table:style-name="ce651">
            <text:p>7º D Sup</text:p>
          </table:table-cell>
          <table:table-cell office:value-type="string" table:style-name="ce661">
            <text:p>Recife</text:p>
          </table:table-cell>
          <table:table-cell office:value-type="string" table:style-name="ce653">
            <text:p>PE</text:p>
          </table:table-cell>
          <table:table-cell office:value-type="string" table:style-name="ce654">
            <text:p>1º Ten</text:p>
          </table:table-cell>
          <table:table-cell office:value-type="string" table:style-name="ce655">
            <text:p>Temporário</text:p>
          </table:table-cell>
          <table:table-cell office:value-type="string" table:style-name="ce656">
            <office:annotation draw:style-name="a20" svg:x="8.41666666666667in" svg:y="2.46875in" svg:width="1.16666666666667in" svg:height="0.625in">
              <dc:creator/>
              <text:p><text:span text:style-name="T11">DIEx n° 048-S1.2, de 23 maio 12 informa que não vai renover</text:span></text:p>
            </office:annotation>
            <text:p>GUSTAVO FERNANDO<text:span text:style-name="T19"><text:s/>MERGULHÃO</text:span><text:s/><text:span text:style-name="T11">JUNIOR</text:span></text:p>
          </table:table-cell>
          <table:table-cell office:value-type="string" table:style-name="ce654">
            <text:p>Int</text:p>
          </table:table-cell>
          <table:table-cell office:value-type="string" table:style-name="ce654">
            <text:p>Int</text:p>
          </table:table-cell>
          <table:table-cell office:value-type="string" table:style-name="ce654">
            <text:p>16 8500 000 000</text:p>
          </table:table-cell>
          <table:table-cell office:value-type="string" table:style-name="ce656">
            <text:p>Sv Intendência</text:p>
          </table:table-cell>
          <table:table-cell office:value-type="string" table:style-name="ce656">
            <text:p>Previsão de licenciamento</text:p>
          </table:table-cell>
          <table:table-cell office:value-type="string" table:style-name="ce658">
            <text:p>054 960 944 02</text:p>
          </table:table-cell>
          <table:table-cell office:value-type="string" table:style-name="ce658">
            <text:p>0700141450</text:p>
          </table:table-cell>
          <table:table-cell office:value-type="string" table:style-name="ce659">
            <text:p>05/Ago/1985</text:p>
          </table:table-cell>
          <table:table-cell office:value-type="string" table:style-name="ce659">
            <text:p>02/Dez/2005</text:p>
          </table:table-cell>
          <table:table-cell office:value-type="string" table:style-name="ce659">
            <text:p>31/Ago/2006</text:p>
          </table:table-cell>
          <table:table-cell office:value-type="string" table:style-name="ce659">
            <text:p>31/Ago/2009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18d</text:p>
          </table:table-cell>
          <table:table-cell office:value-type="date" office:date-value="2006-06-23T00:00:00" table:style-name="ce659">
            <text:p>23 Jun 2006</text:p>
          </table:table-cell>
          <table:table-cell office:value-type="date" office:date-value="2011-06-23T00:00:00" table:style-name="ce659">
            <text:p>23 Jun 2011</text:p>
          </table:table-cell>
          <table:table-cell office:value-type="date" office:date-value="2012-06-22T00:00:00" table:style-name="ce659">
            <text:p>22 Jun 2012</text:p>
          </table:table-cell>
          <table:table-cell office:value-type="string" table:style-name="ce654">
            <text:p>06a 07m 02d</text:p>
          </table:table-cell>
          <table:table-cell table:style-name="ce655"/>
          <table:table-cell table:style-name="ce10"/>
          <table:table-cell office:value-type="string" table:style-name="ce82">
            <text:p>Int</text:p>
          </table:table-cell>
          <table:table-cell table:number-columns-repeated="16358" table:style-name="ce1"/>
        </table:table-row>
        <table:table-row table:style-name="ro5">
          <table:table-cell office:value-type="string" table:style-name="ce671">
            <text:p>Cia C/10ª Bda Inf Mtz</text:p>
          </table:table-cell>
          <table:table-cell office:value-type="string" table:style-name="ce652">
            <text:p>Recife</text:p>
          </table:table-cell>
          <table:table-cell office:value-type="string" table:style-name="ce653">
            <text:p>PE</text:p>
          </table:table-cell>
          <table:table-cell office:value-type="string" table:style-name="ce654">
            <text:p>1º Ten</text:p>
          </table:table-cell>
          <table:table-cell office:value-type="string" table:style-name="ce655">
            <text:p>Temporário</text:p>
          </table:table-cell>
          <table:table-cell office:value-type="string" table:style-name="ce651">
            <office:annotation draw:style-name="a21" svg:x="8.41666666666667in" svg:y="2.63541666666667in" svg:width="1.16666666666667in" svg:height="0.197916666666667in">
              <dc:creator/>
              <text:p><text:span text:style-name="T11">8° ANO</text:span></text:p>
            </office:annotation>
            <text:p>BRUNO CEZAR FERREIRA HOLANDA</text:p>
          </table:table-cell>
          <table:table-cell office:value-type="string" table:style-name="ce654">
            <text:p>Inf</text:p>
          </table:table-cell>
          <table:table-cell office:value-type="string" table:style-name="ce654">
            <text:p>Inf</text:p>
          </table:table-cell>
          <table:table-cell office:value-type="string" table:style-name="ce654">
            <text:p>16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56">
            <text:p>Previsão de licenciamento</text:p>
          </table:table-cell>
          <table:table-cell office:value-type="string" table:style-name="ce658">
            <text:p>049 053 684 05</text:p>
          </table:table-cell>
          <table:table-cell office:value-type="string" table:style-name="ce658">
            <text:p>0700060551</text:p>
          </table:table-cell>
          <table:table-cell office:value-type="string" table:style-name="ce659">
            <text:p>27/Mai/1983</text:p>
          </table:table-cell>
          <table:table-cell office:value-type="string" table:style-name="ce659">
            <text:p>03/Dez/2004</text:p>
          </table:table-cell>
          <table:table-cell office:value-type="string" table:style-name="ce659">
            <text:p>31/Ago/2005</text:p>
          </table:table-cell>
          <table:table-cell office:value-type="string" table:style-name="ce659">
            <text:p>31/Ago/2008</text:p>
          </table:table-cell>
          <table:table-cell office:value-type="string" table:style-name="ce654">
            <text:p>00a 03m 12d</text:p>
          </table:table-cell>
          <table:table-cell office:value-type="string" table:style-name="ce654">
            <text:p>00a 03m 27d</text:p>
          </table:table-cell>
          <table:table-cell office:value-type="date" office:date-value="2009-06-29T00:00:00" table:style-name="ce659">
            <text:p>29 Jun 2009</text:p>
          </table:table-cell>
          <table:table-cell office:value-type="date" office:date-value="2011-06-29T00:00:00" table:style-name="ce659">
            <text:p>29 Jun 2011</text:p>
          </table:table-cell>
          <table:table-cell office:value-type="date" office:date-value="2012-06-28T00:00:00" table:style-name="ce659">
            <text:p>28 Jun 2012</text:p>
          </table:table-cell>
          <table:table-cell office:value-type="string" table:style-name="ce655">
            <text:p>07a 07m 09d</text:p>
          </table:table-cell>
          <table:table-cell office:value-type="string" table:style-name="ce655">
            <text:p>Último ano</text:p>
          </table:table-cell>
          <table:table-cell office:value-type="string" table:style-name="ce676">
            <text:p>1ª convocação em 23/06/2005</text:p>
          </table:table-cell>
          <table:table-cell office:value-type="string" table:style-name="ce50">
            <text:p>Inf</text:p>
          </table:table-cell>
          <table:table-cell table:number-columns-repeated="16358" table:style-name="ce1"/>
        </table:table-row>
        <table:table-row table:style-name="ro5">
          <table:table-cell office:value-type="string" table:style-name="ce651">
            <text:p>Cia C/1º Gpt E</text:p>
          </table:table-cell>
          <table:table-cell office:value-type="string" table:style-name="ce661">
            <text:p>João Pessoa</text:p>
          </table:table-cell>
          <table:table-cell office:value-type="string" table:style-name="ce653">
            <text:p>PB</text:p>
          </table:table-cell>
          <table:table-cell office:value-type="string" table:style-name="ce654">
            <text:p>1º Ten</text:p>
          </table:table-cell>
          <table:table-cell office:value-type="string" table:style-name="ce655">
            <text:p>Temporário</text:p>
          </table:table-cell>
          <table:table-cell office:value-type="string" table:style-name="ce651">
            <office:annotation draw:style-name="a22" svg:x="8.41666666666667in" svg:y="2.82291666666667in" svg:width="1.16666666666667in" svg:height="1.16666666666667in">
              <dc:creator/>
              <text:p><text:span text:style-name="T11">DIEX N° 23-AJ Geral/Cmdo 1 GptE, DE 15 MAIO 12, INFORMA QUE O TEN IRANDE não DESEJA MAIS RENOVAR</text:span></text:p>
            </office:annotation>
            <text:p>IRANDÊ<text:s/><text:span text:style-name="T14">PORAN ALVES MATIAS</text:span></text:p>
          </table:table-cell>
          <table:table-cell office:value-type="string" table:style-name="ce657">
            <text:p>QQ AQS</text:p>
          </table:table-cell>
          <table:table-cell office:value-type="string" table:style-name="ce657">
            <text:p>Eng</text:p>
          </table:table-cell>
          <table:table-cell office:value-type="string" table:style-name="ce654">
            <text:p>17 8105 000 000</text:p>
          </table:table-cell>
          <table:table-cell office:value-type="string" table:style-name="ce656">
            <text:p>QQ Arma, QMB ou Sv Int</text:p>
          </table:table-cell>
          <table:table-cell office:value-type="string" table:style-name="ce656">
            <text:p>Previsão de licenciamento</text:p>
          </table:table-cell>
          <table:table-cell office:value-type="string" table:style-name="ce658">
            <text:p>065 017 474 73</text:p>
          </table:table-cell>
          <table:table-cell office:value-type="string" table:style-name="ce658">
            <text:p>0700145956</text:p>
          </table:table-cell>
          <table:table-cell office:value-type="string" table:style-name="ce659">
            <text:p>05/Dez/1986</text:p>
          </table:table-cell>
          <table:table-cell office:value-type="string" table:style-name="ce659">
            <text:p>02/Dez/2005</text:p>
          </table:table-cell>
          <table:table-cell office:value-type="string" table:style-name="ce659">
            <text:p>31/Ago/2006</text:p>
          </table:table-cell>
          <table:table-cell office:value-type="string" table:style-name="ce659">
            <text:p>31/Ago/2009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18d</text:p>
          </table:table-cell>
          <table:table-cell office:value-type="date" office:date-value="2006-06-23T00:00:00" table:style-name="ce659">
            <text:p>23 Jun 2006</text:p>
          </table:table-cell>
          <table:table-cell office:value-type="date" office:date-value="2011-06-23T00:00:00" table:style-name="ce659">
            <text:p>23 Jun 2011</text:p>
          </table:table-cell>
          <table:table-cell office:value-type="date" office:date-value="2012-06-22T00:00:00" table:style-name="ce659">
            <text:p>22 Jun 2012</text:p>
          </table:table-cell>
          <table:table-cell office:value-type="string" table:style-name="ce654">
            <text:p>06a 09m 02d</text:p>
          </table:table-cell>
          <table:table-cell table:style-name="ce655"/>
          <table:table-cell office:value-type="string" table:style-name="ce10">
            <text:p>Tempo de Sv atualizada em 18 abr 12, de acordo com o DIEx n° A102-Aj G.4/Cmdo 1° Gpt E, de 09/04/2012 (BI n° 063, 30/03/12, 1° Gpt E)</text:p>
          </table:table-cell>
          <table:table-cell office:value-type="string" table:style-name="ce50">
            <text:p>QQ AQS</text:p>
          </table:table-cell>
          <table:table-cell table:number-columns-repeated="16358" table:style-name="ce1"/>
        </table:table-row>
        <table:table-row table:style-name="ro5">
          <table:table-cell office:value-type="string" table:style-name="ce651">
            <text:p>Cia C/7ª Bda Inf Mtz</text:p>
          </table:table-cell>
          <table:table-cell office:value-type="string" table:style-name="ce656">
            <text:p>Natal</text:p>
          </table:table-cell>
          <table:table-cell office:value-type="string" table:style-name="ce654">
            <text:p>RN</text:p>
          </table:table-cell>
          <table:table-cell office:value-type="string" table:style-name="ce654">
            <text:p>2º Ten</text:p>
          </table:table-cell>
          <table:table-cell office:value-type="string" table:style-name="ce654">
            <text:p>Temporário</text:p>
          </table:table-cell>
          <table:table-cell office:value-type="string" table:style-name="ce656">
            <office:annotation draw:style-name="a23" svg:x="8.41666666666667in" svg:y="2.97916666666667in" svg:width="1.16666666666667in" svg:height="0.760416666666667in">
              <dc:creator/>
              <text:p><text:span text:style-name="T11">CONCEITO “I” EM 02 (dois) Itens da Ficha de Avaliação.</text:span><text:span text:style-name="T11"/></text:p>
              <text:p/>
            </office:annotation>
            <text:p>ALAN<text:span text:style-name="T19"><text:s/>SALES</text:span><text:span text:style-name="T11"><text:s/>VIDAL DAMASCENA</text:span></text:p>
          </table:table-cell>
          <table:table-cell office:value-type="string" table:style-name="ce654">
            <text:p>Int</text:p>
          </table:table-cell>
          <table:table-cell office:value-type="string" table:style-name="ce654">
            <text:p>Int</text:p>
          </table:table-cell>
          <table:table-cell office:value-type="string" table:style-name="ce654">
            <text:p>16 8500 000 000</text:p>
          </table:table-cell>
          <table:table-cell office:value-type="string" table:style-name="ce656">
            <text:p>Sv Intendência</text:p>
          </table:table-cell>
          <table:table-cell office:value-type="string" table:style-name="ce662">
            <text:p>Previsão de licenciamento</text:p>
          </table:table-cell>
          <table:table-cell office:value-type="string" table:style-name="ce658">
            <text:p>082 849 964 05</text:p>
          </table:table-cell>
          <table:table-cell office:value-type="string" table:style-name="ce658">
            <text:p>0701634354</text:p>
          </table:table-cell>
          <table:table-cell office:value-type="string" table:style-name="ce659">
            <text:p>15/Jan/1989</text:p>
          </table:table-cell>
          <table:table-cell office:value-type="string" table:style-name="ce659">
            <text:p>29/Nov/2008</text:p>
          </table:table-cell>
          <table:table-cell office:value-type="string" table:style-name="ce659">
            <text:p>31/Ago/2009</text:p>
          </table:table-cell>
          <table:table-cell office:value-type="string" table:style-name="ce659">
            <text:p>31/Ago/2012</text:p>
          </table:table-cell>
          <table:table-cell office:value-type="string" table:style-name="ce660">
            <text:p>00a 07m 02d</text:p>
          </table:table-cell>
          <table:table-cell office:value-type="string" table:style-name="ce654">
            <text:p>00a 03m 16d</text:p>
          </table:table-cell>
          <table:table-cell office:value-type="date" office:date-value="2009-06-29T00:00:00" table:style-name="ce659">
            <text:p>29 Jun 2009</text:p>
          </table:table-cell>
          <table:table-cell office:value-type="date" office:date-value="2011-06-29T00:00:00" table:style-name="ce659">
            <text:p>29 Jun 2011</text:p>
          </table:table-cell>
          <table:table-cell office:value-type="date" office:date-value="2012-06-28T00:00:00" table:style-name="ce659">
            <text:p>28 Jun 2012</text:p>
          </table:table-cell>
          <table:table-cell office:value-type="string" table:style-name="ce654">
            <text:p>03a 10m 20d</text:p>
          </table:table-cell>
          <table:table-cell table:style-name="ce656"/>
          <table:table-cell office:value-type="string" table:style-name="ce10">
            <text:p>Transferido do 17º GAC em 14/04/11, BR nº 060.</text:p>
          </table:table-cell>
          <table:table-cell office:value-type="string" table:style-name="ce82">
            <text:p>Int</text:p>
          </table:table-cell>
          <table:table-cell table:number-columns-repeated="16358" table:style-name="ce1"/>
        </table:table-row>
        <table:table-row table:style-name="ro5">
          <table:table-cell office:value-type="string" table:style-name="ce651">
            <text:p>Cmdo CMNE</text:p>
          </table:table-cell>
          <table:table-cell office:value-type="string" table:style-name="ce652">
            <text:p>Recife</text:p>
          </table:table-cell>
          <table:table-cell office:value-type="string" table:style-name="ce653">
            <text:p>PE</text:p>
          </table:table-cell>
          <table:table-cell office:value-type="string" table:style-name="ce654">
            <text:p>1º Ten</text:p>
          </table:table-cell>
          <table:table-cell office:value-type="string" table:style-name="ce655">
            <text:p>Temporário</text:p>
          </table:table-cell>
          <table:table-cell office:value-type="string" table:style-name="ce651">
            <office:annotation draw:style-name="a24" svg:x="8.41666666666667in" svg:y="3.01041666666667in" svg:width="1.16666666666667in" svg:height="0.197916666666667in">
              <dc:creator/>
              <text:p><text:span text:style-name="T11">8° ANO</text:span></text:p>
            </office:annotation>
            <text:p>YURI<text:span text:style-name="T11"><text:s/>SANTOS VIEIRA</text:span></text:p>
          </table:table-cell>
          <table:table-cell office:value-type="string" table:style-name="ce654">
            <text:p>Int</text:p>
          </table:table-cell>
          <table:table-cell office:value-type="string" table:style-name="ce657">
            <text:p>Int</text:p>
          </table:table-cell>
          <table:table-cell office:value-type="string" table:style-name="ce654">
            <text:p>16 8500 000 000</text:p>
          </table:table-cell>
          <table:table-cell office:value-type="string" table:style-name="ce656">
            <text:p>Sv Intendência</text:p>
          </table:table-cell>
          <table:table-cell office:value-type="string" table:style-name="ce656">
            <text:p>Previsão de licenciamento</text:p>
          </table:table-cell>
          <table:table-cell office:value-type="string" table:style-name="ce658">
            <text:p>059 124 144 77</text:p>
          </table:table-cell>
          <table:table-cell office:value-type="string" table:style-name="ce658">
            <text:p>0700059157</text:p>
          </table:table-cell>
          <table:table-cell office:value-type="string" table:style-name="ce659">
            <text:p>20/Nov/1984</text:p>
          </table:table-cell>
          <table:table-cell office:value-type="string" table:style-name="ce659">
            <text:p>03/Dez/2004</text:p>
          </table:table-cell>
          <table:table-cell office:value-type="string" table:style-name="ce659">
            <text:p>31/Ago/2005</text:p>
          </table:table-cell>
          <table:table-cell office:value-type="string" table:style-name="ce659">
            <text:p>31/Ago/2008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27d</text:p>
          </table:table-cell>
          <table:table-cell office:value-type="date" office:date-value="2005-06-23T00:00:00" table:style-name="ce659">
            <text:p>23 Jun 2005</text:p>
          </table:table-cell>
          <table:table-cell office:value-type="date" office:date-value="2011-06-23T00:00:00" table:style-name="ce659">
            <text:p>23 Jun 2011</text:p>
          </table:table-cell>
          <table:table-cell office:value-type="date" office:date-value="2012-06-22T00:00:00" table:style-name="ce659">
            <text:p>22 Jun 2012</text:p>
          </table:table-cell>
          <table:table-cell office:value-type="string" table:style-name="ce655">
            <text:p>07a 07m 11d</text:p>
          </table:table-cell>
          <table:table-cell office:value-type="string" table:style-name="ce655">
            <text:p>Último ano</text:p>
          </table:table-cell>
          <table:table-cell table:style-name="ce10"/>
          <table:table-cell office:value-type="string" table:style-name="ce82">
            <text:p>Int</text:p>
          </table:table-cell>
          <table:table-cell table:number-columns-repeated="16358" table:style-name="ce1"/>
        </table:table-row>
        <table:table-row table:style-name="ro5">
          <table:table-cell office:value-type="string" table:style-name="ce671">
            <text:p>4º B Com</text:p>
          </table:table-cell>
          <table:table-cell office:value-type="string" table:style-name="ce661">
            <text:p>Recife</text:p>
          </table:table-cell>
          <table:table-cell office:value-type="string" table:style-name="ce653">
            <text:p>PE</text:p>
          </table:table-cell>
          <table:table-cell office:value-type="string" table:style-name="ce654">
            <text:p>1º Ten</text:p>
          </table:table-cell>
          <table:table-cell office:value-type="string" table:style-name="ce655">
            <text:p>Temporário</text:p>
          </table:table-cell>
          <table:table-cell office:value-type="string" table:style-name="ce343">
            <text:p>MIGUEL MAGNO FIGUEIRÊDO</text:p>
          </table:table-cell>
          <table:table-cell office:value-type="string" table:style-name="ce42">
            <text:p>Com</text:p>
          </table:table-cell>
          <table:table-cell office:value-type="string" table:style-name="ce87">
            <text:p>Com</text:p>
          </table:table-cell>
          <table:table-cell office:value-type="string" table:style-name="ce42">
            <text:p>EXCEDENTE</text:p>
          </table:table-cell>
          <table:table-cell table:style-name="ce88"/>
          <table:table-cell office:value-type="string" table:style-name="ce88">
            <text:p>Excedente licenciamento</text:p>
          </table:table-cell>
          <table:table-cell office:value-type="string" table:style-name="ce141">
            <text:p>056 466 144 90</text:p>
          </table:table-cell>
          <table:table-cell office:value-type="string" table:style-name="ce141">
            <text:p>0700061252</text:p>
          </table:table-cell>
          <table:table-cell office:value-type="string" table:style-name="ce90">
            <text:p>03/Mai/1983</text:p>
          </table:table-cell>
          <table:table-cell office:value-type="string" table:style-name="ce90">
            <text:p>03/Dez/2004</text:p>
          </table:table-cell>
          <table:table-cell office:value-type="string" table:style-name="ce90">
            <text:p>31/Ago/2005</text:p>
          </table:table-cell>
          <table:table-cell office:value-type="string" table:style-name="ce90">
            <text:p>31/Ago/2008</text:p>
          </table:table-cell>
          <table:table-cell office:value-type="string" table:style-name="ce92">
            <text:p>00a 03m 12d</text:p>
          </table:table-cell>
          <table:table-cell office:value-type="string" table:style-name="ce42">
            <text:p>00a 03m 27d</text:p>
          </table:table-cell>
          <table:table-cell office:value-type="date" office:date-value="2008-06-23T00:00:00" table:style-name="ce90">
            <text:p>23 Jun 2008</text:p>
          </table:table-cell>
          <table:table-cell office:value-type="date" office:date-value="2011-06-23T00:00:00" table:style-name="ce90">
            <text:p>23 Jun 2011</text:p>
          </table:table-cell>
          <table:table-cell office:value-type="date" office:date-value="2012-06-22T00:00:00" table:style-name="ce90">
            <text:p>22 Jun 2012</text:p>
          </table:table-cell>
          <table:table-cell office:value-type="string" table:style-name="ce677">
            <text:p>07a 09m 19d</text:p>
          </table:table-cell>
          <table:table-cell office:value-type="string" table:style-name="ce655">
            <text:p>Último ano</text:p>
          </table:table-cell>
          <table:table-cell office:value-type="string" table:style-name="ce67">
            <text:p>1ª convocação em 23/06/2005</text:p>
          </table:table-cell>
          <table:table-cell office:value-type="string" table:style-name="ce97">
            <text:p>Com</text:p>
          </table:table-cell>
          <table:table-cell table:number-columns-repeated="16358" table:style-name="ce1"/>
        </table:table-row>
        <table:table-row table:style-name="ro5">
          <table:table-cell office:value-type="string" table:style-name="ce678">
            <text:p>Cia C/1º Gpt E</text:p>
          </table:table-cell>
          <table:table-cell office:value-type="string" table:style-name="ce661">
            <text:p>João Pessoa</text:p>
          </table:table-cell>
          <table:table-cell office:value-type="string" table:style-name="ce653">
            <text:p>PB</text:p>
          </table:table-cell>
          <table:table-cell office:value-type="string" table:style-name="ce654">
            <text:p>1º Ten</text:p>
          </table:table-cell>
          <table:table-cell office:value-type="string" table:style-name="ce655">
            <text:p>Temporário</text:p>
          </table:table-cell>
          <table:table-cell office:value-type="string" table:style-name="ce343">
            <office:annotation draw:style-name="a25" svg:x="8.41666666666667in" svg:y="3.54166666666667in" svg:width="1.16666666666667in" svg:height="0.197916666666667in">
              <dc:creator/>
              <text:p><text:span text:style-name="T11">8° ANO</text:span></text:p>
            </office:annotation>
            <text:p>JOBSON<text:s/><text:span text:style-name="T11">AUGUSTO DE MELO COUTINHO</text:span></text:p>
          </table:table-cell>
          <table:table-cell office:value-type="string" table:style-name="ce42">
            <text:p>Eng</text:p>
          </table:table-cell>
          <table:table-cell office:value-type="string" table:style-name="ce87">
            <text:p>Eng</text:p>
          </table:table-cell>
          <table:table-cell office:value-type="string" table:style-name="ce679">
            <text:p>EXCEDENTE</text:p>
          </table:table-cell>
          <table:table-cell table:style-name="ce88"/>
          <table:table-cell office:value-type="string" table:style-name="ce88">
            <text:p>Excedente licenciamento</text:p>
          </table:table-cell>
          <table:table-cell office:value-type="string" table:style-name="ce141">
            <text:p>051 925 694 86</text:p>
          </table:table-cell>
          <table:table-cell office:value-type="string" table:style-name="ce141">
            <text:p>0700048853</text:p>
          </table:table-cell>
          <table:table-cell office:value-type="string" table:style-name="ce90">
            <text:p>10/Jun/1984</text:p>
          </table:table-cell>
          <table:table-cell office:value-type="string" table:style-name="ce90">
            <text:p>03/Dez/2004</text:p>
          </table:table-cell>
          <table:table-cell office:value-type="string" table:style-name="ce90">
            <text:p>31/Ago/2005</text:p>
          </table:table-cell>
          <table:table-cell office:value-type="date" office:date-value="2008-08-31T00:00:00" table:style-name="ce78">
            <text:p>31 Aug 2008</text:p>
          </table:table-cell>
          <table:table-cell office:value-type="string" table:style-name="ce92">
            <text:p>00a 03m 12d</text:p>
          </table:table-cell>
          <table:table-cell office:value-type="string" table:style-name="ce92">
            <text:p>00a 03m 27d</text:p>
          </table:table-cell>
          <table:table-cell office:value-type="date" office:date-value="2005-06-23T00:00:00" table:style-name="ce90">
            <text:p>23 Jun 2005</text:p>
          </table:table-cell>
          <table:table-cell office:value-type="date" office:date-value="2011-06-23T00:00:00" table:style-name="ce90">
            <text:p>23 Jun 2011</text:p>
          </table:table-cell>
          <table:table-cell office:value-type="date" office:date-value="2012-06-22T00:00:00" table:style-name="ce90">
            <text:p>22 Jun 2012</text:p>
          </table:table-cell>
          <table:table-cell office:value-type="string" table:style-name="ce680">
            <text:p>07a 07m 11d</text:p>
          </table:table-cell>
          <table:table-cell office:value-type="string" table:style-name="ce655">
            <text:p>Último ano</text:p>
          </table:table-cell>
          <table:table-cell table:style-name="ce10"/>
          <table:table-cell office:value-type="string" table:style-name="ce50">
            <text:p>Eng</text:p>
          </table:table-cell>
          <table:table-cell table:number-columns-repeated="16358" table:style-name="ce1"/>
        </table:table-row>
        <table:table-row table:style-name="ro5">
          <table:table-cell office:value-type="string" table:style-name="ce681">
            <text:p>Pq R Mnt/7</text:p>
          </table:table-cell>
          <table:table-cell office:value-type="string" table:style-name="ce84">
            <text:p>Recife</text:p>
          </table:table-cell>
          <table:table-cell office:value-type="string" table:style-name="ce85">
            <text:p>PE</text:p>
          </table:table-cell>
          <table:table-cell office:value-type="string" table:style-name="ce42">
            <text:p>2º Ten</text:p>
          </table:table-cell>
          <table:table-cell office:value-type="string" table:style-name="ce42">
            <text:p>Temporário</text:p>
          </table:table-cell>
          <table:table-cell office:value-type="string" table:style-name="ce682">
            <office:annotation draw:style-name="a26" svg:x="8.41666666666667in" svg:y="3.54166666666667in" svg:width="2.9375in" svg:height="0.34375in">
              <dc:creator/>
              <text:p><text:span text:style-name="T11">NÃO VEIO PROCESSO DE PRORROGAÇÃO DE TEMPO DE SV.</text:span></text:p>
            </office:annotation>
            <text:p>DANILO<text:span text:style-name="T11"><text:s/>NATALICIO LINS DA SILVA</text:span></text:p>
          </table:table-cell>
          <table:table-cell office:value-type="string" table:style-name="ce42">
            <text:p>MB</text:p>
          </table:table-cell>
          <table:table-cell office:value-type="string" table:style-name="ce42">
            <text:p>MB</text:p>
          </table:table-cell>
          <table:table-cell office:value-type="string" table:style-name="ce42">
            <text:p>EXCEDENTE</text:p>
          </table:table-cell>
          <table:table-cell table:style-name="ce88"/>
          <table:table-cell office:value-type="string" table:style-name="ce140">
            <text:p>Excedente licenciamento</text:p>
          </table:table-cell>
          <table:table-cell office:value-type="string" table:style-name="ce141">
            <text:p>057 286 664 00</text:p>
          </table:table-cell>
          <table:table-cell office:value-type="string" table:style-name="ce141">
            <text:p>0702147653</text:p>
          </table:table-cell>
          <table:table-cell office:value-type="float" office:value="0" table:formula="msoxl:=#N/A" table:style-name="ce90">
            <text:p>#N/D</text:p>
          </table:table-cell>
          <table:table-cell office:value-type="date" office:date-value="2010-12-04T00:00:00" table:style-name="ce90">
            <text:p>04 Dec 2010</text:p>
          </table:table-cell>
          <table:table-cell office:value-type="date" office:date-value="2011-08-31T00:00:00" table:style-name="ce90">
            <text:p>31 Aug 2011</text:p>
          </table:table-cell>
          <table:table-cell office:value-type="string" table:style-name="ce91">
            <text:p>31/Ago/2014</text:p>
          </table:table-cell>
          <table:table-cell office:value-type="string" table:style-name="ce92">
            <text:p>00a 07m 05d</text:p>
          </table:table-cell>
          <table:table-cell office:value-type="string" table:style-name="ce92">
            <text:p>00a 03m 15d</text:p>
          </table:table-cell>
          <table:table-cell office:value-type="date" office:date-value="2011-06-27T00:00:00" table:style-name="ce90">
            <text:p>27 Jun 2011</text:p>
          </table:table-cell>
          <table:table-cell office:value-type="date" office:date-value="2011-06-27T00:00:00" table:style-name="ce90">
            <text:p>27 Jun 2011</text:p>
          </table:table-cell>
          <table:table-cell office:value-type="date" office:date-value="2012-06-26T00:00:00" table:style-name="ce90">
            <text:p>26 Jun 2012</text:p>
          </table:table-cell>
          <table:table-cell office:value-type="string" table:style-name="ce311">
            <text:p>01a 10m 20d</text:p>
          </table:table-cell>
          <table:table-cell office:value-type="string" table:style-name="ce651">
            <text:p>Último ano</text:p>
          </table:table-cell>
          <table:table-cell table:style-name="ce10"/>
          <table:table-cell table:style-name="ce50"/>
          <table:table-cell table:number-columns-repeated="16358" table:style-name="ce1"/>
        </table:table-row>
        <table:table-row table:style-name="ro5">
          <table:table-cell office:value-type="string" table:style-name="ce683">
            <text:p>14º BI Mtz</text:p>
          </table:table-cell>
          <table:table-cell office:value-type="string" table:style-name="ce69">
            <text:p>Jaboatão dos Guararapes</text:p>
          </table:table-cell>
          <table:table-cell office:value-type="string" table:style-name="ce70">
            <text:p>PE</text:p>
          </table:table-cell>
          <table:table-cell office:value-type="string" table:style-name="ce47">
            <text:p>2º Ten</text:p>
          </table:table-cell>
          <table:table-cell office:value-type="string" table:style-name="ce47">
            <text:p>Temporário</text:p>
          </table:table-cell>
          <table:table-cell office:value-type="string" table:style-name="ce47">
            <text:p>VICTOR CALLUÃ GALDINO DE FREITAS</text:p>
          </table:table-cell>
          <table:table-cell office:value-type="string" table:style-name="ce47">
            <text:p>Inf</text:p>
          </table:table-cell>
          <table:table-cell office:value-type="string" table:style-name="ce71">
            <text:p>Inf</text:p>
          </table:table-cell>
          <table:table-cell office:value-type="string" table:style-name="ce47">
            <text:p>17 8107 000 000</text:p>
          </table:table-cell>
          <table:table-cell office:value-type="string" table:style-name="ce48">
            <text:p>Infantaria</text:p>
          </table:table-cell>
          <table:table-cell office:value-type="string" table:style-name="ce48">
            <text:p>Claro Prorroga</text:p>
          </table:table-cell>
          <table:table-cell office:value-type="string" table:style-name="ce47">
            <text:p>082.483.864-57</text:p>
          </table:table-cell>
          <table:table-cell table:style-name="ce21"/>
          <table:table-cell table:number-columns-repeated="4" table:style-name="ce22"/>
          <table:table-cell table:number-columns-repeated="2" table:style-name="ce23"/>
          <table:table-cell table:number-columns-repeated="3" table:style-name="ce22"/>
          <table:table-cell table:style-name="ce64"/>
          <table:table-cell office:value-type="string" table:style-name="ce24">
            <text:p>Asp Of 2010</text:p>
          </table:table-cell>
          <table:table-cell office:value-type="string" table:style-name="ce60">
            <text:p>convocado a contar de 27 jun 12 e desconvocado conforme Bol R n° 139 de 26 jul 12.</text:p>
          </table:table-cell>
          <table:table-cell table:style-name="ce60"/>
          <table:table-cell table:number-columns-repeated="16358" table:style-name="ce1"/>
        </table:table-row>
        <table:table-row table:style-name="ro5">
          <table:table-cell office:value-type="string" table:style-name="ce684">
            <text:p>3ª DL</text:p>
          </table:table-cell>
          <table:table-cell office:value-type="string" table:style-name="ce84">
            <text:p>Olinda</text:p>
          </table:table-cell>
          <table:table-cell office:value-type="string" table:style-name="ce85">
            <text:p>PE</text:p>
          </table:table-cell>
          <table:table-cell office:value-type="string" table:style-name="ce35">
            <text:p>1º Ten</text:p>
          </table:table-cell>
          <table:table-cell office:value-type="string" table:style-name="ce42">
            <text:p>Temporário</text:p>
          </table:table-cell>
          <table:table-cell office:value-type="string" table:style-name="ce685">
            <text:p>RAFAEL<text:span text:style-name="T11"><text:s/>RODRIGUES DE SOUZA</text:span></text:p>
          </table:table-cell>
          <table:table-cell office:value-type="string" table:style-name="ce42">
            <text:p>QQ Arma/MB</text:p>
          </table:table-cell>
          <table:table-cell office:value-type="string" table:style-name="ce87">
            <text:p>MB</text:p>
          </table:table-cell>
          <table:table-cell office:value-type="string" table:style-name="ce42">
            <text:p>EXCEDENTE</text:p>
          </table:table-cell>
          <table:table-cell office:value-type="string" table:style-name="ce88">
            <text:p>QQ Arma ou QMB</text:p>
          </table:table-cell>
          <table:table-cell office:value-type="string" table:style-name="ce88">
            <text:p>Excedente prorroga</text:p>
          </table:table-cell>
          <table:table-cell office:value-type="string" table:style-name="ce686">
            <text:p>084 198 384 46</text:p>
          </table:table-cell>
          <table:table-cell office:value-type="string" table:style-name="ce686">
            <text:p>0701638751</text:p>
          </table:table-cell>
          <table:table-cell office:value-type="string" table:style-name="ce687">
            <text:p>09/Set/1989</text:p>
          </table:table-cell>
          <table:table-cell office:value-type="string" table:style-name="ce687">
            <text:p>29/Nov/2008</text:p>
          </table:table-cell>
          <table:table-cell office:value-type="string" table:style-name="ce687">
            <text:p>31/Ago/2009</text:p>
          </table:table-cell>
          <table:table-cell office:value-type="date" office:date-value="2012-08-31T00:00:00" table:style-name="ce687">
            <text:p>31 Aug 2012</text:p>
          </table:table-cell>
          <table:table-cell table:number-columns-repeated="2" table:style-name="ce688"/>
          <table:table-cell office:value-type="date" office:date-value="2009-06-29T00:00:00" table:style-name="ce687">
            <text:p>29 Jun 2009</text:p>
          </table:table-cell>
          <table:table-cell office:value-type="date" office:date-value="2012-06-29T00:00:00" table:style-name="ce687">
            <text:p>29 Jun 2012</text:p>
          </table:table-cell>
          <table:table-cell office:value-type="date" office:date-value="2013-06-28T00:00:00" table:style-name="ce687">
            <text:p>28 Jun 2013</text:p>
          </table:table-cell>
          <table:table-cell office:value-type="string" table:style-name="ce311">
            <text:p>04a 10m 20d</text:p>
          </table:table-cell>
          <table:table-cell office:value-type="string" table:style-name="ce655">
            <text:p>Último ano</text:p>
          </table:table-cell>
          <table:table-cell office:value-type="string" table:number-columns-spanned="4" table:number-rows-spanned="1" table:style-name="ce724">
            <text:p>Transferido da 3ªDL para o PqRMnt/8, Adt DSM 1A ao Bol R n° 016, de 27 fev 13 <text:s/>QQ AQS</text:p>
          </table:table-cell>
          <table:covered-table-cell table:number-columns-repeated="3"/>
          <table:table-cell table:number-columns-repeated="16356"/>
        </table:table-row>
        <table:table-row table:style-name="ro5">
          <table:table-cell office:value-type="string" table:style-name="ce689">
            <text:p>7º BEC</text:p>
          </table:table-cell>
          <table:table-cell office:value-type="string" table:style-name="ce24">
            <text:p>Natal</text:p>
          </table:table-cell>
          <table:table-cell office:value-type="string" table:style-name="ce64">
            <text:p>RN</text:p>
          </table:table-cell>
          <table:table-cell office:value-type="string" table:style-name="ce35">
            <text:p>1º Ten</text:p>
          </table:table-cell>
          <table:table-cell office:value-type="string" table:style-name="ce35">
            <text:p>Temporário</text:p>
          </table:table-cell>
          <table:table-cell office:value-type="string" table:style-name="ce38">
            <text:p>RAFAEL<text:s/><text:span text:style-name="T19">CUNHA</text:span><text:s/>ALVES MOREIRA</text:p>
          </table:table-cell>
          <table:table-cell office:value-type="string" table:style-name="ce97">
            <text:p>QQ AQS</text:p>
          </table:table-cell>
          <table:table-cell office:value-type="string" table:style-name="ce690">
            <text:p>Eng</text:p>
          </table:table-cell>
          <table:table-cell office:value-type="string" table:style-name="ce691">
            <text:p>transferido 3ª DL vaga de OTT</text:p>
          </table:table-cell>
          <table:table-cell office:value-type="string" table:style-name="ce38">
            <text:p>QQ Arma, QMB ou Sv Int</text:p>
          </table:table-cell>
          <table:table-cell office:value-type="string" table:style-name="ce38">
            <text:p>Claro prorroga</text:p>
          </table:table-cell>
          <table:table-cell office:value-type="string" table:style-name="ce253">
            <text:p>081 445 204 32</text:p>
          </table:table-cell>
          <table:table-cell office:value-type="string" table:style-name="ce253">
            <text:p>0701203358</text:p>
          </table:table-cell>
          <table:table-cell office:value-type="date" office:date-value="1989-04-25T00:00:00" table:style-name="ce78">
            <text:p>25 Apr 1989</text:p>
          </table:table-cell>
          <table:table-cell office:value-type="date" office:date-value="2008-11-29T00:00:00" table:style-name="ce78">
            <text:p>29 Nov 2008</text:p>
          </table:table-cell>
          <table:table-cell office:value-type="date" office:date-value="2009-08-31T00:00:00" table:style-name="ce22">
            <text:p>31 Aug 2009</text:p>
          </table:table-cell>
          <table:table-cell office:value-type="date" office:date-value="2012-08-31T00:00:00" table:style-name="ce22">
            <text:p>31 Aug 2012</text:p>
          </table:table-cell>
          <table:table-cell office:value-type="string" table:style-name="ce80">
            <text:p>00a 03m 12d</text:p>
          </table:table-cell>
          <table:table-cell table:style-name="ce80"/>
          <table:table-cell office:value-type="date" office:date-value="2009-06-29T00:00:00" table:style-name="ce78">
            <text:p>29 Jun 2009</text:p>
          </table:table-cell>
          <table:table-cell office:value-type="date" office:date-value="2012-06-29T00:00:00" table:style-name="ce40">
            <text:p>29 Jun 2012</text:p>
          </table:table-cell>
          <table:table-cell office:value-type="date" office:date-value="2013-06-28T00:00:00" table:style-name="ce40">
            <text:p>28 Jun 2013</text:p>
          </table:table-cell>
          <table:table-cell office:value-type="string" table:style-name="ce41">
            <text:p>04a 10m 20d</text:p>
          </table:table-cell>
          <table:table-cell office:value-type="string" table:style-name="ce38">
            <text:p>transferido para a 3ª DL vaga de OTT em 09 maio 13</text:p>
          </table:table-cell>
          <table:table-cell table:style-name="ce10"/>
          <table:table-cell office:value-type="string" table:style-name="ce50">
            <text:p>QQ AQS</text:p>
          </table:table-cell>
          <table:table-cell table:number-columns-repeated="2" table:style-name="ce10"/>
          <table:table-cell table:number-columns-repeated="16356"/>
        </table:table-row>
        <table:table-row table:style-name="ro5">
          <table:table-cell office:value-type="string" table:style-name="ce689">
            <text:p>7º BEC</text:p>
          </table:table-cell>
          <table:table-cell office:value-type="string" table:style-name="ce24">
            <text:p>Natal</text:p>
          </table:table-cell>
          <table:table-cell office:value-type="string" table:style-name="ce64">
            <text:p>RN</text:p>
          </table:table-cell>
          <table:table-cell office:value-type="string" table:style-name="ce35">
            <text:p>1º Ten</text:p>
          </table:table-cell>
          <table:table-cell office:value-type="string" table:style-name="ce35">
            <text:p>Temporário</text:p>
          </table:table-cell>
          <table:table-cell office:value-type="string" table:style-name="ce692">
            <office:annotation draw:style-name="a27" svg:x="8.40625in" svg:y="4.22916666666667in" svg:width="1.13541666666667in" svg:height="0.760416666666667in">
              <dc:creator/>
              <text:p><text:span text:style-name="T11">Foi informado por telefone que o militar deu baixa, passou em concurso</text:span></text:p>
            </office:annotation>
            <text:p>IRENO<text:span text:style-name="T19"><text:s/>TIBURCIO</text:span><text:s/>CAVALCANTI NETO</text:p>
          </table:table-cell>
          <table:table-cell office:value-type="string" table:style-name="ce250">
            <text:p>Eng</text:p>
          </table:table-cell>
          <table:table-cell office:value-type="string" table:style-name="ce693">
            <text:p>Eng</text:p>
          </table:table-cell>
          <table:table-cell office:value-type="string" table:style-name="ce259">
            <text:p>16 8105 000 000</text:p>
          </table:table-cell>
          <table:table-cell office:value-type="string" table:style-name="ce692">
            <text:p>Engenharia</text:p>
          </table:table-cell>
          <table:table-cell office:value-type="string" table:style-name="ce38">
            <text:p>Claro prorroga</text:p>
          </table:table-cell>
          <table:table-cell office:value-type="string" table:style-name="ce253">
            <text:p>073 961 464 96</text:p>
          </table:table-cell>
          <table:table-cell office:value-type="string" table:style-name="ce253">
            <text:p>0701196255</text:p>
          </table:table-cell>
          <table:table-cell office:value-type="date" office:date-value="1989-06-09T00:00:00" table:style-name="ce78">
            <text:p>09 Jun 1989</text:p>
          </table:table-cell>
          <table:table-cell office:value-type="date" office:date-value="2008-11-29T00:00:00" table:style-name="ce78">
            <text:p>29 Nov 2008</text:p>
          </table:table-cell>
          <table:table-cell office:value-type="date" office:date-value="2009-08-31T00:00:00" table:style-name="ce78">
            <text:p>31 Aug 2009</text:p>
          </table:table-cell>
          <table:table-cell office:value-type="date" office:date-value="2012-08-31T00:00:00" table:style-name="ce22">
            <text:p>31 Aug 2012</text:p>
          </table:table-cell>
          <table:table-cell office:value-type="string" table:style-name="ce23">
            <text:p>00a 03m 12d</text:p>
          </table:table-cell>
          <table:table-cell office:value-type="string" table:style-name="ce23">
            <text:p>00a 03m 12d</text:p>
          </table:table-cell>
          <table:table-cell office:value-type="date" office:date-value="2009-06-29T00:00:00" table:style-name="ce75">
            <text:p>29 Jun 2009</text:p>
          </table:table-cell>
          <table:table-cell office:value-type="date" office:date-value="2012-06-29T00:00:00" table:style-name="ce40">
            <text:p>29 Jun 2012</text:p>
          </table:table-cell>
          <table:table-cell office:value-type="date" office:date-value="2013-06-28T00:00:00" table:style-name="ce40">
            <text:p>28 Jun 2013</text:p>
          </table:table-cell>
          <table:table-cell office:value-type="string" table:style-name="ce41">
            <text:p>04a 10m 20d</text:p>
          </table:table-cell>
          <table:table-cell table:style-name="ce38"/>
          <table:table-cell table:style-name="ce10"/>
          <table:table-cell office:value-type="string" table:style-name="ce50">
            <text:p>Eng</text:p>
          </table:table-cell>
          <table:table-cell table:number-columns-repeated="16358" table:style-name="ce1"/>
        </table:table-row>
        <table:table-row table:style-name="ro5">
          <table:table-cell office:value-type="string" table:style-name="ce689">
            <text:p>4º BPE</text:p>
          </table:table-cell>
          <table:table-cell office:value-type="string" table:style-name="ce62">
            <text:p>Recife</text:p>
          </table:table-cell>
          <table:table-cell office:value-type="string" table:style-name="ce64">
            <text:p>PE</text:p>
          </table:table-cell>
          <table:table-cell office:value-type="string" table:style-name="ce64">
            <text:p>2º Ten</text:p>
          </table:table-cell>
          <table:table-cell office:value-type="string" table:style-name="ce64">
            <text:p>Temporário</text:p>
          </table:table-cell>
          <table:table-cell office:value-type="string" table:style-name="ce694">
            <text:p>THIAGO LUIS DA NÓBREGA<text:s/><text:span text:style-name="T23">NOVAIS</text:span><text:s/>SOUSA</text:p>
          </table:table-cell>
          <table:table-cell office:value-type="string" table:style-name="ce64">
            <text:p>Inf</text:p>
          </table:table-cell>
          <table:table-cell office:value-type="string" table:style-name="ce50">
            <text:p>Inf</text:p>
          </table:table-cell>
          <table:table-cell office:value-type="string" table:style-name="ce64">
            <text:p>17 8107 000 000</text:p>
          </table:table-cell>
          <table:table-cell office:value-type="string" table:style-name="ce24">
            <text:p>Infantaria</text:p>
          </table:table-cell>
          <table:table-cell office:value-type="string" table:style-name="ce38">
            <text:p>Claro prorroga</text:p>
          </table:table-cell>
          <table:table-cell office:value-type="string" table:style-name="ce21">
            <text:p>087 309 314 36</text:p>
          </table:table-cell>
          <table:table-cell office:value-type="string" table:style-name="ce21">
            <text:p>0702122953</text:p>
          </table:table-cell>
          <table:table-cell office:value-type="date" office:date-value="1991-08-20T00:00:00" table:style-name="ce22">
            <text:p>20 Aug 1991</text:p>
          </table:table-cell>
          <table:table-cell office:value-type="date" office:date-value="2010-12-02T00:00:00" table:style-name="ce78">
            <text:p>02 Dec 2010</text:p>
          </table:table-cell>
          <table:table-cell office:value-type="date" office:date-value="2011-08-31T00:00:00" table:style-name="ce78">
            <text:p>31 Aug 2011</text:p>
          </table:table-cell>
          <table:table-cell office:value-type="date" office:date-value="2014-08-31T00:00:00" table:style-name="ce79">
            <text:p>31 Aug 2014</text:p>
          </table:table-cell>
          <table:table-cell office:value-type="string" table:style-name="ce80">
            <text:p>00a 07m 05d</text:p>
          </table:table-cell>
          <table:table-cell office:value-type="string" table:style-name="ce80">
            <text:p>00a 03m 12d</text:p>
          </table:table-cell>
          <table:table-cell office:value-type="date" office:date-value="2011-06-27T00:00:00" table:style-name="ce75">
            <text:p>27 Jun 2011</text:p>
          </table:table-cell>
          <table:table-cell office:value-type="date" office:date-value="2013-06-27T00:00:00" table:style-name="ce75">
            <text:p>27 Jun 2013</text:p>
          </table:table-cell>
          <table:table-cell office:value-type="date" office:date-value="2014-06-26T00:00:00" table:style-name="ce75">
            <text:p>26 Jun 2014</text:p>
          </table:table-cell>
          <table:table-cell office:value-type="string" table:style-name="ce81">
            <text:p>03a 10m 18d</text:p>
          </table:table-cell>
          <table:table-cell office:value-type="string" table:style-name="ce61">
            <text:p>Convocado em 27 Jun 11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84">
            <text:p>4º BPE</text:p>
          </table:table-cell>
          <table:table-cell office:value-type="string" table:style-name="ce84">
            <text:p>Recife</text:p>
          </table:table-cell>
          <table:table-cell office:value-type="string" table:style-name="ce85">
            <text:p>PE</text:p>
          </table:table-cell>
          <table:table-cell office:value-type="string" table:style-name="ce42">
            <text:p>1º Ten</text:p>
          </table:table-cell>
          <table:table-cell office:value-type="string" table:style-name="ce42">
            <text:p>Temporário</text:p>
          </table:table-cell>
          <table:table-cell office:value-type="string" table:style-name="ce695">
            <office:annotation draw:style-name="a28" svg:x="8.41666666666667in" svg:y="4.60416666666667in" svg:width="1.19791666666667in" svg:height="0.354166666666667in">
              <dc:creator/>
              <text:p><text:span text:style-name="T11">DIEx n° 423, de 10 dez 12</text:span></text:p>
            </office:annotation>
            <text:p>PAULO EDUARDO TAVARES<text:s/><text:span text:style-name="T23">MONTEIRO</text:span></text:p>
          </table:table-cell>
          <table:table-cell office:value-type="string" table:style-name="ce42">
            <text:p>Int</text:p>
          </table:table-cell>
          <table:table-cell office:value-type="string" table:style-name="ce42">
            <text:p>Int</text:p>
          </table:table-cell>
          <table:table-cell office:value-type="string" table:style-name="ce42">
            <text:p>EXCEDENTE</text:p>
          </table:table-cell>
          <table:table-cell office:value-type="string" table:style-name="ce88">
            <text:p>Infantaria</text:p>
          </table:table-cell>
          <table:table-cell office:value-type="string" table:style-name="ce88">
            <text:p>Excedente prorroga</text:p>
          </table:table-cell>
          <table:table-cell office:value-type="string" table:style-name="ce141">
            <text:p>052 695 364 04</text:p>
          </table:table-cell>
          <table:table-cell office:value-type="string" table:style-name="ce141">
            <text:p>0700241557</text:p>
          </table:table-cell>
          <table:table-cell office:value-type="string" table:style-name="ce90">
            <text:p>25/Fev/1987</text:p>
          </table:table-cell>
          <table:table-cell office:value-type="date" office:date-value="2006-12-01T00:00:00" table:style-name="ce90">
            <text:p>01 Dec 2006</text:p>
          </table:table-cell>
          <table:table-cell office:value-type="date" office:date-value="2007-08-31T00:00:00" table:style-name="ce93">
            <text:p>31 Aug 2007</text:p>
          </table:table-cell>
          <table:table-cell office:value-type="date" office:date-value="2010-08-31T00:00:00" table:style-name="ce90">
            <text:p>31 Aug 2010</text:p>
          </table:table-cell>
          <table:table-cell office:value-type="string" table:style-name="ce92">
            <text:p>00a 06m 23d</text:p>
          </table:table-cell>
          <table:table-cell office:value-type="string" table:style-name="ce92">
            <text:p>00a 03m 18d</text:p>
          </table:table-cell>
          <table:table-cell office:value-type="date" office:date-value="2007-06-22T00:00:00" table:style-name="ce90">
            <text:p>22 Jun 2007</text:p>
          </table:table-cell>
          <table:table-cell office:value-type="date" office:date-value="2012-06-22T00:00:00" table:style-name="ce90">
            <text:p>22 Jun 2012</text:p>
          </table:table-cell>
          <table:table-cell office:value-type="date" office:date-value="2013-06-21T00:00:00" table:style-name="ce90">
            <text:p>21 Jun 2013</text:p>
          </table:table-cell>
          <table:table-cell office:value-type="string" table:style-name="ce41">
            <text:p>06a 10m 13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96">
            <text:p>14º BI Mtz</text:p>
          </table:table-cell>
          <table:table-cell office:value-type="string" table:style-name="ce69">
            <text:p>Jaboatão dos Guararapes</text:p>
          </table:table-cell>
          <table:table-cell office:value-type="string" table:style-name="ce70">
            <text:p>PE</text:p>
          </table:table-cell>
          <table:table-cell office:value-type="string" table:style-name="ce47">
            <text:p>1º Ten</text:p>
          </table:table-cell>
          <table:table-cell office:value-type="string" table:style-name="ce47">
            <text:p>Temporário</text:p>
          </table:table-cell>
          <table:table-cell office:value-type="string" table:style-name="ce695">
            <office:annotation draw:style-name="a29" svg:x="8.41666666666667in" svg:y="4.79166666666667in" svg:width="1.19791666666667in" svg:height="0.78125in">
              <dc:creator/>
              <text:p><text:span text:style-name="T11">DIEX N° 075-S1.5/14° BI MTZ, de 08 maio 12, sol 8° ano</text:span><text:span text:style-name="T11"/></text:p>
              <text:p/>
            </office:annotation>
            <text:p>EDMILSON RAIMUNDO DE OLIVEIRA<text:s/><text:span text:style-name="T23">JÚNIOR</text:span>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54">
            <text:p>16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56">
            <text:p>claro prorroga</text:p>
          </table:table-cell>
          <table:table-cell office:value-type="string" table:style-name="ce658">
            <text:p>057 976 654 33</text:p>
          </table:table-cell>
          <table:table-cell office:value-type="string" table:style-name="ce658">
            <text:p>0700145550</text:p>
          </table:table-cell>
          <table:table-cell office:value-type="string" table:style-name="ce659">
            <text:p>05/Jun/1986</text:p>
          </table:table-cell>
          <table:table-cell office:value-type="date" office:date-value="2005-12-02T00:00:00" table:style-name="ce659">
            <text:p>02 Dec 2005</text:p>
          </table:table-cell>
          <table:table-cell office:value-type="date" office:date-value="2006-08-31T00:00:00" table:style-name="ce659">
            <text:p>31 Aug 2006</text:p>
          </table:table-cell>
          <table:table-cell office:value-type="date" office:date-value="2009-08-31T00:00:00" table:style-name="ce659">
            <text:p>31 Aug 2009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18d</text:p>
          </table:table-cell>
          <table:table-cell office:value-type="date" office:date-value="2006-06-23T00:00:00" table:style-name="ce659">
            <text:p>23 Jun 2006</text:p>
          </table:table-cell>
          <table:table-cell office:value-type="date" office:date-value="2012-06-23T00:00:00" table:style-name="ce687">
            <text:p>23 Jun 2012</text:p>
          </table:table-cell>
          <table:table-cell office:value-type="date" office:date-value="2013-06-22T00:00:00" table:style-name="ce687">
            <text:p>22 Jun 2013</text:p>
          </table:table-cell>
          <table:table-cell office:value-type="string" table:style-name="ce654">
            <text:p>07a 07m 02d</text:p>
          </table:table-cell>
          <table:table-cell office:value-type="string" table:style-name="ce651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84">
            <text:p>16º BI Mtz</text:p>
          </table:table-cell>
          <table:table-cell office:value-type="string" table:style-name="ce88">
            <text:p>Natal</text:p>
          </table:table-cell>
          <table:table-cell office:value-type="string" table:style-name="ce42">
            <text:p>RN</text:p>
          </table:table-cell>
          <table:table-cell office:value-type="string" table:style-name="ce42">
            <text:p>1º Ten</text:p>
          </table:table-cell>
          <table:table-cell office:value-type="string" table:style-name="ce697">
            <text:p>Temporário</text:p>
          </table:table-cell>
          <table:table-cell office:value-type="string" table:style-name="ce343">
            <office:annotation draw:style-name="a30" svg:x="8.41666666666667in" svg:y="4.96875in" svg:width="1.19791666666667in" svg:height="1.79166666666667in">
              <dc:creator/>
              <text:p><text:span text:style-name="T11">DIEX N° 002, de 07 JAN 13, informa que não há claro vago e que o ten azevedo está excedente</text:span></text:p>
            </office:annotation>
            <text:p>HUDSON WAGNER SANTOS DE AZEVÊDO</text:p>
          </table:table-cell>
          <table:table-cell office:value-type="string" table:style-name="ce654">
            <text:p>Inf</text:p>
          </table:table-cell>
          <table:table-cell office:value-type="string" table:style-name="ce657">
            <text:p>Inf</text:p>
          </table:table-cell>
          <table:table-cell office:value-type="string" table:style-name="ce668">
            <text:p>EXCEDENTE</text:p>
          </table:table-cell>
          <table:table-cell office:value-type="string" table:style-name="ce656">
            <text:p>Infantaria</text:p>
          </table:table-cell>
          <table:table-cell office:value-type="string" table:style-name="ce244">
            <text:p>Excedente prorroga</text:p>
          </table:table-cell>
          <table:table-cell office:value-type="string" table:style-name="ce658">
            <text:p>004 582 460 69</text:p>
          </table:table-cell>
          <table:table-cell office:value-type="string" table:style-name="ce658">
            <text:p>0828182345</text:p>
          </table:table-cell>
          <table:table-cell office:value-type="string" table:style-name="ce659">
            <text:p>02/Jan/1986</text:p>
          </table:table-cell>
          <table:table-cell office:value-type="date" office:date-value="2005-12-02T00:00:00" table:style-name="ce659">
            <text:p>02 Dec 2005</text:p>
          </table:table-cell>
          <table:table-cell office:value-type="date" office:date-value="2006-08-31T00:00:00" table:style-name="ce659">
            <text:p>31 Aug 2006</text:p>
          </table:table-cell>
          <table:table-cell office:value-type="date" office:date-value="2009-08-31T00:00:00" table:style-name="ce659">
            <text:p>31 Aug 2009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18d</text:p>
          </table:table-cell>
          <table:table-cell office:value-type="date" office:date-value="2006-06-23T00:00:00" table:style-name="ce659">
            <text:p>23 Jun 2006</text:p>
          </table:table-cell>
          <table:table-cell office:value-type="date" office:date-value="2012-06-23T00:00:00" table:style-name="ce687">
            <text:p>23 Jun 2012</text:p>
          </table:table-cell>
          <table:table-cell office:value-type="date" office:date-value="2013-06-22T00:00:00" table:style-name="ce687">
            <text:p>22 Jun 2013</text:p>
          </table:table-cell>
          <table:table-cell office:value-type="string" table:style-name="ce654">
            <text:p>07a 07m 02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84">
            <text:p>17º GAC</text:p>
          </table:table-cell>
          <table:table-cell office:value-type="string" table:style-name="ce88">
            <text:p>Natal</text:p>
          </table:table-cell>
          <table:table-cell office:value-type="string" table:style-name="ce42">
            <text:p>RN</text:p>
          </table:table-cell>
          <table:table-cell office:value-type="string" table:style-name="ce42">
            <text:p>1º Ten</text:p>
          </table:table-cell>
          <table:table-cell office:value-type="string" table:style-name="ce42">
            <text:p>Temporário</text:p>
          </table:table-cell>
          <table:table-cell office:value-type="string" table:style-name="ce65">
            <office:annotation draw:style-name="a31" svg:x="8.40625in" svg:y="5.15625in" svg:width="1.13541666666667in" svg:height="0.78125in">
              <dc:creator/>
              <text:p><text:span text:style-name="T11">DIEx n° 17, de 18 JAN 13, informa que o militar vai ser licenciado</text:span></text:p>
            </office:annotation>
            <text:p>RUBENS CONSERVA<text:s/><text:span text:style-name="T19">ROLIM</text:span><text:s/>ANGELIM E TRAPIÁ</text:p>
          </table:table-cell>
          <table:table-cell office:value-type="string" table:style-name="ce668">
            <text:p>Art</text:p>
          </table:table-cell>
          <table:table-cell office:value-type="string" table:style-name="ce87">
            <text:p>Art</text:p>
          </table:table-cell>
          <table:table-cell office:value-type="string" table:style-name="ce42">
            <text:p>EXCEDENTE</text:p>
          </table:table-cell>
          <table:table-cell office:value-type="string" table:style-name="ce88">
            <text:p>Artilharia</text:p>
          </table:table-cell>
          <table:table-cell office:value-type="string" table:style-name="ce140">
            <text:p>Excedente prorroga</text:p>
          </table:table-cell>
          <table:table-cell office:value-type="string" table:style-name="ce141">
            <text:p>060 538 514 93</text:p>
          </table:table-cell>
          <table:table-cell office:value-type="string" table:style-name="ce141">
            <text:p>0700739758</text:p>
          </table:table-cell>
          <table:table-cell office:value-type="string" table:style-name="ce90">
            <text:p>06/Abr/1988</text:p>
          </table:table-cell>
          <table:table-cell office:value-type="date" office:date-value="2007-12-01T00:00:00" table:style-name="ce90">
            <text:p>01 Dec 2007</text:p>
          </table:table-cell>
          <table:table-cell office:value-type="date" office:date-value="2008-08-31T00:00:00" table:style-name="ce90">
            <text:p>31 Aug 2008</text:p>
          </table:table-cell>
          <table:table-cell office:value-type="date" office:date-value="2011-08-31T00:00:00" table:style-name="ce90">
            <text:p>31 Aug 2011</text:p>
          </table:table-cell>
          <table:table-cell office:value-type="string" table:style-name="ce92">
            <text:p>00a 06m 23d</text:p>
          </table:table-cell>
          <table:table-cell office:value-type="string" table:style-name="ce42">
            <text:p>00a 03m 16d</text:p>
          </table:table-cell>
          <table:table-cell office:value-type="date" office:date-value="2008-06-23T00:00:00" table:style-name="ce90">
            <text:p>23 Jun 2008</text:p>
          </table:table-cell>
          <table:table-cell office:value-type="date" office:date-value="2012-06-23T00:00:00" table:style-name="ce90">
            <text:p>23 Jun 2012</text:p>
          </table:table-cell>
          <table:table-cell office:value-type="date" office:date-value="2013-06-22T00:00:00" table:style-name="ce90">
            <text:p>22 Jun 2013</text:p>
          </table:table-cell>
          <table:table-cell office:value-type="string" table:style-name="ce698">
            <text:p>05a 10m 09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343">
            <text:p>1º BE Cnst</text:p>
          </table:table-cell>
          <table:table-cell office:value-type="string" table:style-name="ce206">
            <text:p>Caicó</text:p>
          </table:table-cell>
          <table:table-cell office:value-type="string" table:style-name="ce699">
            <text:p>RN</text:p>
          </table:table-cell>
          <table:table-cell office:value-type="string" table:style-name="ce699">
            <text:p>1º Ten</text:p>
          </table:table-cell>
          <table:table-cell office:value-type="string" table:style-name="ce680">
            <text:p>Temporário</text:p>
          </table:table-cell>
          <table:table-cell office:value-type="string" table:style-name="ce65">
            <office:annotation draw:style-name="a32" svg:x="8.41666666666667in" svg:y="5.32291666666667in" svg:width="1.19791666666667in" svg:height="0.479166666666667in">
              <dc:creator/>
              <text:p><text:span text:style-name="T11">1° BEC solicita prorrogação para o 8° ano</text:span></text:p>
            </office:annotation>
            <text:p>MARCONE<text:span text:style-name="T19"><text:s/>TAVARES</text:span><text:s/>GOMES DA SILVA</text:p>
          </table:table-cell>
          <table:table-cell office:value-type="string" table:style-name="ce657">
            <text:p>QQ AQS</text:p>
          </table:table-cell>
          <table:table-cell office:value-type="string" table:style-name="ce657">
            <text:p>Eng</text:p>
          </table:table-cell>
          <table:table-cell office:value-type="string" table:style-name="ce668">
            <text:p>EXCEDENTE</text:p>
          </table:table-cell>
          <table:table-cell table:style-name="ce65"/>
          <table:table-cell office:value-type="string" table:style-name="ce65">
            <text:p>Excedente prorroga</text:p>
          </table:table-cell>
          <table:table-cell office:value-type="string" table:style-name="ce658">
            <text:p>046 809 414 80</text:p>
          </table:table-cell>
          <table:table-cell office:value-type="string" table:style-name="ce658">
            <text:p>0700142656</text:p>
          </table:table-cell>
          <table:table-cell office:value-type="string" table:style-name="ce659">
            <text:p>02/Ago/1984</text:p>
          </table:table-cell>
          <table:table-cell office:value-type="date" office:date-value="2005-12-02T00:00:00" table:style-name="ce659">
            <text:p>02 Dec 2005</text:p>
          </table:table-cell>
          <table:table-cell office:value-type="date" office:date-value="2006-08-31T00:00:00" table:style-name="ce659">
            <text:p>31 Aug 2006</text:p>
          </table:table-cell>
          <table:table-cell office:value-type="date" office:date-value="2009-08-31T00:00:00" table:style-name="ce659">
            <text:p>31 Aug 2009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18d</text:p>
          </table:table-cell>
          <table:table-cell office:value-type="date" office:date-value="2006-06-23T00:00:00" table:style-name="ce659">
            <text:p>23 Jun 2006</text:p>
          </table:table-cell>
          <table:table-cell office:value-type="date" office:date-value="2012-06-23T00:00:00" table:style-name="ce687">
            <text:p>23 Jun 2012</text:p>
          </table:table-cell>
          <table:table-cell office:value-type="date" office:date-value="2013-06-22T00:00:00" table:style-name="ce687">
            <text:p>22 Jun 2013</text:p>
          </table:table-cell>
          <table:table-cell office:value-type="string" table:style-name="ce654">
            <text:p>07a 07m 02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89">
            <text:p>31º BI Mtz</text:p>
          </table:table-cell>
          <table:table-cell office:value-type="string" table:style-name="ce62">
            <text:p>Campina Grande</text:p>
          </table:table-cell>
          <table:table-cell office:value-type="string" table:style-name="ce63">
            <text:p>PB</text:p>
          </table:table-cell>
          <table:table-cell office:value-type="string" table:style-name="ce64">
            <text:p>1º Ten</text:p>
          </table:table-cell>
          <table:table-cell office:value-type="string" table:style-name="ce64">
            <text:p>Temporário</text:p>
          </table:table-cell>
          <table:table-cell office:value-type="string" table:style-name="ce700">
            <text:p>FRANCISCO<text:s/><text:span text:style-name="T19">CHAVES</text:span><text:s/>PINTO</text:p>
          </table:table-cell>
          <table:table-cell office:value-type="string" table:style-name="ce668">
            <text:p>Inf</text:p>
          </table:table-cell>
          <table:table-cell office:value-type="string" table:style-name="ce50">
            <text:p>Inf</text:p>
          </table:table-cell>
          <table:table-cell office:value-type="string" table:style-name="ce64">
            <text:p>16 8107 000 000</text:p>
          </table:table-cell>
          <table:table-cell office:value-type="string" table:style-name="ce24">
            <text:p>Infantaria</text:p>
          </table:table-cell>
          <table:table-cell office:value-type="string" table:style-name="ce38">
            <text:p>Claro prorroga</text:p>
          </table:table-cell>
          <table:table-cell office:value-type="string" table:style-name="ce72">
            <text:p>072 921 444 38</text:p>
          </table:table-cell>
          <table:table-cell office:value-type="string" table:style-name="ce72">
            <text:p>0700739055</text:p>
          </table:table-cell>
          <table:table-cell office:value-type="date" office:date-value="1988-09-12T00:00:00" table:style-name="ce73">
            <text:p>12 Sep 1988</text:p>
          </table:table-cell>
          <table:table-cell office:value-type="date" office:date-value="2007-12-01T00:00:00" table:style-name="ce73">
            <text:p>01 Dec 2007</text:p>
          </table:table-cell>
          <table:table-cell office:value-type="date" office:date-value="2008-08-31T00:00:00" table:style-name="ce73">
            <text:p>31 Aug 2008</text:p>
          </table:table-cell>
          <table:table-cell office:value-type="date" office:date-value="2011-08-31T00:00:00" table:style-name="ce73">
            <text:p>31 Aug 2011</text:p>
          </table:table-cell>
          <table:table-cell office:value-type="string" table:style-name="ce23">
            <text:p>00a 06m 23d</text:p>
          </table:table-cell>
          <table:table-cell office:value-type="string" table:style-name="ce95">
            <text:p>00a 03m 16d</text:p>
          </table:table-cell>
          <table:table-cell office:value-type="date" office:date-value="2008-06-23T00:00:00" table:style-name="ce73">
            <text:p>23 Jun 2008</text:p>
          </table:table-cell>
          <table:table-cell office:value-type="date" office:date-value="2012-06-23T00:00:00" table:style-name="ce40">
            <text:p>23 Jun 2012</text:p>
          </table:table-cell>
          <table:table-cell office:value-type="date" office:date-value="2013-06-22T00:00:00" table:style-name="ce40">
            <text:p>22 Jun 2013</text:p>
          </table:table-cell>
          <table:table-cell office:value-type="string" table:style-name="ce698">
            <text:p>05a 10m 09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84">
            <text:p>4º BPE</text:p>
          </table:table-cell>
          <table:table-cell office:value-type="string" table:style-name="ce84">
            <text:p>Recife</text:p>
          </table:table-cell>
          <table:table-cell office:value-type="string" table:style-name="ce85">
            <text:p>PE</text:p>
          </table:table-cell>
          <table:table-cell office:value-type="string" table:style-name="ce42">
            <text:p>1º Ten</text:p>
          </table:table-cell>
          <table:table-cell office:value-type="string" table:style-name="ce697">
            <text:p>Temporário</text:p>
          </table:table-cell>
          <table:table-cell office:value-type="string" table:style-name="ce671">
            <office:annotation draw:style-name="a33" svg:x="8.41666666666667in" svg:y="5.66666666666667in" svg:width="1.19791666666667in" svg:height="0.354166666666667in">
              <dc:creator/>
              <text:p><text:span text:style-name="T11">DIEx n° 423, de 10 dez 12</text:span></text:p>
            </office:annotation>
            <text:p>FELIPE<text:s/><text:span text:style-name="T12">LIMA DE ARAUJO</text:span></text:p>
          </table:table-cell>
          <table:table-cell office:value-type="string" table:style-name="ce668">
            <text:p>Inf</text:p>
          </table:table-cell>
          <table:table-cell office:value-type="string" table:style-name="ce701">
            <text:p>Inf</text:p>
          </table:table-cell>
          <table:table-cell office:value-type="string" table:style-name="ce668">
            <text:p>EXCEDENTE</text:p>
          </table:table-cell>
          <table:table-cell office:value-type="string" table:style-name="ce88">
            <text:p>Infantaria</text:p>
          </table:table-cell>
          <table:table-cell office:value-type="string" table:style-name="ce65">
            <text:p>Excedente prorroga</text:p>
          </table:table-cell>
          <table:table-cell office:value-type="string" table:style-name="ce658">
            <text:p>059 667 404 02</text:p>
          </table:table-cell>
          <table:table-cell office:value-type="string" table:style-name="ce686">
            <text:p>0700144652</text:p>
          </table:table-cell>
          <table:table-cell office:value-type="string" table:style-name="ce687">
            <text:p>23/Fev/1986</text:p>
          </table:table-cell>
          <table:table-cell office:value-type="date" office:date-value="2005-12-02T00:00:00" table:style-name="ce659">
            <text:p>02 Dec 2005</text:p>
          </table:table-cell>
          <table:table-cell office:value-type="date" office:date-value="2006-08-31T00:00:00" table:style-name="ce659">
            <text:p>31 Aug 2006</text:p>
          </table:table-cell>
          <table:table-cell office:value-type="date" office:date-value="2009-08-31T00:00:00" table:style-name="ce659">
            <text:p>31 Aug 2009</text:p>
          </table:table-cell>
          <table:table-cell office:value-type="string" table:style-name="ce688">
            <text:p>00a 03m 12d</text:p>
          </table:table-cell>
          <table:table-cell office:value-type="string" table:style-name="ce688">
            <text:p>00a 03m 18d</text:p>
          </table:table-cell>
          <table:table-cell office:value-type="date" office:date-value="2006-06-23T00:00:00" table:style-name="ce687">
            <text:p>23 Jun 2006</text:p>
          </table:table-cell>
          <table:table-cell office:value-type="date" office:date-value="2012-06-23T00:00:00" table:style-name="ce687">
            <text:p>23 Jun 2012</text:p>
          </table:table-cell>
          <table:table-cell office:value-type="date" office:date-value="2013-06-22T00:00:00" table:style-name="ce687">
            <text:p>22 Jun 2013</text:p>
          </table:table-cell>
          <table:table-cell office:value-type="string" table:style-name="ce698">
            <text:p>07a 07m 02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96">
            <text:p>59º BI Mtz</text:p>
          </table:table-cell>
          <table:table-cell office:value-type="string" table:style-name="ce69">
            <text:p>Maceió</text:p>
          </table:table-cell>
          <table:table-cell office:value-type="string" table:style-name="ce70">
            <text:p>AL</text:p>
          </table:table-cell>
          <table:table-cell office:value-type="string" table:style-name="ce47">
            <text:p>1º Ten</text:p>
          </table:table-cell>
          <table:table-cell office:value-type="string" table:style-name="ce47">
            <text:p>Temporário</text:p>
          </table:table-cell>
          <table:table-cell office:value-type="string" table:style-name="ce685">
            <office:annotation draw:style-name="a34" svg:x="8.41666666666667in" svg:y="5.85416666666667in" svg:width="1.19791666666667in" svg:height="0.78125in">
              <dc:creator/>
              <text:p><text:span text:style-name="T11">DIEx n° 021-1ª Seç/59ª BI Mtz, de 03 Abr 12, solicita 8° Ano</text:span><text:span text:style-name="T11"/></text:p>
              <text:p/>
            </office:annotation>
            <text:p>ALISSON LÁZARO LUIZ VERÍSSIMO</text:p>
          </table:table-cell>
          <table:table-cell office:value-type="string" table:style-name="ce668">
            <text:p>Inf</text:p>
          </table:table-cell>
          <table:table-cell office:value-type="string" table:style-name="ce701">
            <text:p>Inf</text:p>
          </table:table-cell>
          <table:table-cell office:value-type="string" table:style-name="ce668">
            <text:p>16 8107 000 627</text:p>
          </table:table-cell>
          <table:table-cell office:value-type="string" table:style-name="ce65">
            <text:p>Infantaria (Cur Ed Fis)</text:p>
          </table:table-cell>
          <table:table-cell office:value-type="string" table:style-name="ce65">
            <text:p>Claro prorroga</text:p>
          </table:table-cell>
          <table:table-cell table:style-name="ce65"/>
          <table:table-cell office:value-type="string" table:style-name="ce686">
            <text:p>0700145659</text:p>
          </table:table-cell>
          <table:table-cell office:value-type="string" table:style-name="ce687">
            <text:p>21/Mai/1986</text:p>
          </table:table-cell>
          <table:table-cell office:value-type="date" office:date-value="2005-12-02T00:00:00" table:style-name="ce659">
            <text:p>02 Dec 2005</text:p>
          </table:table-cell>
          <table:table-cell office:value-type="date" office:date-value="2006-08-31T00:00:00" table:style-name="ce659">
            <text:p>31 Aug 2006</text:p>
          </table:table-cell>
          <table:table-cell office:value-type="date" office:date-value="2009-08-31T00:00:00" table:style-name="ce659">
            <text:p>31 Aug 2009</text:p>
          </table:table-cell>
          <table:table-cell office:value-type="string" table:style-name="ce688">
            <text:p>00a 03m 12d</text:p>
          </table:table-cell>
          <table:table-cell office:value-type="string" table:style-name="ce688">
            <text:p>00a 03m 18d</text:p>
          </table:table-cell>
          <table:table-cell office:value-type="date" office:date-value="2006-06-23T00:00:00" table:style-name="ce687">
            <text:p>23 Jun 2006</text:p>
          </table:table-cell>
          <table:table-cell office:value-type="date" office:date-value="2012-06-23T00:00:00" table:style-name="ce687">
            <text:p>23 Jun 2012</text:p>
          </table:table-cell>
          <table:table-cell office:value-type="date" office:date-value="2013-06-22T00:00:00" table:style-name="ce687">
            <text:p>22 Jun 2013</text:p>
          </table:table-cell>
          <table:table-cell office:value-type="string" table:style-name="ce668">
            <text:p>07a 07m 02d</text:p>
          </table:table-cell>
          <table:table-cell office:value-type="string" table:style-name="ce702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96">
            <text:p>72º BI Mtz</text:p>
          </table:table-cell>
          <table:table-cell office:value-type="string" table:style-name="ce69">
            <text:p>Petrolina</text:p>
          </table:table-cell>
          <table:table-cell office:value-type="string" table:style-name="ce70">
            <text:p>PE</text:p>
          </table:table-cell>
          <table:table-cell office:value-type="string" table:style-name="ce47">
            <text:p>1º Ten</text:p>
          </table:table-cell>
          <table:table-cell office:value-type="string" table:style-name="ce47">
            <text:p>Temporário</text:p>
          </table:table-cell>
          <table:table-cell office:value-type="string" table:style-name="ce65">
            <office:annotation draw:style-name="a35" svg:x="8.41666666666667in" svg:y="6.04166666666667in" svg:width="1.19791666666667in" svg:height="1.32291666666667in">
              <dc:creator/>
              <text:p><text:span text:style-name="T11">DIEx N° 718, DE 11 DEZ 12 e DIEX 19, DE 03 JAN 13, <text:s/>INFORMA PREV. LICENCIAMENTO EM 23 JUN 13.</text:span></text:p>
            </office:annotation>
            <text:p>IVSON ROGERIO FERNANDES<text:s/><text:span text:style-name="T19">QUEIROZ</text:span></text:p>
          </table:table-cell>
          <table:table-cell office:value-type="string" table:style-name="ce668">
            <text:p>Inf</text:p>
          </table:table-cell>
          <table:table-cell office:value-type="string" table:style-name="ce71">
            <text:p>Inf</text:p>
          </table:table-cell>
          <table:table-cell office:value-type="string" table:style-name="ce47">
            <text:p>16 8107 000 000</text:p>
          </table:table-cell>
          <table:table-cell office:value-type="string" table:style-name="ce48">
            <text:p>Infantaria</text:p>
          </table:table-cell>
          <table:table-cell office:value-type="string" table:style-name="ce49">
            <text:p>Claro prorroga</text:p>
          </table:table-cell>
          <table:table-cell office:value-type="string" table:style-name="ce72">
            <text:p>059 004 124 07</text:p>
          </table:table-cell>
          <table:table-cell office:value-type="string" table:style-name="ce72">
            <text:p>0700735657</text:p>
          </table:table-cell>
          <table:table-cell office:value-type="date" office:date-value="1988-02-02T00:00:00" table:style-name="ce73">
            <text:p>02 Feb 1988</text:p>
          </table:table-cell>
          <table:table-cell office:value-type="date" office:date-value="2007-12-01T00:00:00" table:style-name="ce73">
            <text:p>01 Dec 2007</text:p>
          </table:table-cell>
          <table:table-cell office:value-type="date" office:date-value="2008-08-31T00:00:00" table:style-name="ce73">
            <text:p>31 Aug 2008</text:p>
          </table:table-cell>
          <table:table-cell office:value-type="date" office:date-value="2011-08-31T00:00:00" table:style-name="ce73">
            <text:p>31 Aug 2011</text:p>
          </table:table-cell>
          <table:table-cell office:value-type="string" table:style-name="ce23">
            <text:p>00a 06m 23d</text:p>
          </table:table-cell>
          <table:table-cell office:value-type="string" table:style-name="ce95">
            <text:p>00a 03m 16d</text:p>
          </table:table-cell>
          <table:table-cell office:value-type="date" office:date-value="2008-06-23T00:00:00" table:style-name="ce73">
            <text:p>23 Jun 2008</text:p>
          </table:table-cell>
          <table:table-cell office:value-type="date" office:date-value="2012-06-23T00:00:00" table:style-name="ce73">
            <text:p>23 Jun 2012</text:p>
          </table:table-cell>
          <table:table-cell office:value-type="date" office:date-value="2013-06-22T00:00:00" table:style-name="ce73">
            <text:p>22 Jun 2013</text:p>
          </table:table-cell>
          <table:table-cell office:value-type="string" table:style-name="ce698">
            <text:p>05a 10m 09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84">
            <text:p>7º D Sup</text:p>
          </table:table-cell>
          <table:table-cell office:value-type="string" table:style-name="ce84">
            <text:p>Recife</text:p>
          </table:table-cell>
          <table:table-cell office:value-type="string" table:style-name="ce85">
            <text:p>PE</text:p>
          </table:table-cell>
          <table:table-cell office:value-type="string" table:style-name="ce42">
            <text:p>1º Ten</text:p>
          </table:table-cell>
          <table:table-cell office:value-type="string" table:style-name="ce697">
            <text:p>Temporário</text:p>
          </table:table-cell>
          <table:table-cell office:value-type="string" table:style-name="ce88">
            <office:annotation draw:style-name="a36" svg:x="8.40625in" svg:y="6.19791666666667in" svg:width="1.13541666666667in" svg:height="0.625in">
              <dc:creator/>
              <text:p><text:span text:style-name="T11">DIEx 1073, de 22 maio 13 informa que não vai prorrogar</text:span></text:p>
            </office:annotation>
            <text:p>FILIPE<text:s/><text:span text:style-name="T19">BARROS</text:span><text:s/>LIMA</text:p>
          </table:table-cell>
          <table:table-cell office:value-type="string" table:style-name="ce668">
            <text:p>MB</text:p>
          </table:table-cell>
          <table:table-cell office:value-type="string" table:style-name="ce87">
            <text:p>MB</text:p>
          </table:table-cell>
          <table:table-cell office:value-type="string" table:style-name="ce703">
            <text:p>EXCEDENTE</text:p>
          </table:table-cell>
          <table:table-cell office:value-type="string" table:style-name="ce88">
            <text:p>QMB</text:p>
          </table:table-cell>
          <table:table-cell office:value-type="string" table:style-name="ce140">
            <text:p>excedente prorroga</text:p>
          </table:table-cell>
          <table:table-cell office:value-type="string" table:style-name="ce141">
            <text:p>057 686 904 09</text:p>
          </table:table-cell>
          <table:table-cell office:value-type="string" table:style-name="ce141">
            <text:p>0700697154</text:p>
          </table:table-cell>
          <table:table-cell office:value-type="string" table:style-name="ce90">
            <text:p>28/Set/1988</text:p>
          </table:table-cell>
          <table:table-cell office:value-type="date" office:date-value="2007-12-01T00:00:00" table:style-name="ce90">
            <text:p>01 Dec 2007</text:p>
          </table:table-cell>
          <table:table-cell office:value-type="date" office:date-value="2008-08-31T00:00:00" table:style-name="ce90">
            <text:p>31 Aug 2008</text:p>
          </table:table-cell>
          <table:table-cell office:value-type="date" office:date-value="2011-08-31T00:00:00" table:style-name="ce90">
            <text:p>31 Aug 2011</text:p>
          </table:table-cell>
          <table:table-cell office:value-type="string" table:style-name="ce92">
            <text:p>00a 06m 23d</text:p>
          </table:table-cell>
          <table:table-cell office:value-type="string" table:style-name="ce92">
            <text:p>00a 03m 16d</text:p>
          </table:table-cell>
          <table:table-cell office:value-type="date" office:date-value="2008-06-23T00:00:00" table:style-name="ce90">
            <text:p>23 Jun 2008</text:p>
          </table:table-cell>
          <table:table-cell office:value-type="date" office:date-value="2012-06-23T00:00:00" table:style-name="ce90">
            <text:p>23 Jun 2012</text:p>
          </table:table-cell>
          <table:table-cell office:value-type="date" office:date-value="2013-06-22T00:00:00" table:style-name="ce90">
            <text:p>22 Jun 2013</text:p>
          </table:table-cell>
          <table:table-cell office:value-type="string" table:style-name="ce698">
            <text:p>05a 10m 09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84">
            <text:p>7º D Sup</text:p>
          </table:table-cell>
          <table:table-cell office:value-type="string" table:style-name="ce84">
            <text:p>Recife</text:p>
          </table:table-cell>
          <table:table-cell office:value-type="string" table:style-name="ce85">
            <text:p>PE</text:p>
          </table:table-cell>
          <table:table-cell office:value-type="string" table:style-name="ce42">
            <text:p>1º Ten</text:p>
          </table:table-cell>
          <table:table-cell office:value-type="string" table:style-name="ce697">
            <text:p>Temporário</text:p>
          </table:table-cell>
          <table:table-cell office:value-type="string" table:style-name="ce88">
            <office:annotation draw:style-name="a37" svg:x="8.41666666666667in" svg:y="6.38541666666667in" svg:width="1.19791666666667in" svg:height="0.666666666666667in">
              <dc:creator/>
              <text:p><text:span text:style-name="T11">Fax n° 048-S1.2, de 23 maio 12, solicita 8° ano</text:span><text:span text:style-name="T11"/></text:p>
              <text:p/>
            </office:annotation>
            <text:p>JURYON RODRIGO DE VASCONCELOS<text:span text:style-name="T19"><text:s/>SALGUES</text:span></text:p>
          </table:table-cell>
          <table:table-cell office:value-type="string" table:style-name="ce654">
            <text:p>Int</text:p>
          </table:table-cell>
          <table:table-cell office:value-type="string" table:style-name="ce654">
            <text:p>Int</text:p>
          </table:table-cell>
          <table:table-cell office:value-type="string" table:style-name="ce704">
            <text:p>EXCEDENTE</text:p>
          </table:table-cell>
          <table:table-cell office:value-type="string" table:style-name="ce656">
            <text:p>Sv Intendência</text:p>
          </table:table-cell>
          <table:table-cell office:value-type="string" table:style-name="ce244">
            <text:p>excedente prorroga</text:p>
          </table:table-cell>
          <table:table-cell office:value-type="string" table:style-name="ce658">
            <text:p>047 711 494 61</text:p>
          </table:table-cell>
          <table:table-cell office:value-type="string" table:style-name="ce658">
            <text:p>0700141153</text:p>
          </table:table-cell>
          <table:table-cell office:value-type="string" table:style-name="ce659">
            <text:p>12/Jan/1986</text:p>
          </table:table-cell>
          <table:table-cell office:value-type="date" office:date-value="2005-12-02T00:00:00" table:style-name="ce659">
            <text:p>02 Dec 2005</text:p>
          </table:table-cell>
          <table:table-cell office:value-type="date" office:date-value="2006-08-31T00:00:00" table:style-name="ce659">
            <text:p>31 Aug 2006</text:p>
          </table:table-cell>
          <table:table-cell office:value-type="date" office:date-value="2009-08-31T00:00:00" table:style-name="ce659">
            <text:p>31 Aug 2009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18d</text:p>
          </table:table-cell>
          <table:table-cell office:value-type="date" office:date-value="2008-06-23T00:00:00" table:style-name="ce659">
            <text:p>23 Jun 2008</text:p>
          </table:table-cell>
          <table:table-cell office:value-type="date" office:date-value="2012-06-23T00:00:00" table:style-name="ce687">
            <text:p>23 Jun 2012</text:p>
          </table:table-cell>
          <table:table-cell office:value-type="date" office:date-value="2013-06-22T00:00:00" table:style-name="ce687">
            <text:p>22 Jun 2013</text:p>
          </table:table-cell>
          <table:table-cell office:value-type="string" table:style-name="ce654">
            <text:p>07a 07m 02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96">
            <text:p>Cia C/1º Gpt E</text:p>
          </table:table-cell>
          <table:table-cell office:value-type="string" table:style-name="ce69">
            <text:p>João Pessoa</text:p>
          </table:table-cell>
          <table:table-cell office:value-type="string" table:style-name="ce70">
            <text:p>PB</text:p>
          </table:table-cell>
          <table:table-cell office:value-type="string" table:style-name="ce47">
            <text:p>1º Ten</text:p>
          </table:table-cell>
          <table:table-cell office:value-type="string" table:style-name="ce287">
            <text:p>Temporário</text:p>
          </table:table-cell>
          <table:table-cell office:value-type="string" table:style-name="ce65">
            <office:annotation draw:style-name="a38" svg:x="8.41666666666667in" svg:y="6.54166666666667in" svg:width="1.19791666666667in" svg:height="0.635416666666667in">
              <dc:creator/>
              <text:p><text:span text:style-name="T11">DIEx n° A163-E1.2, de 12 abr 12, solicita 8° ano</text:span></text:p>
            </office:annotation>
            <text:p>FERNANDO OLYMPIO<text:span text:style-name="T20"><text:s/>MENDONÇA</text:span><text:span text:style-name="T15"><text:s/>DA LUZ</text:span></text:p>
          </table:table-cell>
          <table:table-cell office:value-type="string" table:style-name="ce654">
            <text:p>Eng</text:p>
          </table:table-cell>
          <table:table-cell office:value-type="string" table:style-name="ce657">
            <text:p>Eng</text:p>
          </table:table-cell>
          <table:table-cell office:value-type="string" table:style-name="ce668">
            <text:p>17 8105 000 000</text:p>
          </table:table-cell>
          <table:table-cell office:value-type="string" table:style-name="ce65">
            <text:p>QQ Arma, QMB ou Sv Int</text:p>
          </table:table-cell>
          <table:table-cell office:value-type="string" table:style-name="ce656">
            <text:p>Claro prorroga</text:p>
          </table:table-cell>
          <table:table-cell office:value-type="string" table:style-name="ce658">
            <text:p>048 322 794 32</text:p>
          </table:table-cell>
          <table:table-cell office:value-type="string" table:style-name="ce658">
            <text:p>0700145857</text:p>
          </table:table-cell>
          <table:table-cell office:value-type="string" table:style-name="ce659">
            <text:p>05/Dez/1986</text:p>
          </table:table-cell>
          <table:table-cell office:value-type="date" office:date-value="2005-12-02T00:00:00" table:style-name="ce659">
            <text:p>02 Dec 2005</text:p>
          </table:table-cell>
          <table:table-cell office:value-type="date" office:date-value="2006-08-31T00:00:00" table:style-name="ce659">
            <text:p>31 Aug 2006</text:p>
          </table:table-cell>
          <table:table-cell office:value-type="date" office:date-value="2009-08-31T00:00:00" table:style-name="ce659">
            <text:p>31 Aug 2009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18d</text:p>
          </table:table-cell>
          <table:table-cell office:value-type="date" office:date-value="2006-06-23T00:00:00" table:style-name="ce659">
            <text:p>23 Jun 2006</text:p>
          </table:table-cell>
          <table:table-cell office:value-type="date" office:date-value="2012-06-23T00:00:00" table:style-name="ce687">
            <text:p>23 Jun 2012</text:p>
          </table:table-cell>
          <table:table-cell office:value-type="date" office:date-value="2013-06-22T00:00:00" table:style-name="ce687">
            <text:p>22 Jun 2013</text:p>
          </table:table-cell>
          <table:table-cell office:value-type="string" table:style-name="ce654">
            <text:p>07a 09m 02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96">
            <text:p>Cia C/CMNE</text:p>
          </table:table-cell>
          <table:table-cell office:value-type="string" table:style-name="ce69">
            <text:p>Recife</text:p>
          </table:table-cell>
          <table:table-cell office:value-type="string" table:style-name="ce70">
            <text:p>PE</text:p>
          </table:table-cell>
          <table:table-cell office:value-type="string" table:style-name="ce47">
            <text:p>1º Ten</text:p>
          </table:table-cell>
          <table:table-cell office:value-type="string" table:style-name="ce47">
            <text:p>Temporário</text:p>
          </table:table-cell>
          <table:table-cell office:value-type="string" table:style-name="ce65">
            <text:p>IGOR LEONARDO<text:s/><text:span text:style-name="T19">PININGA</text:span><text:s/>DE LUCENA</text:p>
          </table:table-cell>
          <table:table-cell office:value-type="string" table:style-name="ce705">
            <text:p>QQ AQS</text:p>
          </table:table-cell>
          <table:table-cell office:value-type="string" table:style-name="ce705">
            <text:p>Com</text:p>
          </table:table-cell>
          <table:table-cell office:value-type="string" table:style-name="ce706">
            <text:p>16 8001 000 000</text:p>
          </table:table-cell>
          <table:table-cell office:value-type="string" table:style-name="ce65">
            <text:p>QQ Arma, QMB, QEM ou Sv (Sau/Int)</text:p>
          </table:table-cell>
          <table:table-cell office:value-type="string" table:style-name="ce244">
            <text:p>Claro prorroga</text:p>
          </table:table-cell>
          <table:table-cell office:value-type="string" table:style-name="ce686">
            <text:p>063 534 734 27</text:p>
          </table:table-cell>
          <table:table-cell office:value-type="string" table:style-name="ce686">
            <text:p>0700145055</text:p>
          </table:table-cell>
          <table:table-cell office:value-type="date" office:date-value="1986-06-09T00:00:00" table:style-name="ce687">
            <text:p>09 Jun 1986</text:p>
          </table:table-cell>
          <table:table-cell office:value-type="date" office:date-value="2005-12-02T00:00:00" table:style-name="ce659">
            <text:p>02 Dec 2005</text:p>
          </table:table-cell>
          <table:table-cell office:value-type="date" office:date-value="2006-08-31T00:00:00" table:style-name="ce659">
            <text:p>31 Aug 2006</text:p>
          </table:table-cell>
          <table:table-cell office:value-type="date" office:date-value="2009-08-31T00:00:00" table:style-name="ce659">
            <text:p>31 Aug 2009</text:p>
          </table:table-cell>
          <table:table-cell office:value-type="string" table:style-name="ce688">
            <text:p>00a 03m 12d</text:p>
          </table:table-cell>
          <table:table-cell office:value-type="string" table:style-name="ce688">
            <text:p>00a 03m 18d</text:p>
          </table:table-cell>
          <table:table-cell office:value-type="date" office:date-value="2006-06-23T00:00:00" table:style-name="ce687">
            <text:p>23 Jun 2006</text:p>
          </table:table-cell>
          <table:table-cell office:value-type="date" office:date-value="2012-06-23T00:00:00" table:style-name="ce687">
            <text:p>23 Jun 2012</text:p>
          </table:table-cell>
          <table:table-cell office:value-type="date" office:date-value="2013-06-22T00:00:00" table:style-name="ce687">
            <text:p>22 Jun 2013</text:p>
          </table:table-cell>
          <table:table-cell office:value-type="string" table:style-name="ce698">
            <text:p>07a 07m 02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96">
            <text:p>Cmdo 1º Gpt E</text:p>
          </table:table-cell>
          <table:table-cell office:value-type="string" table:style-name="ce69">
            <text:p>João Pessoa</text:p>
          </table:table-cell>
          <table:table-cell office:value-type="string" table:style-name="ce70">
            <text:p>PB</text:p>
          </table:table-cell>
          <table:table-cell office:value-type="string" table:style-name="ce47">
            <text:p>1º Ten</text:p>
          </table:table-cell>
          <table:table-cell office:value-type="string" table:style-name="ce287">
            <text:p>Temporário</text:p>
          </table:table-cell>
          <table:table-cell office:value-type="string" table:style-name="ce65">
            <office:annotation draw:style-name="a39" svg:x="8.41666666666667in" svg:y="6.91666666666667in" svg:width="1.19791666666667in" svg:height="0.510416666666667in">
              <dc:creator/>
              <text:p><text:span text:style-name="T11">DIEx n° A094-AJ G.6/Cmdo 1 Gpt E, solicita 8° ano</text:span></text:p>
            </office:annotation>
            <text:p>LUÍS FELIPE DE MENEZES<text:span text:style-name="T20"><text:s/>FARTO</text:span></text:p>
          </table:table-cell>
          <table:table-cell office:value-type="string" table:style-name="ce657">
            <text:p>QQ AQS</text:p>
          </table:table-cell>
          <table:table-cell office:value-type="string" table:style-name="ce657">
            <text:p>Com</text:p>
          </table:table-cell>
          <table:table-cell office:value-type="string" table:style-name="ce654">
            <text:p>16 8003 000 000</text:p>
          </table:table-cell>
          <table:table-cell office:value-type="string" table:style-name="ce656">
            <text:p>QQ Arma, QMB ou Sv Int</text:p>
          </table:table-cell>
          <table:table-cell office:value-type="string" table:style-name="ce656">
            <text:p>Claro prorroga</text:p>
          </table:table-cell>
          <table:table-cell office:value-type="string" table:style-name="ce658">
            <text:p>338 973 398 11</text:p>
          </table:table-cell>
          <table:table-cell office:value-type="string" table:style-name="ce658">
            <text:p>0700125750</text:p>
          </table:table-cell>
          <table:table-cell office:value-type="string" table:style-name="ce659">
            <text:p>09/Jan/1985</text:p>
          </table:table-cell>
          <table:table-cell office:value-type="date" office:date-value="2005-12-02T00:00:00" table:style-name="ce659">
            <text:p>02 Dec 2005</text:p>
          </table:table-cell>
          <table:table-cell office:value-type="date" office:date-value="2006-08-31T00:00:00" table:style-name="ce659">
            <text:p>31 Aug 2006</text:p>
          </table:table-cell>
          <table:table-cell office:value-type="date" office:date-value="2009-08-31T00:00:00" table:style-name="ce659">
            <text:p>31 Aug 2009</text:p>
          </table:table-cell>
          <table:table-cell office:value-type="string" table:style-name="ce660">
            <text:p>00a 03m 12d</text:p>
          </table:table-cell>
          <table:table-cell office:value-type="string" table:style-name="ce660">
            <text:p>00a 03m 18d</text:p>
          </table:table-cell>
          <table:table-cell office:value-type="date" office:date-value="2006-06-23T00:00:00" table:style-name="ce659">
            <text:p>23 Jun 2006</text:p>
          </table:table-cell>
          <table:table-cell office:value-type="date" office:date-value="2012-06-23T00:00:00" table:style-name="ce687">
            <text:p>23 Jun 2012</text:p>
          </table:table-cell>
          <table:table-cell office:value-type="date" office:date-value="2013-06-22T00:00:00" table:style-name="ce687">
            <text:p>22 Jun 2013</text:p>
          </table:table-cell>
          <table:table-cell office:value-type="string" table:style-name="ce654">
            <text:p>07a 07m 02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96">
            <text:p>CMR</text:p>
          </table:table-cell>
          <table:table-cell office:value-type="string" table:style-name="ce69">
            <text:p>Recife</text:p>
          </table:table-cell>
          <table:table-cell office:value-type="string" table:style-name="ce70">
            <text:p>PE</text:p>
          </table:table-cell>
          <table:table-cell office:value-type="string" table:style-name="ce47">
            <text:p>1º Ten</text:p>
          </table:table-cell>
          <table:table-cell office:value-type="string" table:style-name="ce287">
            <text:p>Temporário</text:p>
          </table:table-cell>
          <table:table-cell office:value-type="string" table:style-name="ce685">
            <office:annotation draw:style-name="a40" svg:x="8.41666666666667in" svg:y="7.09375in" svg:width="1.19791666666667in" svg:height="0.510416666666667in">
              <dc:creator/>
              <text:p><text:span text:style-name="T11">AUTORIZADO 8° ANO PELO GENERAL</text:span></text:p>
            </office:annotation>
            <text:p>DANILLO CIDREIRA DOS SANTOS</text:p>
          </table:table-cell>
          <table:table-cell office:value-type="string" table:style-name="ce654">
            <text:p>Inf</text:p>
          </table:table-cell>
          <table:table-cell office:value-type="string" table:style-name="ce707">
            <text:p>Inf</text:p>
          </table:table-cell>
          <table:table-cell office:value-type="string" table:style-name="ce668">
            <text:p>16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56">
            <text:p>Claro prorroga</text:p>
          </table:table-cell>
          <table:table-cell office:value-type="string" table:style-name="ce708">
            <text:p>059 674 194 46</text:p>
          </table:table-cell>
          <table:table-cell office:value-type="string" table:style-name="ce686">
            <text:p>0700144751</text:p>
          </table:table-cell>
          <table:table-cell office:value-type="date" office:date-value="1986-05-14T00:00:00" table:style-name="ce687">
            <text:p>14 May 1986</text:p>
          </table:table-cell>
          <table:table-cell office:value-type="date" office:date-value="2005-12-02T00:00:00" table:style-name="ce659">
            <text:p>02 Dec 2005</text:p>
          </table:table-cell>
          <table:table-cell office:value-type="date" office:date-value="2006-08-31T00:00:00" table:style-name="ce659">
            <text:p>31 Aug 2006</text:p>
          </table:table-cell>
          <table:table-cell office:value-type="date" office:date-value="2009-08-31T00:00:00" table:style-name="ce659">
            <text:p>31 Aug 2009</text:p>
          </table:table-cell>
          <table:table-cell office:value-type="string" table:style-name="ce688">
            <text:p>00a 03m 12d</text:p>
          </table:table-cell>
          <table:table-cell office:value-type="string" table:style-name="ce688">
            <text:p>00a 03m 18d</text:p>
          </table:table-cell>
          <table:table-cell office:value-type="date" office:date-value="2006-06-23T00:00:00" table:style-name="ce687">
            <text:p>23 Jun 2006</text:p>
          </table:table-cell>
          <table:table-cell office:value-type="date" office:date-value="2012-06-23T00:00:00" table:style-name="ce687">
            <text:p>23 Jun 2012</text:p>
          </table:table-cell>
          <table:table-cell office:value-type="date" office:date-value="2013-06-22T00:00:00" table:style-name="ce687">
            <text:p>22 Jun 2013</text:p>
          </table:table-cell>
          <table:table-cell office:value-type="string" table:style-name="ce698">
            <text:p>07a 07m 02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89">
            <text:p>14º BI Mtz</text:p>
          </table:table-cell>
          <table:table-cell office:value-type="string" table:style-name="ce24">
            <text:p>Jaboatão dos Guararapes</text:p>
          </table:table-cell>
          <table:table-cell office:value-type="string" table:style-name="ce64">
            <text:p>PE</text:p>
          </table:table-cell>
          <table:table-cell office:value-type="string" table:style-name="ce64">
            <text:p>2º Ten</text:p>
          </table:table-cell>
          <table:table-cell office:value-type="string" table:style-name="ce64">
            <text:p>Temporário</text:p>
          </table:table-cell>
          <table:table-cell office:value-type="string" table:style-name="ce671">
            <office:annotation draw:style-name="a41" svg:x="8.40625in" svg:y="7.26041666666667in" svg:width="1.13541666666667in" svg:height="0.479166666666667in">
              <dc:creator/>
              <text:p><text:span text:style-name="T11">Conceito desfavorável do Cmt OM</text:span></text:p>
            </office:annotation>
            <text:p>NATHANAEL<text:span text:style-name="T12"><text:s/>MATHEUS PEREIRA DE BRITO</text:span></text:p>
          </table:table-cell>
          <table:table-cell office:value-type="string" table:style-name="ce64">
            <text:p>Inf</text:p>
          </table:table-cell>
          <table:table-cell office:value-type="string" table:style-name="ce50">
            <text:p>Inf</text:p>
          </table:table-cell>
          <table:table-cell office:value-type="string" table:style-name="ce64">
            <text:p>17 8107 000 000</text:p>
          </table:table-cell>
          <table:table-cell office:value-type="string" table:style-name="ce24">
            <text:p>Infantaria</text:p>
          </table:table-cell>
          <table:table-cell office:value-type="string" table:style-name="ce38">
            <text:p>Claro prorroga</text:p>
          </table:table-cell>
          <table:table-cell office:value-type="string" table:style-name="ce21">
            <text:p>084 085 084 07</text:p>
          </table:table-cell>
          <table:table-cell office:value-type="string" table:style-name="ce21">
            <text:p>0702110552</text:p>
          </table:table-cell>
          <table:table-cell office:value-type="date" office:date-value="1991-08-31T00:00:00" table:style-name="ce22">
            <text:p>31 Aug 1991</text:p>
          </table:table-cell>
          <table:table-cell office:value-type="date" office:date-value="2010-12-02T00:00:00" table:style-name="ce78">
            <text:p>02 Dec 2010</text:p>
          </table:table-cell>
          <table:table-cell office:value-type="date" office:date-value="2011-08-31T00:00:00" table:style-name="ce78">
            <text:p>31 Aug 2011</text:p>
          </table:table-cell>
          <table:table-cell office:value-type="date" office:date-value="2014-08-31T00:00:00" table:style-name="ce79">
            <text:p>31 Aug 2014</text:p>
          </table:table-cell>
          <table:table-cell office:value-type="string" table:style-name="ce80">
            <text:p>00a 07m 05d</text:p>
          </table:table-cell>
          <table:table-cell office:value-type="string" table:style-name="ce80">
            <text:p>00a 03m 12d</text:p>
          </table:table-cell>
          <table:table-cell office:value-type="date" office:date-value="2011-06-27T00:00:00" table:style-name="ce75">
            <text:p>27 Jun 2011</text:p>
          </table:table-cell>
          <table:table-cell office:value-type="date" office:date-value="2012-06-27T00:00:00" table:style-name="ce75">
            <text:p>27 Jun 2012</text:p>
          </table:table-cell>
          <table:table-cell office:value-type="date" office:date-value="2013-06-26T00:00:00" table:style-name="ce75">
            <text:p>26 Jun 2013</text:p>
          </table:table-cell>
          <table:table-cell office:value-type="string" table:style-name="ce81">
            <text:p>02a 10m 18d</text:p>
          </table:table-cell>
          <table:table-cell office:value-type="string" table:style-name="ce651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684">
            <text:p>16º RC Mec</text:p>
          </table:table-cell>
          <table:table-cell office:value-type="string" table:style-name="ce84">
            <text:p>Bayeux</text:p>
          </table:table-cell>
          <table:table-cell office:value-type="string" table:style-name="ce85">
            <text:p>PB</text:p>
          </table:table-cell>
          <table:table-cell office:value-type="string" table:style-name="ce210">
            <text:p>1º Ten</text:p>
          </table:table-cell>
          <table:table-cell office:value-type="string" table:style-name="ce42">
            <text:p>Temporário</text:p>
          </table:table-cell>
          <table:table-cell office:value-type="string" table:style-name="ce709">
            <office:annotation draw:style-name="a42" svg:x="8.41666666666667in" svg:y="7.44791666666667in" svg:width="2.57291666666667in" svg:height="0.354166666666667in">
              <dc:creator/>
              <text:p><text:span text:style-name="T11">DIEX N° 09, de 14 jan 13, informa o licenciamento do <text:s/>militar</text:span></text:p>
            </office:annotation>
            <text:p>VICTOR<text:s/><text:span text:style-name="T23">GALVÃO</text:span><text:s/>RIBEIRO DE ARAUJO</text:p>
          </table:table-cell>
          <table:table-cell office:value-type="string" table:style-name="ce42">
            <text:p>Cav</text:p>
          </table:table-cell>
          <table:table-cell office:value-type="string" table:style-name="ce199">
            <text:p>Cav</text:p>
          </table:table-cell>
          <table:table-cell office:value-type="string" table:style-name="ce42">
            <text:p>EXCEDENTE</text:p>
          </table:table-cell>
          <table:table-cell office:value-type="string" table:style-name="ce88">
            <text:p>Cavalaria</text:p>
          </table:table-cell>
          <table:table-cell office:value-type="string" table:style-name="ce140">
            <text:p>Excedente prorroga</text:p>
          </table:table-cell>
          <table:table-cell office:value-type="string" table:style-name="ce710">
            <text:p>088.935.304-22</text:p>
          </table:table-cell>
          <table:table-cell table:style-name="ce89"/>
          <table:table-cell office:value-type="date" office:date-value="1992-06-02T00:00:00" table:style-name="ce711">
            <text:p>2/6/92</text:p>
          </table:table-cell>
          <table:table-cell office:value-type="date" office:date-value="2011-12-10T00:00:00" table:style-name="ce90">
            <text:p>10 Dec 2011</text:p>
          </table:table-cell>
          <table:table-cell office:value-type="date" office:date-value="2012-08-31T00:00:00" table:style-name="ce90">
            <text:p>31 Aug 2012</text:p>
          </table:table-cell>
          <table:table-cell office:value-type="date" office:date-value="2015-08-31T00:00:00" table:style-name="ce91">
            <text:p>31 Aug 2015</text:p>
          </table:table-cell>
          <table:table-cell office:value-type="string" table:style-name="ce92">
            <text:p>00a 07m 08d</text:p>
          </table:table-cell>
          <table:table-cell office:value-type="string" table:style-name="ce92">
            <text:p>00a 03m 18d</text:p>
          </table:table-cell>
          <table:table-cell office:value-type="date" office:date-value="2012-06-27T00:00:00" table:style-name="ce93">
            <text:p>27 Jun 2012</text:p>
          </table:table-cell>
          <table:table-cell office:value-type="date" office:date-value="2012-06-27T00:00:00" table:style-name="ce93">
            <text:p>27 Jun 2012</text:p>
          </table:table-cell>
          <table:table-cell office:value-type="date" office:date-value="2013-06-26T00:00:00" table:style-name="ce93">
            <text:p>26 Jun 2013</text:p>
          </table:table-cell>
          <table:table-cell office:value-type="string" table:style-name="ce94">
            <text:p>01a 10m 26d</text:p>
          </table:table-cell>
          <table:table-cell office:value-type="string" table:style-name="ce655">
            <text:p>Último ano</text:p>
          </table:table-cell>
          <table:table-cell table:number-columns-repeated="16360" table:style-name="ce1"/>
        </table:table-row>
        <table:table-row table:style-name="ro5">
          <table:table-cell office:value-type="string" table:style-name="ce712">
            <text:p>14º B Log</text:p>
          </table:table-cell>
          <table:table-cell office:value-type="string" table:style-name="ce713">
            <text:p>Recife</text:p>
          </table:table-cell>
          <table:table-cell office:value-type="string" table:style-name="ce714">
            <text:p>PE</text:p>
          </table:table-cell>
          <table:table-cell office:value-type="string" table:style-name="ce715">
            <text:p>2º Ten</text:p>
          </table:table-cell>
          <table:table-cell office:value-type="string" table:style-name="ce715">
            <text:p>ADIDO</text:p>
          </table:table-cell>
          <table:table-cell office:value-type="string" table:style-name="ce716">
            <office:annotation draw:style-name="a43" svg:x="8.41666666666667in" svg:y="7.57291666666667in" svg:width="1.85416666666667in" svg:height="1.71875in">
              <dc:creator/>
              <text:p><text:span text:style-name="T11">Of n° 110-S1/14° B Log, de 07 maio 12, informa situação de Adido, por ter sido aprovado no CFOPM-AM.</text:span><text:span text:style-name="T11"/></text:p>
              <text:p><text:span text:style-name="T11"/></text:p>
              <text:p><text:span text:style-name="T11">DIEX n° 442, 05/06/13 informa que o curso terminará em 22 ago 13</text:span><text:span text:style-name="T11"/></text:p>
              <text:p/>
            </office:annotation>
            <text:p>RENATO GOMES DE SÁ LEITÃO (ADIDO- Término 22 Ago 13)</text:p>
          </table:table-cell>
          <table:table-cell office:value-type="string" table:style-name="ce715">
            <text:p>int/MB</text:p>
          </table:table-cell>
          <table:table-cell office:value-type="string" table:style-name="ce715">
            <text:p>Int</text:p>
          </table:table-cell>
          <table:table-cell office:value-type="string" table:style-name="ce715">
            <text:p>17 8010 000 000</text:p>
          </table:table-cell>
          <table:table-cell office:value-type="string" table:style-name="ce716">
            <text:p>Sv Intendência/QMB</text:p>
          </table:table-cell>
          <table:table-cell office:value-type="string" table:style-name="ce717">
            <text:p>Adido</text:p>
          </table:table-cell>
          <table:table-cell office:value-type="string" table:style-name="ce718">
            <text:p>075 539 124 17</text:p>
          </table:table-cell>
          <table:table-cell office:value-type="string" table:style-name="ce718">
            <text:p>0701635252</text:p>
          </table:table-cell>
          <table:table-cell office:value-type="string" table:style-name="ce719">
            <text:p>27/Abr/1989</text:p>
          </table:table-cell>
          <table:table-cell office:value-type="date" office:date-value="2008-11-29T00:00:00" table:style-name="ce720">
            <text:p>29 Nov 2008</text:p>
          </table:table-cell>
          <table:table-cell office:value-type="date" office:date-value="2009-08-31T00:00:00" table:style-name="ce719">
            <text:p>31 Aug 2009</text:p>
          </table:table-cell>
          <table:table-cell office:value-type="date" office:date-value="2012-08-31T00:00:00" table:style-name="ce721">
            <text:p>31 Aug 2012</text:p>
          </table:table-cell>
          <table:table-cell table:number-columns-repeated="2" table:style-name="ce722"/>
          <table:table-cell office:value-type="date" office:date-value="2009-06-29T00:00:00" table:style-name="ce719">
            <text:p>29 Jun 2009</text:p>
          </table:table-cell>
          <table:table-cell office:value-type="date" office:date-value="2011-06-29T00:00:00" table:style-name="ce719">
            <text:p>29 Jun 2011</text:p>
          </table:table-cell>
          <table:table-cell office:value-type="date" office:date-value="2012-06-28T00:00:00" table:style-name="ce719">
            <text:p>28 Jun 2012</text:p>
          </table:table-cell>
          <table:table-cell office:value-type="string" table:style-name="ce723">
            <text:p>04a 10m 21d</text:p>
          </table:table-cell>
          <table:table-cell table:style-name="ce24"/>
          <table:table-cell table:style-name="ce10"/>
          <table:table-cell office:value-type="string" table:style-name="ce42">
            <text:p>Int</text:p>
          </table:table-cell>
          <table:table-cell table:number-columns-repeated="16358"/>
        </table:table-row>
        <table:table-row table:style-name="ro5">
          <table:table-cell office:value-type="string" table:style-name="ce696">
            <text:p>CMR</text:p>
          </table:table-cell>
          <table:table-cell office:value-type="string" table:style-name="ce69">
            <text:p>Recife</text:p>
          </table:table-cell>
          <table:table-cell office:value-type="string" table:style-name="ce70">
            <text:p>PE</text:p>
          </table:table-cell>
          <table:table-cell office:value-type="string" table:style-name="ce47">
            <text:p>1º Ten</text:p>
          </table:table-cell>
          <table:table-cell office:value-type="string" table:style-name="ce287">
            <text:p>Temporário</text:p>
          </table:table-cell>
          <table:table-cell office:value-type="string" table:style-name="ce685">
            <office:annotation draw:style-name="a44" svg:x="8.41666666666667in" svg:y="7.79166666666667in" svg:width="1.22916666666667in" svg:height="0.541666666666667in">
              <dc:creator/>
              <text:p><text:span text:style-name="T11">AUTORIZADO 8° ANO PELO GENERAL</text:span></text:p>
            </office:annotation>
            <text:p>DANILLO CIDREIRA DOS SANTOS</text:p>
          </table:table-cell>
          <table:table-cell office:value-type="string" table:style-name="ce654">
            <text:p>Inf</text:p>
          </table:table-cell>
          <table:table-cell office:value-type="string" table:style-name="ce707">
            <text:p>Inf</text:p>
          </table:table-cell>
          <table:table-cell office:value-type="string" table:style-name="ce668">
            <text:p>16 8107 000 000</text:p>
          </table:table-cell>
          <table:table-cell office:value-type="string" table:style-name="ce656">
            <text:p>Infantaria</text:p>
          </table:table-cell>
          <table:table-cell office:value-type="string" table:style-name="ce656">
            <text:p>Claro prorroga</text:p>
          </table:table-cell>
          <table:table-cell office:value-type="string" table:style-name="ce708">
            <text:p>059 674 194 46</text:p>
          </table:table-cell>
          <table:table-cell office:value-type="string" table:style-name="ce686">
            <text:p>0700144751</text:p>
          </table:table-cell>
          <table:table-cell office:value-type="date" office:date-value="1986-05-14T00:00:00" table:style-name="ce687">
            <text:p>14 May 1986</text:p>
          </table:table-cell>
          <table:table-cell office:value-type="date" office:date-value="2005-12-02T00:00:00" table:style-name="ce659">
            <text:p>02 Dec 2005</text:p>
          </table:table-cell>
          <table:table-cell office:value-type="date" office:date-value="2006-08-31T00:00:00" table:style-name="ce659">
            <text:p>31 Aug 2006</text:p>
          </table:table-cell>
          <table:table-cell office:value-type="date" office:date-value="2009-08-31T00:00:00" table:style-name="ce659">
            <text:p>31 Aug 2009</text:p>
          </table:table-cell>
          <table:table-cell office:value-type="string" table:style-name="ce688">
            <text:p>00a 05m 12d</text:p>
          </table:table-cell>
          <table:table-cell office:value-type="string" table:style-name="ce688">
            <text:p>00a 03m 16d</text:p>
          </table:table-cell>
          <table:table-cell office:value-type="date" office:date-value="2006-06-23T00:00:00" table:style-name="ce687">
            <text:p>23 Jun 2006</text:p>
          </table:table-cell>
          <table:table-cell office:value-type="date" office:date-value="2013-06-23T00:00:00" table:style-name="ce687">
            <text:p>23 Jun 2013</text:p>
          </table:table-cell>
          <table:table-cell office:value-type="date" office:date-value="2013-09-20T00:00:00" table:style-name="ce687">
            <text:p>20 Sep 2013</text:p>
          </table:table-cell>
          <table:table-cell office:value-type="string" table:style-name="ce698">
            <text:p>08a 00m 00d</text:p>
          </table:table-cell>
          <table:table-cell office:value-type="string" table:style-name="ce317">
            <text:p>Último ano</text:p>
          </table:table-cell>
          <table:table-cell table:number-columns-repeated="16360" table:style-name="ce1"/>
        </table:table-row>
        <table:table-row table:number-rows-repeated="1048528" table:style-name="ro17">
          <table:table-cell table:number-columns-repeated="16384"/>
        </table:table-row>
      </table:table>
      <table:table table:name="Relatório_de_Compatibilidade" table:style-name="ta6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number-columns-repeated="1019" table:default-cell-style-name="ce1"/>
        <table:table-column table:style-name="co19" table:number-columns-repeated="15360" table:default-cell-style-name="ce1"/>
        <table:table-row table:style-name="ro18">
          <table:table-cell/>
          <table:table-cell office:value-type="string" table:style-name="ce725">
            <text:p>Relatório de Compatibilidade para Mapa Controle Efetivo OCT_03maio12.xls</text:p>
          </table:table-cell>
          <table:table-cell table:style-name="ce726"/>
          <table:table-cell table:number-columns-repeated="2" table:style-name="ce727"/>
          <table:table-cell table:number-columns-repeated="16379"/>
        </table:table-row>
        <table:table-row table:style-name="ro5">
          <table:table-cell/>
          <table:table-cell office:value-type="string" table:style-name="ce725">
            <text:p>Executar em 19/05/2012 16:43</text:p>
          </table:table-cell>
          <table:table-cell table:style-name="ce726"/>
          <table:table-cell table:number-columns-repeated="2" table:style-name="ce727"/>
          <table:table-cell table:number-columns-repeated="16379"/>
        </table:table-row>
        <table:table-row table:style-name="ro5">
          <table:table-cell/>
          <table:table-cell table:number-columns-repeated="2" table:style-name="ce728"/>
          <table:table-cell table:number-columns-repeated="2" table:style-name="ce729"/>
          <table:table-cell table:number-columns-repeated="16379"/>
        </table:table-row>
        <table:table-row table:style-name="ro19">
          <table:table-cell/>
          <table:table-cell office:value-type="string" table:style-name="ce730">
            <text:p>Não há suporte para os recursos a seguir nas versões anteriores do Excel. Esses recursos poderão ser perdidos ou prejudicados quando você salvar a pasta de trabalho em um formato de arquivo anterior.</text:p>
          </table:table-cell>
          <table:table-cell table:style-name="ce728"/>
          <table:table-cell table:number-columns-repeated="2" table:style-name="ce729"/>
          <table:table-cell table:number-columns-repeated="16379"/>
        </table:table-row>
        <table:table-row table:style-name="ro5">
          <table:table-cell/>
          <table:table-cell table:number-columns-repeated="2" table:style-name="ce728"/>
          <table:table-cell table:number-columns-repeated="2" table:style-name="ce729"/>
          <table:table-cell table:number-columns-repeated="16379"/>
        </table:table-row>
        <table:table-row table:style-name="ro18">
          <table:table-cell/>
          <table:table-cell office:value-type="string" table:style-name="ce725">
            <text:p>Perda insignificante de fidelidade</text:p>
          </table:table-cell>
          <table:table-cell table:style-name="ce726"/>
          <table:table-cell table:style-name="ce727"/>
          <table:table-cell office:value-type="string" table:style-name="ce731">
            <text:p>Núm. de ocorrências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728"/>
          <table:table-cell table:number-columns-repeated="2" table:style-name="ce729"/>
          <table:table-cell table:number-columns-repeated="16379"/>
        </table:table-row>
        <table:table-row table:style-name="ro19">
          <table:table-cell/>
          <table:table-cell office:value-type="string" table:style-name="ce732">
            <text:p>Algumas células ou alguns estilos desta pasta de trabalho contêm formatação para a qual não há suporte no formato de arquivo selecionado. Esses formatos serão convertidos no formato mais próximo disponível.</text:p>
          </table:table-cell>
          <table:table-cell table:style-name="ce733"/>
          <table:table-cell table:style-name="ce734"/>
          <table:table-cell office:value-type="float" office:value="16" table:style-name="ce735">
            <text:p>16</text:p>
          </table:table-cell>
          <table:table-cell table:number-columns-repeated="16379"/>
        </table:table-row>
        <table:table-row table:number-rows-repeated="1048568" table:style-name="ro17">
          <table:table-cell table:number-columns-repeated="16384"/>
        </table:table-row>
      </table:table>
      <table:table table:name="Plan1" table:style-name="ta7">
        <table:table-column table:style-name="co19" table:number-columns-repeated="16384" table:default-cell-style-name="ce1"/>
        <table:table-row table:style-name="ro5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5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2" table:style-name="ro5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5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5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1048569" table:style-name="ro5">
          <table:table-cell table:number-columns-repeated="16384"/>
        </table:table-row>
      </table:table>
      <table:named-expressions>
        <table:named-range table:name="Excel_BuiltIn__FilterDatabase_1_1" table:cell-range-address="Rel_Nom_Of_Tmpr.$A$1:Rel_Nom_Of_Tmpr.$W$394" table:base-cell-address="Rel_Nom_Of_Tmpr.$A$1"/>
        <table:named-range table:name="Excel_BuiltIn__FilterDatabase_1_2" table:cell-range-address="Rel_Nom_Of_Tmpr.$A$1:Rel_Nom_Of_Tmpr.$W$394" table:base-cell-address="Rel_Nom_Of_Tmpr.$A$1"/>
        <table:named-range table:name="Excel_BuiltIn__FilterDatabase_2_2" table:cell-range-address="Dist_Ef_Of_Tmpr.$A$1:Dist_Ef_Of_Tmpr.$CD$53" table:base-cell-address="Dist_Ef_Of_Tmpr.$A$1"/>
        <table:named-range table:name="Excel_BuiltIn__FilterDatabase_2_2_2" table:cell-range-address="Dist_Ef_Of_Tmpr.$A$3:Dist_Ef_Of_Tmpr.$CD$53" table:base-cell-address="Dist_Ef_Of_Tmpr.$A$1"/>
        <table:named-range table:name="Excel_BuiltIn__FilterDatabase_3_2" table:cell-range-address="Dist_Ef_Of_Tmpr.$A$2:Dist_Ef_Of_Tmpr.$CD$53" table:base-cell-address="Dist_Ef_Of_Tmpr.$A$1"/>
        <table:named-range table:name="Excel_BuiltIn_Print_Area_4_1" table:cell-range-address="Planilha5.$A$1:Planilha5.$M$90" table:base-cell-address="Planilha5.$A$1"/>
        <table:named-range table:name="Excel_BuiltIn_Print_Area_4_1_1" table:cell-range-address="Planilha5.$A$1:Planilha5.$M$86" table:base-cell-address="Planilha5.$A$1"/>
        <table:named-range table:name="Excel_BuiltIn_Print_Area_4_1_1_1" table:cell-range-address="Planilha5.$A$1:Planilha5.$M$64" table:base-cell-address="Planilha5.$A$1"/>
        <table:named-range table:name="Excel_BuiltIn_Print_Area_4_1_1_1_1" table:cell-range-address="Planilha5.$A$1:Planilha5.$M$44" table:base-cell-address="Planilha5.$A$1"/>
      </table:named-expressions>
      <table:database-ranges>
        <table:database-range table:target-range-address="Rel_Nom_Of_Tmpr.A1:Rel_Nom_Of_Tmpr.AA33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day number:style="long"/>
      <number:text> </number:text>
      <number:month number:textual="true"/>
      <number:text> </number:text>
      <number:year number:style="long"/>
    </number:date-style>
    <number:date-style style:name="N37">
      <number:day number:style="long"/>
      <number:text> </number:text>
      <number:month number:textual="true"/>
      <number:text> </number:text>
      <number:year/>
    </number:date-style>
    <number:date-style style:name="N38">
      <number:day/>
      <number:text>/</number:text>
      <number:month/>
      <number:text>/</number:text>
      <number:year/>
    </number:date-style>
    <number:date-style style:name="N39P0">
      <number:day number:style="long"/>
      <number:text>/</number:text>
      <number:month number:style="long"/>
      <number:text>/</number:text>
      <number:year/>
    </number:date-style>
    <number:text-style style:name="N39">
      <number:text-content/>
      <style:map style:condition="value()&gt;=0" style:apply-style-name="N39P0"/>
    </number:text-style>
    <number:date-style style:name="N40">
      <number:day/>
      <number:text> de </number:text>
      <number:month number:textual="true"/>
      <number:text> de </number:text>
      <number:year/>
    </number:date-style>
    <number:date-style style:name="N41">
      <number:day number:style="long"/>
      <number:text>/</number:text>
      <number:month number:style="long"/>
      <number:text>/</number:text>
      <number:year number:style="long"/>
    </number:date-style>
    <number:date-style style:name="N42">
      <number:day number:style="long"/>
      <number:text>/</number:text>
      <number:month number:style="long"/>
      <number:text>/</number:text>
      <number:year/>
    </number:date-style>
    <number:currency-style style:name="N43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3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3P0"/>
    </number:currency-style>
    <style:style style:name="Campo_32_do_32_Assistente_32_de_32_Dados" style:display-name="Campo do Assistente de Dado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anto_32_do_32_Assistente_32_de_32_Dados" style:display-name="Canto do Assistente de Dado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ategoria_32_do_32_Assistente_32_de_32_Dados" style:display-name="Categoria do Assistente de Dados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Excel_32_Built-in_32_Excel_32_Built-in_32_Excel_32_Built-in_32_Excel_32_Built-in_32_Excel_32_Built-in_32_Excel_32_Built-in_32_Excel_32_Built-in_32_Excel_32_Built-in_32_Excel_32_Built-in_32_Excel_32_Built-in_32_Excel_32_Built-in_32_Normal" style:display-name="Excel Built-in Excel Built-in Excel Built-in Excel Built-in Excel Built-in Excel Built-in Excel Built-in Excel Built-in Excel Built-in Excel Built-in 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Excel_32_Built-in_32_Excel_32_Built-in_32_Excel_32_Built-in_32_Excel_32_Built-in_32_Excel_32_Built-in_32_Excel_32_Built-in_32_Excel_32_Built-in_32_Excel_32_Built-in_32_Excel_32_Built-in_32_Normal" style:display-name="Excel Built-in Excel Built-in Excel Built-in Excel Built-in Excel Built-in Excel Built-in Excel Built-in Excel Built-in Excel Built-in 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Cadastramento_32_de_32_Sargentos_32_Tempor_225_rios" style:display-name="Normal_Cadastramento de Sargentos Temporário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Plan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3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ado_32_do_32_Assistente_32_de_32_Dados" style:display-name="Resultado do Assistente de Dado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T_237_tulo_32_1_32_1" style:display-name="Título 1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1_32_1_32_1" style:display-name="Título 1 1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do_32_Assistente_32_de_32_Dados" style:display-name="Título do Assistente de Dados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Valor_32_do_32_Assistente_32_de_32_Dados" style:display-name="Valor do Assistente de Dados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393700787401575in" fo:margin-right="0.393700787401575in" style:print-orientation="landscape" style:print-page-order="ltr" style:first-page-number="continue" style:scale-to="46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275590551181102in" fo:margin-bottom="0.275590551181102in" fo:margin-left="0.590157480314961in" fo:margin-right="0.590157480314961in" style:print-orientation="landscape" style:print-page-order="ltr" style:first-page-number="continue" style:scale-to="50%" style:table-centering="none" style:print="objects charts drawings"/>
      <style:header-style>
        <style:header-footer-properties fo:min-height="0.418110236220473in" fo:margin-left="0in" fo:margin-right="0in" fo:margin-bottom="0in"/>
      </style:header-style>
      <style:footer-style>
        <style:header-footer-properties fo:min-height="0.380708661417323in" fo:margin-left="0in" fo:margin-right="0in" fo:margin-top="0in"/>
      </style:footer-style>
    </style:page-layout>
    <style:page-layout style:name="pm3">
      <style:page-layout-properties fo:margin-top="0.511811023622047in" fo:margin-bottom="0.393700787401575in" fo:margin-left="0.590157480314961in" fo:margin-right="0.59015748031496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380708661417323in" fo:margin-left="0in" fo:margin-right="0in" fo:margin-top="0in"/>
      </style:footer-style>
    </style:page-layout>
    <style:page-layout style:name="pm4">
      <style:page-layout-properties fo:margin-top="0.393700787401575in" fo:margin-bottom="0.393700787401575in" fo:margin-left="0.78740157480315in" fo:margin-right="0.393700787401575in" style:print-orientation="portrait" style:print-page-order="ltr" style:first-page-number="continue" style:scale-to="42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0.78740157480315in" fo:margin-bottom="0.78740157480315in" fo:margin-left="0.78740157480315in" fo:margin-right="0.78740157480315in" style:print-orientation="landscape" style:print-page-order="ltr" style:first-page-number="continue" style:scale-to="5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6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7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/>
    </style:style>
    <style:style style:name="T2" style:family="text">
      <style:text-properties fo:color="#000000" style:font-name="Times New Roman1" style:font-name-asian="Times New Roman1" style:font-name-complex="Times New Roman1" fo:font-size="10pt" style:font-size-asian="10pt" style:font-size-complex="10pt" fo:font-weight="bold" style:font-weight-asian="bold" style:font-weight-complex="bold"/>
    </style:style>
    <style:style style:name="T3" style:family="text">
      <style:text-properties fo:color="#000000" style:font-name="Times New Roman1" style:font-name-asian="Times New Roman1" style:font-name-complex="Times New Roman1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T4" style:family="text">
      <style:text-properties fo:color="#000000" style:font-name="Arial" style:font-name-asian="Arial" style:font-name-complex="Arial" fo:font-size="8pt" style:font-size-asian="8pt" style:font-size-complex="8pt"/>
    </style:style>
    <style:style style:name="T5" style:family="text">
      <style:text-properties fo:color="#000000" style:font-name="Arial" style:font-name-asian="Arial" style:font-name-complex="Arial" fo:font-size="8pt" style:font-size-asian="8pt" style:font-size-complex="8pt"/>
    </style:style>
    <style:style style:name="T6" style:family="text"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T7" style:family="text"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T8" style:family="text">
      <style:text-properties fo:color="#000000" style:font-name="Times New Roman1" style:font-name-asian="Times New Roman1" style:font-name-complex="Times New Roman1" fo:font-size="12pt" style:font-size-asian="12pt" style:font-size-complex="12pt"/>
    </style:style>
    <style:style style:name="T9" style:family="text">
      <style:text-properties fo:color="#000000" style:font-name="Times New Roman1" style:font-name-asian="Times New Roman1" style:font-name-complex="Times New Roman1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style:region-left>
          <text:p><text:span text:style-name="T1">Atualizado</text:span><text:span text:style-name="T1"> </text:span><text:span text:style-name="T1">em:</text:span><text:span text:style-name="T1"><text:s/></text:span><text:span text:style-name="T1"><text:date>???</text:date></text:span></text:p>
        </style:region-left>
        <style:region-center>
          <text:p><text:span text:style-name="T2"><text:s/></text:span><text:span text:style-name="T2">7ª</text:span><text:span text:style-name="T2"> </text:span><text:span text:style-name="T2">REGIÃO</text:span><text:span text:style-name="T2"> </text:span><text:span text:style-name="T2">MILITAR</text:span><text:span text:style-name="T2"> </text:span><text:span text:style-name="T2">-</text:span><text:span text:style-name="T2"> </text:span><text:span text:style-name="T2">7ª</text:span><text:span text:style-name="T2"> </text:span><text:span text:style-name="T2">DIVISÃO</text:span><text:span text:style-name="T2"> </text:span><text:span text:style-name="T2">DE</text:span><text:span text:style-name="T2"> </text:span><text:span text:style-name="T2">EXÉRCITO</text:span></text:p>
          <text:p><text:span text:style-name="T2">DIVISÃO</text:span><text:span text:style-name="T2"> </text:span><text:span text:style-name="T2">DE</text:span><text:span text:style-name="T2"> </text:span><text:span text:style-name="T2">SERVIÇO</text:span><text:span text:style-name="T2"> </text:span><text:span text:style-name="T2">MILITAR</text:span><text:span text:style-name="T2"> </text:span><text:span text:style-name="T2">REGIONAL/7</text:span></text:p>
          <text:p><text:span text:style-name="T3">SEÇÃO</text:span><text:span text:style-name="T3"> </text:span><text:span text:style-name="T3">DE</text:span><text:span text:style-name="T3"> </text:span><text:span text:style-name="T3">OFICIAIS</text:span><text:span text:style-name="T3"> </text:span><text:span text:style-name="T3">E</text:span><text:span text:style-name="T3"> </text:span><text:span text:style-name="T3">SARGENTOS</text:span><text:span text:style-name="T3"> </text:span><text:span text:style-name="T3">TEMPORÁRIOS</text:span><text:span text:style-name="T3"> </text:span><text:span text:style-name="T3">-</text:span><text:span text:style-name="T3"> </text:span><text:span text:style-name="T3">SOST</text:span></text:p>
        </style:region-center>
      </style:header>
      <style:header-left style:display="false"/>
      <style:footer>
        <style:region-left>
          <text:p><text:span text:style-name="T4">Arq:</text:span><text:span text:style-name="T4"><text:s/></text:span><text:span text:style-name="T4"><text:file-name text:display="name-and-extension">???</text:file-name></text:span></text:p>
        </style:region-left>
        <style:region-center>
          <text:p><text:span text:style-name="T4">Página</text:span><text:span text:style-name="T4"> </text:span><text:span text:style-name="T4"><text:page-number>1</text:page-number></text:span><text:span text:style-name="T4"><text:s/></text:span><text:span text:style-name="T4">de</text:span><text:span text:style-name="T4"><text:s/></text:span><text:span text:style-name="T4"><text:page-count>99</text:page-count></text:span></text:p>
        </style:region-center>
        <style:region-right>
          <text:p><text:span text:style-name="T4">Plan:</text:span><text:span text:style-name="T4"><text:s/></text:span><text:span text:style-name="T4"><text:sheet-name>???</text:sheet-name></text:span></text:p>
        </style:region-right>
      </style:footer>
      <style:footer-left style:display="false"/>
    </style:master-page>
    <style:master-page style:name="mp3" style:page-layout-name="pm3">
      <style:header/>
      <style:header-left style:display="false"/>
      <style:footer>
        <text:p><text:span text:style-name="T5">Página</text:span><text:span text:style-name="T5"> </text:span><text:span text:style-name="T5"><text:page-number>1</text:page-number></text:span><text:span text:style-name="T5"><text:s/></text:span><text:span text:style-name="T5">de</text:span><text:span text:style-name="T5"><text:s/></text:span><text:span text:style-name="T5"><text:page-count>99</text:page-count></text:span></text:p>
      </style:footer>
      <style:footer-left style:display="false"/>
    </style:master-page>
    <style:master-page style:name="mp4" style:page-layout-name="pm4">
      <style:header>
        <text:p><text:span text:style-name="T6"><text:sheet-name>???</text:sheet-name></text:span></text:p>
      </style:header>
      <style:header-left style:display="false"/>
      <style:footer>
        <text:p><text:span text:style-name="T7">Página</text:span><text:span text:style-name="T7"><text:s/></text:span><text:span text:style-name="T7"><text:page-number>1</text:page-number></text:span></text:p>
      </style:footer>
      <style:footer-left style:display="false"/>
    </style:master-page>
    <style:master-page style:name="mp5" style:page-layout-name="pm5">
      <style:header>
        <text:p><text:span text:style-name="T8"><text:sheet-name>???</text:sheet-name></text:span></text:p>
      </style:header>
      <style:header-left style:display="false"/>
      <style:footer>
        <text:p><text:span text:style-name="T9">Página</text:span><text:span text:style-name="T9"><text:s/></text:span><text:span text:style-name="T9"><text:page-number>1</text:page-number></text:span></text:p>
      </style:footer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SMR_MFDV</meta:initial-creator>
    <dc:creator>virtual machine</dc:creator>
    <meta:creation-date>2014-05-26T08:35:51Z</meta:creation-date>
    <dc:date>2015-06-11T17:55:37Z</dc:date>
    <meta:editing-cycles>119</meta:editing-cycles>
    <meta:editing-duration>PT263564S</meta:editing-duration>
  </office:meta>
</office:document-meta>
</file>